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color="#4a86e8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_2" style:family="text">
      <style:text-properties fo:color="#4a86e8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_3" style:family="text">
      <style:text-properties fo:color="#4a86e8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color="#1c4587" fo:font-size="18pt" style:font-size-asian="18pt" style:font-size-complex="18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>
      <style:text-properties fo:font-style="italic" style:font-style-asian="italic" style:font-style-complex="italic"/>
    </style:style>
    <style:style style:name="T9_2" style:family="text"/>
    <style:style style:name="T9_3" style:family="text">
      <style:text-properties fo:font-style="italic" style:font-style-asian="italic" style:font-style-complex="italic"/>
    </style:style>
    <style:style style:name="T9_4" style:family="text">
      <style:text-properties fo:font-style="italic" style:font-style-asian="italic" style:font-style-complex="italic"/>
    </style:style>
    <style:style style:name="T9_5" style:family="text">
      <style:text-properties fo:font-style="italic" style:font-style-asian="italic" style:font-style-complex="italic"/>
    </style:style>
    <style:style style:name="T9_6" style:family="text">
      <style:text-properties fo:font-style="italic" style:font-style-asian="italic" style:font-style-complex="italic"/>
    </style:style>
    <style:style style:name="T9_7" style:family="text">
      <style:text-properties fo:font-style="italic" style:font-style-asian="italic" style:font-style-complex="italic"/>
    </style:style>
    <style:style style:name="T9_8" style:family="text">
      <style:text-properties fo:font-style="italic" style:font-style-asian="italic" style:font-style-complex="italic"/>
    </style:style>
    <style:style style:name="T9_9" style:family="text">
      <style:text-properties fo:font-style="italic" style:font-style-asian="italic" style:font-style-complex="italic"/>
    </style:style>
    <style:style style:name="T9_10" style:family="text">
      <style:text-properties fo:font-style="italic" style:font-style-asian="italic" style:font-style-complex="italic"/>
    </style:style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P10" style:family="paragraph" style:parent-style-name="Standard">
      <style:paragraph-properties fo:break-before="auto" fo:line-height="115%" fo:margin-top="0cm" fo:margin-bottom="0cm" style:writing-mode="lr-tb"/>
    </style:style>
    <style:style style:name="T10_1" style:family="text">
      <style:text-properties fo:font-style="italic" style:font-style-asian="italic" style:font-style-complex="italic"/>
    </style:style>
    <style:style style:name="T10_2" style:family="text">
      <style:text-properties fo:font-style="italic" style:font-style-asian="italic" style:font-style-complex="italic"/>
    </style:style>
    <style:style style:name="T10_3" style:family="text">
      <style:text-properties fo:font-style="italic" style:font-style-asian="italic" style:font-style-complex="italic"/>
    </style:style>
    <style:style style:name="T10_4" style:family="text">
      <style:text-properties fo:font-style="italic" style:font-style-asian="italic" style:font-style-complex="italic"/>
    </style:style>
    <style:style style:name="T10_5" style:family="text">
      <style:text-properties fo:font-style="italic" style:font-style-asian="italic" style:font-style-complex="italic"/>
    </style:style>
    <style:style style:name="T10_6" style:family="text">
      <style:text-properties fo:font-style="italic" style:font-style-asian="italic" style:font-style-complex="italic"/>
    </style:style>
    <style:style style:name="T10_7" style:family="text">
      <style:text-properties fo:font-style="italic" style:font-style-asian="italic" style:font-style-complex="italic"/>
    </style:style>
    <style:style style:name="T10_8" style:family="text">
      <style:text-properties fo:font-style="italic" style:font-style-asian="italic" style:font-style-complex="italic"/>
    </style:style>
    <style:style style:name="T10_9" style:family="text">
      <style:text-properties fo:font-style="italic" style:font-style-asian="italic" style:font-style-complex="italic"/>
    </style:style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12_2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12_3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12_4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12_5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size="17pt" style:font-size-asian="17pt" style:font-size-complex="17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/>
    <style:style style:name="Cell1" style:family="table-cell">
      <style:table-cell-properties fo:background-color="#6d9eeb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fo:background-color="#6d9eeb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39_2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39_3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39_4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39_5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39_6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39_7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39_8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39_9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  <style:text-properties fo:font-size="17pt" style:font-size-asian="17pt" style:font-size-complex="17pt"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T41_85" style:family="text"/>
    <style:style style:name="T41_86" style:family="text"/>
    <style:style style:name="T41_87" style:family="text"/>
    <style:style style:name="T41_88" style:family="text"/>
    <style:style style:name="T41_89" style:family="text"/>
    <style:style style:name="T41_90" style:family="text"/>
    <style:style style:name="T41_91" style:family="text"/>
    <style:style style:name="T41_92" style:family="text"/>
    <style:style style:name="T41_93" style:family="text"/>
    <style:style style:name="T41_94" style:family="text"/>
    <style:style style:name="T41_95" style:family="text"/>
    <style:style style:name="T41_96" style:family="text"/>
    <style:style style:name="T41_97" style:family="text"/>
    <style:style style:name="T41_98" style:family="text"/>
    <style:style style:name="T41_99" style:family="text"/>
    <style:style style:name="T41_100" style:family="text"/>
    <style:style style:name="T41_101" style:family="text"/>
    <style:style style:name="T41_102" style:family="text"/>
    <style:style style:name="T41_103" style:family="text"/>
    <style:style style:name="T41_104" style:family="text"/>
    <style:style style:name="T41_105" style:family="text"/>
    <style:style style:name="T41_106" style:family="text"/>
    <style:style style:name="T41_107" style:family="text"/>
    <style:style style:name="T41_108" style:family="text"/>
    <style:style style:name="T41_109" style:family="text"/>
    <style:style style:name="T41_110" style:family="text"/>
    <style:style style:name="T41_111" style:family="text"/>
    <style:style style:name="T41_112" style:family="text"/>
    <style:style style:name="T41_113" style:family="text"/>
    <style:style style:name="T41_114" style:family="text"/>
    <style:style style:name="T41_115" style:family="text"/>
    <style:style style:name="T41_116" style:family="text"/>
    <style:style style:name="T41_117" style:family="text"/>
    <style:style style:name="T41_118" style:family="text"/>
    <style:style style:name="T41_119" style:family="text"/>
    <style:style style:name="T41_120" style:family="text"/>
    <style:style style:name="T41_121" style:family="text"/>
    <style:style style:name="T41_122" style:family="text"/>
    <style:style style:name="T41_123" style:family="text"/>
    <style:style style:name="T41_124" style:family="text"/>
    <style:style style:name="T41_125" style:family="text"/>
    <style:style style:name="T41_126" style:family="text"/>
    <style:style style:name="T41_127" style:family="text"/>
    <style:style style:name="T41_128" style:family="text"/>
    <style:style style:name="T41_129" style:family="text"/>
    <style:style style:name="T41_130" style:family="text"/>
    <style:style style:name="T41_131" style:family="text"/>
    <style:style style:name="T41_132" style:family="text"/>
    <style:style style:name="T41_133" style:family="text"/>
    <style:style style:name="T41_134" style:family="text"/>
    <style:style style:name="T41_135" style:family="text"/>
    <style:style style:name="T41_136" style:family="text"/>
    <style:style style:name="T41_137" style:family="text"/>
    <style:style style:name="T41_138" style:family="text"/>
    <style:style style:name="T41_139" style:family="text"/>
    <style:style style:name="T41_140" style:family="text"/>
    <style:style style:name="T41_141" style:family="text"/>
    <style:style style:name="T41_142" style:family="text"/>
    <style:style style:name="T41_143" style:family="text"/>
    <style:style style:name="T41_144" style:family="text"/>
    <style:style style:name="T41_145" style:family="text"/>
    <style:style style:name="T41_146" style:family="text"/>
    <style:style style:name="T41_147" style:family="text"/>
    <style:style style:name="T41_148" style:family="text"/>
    <style:style style:name="T41_149" style:family="text"/>
    <style:style style:name="T41_150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47_2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47_3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47_4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47_5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47_6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47_7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47_8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47_9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47_10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47_11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47_12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47_13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47_14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47_15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47_16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47_17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style:writing-mode="lr-tb"/>
      <style:text-properties fo:font-size="17pt" style:font-size-asian="17pt" style:font-size-complex="17pt" fo:font-weight="bold" style:font-weight-asian="bold" style:font-weight-complex="bold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P52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cm"/>
    </style:style>
    <style:style style:name="Column3" style:family="table-column">
      <style:table-column-properties style:column-width="4.604cm"/>
    </style:style>
    <style:style style:name="Column4" style:family="table-column">
      <style:table-column-properties style:column-width="11.906cm"/>
    </style:style>
    <style:style style:name="Row10" style:family="table-row"/>
    <style:style style:name="Cell19" style:family="table-cell">
      <style:table-cell-properties fo:background-color="#6d9eeb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" style:family="table-cell">
      <style:table-cell-properties fo:background-color="#6d9eeb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73_2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73_3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73_4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73_5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73_6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73_7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73_8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73_9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73_10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73_11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73_12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73_13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P74" style:family="paragraph" style:parent-style-name="Standard">
      <style:paragraph-properties fo:break-before="auto" fo:line-height="115%" style:writing-mode="lr-tb"/>
      <style:text-properties fo:font-size="13pt" style:font-size-asian="13pt" style:font-size-complex="13pt" fo:font-weight="bold" style:font-weight-asian="bold" style:font-weight-complex="bold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T75_67" style:family="text"/>
    <style:style style:name="T75_68" style:family="text"/>
    <style:style style:name="T75_69" style:family="text"/>
    <style:style style:name="T75_70" style:family="text"/>
    <style:style style:name="T75_71" style:family="text"/>
    <style:style style:name="T75_72" style:family="text"/>
    <style:style style:name="T75_73" style:family="text"/>
    <style:style style:name="T75_74" style:family="text"/>
    <style:style style:name="T75_75" style:family="text"/>
    <style:style style:name="T75_76" style:family="text"/>
    <style:style style:name="T75_77" style:family="text"/>
    <style:style style:name="T75_78" style:family="text"/>
    <style:style style:name="T75_79" style:family="text"/>
    <style:style style:name="T75_80" style:family="text"/>
    <style:style style:name="T75_81" style:family="text"/>
    <style:style style:name="T75_82" style:family="text"/>
    <style:style style:name="T75_83" style:family="text"/>
    <style:style style:name="T75_84" style:family="text"/>
    <style:style style:name="T75_85" style:family="text"/>
    <style:style style:name="T75_86" style:family="text"/>
    <style:style style:name="T75_87" style:family="text"/>
    <style:style style:name="T75_88" style:family="text"/>
    <style:style style:name="T75_89" style:family="text"/>
    <style:style style:name="T75_90" style:family="text"/>
    <style:style style:name="T75_91" style:family="text"/>
    <style:style style:name="T75_92" style:family="text"/>
    <style:style style:name="T75_93" style:family="text"/>
    <style:style style:name="T75_94" style:family="text"/>
    <style:style style:name="T75_95" style:family="text"/>
    <style:style style:name="T75_96" style:family="text"/>
    <style:style style:name="T75_97" style:family="text"/>
    <style:style style:name="T75_98" style:family="text"/>
    <style:style style:name="T75_99" style:family="text"/>
    <style:style style:name="T75_100" style:family="text"/>
    <style:style style:name="T75_101" style:family="text"/>
    <style:style style:name="T75_102" style:family="text"/>
    <style:style style:name="T75_103" style:family="text"/>
    <style:style style:name="T75_104" style:family="text"/>
    <style:style style:name="T75_105" style:family="text"/>
    <style:style style:name="T75_106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P79" style:family="paragraph" style:parent-style-name="Standard">
      <style:paragraph-properties fo:break-before="auto" fo:line-height="115%" style:writing-mode="lr-tb"/>
      <style:text-properties fo:font-size="17pt" style:font-size-asian="17pt" style:font-size-complex="17pt" fo:font-weight="bold" style:font-weight-asian="bold" style:font-weight-complex="bold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T80_59" style:family="text"/>
    <style:style style:name="T80_60" style:family="text"/>
    <style:style style:name="T80_61" style:family="text"/>
    <style:style style:name="T80_62" style:family="text"/>
    <style:style style:name="T80_63" style:family="text"/>
    <style:style style:name="T80_64" style:family="text"/>
    <style:style style:name="T80_65" style:family="text"/>
    <style:style style:name="T80_66" style:family="text"/>
    <style:style style:name="T80_67" style:family="text"/>
    <style:style style:name="T80_68" style:family="text"/>
    <style:style style:name="T80_69" style:family="text"/>
    <style:style style:name="T80_70" style:family="text"/>
    <style:style style:name="T80_71" style:family="text"/>
    <style:style style:name="T80_72" style:family="text"/>
    <style:style style:name="T80_73" style:family="text"/>
    <style:style style:name="T80_74" style:family="text"/>
    <style:style style:name="T80_75" style:family="text"/>
    <style:style style:name="T80_76" style:family="text"/>
    <style:style style:name="T80_77" style:family="text"/>
    <style:style style:name="T80_78" style:family="text"/>
    <style:style style:name="T80_79" style:family="text"/>
    <style:style style:name="T80_80" style:family="text"/>
    <style:style style:name="T80_81" style:family="text"/>
    <style:style style:name="T80_82" style:family="text"/>
    <style:style style:name="T80_83" style:family="text"/>
    <style:style style:name="T80_84" style:family="text"/>
    <style:style style:name="T80_85" style:family="text"/>
    <style:style style:name="T80_86" style:family="text"/>
    <style:style style:name="T80_87" style:family="text"/>
    <style:style style:name="T80_88" style:family="text"/>
    <style:style style:name="T80_89" style:family="text"/>
    <style:style style:name="T80_90" style:family="text"/>
    <style:style style:name="T80_91" style:family="text"/>
    <style:style style:name="T80_92" style:family="text"/>
    <style:style style:name="T80_93" style:family="text"/>
    <style:style style:name="T80_94" style:family="text"/>
    <style:style style:name="T80_95" style:family="text"/>
    <style:style style:name="T80_96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/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/>
    <style:style style:name="T83_71" style:family="text"/>
    <style:style style:name="T83_72" style:family="text"/>
    <style:style style:name="T83_73" style:family="text"/>
    <style:style style:name="T83_74" style:family="text"/>
    <style:style style:name="T83_75" style:family="text"/>
    <style:style style:name="T83_76" style:family="text"/>
    <style:style style:name="T83_77" style:family="text"/>
    <style:style style:name="T83_78" style:family="text"/>
    <style:style style:name="T83_79" style:family="text"/>
    <style:style style:name="T83_80" style:family="text"/>
    <style:style style:name="T83_81" style:family="text"/>
    <style:style style:name="T83_82" style:family="text"/>
    <style:style style:name="T83_83" style:family="text"/>
    <style:style style:name="T83_84" style:family="text"/>
    <style:style style:name="T83_85" style:family="text"/>
    <style:style style:name="T83_86" style:family="text"/>
    <style:style style:name="T83_87" style:family="text"/>
    <style:style style:name="T83_88" style:family="text"/>
    <style:style style:name="T83_89" style:family="text"/>
    <style:style style:name="T83_90" style:family="text"/>
    <style:style style:name="P84" style:family="paragraph" style:parent-style-name="Standard">
      <style:paragraph-properties fo:break-before="auto" fo:line-height="115%" fo:margin-top="0cm" fo:margin-bottom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T84_65" style:family="text"/>
    <style:style style:name="T84_66" style:family="text"/>
    <style:style style:name="T84_67" style:family="text"/>
    <style:style style:name="T84_68" style:family="text"/>
    <style:style style:name="T84_69" style:family="text"/>
    <style:style style:name="T84_70" style:family="text"/>
    <style:style style:name="T84_71" style:family="text"/>
    <style:style style:name="T84_72" style:family="text"/>
    <style:style style:name="T84_73" style:family="text"/>
    <style:style style:name="T84_74" style:family="text"/>
    <style:style style:name="T84_75" style:family="text"/>
    <style:style style:name="T84_76" style:family="text"/>
    <style:style style:name="T84_77" style:family="text"/>
    <style:style style:name="T84_78" style:family="text"/>
    <style:style style:name="T84_79" style:family="text"/>
    <style:style style:name="T84_80" style:family="text"/>
    <style:style style:name="T84_81" style:family="text"/>
    <style:style style:name="T84_82" style:family="text"/>
    <style:style style:name="T84_83" style:family="text"/>
    <style:style style:name="T84_84" style:family="text"/>
    <style:style style:name="T84_85" style:family="text"/>
    <style:style style:name="T84_86" style:family="text"/>
    <style:style style:name="T84_87" style:family="text"/>
    <style:style style:name="T84_88" style:family="text"/>
    <style:style style:name="T84_89" style:family="text"/>
    <style:style style:name="T84_90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Heading_20_1">
      <style:paragraph-properties fo:break-before="auto" fo:line-height="130%" fo:margin-bottom="0.212cm" style:writing-mode="lr-tb"/>
    </style:style>
    <style:style style:name="T88_1" style:family="text">
      <style:text-properties fo:color="#660000"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88_2" style:family="text">
      <style:text-properties fo:color="#660000"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88_3" style:family="text">
      <style:text-properties fo:color="#660000"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88_4" style:family="text">
      <style:text-properties fo:color="#660000"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88_5" style:family="text">
      <style:text-properties fo:color="#660000"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88_6" style:family="text">
      <style:text-properties fo:color="#660000"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88_7" style:family="text">
      <style:text-properties fo:color="#660000"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>
      <style:text-properties fo:font-style="italic" style:font-style-asian="italic" style:font-style-complex="italic"/>
    </style:style>
    <style:style style:name="T89_18" style:family="text"/>
    <style:style style:name="T89_19" style:family="text">
      <style:text-properties fo:font-style="italic" style:font-style-asian="italic" style:font-style-complex="italic"/>
    </style:style>
    <style:style style:name="T89_20" style:family="text">
      <style:text-properties fo:font-style="italic" style:font-style-asian="italic" style:font-style-complex="italic"/>
    </style:style>
    <style:style style:name="T89_21" style:family="text">
      <style:text-properties fo:font-style="italic" style:font-style-asian="italic" style:font-style-complex="italic"/>
    </style:style>
    <style:style style:name="T89_22" style:family="text">
      <style:text-properties fo:font-style="italic" style:font-style-asian="italic" style:font-style-complex="italic"/>
    </style:style>
    <style:style style:name="T89_23" style:family="text"/>
    <style:style style:name="T89_24" style:family="text"/>
    <style:style style:name="T89_25" style:family="text"/>
    <style:style style:name="T89_26" style:family="text">
      <style:text-properties fo:font-style="italic" style:font-style-asian="italic" style:font-style-complex="italic"/>
    </style:style>
    <style:style style:name="T89_27" style:family="text"/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>
      <style:text-properties fo:color="#660000"/>
    </style:style>
    <style:style style:name="T90_2" style:family="text">
      <style:text-properties fo:color="#660000"/>
    </style:style>
    <style:style style:name="T90_3" style:family="text">
      <style:text-properties fo:font-style="italic" style:font-style-asian="italic" style:font-style-complex="italic" fo:color="#660000"/>
    </style:style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>
      <style:text-properties fo:color="#660000"/>
    </style:style>
    <style:style style:name="T91_2" style:family="text">
      <style:text-properties fo:color="#660000"/>
    </style:style>
    <style:style style:name="T91_3" style:family="text">
      <style:text-properties fo:color="#660000"/>
    </style:style>
    <style:style style:name="T91_4" style:family="text">
      <style:text-properties fo:color="#660000"/>
    </style:style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P92" style:family="paragraph" style:parent-style-name="Standard">
      <style:paragraph-properties fo:break-before="auto" fo:line-height="115%" fo:margin-top="0cm" fo:margin-bottom="0cm" style:writing-mode="lr-tb"/>
    </style:style>
    <style:style style:name="T92_1" style:family="text">
      <style:text-properties fo:color="#660000"/>
    </style:style>
    <style:style style:name="T92_2" style:family="text">
      <style:text-properties fo:color="#660000"/>
    </style:style>
    <style:style style:name="T92_3" style:family="text">
      <style:text-properties fo:color="#660000"/>
    </style:style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T92_56" style:family="text"/>
    <style:style style:name="T92_57" style:family="text"/>
    <style:style style:name="T92_58" style:family="text"/>
    <style:style style:name="T92_59" style:family="text"/>
    <style:style style:name="T92_60" style:family="text"/>
    <style:style style:name="T92_61" style:family="text"/>
    <style:style style:name="T92_62" style:family="text"/>
    <style:style style:name="T92_63" style:family="text"/>
    <style:style style:name="T92_64" style:family="text"/>
    <style:style style:name="T92_65" style:family="text"/>
    <style:style style:name="T92_66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T93_51" style:family="text"/>
    <style:style style:name="T93_52" style:family="text"/>
    <style:style style:name="T93_53" style:family="text"/>
    <style:style style:name="T93_54" style:family="text"/>
    <style:style style:name="T93_55" style:family="text"/>
    <style:style style:name="T93_56" style:family="text"/>
    <style:style style:name="T93_57" style:family="text"/>
    <style:style style:name="T93_58" style:family="text"/>
    <style:style style:name="T93_59" style:family="text"/>
    <style:style style:name="T93_60" style:family="text"/>
    <style:style style:name="T93_61" style:family="text"/>
    <style:style style:name="T93_62" style:family="text"/>
    <style:style style:name="T93_63" style:family="text"/>
    <style:style style:name="T93_64" style:family="text"/>
    <style:style style:name="T93_65" style:family="text"/>
    <style:style style:name="T93_66" style:family="text"/>
    <style:style style:name="T93_67" style:family="text"/>
    <style:style style:name="T93_68" style:family="text"/>
    <style:style style:name="T93_69" style:family="text"/>
    <style:style style:name="T93_70" style:family="text"/>
    <style:style style:name="T93_71" style:family="text"/>
    <style:style style:name="T93_72" style:family="text"/>
    <style:style style:name="T93_73" style:family="text"/>
    <style:style style:name="T93_74" style:family="text"/>
    <style:style style:name="P94" style:family="paragraph" style:parent-style-name="Standard">
      <style:paragraph-properties fo:break-before="auto" fo:line-height="115%" style:writing-mode="lr-tb"/>
      <style:text-properties fo:color="#660000"/>
    </style:style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>
      <style:text-properties fo:color="#660000" style:text-underline-style="solid" style:text-underline-color="font-color"/>
    </style:style>
    <style:style style:name="T95_2" style:family="text">
      <style:text-properties fo:color="#660000" style:text-underline-style="solid" style:text-underline-color="font-color"/>
    </style:style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/>
    <style:style style:name="T95_45" style:family="text"/>
    <style:style style:name="T95_46" style:family="text"/>
    <style:style style:name="T95_47" style:family="text"/>
    <style:style style:name="T95_48" style:family="text"/>
    <style:style style:name="T95_49" style:family="text"/>
    <style:style style:name="T95_50" style:family="text"/>
    <style:style style:name="T95_51" style:family="text"/>
    <style:style style:name="T95_52" style:family="text"/>
    <style:style style:name="T95_53" style:family="text"/>
    <style:style style:name="T95_54" style:family="text"/>
    <style:style style:name="T95_55" style:family="text"/>
    <style:style style:name="T95_56" style:family="text"/>
    <style:style style:name="T95_57" style:family="text"/>
    <style:style style:name="T95_58" style:family="text"/>
    <style:style style:name="T95_59" style:family="text"/>
    <style:style style:name="T95_60" style:family="text"/>
    <style:style style:name="T95_61" style:family="text"/>
    <style:style style:name="T95_62" style:family="text"/>
    <style:style style:name="T95_63" style:family="text"/>
    <style:style style:name="T95_64" style:family="text"/>
    <style:style style:name="T95_65" style:family="text"/>
    <style:style style:name="T95_66" style:family="text"/>
    <style:style style:name="T95_67" style:family="text"/>
    <style:style style:name="T95_68" style:family="text"/>
    <style:style style:name="T95_69" style:family="text"/>
    <style:style style:name="T95_70" style:family="text"/>
    <style:style style:name="T95_71" style:family="text"/>
    <style:style style:name="T95_72" style:family="text"/>
    <style:style style:name="T95_73" style:family="text"/>
    <style:style style:name="T95_74" style:family="text"/>
    <style:style style:name="T95_75" style:family="text"/>
    <style:style style:name="T95_76" style:family="text"/>
    <style:style style:name="T95_77" style:family="text"/>
    <style:style style:name="T95_78" style:family="text"/>
    <style:style style:name="T95_79" style:family="text"/>
    <style:style style:name="T95_80" style:family="text"/>
    <style:style style:name="T95_81" style:family="text"/>
    <style:style style:name="T95_82" style:family="text"/>
    <style:style style:name="T95_83" style:family="text"/>
    <style:style style:name="T95_84" style:family="text"/>
    <style:style style:name="T95_85" style:family="text"/>
    <style:style style:name="T95_86" style:family="text"/>
    <style:style style:name="T95_87" style:family="text"/>
    <style:style style:name="T95_88" style:family="text"/>
    <style:style style:name="T95_89" style:family="text"/>
    <style:style style:name="T95_90" style:family="text"/>
    <style:style style:name="T95_91" style:family="text"/>
    <style:style style:name="T95_92" style:family="text"/>
    <style:style style:name="T95_93" style:family="text"/>
    <style:style style:name="T95_94" style:family="text"/>
    <style:style style:name="T95_95" style:family="text"/>
    <style:style style:name="P96" style:family="paragraph" style:parent-style-name="Standard">
      <style:paragraph-properties fo:break-before="auto" fo:line-height="115%" fo:margin-top="0cm" fo:margin-bottom="0cm" style:writing-mode="lr-tb"/>
    </style:style>
    <style:style style:name="T96_1" style:family="text">
      <style:text-properties fo:color="#660000" style:text-underline-style="solid" style:text-underline-color="font-color"/>
    </style:style>
    <style:style style:name="T96_2" style:family="text">
      <style:text-properties fo:color="#660000" style:text-underline-style="solid" style:text-underline-color="font-color"/>
    </style:style>
    <style:style style:name="T96_3" style:family="text">
      <style:text-properties fo:color="#660000" style:text-underline-style="solid" style:text-underline-color="font-color"/>
    </style:style>
    <style:style style:name="T96_4" style:family="text">
      <style:text-properties fo:color="#660000" style:text-underline-style="solid" style:text-underline-color="font-color"/>
    </style:style>
    <style:style style:name="T96_5" style:family="text">
      <style:text-properties fo:color="#660000" style:text-underline-style="solid" style:text-underline-color="font-color"/>
    </style:style>
    <style:style style:name="T96_6" style:family="text">
      <style:text-properties fo:color="#660000" style:text-underline-style="solid" style:text-underline-color="font-color"/>
    </style:style>
    <style:style style:name="T96_7" style:family="text">
      <style:text-properties fo:color="#660000"/>
    </style:style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T98_54" style:family="text"/>
    <style:style style:name="T98_55" style:family="text"/>
    <style:style style:name="T98_56" style:family="text"/>
    <style:style style:name="T98_57" style:family="text"/>
    <style:style style:name="T98_58" style:family="text"/>
    <style:style style:name="T98_59" style:family="text"/>
    <style:style style:name="T98_60" style:family="text"/>
    <style:style style:name="T98_61" style:family="text"/>
    <style:style style:name="T98_62" style:family="text"/>
    <style:style style:name="T98_63" style:family="text"/>
    <style:style style:name="T98_64" style:family="text"/>
    <style:style style:name="T98_65" style:family="text"/>
    <style:style style:name="T98_66" style:family="text"/>
    <style:style style:name="T98_67" style:family="text"/>
    <style:style style:name="T98_68" style:family="text"/>
    <style:style style:name="T98_69" style:family="text"/>
    <style:style style:name="T98_70" style:family="text"/>
    <style:style style:name="T98_71" style:family="text"/>
    <style:style style:name="T98_72" style:family="text"/>
    <style:style style:name="T98_73" style:family="text"/>
    <style:style style:name="T98_74" style:family="text"/>
    <style:style style:name="T98_75" style:family="text"/>
    <style:style style:name="T98_76" style:family="text"/>
    <style:style style:name="T98_77" style:family="text"/>
    <style:style style:name="T98_78" style:family="text"/>
    <style:style style:name="T98_79" style:family="text"/>
    <style:style style:name="T98_80" style:family="text"/>
    <style:style style:name="T98_81" style:family="text"/>
    <style:style style:name="T98_82" style:family="text"/>
    <style:style style:name="T98_83" style:family="text"/>
    <style:style style:name="T98_84" style:family="text"/>
    <style:style style:name="T98_85" style:family="text"/>
    <style:style style:name="T98_86" style:family="text"/>
    <style:style style:name="T98_87" style:family="text"/>
    <style:style style:name="T98_88" style:family="text"/>
    <style:style style:name="T98_89" style:family="text"/>
    <style:style style:name="T98_90" style:family="text"/>
    <style:style style:name="T98_91" style:family="text"/>
    <style:style style:name="T98_92" style:family="text"/>
    <style:style style:name="T98_93" style:family="text"/>
    <style:style style:name="T98_94" style:family="text"/>
    <style:style style:name="T98_95" style:family="text"/>
    <style:style style:name="T98_96" style:family="text"/>
    <style:style style:name="T98_97" style:family="text"/>
    <style:style style:name="T98_98" style:family="text"/>
    <style:style style:name="T98_99" style:family="text"/>
    <style:style style:name="T98_100" style:family="text"/>
    <style:style style:name="T98_101" style:family="text"/>
    <style:style style:name="T98_102" style:family="text"/>
    <style:style style:name="T98_103" style:family="text"/>
    <style:style style:name="T98_104" style:family="text"/>
    <style:style style:name="T98_105" style:family="text"/>
    <style:style style:name="T98_106" style:family="text"/>
    <style:style style:name="T98_107" style:family="text"/>
    <style:style style:name="T98_108" style:family="text"/>
    <style:style style:name="T98_109" style:family="text"/>
    <style:style style:name="T98_110" style:family="text"/>
    <style:style style:name="T98_111" style:family="text"/>
    <style:style style:name="T98_112" style:family="text"/>
    <style:style style:name="T98_113" style:family="text"/>
    <style:style style:name="T98_114" style:family="text"/>
    <style:style style:name="T98_115" style:family="text"/>
    <style:style style:name="T98_116" style:family="text"/>
    <style:style style:name="T98_117" style:family="text"/>
    <style:style style:name="T98_118" style:family="text"/>
    <style:style style:name="T98_119" style:family="text"/>
    <style:style style:name="T98_120" style:family="text"/>
    <style:style style:name="T98_121" style:family="text"/>
    <style:style style:name="T98_122" style:family="text"/>
    <style:style style:name="T98_123" style:family="text"/>
    <style:style style:name="T98_124" style:family="text"/>
    <style:style style:name="T98_125" style:family="text"/>
    <style:style style:name="T98_126" style:family="text"/>
    <style:style style:name="T98_127" style:family="text"/>
    <style:style style:name="T98_128" style:family="text"/>
    <style:style style:name="T98_129" style:family="text"/>
    <style:style style:name="T98_130" style:family="text"/>
    <style:style style:name="T98_131" style:family="text"/>
    <style:style style:name="T98_132" style:family="text"/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fo:color="#660000" fo:font-size="17pt" style:font-size-asian="17pt" style:font-size-complex="17pt" fo:font-weight="bold" style:font-weight-asian="bold" style:font-weight-complex="bold"/>
    </style:style>
    <style:style style:name="P103" style:family="paragraph" style:parent-style-name="Standard">
      <style:paragraph-properties fo:break-before="auto" fo:line-height="115%" style:writing-mode="lr-tb"/>
      <style:text-properties fo:font-size="17pt" style:font-size-asian="17pt" style:font-size-complex="17pt" fo:font-weight="bold" style:font-weight-asian="bold" style:font-weight-complex="bold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T104_52" style:family="text"/>
    <style:style style:name="T104_53" style:family="text"/>
    <style:style style:name="T104_54" style:family="text"/>
    <style:style style:name="T104_55" style:family="text"/>
    <style:style style:name="T104_56" style:family="text"/>
    <style:style style:name="T104_57" style:family="text"/>
    <style:style style:name="T104_58" style:family="text"/>
    <style:style style:name="T104_59" style:family="text"/>
    <style:style style:name="T104_60" style:family="text"/>
    <style:style style:name="T104_61" style:family="text"/>
    <style:style style:name="T104_62" style:family="text"/>
    <style:style style:name="T104_63" style:family="text"/>
    <style:style style:name="T104_64" style:family="text"/>
    <style:style style:name="T104_65" style:family="text"/>
    <style:style style:name="T104_66" style:family="text"/>
    <style:style style:name="T104_67" style:family="text"/>
    <style:style style:name="T104_68" style:family="text"/>
    <style:style style:name="T104_69" style:family="text"/>
    <style:style style:name="T104_70" style:family="text"/>
    <style:style style:name="T104_71" style:family="text"/>
    <style:style style:name="T104_72" style:family="text"/>
    <style:style style:name="T104_73" style:family="text"/>
    <style:style style:name="T104_74" style:family="text"/>
    <style:style style:name="T104_75" style:family="text"/>
    <style:style style:name="T104_76" style:family="text"/>
    <style:style style:name="T104_77" style:family="text"/>
    <style:style style:name="T104_78" style:family="text"/>
    <style:style style:name="T104_79" style:family="text"/>
    <style:style style:name="T104_80" style:family="text"/>
    <style:style style:name="T104_81" style:family="text"/>
    <style:style style:name="T104_82" style:family="text"/>
    <style:style style:name="T104_83" style:family="text"/>
    <style:style style:name="T104_84" style:family="text"/>
    <style:style style:name="T104_85" style:family="text"/>
    <style:style style:name="T104_86" style:family="text"/>
    <style:style style:name="T104_87" style:family="text"/>
    <style:style style:name="T104_88" style:family="text"/>
    <style:style style:name="T104_89" style:family="text"/>
    <style:style style:name="T104_90" style:family="text"/>
    <style:style style:name="T104_91" style:family="text"/>
    <style:style style:name="T104_92" style:family="text"/>
    <style:style style:name="T104_93" style:family="text"/>
    <style:style style:name="T104_94" style:family="text"/>
    <style:style style:name="T104_95" style:family="text"/>
    <style:style style:name="T104_96" style:family="text"/>
    <style:style style:name="T104_97" style:family="text"/>
    <style:style style:name="T104_98" style:family="text"/>
    <style:style style:name="T104_99" style:family="text"/>
    <style:style style:name="T104_100" style:family="text"/>
    <style:style style:name="T104_101" style:family="text"/>
    <style:style style:name="T104_102" style:family="text"/>
    <style:style style:name="T104_103" style:family="text"/>
    <style:style style:name="T104_104" style:family="text"/>
    <style:style style:name="T104_105" style:family="text"/>
    <style:style style:name="T104_106" style:family="text"/>
    <style:style style:name="T104_107" style:family="text"/>
    <style:style style:name="T104_108" style:family="text"/>
    <style:style style:name="T104_109" style:family="text"/>
    <style:style style:name="T104_110" style:family="text"/>
    <style:style style:name="T104_111" style:family="text"/>
    <style:style style:name="T104_112" style:family="text"/>
    <style:style style:name="T104_113" style:family="text"/>
    <style:style style:name="T104_114" style:family="text"/>
    <style:style style:name="T104_115" style:family="text"/>
    <style:style style:name="T104_116" style:family="text"/>
    <style:style style:name="T104_117" style:family="text"/>
    <style:style style:name="T104_118" style:family="text"/>
    <style:style style:name="T104_119" style:family="text"/>
    <style:style style:name="T104_120" style:family="text"/>
    <style:style style:name="T104_121" style:family="text"/>
    <style:style style:name="T104_122" style:family="text"/>
    <style:style style:name="T104_123" style:family="text"/>
    <style:style style:name="T104_124" style:family="text"/>
    <style:style style:name="T104_125" style:family="text"/>
    <style:style style:name="T104_126" style:family="text"/>
    <style:style style:name="T104_127" style:family="text"/>
    <style:style style:name="T104_128" style:family="text"/>
    <style:style style:name="T104_129" style:family="text"/>
    <style:style style:name="T104_130" style:family="text"/>
    <style:style style:name="T104_131" style:family="text"/>
    <style:style style:name="T104_132" style:family="text"/>
    <style:style style:name="T104_133" style:family="text"/>
    <style:style style:name="T104_134" style:family="text"/>
    <style:style style:name="T104_135" style:family="text"/>
    <style:style style:name="T104_136" style:family="text"/>
    <style:style style:name="T104_137" style:family="text"/>
    <style:style style:name="T104_138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T105_45" style:family="text"/>
    <style:style style:name="T105_46" style:family="text"/>
    <style:style style:name="T105_47" style:family="text"/>
    <style:style style:name="T105_48" style:family="text"/>
    <style:style style:name="T105_49" style:family="text"/>
    <style:style style:name="T105_50" style:family="text"/>
    <style:style style:name="T105_51" style:family="text"/>
    <style:style style:name="T105_52" style:family="text"/>
    <style:style style:name="T105_53" style:family="text"/>
    <style:style style:name="T105_54" style:family="text"/>
    <style:style style:name="T105_55" style:family="text"/>
    <style:style style:name="T105_56" style:family="text"/>
    <style:style style:name="T105_57" style:family="text"/>
    <style:style style:name="T105_58" style:family="text"/>
    <style:style style:name="T105_59" style:family="text"/>
    <style:style style:name="T105_60" style:family="text"/>
    <style:style style:name="T105_61" style:family="text"/>
    <style:style style:name="T105_62" style:family="text"/>
    <style:style style:name="T105_63" style:family="text"/>
    <style:style style:name="T105_64" style:family="text"/>
    <style:style style:name="T105_65" style:family="text"/>
    <style:style style:name="T105_66" style:family="text"/>
    <style:style style:name="T105_67" style:family="text"/>
    <style:style style:name="T105_68" style:family="text"/>
    <style:style style:name="T105_69" style:family="text"/>
    <style:style style:name="T105_70" style:family="text"/>
    <style:style style:name="T105_71" style:family="text"/>
    <style:style style:name="T105_72" style:family="text"/>
    <style:style style:name="T105_73" style:family="text"/>
    <style:style style:name="T105_74" style:family="text"/>
    <style:style style:name="T105_75" style:family="text"/>
    <style:style style:name="T105_76" style:family="text"/>
    <style:style style:name="T105_77" style:family="text"/>
    <style:style style:name="T105_78" style:family="text"/>
    <style:style style:name="T105_79" style:family="text"/>
    <style:style style:name="T105_80" style:family="text"/>
    <style:style style:name="T105_81" style:family="text"/>
    <style:style style:name="T105_82" style:family="text"/>
    <style:style style:name="T105_83" style:family="text"/>
    <style:style style:name="T105_84" style:family="text"/>
    <style:style style:name="T105_85" style:family="text"/>
    <style:style style:name="T105_86" style:family="text"/>
    <style:style style:name="T105_87" style:family="text"/>
    <style:style style:name="T105_88" style:family="text"/>
    <style:style style:name="T105_89" style:family="text"/>
    <style:style style:name="T105_90" style:family="text"/>
    <style:style style:name="T105_91" style:family="text"/>
    <style:style style:name="T105_92" style:family="text"/>
    <style:style style:name="T105_93" style:family="text"/>
    <style:style style:name="T105_94" style:family="text"/>
    <style:style style:name="T105_95" style:family="text"/>
    <style:style style:name="T105_96" style:family="text"/>
    <style:style style:name="T105_97" style:family="text"/>
    <style:style style:name="T105_98" style:family="text"/>
    <style:style style:name="T105_99" style:family="text"/>
    <style:style style:name="T105_100" style:family="text"/>
    <style:style style:name="T105_101" style:family="text"/>
    <style:style style:name="T105_102" style:family="text"/>
    <style:style style:name="T105_103" style:family="text"/>
    <style:style style:name="T105_104" style:family="text"/>
    <style:style style:name="T105_105" style:family="text"/>
    <style:style style:name="T105_106" style:family="text"/>
    <style:style style:name="T105_107" style:family="text"/>
    <style:style style:name="T105_108" style:family="text"/>
    <style:style style:name="T105_109" style:family="text"/>
    <style:style style:name="T105_110" style:family="text"/>
    <style:style style:name="T105_111" style:family="text"/>
    <style:style style:name="T105_112" style:family="text"/>
    <style:style style:name="T105_113" style:family="text"/>
    <style:style style:name="T105_114" style:family="text"/>
    <style:style style:name="T105_115" style:family="text"/>
    <style:style style:name="T105_116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/>
    <style:style style:name="T106_53" style:family="text"/>
    <style:style style:name="T106_54" style:family="text"/>
    <style:style style:name="T106_55" style:family="text"/>
    <style:style style:name="T106_56" style:family="text"/>
    <style:style style:name="T106_57" style:family="text"/>
    <style:style style:name="T106_58" style:family="text"/>
    <style:style style:name="T106_59" style:family="text"/>
    <style:style style:name="T106_60" style:family="text"/>
    <style:style style:name="T106_61" style:family="text"/>
    <style:style style:name="T106_62" style:family="text"/>
    <style:style style:name="T106_63" style:family="text"/>
    <style:style style:name="T106_64" style:family="text"/>
    <style:style style:name="T106_65" style:family="text"/>
    <style:style style:name="T106_66" style:family="text"/>
    <style:style style:name="T106_67" style:family="text"/>
    <style:style style:name="T106_68" style:family="text"/>
    <style:style style:name="T106_69" style:family="text"/>
    <style:style style:name="T106_70" style:family="text"/>
    <style:style style:name="T106_71" style:family="text"/>
    <style:style style:name="T106_72" style:family="text"/>
    <style:style style:name="T106_73" style:family="text"/>
    <style:style style:name="T106_74" style:family="text"/>
    <style:style style:name="T106_75" style:family="text"/>
    <style:style style:name="T106_76" style:family="text"/>
    <style:style style:name="T106_77" style:family="text"/>
    <style:style style:name="T106_78" style:family="text"/>
    <style:style style:name="T106_79" style:family="text"/>
    <style:style style:name="T106_80" style:family="text"/>
    <style:style style:name="T106_81" style:family="text"/>
    <style:style style:name="T106_82" style:family="text"/>
    <style:style style:name="T106_83" style:family="text"/>
    <style:style style:name="T106_84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T107_31" style:family="text"/>
    <style:style style:name="T107_32" style:family="text"/>
    <style:style style:name="T107_33" style:family="text"/>
    <style:style style:name="T107_34" style:family="text"/>
    <style:style style:name="T107_35" style:family="text"/>
    <style:style style:name="T107_36" style:family="text"/>
    <style:style style:name="T107_37" style:family="text"/>
    <style:style style:name="T107_38" style:family="text"/>
    <style:style style:name="T107_39" style:family="text"/>
    <style:style style:name="T107_40" style:family="text"/>
    <style:style style:name="T107_41" style:family="text"/>
    <style:style style:name="T107_42" style:family="text"/>
    <style:style style:name="T107_43" style:family="text"/>
    <style:style style:name="T107_44" style:family="text"/>
    <style:style style:name="T107_45" style:family="text"/>
    <style:style style:name="T107_46" style:family="text"/>
    <style:style style:name="T107_47" style:family="text"/>
    <style:style style:name="T107_48" style:family="text"/>
    <style:style style:name="T107_49" style:family="text"/>
    <style:style style:name="T107_50" style:family="text"/>
    <style:style style:name="T107_51" style:family="text"/>
    <style:style style:name="T107_52" style:family="text"/>
    <style:style style:name="T107_53" style:family="text"/>
    <style:style style:name="T107_54" style:family="text"/>
    <style:style style:name="T107_55" style:family="text"/>
    <style:style style:name="T107_56" style:family="text"/>
    <style:style style:name="T107_57" style:family="text"/>
    <style:style style:name="T107_58" style:family="text"/>
    <style:style style:name="T107_59" style:family="text"/>
    <style:style style:name="T107_60" style:family="text"/>
    <style:style style:name="T107_61" style:family="text"/>
    <style:style style:name="T107_62" style:family="text"/>
    <style:style style:name="T107_63" style:family="text"/>
    <style:style style:name="T107_64" style:family="text"/>
    <style:style style:name="T107_65" style:family="text"/>
    <style:style style:name="T107_66" style:family="text"/>
    <style:style style:name="T107_67" style:family="text"/>
    <style:style style:name="T107_68" style:family="text"/>
    <style:style style:name="T107_69" style:family="text"/>
    <style:style style:name="T107_70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color="#660000" fo:font-size="17pt" style:font-size-asian="17pt" style:font-size-complex="17pt" fo:font-weight="bold" style:font-weight-asian="bold" style:font-weight-complex="bold"/>
    </style:style>
    <style:style style:name="T111_2" style:family="text">
      <style:text-properties fo:color="#660000" fo:font-size="17pt" style:font-size-asian="17pt" style:font-size-complex="17pt" fo:font-weight="bold" style:font-weight-asian="bold" style:font-weight-complex="bold"/>
    </style:style>
    <style:style style:name="T111_3" style:family="text">
      <style:text-properties fo:color="#660000" fo:font-size="17pt" style:font-size-asian="17pt" style:font-size-complex="17pt" fo:font-weight="bold" style:font-weight-asian="bold" style:font-weight-complex="bold"/>
    </style:style>
    <style:style style:name="P112" style:family="paragraph" style:parent-style-name="Standard">
      <style:paragraph-properties fo:break-before="auto" fo:line-height="115%" style:writing-mode="lr-tb"/>
      <style:text-properties fo:font-size="17pt" style:font-size-asian="17pt" style:font-size-complex="17pt" fo:font-weight="bold" style:font-weight-asian="bold" style:font-weight-complex="bold"/>
    </style:style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/>
    <style:style style:name="T113_2" style:family="text">
      <style:text-properties fo:color="#660000" fo:font-weight="bold" style:font-weight-asian="bold" style:font-weight-complex="bold"/>
    </style:style>
    <style:style style:name="T113_3" style:family="text">
      <style:text-properties fo:color="#660000"/>
    </style:style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T113_63" style:family="text"/>
    <style:style style:name="T113_64" style:family="text"/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/>
    <style:style style:name="T114_2" style:family="text">
      <style:text-properties fo:color="#660000" fo:font-weight="bold" style:font-weight-asian="bold" style:font-weight-complex="bold"/>
    </style:style>
    <style:style style:name="T114_3" style:family="text">
      <style:text-properties fo:color="#660000"/>
    </style:style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T114_51" style:family="text"/>
    <style:style style:name="T114_52" style:family="text"/>
    <style:style style:name="T114_53" style:family="text"/>
    <style:style style:name="T114_54" style:family="text"/>
    <style:style style:name="T114_55" style:family="text"/>
    <style:style style:name="T114_56" style:family="text"/>
    <style:style style:name="T114_57" style:family="text"/>
    <style:style style:name="T114_58" style:family="text"/>
    <style:style style:name="T114_59" style:family="text"/>
    <style:style style:name="T114_60" style:family="text"/>
    <style:style style:name="T114_61" style:family="text"/>
    <style:style style:name="T114_62" style:family="text"/>
    <style:style style:name="T114_63" style:family="text"/>
    <style:style style:name="T114_64" style:family="text"/>
    <style:style style:name="T114_65" style:family="text"/>
    <style:style style:name="T114_66" style:family="text"/>
    <style:style style:name="T114_67" style:family="text"/>
    <style:style style:name="T114_68" style:family="text"/>
    <style:style style:name="T114_69" style:family="text"/>
    <style:style style:name="T114_70" style:family="text"/>
    <style:style style:name="T114_71" style:family="text"/>
    <style:style style:name="T114_72" style:family="text"/>
    <style:style style:name="T114_73" style:family="text"/>
    <style:style style:name="T114_74" style:family="text"/>
    <style:style style:name="T114_75" style:family="text"/>
    <style:style style:name="T114_76" style:family="text"/>
    <style:style style:name="T114_77" style:family="text"/>
    <style:style style:name="T114_78" style:family="text"/>
    <style:style style:name="T114_79" style:family="text"/>
    <style:style style:name="T114_80" style:family="text"/>
    <style:style style:name="T114_81" style:family="text"/>
    <style:style style:name="T114_82" style:family="text"/>
    <style:style style:name="T114_83" style:family="text"/>
    <style:style style:name="T114_84" style:family="text"/>
    <style:style style:name="T114_85" style:family="text"/>
    <style:style style:name="T114_86" style:family="text"/>
    <style:style style:name="T114_87" style:family="text"/>
    <style:style style:name="T114_88" style:family="text"/>
    <style:style style:name="T114_89" style:family="text"/>
    <style:style style:name="T114_90" style:family="text"/>
    <style:style style:name="T114_91" style:family="text"/>
    <style:style style:name="T114_92" style:family="text"/>
    <style:style style:name="T114_93" style:family="text"/>
    <style:style style:name="T114_94" style:family="text"/>
    <style:style style:name="T114_95" style:family="text"/>
    <style:style style:name="T114_96" style:family="text"/>
    <style:style style:name="T114_97" style:family="text"/>
    <style:style style:name="T114_98" style:family="text"/>
    <style:style style:name="T114_99" style:family="text"/>
    <style:style style:name="T114_100" style:family="text"/>
    <style:style style:name="T114_101" style:family="text"/>
    <style:style style:name="T114_102" style:family="text"/>
    <style:style style:name="T114_103" style:family="text"/>
    <style:style style:name="T114_104" style:family="text"/>
    <style:style style:name="T114_105" style:family="text"/>
    <style:style style:name="T114_106" style:family="text"/>
    <style:style style:name="T114_107" style:family="text"/>
    <style:style style:name="T114_108" style:family="text"/>
    <style:style style:name="T114_109" style:family="text"/>
    <style:style style:name="T114_110" style:family="text"/>
    <style:style style:name="T114_111" style:family="text"/>
    <style:style style:name="T114_112" style:family="text"/>
    <style:style style:name="T114_113" style:family="text"/>
    <style:style style:name="T114_114" style:family="text"/>
    <style:style style:name="T114_115" style:family="text"/>
    <style:style style:name="T114_116" style:family="text"/>
    <style:style style:name="T114_117" style:family="text"/>
    <style:style style:name="T114_118" style:family="text"/>
    <style:style style:name="T114_119" style:family="text"/>
    <style:style style:name="T114_120" style:family="text"/>
    <style:style style:name="T114_121" style:family="text"/>
    <style:style style:name="T114_122" style:family="text"/>
    <style:style style:name="T114_123" style:family="text"/>
    <style:style style:name="T114_124" style:family="text"/>
    <style:style style:name="T114_125" style:family="text"/>
    <style:style style:name="T114_126" style:family="text"/>
    <style:style style:name="T114_127" style:family="text"/>
    <style:style style:name="T114_128" style:family="text"/>
    <style:style style:name="T114_129" style:family="text"/>
    <style:style style:name="T114_130" style:family="text"/>
    <style:style style:name="T114_131" style:family="text"/>
    <style:style style:name="T114_132" style:family="text"/>
    <style:style style:name="T114_133" style:family="text"/>
    <style:style style:name="T114_134" style:family="text"/>
    <style:style style:name="T114_135" style:family="text"/>
    <style:style style:name="T114_136" style:family="text"/>
    <style:style style:name="T114_137" style:family="text"/>
    <style:style style:name="T114_138" style:family="text"/>
    <style:style style:name="T114_139" style:family="text"/>
    <style:style style:name="T114_140" style:family="text"/>
    <style:style style:name="T114_141" style:family="text"/>
    <style:style style:name="T114_142" style:family="text"/>
    <style:style style:name="T114_143" style:family="text"/>
    <style:style style:name="T114_144" style:family="text"/>
    <style:style style:name="T114_145" style:family="text"/>
    <style:style style:name="T114_146" style:family="text"/>
    <style:style style:name="T114_147" style:family="text"/>
    <style:style style:name="T114_148" style:family="text"/>
    <style:style style:name="T114_149" style:family="text"/>
    <style:style style:name="T114_150" style:family="text"/>
    <style:style style:name="T114_151" style:family="text"/>
    <style:style style:name="T114_152" style:family="text"/>
    <style:style style:name="T114_153" style:family="text"/>
    <style:style style:name="T114_154" style:family="text"/>
    <style:style style:name="T114_155" style:family="text"/>
    <style:style style:name="T114_156" style:family="text"/>
    <style:style style:name="T114_157" style:family="text"/>
    <style:style style:name="T114_158" style:family="text"/>
    <style:style style:name="T114_159" style:family="text"/>
    <style:style style:name="T114_160" style:family="text"/>
    <style:style style:name="T114_161" style:family="text"/>
    <style:style style:name="T114_162" style:family="text"/>
    <style:style style:name="T114_163" style:family="text"/>
    <style:style style:name="T114_164" style:family="text"/>
    <style:style style:name="T114_165" style:family="text"/>
    <style:style style:name="T114_166" style:family="text"/>
    <style:style style:name="T114_167" style:family="text"/>
    <style:style style:name="T114_168" style:family="text"/>
    <style:style style:name="T114_169" style:family="text"/>
    <style:style style:name="T114_170" style:family="text"/>
    <style:style style:name="T114_171" style:family="text"/>
    <style:style style:name="T114_172" style:family="text"/>
    <style:style style:name="T114_173" style:family="text"/>
    <style:style style:name="T114_174" style:family="text"/>
    <style:style style:name="T114_175" style:family="text"/>
    <style:style style:name="T114_176" style:family="text"/>
    <style:style style:name="T114_177" style:family="text"/>
    <style:style style:name="T114_178" style:family="text"/>
    <style:style style:name="T114_179" style:family="text"/>
    <style:style style:name="T114_180" style:family="text"/>
    <style:style style:name="T114_181" style:family="text"/>
    <style:style style:name="T114_182" style:family="text"/>
    <style:style style:name="T114_183" style:family="text"/>
    <style:style style:name="T114_184" style:family="text"/>
    <style:style style:name="T114_185" style:family="text"/>
    <style:style style:name="T114_186" style:family="text"/>
    <style:style style:name="T114_187" style:family="text"/>
    <style:style style:name="T114_188" style:family="text"/>
    <style:style style:name="T114_189" style:family="text"/>
    <style:style style:name="T114_190" style:family="text"/>
    <style:style style:name="T114_191" style:family="text"/>
    <style:style style:name="T114_192" style:family="text"/>
    <style:style style:name="T114_193" style:family="text"/>
    <style:style style:name="T114_194" style:family="text"/>
    <style:style style:name="T114_195" style:family="text"/>
    <style:style style:name="T114_196" style:family="text"/>
    <style:style style:name="T114_197" style:family="text"/>
    <style:style style:name="T114_198" style:family="text"/>
    <style:style style:name="T114_199" style:family="text"/>
    <style:style style:name="T114_200" style:family="text"/>
    <style:style style:name="T114_201" style:family="text"/>
    <style:style style:name="T114_202" style:family="text"/>
    <style:style style:name="T114_203" style:family="text"/>
    <style:style style:name="T114_204" style:family="text"/>
    <style:style style:name="T114_205" style:family="text"/>
    <style:style style:name="T114_206" style:family="text"/>
    <style:style style:name="P115" style:family="paragraph" style:parent-style-name="Standard">
      <style:paragraph-properties fo:break-before="auto" fo:line-height="115%" fo:margin-top="0cm" style:writing-mode="lr-tb"/>
    </style:style>
    <style:style style:name="T115_1" style:family="text"/>
    <style:style style:name="T115_2" style:family="text">
      <style:text-properties fo:color="#660000" fo:font-weight="bold" style:font-weight-asian="bold" style:font-weight-complex="bold"/>
    </style:style>
    <style:style style:name="T115_3" style:family="text">
      <style:text-properties fo:color="#660000"/>
    </style:style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T115_73" style:family="text"/>
    <style:style style:name="T115_74" style:family="text"/>
    <style:style style:name="T115_75" style:family="text"/>
    <style:style style:name="T115_76" style:family="text"/>
    <style:style style:name="T115_77" style:family="text"/>
    <style:style style:name="T115_78" style:family="text"/>
    <style:style style:name="T115_79" style:family="text"/>
    <style:style style:name="T115_80" style:family="text"/>
    <style:style style:name="T115_81" style:family="text"/>
    <style:style style:name="T115_82" style:family="text"/>
    <style:style style:name="T115_83" style:family="text"/>
    <style:style style:name="T115_84" style:family="text"/>
    <style:style style:name="T115_85" style:family="text"/>
    <style:style style:name="T115_86" style:family="text"/>
    <style:style style:name="T115_87" style:family="text"/>
    <style:style style:name="T115_88" style:family="text"/>
    <style:style style:name="T115_89" style:family="text"/>
    <style:style style:name="T115_90" style:family="text"/>
    <style:style style:name="T115_91" style:family="text"/>
    <style:style style:name="T115_92" style:family="text"/>
    <style:style style:name="T115_93" style:family="text"/>
    <style:style style:name="T115_94" style:family="text"/>
    <style:style style:name="T115_95" style:family="text"/>
    <style:style style:name="T115_96" style:family="text"/>
    <style:style style:name="T115_97" style:family="text"/>
    <style:style style:name="T115_98" style:family="text"/>
    <style:style style:name="T115_99" style:family="text"/>
    <style:style style:name="T115_100" style:family="text"/>
    <style:style style:name="T115_101" style:family="text"/>
    <style:style style:name="T115_102" style:family="text"/>
    <style:style style:name="T115_103" style:family="text"/>
    <style:style style:name="T115_104" style:family="text"/>
    <style:style style:name="T115_105" style:family="text"/>
    <style:style style:name="T115_106" style:family="text"/>
    <style:style style:name="T115_107" style:family="text"/>
    <style:style style:name="T115_108" style:family="text"/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/>
    <style:style style:name="T116_2" style:family="text">
      <style:text-properties fo:color="#660000" fo:font-weight="bold" style:font-weight-asian="bold" style:font-weight-complex="bold"/>
    </style:style>
    <style:style style:name="T116_3" style:family="text"/>
    <style:style style:name="T116_4" style:family="text">
      <style:text-properties fo:color="#660000" fo:font-weight="bold" style:font-weight-asian="bold" style:font-weight-complex="bold"/>
    </style:style>
    <style:style style:name="T116_5" style:family="text">
      <style:text-properties fo:color="#660000"/>
    </style:style>
    <style:style style:name="T116_6" style:family="text">
      <style:text-properties fo:color="#660000"/>
    </style:style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T116_45" style:family="text"/>
    <style:style style:name="T116_46" style:family="text"/>
    <style:style style:name="T116_47" style:family="text"/>
    <style:style style:name="T116_48" style:family="text"/>
    <style:style style:name="T116_49" style:family="text"/>
    <style:style style:name="T116_50" style:family="text"/>
    <style:style style:name="T116_51" style:family="text"/>
    <style:style style:name="T116_52" style:family="text"/>
    <style:style style:name="T116_53" style:family="text"/>
    <style:style style:name="T116_54" style:family="text"/>
    <style:style style:name="T116_55" style:family="text"/>
    <style:style style:name="T116_56" style:family="text"/>
    <style:style style:name="T116_57" style:family="text"/>
    <style:style style:name="T116_58" style:family="text"/>
    <style:style style:name="T116_59" style:family="text"/>
    <style:style style:name="T116_60" style:family="text"/>
    <style:style style:name="T116_61" style:family="text"/>
    <style:style style:name="T116_62" style:family="text"/>
    <style:style style:name="T116_63" style:family="text"/>
    <style:style style:name="T116_64" style:family="text"/>
    <style:style style:name="T116_65" style:family="text"/>
    <style:style style:name="T116_66" style:family="text"/>
    <style:style style:name="T116_67" style:family="text"/>
    <style:style style:name="T116_68" style:family="text"/>
    <style:style style:name="T116_69" style:family="text"/>
    <style:style style:name="T116_70" style:family="text"/>
    <style:style style:name="T116_71" style:family="text"/>
    <style:style style:name="T116_72" style:family="text"/>
    <style:style style:name="T116_73" style:family="text"/>
    <style:style style:name="T116_74" style:family="text"/>
    <style:style style:name="T116_75" style:family="text"/>
    <style:style style:name="T116_76" style:family="text"/>
    <style:style style:name="T116_77" style:family="text"/>
    <style:style style:name="T116_78" style:family="text"/>
    <style:style style:name="T116_79" style:family="text"/>
    <style:style style:name="T116_80" style:family="text"/>
    <style:style style:name="T116_81" style:family="text"/>
    <style:style style:name="T116_82" style:family="text"/>
    <style:style style:name="T116_83" style:family="text"/>
    <style:style style:name="T116_84" style:family="text"/>
    <style:style style:name="T116_85" style:family="text"/>
    <style:style style:name="T116_86" style:family="text"/>
    <style:style style:name="T116_87" style:family="text"/>
    <style:style style:name="T116_88" style:family="text"/>
    <style:style style:name="T116_89" style:family="text"/>
    <style:style style:name="T116_90" style:family="text"/>
    <style:style style:name="T116_91" style:family="text"/>
    <style:style style:name="T116_92" style:family="text"/>
    <style:style style:name="T116_93" style:family="text"/>
    <style:style style:name="T116_94" style:family="text"/>
    <style:style style:name="T116_95" style:family="text"/>
    <style:style style:name="T116_96" style:family="text"/>
    <style:style style:name="T116_97" style:family="text"/>
    <style:style style:name="T116_98" style:family="text"/>
    <style:style style:name="T116_99" style:family="text"/>
    <style:style style:name="T116_100" style:family="text"/>
    <style:style style:name="T116_101" style:family="text"/>
    <style:style style:name="T116_102" style:family="text"/>
    <style:style style:name="T116_103" style:family="text"/>
    <style:style style:name="T116_104" style:family="text"/>
    <style:style style:name="T116_105" style:family="text"/>
    <style:style style:name="T116_106" style:family="text"/>
    <style:style style:name="T116_107" style:family="text"/>
    <style:style style:name="T116_108" style:family="text"/>
    <style:style style:name="T116_109" style:family="text"/>
    <style:style style:name="T116_110" style:family="text"/>
    <style:style style:name="T116_111" style:family="text"/>
    <style:style style:name="T116_112" style:family="text"/>
    <style:style style:name="T116_113" style:family="text"/>
    <style:style style:name="T116_114" style:family="text"/>
    <style:style style:name="T116_115" style:family="text"/>
    <style:style style:name="T116_116" style:family="text"/>
    <style:style style:name="T116_117" style:family="text"/>
    <style:style style:name="T116_118" style:family="text"/>
    <style:style style:name="T116_119" style:family="text"/>
    <style:style style:name="T116_120" style:family="text"/>
    <style:style style:name="T116_121" style:family="text"/>
    <style:style style:name="T116_122" style:family="text"/>
    <style:style style:name="T116_123" style:family="text"/>
    <style:style style:name="T116_124" style:family="text"/>
    <style:style style:name="T116_125" style:family="text"/>
    <style:style style:name="T116_126" style:family="text"/>
    <style:style style:name="T116_127" style:family="text"/>
    <style:style style:name="T116_128" style:family="text"/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>
      <style:text-properties fo:color="#660000" fo:font-weight="bold" style:font-weight-asian="bold" style:font-weight-complex="bold"/>
    </style:style>
    <style:style style:name="T117_2" style:family="text">
      <style:text-properties fo:color="#660000" fo:font-weight="bold" style:font-weight-asian="bold" style:font-weight-complex="bold"/>
    </style:style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T117_46" style:family="text"/>
    <style:style style:name="T117_47" style:family="text"/>
    <style:style style:name="T117_48" style:family="text"/>
    <style:style style:name="T117_49" style:family="text"/>
    <style:style style:name="T117_50" style:family="text"/>
    <style:style style:name="T117_51" style:family="text"/>
    <style:style style:name="T117_52" style:family="text"/>
    <style:style style:name="T117_53" style:family="text"/>
    <style:style style:name="T117_54" style:family="text"/>
    <style:style style:name="T117_55" style:family="text"/>
    <style:style style:name="T117_56" style:family="text"/>
    <style:style style:name="T117_57" style:family="text"/>
    <style:style style:name="T117_58" style:family="text"/>
    <style:style style:name="T117_59" style:family="text"/>
    <style:style style:name="T117_60" style:family="text"/>
    <style:style style:name="T117_61" style:family="text"/>
    <style:style style:name="T117_62" style:family="text"/>
    <style:style style:name="T117_63" style:family="text"/>
    <style:style style:name="T117_64" style:family="text"/>
    <style:style style:name="T117_65" style:family="text"/>
    <style:style style:name="T117_66" style:family="text"/>
    <style:style style:name="T117_67" style:family="text"/>
    <style:style style:name="T117_68" style:family="text"/>
    <style:style style:name="T117_69" style:family="text"/>
    <style:style style:name="T117_70" style:family="text"/>
    <style:style style:name="T117_71" style:family="text"/>
    <style:style style:name="T117_72" style:family="text"/>
    <style:style style:name="T117_73" style:family="text"/>
    <style:style style:name="T117_74" style:family="text"/>
    <style:style style:name="T117_75" style:family="text"/>
    <style:style style:name="T117_76" style:family="text"/>
    <style:style style:name="T117_77" style:family="text"/>
    <style:style style:name="T117_78" style:family="text"/>
    <style:style style:name="T117_79" style:family="text"/>
    <style:style style:name="T117_80" style:family="text"/>
    <style:style style:name="T117_81" style:family="text"/>
    <style:style style:name="T117_82" style:family="text"/>
    <style:style style:name="T117_83" style:family="text"/>
    <style:style style:name="T117_84" style:family="text"/>
    <style:style style:name="T117_85" style:family="text"/>
    <style:style style:name="T117_86" style:family="text"/>
    <style:style style:name="T117_87" style:family="text"/>
    <style:style style:name="T117_88" style:family="text"/>
    <style:style style:name="T117_89" style:family="text"/>
    <style:style style:name="T117_90" style:family="text"/>
    <style:style style:name="T117_91" style:family="text"/>
    <style:style style:name="T117_92" style:family="text"/>
    <style:style style:name="T117_93" style:family="text"/>
    <style:style style:name="T117_94" style:family="text"/>
    <style:style style:name="T117_95" style:family="text"/>
    <style:style style:name="T117_96" style:family="text"/>
    <style:style style:name="T117_97" style:family="text"/>
    <style:style style:name="T117_98" style:family="text"/>
    <style:style style:name="T117_99" style:family="text"/>
    <style:style style:name="T117_100" style:family="text"/>
    <style:style style:name="T117_101" style:family="text"/>
    <style:style style:name="T117_102" style:family="text"/>
    <style:style style:name="T117_103" style:family="text"/>
    <style:style style:name="T117_104" style:family="text"/>
    <style:style style:name="T117_105" style:family="text"/>
    <style:style style:name="T117_106" style:family="text"/>
    <style:style style:name="T117_107" style:family="text"/>
    <style:style style:name="T117_108" style:family="text"/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>
      <style:text-properties fo:color="#660000" fo:font-weight="bold" style:font-weight-asian="bold" style:font-weight-complex="bold"/>
    </style:style>
    <style:style style:name="T118_2" style:family="text">
      <style:text-properties fo:color="#660000" fo:font-weight="bold" style:font-weight-asian="bold" style:font-weight-complex="bold"/>
    </style:style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P119" style:family="paragraph" style:parent-style-name="Standard">
      <style:paragraph-properties fo:break-before="auto" fo:line-height="115%" fo:margin-top="0cm" style:writing-mode="lr-tb"/>
    </style:style>
    <style:style style:name="T119_1" style:family="text">
      <style:text-properties fo:color="#660000" fo:font-weight="bold" style:font-weight-asian="bold" style:font-weight-complex="bold"/>
    </style:style>
    <style:style style:name="T119_2" style:family="text">
      <style:text-properties fo:color="#660000" fo:font-weight="bold" style:font-weight-asian="bold" style:font-weight-complex="bold"/>
    </style:style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P120" style:family="paragraph" style:parent-style-name="Standard">
      <style:paragraph-properties fo:break-before="auto" fo:line-height="115%" fo:margin-top="0cm" style:writing-mode="lr-tb"/>
    </style:style>
    <style:style style:name="T120_1" style:family="text">
      <style:text-properties fo:color="#660000" fo:font-weight="bold" style:font-weight-asian="bold" style:font-weight-complex="bold"/>
    </style:style>
    <style:style style:name="T120_2" style:family="text">
      <style:text-properties fo:color="#660000" fo:font-weight="bold" style:font-weight-asian="bold" style:font-weight-complex="bold"/>
    </style:style>
    <style:style style:name="T120_3" style:family="text">
      <style:text-properties fo:color="#660000" fo:font-weight="bold" style:font-weight-asian="bold" style:font-weight-complex="bold"/>
    </style:style>
    <style:style style:name="T120_4" style:family="text">
      <style:text-properties fo:color="#660000" fo:font-weight="bold" style:font-weight-asian="bold" style:font-weight-complex="bold"/>
    </style:style>
    <style:style style:name="T120_5" style:family="text">
      <style:text-properties fo:color="#660000" fo:font-weight="bold" style:font-weight-asian="bold" style:font-weight-complex="bold"/>
    </style:style>
    <style:style style:name="T120_6" style:family="text">
      <style:text-properties fo:color="#660000" fo:font-weight="bold" style:font-weight-asian="bold" style:font-weight-complex="bold"/>
    </style:style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T120_47" style:family="text"/>
    <style:style style:name="T120_48" style:family="text"/>
    <style:style style:name="T120_49" style:family="text"/>
    <style:style style:name="T120_50" style:family="text"/>
    <style:style style:name="T120_51" style:family="text"/>
    <style:style style:name="T120_52" style:family="text"/>
    <style:style style:name="T120_53" style:family="text"/>
    <style:style style:name="T120_54" style:family="text"/>
    <style:style style:name="T120_55" style:family="text"/>
    <style:style style:name="T120_56" style:family="text"/>
    <style:style style:name="T120_57" style:family="text"/>
    <style:style style:name="T120_58" style:family="text"/>
    <style:style style:name="T120_59" style:family="text"/>
    <style:style style:name="T120_60" style:family="text"/>
    <style:style style:name="T120_61" style:family="text"/>
    <style:style style:name="T120_62" style:family="text"/>
    <style:style style:name="T120_63" style:family="text"/>
    <style:style style:name="T120_64" style:family="text"/>
    <style:style style:name="T120_65" style:family="text"/>
    <style:style style:name="T120_66" style:family="text"/>
    <style:style style:name="T120_67" style:family="text"/>
    <style:style style:name="T120_68" style:family="text"/>
    <style:style style:name="T120_69" style:family="text"/>
    <style:style style:name="T120_70" style:family="text"/>
    <style:style style:name="T120_71" style:family="text"/>
    <style:style style:name="T120_72" style:family="text"/>
    <style:style style:name="T120_73" style:family="text"/>
    <style:style style:name="T120_74" style:family="text"/>
    <style:style style:name="T120_75" style:family="text"/>
    <style:style style:name="T120_76" style:family="text"/>
    <style:style style:name="T120_77" style:family="text"/>
    <style:style style:name="T120_78" style:family="text"/>
    <style:style style:name="T120_79" style:family="text"/>
    <style:style style:name="T120_80" style:family="text"/>
    <style:style style:name="T120_81" style:family="text"/>
    <style:style style:name="T120_82" style:family="text"/>
    <style:style style:name="T120_83" style:family="text"/>
    <style:style style:name="T120_84" style:family="text"/>
    <style:style style:name="T120_85" style:family="text"/>
    <style:style style:name="T120_86" style:family="text"/>
    <style:style style:name="T120_87" style:family="text"/>
    <style:style style:name="T120_88" style:family="text"/>
    <style:style style:name="T120_89" style:family="text"/>
    <style:style style:name="T120_90" style:family="text"/>
    <style:style style:name="T120_91" style:family="text"/>
    <style:style style:name="T120_92" style:family="text"/>
    <style:style style:name="T120_93" style:family="text"/>
    <style:style style:name="T120_94" style:family="text"/>
    <style:style style:name="T120_95" style:family="text"/>
    <style:style style:name="T120_96" style:family="text"/>
    <style:style style:name="P121" style:family="paragraph" style:parent-style-name="Standard">
      <style:paragraph-properties fo:break-before="auto" fo:line-height="115%" fo:margin-top="0cm" style:writing-mode="lr-tb"/>
    </style:style>
    <style:style style:name="T121_1" style:family="text">
      <style:text-properties fo:color="#660000" fo:font-weight="bold" style:font-weight-asian="bold" style:font-weight-complex="bold"/>
    </style:style>
    <style:style style:name="T121_2" style:family="text">
      <style:text-properties fo:color="#660000" fo:font-weight="bold" style:font-weight-asian="bold" style:font-weight-complex="bold"/>
    </style:style>
    <style:style style:name="T121_3" style:family="text">
      <style:text-properties fo:color="#660000" fo:font-weight="bold" style:font-weight-asian="bold" style:font-weight-complex="bold"/>
    </style:style>
    <style:style style:name="T121_4" style:family="text">
      <style:text-properties fo:color="#660000" fo:font-weight="bold" style:font-weight-asian="bold" style:font-weight-complex="bold"/>
    </style:style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/>
    <style:style style:name="T121_33" style:family="text"/>
    <style:style style:name="T121_34" style:family="text"/>
    <style:style style:name="T121_35" style:family="text"/>
    <style:style style:name="T121_36" style:family="text"/>
    <style:style style:name="T121_37" style:family="text"/>
    <style:style style:name="T121_38" style:family="text"/>
    <style:style style:name="T121_39" style:family="text"/>
    <style:style style:name="T121_40" style:family="text"/>
    <style:style style:name="T121_41" style:family="text"/>
    <style:style style:name="T121_42" style:family="text"/>
    <style:style style:name="T121_43" style:family="text"/>
    <style:style style:name="T121_44" style:family="text"/>
    <style:style style:name="T121_45" style:family="text"/>
    <style:style style:name="T121_46" style:family="text"/>
    <style:style style:name="T121_47" style:family="text"/>
    <style:style style:name="T121_48" style:family="text"/>
    <style:style style:name="T121_49" style:family="text"/>
    <style:style style:name="T121_50" style:family="text"/>
    <style:style style:name="T121_51" style:family="text"/>
    <style:style style:name="T121_52" style:family="text"/>
    <style:style style:name="T121_53" style:family="text"/>
    <style:style style:name="T121_54" style:family="text"/>
    <style:style style:name="T121_55" style:family="text"/>
    <style:style style:name="T121_56" style:family="text"/>
    <style:style style:name="T121_57" style:family="text"/>
    <style:style style:name="T121_58" style:family="text"/>
    <style:style style:name="T121_59" style:family="text"/>
    <style:style style:name="T121_60" style:family="text"/>
    <style:style style:name="T121_61" style:family="text"/>
    <style:style style:name="T121_62" style:family="text"/>
    <style:style style:name="T121_63" style:family="text"/>
    <style:style style:name="T121_64" style:family="text"/>
    <style:style style:name="T121_65" style:family="text"/>
    <style:style style:name="T121_66" style:family="text"/>
    <style:style style:name="T121_67" style:family="text"/>
    <style:style style:name="T121_68" style:family="text"/>
    <style:style style:name="T121_69" style:family="text"/>
    <style:style style:name="T121_70" style:family="text"/>
    <style:style style:name="T121_71" style:family="text"/>
    <style:style style:name="T121_72" style:family="text"/>
    <style:style style:name="T121_73" style:family="text"/>
    <style:style style:name="T121_74" style:family="text"/>
    <style:style style:name="T121_75" style:family="text"/>
    <style:style style:name="T121_76" style:family="text"/>
    <style:style style:name="T121_77" style:family="text"/>
    <style:style style:name="T121_78" style:family="text"/>
    <style:style style:name="T121_79" style:family="text"/>
    <style:style style:name="T121_80" style:family="text"/>
    <style:style style:name="T121_81" style:family="text"/>
    <style:style style:name="T121_82" style:family="text"/>
    <style:style style:name="T121_83" style:family="text"/>
    <style:style style:name="T121_84" style:family="text"/>
    <style:style style:name="T121_85" style:family="text"/>
    <style:style style:name="T121_86" style:family="text"/>
    <style:style style:name="T121_87" style:family="text"/>
    <style:style style:name="T121_88" style:family="text"/>
    <style:style style:name="T121_89" style:family="text"/>
    <style:style style:name="T121_90" style:family="text"/>
    <style:style style:name="T121_91" style:family="text"/>
    <style:style style:name="T121_92" style:family="text"/>
    <style:style style:name="T121_93" style:family="text"/>
    <style:style style:name="T121_94" style:family="text"/>
    <style:style style:name="T121_95" style:family="text"/>
    <style:style style:name="T121_96" style:family="text"/>
    <style:style style:name="T121_97" style:family="text"/>
    <style:style style:name="T121_98" style:family="text"/>
    <style:style style:name="P122" style:family="paragraph" style:parent-style-name="Standard">
      <style:paragraph-properties fo:break-before="auto" fo:line-height="115%" fo:margin-top="0cm" style:writing-mode="lr-tb"/>
    </style:style>
    <style:style style:name="T122_1" style:family="text">
      <style:text-properties fo:color="#660000" fo:font-weight="bold" style:font-weight-asian="bold" style:font-weight-complex="bold"/>
    </style:style>
    <style:style style:name="T122_2" style:family="text">
      <style:text-properties fo:color="#660000" fo:font-weight="bold" style:font-weight-asian="bold" style:font-weight-complex="bold"/>
    </style:style>
    <style:style style:name="T122_3" style:family="text">
      <style:text-properties fo:color="#660000" fo:font-weight="bold" style:font-weight-asian="bold" style:font-weight-complex="bold"/>
    </style:style>
    <style:style style:name="T122_4" style:family="text">
      <style:text-properties fo:color="#660000" fo:font-weight="bold" style:font-weight-asian="bold" style:font-weight-complex="bold"/>
    </style:style>
    <style:style style:name="T122_5" style:family="text">
      <style:text-properties fo:color="#660000" fo:font-weight="bold" style:font-weight-asian="bold" style:font-weight-complex="bold"/>
    </style:style>
    <style:style style:name="T122_6" style:family="text">
      <style:text-properties fo:color="#660000" fo:font-weight="bold" style:font-weight-asian="bold" style:font-weight-complex="bold"/>
    </style:style>
    <style:style style:name="T122_7" style:family="text">
      <style:text-properties fo:color="#660000" fo:font-weight="bold" style:font-weight-asian="bold" style:font-weight-complex="bold"/>
    </style:style>
    <style:style style:name="T122_8" style:family="text">
      <style:text-properties fo:color="#660000" fo:font-weight="bold" style:font-weight-asian="bold" style:font-weight-complex="bold"/>
    </style:style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>
      <style:text-properties fo:color="#660000"/>
    </style:style>
    <style:style style:name="P123" style:family="paragraph" style:parent-style-name="Standard">
      <style:paragraph-properties fo:break-before="auto" fo:line-height="115%" fo:margin-top="0cm" fo:margin-bottom="0cm" style:writing-mode="lr-tb"/>
    </style:style>
    <style:style style:name="T123_1" style:family="text">
      <style:text-properties fo:color="#660000" fo:font-weight="bold" style:font-weight-asian="bold" style:font-weight-complex="bold"/>
    </style:style>
    <style:style style:name="T123_2" style:family="text">
      <style:text-properties fo:color="#660000" fo:font-weight="bold" style:font-weight-asian="bold" style:font-weight-complex="bold"/>
    </style:style>
    <style:style style:name="T123_3" style:family="text">
      <style:text-properties fo:color="#660000" fo:font-weight="bold" style:font-weight-asian="bold" style:font-weight-complex="bold"/>
    </style:style>
    <style:style style:name="T123_4" style:family="text">
      <style:text-properties fo:color="#660000" fo:font-weight="bold" style:font-weight-asian="bold" style:font-weight-complex="bold"/>
    </style:style>
    <style:style style:name="T123_5" style:family="text">
      <style:text-properties fo:color="#660000" fo:font-weight="bold" style:font-weight-asian="bold" style:font-weight-complex="bold"/>
    </style:style>
    <style:style style:name="T123_6" style:family="text">
      <style:text-properties fo:color="#660000" fo:font-weight="bold" style:font-weight-asian="bold" style:font-weight-complex="bold"/>
    </style:style>
    <style:style style:name="T123_7" style:family="text">
      <style:text-properties fo:color="#660000" fo:font-weight="bold" style:font-weight-asian="bold" style:font-weight-complex="bold"/>
    </style:style>
    <style:style style:name="T123_8" style:family="text">
      <style:text-properties fo:color="#660000" fo:font-weight="bold" style:font-weight-asian="bold" style:font-weight-complex="bold"/>
    </style:style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T123_35" style:family="text"/>
    <style:style style:name="T123_36" style:family="text"/>
    <style:style style:name="T123_37" style:family="text"/>
    <style:style style:name="T123_38" style:family="text"/>
    <style:style style:name="T123_39" style:family="text"/>
    <style:style style:name="T123_40" style:family="text"/>
    <style:style style:name="T123_41" style:family="text"/>
    <style:style style:name="T123_42" style:family="text"/>
    <style:style style:name="T123_43" style:family="text"/>
    <style:style style:name="T123_44" style:family="text"/>
    <style:style style:name="T123_45" style:family="text"/>
    <style:style style:name="T123_46" style:family="text"/>
    <style:style style:name="T123_47" style:family="text"/>
    <style:style style:name="T123_48" style:family="text"/>
    <style:style style:name="P124" style:family="paragraph" style:parent-style-name="Standard">
      <style:paragraph-properties fo:break-before="auto" fo:text-indent="0cm" fo:line-height="115%" fo:margin-left="1.27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T124_63" style:family="text"/>
    <style:style style:name="T124_64" style:family="text"/>
    <style:style style:name="T124_65" style:family="text"/>
    <style:style style:name="T124_66" style:family="text"/>
    <style:style style:name="T124_67" style:family="text"/>
    <style:style style:name="T124_68" style:family="text"/>
    <style:style style:name="T124_69" style:family="text"/>
    <style:style style:name="T124_70" style:family="text"/>
    <style:style style:name="T124_71" style:family="text"/>
    <style:style style:name="T124_72" style:family="text"/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Heading_20_1">
      <style:paragraph-properties fo:break-before="auto" fo:line-height="130%" fo:margin-bottom="0.212cm" style:writing-mode="lr-tb"/>
    </style:style>
    <style:style style:name="T126_1" style:family="text">
      <style:text-properties fo:color="#274e13"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126_2" style:family="text">
      <style:text-properties fo:color="#274e13"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126_3" style:family="text">
      <style:text-properties fo:color="#274e13"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126_4" style:family="text">
      <style:text-properties fo:color="#274e13"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126_5" style:family="text">
      <style:text-properties fo:color="#274e13"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fo:background-color="#ffffff" fo:color="#252525"/>
    </style:style>
    <style:style style:name="T127_2" style:family="text">
      <style:text-properties fo:background-color="#ffffff" fo:color="#252525"/>
    </style:style>
    <style:style style:name="T127_3" style:family="text">
      <style:text-properties fo:background-color="#ffffff" fo:color="#252525" fo:font-weight="bold" style:font-weight-asian="bold" style:font-weight-complex="bold"/>
    </style:style>
    <style:style style:name="T127_4" style:family="text">
      <style:text-properties fo:background-color="#ffffff" fo:color="#252525" fo:font-weight="bold" style:font-weight-asian="bold" style:font-weight-complex="bold"/>
    </style:style>
    <style:style style:name="T127_5" style:family="text">
      <style:text-properties fo:background-color="#ffffff" fo:color="#252525" fo:font-weight="bold" style:font-weight-asian="bold" style:font-weight-complex="bold"/>
    </style:style>
    <style:style style:name="T127_6" style:family="text">
      <style:text-properties fo:background-color="#ffffff" fo:color="#252525" fo:font-weight="bold" style:font-weight-asian="bold" style:font-weight-complex="bold"/>
    </style:style>
    <style:style style:name="T127_7" style:family="text">
      <style:text-properties fo:background-color="#ffffff" fo:color="#252525" fo:font-weight="bold" style:font-weight-asian="bold" style:font-weight-complex="bold"/>
    </style:style>
    <style:style style:name="T127_8" style:family="text">
      <style:text-properties fo:background-color="#ffffff" fo:color="#252525"/>
    </style:style>
    <style:style style:name="T127_9" style:family="text">
      <style:text-properties fo:background-color="#ffffff" fo:color="#252525"/>
    </style:style>
    <style:style style:name="T127_10" style:family="text">
      <style:text-properties fo:background-color="#ffffff" fo:color="#252525"/>
    </style:style>
    <style:style style:name="T127_11" style:family="text"/>
    <style:style style:name="T127_12" style:family="text">
      <style:text-properties fo:background-color="#ffffff" fo:color="#0b0080"/>
    </style:style>
    <style:style style:name="T127_13" style:family="text">
      <style:text-properties fo:background-color="#ffffff" fo:color="#252525"/>
    </style:style>
    <style:style style:name="T127_14" style:family="text">
      <style:text-properties fo:background-color="#ffffff" fo:color="#252525"/>
    </style:style>
    <style:style style:name="T127_15" style:family="text">
      <style:text-properties fo:background-color="#ffffff" fo:color="#252525"/>
    </style:style>
    <style:style style:name="T127_16" style:family="text">
      <style:text-properties fo:background-color="#ffffff" fo:color="#252525"/>
    </style:style>
    <style:style style:name="T127_17" style:family="text">
      <style:text-properties fo:background-color="#ffffff" fo:color="#252525"/>
    </style:style>
    <style:style style:name="T127_18" style:family="text">
      <style:text-properties fo:background-color="#ffffff" fo:color="#252525"/>
    </style:style>
    <style:style style:name="T127_19" style:family="text">
      <style:text-properties fo:background-color="#ffffff" fo:color="#252525"/>
    </style:style>
    <style:style style:name="T127_20" style:family="text">
      <style:text-properties fo:background-color="#ffffff" fo:color="#252525"/>
    </style:style>
    <style:style style:name="T127_21" style:family="text">
      <style:text-properties fo:background-color="#ffffff" fo:color="#252525"/>
    </style:style>
    <style:style style:name="T127_22" style:family="text">
      <style:text-properties fo:background-color="#ffffff" fo:color="#252525"/>
    </style:style>
    <style:style style:name="T127_23" style:family="text">
      <style:text-properties fo:background-color="#ffffff" fo:color="#252525"/>
    </style:style>
    <style:style style:name="T127_24" style:family="text"/>
    <style:style style:name="T127_25" style:family="text">
      <style:text-properties fo:background-color="#ffffff" fo:color="#0b0080"/>
    </style:style>
    <style:style style:name="T127_26" style:family="text">
      <style:text-properties fo:background-color="#ffffff" fo:color="#252525"/>
    </style:style>
    <style:style style:name="T127_27" style:family="text"/>
    <style:style style:name="T127_28" style:family="text">
      <style:text-properties fo:background-color="#ffffff" fo:color="#0b0080"/>
    </style:style>
    <style:style style:name="T127_29" style:family="text">
      <style:text-properties fo:background-color="#ffffff" fo:color="#252525"/>
    </style:style>
    <style:style style:name="T127_30" style:family="text">
      <style:text-properties fo:background-color="#ffffff" fo:color="#252525"/>
    </style:style>
    <style:style style:name="T127_31" style:family="text">
      <style:text-properties fo:background-color="#ffffff" fo:color="#252525"/>
    </style:style>
    <style:style style:name="T127_32" style:family="text">
      <style:text-properties fo:background-color="#ffffff" fo:color="#252525"/>
    </style:style>
    <style:style style:name="T127_33" style:family="text">
      <style:text-properties fo:background-color="#ffffff" fo:color="#252525"/>
    </style:style>
    <style:style style:name="T127_34" style:family="text">
      <style:text-properties fo:background-color="#ffffff" fo:color="#252525"/>
    </style:style>
    <style:style style:name="T127_35" style:family="text">
      <style:text-properties fo:background-color="#ffffff" fo:color="#252525"/>
    </style:style>
    <style:style style:name="T127_36" style:family="text">
      <style:text-properties fo:background-color="#ffffff" fo:color="#252525"/>
    </style:style>
    <style:style style:name="T127_37" style:family="text">
      <style:text-properties fo:background-color="#ffffff" fo:color="#252525"/>
    </style:style>
    <style:style style:name="T127_38" style:family="text">
      <style:text-properties fo:background-color="#ffffff" fo:color="#252525"/>
    </style:style>
    <style:style style:name="T127_39" style:family="text">
      <style:text-properties fo:background-color="#ffffff" fo:color="#252525"/>
    </style:style>
    <style:style style:name="T127_40" style:family="text">
      <style:text-properties fo:background-color="#ffffff" fo:color="#252525"/>
    </style:style>
    <style:style style:name="T127_41" style:family="text">
      <style:text-properties fo:background-color="#ffffff" fo:color="#252525"/>
    </style:style>
    <style:style style:name="T127_42" style:family="text">
      <style:text-properties fo:background-color="#ffffff" fo:color="#252525"/>
    </style:style>
    <style:style style:name="T127_43" style:family="text">
      <style:text-properties fo:background-color="#ffffff" fo:color="#252525"/>
    </style:style>
    <style:style style:name="T127_44" style:family="text">
      <style:text-properties fo:background-color="#ffffff" fo:color="#252525"/>
    </style:style>
    <style:style style:name="T127_45" style:family="text">
      <style:text-properties fo:background-color="#ffffff" fo:color="#252525"/>
    </style:style>
    <style:style style:name="T127_46" style:family="text">
      <style:text-properties fo:background-color="#ffffff" fo:color="#252525"/>
    </style:style>
    <style:style style:name="T127_47" style:family="text">
      <style:text-properties fo:background-color="#ffffff" fo:color="#252525"/>
    </style:style>
    <style:style style:name="T127_48" style:family="text"/>
    <style:style style:name="T127_49" style:family="text">
      <style:text-properties fo:background-color="#ffffff" fo:color="#0b0080"/>
    </style:style>
    <style:style style:name="T127_50" style:family="text">
      <style:text-properties fo:background-color="#ffffff" fo:color="#252525"/>
    </style:style>
    <style:style style:name="T127_51" style:family="text"/>
    <style:style style:name="T127_52" style:family="text">
      <style:text-properties fo:background-color="#ffffff" fo:color="#0b0080"/>
    </style:style>
    <style:style style:name="T127_53" style:family="text">
      <style:text-properties fo:background-color="#ffffff" fo:color="#252525"/>
    </style:style>
    <style:style style:name="T127_54" style:family="text">
      <style:text-properties fo:background-color="#ffffff" fo:color="#252525"/>
    </style:style>
    <style:style style:name="T127_55" style:family="text">
      <style:text-properties fo:background-color="#ffffff" fo:color="#252525"/>
    </style:style>
    <style:style style:name="T127_56" style:family="text">
      <style:text-properties fo:background-color="#ffffff" fo:color="#252525"/>
    </style:style>
    <style:style style:name="T127_57" style:family="text">
      <style:text-properties fo:background-color="#ffffff" fo:color="#252525"/>
    </style:style>
    <style:style style:name="T127_58" style:family="text">
      <style:text-properties fo:background-color="#ffffff" fo:color="#252525"/>
    </style:style>
    <style:style style:name="T127_59" style:family="text">
      <style:text-properties fo:background-color="#ffffff" fo:color="#252525"/>
    </style:style>
    <style:style style:name="T127_60" style:family="text">
      <style:text-properties fo:background-color="#ffffff" fo:color="#252525"/>
    </style:style>
    <style:style style:name="T127_61" style:family="text">
      <style:text-properties fo:background-color="#ffffff" fo:color="#252525"/>
    </style:style>
    <style:style style:name="T127_62" style:family="text">
      <style:text-properties fo:background-color="#ffffff" fo:color="#252525"/>
    </style:style>
    <style:style style:name="T127_63" style:family="text">
      <style:text-properties fo:background-color="#ffffff" fo:color="#252525"/>
    </style:style>
    <style:style style:name="T127_64" style:family="text">
      <style:text-properties fo:background-color="#ffffff" fo:color="#252525"/>
    </style:style>
    <style:style style:name="T127_65" style:family="text">
      <style:text-properties fo:background-color="#ffffff" fo:color="#252525"/>
    </style:style>
    <style:style style:name="T127_66" style:family="text">
      <style:text-properties fo:background-color="#ffffff" fo:color="#252525"/>
    </style:style>
    <style:style style:name="T127_67" style:family="text">
      <style:text-properties fo:background-color="#ffffff" fo:color="#252525"/>
    </style:style>
    <style:style style:name="T127_68" style:family="text">
      <style:text-properties fo:background-color="#ffffff" fo:color="#252525"/>
    </style:style>
    <style:style style:name="T127_69" style:family="text">
      <style:text-properties fo:background-color="#ffffff" fo:color="#252525"/>
    </style:style>
    <style:style style:name="T127_70" style:family="text">
      <style:text-properties fo:background-color="#ffffff" fo:color="#252525"/>
    </style:style>
    <style:style style:name="T127_71" style:family="text">
      <style:text-properties fo:background-color="#ffffff" fo:color="#252525"/>
    </style:style>
    <style:style style:name="T127_72" style:family="text">
      <style:text-properties fo:background-color="#ffffff" fo:color="#252525"/>
    </style:style>
    <style:style style:name="T127_73" style:family="text">
      <style:text-properties fo:background-color="#ffffff" fo:color="#252525"/>
    </style:style>
    <style:style style:name="T127_74" style:family="text">
      <style:text-properties fo:background-color="#ffffff" fo:color="#252525"/>
    </style:style>
    <style:style style:name="T127_75" style:family="text">
      <style:text-properties fo:background-color="#ffffff" fo:color="#252525"/>
    </style:style>
    <style:style style:name="T127_76" style:family="text">
      <style:text-properties fo:background-color="#ffffff" fo:color="#252525"/>
    </style:style>
    <style:style style:name="T127_77" style:family="text">
      <style:text-properties fo:background-color="#ffffff" fo:color="#252525"/>
    </style:style>
    <style:style style:name="T127_78" style:family="text">
      <style:text-properties fo:background-color="#ffffff" fo:color="#252525"/>
    </style:style>
    <style:style style:name="T127_79" style:family="text">
      <style:text-properties fo:background-color="#ffffff" fo:color="#252525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>
      <style:text-properties fo:background-color="#ffffff" fo:color="#252525"/>
    </style:style>
    <style:style style:name="T128_2" style:family="text">
      <style:text-properties fo:background-color="#ffffff" fo:color="#252525"/>
    </style:style>
    <style:style style:name="T128_3" style:family="text">
      <style:text-properties fo:background-color="#ffffff" fo:color="#252525"/>
    </style:style>
    <style:style style:name="T128_4" style:family="text">
      <style:text-properties fo:background-color="#ffffff" fo:color="#252525"/>
    </style:style>
    <style:style style:name="T128_5" style:family="text">
      <style:text-properties fo:background-color="#ffffff" fo:color="#252525"/>
    </style:style>
    <style:style style:name="T128_6" style:family="text">
      <style:text-properties fo:background-color="#ffffff" fo:color="#252525"/>
    </style:style>
    <style:style style:name="T128_7" style:family="text">
      <style:text-properties fo:background-color="#ffffff" fo:color="#252525"/>
    </style:style>
    <style:style style:name="T128_8" style:family="text">
      <style:text-properties fo:background-color="#ffffff" fo:color="#252525"/>
    </style:style>
    <style:style style:name="T128_9" style:family="text">
      <style:text-properties fo:background-color="#ffffff" fo:color="#252525"/>
    </style:style>
    <style:style style:name="T128_10" style:family="text">
      <style:text-properties fo:background-color="#ffffff" fo:color="#252525"/>
    </style:style>
    <style:style style:name="T128_11" style:family="text">
      <style:text-properties fo:background-color="#ffffff" fo:color="#252525"/>
    </style:style>
    <style:style style:name="T128_12" style:family="text">
      <style:text-properties fo:background-color="#ffffff" fo:color="#252525"/>
    </style:style>
    <style:style style:name="T128_13" style:family="text">
      <style:text-properties fo:background-color="#ffffff" fo:color="#252525"/>
    </style:style>
    <style:style style:name="T128_14" style:family="text">
      <style:text-properties fo:background-color="#ffffff" fo:color="#252525"/>
    </style:style>
    <style:style style:name="T128_15" style:family="text"/>
    <style:style style:name="T128_16" style:family="text">
      <style:text-properties fo:background-color="#ffffff" fo:color="#0b0080"/>
    </style:style>
    <style:style style:name="T128_17" style:family="text">
      <style:text-properties fo:background-color="#ffffff" fo:color="#252525"/>
    </style:style>
    <style:style style:name="T128_18" style:family="text">
      <style:text-properties fo:background-color="#ffffff" fo:color="#252525"/>
    </style:style>
    <style:style style:name="T128_19" style:family="text">
      <style:text-properties fo:background-color="#ffffff" fo:color="#252525"/>
    </style:style>
    <style:style style:name="T128_20" style:family="text">
      <style:text-properties fo:background-color="#ffffff" fo:color="#252525"/>
    </style:style>
    <style:style style:name="T128_21" style:family="text">
      <style:text-properties fo:background-color="#ffffff" fo:color="#252525"/>
    </style:style>
    <style:style style:name="T128_22" style:family="text">
      <style:text-properties fo:background-color="#ffffff" fo:color="#252525"/>
    </style:style>
    <style:style style:name="T128_23" style:family="text">
      <style:text-properties fo:background-color="#ffffff" fo:color="#252525"/>
    </style:style>
    <style:style style:name="T128_24" style:family="text">
      <style:text-properties fo:background-color="#ffffff" fo:color="#252525"/>
    </style:style>
    <style:style style:name="T128_25" style:family="text">
      <style:text-properties fo:background-color="#ffffff" fo:color="#252525"/>
    </style:style>
    <style:style style:name="T128_26" style:family="text">
      <style:text-properties fo:background-color="#ffffff" fo:color="#252525"/>
    </style:style>
    <style:style style:name="T128_27" style:family="text">
      <style:text-properties fo:background-color="#ffffff" fo:color="#252525"/>
    </style:style>
    <style:style style:name="T128_28" style:family="text">
      <style:text-properties fo:background-color="#ffffff" fo:color="#252525"/>
    </style:style>
    <style:style style:name="T128_29" style:family="text">
      <style:text-properties fo:background-color="#ffffff" fo:color="#252525"/>
    </style:style>
    <style:style style:name="T128_30" style:family="text"/>
    <style:style style:name="T128_31" style:family="text">
      <style:text-properties fo:background-color="#ffffff" fo:color="#0b0080"/>
    </style:style>
    <style:style style:name="T128_32" style:family="text">
      <style:text-properties fo:background-color="#ffffff" fo:color="#252525"/>
    </style:style>
    <style:style style:name="T128_33" style:family="text">
      <style:text-properties fo:background-color="#ffffff" fo:color="#252525"/>
    </style:style>
    <style:style style:name="T128_34" style:family="text">
      <style:text-properties fo:background-color="#ffffff" fo:color="#252525"/>
    </style:style>
    <style:style style:name="T128_35" style:family="text">
      <style:text-properties fo:background-color="#ffffff" fo:color="#252525"/>
    </style:style>
    <style:style style:name="T128_36" style:family="text">
      <style:text-properties fo:background-color="#ffffff" fo:color="#252525"/>
    </style:style>
    <style:style style:name="T128_37" style:family="text">
      <style:text-properties fo:background-color="#ffffff" fo:color="#252525"/>
    </style:style>
    <style:style style:name="T128_38" style:family="text">
      <style:text-properties fo:background-color="#ffffff" fo:color="#252525"/>
    </style:style>
    <style:style style:name="T128_39" style:family="text">
      <style:text-properties fo:background-color="#ffffff" fo:color="#252525"/>
    </style:style>
    <style:style style:name="T128_40" style:family="text">
      <style:text-properties fo:background-color="#ffffff" fo:color="#252525"/>
    </style:style>
    <style:style style:name="T128_41" style:family="text">
      <style:text-properties fo:background-color="#ffffff" fo:color="#252525"/>
    </style:style>
    <style:style style:name="T128_42" style:family="text">
      <style:text-properties fo:background-color="#ffffff" fo:color="#252525"/>
    </style:style>
    <style:style style:name="T128_43" style:family="text">
      <style:text-properties fo:background-color="#ffffff" fo:color="#252525"/>
    </style:style>
    <style:style style:name="T128_44" style:family="text">
      <style:text-properties fo:background-color="#ffffff" fo:color="#252525"/>
    </style:style>
    <style:style style:name="T128_45" style:family="text">
      <style:text-properties fo:background-color="#ffffff" fo:color="#252525"/>
    </style:style>
    <style:style style:name="T128_46" style:family="text">
      <style:text-properties fo:background-color="#ffffff" fo:color="#252525"/>
    </style:style>
    <style:style style:name="T128_47" style:family="text">
      <style:text-properties fo:background-color="#ffffff" fo:color="#252525"/>
    </style:style>
    <style:style style:name="T128_48" style:family="text">
      <style:text-properties fo:background-color="#ffffff" fo:color="#252525"/>
    </style:style>
    <style:style style:name="T128_49" style:family="text">
      <style:text-properties fo:background-color="#ffffff" fo:color="#252525"/>
    </style:style>
    <style:style style:name="T128_50" style:family="text">
      <style:text-properties fo:background-color="#ffffff" fo:color="#252525"/>
    </style:style>
    <style:style style:name="T128_51" style:family="text">
      <style:text-properties fo:background-color="#ffffff" fo:color="#252525"/>
    </style:style>
    <style:style style:name="T128_52" style:family="text">
      <style:text-properties fo:background-color="#ffffff" fo:color="#252525"/>
    </style:style>
    <style:style style:name="T128_53" style:family="text">
      <style:text-properties fo:background-color="#ffffff" fo:color="#252525"/>
    </style:style>
    <style:style style:name="T128_54" style:family="text">
      <style:text-properties fo:background-color="#ffffff" fo:color="#252525"/>
    </style:style>
    <style:style style:name="T128_55" style:family="text">
      <style:text-properties fo:background-color="#ffffff" fo:color="#252525"/>
    </style:style>
    <style:style style:name="T128_56" style:family="text">
      <style:text-properties fo:background-color="#ffffff" fo:color="#252525"/>
    </style:style>
    <style:style style:name="T128_57" style:family="text">
      <style:text-properties fo:background-color="#ffffff" fo:color="#252525"/>
    </style:style>
    <style:style style:name="T128_58" style:family="text">
      <style:text-properties fo:background-color="#ffffff" fo:color="#252525"/>
    </style:style>
    <style:style style:name="T128_59" style:family="text">
      <style:text-properties fo:background-color="#ffffff" fo:color="#252525"/>
    </style:style>
    <style:style style:name="T128_60" style:family="text">
      <style:text-properties fo:background-color="#ffffff" fo:color="#252525"/>
    </style:style>
    <style:style style:name="T128_61" style:family="text">
      <style:text-properties fo:background-color="#ffffff" fo:color="#252525"/>
    </style:style>
    <style:style style:name="T128_62" style:family="text">
      <style:text-properties fo:background-color="#ffffff" fo:color="#252525"/>
    </style:style>
    <style:style style:name="T128_63" style:family="text">
      <style:text-properties fo:background-color="#ffffff" fo:color="#252525"/>
    </style:style>
    <style:style style:name="T128_64" style:family="text">
      <style:text-properties fo:background-color="#ffffff" fo:color="#252525"/>
    </style:style>
    <style:style style:name="T128_65" style:family="text">
      <style:text-properties fo:background-color="#ffffff" fo:color="#252525"/>
    </style:style>
    <style:style style:name="T128_66" style:family="text">
      <style:text-properties fo:background-color="#ffffff" fo:color="#252525"/>
    </style:style>
    <style:style style:name="T128_67" style:family="text">
      <style:text-properties fo:background-color="#ffffff" fo:color="#252525"/>
    </style:style>
    <style:style style:name="T128_68" style:family="text">
      <style:text-properties fo:background-color="#ffffff" fo:color="#252525"/>
    </style:style>
    <style:style style:name="T128_69" style:family="text">
      <style:text-properties fo:background-color="#ffffff" fo:color="#252525"/>
    </style:style>
    <style:style style:name="T128_70" style:family="text">
      <style:text-properties fo:background-color="#ffffff" fo:color="#252525"/>
    </style:style>
    <style:style style:name="T128_71" style:family="text">
      <style:text-properties fo:background-color="#ffffff" fo:color="#252525"/>
    </style:style>
    <style:style style:name="T128_72" style:family="text">
      <style:text-properties fo:background-color="#ffffff" fo:color="#252525"/>
    </style:style>
    <style:style style:name="T128_73" style:family="text">
      <style:text-properties fo:background-color="#ffffff" fo:color="#252525"/>
    </style:style>
    <style:style style:name="T128_74" style:family="text">
      <style:text-properties fo:background-color="#ffffff" fo:color="#252525"/>
    </style:style>
    <style:style style:name="T128_75" style:family="text">
      <style:text-properties fo:background-color="#ffffff" fo:color="#252525"/>
    </style:style>
    <style:style style:name="T128_76" style:family="text">
      <style:text-properties fo:background-color="#ffffff" fo:color="#252525"/>
    </style:style>
    <style:style style:name="T128_77" style:family="text">
      <style:text-properties fo:background-color="#ffffff" fo:color="#252525"/>
    </style:style>
    <style:style style:name="T128_78" style:family="text">
      <style:text-properties fo:background-color="#ffffff" fo:color="#252525"/>
    </style:style>
    <style:style style:name="T128_79" style:family="text">
      <style:text-properties fo:background-color="#ffffff" fo:color="#252525"/>
    </style:style>
    <style:style style:name="T128_80" style:family="text">
      <style:text-properties fo:background-color="#ffffff" fo:color="#252525"/>
    </style:style>
    <style:style style:name="T128_81" style:family="text">
      <style:text-properties fo:background-color="#ffffff" fo:color="#252525"/>
    </style:style>
    <style:style style:name="T128_82" style:family="text">
      <style:text-properties fo:background-color="#ffffff" fo:color="#252525"/>
    </style:style>
    <style:style style:name="T128_83" style:family="text">
      <style:text-properties fo:background-color="#ffffff" fo:color="#252525"/>
    </style:style>
    <style:style style:name="T128_84" style:family="text">
      <style:text-properties fo:background-color="#ffffff" fo:color="#252525"/>
    </style:style>
    <style:style style:name="T128_85" style:family="text">
      <style:text-properties fo:background-color="#ffffff" fo:color="#252525"/>
    </style:style>
    <style:style style:name="T128_86" style:family="text">
      <style:text-properties fo:background-color="#ffffff" fo:color="#252525"/>
    </style:style>
    <style:style style:name="T128_87" style:family="text">
      <style:text-properties fo:background-color="#ffffff" fo:color="#252525"/>
    </style:style>
    <style:style style:name="T128_88" style:family="text">
      <style:text-properties fo:background-color="#ffffff" fo:color="#252525"/>
    </style:style>
    <style:style style:name="T128_89" style:family="text">
      <style:text-properties fo:background-color="#ffffff" fo:color="#252525"/>
    </style:style>
    <style:style style:name="T128_90" style:family="text">
      <style:text-properties fo:background-color="#ffffff" fo:color="#252525"/>
    </style:style>
    <style:style style:name="T128_91" style:family="text">
      <style:text-properties fo:background-color="#ffffff" fo:color="#252525"/>
    </style:style>
    <style:style style:name="T128_92" style:family="text">
      <style:text-properties fo:background-color="#ffffff" fo:color="#252525"/>
    </style:style>
    <style:style style:name="T128_93" style:family="text">
      <style:text-properties fo:background-color="#ffffff" fo:color="#252525"/>
    </style:style>
    <style:style style:name="T128_94" style:family="text">
      <style:text-properties fo:background-color="#ffffff" fo:color="#252525"/>
    </style:style>
    <style:style style:name="T128_95" style:family="text">
      <style:text-properties fo:background-color="#ffffff" fo:color="#252525"/>
    </style:style>
    <style:style style:name="T128_96" style:family="text">
      <style:text-properties fo:background-color="#ffffff" fo:color="#252525"/>
    </style:style>
    <style:style style:name="T128_97" style:family="text">
      <style:text-properties fo:background-color="#ffffff" fo:color="#252525"/>
    </style:style>
    <style:style style:name="T128_98" style:family="text">
      <style:text-properties fo:background-color="#ffffff" fo:color="#252525"/>
    </style:style>
    <style:style style:name="T128_99" style:family="text">
      <style:text-properties fo:background-color="#ffffff" fo:color="#252525"/>
    </style:style>
    <style:style style:name="T128_100" style:family="text">
      <style:text-properties fo:background-color="#ffffff" fo:color="#252525"/>
    </style:style>
    <style:style style:name="T128_101" style:family="text">
      <style:text-properties fo:background-color="#ffffff" fo:color="#252525"/>
    </style:style>
    <style:style style:name="T128_102" style:family="text">
      <style:text-properties fo:background-color="#ffffff" fo:color="#252525"/>
    </style:style>
    <style:style style:name="T128_103" style:family="text">
      <style:text-properties fo:background-color="#ffffff" fo:color="#252525"/>
    </style:style>
    <style:style style:name="T128_104" style:family="text">
      <style:text-properties fo:background-color="#ffffff" fo:color="#252525"/>
    </style:style>
    <style:style style:name="T128_105" style:family="text">
      <style:text-properties fo:background-color="#ffffff" fo:color="#252525"/>
    </style:style>
    <style:style style:name="T128_106" style:family="text">
      <style:text-properties fo:background-color="#ffffff" fo:color="#252525"/>
    </style:style>
    <style:style style:name="T128_107" style:family="text">
      <style:text-properties fo:background-color="#ffffff" fo:color="#252525"/>
    </style:style>
    <style:style style:name="T128_108" style:family="text">
      <style:text-properties fo:background-color="#ffffff" fo:color="#252525"/>
    </style:style>
    <style:style style:name="T128_109" style:family="text">
      <style:text-properties fo:background-color="#ffffff" fo:color="#252525"/>
    </style:style>
    <style:style style:name="T128_110" style:family="text">
      <style:text-properties fo:background-color="#ffffff" fo:color="#252525"/>
    </style:style>
    <style:style style:name="T128_111" style:family="text">
      <style:text-properties fo:background-color="#ffffff" fo:color="#252525"/>
    </style:style>
    <style:style style:name="T128_112" style:family="text">
      <style:text-properties fo:background-color="#ffffff" fo:color="#252525"/>
    </style:style>
    <style:style style:name="T128_113" style:family="text">
      <style:text-properties fo:background-color="#ffffff" fo:color="#252525"/>
    </style:style>
    <style:style style:name="T128_114" style:family="text">
      <style:text-properties fo:background-color="#ffffff" fo:color="#252525"/>
    </style:style>
    <style:style style:name="P129" style:family="paragraph" style:parent-style-name="Standard">
      <style:paragraph-properties fo:break-before="auto" fo:line-height="153%" fo:margin-top="0.212cm" fo:margin-bottom="0.212cm" style:writing-mode="lr-tb"/>
    </style:style>
    <style:style style:name="T129_1" style:family="text">
      <style:text-properties fo:background-color="#ffffff" fo:color="#252525"/>
    </style:style>
    <style:style style:name="T129_2" style:family="text">
      <style:text-properties fo:background-color="#ffffff" fo:color="#252525"/>
    </style:style>
    <style:style style:name="T129_3" style:family="text">
      <style:text-properties fo:background-color="#ffffff" fo:color="#252525"/>
    </style:style>
    <style:style style:name="T129_4" style:family="text">
      <style:text-properties fo:background-color="#ffffff" fo:color="#252525"/>
    </style:style>
    <style:style style:name="T129_5" style:family="text">
      <style:text-properties fo:background-color="#ffffff" fo:color="#252525"/>
    </style:style>
    <style:style style:name="T129_6" style:family="text">
      <style:text-properties fo:background-color="#ffffff" fo:color="#252525"/>
    </style:style>
    <style:style style:name="T129_7" style:family="text">
      <style:text-properties fo:background-color="#ffffff" fo:color="#252525"/>
    </style:style>
    <style:style style:name="T129_8" style:family="text">
      <style:text-properties fo:background-color="#ffffff" fo:color="#252525"/>
    </style:style>
    <style:style style:name="T129_9" style:family="text">
      <style:text-properties fo:background-color="#ffffff" fo:color="#252525"/>
    </style:style>
    <style:style style:name="T129_10" style:family="text">
      <style:text-properties fo:background-color="#ffffff" fo:color="#252525"/>
    </style:style>
    <style:style style:name="T129_11" style:family="text">
      <style:text-properties fo:background-color="#ffffff" fo:color="#252525"/>
    </style:style>
    <style:style style:name="T129_12" style:family="text">
      <style:text-properties fo:background-color="#ffffff" fo:color="#252525"/>
    </style:style>
    <style:style style:name="T129_13" style:family="text">
      <style:text-properties fo:background-color="#ffffff" fo:color="#252525"/>
    </style:style>
    <style:style style:name="T129_14" style:family="text">
      <style:text-properties fo:background-color="#ffffff" fo:color="#252525"/>
    </style:style>
    <style:style style:name="T129_15" style:family="text">
      <style:text-properties fo:background-color="#ffffff" fo:color="#252525"/>
    </style:style>
    <style:style style:name="T129_16" style:family="text">
      <style:text-properties fo:background-color="#ffffff" fo:color="#252525"/>
    </style:style>
    <style:style style:name="T129_17" style:family="text">
      <style:text-properties fo:background-color="#ffffff" fo:color="#252525"/>
    </style:style>
    <style:style style:name="T129_18" style:family="text">
      <style:text-properties fo:background-color="#ffffff" fo:color="#252525"/>
    </style:style>
    <style:style style:name="P130" style:family="paragraph" style:parent-style-name="Standard">
      <style:paragraph-properties fo:break-before="auto" fo:line-height="150%" fo:margin-top="0cm" style:writing-mode="lr-tb"/>
    </style:style>
    <style:style style:name="T130_1" style:family="text"/>
    <style:style style:name="T130_2" style:family="text">
      <style:text-properties fo:background-color="#ffffff" fo:color="#38761d"/>
    </style:style>
    <style:style style:name="T130_3" style:family="text">
      <style:text-properties fo:background-color="#ffffff" fo:color="#38761d"/>
    </style:style>
    <style:style style:name="T130_4" style:family="text">
      <style:text-properties fo:background-color="#ffffff"/>
    </style:style>
    <style:style style:name="T130_5" style:family="text">
      <style:text-properties fo:background-color="#ffffff"/>
    </style:style>
    <style:style style:name="T130_6" style:family="text">
      <style:text-properties fo:background-color="#ffffff"/>
    </style:style>
    <style:style style:name="T130_7" style:family="text">
      <style:text-properties fo:background-color="#ffffff"/>
    </style:style>
    <style:style style:name="T130_8" style:family="text"/>
    <style:style style:name="T130_9" style:family="text">
      <style:text-properties fo:background-color="#ffffff"/>
    </style:style>
    <style:style style:name="T130_10" style:family="text"/>
    <style:style style:name="T130_11" style:family="text">
      <style:text-properties fo:background-color="#ffffff"/>
    </style:style>
    <style:style style:name="T130_12" style:family="text"/>
    <style:style style:name="T130_13" style:family="text">
      <style:text-properties fo:background-color="#ffffff"/>
    </style:style>
    <style:style style:name="T130_14" style:family="text">
      <style:text-properties fo:background-color="#ffffff"/>
    </style:style>
    <style:style style:name="T130_15" style:family="text">
      <style:text-properties fo:background-color="#ffffff"/>
    </style:style>
    <style:style style:name="T130_16" style:family="text">
      <style:text-properties fo:background-color="#ffffff"/>
    </style:style>
    <style:style style:name="T130_17" style:family="text">
      <style:text-properties fo:background-color="#ffffff"/>
    </style:style>
    <style:style style:name="T130_18" style:family="text">
      <style:text-properties fo:background-color="#ffffff"/>
    </style:style>
    <style:style style:name="T130_19" style:family="text">
      <style:text-properties fo:background-color="#ffffff"/>
    </style:style>
    <style:style style:name="T130_20" style:family="text">
      <style:text-properties fo:background-color="#ffffff"/>
    </style:style>
    <style:style style:name="T130_21" style:family="text">
      <style:text-properties fo:background-color="#ffffff"/>
    </style:style>
    <style:style style:name="T130_22" style:family="text">
      <style:text-properties fo:background-color="#ffffff"/>
    </style:style>
    <style:style style:name="T130_23" style:family="text"/>
    <style:style style:name="T130_24" style:family="text">
      <style:text-properties fo:background-color="#ffffff"/>
    </style:style>
    <style:style style:name="T130_25" style:family="text">
      <style:text-properties fo:background-color="#ffffff"/>
    </style:style>
    <style:style style:name="P131" style:family="paragraph" style:parent-style-name="Standard">
      <style:paragraph-properties fo:break-before="auto" fo:line-height="150%" fo:margin-top="0cm" style:writing-mode="lr-tb"/>
    </style:style>
    <style:style style:name="T131_1" style:family="text"/>
    <style:style style:name="T131_2" style:family="text">
      <style:text-properties fo:background-color="#ffffff" fo:color="#38761d"/>
    </style:style>
    <style:style style:name="T131_3" style:family="text">
      <style:text-properties fo:background-color="#ffffff" fo:color="#38761d"/>
    </style:style>
    <style:style style:name="T131_4" style:family="text">
      <style:text-properties fo:background-color="#ffffff"/>
    </style:style>
    <style:style style:name="T131_5" style:family="text">
      <style:text-properties fo:background-color="#ffffff"/>
    </style:style>
    <style:style style:name="T131_6" style:family="text">
      <style:text-properties fo:background-color="#ffffff"/>
    </style:style>
    <style:style style:name="T131_7" style:family="text">
      <style:text-properties fo:background-color="#ffffff"/>
    </style:style>
    <style:style style:name="T131_8" style:family="text">
      <style:text-properties fo:background-color="#ffffff"/>
    </style:style>
    <style:style style:name="T131_9" style:family="text">
      <style:text-properties fo:background-color="#ffffff"/>
    </style:style>
    <style:style style:name="T131_10" style:family="text">
      <style:text-properties fo:background-color="#ffffff"/>
    </style:style>
    <style:style style:name="T131_11" style:family="text"/>
    <style:style style:name="T131_12" style:family="text">
      <style:text-properties fo:background-color="#ffffff"/>
    </style:style>
    <style:style style:name="T131_13" style:family="text"/>
    <style:style style:name="T131_14" style:family="text">
      <style:text-properties fo:background-color="#ffffff"/>
    </style:style>
    <style:style style:name="T131_15" style:family="text"/>
    <style:style style:name="T131_16" style:family="text">
      <style:text-properties fo:background-color="#ffffff"/>
    </style:style>
    <style:style style:name="T131_17" style:family="text">
      <style:text-properties fo:background-color="#ffffff"/>
    </style:style>
    <style:style style:name="T131_18" style:family="text">
      <style:text-properties fo:background-color="#ffffff"/>
    </style:style>
    <style:style style:name="T131_19" style:family="text">
      <style:text-properties fo:background-color="#ffffff"/>
    </style:style>
    <style:style style:name="T131_20" style:family="text"/>
    <style:style style:name="T131_21" style:family="text">
      <style:text-properties fo:background-color="#ffffff"/>
    </style:style>
    <style:style style:name="T131_22" style:family="text">
      <style:text-properties fo:background-color="#ffffff"/>
    </style:style>
    <style:style style:name="P132" style:family="paragraph" style:parent-style-name="Standard">
      <style:paragraph-properties fo:break-before="auto" fo:line-height="150%" fo:margin-top="0cm" style:writing-mode="lr-tb"/>
    </style:style>
    <style:style style:name="T132_1" style:family="text"/>
    <style:style style:name="T132_2" style:family="text">
      <style:text-properties fo:background-color="#ffffff" fo:color="#38761d"/>
    </style:style>
    <style:style style:name="T132_3" style:family="text">
      <style:text-properties fo:background-color="#ffffff" fo:color="#38761d"/>
    </style:style>
    <style:style style:name="T132_4" style:family="text"/>
    <style:style style:name="T132_5" style:family="text">
      <style:text-properties fo:background-color="#ffffff" fo:color="#38761d"/>
    </style:style>
    <style:style style:name="T132_6" style:family="text">
      <style:text-properties fo:background-color="#ffffff" fo:color="#38761d"/>
    </style:style>
    <style:style style:name="T132_7" style:family="text">
      <style:text-properties fo:background-color="#ffffff"/>
    </style:style>
    <style:style style:name="T132_8" style:family="text">
      <style:text-properties fo:background-color="#ffffff"/>
    </style:style>
    <style:style style:name="T132_9" style:family="text">
      <style:text-properties fo:background-color="#ffffff"/>
    </style:style>
    <style:style style:name="T132_10" style:family="text">
      <style:text-properties fo:background-color="#ffffff"/>
    </style:style>
    <style:style style:name="T132_11" style:family="text">
      <style:text-properties fo:background-color="#ffffff"/>
    </style:style>
    <style:style style:name="T132_12" style:family="text">
      <style:text-properties fo:background-color="#ffffff"/>
    </style:style>
    <style:style style:name="T132_13" style:family="text"/>
    <style:style style:name="T132_14" style:family="text">
      <style:text-properties fo:background-color="#ffffff"/>
    </style:style>
    <style:style style:name="T132_15" style:family="text">
      <style:text-properties fo:background-color="#ffffff"/>
    </style:style>
    <style:style style:name="T132_16" style:family="text">
      <style:text-properties fo:background-color="#ffffff"/>
    </style:style>
    <style:style style:name="T132_17" style:family="text">
      <style:text-properties fo:background-color="#ffffff"/>
    </style:style>
    <style:style style:name="T132_18" style:family="text">
      <style:text-properties fo:background-color="#ffffff"/>
    </style:style>
    <style:style style:name="T132_19" style:family="text">
      <style:text-properties fo:background-color="#ffffff"/>
    </style:style>
    <style:style style:name="T132_20" style:family="text"/>
    <style:style style:name="T132_21" style:family="text">
      <style:text-properties fo:background-color="#ffffff"/>
    </style:style>
    <style:style style:name="T132_22" style:family="text">
      <style:text-properties fo:background-color="#ffffff"/>
    </style:style>
    <style:style style:name="P133" style:family="paragraph" style:parent-style-name="Standard">
      <style:paragraph-properties fo:break-before="auto" fo:line-height="150%" fo:margin-top="0cm" style:writing-mode="lr-tb"/>
    </style:style>
    <style:style style:name="T133_1" style:family="text"/>
    <style:style style:name="T133_2" style:family="text">
      <style:text-properties fo:background-color="#ffffff" fo:color="#38761d"/>
    </style:style>
    <style:style style:name="T133_3" style:family="text">
      <style:text-properties fo:background-color="#ffffff" fo:color="#38761d"/>
    </style:style>
    <style:style style:name="T133_4" style:family="text">
      <style:text-properties fo:background-color="#ffffff"/>
    </style:style>
    <style:style style:name="T133_5" style:family="text">
      <style:text-properties fo:background-color="#ffffff"/>
    </style:style>
    <style:style style:name="T133_6" style:family="text">
      <style:text-properties fo:background-color="#ffffff"/>
    </style:style>
    <style:style style:name="T133_7" style:family="text">
      <style:text-properties fo:background-color="#ffffff"/>
    </style:style>
    <style:style style:name="T133_8" style:family="text">
      <style:text-properties fo:background-color="#ffffff"/>
    </style:style>
    <style:style style:name="T133_9" style:family="text">
      <style:text-properties fo:background-color="#ffffff"/>
    </style:style>
    <style:style style:name="T133_10" style:family="text">
      <style:text-properties fo:background-color="#ffffff"/>
    </style:style>
    <style:style style:name="T133_11" style:family="text">
      <style:text-properties fo:background-color="#ffffff"/>
    </style:style>
    <style:style style:name="T133_12" style:family="text"/>
    <style:style style:name="T133_13" style:family="text">
      <style:text-properties fo:background-color="#ffffff"/>
    </style:style>
    <style:style style:name="T133_14" style:family="text">
      <style:text-properties fo:background-color="#ffffff"/>
    </style:style>
    <style:style style:name="P134" style:family="paragraph" style:parent-style-name="Standard">
      <style:paragraph-properties fo:break-before="auto" fo:line-height="150%" fo:margin-top="0cm" style:writing-mode="lr-tb"/>
    </style:style>
    <style:style style:name="T134_1" style:family="text"/>
    <style:style style:name="T134_2" style:family="text">
      <style:text-properties fo:background-color="#ffffff" fo:color="#38761d"/>
    </style:style>
    <style:style style:name="T134_3" style:family="text">
      <style:text-properties fo:background-color="#ffffff" fo:color="#38761d"/>
    </style:style>
    <style:style style:name="T134_4" style:family="text">
      <style:text-properties fo:background-color="#ffffff"/>
    </style:style>
    <style:style style:name="T134_5" style:family="text">
      <style:text-properties fo:background-color="#ffffff"/>
    </style:style>
    <style:style style:name="T134_6" style:family="text">
      <style:text-properties fo:background-color="#ffffff"/>
    </style:style>
    <style:style style:name="T134_7" style:family="text">
      <style:text-properties fo:background-color="#ffffff"/>
    </style:style>
    <style:style style:name="T134_8" style:family="text">
      <style:text-properties fo:background-color="#ffffff"/>
    </style:style>
    <style:style style:name="T134_9" style:family="text">
      <style:text-properties fo:background-color="#ffffff"/>
    </style:style>
    <style:style style:name="T134_10" style:family="text"/>
    <style:style style:name="T134_11" style:family="text">
      <style:text-properties fo:background-color="#ffffff"/>
    </style:style>
    <style:style style:name="T134_12" style:family="text"/>
    <style:style style:name="T134_13" style:family="text">
      <style:text-properties fo:background-color="#ffffff"/>
    </style:style>
    <style:style style:name="T134_14" style:family="text"/>
    <style:style style:name="T134_15" style:family="text">
      <style:text-properties fo:background-color="#ffffff"/>
    </style:style>
    <style:style style:name="T134_16" style:family="text"/>
    <style:style style:name="T134_17" style:family="text">
      <style:text-properties fo:background-color="#ffffff"/>
    </style:style>
    <style:style style:name="T134_18" style:family="text"/>
    <style:style style:name="T134_19" style:family="text">
      <style:text-properties fo:background-color="#ffffff"/>
    </style:style>
    <style:style style:name="T134_20" style:family="text"/>
    <style:style style:name="T134_21" style:family="text">
      <style:text-properties fo:background-color="#ffffff"/>
    </style:style>
    <style:style style:name="T134_22" style:family="text"/>
    <style:style style:name="T134_23" style:family="text">
      <style:text-properties fo:background-color="#ffffff"/>
    </style:style>
    <style:style style:name="T134_24" style:family="text">
      <style:text-properties fo:background-color="#ffffff"/>
    </style:style>
    <style:style style:name="P135" style:family="paragraph" style:parent-style-name="Standard">
      <style:paragraph-properties fo:break-before="auto" fo:line-height="150%" fo:margin-top="0cm" style:writing-mode="lr-tb"/>
    </style:style>
    <style:style style:name="T135_1" style:family="text"/>
    <style:style style:name="T135_2" style:family="text">
      <style:text-properties fo:background-color="#ffffff" fo:color="#38761d"/>
    </style:style>
    <style:style style:name="T135_3" style:family="text">
      <style:text-properties fo:background-color="#ffffff" fo:color="#38761d"/>
    </style:style>
    <style:style style:name="T135_4" style:family="text">
      <style:text-properties fo:background-color="#ffffff"/>
    </style:style>
    <style:style style:name="T135_5" style:family="text">
      <style:text-properties fo:background-color="#ffffff"/>
    </style:style>
    <style:style style:name="T135_6" style:family="text">
      <style:text-properties fo:background-color="#ffffff"/>
    </style:style>
    <style:style style:name="T135_7" style:family="text">
      <style:text-properties fo:background-color="#ffffff"/>
    </style:style>
    <style:style style:name="T135_8" style:family="text">
      <style:text-properties fo:background-color="#ffffff"/>
    </style:style>
    <style:style style:name="T135_9" style:family="text">
      <style:text-properties fo:background-color="#ffffff"/>
    </style:style>
    <style:style style:name="T135_10" style:family="text"/>
    <style:style style:name="T135_11" style:family="text">
      <style:text-properties fo:background-color="#ffffff"/>
    </style:style>
    <style:style style:name="T135_12" style:family="text">
      <style:text-properties fo:background-color="#ffffff"/>
    </style:style>
    <style:style style:name="P136" style:family="paragraph" style:parent-style-name="Standard">
      <style:paragraph-properties fo:break-before="auto" fo:line-height="150%" fo:margin-top="0cm" style:writing-mode="lr-tb"/>
    </style:style>
    <style:style style:name="T136_1" style:family="text"/>
    <style:style style:name="T136_2" style:family="text">
      <style:text-properties fo:background-color="#ffffff" fo:color="#38761d"/>
    </style:style>
    <style:style style:name="T136_3" style:family="text">
      <style:text-properties fo:background-color="#ffffff" fo:color="#38761d"/>
    </style:style>
    <style:style style:name="T136_4" style:family="text">
      <style:text-properties fo:background-color="#ffffff"/>
    </style:style>
    <style:style style:name="T136_5" style:family="text">
      <style:text-properties fo:background-color="#ffffff"/>
    </style:style>
    <style:style style:name="T136_6" style:family="text">
      <style:text-properties fo:background-color="#ffffff"/>
    </style:style>
    <style:style style:name="T136_7" style:family="text">
      <style:text-properties fo:background-color="#ffffff"/>
    </style:style>
    <style:style style:name="T136_8" style:family="text">
      <style:text-properties fo:background-color="#ffffff"/>
    </style:style>
    <style:style style:name="T136_9" style:family="text">
      <style:text-properties fo:background-color="#ffffff"/>
    </style:style>
    <style:style style:name="T136_10" style:family="text"/>
    <style:style style:name="T136_11" style:family="text">
      <style:text-properties fo:background-color="#ffffff"/>
    </style:style>
    <style:style style:name="T136_12" style:family="text">
      <style:text-properties fo:background-color="#ffffff"/>
    </style:style>
    <style:style style:name="P137" style:family="paragraph" style:parent-style-name="Standard">
      <style:paragraph-properties fo:break-before="auto" fo:line-height="150%" fo:margin-top="0cm" style:writing-mode="lr-tb"/>
    </style:style>
    <style:style style:name="T137_1" style:family="text"/>
    <style:style style:name="T137_2" style:family="text">
      <style:text-properties fo:background-color="#ffffff" fo:color="#38761d"/>
    </style:style>
    <style:style style:name="T137_3" style:family="text">
      <style:text-properties fo:background-color="#ffffff" fo:color="#38761d"/>
    </style:style>
    <style:style style:name="T137_4" style:family="text">
      <style:text-properties fo:background-color="#ffffff"/>
    </style:style>
    <style:style style:name="T137_5" style:family="text">
      <style:text-properties fo:background-color="#ffffff"/>
    </style:style>
    <style:style style:name="T137_6" style:family="text">
      <style:text-properties fo:background-color="#ffffff"/>
    </style:style>
    <style:style style:name="T137_7" style:family="text">
      <style:text-properties fo:background-color="#ffffff"/>
    </style:style>
    <style:style style:name="T137_8" style:family="text">
      <style:text-properties fo:background-color="#ffffff"/>
    </style:style>
    <style:style style:name="T137_9" style:family="text">
      <style:text-properties fo:background-color="#ffffff"/>
    </style:style>
    <style:style style:name="T137_10" style:family="text">
      <style:text-properties fo:background-color="#ffffff"/>
    </style:style>
    <style:style style:name="T137_11" style:family="text"/>
    <style:style style:name="T137_12" style:family="text">
      <style:text-properties fo:background-color="#ffffff"/>
    </style:style>
    <style:style style:name="T137_13" style:family="text">
      <style:text-properties fo:background-color="#ffffff"/>
    </style:style>
    <style:style style:name="T137_14" style:family="text"/>
    <style:style style:name="T137_15" style:family="text">
      <style:text-properties fo:background-color="#ffffff"/>
    </style:style>
    <style:style style:name="T137_16" style:family="text">
      <style:text-properties fo:background-color="#ffffff"/>
    </style:style>
    <style:style style:name="P138" style:family="paragraph" style:parent-style-name="Standard">
      <style:paragraph-properties fo:break-before="auto" fo:line-height="150%" fo:margin-top="0cm" style:writing-mode="lr-tb"/>
    </style:style>
    <style:style style:name="T138_1" style:family="text"/>
    <style:style style:name="T138_2" style:family="text">
      <style:text-properties fo:background-color="#ffffff" fo:color="#38761d"/>
    </style:style>
    <style:style style:name="T138_3" style:family="text">
      <style:text-properties fo:background-color="#ffffff" fo:color="#38761d"/>
    </style:style>
    <style:style style:name="T138_4" style:family="text">
      <style:text-properties fo:background-color="#ffffff"/>
    </style:style>
    <style:style style:name="T138_5" style:family="text">
      <style:text-properties fo:background-color="#ffffff"/>
    </style:style>
    <style:style style:name="T138_6" style:family="text">
      <style:text-properties fo:background-color="#ffffff"/>
    </style:style>
    <style:style style:name="T138_7" style:family="text">
      <style:text-properties fo:background-color="#ffffff"/>
    </style:style>
    <style:style style:name="T138_8" style:family="text">
      <style:text-properties fo:background-color="#ffffff"/>
    </style:style>
    <style:style style:name="T138_9" style:family="text">
      <style:text-properties fo:background-color="#ffffff"/>
    </style:style>
    <style:style style:name="T138_10" style:family="text">
      <style:text-properties fo:background-color="#ffffff"/>
    </style:style>
    <style:style style:name="T138_11" style:family="text">
      <style:text-properties fo:background-color="#ffffff"/>
    </style:style>
    <style:style style:name="T138_12" style:family="text"/>
    <style:style style:name="T138_13" style:family="text">
      <style:text-properties fo:background-color="#ffffff"/>
    </style:style>
    <style:style style:name="T138_14" style:family="text"/>
    <style:style style:name="T138_15" style:family="text">
      <style:text-properties fo:background-color="#ffffff"/>
    </style:style>
    <style:style style:name="T138_16" style:family="text"/>
    <style:style style:name="T138_17" style:family="text">
      <style:text-properties fo:background-color="#ffffff"/>
    </style:style>
    <style:style style:name="T138_18" style:family="text">
      <style:text-properties fo:background-color="#ffffff"/>
    </style:style>
    <style:style style:name="T138_19" style:family="text">
      <style:text-properties fo:background-color="#ffffff"/>
    </style:style>
    <style:style style:name="T138_20" style:family="text">
      <style:text-properties fo:background-color="#ffffff"/>
    </style:style>
    <style:style style:name="T138_21" style:family="text"/>
    <style:style style:name="T138_22" style:family="text">
      <style:text-properties fo:background-color="#ffffff"/>
    </style:style>
    <style:style style:name="T138_23" style:family="text">
      <style:text-properties fo:background-color="#ffffff"/>
    </style:style>
    <style:style style:name="T138_24" style:family="text">
      <style:text-properties fo:background-color="#ffffff"/>
    </style:style>
    <style:style style:name="T138_25" style:family="text">
      <style:text-properties fo:background-color="#ffffff"/>
    </style:style>
    <style:style style:name="T138_26" style:family="text">
      <style:text-properties fo:background-color="#ffffff"/>
    </style:style>
    <style:style style:name="T138_27" style:family="text">
      <style:text-properties fo:background-color="#ffffff"/>
    </style:style>
    <style:style style:name="T138_28" style:family="text">
      <style:text-properties fo:background-color="#ffffff"/>
    </style:style>
    <style:style style:name="T138_29" style:family="text">
      <style:text-properties fo:background-color="#ffffff"/>
    </style:style>
    <style:style style:name="T138_30" style:family="text">
      <style:text-properties fo:background-color="#ffffff"/>
    </style:style>
    <style:style style:name="T138_31" style:family="text">
      <style:text-properties fo:background-color="#ffffff"/>
    </style:style>
    <style:style style:name="T138_32" style:family="text"/>
    <style:style style:name="T138_33" style:family="text">
      <style:text-properties fo:background-color="#ffffff"/>
    </style:style>
    <style:style style:name="T138_34" style:family="text">
      <style:text-properties fo:background-color="#ffffff"/>
    </style:style>
    <style:style style:name="T138_35" style:family="text">
      <style:text-properties fo:background-color="#ffffff"/>
    </style:style>
    <style:style style:name="T138_36" style:family="text">
      <style:text-properties fo:background-color="#ffffff"/>
    </style:style>
    <style:style style:name="T138_37" style:family="text">
      <style:text-properties fo:background-color="#ffffff"/>
    </style:style>
    <style:style style:name="T138_38" style:family="text">
      <style:text-properties fo:background-color="#ffffff"/>
    </style:style>
    <style:style style:name="P139" style:family="paragraph" style:parent-style-name="Standard">
      <style:paragraph-properties fo:break-before="auto" fo:line-height="150%" fo:margin-top="0cm" fo:margin-bottom="0cm" style:writing-mode="lr-tb"/>
    </style:style>
    <style:style style:name="T139_1" style:family="text"/>
    <style:style style:name="T139_2" style:family="text">
      <style:text-properties fo:background-color="#ffffff" fo:color="#38761d"/>
    </style:style>
    <style:style style:name="T139_3" style:family="text">
      <style:text-properties fo:background-color="#ffffff" fo:color="#38761d"/>
    </style:style>
    <style:style style:name="T139_4" style:family="text">
      <style:text-properties fo:background-color="#ffffff"/>
    </style:style>
    <style:style style:name="T139_5" style:family="text">
      <style:text-properties fo:background-color="#ffffff"/>
    </style:style>
    <style:style style:name="T139_6" style:family="text">
      <style:text-properties fo:background-color="#ffffff"/>
    </style:style>
    <style:style style:name="T139_7" style:family="text">
      <style:text-properties fo:background-color="#ffffff"/>
    </style:style>
    <style:style style:name="T139_8" style:family="text">
      <style:text-properties fo:background-color="#ffffff"/>
    </style:style>
    <style:style style:name="T139_9" style:family="text">
      <style:text-properties fo:background-color="#ffffff"/>
    </style:style>
    <style:style style:name="T139_10" style:family="text">
      <style:text-properties fo:background-color="#ffffff"/>
    </style:style>
    <style:style style:name="T139_11" style:family="text">
      <style:text-properties fo:background-color="#ffffff"/>
    </style:style>
    <style:style style:name="T139_12" style:family="text">
      <style:text-properties fo:background-color="#ffffff"/>
    </style:style>
    <style:style style:name="T139_13" style:family="text">
      <style:text-properties fo:background-color="#ffffff"/>
    </style:style>
    <style:style style:name="T139_14" style:family="text">
      <style:text-properties fo:background-color="#ffffff"/>
    </style:style>
    <style:style style:name="T139_15" style:family="text">
      <style:text-properties fo:background-color="#ffffff"/>
    </style:style>
    <style:style style:name="T139_16" style:family="text">
      <style:text-properties fo:background-color="#ffffff"/>
    </style:style>
    <style:style style:name="T139_17" style:family="text">
      <style:text-properties fo:background-color="#ffffff"/>
    </style:style>
    <style:style style:name="T139_18" style:family="text">
      <style:text-properties fo:background-color="#ffffff"/>
    </style:style>
    <style:style style:name="T139_19" style:family="text">
      <style:text-properties fo:background-color="#ffffff"/>
    </style:style>
    <style:style style:name="T139_20" style:family="text">
      <style:text-properties fo:background-color="#ffffff"/>
    </style:style>
    <style:style style:name="T139_21" style:family="text">
      <style:text-properties fo:background-color="#ffffff"/>
    </style:style>
    <style:style style:name="T139_22" style:family="text">
      <style:text-properties fo:background-color="#ffffff"/>
    </style:style>
    <style:style style:name="T139_23" style:family="text">
      <style:text-properties fo:background-color="#ffffff"/>
    </style:style>
    <style:style style:name="T139_24" style:family="text">
      <style:text-properties fo:background-color="#ffffff"/>
    </style:style>
    <style:style style:name="T139_25" style:family="text">
      <style:text-properties fo:background-color="#ffffff"/>
    </style:style>
    <style:style style:name="T139_26" style:family="text">
      <style:text-properties fo:background-color="#ffffff"/>
    </style:style>
    <style:style style:name="T139_27" style:family="text">
      <style:text-properties fo:background-color="#ffffff"/>
    </style:style>
    <style:style style:name="T139_28" style:family="text">
      <style:text-properties fo:background-color="#ffffff"/>
    </style:style>
    <style:style style:name="T139_29" style:family="text">
      <style:text-properties fo:background-color="#ffffff"/>
    </style:style>
    <style:style style:name="T139_30" style:family="text">
      <style:text-properties fo:background-color="#ffffff"/>
    </style:style>
    <style:style style:name="T139_31" style:family="text">
      <style:text-properties fo:background-color="#ffffff"/>
    </style:style>
    <style:style style:name="T139_32" style:family="text">
      <style:text-properties fo:background-color="#ffffff"/>
    </style:style>
    <style:style style:name="T139_33" style:family="text">
      <style:text-properties fo:background-color="#ffffff"/>
    </style:style>
    <style:style style:name="T139_34" style:family="text">
      <style:text-properties fo:background-color="#ffffff"/>
    </style:style>
    <style:style style:name="T139_35" style:family="text">
      <style:text-properties fo:background-color="#ffffff"/>
    </style:style>
    <style:style style:name="T139_36" style:family="text">
      <style:text-properties fo:background-color="#ffffff"/>
    </style:style>
    <style:style style:name="T139_37" style:family="text">
      <style:text-properties fo:background-color="#ffffff"/>
    </style:style>
    <style:style style:name="T139_38" style:family="text">
      <style:text-properties fo:background-color="#ffffff"/>
    </style:style>
    <style:style style:name="T139_39" style:family="text">
      <style:text-properties fo:background-color="#ffffff"/>
    </style:style>
    <style:style style:name="T139_40" style:family="text">
      <style:text-properties fo:background-color="#ffffff"/>
    </style:style>
    <style:style style:name="T139_41" style:family="text">
      <style:text-properties fo:background-color="#ffffff"/>
    </style:style>
    <style:style style:name="T139_42" style:family="text">
      <style:text-properties fo:background-color="#ffffff"/>
    </style:style>
    <style:style style:name="T139_43" style:family="text">
      <style:text-properties fo:background-color="#ffffff"/>
    </style:style>
    <style:style style:name="T139_44" style:family="text">
      <style:text-properties fo:background-color="#ffffff"/>
    </style:style>
    <style:style style:name="T139_45" style:family="text">
      <style:text-properties fo:background-color="#ffffff"/>
    </style:style>
    <style:style style:name="T139_46" style:family="text">
      <style:text-properties fo:background-color="#ffffff"/>
    </style:style>
    <style:style style:name="T139_47" style:family="text">
      <style:text-properties fo:background-color="#ffffff"/>
    </style:style>
    <style:style style:name="T139_48" style:family="text">
      <style:text-properties fo:background-color="#ffffff"/>
    </style:style>
    <style:style style:name="T139_49" style:family="text">
      <style:text-properties fo:background-color="#ffffff"/>
    </style:style>
    <style:style style:name="T139_50" style:family="text">
      <style:text-properties fo:background-color="#ffffff"/>
    </style:style>
    <style:style style:name="T139_51" style:family="text">
      <style:text-properties fo:background-color="#ffffff"/>
    </style:style>
    <style:style style:name="P140" style:family="paragraph" style:parent-style-name="Standard">
      <style:paragraph-properties fo:break-before="auto" fo:line-height="115%" style:writing-mode="lr-tb"/>
      <style:text-properties fo:background-color="#ffffff" fo:color="#252525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>
      <style:text-properties fo:background-color="#ffffff" fo:color="#252525"/>
    </style:style>
    <style:style style:name="T141_2" style:family="text">
      <style:text-properties fo:background-color="#ffffff" fo:color="#252525"/>
    </style:style>
    <style:style style:name="T141_3" style:family="text">
      <style:text-properties fo:background-color="#ffffff" fo:color="#252525"/>
    </style:style>
    <style:style style:name="T141_4" style:family="text">
      <style:text-properties fo:background-color="#ffffff" fo:color="#252525"/>
    </style:style>
    <style:style style:name="T141_5" style:family="text">
      <style:text-properties fo:background-color="#ffffff" fo:color="#252525"/>
    </style:style>
    <style:style style:name="T141_6" style:family="text">
      <style:text-properties fo:background-color="#ffffff" fo:color="#252525"/>
    </style:style>
    <style:style style:name="T141_7" style:family="text">
      <style:text-properties fo:background-color="#ffffff" fo:color="#252525"/>
    </style:style>
    <style:style style:name="T141_8" style:family="text">
      <style:text-properties fo:background-color="#ffffff" fo:color="#252525"/>
    </style:style>
    <style:style style:name="T141_9" style:family="text">
      <style:text-properties fo:background-color="#ffffff" fo:color="#252525"/>
    </style:style>
    <style:style style:name="T141_10" style:family="text">
      <style:text-properties fo:background-color="#ffffff" fo:color="#252525"/>
    </style:style>
    <style:style style:name="T141_11" style:family="text">
      <style:text-properties fo:background-color="#ffffff" fo:color="#252525"/>
    </style:style>
    <style:style style:name="T141_12" style:family="text">
      <style:text-properties fo:background-color="#ffffff" fo:color="#252525"/>
    </style:style>
    <style:style style:name="T141_13" style:family="text">
      <style:text-properties fo:background-color="#ffffff" fo:color="#252525"/>
    </style:style>
    <style:style style:name="T141_14" style:family="text">
      <style:text-properties fo:background-color="#ffffff" fo:color="#252525"/>
    </style:style>
    <style:style style:name="T141_15" style:family="text">
      <style:text-properties fo:background-color="#ffffff" fo:color="#252525"/>
    </style:style>
    <style:style style:name="T141_16" style:family="text">
      <style:text-properties fo:background-color="#ffffff" fo:color="#252525"/>
    </style:style>
    <style:style style:name="T141_17" style:family="text">
      <style:text-properties fo:background-color="#ffffff" fo:color="#252525"/>
    </style:style>
    <style:style style:name="T141_18" style:family="text">
      <style:text-properties fo:background-color="#ffffff" fo:color="#252525"/>
    </style:style>
    <style:style style:name="T141_19" style:family="text">
      <style:text-properties fo:background-color="#ffffff" fo:color="#252525"/>
    </style:style>
    <style:style style:name="T141_20" style:family="text">
      <style:text-properties fo:background-color="#ffffff" fo:color="#252525"/>
    </style:style>
    <style:style style:name="T141_21" style:family="text">
      <style:text-properties fo:background-color="#ffffff" fo:color="#252525"/>
    </style:style>
    <style:style style:name="T141_22" style:family="text">
      <style:text-properties fo:background-color="#ffffff" fo:color="#252525"/>
    </style:style>
    <style:style style:name="T141_23" style:family="text">
      <style:text-properties fo:background-color="#ffffff" fo:color="#252525"/>
    </style:style>
    <style:style style:name="T141_24" style:family="text">
      <style:text-properties fo:background-color="#ffffff" fo:color="#252525"/>
    </style:style>
    <style:style style:name="T141_25" style:family="text">
      <style:text-properties fo:background-color="#ffffff" fo:color="#252525"/>
    </style:style>
    <style:style style:name="T141_26" style:family="text">
      <style:text-properties fo:background-color="#ffffff" fo:color="#252525"/>
    </style:style>
    <style:style style:name="T141_27" style:family="text">
      <style:text-properties fo:background-color="#ffffff" fo:color="#252525"/>
    </style:style>
    <style:style style:name="T141_28" style:family="text">
      <style:text-properties fo:background-color="#ffffff" fo:color="#252525"/>
    </style:style>
    <style:style style:name="T141_29" style:family="text">
      <style:text-properties fo:background-color="#ffffff" fo:color="#252525"/>
    </style:style>
    <style:style style:name="T141_30" style:family="text">
      <style:text-properties fo:background-color="#ffffff" fo:color="#252525"/>
    </style:style>
    <style:style style:name="T141_31" style:family="text">
      <style:text-properties fo:background-color="#ffffff" fo:color="#252525"/>
    </style:style>
    <style:style style:name="T141_32" style:family="text">
      <style:text-properties fo:background-color="#ffffff" fo:color="#252525"/>
    </style:style>
    <style:style style:name="T141_33" style:family="text">
      <style:text-properties fo:background-color="#ffffff" fo:color="#252525"/>
    </style:style>
    <style:style style:name="T141_34" style:family="text">
      <style:text-properties fo:background-color="#ffffff" fo:color="#252525"/>
    </style:style>
    <style:style style:name="T141_35" style:family="text">
      <style:text-properties fo:background-color="#ffffff" fo:color="#252525"/>
    </style:style>
    <style:style style:name="T141_36" style:family="text">
      <style:text-properties fo:background-color="#ffffff" fo:color="#252525"/>
    </style:style>
    <style:style style:name="T141_37" style:family="text">
      <style:text-properties fo:background-color="#ffffff" fo:color="#252525"/>
    </style:style>
    <style:style style:name="T141_38" style:family="text">
      <style:text-properties fo:background-color="#ffffff" fo:color="#252525"/>
    </style:style>
    <style:style style:name="T141_39" style:family="text">
      <style:text-properties fo:background-color="#ffffff" fo:color="#252525"/>
    </style:style>
    <style:style style:name="T141_40" style:family="text">
      <style:text-properties fo:background-color="#ffffff" fo:color="#252525"/>
    </style:style>
    <style:style style:name="T141_41" style:family="text">
      <style:text-properties fo:background-color="#ffffff" fo:color="#252525"/>
    </style:style>
    <style:style style:name="T141_42" style:family="text">
      <style:text-properties fo:background-color="#ffffff" fo:color="#252525"/>
    </style:style>
    <style:style style:name="T141_43" style:family="text">
      <style:text-properties fo:background-color="#ffffff" fo:color="#252525"/>
    </style:style>
    <style:style style:name="T141_44" style:family="text">
      <style:text-properties fo:background-color="#ffffff" fo:color="#252525"/>
    </style:style>
    <style:style style:name="T141_45" style:family="text">
      <style:text-properties fo:background-color="#ffffff" fo:color="#252525"/>
    </style:style>
    <style:style style:name="T141_46" style:family="text">
      <style:text-properties fo:background-color="#ffffff" fo:color="#252525"/>
    </style:style>
    <style:style style:name="T141_47" style:family="text">
      <style:text-properties fo:background-color="#ffffff" fo:color="#252525"/>
    </style:style>
    <style:style style:name="T141_48" style:family="text">
      <style:text-properties fo:background-color="#ffffff" fo:color="#252525"/>
    </style:style>
    <style:style style:name="T141_49" style:family="text">
      <style:text-properties fo:background-color="#ffffff" fo:color="#252525"/>
    </style:style>
    <style:style style:name="T141_50" style:family="text">
      <style:text-properties fo:background-color="#ffffff" fo:color="#252525"/>
    </style:style>
    <style:style style:name="T141_51" style:family="text">
      <style:text-properties fo:background-color="#ffffff" fo:color="#252525"/>
    </style:style>
    <style:style style:name="T141_52" style:family="text">
      <style:text-properties fo:background-color="#ffffff" fo:color="#252525"/>
    </style:style>
    <style:style style:name="T141_53" style:family="text">
      <style:text-properties fo:background-color="#ffffff" fo:color="#252525"/>
    </style:style>
    <style:style style:name="T141_54" style:family="text">
      <style:text-properties fo:background-color="#ffffff" fo:color="#252525"/>
    </style:style>
    <style:style style:name="T141_55" style:family="text">
      <style:text-properties fo:background-color="#ffffff" fo:color="#252525"/>
    </style:style>
    <style:style style:name="T141_56" style:family="text">
      <style:text-properties fo:background-color="#ffffff" fo:color="#252525"/>
    </style:style>
    <style:style style:name="T141_57" style:family="text">
      <style:text-properties fo:background-color="#ffffff" fo:color="#252525"/>
    </style:style>
    <style:style style:name="T141_58" style:family="text">
      <style:text-properties fo:background-color="#ffffff" fo:color="#252525"/>
    </style:style>
    <style:style style:name="T141_59" style:family="text">
      <style:text-properties fo:background-color="#ffffff" fo:color="#252525"/>
    </style:style>
    <style:style style:name="T141_60" style:family="text">
      <style:text-properties fo:background-color="#ffffff" fo:color="#252525"/>
    </style:style>
    <style:style style:name="T141_61" style:family="text">
      <style:text-properties fo:background-color="#ffffff" fo:color="#252525"/>
    </style:style>
    <style:style style:name="T141_62" style:family="text">
      <style:text-properties fo:background-color="#ffffff" fo:color="#252525"/>
    </style:style>
    <style:style style:name="T141_63" style:family="text">
      <style:text-properties fo:background-color="#ffffff" fo:color="#252525"/>
    </style:style>
    <style:style style:name="T141_64" style:family="text">
      <style:text-properties fo:background-color="#ffffff" fo:color="#252525"/>
    </style:style>
    <style:style style:name="T141_65" style:family="text">
      <style:text-properties fo:background-color="#ffffff" fo:color="#252525"/>
    </style:style>
    <style:style style:name="T141_66" style:family="text">
      <style:text-properties fo:background-color="#ffffff" fo:color="#252525"/>
    </style:style>
    <style:style style:name="T141_67" style:family="text">
      <style:text-properties fo:background-color="#ffffff" fo:color="#252525"/>
    </style:style>
    <style:style style:name="T141_68" style:family="text">
      <style:text-properties fo:background-color="#ffffff" fo:color="#252525"/>
    </style:style>
    <style:style style:name="T141_69" style:family="text">
      <style:text-properties fo:background-color="#ffffff" fo:color="#252525"/>
    </style:style>
    <style:style style:name="T141_70" style:family="text">
      <style:text-properties fo:background-color="#ffffff" fo:color="#252525"/>
    </style:style>
    <style:style style:name="T141_71" style:family="text">
      <style:text-properties fo:background-color="#ffffff" fo:color="#252525"/>
    </style:style>
    <style:style style:name="T141_72" style:family="text">
      <style:text-properties fo:background-color="#ffffff" fo:color="#252525"/>
    </style:style>
    <style:style style:name="T141_73" style:family="text">
      <style:text-properties fo:background-color="#ffffff" fo:color="#252525"/>
    </style:style>
    <style:style style:name="T141_74" style:family="text">
      <style:text-properties fo:background-color="#ffffff" fo:color="#252525"/>
    </style:style>
    <style:style style:name="T141_75" style:family="text">
      <style:text-properties fo:background-color="#ffffff" fo:color="#252525"/>
    </style:style>
    <style:style style:name="T141_76" style:family="text">
      <style:text-properties fo:background-color="#ffffff" fo:color="#252525"/>
    </style:style>
    <style:style style:name="T141_77" style:family="text">
      <style:text-properties fo:background-color="#ffffff" fo:color="#252525"/>
    </style:style>
    <style:style style:name="T141_78" style:family="text">
      <style:text-properties fo:background-color="#ffffff" fo:color="#252525"/>
    </style:style>
    <style:style style:name="T141_79" style:family="text">
      <style:text-properties fo:background-color="#ffffff" fo:color="#252525"/>
    </style:style>
    <style:style style:name="T141_80" style:family="text">
      <style:text-properties fo:background-color="#ffffff" fo:color="#252525"/>
    </style:style>
    <style:style style:name="T141_81" style:family="text">
      <style:text-properties fo:background-color="#ffffff" fo:color="#252525"/>
    </style:style>
    <style:style style:name="T141_82" style:family="text">
      <style:text-properties fo:background-color="#ffffff" fo:color="#252525"/>
    </style:style>
    <style:style style:name="T141_83" style:family="text">
      <style:text-properties fo:background-color="#ffffff" fo:color="#252525"/>
    </style:style>
    <style:style style:name="T141_84" style:family="text">
      <style:text-properties fo:background-color="#ffffff" fo:color="#252525"/>
    </style:style>
    <style:style style:name="T141_85" style:family="text">
      <style:text-properties fo:background-color="#ffffff" fo:color="#252525"/>
    </style:style>
    <style:style style:name="T141_86" style:family="text">
      <style:text-properties fo:background-color="#ffffff" fo:color="#252525"/>
    </style:style>
    <style:style style:name="T141_87" style:family="text">
      <style:text-properties fo:background-color="#ffffff" fo:color="#252525"/>
    </style:style>
    <style:style style:name="T141_88" style:family="text">
      <style:text-properties fo:background-color="#ffffff" fo:color="#252525"/>
    </style:style>
    <style:style style:name="T141_89" style:family="text">
      <style:text-properties fo:background-color="#ffffff" fo:color="#252525"/>
    </style:style>
    <style:style style:name="T141_90" style:family="text">
      <style:text-properties fo:background-color="#ffffff" fo:color="#252525"/>
    </style:style>
    <style:style style:name="T141_91" style:family="text">
      <style:text-properties fo:background-color="#ffffff" fo:color="#252525"/>
    </style:style>
    <style:style style:name="T141_92" style:family="text">
      <style:text-properties fo:background-color="#ffffff" fo:color="#252525"/>
    </style:style>
    <style:style style:name="T141_93" style:family="text">
      <style:text-properties fo:background-color="#ffffff" fo:color="#252525"/>
    </style:style>
    <style:style style:name="T141_94" style:family="text">
      <style:text-properties fo:background-color="#ffffff" fo:color="#252525"/>
    </style:style>
    <style:style style:name="T141_95" style:family="text">
      <style:text-properties fo:background-color="#ffffff" fo:color="#252525"/>
    </style:style>
    <style:style style:name="T141_96" style:family="text">
      <style:text-properties fo:background-color="#ffffff" fo:color="#252525"/>
    </style:style>
    <style:style style:name="T141_97" style:family="text">
      <style:text-properties fo:background-color="#ffffff" fo:color="#252525"/>
    </style:style>
    <style:style style:name="T141_98" style:family="text">
      <style:text-properties fo:background-color="#ffffff" fo:color="#252525"/>
    </style:style>
    <style:style style:name="T141_99" style:family="text">
      <style:text-properties fo:background-color="#ffffff" fo:color="#252525"/>
    </style:style>
    <style:style style:name="T141_100" style:family="text">
      <style:text-properties fo:background-color="#ffffff" fo:color="#252525"/>
    </style:style>
    <style:style style:name="T141_101" style:family="text">
      <style:text-properties fo:background-color="#ffffff" fo:color="#252525"/>
    </style:style>
    <style:style style:name="T141_102" style:family="text">
      <style:text-properties fo:background-color="#ffffff" fo:color="#252525"/>
    </style:style>
    <style:style style:name="T141_103" style:family="text">
      <style:text-properties fo:background-color="#ffffff" fo:color="#252525"/>
    </style:style>
    <style:style style:name="T141_104" style:family="text">
      <style:text-properties fo:background-color="#ffffff" fo:color="#252525"/>
    </style:style>
    <style:style style:name="T141_105" style:family="text">
      <style:text-properties fo:background-color="#ffffff" fo:color="#252525"/>
    </style:style>
    <style:style style:name="T141_106" style:family="text">
      <style:text-properties fo:background-color="#ffffff" fo:color="#252525"/>
    </style:style>
    <style:style style:name="T141_107" style:family="text">
      <style:text-properties fo:background-color="#ffffff" fo:color="#252525"/>
    </style:style>
    <style:style style:name="T141_108" style:family="text">
      <style:text-properties fo:background-color="#ffffff" fo:color="#252525"/>
    </style:style>
    <style:style style:name="T141_109" style:family="text">
      <style:text-properties fo:background-color="#ffffff" fo:color="#252525"/>
    </style:style>
    <style:style style:name="T141_110" style:family="text">
      <style:text-properties fo:background-color="#ffffff" fo:color="#252525"/>
    </style:style>
    <style:style style:name="T141_111" style:family="text">
      <style:text-properties fo:background-color="#ffffff" fo:color="#252525"/>
    </style:style>
    <style:style style:name="T141_112" style:family="text">
      <style:text-properties fo:background-color="#ffffff" fo:color="#252525"/>
    </style:style>
    <style:style style:name="T141_113" style:family="text">
      <style:text-properties fo:background-color="#ffffff" fo:color="#252525"/>
    </style:style>
    <style:style style:name="T141_114" style:family="text">
      <style:text-properties fo:background-color="#ffffff" fo:color="#252525"/>
    </style:style>
    <style:style style:name="T141_115" style:family="text">
      <style:text-properties fo:background-color="#ffffff" fo:color="#252525"/>
    </style:style>
    <style:style style:name="T141_116" style:family="text">
      <style:text-properties fo:background-color="#ffffff" fo:color="#252525"/>
    </style:style>
    <style:style style:name="T141_117" style:family="text">
      <style:text-properties fo:background-color="#ffffff" fo:color="#252525"/>
    </style:style>
    <style:style style:name="T141_118" style:family="text">
      <style:text-properties fo:background-color="#ffffff" fo:color="#252525"/>
    </style:style>
    <style:style style:name="T141_119" style:family="text">
      <style:text-properties fo:background-color="#ffffff" fo:color="#252525"/>
    </style:style>
    <style:style style:name="T141_120" style:family="text">
      <style:text-properties fo:background-color="#ffffff" fo:color="#252525"/>
    </style:style>
    <style:style style:name="T141_121" style:family="text">
      <style:text-properties fo:background-color="#ffffff" fo:color="#252525"/>
    </style:style>
    <style:style style:name="T141_122" style:family="text">
      <style:text-properties fo:background-color="#ffffff" fo:color="#252525"/>
    </style:style>
    <style:style style:name="T141_123" style:family="text">
      <style:text-properties fo:background-color="#ffffff" fo:color="#252525"/>
    </style:style>
    <style:style style:name="T141_124" style:family="text">
      <style:text-properties fo:background-color="#ffffff" fo:color="#252525"/>
    </style:style>
    <style:style style:name="T141_125" style:family="text">
      <style:text-properties fo:background-color="#ffffff" fo:color="#252525"/>
    </style:style>
    <style:style style:name="T141_126" style:family="text">
      <style:text-properties fo:background-color="#ffffff" fo:color="#252525"/>
    </style:style>
    <style:style style:name="P142" style:family="paragraph" style:parent-style-name="Standard">
      <style:paragraph-properties fo:break-before="auto" fo:line-height="115%" style:writing-mode="lr-tb"/>
      <style:text-properties fo:background-color="#ffffff" fo:color="#252525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>
      <style:text-properties fo:background-color="#ffffff" fo:color="#252525"/>
    </style:style>
    <style:style style:name="T143_2" style:family="text">
      <style:text-properties fo:background-color="#ffffff" fo:color="#252525"/>
    </style:style>
    <style:style style:name="T143_3" style:family="text">
      <style:text-properties fo:background-color="#ffffff" fo:color="#252525"/>
    </style:style>
    <style:style style:name="T143_4" style:family="text">
      <style:text-properties fo:background-color="#ffffff" fo:color="#252525"/>
    </style:style>
    <style:style style:name="T143_5" style:family="text">
      <style:text-properties fo:background-color="#ffffff" fo:color="#252525"/>
    </style:style>
    <style:style style:name="T143_6" style:family="text">
      <style:text-properties fo:background-color="#ffffff" fo:color="#252525"/>
    </style:style>
    <style:style style:name="T143_7" style:family="text">
      <style:text-properties fo:background-color="#ffffff" fo:color="#252525"/>
    </style:style>
    <style:style style:name="T143_8" style:family="text">
      <style:text-properties fo:background-color="#ffffff" fo:color="#252525"/>
    </style:style>
    <style:style style:name="T143_9" style:family="text">
      <style:text-properties fo:background-color="#ffffff" fo:color="#252525"/>
    </style:style>
    <style:style style:name="T143_10" style:family="text">
      <style:text-properties fo:background-color="#ffffff" fo:color="#252525"/>
    </style:style>
    <style:style style:name="T143_11" style:family="text">
      <style:text-properties fo:background-color="#ffffff" fo:color="#252525"/>
    </style:style>
    <style:style style:name="T143_12" style:family="text">
      <style:text-properties fo:background-color="#ffffff" fo:color="#252525"/>
    </style:style>
    <style:style style:name="T143_13" style:family="text">
      <style:text-properties fo:background-color="#ffffff" fo:color="#252525"/>
    </style:style>
    <style:style style:name="T143_14" style:family="text">
      <style:text-properties fo:background-color="#ffffff" fo:color="#252525"/>
    </style:style>
    <style:style style:name="T143_15" style:family="text">
      <style:text-properties fo:background-color="#ffffff" fo:color="#252525"/>
    </style:style>
    <style:style style:name="T143_16" style:family="text">
      <style:text-properties fo:background-color="#ffffff" fo:color="#252525"/>
    </style:style>
    <style:style style:name="T143_17" style:family="text">
      <style:text-properties fo:background-color="#ffffff" fo:color="#252525"/>
    </style:style>
    <style:style style:name="T143_18" style:family="text">
      <style:text-properties fo:background-color="#ffffff" fo:color="#252525"/>
    </style:style>
    <style:style style:name="T143_19" style:family="text">
      <style:text-properties fo:background-color="#ffffff" fo:color="#252525"/>
    </style:style>
    <style:style style:name="T143_20" style:family="text">
      <style:text-properties fo:background-color="#ffffff" fo:color="#252525"/>
    </style:style>
    <style:style style:name="T143_21" style:family="text">
      <style:text-properties fo:background-color="#ffffff" fo:color="#252525"/>
    </style:style>
    <style:style style:name="T143_22" style:family="text">
      <style:text-properties fo:background-color="#ffffff" fo:color="#252525"/>
    </style:style>
    <style:style style:name="T143_23" style:family="text">
      <style:text-properties fo:background-color="#ffffff" fo:color="#252525"/>
    </style:style>
    <style:style style:name="T143_24" style:family="text">
      <style:text-properties fo:background-color="#ffffff" fo:color="#252525"/>
    </style:style>
    <style:style style:name="T143_25" style:family="text">
      <style:text-properties fo:background-color="#ffffff" fo:color="#252525"/>
    </style:style>
    <style:style style:name="T143_26" style:family="text">
      <style:text-properties fo:background-color="#ffffff" fo:color="#252525"/>
    </style:style>
    <style:style style:name="T143_27" style:family="text">
      <style:text-properties fo:background-color="#ffffff" fo:color="#252525"/>
    </style:style>
    <style:style style:name="T143_28" style:family="text">
      <style:text-properties fo:background-color="#ffffff" fo:color="#252525"/>
    </style:style>
    <style:style style:name="T143_29" style:family="text">
      <style:text-properties fo:background-color="#ffffff" fo:color="#252525"/>
    </style:style>
    <style:style style:name="T143_30" style:family="text">
      <style:text-properties fo:background-color="#ffffff" fo:color="#252525"/>
    </style:style>
    <style:style style:name="T143_31" style:family="text">
      <style:text-properties fo:background-color="#ffffff" fo:color="#252525"/>
    </style:style>
    <style:style style:name="T143_32" style:family="text">
      <style:text-properties fo:background-color="#ffffff" fo:color="#252525"/>
    </style:style>
    <style:style style:name="T143_33" style:family="text">
      <style:text-properties fo:background-color="#ffffff" fo:color="#252525"/>
    </style:style>
    <style:style style:name="T143_34" style:family="text">
      <style:text-properties fo:background-color="#ffffff" fo:color="#252525"/>
    </style:style>
    <style:style style:name="T143_35" style:family="text">
      <style:text-properties fo:background-color="#ffffff" fo:color="#252525"/>
    </style:style>
    <style:style style:name="T143_36" style:family="text">
      <style:text-properties fo:background-color="#ffffff" fo:color="#252525"/>
    </style:style>
    <style:style style:name="T143_37" style:family="text">
      <style:text-properties fo:background-color="#ffffff" fo:color="#252525"/>
    </style:style>
    <style:style style:name="T143_38" style:family="text">
      <style:text-properties fo:background-color="#ffffff" fo:color="#252525"/>
    </style:style>
    <style:style style:name="T143_39" style:family="text">
      <style:text-properties fo:background-color="#ffffff" fo:color="#252525"/>
    </style:style>
    <style:style style:name="T143_40" style:family="text">
      <style:text-properties fo:background-color="#ffffff" fo:color="#252525"/>
    </style:style>
    <style:style style:name="T143_41" style:family="text">
      <style:text-properties fo:background-color="#ffffff" fo:color="#252525"/>
    </style:style>
    <style:style style:name="T143_42" style:family="text">
      <style:text-properties fo:background-color="#ffffff" fo:color="#252525"/>
    </style:style>
    <style:style style:name="T143_43" style:family="text">
      <style:text-properties fo:background-color="#ffffff" fo:color="#252525"/>
    </style:style>
    <style:style style:name="T143_44" style:family="text">
      <style:text-properties fo:background-color="#ffffff" fo:color="#252525"/>
    </style:style>
    <style:style style:name="T143_45" style:family="text">
      <style:text-properties fo:background-color="#ffffff" fo:color="#252525"/>
    </style:style>
    <style:style style:name="T143_46" style:family="text">
      <style:text-properties fo:background-color="#ffffff" fo:color="#252525"/>
    </style:style>
    <style:style style:name="T143_47" style:family="text">
      <style:text-properties fo:background-color="#ffffff" fo:color="#252525"/>
    </style:style>
    <style:style style:name="T143_48" style:family="text">
      <style:text-properties fo:background-color="#ffffff" fo:color="#252525"/>
    </style:style>
    <style:style style:name="T143_49" style:family="text">
      <style:text-properties fo:background-color="#ffffff" fo:color="#252525"/>
    </style:style>
    <style:style style:name="T143_50" style:family="text">
      <style:text-properties fo:background-color="#ffffff" fo:color="#252525"/>
    </style:style>
    <style:style style:name="T143_51" style:family="text">
      <style:text-properties fo:background-color="#ffffff" fo:color="#252525"/>
    </style:style>
    <style:style style:name="T143_52" style:family="text">
      <style:text-properties fo:background-color="#ffffff" fo:color="#252525"/>
    </style:style>
    <style:style style:name="T143_53" style:family="text">
      <style:text-properties fo:background-color="#ffffff" fo:color="#252525"/>
    </style:style>
    <style:style style:name="T143_54" style:family="text">
      <style:text-properties fo:background-color="#ffffff" fo:color="#252525"/>
    </style:style>
    <style:style style:name="T143_55" style:family="text">
      <style:text-properties fo:background-color="#ffffff" fo:color="#252525"/>
    </style:style>
    <style:style style:name="T143_56" style:family="text">
      <style:text-properties fo:background-color="#ffffff" fo:color="#252525"/>
    </style:style>
    <style:style style:name="T143_57" style:family="text">
      <style:text-properties fo:background-color="#ffffff" fo:color="#252525"/>
    </style:style>
    <style:style style:name="T143_58" style:family="text">
      <style:text-properties fo:background-color="#ffffff" fo:color="#252525"/>
    </style:style>
    <style:style style:name="T143_59" style:family="text">
      <style:text-properties fo:background-color="#ffffff" fo:color="#252525"/>
    </style:style>
    <style:style style:name="T143_60" style:family="text">
      <style:text-properties fo:background-color="#ffffff" fo:color="#252525"/>
    </style:style>
    <style:style style:name="T143_61" style:family="text">
      <style:text-properties fo:background-color="#ffffff" fo:color="#252525"/>
    </style:style>
    <style:style style:name="T143_62" style:family="text">
      <style:text-properties fo:background-color="#ffffff" fo:color="#252525"/>
    </style:style>
    <style:style style:name="T143_63" style:family="text">
      <style:text-properties fo:background-color="#ffffff" fo:color="#252525"/>
    </style:style>
    <style:style style:name="T143_64" style:family="text">
      <style:text-properties fo:background-color="#ffffff" fo:color="#252525"/>
    </style:style>
    <style:style style:name="T143_65" style:family="text">
      <style:text-properties fo:background-color="#ffffff" fo:color="#252525"/>
    </style:style>
    <style:style style:name="T143_66" style:family="text">
      <style:text-properties fo:background-color="#ffffff" fo:color="#252525"/>
    </style:style>
    <style:style style:name="T143_67" style:family="text">
      <style:text-properties fo:background-color="#ffffff" fo:color="#252525"/>
    </style:style>
    <style:style style:name="T143_68" style:family="text">
      <style:text-properties fo:background-color="#ffffff" fo:color="#252525"/>
    </style:style>
    <style:style style:name="T143_69" style:family="text">
      <style:text-properties fo:background-color="#ffffff" fo:color="#252525"/>
    </style:style>
    <style:style style:name="T143_70" style:family="text">
      <style:text-properties fo:background-color="#ffffff" fo:color="#252525"/>
    </style:style>
    <style:style style:name="T143_71" style:family="text">
      <style:text-properties fo:background-color="#ffffff" fo:color="#252525"/>
    </style:style>
    <style:style style:name="T143_72" style:family="text">
      <style:text-properties fo:background-color="#ffffff" fo:color="#252525"/>
    </style:style>
    <style:style style:name="T143_73" style:family="text">
      <style:text-properties fo:background-color="#ffffff" fo:color="#252525"/>
    </style:style>
    <style:style style:name="T143_74" style:family="text">
      <style:text-properties fo:background-color="#ffffff" fo:color="#252525"/>
    </style:style>
    <style:style style:name="T143_75" style:family="text">
      <style:text-properties fo:background-color="#ffffff" fo:color="#252525"/>
    </style:style>
    <style:style style:name="T143_76" style:family="text">
      <style:text-properties fo:background-color="#ffffff" fo:color="#252525"/>
    </style:style>
    <style:style style:name="T143_77" style:family="text">
      <style:text-properties fo:background-color="#ffffff" fo:color="#252525"/>
    </style:style>
    <style:style style:name="T143_78" style:family="text">
      <style:text-properties fo:background-color="#ffffff" fo:color="#252525"/>
    </style:style>
    <style:style style:name="T143_79" style:family="text">
      <style:text-properties fo:background-color="#ffffff" fo:color="#252525"/>
    </style:style>
    <style:style style:name="T143_80" style:family="text">
      <style:text-properties fo:background-color="#ffffff" fo:color="#252525"/>
    </style:style>
    <style:style style:name="T143_81" style:family="text">
      <style:text-properties fo:background-color="#ffffff" fo:color="#252525"/>
    </style:style>
    <style:style style:name="T143_82" style:family="text">
      <style:text-properties fo:background-color="#ffffff" fo:color="#252525"/>
    </style:style>
    <style:style style:name="T143_83" style:family="text">
      <style:text-properties fo:background-color="#ffffff" fo:color="#252525"/>
    </style:style>
    <style:style style:name="T143_84" style:family="text">
      <style:text-properties fo:background-color="#ffffff" fo:color="#252525"/>
    </style:style>
    <style:style style:name="T143_85" style:family="text">
      <style:text-properties fo:background-color="#ffffff" fo:color="#252525"/>
    </style:style>
    <style:style style:name="T143_86" style:family="text">
      <style:text-properties fo:background-color="#ffffff" fo:color="#252525"/>
    </style:style>
    <style:style style:name="P144" style:family="paragraph" style:parent-style-name="Standard">
      <style:paragraph-properties fo:break-before="auto" fo:line-height="115%" style:writing-mode="lr-tb"/>
      <style:text-properties fo:background-color="#ffffff" fo:color="#252525"/>
    </style:style>
    <style:style style:name="P145" style:family="paragraph" style:parent-style-name="Standard">
      <style:paragraph-properties fo:break-before="auto" fo:line-height="115%" style:writing-mode="lr-tb"/>
      <style:text-properties fo:background-color="#ffffff" fo:color="#252525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fo:color="#274e13" fo:font-size="18pt" style:font-size-asian="18pt" style:font-size-complex="18pt" fo:font-weight="bold" style:font-weight-asian="bold" style:font-weight-complex="bold"/>
    </style:style>
    <style:style style:name="T146_2" style:family="text">
      <style:text-properties fo:color="#274e13" fo:font-size="18pt" style:font-size-asian="18pt" style:font-size-complex="18pt" fo:font-weight="bold" style:font-weight-asian="bold" style:font-weight-complex="bold"/>
    </style:style>
    <style:style style:name="T146_3" style:family="text">
      <style:text-properties fo:color="#274e13" fo:font-size="18pt" style:font-size-asian="18pt" style:font-size-complex="18pt" fo:font-weight="bold" style:font-weight-asian="bold" style:font-weight-complex="bold"/>
    </style:style>
    <style:style style:name="T146_4" style:family="text">
      <style:text-properties fo:color="#274e13" fo:font-size="18pt" style:font-size-asian="18pt" style:font-size-complex="18pt" fo:font-weight="bold" style:font-weight-asian="bold" style:font-weight-complex="bold"/>
    </style:style>
    <style:style style:name="T146_5" style:family="text">
      <style:text-properties fo:color="#274e13" fo:font-size="18pt" style:font-size-asian="18pt" style:font-size-complex="18pt" fo:font-weight="bold" style:font-weight-asian="bold" style:font-weight-complex="bold"/>
    </style:style>
    <style:style style:name="T146_6" style:family="text">
      <style:text-properties fo:color="#274e13" fo:font-size="18pt" style:font-size-asian="18pt" style:font-size-complex="18pt" fo:font-weight="bold" style:font-weight-asian="bold" style:font-weight-complex="bold"/>
    </style:style>
    <style:style style:name="T146_7" style:family="text">
      <style:text-properties fo:color="#274e13" fo:font-size="18pt" style:font-size-asian="18pt" style:font-size-complex="18pt" fo:font-weight="bold" style:font-weight-asian="bold" style:font-weight-complex="bold"/>
    </style:style>
    <style:style style:name="T146_8" style:family="text">
      <style:text-properties fo:color="#274e13" fo:font-size="18pt" style:font-size-asian="18pt" style:font-size-complex="18pt" fo:font-weight="bold" style:font-weight-asian="bold" style:font-weight-complex="bold"/>
    </style:style>
    <style:style style:name="P147" style:family="paragraph" style:parent-style-name="Standard">
      <style:paragraph-properties fo:break-before="auto" fo:line-height="115%" style:writing-mode="lr-tb"/>
      <style:text-properties fo:color="#274e13" fo:font-size="18pt" style:font-size-asian="18pt" style:font-size-complex="18pt" fo:font-weight="bold" style:font-weight-asian="bold" style:font-weight-complex="bold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/>
    <style:style style:name="T149_46" style:family="text"/>
    <style:style style:name="T149_47" style:family="text"/>
    <style:style style:name="T149_48" style:family="text"/>
    <style:style style:name="T149_49" style:family="text"/>
    <style:style style:name="T149_50" style:family="text"/>
    <style:style style:name="T149_51" style:family="text"/>
    <style:style style:name="T149_52" style:family="text"/>
    <style:style style:name="T149_53" style:family="text"/>
    <style:style style:name="T149_54" style:family="text"/>
    <style:style style:name="T149_55" style:family="text"/>
    <style:style style:name="T149_56" style:family="text"/>
    <style:style style:name="T149_57" style:family="text"/>
    <style:style style:name="T149_58" style:family="text"/>
    <style:style style:name="T149_59" style:family="text"/>
    <style:style style:name="T149_60" style:family="text"/>
    <style:style style:name="T149_61" style:family="text"/>
    <style:style style:name="T149_62" style:family="text"/>
    <style:style style:name="T149_63" style:family="text"/>
    <style:style style:name="T149_64" style:family="text"/>
    <style:style style:name="T149_65" style:family="text"/>
    <style:style style:name="T149_66" style:family="text"/>
    <style:style style:name="T149_67" style:family="text"/>
    <style:style style:name="T149_68" style:family="text"/>
    <style:style style:name="T149_69" style:family="text"/>
    <style:style style:name="T149_70" style:family="text"/>
    <style:style style:name="T149_71" style:family="text"/>
    <style:style style:name="T149_72" style:family="text"/>
    <style:style style:name="T149_73" style:family="text"/>
    <style:style style:name="T149_74" style:family="text"/>
    <style:style style:name="T149_75" style:family="text"/>
    <style:style style:name="T149_76" style:family="text"/>
    <style:style style:name="T149_77" style:family="text"/>
    <style:style style:name="T149_78" style:family="text"/>
    <style:style style:name="T149_79" style:family="text"/>
    <style:style style:name="T149_80" style:family="text"/>
    <style:style style:name="T149_81" style:family="text"/>
    <style:style style:name="T149_82" style:family="text"/>
    <style:style style:name="T149_83" style:family="text"/>
    <style:style style:name="T149_84" style:family="text"/>
    <style:style style:name="T149_85" style:family="text"/>
    <style:style style:name="T149_86" style:family="text"/>
    <style:style style:name="T149_87" style:family="text"/>
    <style:style style:name="T149_88" style:family="text"/>
    <style:style style:name="T149_89" style:family="text"/>
    <style:style style:name="T149_90" style:family="text"/>
    <style:style style:name="T149_91" style:family="text"/>
    <style:style style:name="T149_92" style:family="text"/>
    <style:style style:name="T149_93" style:family="text"/>
    <style:style style:name="T149_94" style:family="text"/>
    <style:style style:name="T149_95" style:family="text"/>
    <style:style style:name="T149_96" style:family="text"/>
    <style:style style:name="T149_97" style:family="text"/>
    <style:style style:name="T149_98" style:family="text"/>
    <style:style style:name="T149_99" style:family="text"/>
    <style:style style:name="T149_100" style:family="text"/>
    <style:style style:name="T149_101" style:family="text"/>
    <style:style style:name="T149_102" style:family="text"/>
    <style:style style:name="T149_103" style:family="text"/>
    <style:style style:name="T149_104" style:family="text"/>
    <style:style style:name="T149_105" style:family="text"/>
    <style:style style:name="T149_106" style:family="text"/>
    <style:style style:name="T149_107" style:family="text"/>
    <style:style style:name="T149_108" style:family="text"/>
    <style:style style:name="T149_109" style:family="text"/>
    <style:style style:name="T149_110" style:family="text"/>
    <style:style style:name="T149_111" style:family="text"/>
    <style:style style:name="T149_112" style:family="text"/>
    <style:style style:name="T149_113" style:family="text"/>
    <style:style style:name="T149_114" style:family="text"/>
    <style:style style:name="T149_115" style:family="text"/>
    <style:style style:name="T149_116" style:family="text"/>
    <style:style style:name="T149_117" style:family="text"/>
    <style:style style:name="T149_118" style:family="text"/>
    <style:style style:name="T149_119" style:family="text"/>
    <style:style style:name="T149_120" style:family="text"/>
    <style:style style:name="T149_121" style:family="text"/>
    <style:style style:name="T149_122" style:family="text"/>
    <style:style style:name="T149_123" style:family="text"/>
    <style:style style:name="T149_124" style:family="text"/>
    <style:style style:name="T149_125" style:family="text"/>
    <style:style style:name="T149_126" style:family="text"/>
    <style:style style:name="T149_127" style:family="text"/>
    <style:style style:name="T149_128" style:family="text"/>
    <style:style style:name="T149_129" style:family="text"/>
    <style:style style:name="T149_130" style:family="text"/>
    <style:style style:name="T149_131" style:family="text"/>
    <style:style style:name="T149_132" style:family="text"/>
    <style:style style:name="T149_133" style:family="text"/>
    <style:style style:name="T149_134" style:family="text"/>
    <style:style style:name="T149_135" style:family="text"/>
    <style:style style:name="T149_136" style:family="text"/>
    <style:style style:name="T149_137" style:family="text"/>
    <style:style style:name="T149_138" style:family="text"/>
    <style:style style:name="T149_139" style:family="text"/>
    <style:style style:name="T149_140" style:family="text"/>
    <style:style style:name="T149_141" style:family="text"/>
    <style:style style:name="T149_142" style:family="text"/>
    <style:style style:name="T149_143" style:family="text"/>
    <style:style style:name="T149_144" style:family="text"/>
    <style:style style:name="T149_145" style:family="text"/>
    <style:style style:name="T149_146" style:family="text"/>
    <style:style style:name="T149_147" style:family="text"/>
    <style:style style:name="T149_148" style:family="text"/>
    <style:style style:name="T149_149" style:family="text"/>
    <style:style style:name="T149_150" style:family="text"/>
    <style:style style:name="T149_151" style:family="text"/>
    <style:style style:name="T149_152" style:family="text"/>
    <style:style style:name="T149_153" style:family="text"/>
    <style:style style:name="T149_154" style:family="text"/>
    <style:style style:name="T149_155" style:family="text"/>
    <style:style style:name="T149_156" style:family="text"/>
    <style:style style:name="T149_157" style:family="text"/>
    <style:style style:name="T149_158" style:family="text"/>
    <style:style style:name="T149_159" style:family="text"/>
    <style:style style:name="T149_160" style:family="text"/>
    <style:style style:name="T149_161" style:family="text"/>
    <style:style style:name="T149_162" style:family="text"/>
    <style:style style:name="T149_163" style:family="text"/>
    <style:style style:name="T149_164" style:family="text"/>
    <style:style style:name="T149_165" style:family="text"/>
    <style:style style:name="T149_166" style:family="text"/>
    <style:style style:name="T149_167" style:family="text"/>
    <style:style style:name="T149_168" style:family="text"/>
    <style:style style:name="T149_169" style:family="text"/>
    <style:style style:name="T149_170" style:family="text"/>
    <style:style style:name="T149_171" style:family="text"/>
    <style:style style:name="T149_172" style:family="text"/>
    <style:style style:name="T149_173" style:family="text"/>
    <style:style style:name="T149_174" style:family="text"/>
    <style:style style:name="T149_175" style:family="text"/>
    <style:style style:name="T149_176" style:family="text"/>
    <style:style style:name="T149_177" style:family="text"/>
    <style:style style:name="T149_178" style:family="text"/>
    <style:style style:name="T149_179" style:family="text"/>
    <style:style style:name="T149_180" style:family="text"/>
    <style:style style:name="T149_181" style:family="text"/>
    <style:style style:name="T149_182" style:family="text"/>
    <style:style style:name="T149_183" style:family="text"/>
    <style:style style:name="T149_184" style:family="text"/>
    <style:style style:name="T149_185" style:family="text"/>
    <style:style style:name="T149_186" style:family="text"/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/>
    <style:style style:name="T151_38" style:family="text"/>
    <style:style style:name="T151_39" style:family="text"/>
    <style:style style:name="T151_40" style:family="text"/>
    <style:style style:name="T151_41" style:family="text"/>
    <style:style style:name="T151_42" style:family="text"/>
    <style:style style:name="T151_43" style:family="text"/>
    <style:style style:name="T151_44" style:family="text"/>
    <style:style style:name="T151_45" style:family="text"/>
    <style:style style:name="T151_46" style:family="text"/>
    <style:style style:name="T151_47" style:family="text"/>
    <style:style style:name="T151_48" style:family="text"/>
    <style:style style:name="T151_49" style:family="text"/>
    <style:style style:name="T151_50" style:family="text"/>
    <style:style style:name="T151_51" style:family="text"/>
    <style:style style:name="T151_52" style:family="text"/>
    <style:style style:name="T151_53" style:family="text"/>
    <style:style style:name="T151_54" style:family="text"/>
    <style:style style:name="T151_55" style:family="text"/>
    <style:style style:name="T151_56" style:family="text"/>
    <style:style style:name="T151_57" style:family="text"/>
    <style:style style:name="T151_58" style:family="text"/>
    <style:style style:name="T151_59" style:family="text"/>
    <style:style style:name="T151_60" style:family="text"/>
    <style:style style:name="T151_61" style:family="text"/>
    <style:style style:name="T151_62" style:family="text"/>
    <style:style style:name="T151_63" style:family="text"/>
    <style:style style:name="T151_64" style:family="text"/>
    <style:style style:name="T151_65" style:family="text"/>
    <style:style style:name="T151_66" style:family="text"/>
    <style:style style:name="T151_67" style:family="text"/>
    <style:style style:name="T151_68" style:family="text"/>
    <style:style style:name="T151_69" style:family="text"/>
    <style:style style:name="P152" style:family="paragraph" style:parent-style-name="Standard">
      <style:paragraph-properties fo:break-before="auto" fo:line-height="115%" style:writing-mode="lr-tb"/>
      <style:text-properties fo:background-color="#ffffff" fo:color="#252525"/>
    </style:style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T153_46" style:family="text"/>
    <style:style style:name="T153_47" style:family="text"/>
    <style:style style:name="T153_48" style:family="text"/>
    <style:style style:name="T153_49" style:family="text"/>
    <style:style style:name="T153_50" style:family="text"/>
    <style:style style:name="T153_51" style:family="text"/>
    <style:style style:name="T153_52" style:family="text"/>
    <style:style style:name="T153_53" style:family="text"/>
    <style:style style:name="T153_54" style:family="text"/>
    <style:style style:name="T153_55" style:family="text"/>
    <style:style style:name="T153_56" style:family="text"/>
    <style:style style:name="T153_57" style:family="text"/>
    <style:style style:name="T153_58" style:family="text"/>
    <style:style style:name="T153_59" style:family="text"/>
    <style:style style:name="T153_60" style:family="text"/>
    <style:style style:name="T153_61" style:family="text"/>
    <style:style style:name="T153_62" style:family="text"/>
    <style:style style:name="T153_63" style:family="text"/>
    <style:style style:name="T153_64" style:family="text"/>
    <style:style style:name="T153_65" style:family="text"/>
    <style:style style:name="T153_66" style:family="text"/>
    <style:style style:name="T153_67" style:family="text"/>
    <style:style style:name="T153_68" style:family="text"/>
    <style:style style:name="T153_69" style:family="text"/>
    <style:style style:name="T153_70" style:family="text"/>
    <style:style style:name="T153_71" style:family="text"/>
    <style:style style:name="T153_72" style:family="text"/>
    <style:style style:name="T153_73" style:family="text"/>
    <style:style style:name="T153_74" style:family="text"/>
    <style:style style:name="T153_75" style:family="text"/>
    <style:style style:name="T153_76" style:family="text"/>
    <style:style style:name="T153_77" style:family="text"/>
    <style:style style:name="T153_78" style:family="text"/>
    <style:style style:name="T153_79" style:family="text"/>
    <style:style style:name="T153_80" style:family="text"/>
    <style:style style:name="T153_81" style:family="text"/>
    <style:style style:name="T153_82" style:family="text"/>
    <style:style style:name="T153_83" style:family="text"/>
    <style:style style:name="T153_84" style:family="text"/>
    <style:style style:name="T153_85" style:family="text"/>
    <style:style style:name="T153_86" style:family="text"/>
    <style:style style:name="T153_87" style:family="text"/>
    <style:style style:name="T153_88" style:family="text"/>
    <style:style style:name="T153_89" style:family="text"/>
    <style:style style:name="T153_90" style:family="text"/>
    <style:style style:name="T153_91" style:family="text"/>
    <style:style style:name="T153_92" style:family="text"/>
    <style:style style:name="T153_93" style:family="text"/>
    <style:style style:name="T153_94" style:family="text"/>
    <style:style style:name="T153_95" style:family="text"/>
    <style:style style:name="T153_96" style:family="text"/>
    <style:style style:name="T153_97" style:family="text"/>
    <style:style style:name="T153_98" style:family="text"/>
    <style:style style:name="T153_99" style:family="text"/>
    <style:style style:name="T153_100" style:family="text"/>
    <style:style style:name="T153_101" style:family="text"/>
    <style:style style:name="T153_102" style:family="text"/>
    <style:style style:name="T153_103" style:family="text"/>
    <style:style style:name="T153_104" style:family="text"/>
    <style:style style:name="T153_105" style:family="text"/>
    <style:style style:name="T153_106" style:family="text"/>
    <style:style style:name="T153_107" style:family="text"/>
    <style:style style:name="T153_108" style:family="text"/>
    <style:style style:name="T153_109" style:family="text"/>
    <style:style style:name="T153_110" style:family="text"/>
    <style:style style:name="P154" style:family="paragraph" style:parent-style-name="Standard">
      <style:paragraph-properties fo:break-before="auto" fo:line-height="115%" style:writing-mode="lr-tb"/>
    </style:style>
    <style:style style:name="P155" style:family="paragraph" style:parent-style-name="Standard">
      <style:paragraph-properties fo:break-before="auto" fo:line-height="115%" style:writing-mode="lr-tb"/>
    </style:style>
    <style:style style:name="P156" style:family="paragraph" style:parent-style-name="Standard">
      <style:paragraph-properties fo:break-before="auto" fo:line-height="115%" style:writing-mode="lr-tb"/>
      <style:text-properties fo:color="#4c1130" fo:font-size="24pt" style:font-size-asian="24pt" style:font-size-complex="24pt" fo:font-weight="bold" style:font-weight-asian="bold" style:font-weight-complex="bold"/>
    </style:style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2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3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4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5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6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7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8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9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10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11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12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13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14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15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16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17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18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19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P158" style:family="paragraph" style:parent-style-name="Standard">
      <style:paragraph-properties fo:break-before="auto" fo:line-height="115%" style:writing-mode="lr-tb"/>
      <style:text-properties fo:color="#674ea7" fo:font-size="24pt" style:font-size-asian="24pt" style:font-size-complex="24pt" fo:font-weight="bold" style:font-weight-asian="bold" style:font-weight-complex="bold"/>
    </style:style>
    <style:style style:name="P159" style:family="paragraph" style:parent-style-name="Standard">
      <style:paragraph-properties fo:break-before="auto" fo:line-height="100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P160" style:family="paragraph" style:parent-style-name="Standard">
      <style:paragraph-properties fo:break-before="auto" fo:line-height="100%" style:writing-mode="lr-tb"/>
    </style:style>
    <style:style style:name="T160_1" style:family="text">
      <style:text-properties fo:color="#a64d79" fo:font-size="24pt" style:font-size-asian="24pt" style:font-size-complex="24pt" fo:font-weight="bold" style:font-weight-asian="bold" style:font-weight-complex="bold"/>
    </style:style>
    <style:style style:name="T160_2" style:family="text">
      <style:text-properties fo:color="#a64d79" fo:font-weight="bold" style:font-weight-asian="bold" style:font-weight-complex="bold"/>
    </style:style>
    <style:style style:name="T160_3" style:family="text">
      <style:text-properties fo:color="#a64d79" fo:font-weight="bold" style:font-weight-asian="bold" style:font-weight-complex="bold"/>
    </style:style>
    <style:style style:name="T160_4" style:family="text">
      <style:text-properties fo:color="#a64d79" fo:font-weight="bold" style:font-weight-asian="bold" style:font-weight-complex="bold"/>
    </style:style>
    <style:style style:name="T160_5" style:family="text">
      <style:text-properties fo:font-weight="bold" style:font-weight-asian="bold" style:font-weight-complex="bold"/>
    </style:style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P161" style:family="paragraph" style:parent-style-name="Standard">
      <style:paragraph-properties fo:break-before="auto" fo:text-indent="0cm" fo:line-height="100%" fo:margin-left="1.27cm" style:writing-mode="lr-tb"/>
    </style:style>
    <style:style style:name="T161_1" style:family="text">
      <style:text-properties fo:color="#a64d79" fo:font-size="24pt" style:font-size-asian="24pt" style:font-size-complex="24pt" fo:font-weight="bold" style:font-weight-asian="bold" style:font-weight-complex="bold"/>
    </style:style>
    <style:style style:name="T161_2" style:family="text">
      <style:text-properties fo:color="#a64d79" fo:font-weight="bold" style:font-weight-asian="bold" style:font-weight-complex="bold"/>
    </style:style>
    <style:style style:name="T161_3" style:family="text">
      <style:text-properties fo:color="#a64d79" fo:font-weight="bold" style:font-weight-asian="bold" style:font-weight-complex="bold"/>
    </style:style>
    <style:style style:name="T161_4" style:family="text">
      <style:text-properties fo:color="#a64d79" fo:font-weight="bold" style:font-weight-asian="bold" style:font-weight-complex="bold"/>
    </style:style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P162" style:family="paragraph" style:parent-style-name="Standard">
      <style:paragraph-properties fo:break-before="auto" fo:text-indent="0cm" fo:line-height="100%" fo:margin-left="1.27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P163" style:family="paragraph" style:parent-style-name="Standard">
      <style:paragraph-properties fo:break-before="auto" fo:text-indent="0cm" fo:line-height="100%" fo:margin-left="2.54cm" style:writing-mode="lr-tb"/>
    </style:style>
    <style:style style:name="T163_1" style:family="text">
      <style:text-properties fo:color="#d5a6bd" fo:font-size="24pt" style:font-size-asian="24pt" style:font-size-complex="24pt" fo:font-weight="bold" style:font-weight-asian="bold" style:font-weight-complex="bold"/>
    </style:style>
    <style:style style:name="T163_2" style:family="text">
      <style:text-properties fo:color="#c27ba0" fo:font-weight="bold" style:font-weight-asian="bold" style:font-weight-complex="bold"/>
    </style:style>
    <style:style style:name="T163_3" style:family="text">
      <style:text-properties fo:color="#c27ba0" fo:font-weight="bold" style:font-weight-asian="bold" style:font-weight-complex="bold"/>
    </style:style>
    <style:style style:name="T163_4" style:family="text">
      <style:text-properties fo:color="#c27ba0" fo:font-weight="bold" style:font-weight-asian="bold" style:font-weight-complex="bold"/>
    </style:style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T163_26" style:family="text"/>
    <style:style style:name="T163_27" style:family="text"/>
    <style:style style:name="T163_28" style:family="text"/>
    <style:style style:name="T163_29" style:family="text"/>
    <style:style style:name="T163_30" style:family="text"/>
    <style:style style:name="T163_31" style:family="text"/>
    <style:style style:name="T163_32" style:family="text"/>
    <style:style style:name="T163_33" style:family="text"/>
    <style:style style:name="T163_34" style:family="text"/>
    <style:style style:name="T163_35" style:family="text"/>
    <style:style style:name="T163_36" style:family="text"/>
    <style:style style:name="T163_37" style:family="text"/>
    <style:style style:name="T163_38" style:family="text"/>
    <style:style style:name="T163_39" style:family="text"/>
    <style:style style:name="T163_40" style:family="text"/>
    <style:style style:name="T163_41" style:family="text"/>
    <style:style style:name="T163_42" style:family="text"/>
    <style:style style:name="T163_43" style:family="text"/>
    <style:style style:name="T163_44" style:family="text"/>
    <style:style style:name="T163_45" style:family="text"/>
    <style:style style:name="P164" style:family="paragraph" style:parent-style-name="Standard">
      <style:paragraph-properties fo:break-before="auto" fo:text-indent="0cm" fo:line-height="100%" fo:margin-left="2.54cm" style:writing-mode="lr-tb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T165_31" style:family="text"/>
    <style:style style:name="T165_32" style:family="text"/>
    <style:style style:name="T165_33" style:family="text"/>
    <style:style style:name="T165_34" style:family="text"/>
    <style:style style:name="T165_35" style:family="text"/>
    <style:style style:name="T165_36" style:family="text"/>
    <style:style style:name="T165_37" style:family="text"/>
    <style:style style:name="T165_38" style:family="text"/>
    <style:style style:name="T165_39" style:family="text"/>
    <style:style style:name="T165_40" style:family="text"/>
    <style:style style:name="T165_41" style:family="text"/>
    <style:style style:name="T165_42" style:family="text"/>
    <style:style style:name="P166" style:family="paragraph" style:parent-style-name="Standard">
      <style:paragraph-properties fo:break-before="auto" fo:line-height="115%" style:writing-mode="lr-tb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>
      <style:text-properties fo:color="#a64d79" fo:font-weight="bold" style:font-weight-asian="bold" style:font-weight-complex="bold"/>
    </style:style>
    <style:style style:name="T167_2" style:family="text">
      <style:text-properties fo:color="#a64d79" fo:font-weight="bold" style:font-weight-asian="bold" style:font-weight-complex="bold"/>
    </style:style>
    <style:style style:name="T167_3" style:family="text">
      <style:text-properties fo:color="#a64d79" fo:font-weight="bold" style:font-weight-asian="bold" style:font-weight-complex="bold"/>
    </style:style>
    <style:style style:name="P168" style:family="paragraph" style:parent-style-name="Standard">
      <style:paragraph-properties fo:break-before="auto" fo:line-height="115%" style:writing-mode="lr-tb"/>
      <style:text-properties fo:color="#274e13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T169_25" style:family="text"/>
    <style:style style:name="T169_26" style:family="text"/>
    <style:style style:name="T169_27" style:family="text"/>
    <style:style style:name="T169_28" style:family="text"/>
    <style:style style:name="P170" style:family="paragraph" style:parent-style-name="Standard">
      <style:paragraph-properties fo:break-before="auto" fo:line-height="115%" style:writing-mode="lr-tb"/>
      <style:text-properties fo:color="#274e13"/>
    </style:style>
    <style:style style:name="Table3" style:family="table">
      <style:table-properties table:align="left" style:width="16.51cm" fo:margin-left="0cm"/>
    </style:style>
    <style:style style:name="Column5" style:family="table-column">
      <style:table-column-properties style:column-width="8.52cm"/>
    </style:style>
    <style:style style:name="Column6" style:family="table-column">
      <style:table-column-properties style:column-width="1.323cm"/>
    </style:style>
    <style:style style:name="Column7" style:family="table-column">
      <style:table-column-properties style:column-width="6.668cm"/>
    </style:style>
    <style:style style:name="Row16" style:family="table-row"/>
    <style:style style:name="Cell31" style:family="table-cell">
      <style:table-cell-properties style:vertical-align="top" fo:padding-top="0.176cm" fo:border-top="#ffffff 0.018cm solid" fo:padding-bottom="0.176cm" fo:border-bottom="#ffffff 0.018cm solid" fo:padding-left="0.176cm" fo:border-left="#ffffff 0.018cm solid" fo:padding-right="0.176cm" fo:border-right="#ffffff 0.018cm solid"/>
    </style:style>
    <style:style style:name="P171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ffffff 0.018cm solid" fo:padding-bottom="0.176cm" fo:border-bottom="#ffffff 0.018cm solid" fo:padding-left="0.176cm" fo:border-left="#ffffff 0.018cm solid" fo:padding-right="0.176cm" fo:border-right="#ffffff 0.018cm solid"/>
    </style:style>
    <style:style style:name="P1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741b47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ffffff 0.018cm solid" fo:padding-bottom="0.176cm" fo:border-bottom="#ffffff 0.018cm solid" fo:padding-left="0.176cm" fo:border-left="#ffffff 0.018cm solid" fo:padding-right="0.176cm" fo:border-right="#ffffff 0.018cm solid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34" style:family="table-cell">
      <style:table-cell-properties style:vertical-align="top" fo:padding-top="0.176cm" fo:border-top="#ffffff 0.018cm solid" fo:padding-bottom="0.176cm" fo:border-bottom="#ffffff 0.018cm solid" fo:padding-left="0.176cm" fo:border-left="#ffffff 0.018cm solid" fo:padding-right="0.176cm" fo:border-right="#ffffff 0.018cm solid"/>
    </style:style>
    <style:style style:name="P174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ffffff 0.018cm solid" fo:padding-bottom="0.176cm" fo:border-bottom="#ffffff 0.018cm solid" fo:padding-left="0.176cm" fo:border-left="#ffffff 0.018cm solid" fo:padding-right="0.176cm" fo:border-right="#ffffff 0.018cm solid"/>
    </style:style>
    <style:style style:name="P1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741b47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ffffff 0.018cm solid" fo:padding-bottom="0.176cm" fo:border-bottom="#ffffff 0.018cm solid" fo:padding-left="0.176cm" fo:border-left="#ffffff 0.018cm solid" fo:padding-right="0.176cm" fo:border-right="#ffffff 0.018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37" style:family="table-cell">
      <style:table-cell-properties style:vertical-align="top" fo:padding-top="0.176cm" fo:border-top="#ffffff 0.018cm solid" fo:padding-bottom="0.176cm" fo:border-bottom="#ffffff 0.018cm solid" fo:padding-left="0.176cm" fo:border-left="#ffffff 0.018cm solid" fo:padding-right="0.176cm" fo:border-right="#ffffff 0.018cm solid"/>
    </style:style>
    <style:style style:name="P177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ffffff 0.018cm solid" fo:padding-bottom="0.176cm" fo:border-bottom="#ffffff 0.018cm solid" fo:padding-left="0.176cm" fo:border-left="#ffffff 0.018cm solid" fo:padding-right="0.176cm" fo:border-right="#ffffff 0.018cm solid"/>
    </style:style>
    <style:style style:name="P1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741b47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ffffff 0.018cm solid" fo:padding-bottom="0.176cm" fo:border-bottom="#ffffff 0.018cm solid" fo:padding-left="0.176cm" fo:border-left="#ffffff 0.018cm solid" fo:padding-right="0.176cm" fo:border-right="#ffffff 0.018cm solid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40" style:family="table-cell">
      <style:table-cell-properties style:vertical-align="top" fo:padding-top="0.176cm" fo:border-top="#ffffff 0.018cm solid" fo:padding-bottom="0.176cm" fo:border-bottom="#ffffff 0.018cm solid" fo:padding-left="0.176cm" fo:border-left="#ffffff 0.018cm solid" fo:padding-right="0.176cm" fo:border-right="#ffffff 0.018cm solid"/>
    </style:style>
    <style:style style:name="P180" style:family="paragraph" style:parent-style-name="Standard">
      <style:paragraph-properties fo:text-align="center" fo:break-before="auto" fo:line-height="100%" fo:margin-top="0cm" fo:margin-bottom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ffffff 0.018cm solid" fo:padding-bottom="0.176cm" fo:border-bottom="#ffffff 0.018cm solid" fo:padding-left="0.176cm" fo:border-left="#ffffff 0.018cm solid" fo:padding-right="0.176cm" fo:border-right="#ffffff 0.018cm solid"/>
    </style:style>
    <style:style style:name="P1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ffffff 0.018cm solid" fo:padding-bottom="0.176cm" fo:border-bottom="#ffffff 0.018cm solid" fo:padding-left="0.176cm" fo:border-left="#ffffff 0.018cm solid" fo:padding-right="0.176cm" fo:border-right="#ffffff 0.018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break-before="auto" fo:line-height="115%" style:writing-mode="lr-tb"/>
    </style:style>
    <style:style style:name="P184" style:family="paragraph" style:parent-style-name="Standard">
      <style:paragraph-properties fo:break-before="auto" fo:line-height="115%" style:writing-mode="lr-tb"/>
      <style:text-properties fo:color="#274e13"/>
    </style:style>
    <style:style style:name="P185" style:family="paragraph" style:parent-style-name="Standard">
      <style:paragraph-properties fo:break-before="auto" fo:line-height="115%" style:writing-mode="lr-tb"/>
      <style:text-properties fo:color="#274e13"/>
    </style:style>
    <style:style style:name="P186" style:family="paragraph" style:parent-style-name="Standard">
      <style:paragraph-properties fo:break-before="auto" fo:line-height="115%" style:writing-mode="lr-tb"/>
      <style:text-properties fo:color="#274e13"/>
    </style:style>
    <style:style style:name="P187" style:family="paragraph" style:parent-style-name="Standard">
      <style:paragraph-properties fo:break-before="auto" fo:line-height="115%" style:writing-mode="lr-tb"/>
    </style:style>
    <style:style style:name="Table4" style:family="table">
      <style:table-properties table:align="left" style:width="16.51cm" fo:margin-left="0cm"/>
    </style:style>
    <style:style style:name="Column8" style:family="table-column">
      <style:table-column-properties style:column-width="8.255cm"/>
    </style:style>
    <style:style style:name="Column9" style:family="table-column">
      <style:table-column-properties style:column-width="8.255cm"/>
    </style:style>
    <style:style style:name="Row20" style:family="table-row"/>
    <style:style style:name="Cell43" style:family="table-cell">
      <style:table-cell-properties fo:background-color="#4c113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8_5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8_6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8_7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8_8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8_9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4" style:family="table-cell">
      <style:table-cell-properties fo:background-color="#4c113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9_6" style:family="text">
      <style:text-properties style:text-line-through-style="none" fo:font-style="normal" style:font-style-asian="normal" style:font-style-complex="normal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9_7" style:family="text">
      <style:text-properties style:text-line-through-style="none" fo:font-style="normal" style:font-style-asian="normal" style:font-style-complex="normal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9_8" style:family="text">
      <style:text-properties style:text-line-through-style="none" fo:font-style="normal" style:font-style-asian="normal" style:font-style-complex="normal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9_9" style:family="text">
      <style:text-properties style:text-line-through-style="none" fo:font-style="normal" style:font-style-asian="normal" style:font-style-complex="normal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1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90_1" style:family="text">
      <style:text-properties style:text-line-through-style="none" fo:font-style="normal" style:font-style-asian="normal" style:font-style-complex="normal" fo:color="#4c113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91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break-before="auto" fo:line-height="115%" fo:margin-top="0cm" fo:margin-bottom="0cm" fo:margin-right="0cm" fo:orphans="2" fo:widows="2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95_1" style:family="text">
      <style:text-properties style:text-line-through-style="none" fo:font-style="normal" style:font-style-asian="normal" style:font-style-complex="normal" fo:color="#4c113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96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break-before="auto" fo:line-height="115%" fo:margin-top="0cm" fo:margin-bottom="0cm" fo:margin-right="0cm" fo:orphans="2" fo:widows="2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01_1" style:family="text">
      <style:text-properties style:text-line-through-style="none" fo:font-style="normal" style:font-style-asian="normal" style:font-style-complex="normal" fo:color="#4c113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4c113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4c113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4c113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1_5" style:family="text">
      <style:text-properties style:text-line-through-style="none" fo:font-style="normal" style:font-style-asian="normal" style:font-style-complex="normal" fo:color="#4c113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02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left" fo:break-before="auto" fo:line-height="115%" fo:margin-top="0cm" fo:margin-bottom="0cm" fo:margin-right="0cm" fo:orphans="2" fo:widows="2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05_1" style:family="text">
      <style:text-properties style:text-line-through-style="none" fo:font-style="normal" style:font-style-asian="normal" style:font-style-complex="normal" fo:color="#4c113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4c113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4c113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5_4" style:family="text">
      <style:text-properties style:text-line-through-style="none" fo:font-style="normal" style:font-style-asian="normal" style:font-style-complex="normal" fo:color="#4c113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5_5" style:family="text">
      <style:text-properties style:text-line-through-style="none" fo:font-style="normal" style:font-style-asian="normal" style:font-style-complex="normal" fo:color="#4c113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06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7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8" style:family="paragraph" style:parent-style-name="Standard">
      <style:paragraph-properties fo:text-align="left" fo:break-before="auto" fo:line-height="115%" fo:margin-top="0cm" fo:margin-bottom="0cm" fo:margin-right="0cm" fo:orphans="2" fo:widows="2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break-before="auto" fo:line-height="115%" style:writing-mode="lr-tb"/>
    </style:style>
    <style:style style:name="P210" style:family="paragraph" style:parent-style-name="Heading_20_3">
      <style:paragraph-properties fo:break-before="auto" fo:line-height="115%" style:writing-mode="lr-tb"/>
    </style:style>
    <style:style style:name="T210_1" style:family="text">
      <style:text-properties fo:background-color="#ffffff" fo:color="#b45f06" style:font-name="Arial" fo:font-size="30pt" style:font-name-asian="Arial" style:font-size-asian="30pt" style:font-name-complex="Arial" style:font-size-complex="30pt"/>
    </style:style>
    <style:style style:name="T210_2" style:family="text">
      <style:text-properties fo:background-color="#ffffff" fo:color="#b45f06" style:font-name="Arial" fo:font-size="24pt" style:font-name-asian="Arial" style:font-size-asian="24pt" style:font-name-complex="Arial" style:font-size-complex="24pt"/>
    </style:style>
    <style:style style:name="T210_3" style:family="text">
      <style:text-properties fo:background-color="#ffffff" fo:color="#b45f06" style:font-name="Arial" fo:font-size="24pt" style:font-name-asian="Arial" style:font-size-asian="24pt" style:font-name-complex="Arial" style:font-size-complex="24pt"/>
    </style:style>
    <style:style style:name="T210_4" style:family="text">
      <style:text-properties fo:background-color="#ffffff" fo:color="#b45f06" style:font-name="Arial" fo:font-size="24pt" style:font-name-asian="Arial" style:font-size-asian="24pt" style:font-name-complex="Arial" style:font-size-complex="24pt"/>
    </style:style>
    <style:style style:name="T210_5" style:family="text">
      <style:text-properties fo:background-color="#ffffff" fo:color="#b45f06" style:font-name="Arial" fo:font-size="24pt" style:font-name-asian="Arial" style:font-size-asian="24pt" style:font-name-complex="Arial" style:font-size-complex="24pt"/>
    </style:style>
    <style:style style:name="T210_6" style:family="text">
      <style:text-properties fo:background-color="#ffffff" fo:color="#b45f06" style:font-name="Arial" fo:font-size="24pt" style:font-name-asian="Arial" style:font-size-asian="24pt" style:font-name-complex="Arial" style:font-size-complex="24pt"/>
    </style:style>
    <style:style style:name="T210_7" style:family="text">
      <style:text-properties fo:background-color="#ffffff" fo:color="#b45f06" style:font-name="Arial" fo:font-size="24pt" style:font-name-asian="Arial" style:font-size-asian="24pt" style:font-name-complex="Arial" style:font-size-complex="24pt"/>
    </style:style>
    <style:style style:name="T210_8" style:family="text">
      <style:text-properties fo:background-color="#ffffff" fo:color="#b45f06" style:font-name="Arial" fo:font-size="24pt" style:font-name-asian="Arial" style:font-size-asian="24pt" style:font-name-complex="Arial" style:font-size-complex="24pt"/>
    </style:style>
    <style:style style:name="T210_9" style:family="text">
      <style:text-properties fo:background-color="#ffffff" fo:color="#b45f06" style:font-name="Arial" fo:font-size="30pt" style:font-name-asian="Arial" style:font-size-asian="30pt" style:font-name-complex="Arial" style:font-size-complex="30pt"/>
    </style:style>
    <style:style style:name="P211" style:family="paragraph" style:parent-style-name="Standard">
      <style:paragraph-properties fo:break-before="auto" fo:line-height="115%" style:writing-mode="lr-tb"/>
      <style:text-properties fo:color="#4c1130"/>
    </style:style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T212_18" style:family="text"/>
    <style:style style:name="T212_19" style:family="text"/>
    <style:style style:name="T212_20" style:family="text"/>
    <style:style style:name="T212_21" style:family="text"/>
    <style:style style:name="T212_22" style:family="text"/>
    <style:style style:name="T212_23" style:family="text"/>
    <style:style style:name="T212_24" style:family="text"/>
    <style:style style:name="T212_25" style:family="text"/>
    <style:style style:name="T212_26" style:family="text"/>
    <style:style style:name="T212_27" style:family="text"/>
    <style:style style:name="T212_28" style:family="text"/>
    <style:style style:name="T212_29" style:family="text"/>
    <style:style style:name="T212_30" style:family="text"/>
    <style:style style:name="T212_31" style:family="text"/>
    <style:style style:name="T212_32" style:family="text"/>
    <style:style style:name="T212_33" style:family="text"/>
    <style:style style:name="T212_34" style:family="text"/>
    <style:style style:name="T212_35" style:family="text"/>
    <style:style style:name="T212_36" style:family="text"/>
    <style:style style:name="T212_37" style:family="text"/>
    <style:style style:name="T212_38" style:family="text"/>
    <style:style style:name="T212_39" style:family="text"/>
    <style:style style:name="T212_40" style:family="text"/>
    <style:style style:name="T212_41" style:family="text"/>
    <style:style style:name="T212_42" style:family="text"/>
    <style:style style:name="T212_43" style:family="text"/>
    <style:style style:name="T212_44" style:family="text"/>
    <style:style style:name="T212_45" style:family="text"/>
    <style:style style:name="T212_46" style:family="text"/>
    <style:style style:name="T212_47" style:family="text"/>
    <style:style style:name="T212_48" style:family="text"/>
    <style:style style:name="T212_49" style:family="text"/>
    <style:style style:name="T212_50" style:family="text"/>
    <style:style style:name="T212_51" style:family="text"/>
    <style:style style:name="T212_52" style:family="text"/>
    <style:style style:name="T212_53" style:family="text"/>
    <style:style style:name="T212_54" style:family="text"/>
    <style:style style:name="T212_55" style:family="text"/>
    <style:style style:name="T212_56" style:family="text"/>
    <style:style style:name="T212_57" style:family="text"/>
    <style:style style:name="T212_58" style:family="text"/>
    <style:style style:name="T212_59" style:family="text"/>
    <style:style style:name="T212_60" style:family="text"/>
    <style:style style:name="T212_61" style:family="text"/>
    <style:style style:name="T212_62" style:family="text"/>
    <style:style style:name="T212_63" style:family="text"/>
    <style:style style:name="T212_64" style:family="text"/>
    <style:style style:name="T212_65" style:family="text"/>
    <style:style style:name="T212_66" style:family="text"/>
    <style:style style:name="T212_67" style:family="text"/>
    <style:style style:name="T212_68" style:family="text"/>
    <style:style style:name="T212_69" style:family="text"/>
    <style:style style:name="T212_70" style:family="text"/>
    <style:style style:name="T212_71" style:family="text"/>
    <style:style style:name="T212_72" style:family="text"/>
    <style:style style:name="T212_73" style:family="text"/>
    <style:style style:name="T212_74" style:family="text"/>
    <style:style style:name="T212_75" style:family="text"/>
    <style:style style:name="T212_76" style:family="text"/>
    <style:style style:name="T212_77" style:family="text"/>
    <style:style style:name="T212_78" style:family="text"/>
    <style:style style:name="T212_79" style:family="text"/>
    <style:style style:name="T212_80" style:family="text"/>
    <style:style style:name="T212_81" style:family="text"/>
    <style:style style:name="T212_82" style:family="text"/>
    <style:style style:name="T212_83" style:family="text"/>
    <style:style style:name="T212_84" style:family="text"/>
    <style:style style:name="T212_85" style:family="text"/>
    <style:style style:name="T212_86" style:family="text"/>
    <style:style style:name="T212_87" style:family="text"/>
    <style:style style:name="T212_88" style:family="text"/>
    <style:style style:name="T212_89" style:family="text"/>
    <style:style style:name="T212_90" style:family="text"/>
    <style:style style:name="T212_91" style:family="text"/>
    <style:style style:name="T212_92" style:family="text"/>
    <style:style style:name="T212_93" style:family="text"/>
    <style:style style:name="T212_94" style:family="text"/>
    <style:style style:name="T212_95" style:family="text"/>
    <style:style style:name="T212_96" style:family="text"/>
    <style:style style:name="T212_97" style:family="text"/>
    <style:style style:name="T212_98" style:family="text"/>
    <style:style style:name="T212_99" style:family="text"/>
    <style:style style:name="T212_100" style:family="text"/>
    <style:style style:name="T212_101" style:family="text"/>
    <style:style style:name="T212_102" style:family="text"/>
    <style:style style:name="T212_103" style:family="text"/>
    <style:style style:name="T212_104" style:family="text"/>
    <style:style style:name="T212_105" style:family="text"/>
    <style:style style:name="T212_106" style:family="text"/>
    <style:style style:name="P213" style:family="paragraph" style:parent-style-name="Standard">
      <style:paragraph-properties fo:break-before="auto" fo:line-height="115%" style:writing-mode="lr-tb"/>
    </style:style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T214_21" style:family="text"/>
    <style:style style:name="T214_22" style:family="text"/>
    <style:style style:name="T214_23" style:family="text"/>
    <style:style style:name="T214_24" style:family="text"/>
    <style:style style:name="T214_25" style:family="text"/>
    <style:style style:name="T214_26" style:family="text"/>
    <style:style style:name="T214_27" style:family="text"/>
    <style:style style:name="T214_28" style:family="text"/>
    <style:style style:name="T214_29" style:family="text"/>
    <style:style style:name="T214_30" style:family="text"/>
    <style:style style:name="T214_31" style:family="text"/>
    <style:style style:name="T214_32" style:family="text"/>
    <style:style style:name="T214_33" style:family="text"/>
    <style:style style:name="T214_34" style:family="text"/>
    <style:style style:name="T214_35" style:family="text"/>
    <style:style style:name="T214_36" style:family="text"/>
    <style:style style:name="T214_37" style:family="text"/>
    <style:style style:name="T214_38" style:family="text"/>
    <style:style style:name="T214_39" style:family="text"/>
    <style:style style:name="T214_40" style:family="text"/>
    <style:style style:name="T214_41" style:family="text"/>
    <style:style style:name="T214_42" style:family="text"/>
    <style:style style:name="T214_43" style:family="text"/>
    <style:style style:name="T214_44" style:family="text"/>
    <style:style style:name="T214_45" style:family="text"/>
    <style:style style:name="T214_46" style:family="text"/>
    <style:style style:name="T214_47" style:family="text"/>
    <style:style style:name="T214_48" style:family="text"/>
    <style:style style:name="T214_49" style:family="text"/>
    <style:style style:name="T214_50" style:family="text"/>
    <style:style style:name="T214_51" style:family="text"/>
    <style:style style:name="T214_52" style:family="text"/>
    <style:style style:name="T214_53" style:family="text"/>
    <style:style style:name="T214_54" style:family="text"/>
    <style:style style:name="T214_55" style:family="text"/>
    <style:style style:name="T214_56" style:family="text"/>
    <style:style style:name="T214_57" style:family="text"/>
    <style:style style:name="T214_58" style:family="text"/>
    <style:style style:name="T214_59" style:family="text"/>
    <style:style style:name="T214_60" style:family="text"/>
    <style:style style:name="T214_61" style:family="text"/>
    <style:style style:name="T214_62" style:family="text"/>
    <style:style style:name="T214_63" style:family="text"/>
    <style:style style:name="T214_64" style:family="text"/>
    <style:style style:name="T214_65" style:family="text"/>
    <style:style style:name="T214_66" style:family="text"/>
    <style:style style:name="T214_67" style:family="text"/>
    <style:style style:name="T214_68" style:family="text"/>
    <style:style style:name="T214_69" style:family="text"/>
    <style:style style:name="T214_70" style:family="text"/>
    <style:style style:name="T214_71" style:family="text"/>
    <style:style style:name="T214_72" style:family="text"/>
    <style:style style:name="T214_73" style:family="text"/>
    <style:style style:name="T214_74" style:family="text"/>
    <style:style style:name="T214_75" style:family="text"/>
    <style:style style:name="T214_76" style:family="text"/>
    <style:style style:name="T214_77" style:family="text"/>
    <style:style style:name="T214_78" style:family="text"/>
    <style:style style:name="T214_79" style:family="text"/>
    <style:style style:name="T214_80" style:family="text"/>
    <style:style style:name="T214_81" style:family="text"/>
    <style:style style:name="T214_82" style:family="text"/>
    <style:style style:name="T214_83" style:family="text"/>
    <style:style style:name="T214_84" style:family="text"/>
    <style:style style:name="T214_85" style:family="text"/>
    <style:style style:name="T214_86" style:family="text"/>
    <style:style style:name="T214_87" style:family="text"/>
    <style:style style:name="T214_88" style:family="text"/>
    <style:style style:name="T214_89" style:family="text"/>
    <style:style style:name="T214_90" style:family="text"/>
    <style:style style:name="T214_91" style:family="text"/>
    <style:style style:name="T214_92" style:family="text"/>
    <style:style style:name="T214_93" style:family="text"/>
    <style:style style:name="T214_94" style:family="text"/>
    <style:style style:name="T214_95" style:family="text"/>
    <style:style style:name="T214_96" style:family="text"/>
    <style:style style:name="T214_97" style:family="text"/>
    <style:style style:name="T214_98" style:family="text"/>
    <style:style style:name="T214_99" style:family="text"/>
    <style:style style:name="T214_100" style:family="text"/>
    <style:style style:name="T214_101" style:family="text"/>
    <style:style style:name="T214_102" style:family="text"/>
    <style:style style:name="T214_103" style:family="text"/>
    <style:style style:name="T214_104" style:family="text"/>
    <style:style style:name="T214_105" style:family="text"/>
    <style:style style:name="T214_106" style:family="text"/>
    <style:style style:name="T214_107" style:family="text"/>
    <style:style style:name="T214_108" style:family="text"/>
    <style:style style:name="T214_109" style:family="text"/>
    <style:style style:name="T214_110" style:family="text"/>
    <style:style style:name="T214_111" style:family="text"/>
    <style:style style:name="T214_112" style:family="text"/>
    <style:style style:name="T214_113" style:family="text"/>
    <style:style style:name="T214_114" style:family="text"/>
    <style:style style:name="T214_115" style:family="text"/>
    <style:style style:name="T214_116" style:family="text"/>
    <style:style style:name="T214_117" style:family="text"/>
    <style:style style:name="T214_118" style:family="text"/>
    <style:style style:name="T214_119" style:family="text"/>
    <style:style style:name="T214_120" style:family="text"/>
    <style:style style:name="T214_121" style:family="text"/>
    <style:style style:name="T214_122" style:family="text"/>
    <style:style style:name="T214_123" style:family="text"/>
    <style:style style:name="T214_124" style:family="text"/>
    <style:style style:name="T214_125" style:family="text"/>
    <style:style style:name="T214_126" style:family="text"/>
    <style:style style:name="T214_127" style:family="text"/>
    <style:style style:name="T214_128" style:family="text"/>
    <style:style style:name="T214_129" style:family="text"/>
    <style:style style:name="T214_130" style:family="text"/>
    <style:style style:name="T214_131" style:family="text"/>
    <style:style style:name="T214_132" style:family="text"/>
    <style:style style:name="T214_133" style:family="text"/>
    <style:style style:name="T214_134" style:family="text"/>
    <style:style style:name="T214_135" style:family="text"/>
    <style:style style:name="T214_136" style:family="text"/>
    <style:style style:name="T214_137" style:family="text"/>
    <style:style style:name="T214_138" style:family="text"/>
    <style:style style:name="T214_139" style:family="text"/>
    <style:style style:name="T214_140" style:family="text"/>
    <style:style style:name="T214_141" style:family="text"/>
    <style:style style:name="T214_142" style:family="text"/>
    <style:style style:name="T214_143" style:family="text"/>
    <style:style style:name="T214_144" style:family="text"/>
    <style:style style:name="T214_145" style:family="text"/>
    <style:style style:name="T214_146" style:family="text"/>
    <style:style style:name="T214_147" style:family="text"/>
    <style:style style:name="T214_148" style:family="text"/>
    <style:style style:name="T214_149" style:family="text"/>
    <style:style style:name="T214_150" style:family="text"/>
    <style:style style:name="T214_151" style:family="text"/>
    <style:style style:name="T214_152" style:family="text"/>
    <style:style style:name="T214_153" style:family="text"/>
    <style:style style:name="T214_154" style:family="text"/>
    <style:style style:name="T214_155" style:family="text"/>
    <style:style style:name="T214_156" style:family="text"/>
    <style:style style:name="T214_157" style:family="text"/>
    <style:style style:name="T214_158" style:family="text"/>
    <style:style style:name="T214_159" style:family="text"/>
    <style:style style:name="T214_160" style:family="text"/>
    <style:style style:name="T214_161" style:family="text"/>
    <style:style style:name="T214_162" style:family="text"/>
    <style:style style:name="T214_163" style:family="text"/>
    <style:style style:name="T214_164" style:family="text"/>
    <style:style style:name="T214_165" style:family="text"/>
    <style:style style:name="T214_166" style:family="text"/>
    <style:style style:name="T214_167" style:family="text"/>
    <style:style style:name="T214_168" style:family="text"/>
    <style:style style:name="T214_169" style:family="text"/>
    <style:style style:name="T214_170" style:family="text"/>
    <style:style style:name="T214_171" style:family="text"/>
    <style:style style:name="T214_172" style:family="text"/>
    <style:style style:name="T214_173" style:family="text"/>
    <style:style style:name="T214_174" style:family="text"/>
    <style:style style:name="T214_175" style:family="text"/>
    <style:style style:name="T214_176" style:family="text"/>
    <style:style style:name="T214_177" style:family="text"/>
    <style:style style:name="T214_178" style:family="text"/>
    <style:style style:name="T214_179" style:family="text"/>
    <style:style style:name="T214_180" style:family="text"/>
    <style:style style:name="T214_181" style:family="text"/>
    <style:style style:name="T214_182" style:family="text"/>
    <style:style style:name="T214_183" style:family="text"/>
    <style:style style:name="T214_184" style:family="text"/>
    <style:style style:name="T214_185" style:family="text"/>
    <style:style style:name="T214_186" style:family="text"/>
    <style:style style:name="T214_187" style:family="text"/>
    <style:style style:name="T214_188" style:family="text"/>
    <style:style style:name="T214_189" style:family="text"/>
    <style:style style:name="T214_190" style:family="text"/>
    <style:style style:name="T214_191" style:family="text"/>
    <style:style style:name="T214_192" style:family="text"/>
    <style:style style:name="T214_193" style:family="text"/>
    <style:style style:name="T214_194" style:family="text"/>
    <style:style style:name="T214_195" style:family="text"/>
    <style:style style:name="P215" style:family="paragraph" style:parent-style-name="Standard">
      <style:paragraph-properties fo:break-before="auto" fo:line-height="115%" style:writing-mode="lr-tb"/>
    </style:style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T216_23" style:family="text"/>
    <style:style style:name="T216_24" style:family="text"/>
    <style:style style:name="T216_25" style:family="text"/>
    <style:style style:name="T216_26" style:family="text"/>
    <style:style style:name="T216_27" style:family="text"/>
    <style:style style:name="T216_28" style:family="text"/>
    <style:style style:name="T216_29" style:family="text"/>
    <style:style style:name="T216_30" style:family="text"/>
    <style:style style:name="T216_31" style:family="text"/>
    <style:style style:name="T216_32" style:family="text"/>
    <style:style style:name="T216_33" style:family="text">
      <style:text-properties fo:background-color="#ffffff"/>
    </style:style>
    <style:style style:name="T216_34" style:family="text"/>
    <style:style style:name="T216_35" style:family="text"/>
    <style:style style:name="T216_36" style:family="text"/>
    <style:style style:name="T216_37" style:family="text"/>
    <style:style style:name="T216_38" style:family="text"/>
    <style:style style:name="T216_39" style:family="text"/>
    <style:style style:name="T216_40" style:family="text"/>
    <style:style style:name="T216_41" style:family="text"/>
    <style:style style:name="T216_42" style:family="text"/>
    <style:style style:name="T216_43" style:family="text"/>
    <style:style style:name="T216_44" style:family="text"/>
    <style:style style:name="T216_45" style:family="text"/>
    <style:style style:name="T216_46" style:family="text"/>
    <style:style style:name="T216_47" style:family="text"/>
    <style:style style:name="T216_48" style:family="text"/>
    <style:style style:name="T216_49" style:family="text"/>
    <style:style style:name="T216_50" style:family="text"/>
    <style:style style:name="T216_51" style:family="text"/>
    <style:style style:name="T216_52" style:family="text"/>
    <style:style style:name="T216_53" style:family="text"/>
    <style:style style:name="T216_54" style:family="text"/>
    <style:style style:name="T216_55" style:family="text"/>
    <style:style style:name="T216_56" style:family="text"/>
    <style:style style:name="T216_57" style:family="text"/>
    <style:style style:name="T216_58" style:family="text"/>
    <style:style style:name="T216_59" style:family="text"/>
    <style:style style:name="T216_60" style:family="text"/>
    <style:style style:name="T216_61" style:family="text"/>
    <style:style style:name="T216_62" style:family="text"/>
    <style:style style:name="T216_63" style:family="text"/>
    <style:style style:name="T216_64" style:family="text"/>
    <style:style style:name="T216_65" style:family="text"/>
    <style:style style:name="T216_66" style:family="text"/>
    <style:style style:name="T216_67" style:family="text"/>
    <style:style style:name="T216_68" style:family="text"/>
    <style:style style:name="T216_69" style:family="text"/>
    <style:style style:name="T216_70" style:family="text"/>
    <style:style style:name="T216_71" style:family="text"/>
    <style:style style:name="T216_72" style:family="text"/>
    <style:style style:name="T216_73" style:family="text"/>
    <style:style style:name="T216_74" style:family="text"/>
    <style:style style:name="T216_75" style:family="text"/>
    <style:style style:name="T216_76" style:family="text"/>
    <style:style style:name="T216_77" style:family="text"/>
    <style:style style:name="T216_78" style:family="text"/>
    <style:style style:name="T216_79" style:family="text"/>
    <style:style style:name="T216_80" style:family="text"/>
    <style:style style:name="T216_81" style:family="text"/>
    <style:style style:name="T216_82" style:family="text"/>
    <style:style style:name="T216_83" style:family="text"/>
    <style:style style:name="T216_84" style:family="text"/>
    <style:style style:name="T216_85" style:family="text"/>
    <style:style style:name="T216_86" style:family="text"/>
    <style:style style:name="T216_87" style:family="text"/>
    <style:style style:name="T216_88" style:family="text"/>
    <style:style style:name="T216_89" style:family="text"/>
    <style:style style:name="T216_90" style:family="text"/>
    <style:style style:name="T216_91" style:family="text"/>
    <style:style style:name="T216_92" style:family="text"/>
    <style:style style:name="T216_93" style:family="text"/>
    <style:style style:name="T216_94" style:family="text"/>
    <style:style style:name="T216_95" style:family="text"/>
    <style:style style:name="T216_96" style:family="text"/>
    <style:style style:name="T216_97" style:family="text"/>
    <style:style style:name="T216_98" style:family="text"/>
    <style:style style:name="T216_99" style:family="text"/>
    <style:style style:name="T216_100" style:family="text"/>
    <style:style style:name="T216_101" style:family="text"/>
    <style:style style:name="T216_102" style:family="text"/>
    <style:style style:name="T216_103" style:family="text"/>
    <style:style style:name="T216_104" style:family="text"/>
    <style:style style:name="T216_105" style:family="text"/>
    <style:style style:name="T216_106" style:family="text"/>
    <style:style style:name="T216_107" style:family="text"/>
    <style:style style:name="T216_108" style:family="text"/>
    <style:style style:name="T216_109" style:family="text"/>
    <style:style style:name="T216_110" style:family="text"/>
    <style:style style:name="T216_111" style:family="text"/>
    <style:style style:name="T216_112" style:family="text"/>
    <style:style style:name="T216_113" style:family="text"/>
    <style:style style:name="T216_114" style:family="text"/>
    <style:style style:name="T216_115" style:family="text"/>
    <style:style style:name="T216_116" style:family="text"/>
    <style:style style:name="T216_117" style:family="text"/>
    <style:style style:name="T216_118" style:family="text"/>
    <style:style style:name="T216_119" style:family="text"/>
    <style:style style:name="T216_120" style:family="text"/>
    <style:style style:name="T216_121" style:family="text"/>
    <style:style style:name="T216_122" style:family="text"/>
    <style:style style:name="T216_123" style:family="text"/>
    <style:style style:name="T216_124" style:family="text"/>
    <style:style style:name="T216_125" style:family="text"/>
    <style:style style:name="T216_126" style:family="text"/>
    <style:style style:name="T216_127" style:family="text"/>
    <style:style style:name="T216_128" style:family="text"/>
    <style:style style:name="T216_129" style:family="text"/>
    <style:style style:name="T216_130" style:family="text"/>
    <style:style style:name="T216_131" style:family="text"/>
    <style:style style:name="T216_132" style:family="text"/>
    <style:style style:name="T216_133" style:family="text"/>
    <style:style style:name="T216_134" style:family="text"/>
    <style:style style:name="T216_135" style:family="text"/>
    <style:style style:name="T216_136" style:family="text"/>
    <style:style style:name="T216_137" style:family="text"/>
    <style:style style:name="T216_138" style:family="text"/>
    <style:style style:name="T216_139" style:family="text"/>
    <style:style style:name="T216_140" style:family="text"/>
    <style:style style:name="T216_141" style:family="text"/>
    <style:style style:name="T216_142" style:family="text"/>
    <style:style style:name="T216_143" style:family="text"/>
    <style:style style:name="T216_144" style:family="text"/>
    <style:style style:name="T216_145" style:family="text"/>
    <style:style style:name="T216_146" style:family="text"/>
    <style:style style:name="T216_147" style:family="text"/>
    <style:style style:name="T216_148" style:family="text"/>
    <style:style style:name="T216_149" style:family="text"/>
    <style:style style:name="T216_150" style:family="text"/>
    <style:style style:name="T216_151" style:family="text"/>
    <style:style style:name="T216_152" style:family="text"/>
    <style:style style:name="T216_153" style:family="text"/>
    <style:style style:name="T216_154" style:family="text"/>
    <style:style style:name="T216_155" style:family="text"/>
    <style:style style:name="T216_156" style:family="text"/>
    <style:style style:name="T216_157" style:family="text"/>
    <style:style style:name="T216_158" style:family="text"/>
    <style:style style:name="T216_159" style:family="text"/>
    <style:style style:name="T216_160" style:family="text"/>
    <style:style style:name="T216_161" style:family="text"/>
    <style:style style:name="T216_162" style:family="text"/>
    <style:style style:name="T216_163" style:family="text"/>
    <style:style style:name="T216_164" style:family="text"/>
    <style:style style:name="P217" style:family="paragraph" style:parent-style-name="Standard">
      <style:paragraph-properties fo:break-before="auto" fo:line-height="115%" style:writing-mode="lr-tb"/>
    </style:style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/>
    <style:style style:name="T218_24" style:family="text"/>
    <style:style style:name="T218_25" style:family="text"/>
    <style:style style:name="T218_26" style:family="text"/>
    <style:style style:name="T218_27" style:family="text"/>
    <style:style style:name="T218_28" style:family="text"/>
    <style:style style:name="T218_29" style:family="text"/>
    <style:style style:name="T218_30" style:family="text"/>
    <style:style style:name="T218_31" style:family="text"/>
    <style:style style:name="T218_32" style:family="text"/>
    <style:style style:name="T218_33" style:family="text"/>
    <style:style style:name="T218_34" style:family="text"/>
    <style:style style:name="T218_35" style:family="text"/>
    <style:style style:name="T218_36" style:family="text"/>
    <style:style style:name="T218_37" style:family="text"/>
    <style:style style:name="T218_38" style:family="text"/>
    <style:style style:name="T218_39" style:family="text"/>
    <style:style style:name="T218_40" style:family="text"/>
    <style:style style:name="T218_41" style:family="text"/>
    <style:style style:name="T218_42" style:family="text"/>
    <style:style style:name="T218_43" style:family="text"/>
    <style:style style:name="T218_44" style:family="text"/>
    <style:style style:name="T218_45" style:family="text"/>
    <style:style style:name="T218_46" style:family="text"/>
    <style:style style:name="T218_47" style:family="text"/>
    <style:style style:name="T218_48" style:family="text"/>
    <style:style style:name="T218_49" style:family="text"/>
    <style:style style:name="T218_50" style:family="text"/>
    <style:style style:name="T218_51" style:family="text"/>
    <style:style style:name="T218_52" style:family="text"/>
    <style:style style:name="T218_53" style:family="text"/>
    <style:style style:name="T218_54" style:family="text"/>
    <style:style style:name="T218_55" style:family="text"/>
    <style:style style:name="T218_56" style:family="text"/>
    <style:style style:name="T218_57" style:family="text"/>
    <style:style style:name="T218_58" style:family="text"/>
    <style:style style:name="T218_59" style:family="text"/>
    <style:style style:name="T218_60" style:family="text"/>
    <style:style style:name="T218_61" style:family="text"/>
    <style:style style:name="T218_62" style:family="text"/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T219_17" style:family="text"/>
    <style:style style:name="T219_18" style:family="text"/>
    <style:style style:name="T219_19" style:family="text"/>
    <style:style style:name="T219_20" style:family="text"/>
    <style:style style:name="T219_21" style:family="text"/>
    <style:style style:name="T219_22" style:family="text"/>
    <style:style style:name="T219_23" style:family="text"/>
    <style:style style:name="T219_24" style:family="text"/>
    <style:style style:name="T219_25" style:family="text"/>
    <style:style style:name="T219_26" style:family="text"/>
    <style:style style:name="T219_27" style:family="text"/>
    <style:style style:name="T219_28" style:family="text"/>
    <style:style style:name="T219_29" style:family="text"/>
    <style:style style:name="T219_30" style:family="text"/>
    <style:style style:name="T219_31" style:family="text"/>
    <style:style style:name="T219_32" style:family="text"/>
    <style:style style:name="T219_33" style:family="text"/>
    <style:style style:name="T219_34" style:family="text"/>
    <style:style style:name="T219_35" style:family="text"/>
    <style:style style:name="T219_36" style:family="text"/>
    <style:style style:name="T219_37" style:family="text"/>
    <style:style style:name="T219_38" style:family="text"/>
    <style:style style:name="T219_39" style:family="text"/>
    <style:style style:name="T219_40" style:family="text"/>
    <style:style style:name="T219_41" style:family="text"/>
    <style:style style:name="T219_42" style:family="text"/>
    <style:style style:name="T219_43" style:family="text"/>
    <style:style style:name="T219_44" style:family="text"/>
    <style:style style:name="T219_45" style:family="text"/>
    <style:style style:name="T219_46" style:family="text"/>
    <style:style style:name="T219_47" style:family="text"/>
    <style:style style:name="T219_48" style:family="text"/>
    <style:style style:name="T219_49" style:family="text"/>
    <style:style style:name="T219_50" style:family="text"/>
    <style:style style:name="T219_51" style:family="text"/>
    <style:style style:name="T219_52" style:family="text"/>
    <style:style style:name="T219_53" style:family="text">
      <style:text-properties fo:background-color="#ffffff"/>
    </style:style>
    <style:style style:name="T219_54" style:family="text"/>
    <style:style style:name="T219_55" style:family="text"/>
    <style:style style:name="T219_56" style:family="text"/>
    <style:style style:name="T219_57" style:family="text"/>
    <style:style style:name="T219_58" style:family="text"/>
    <style:style style:name="T219_59" style:family="text"/>
    <style:style style:name="T219_60" style:family="text"/>
    <style:style style:name="T219_61" style:family="text"/>
    <style:style style:name="T219_62" style:family="text"/>
    <style:style style:name="T219_63" style:family="text"/>
    <style:style style:name="T219_64" style:family="text"/>
    <style:style style:name="T219_65" style:family="text"/>
    <style:style style:name="T219_66" style:family="text"/>
    <style:style style:name="T219_67" style:family="text"/>
    <style:style style:name="T219_68" style:family="text"/>
    <style:style style:name="T219_69" style:family="text"/>
    <style:style style:name="T219_70" style:family="text"/>
    <style:style style:name="T219_71" style:family="text"/>
    <style:style style:name="T219_72" style:family="text"/>
    <style:style style:name="T219_73" style:family="text"/>
    <style:style style:name="T219_74" style:family="text"/>
    <style:style style:name="T219_75" style:family="text"/>
    <style:style style:name="T219_76" style:family="text"/>
    <style:style style:name="T219_77" style:family="text"/>
    <style:style style:name="T219_78" style:family="text"/>
    <style:style style:name="T219_79" style:family="text"/>
    <style:style style:name="T219_80" style:family="text"/>
    <style:style style:name="T219_81" style:family="text"/>
    <style:style style:name="T219_82" style:family="text"/>
    <style:style style:name="T219_83" style:family="text"/>
    <style:style style:name="T219_84" style:family="text"/>
    <style:style style:name="T219_85" style:family="text"/>
    <style:style style:name="T219_86" style:family="text"/>
    <style:style style:name="T219_87" style:family="text"/>
    <style:style style:name="T219_88" style:family="text"/>
    <style:style style:name="T219_89" style:family="text"/>
    <style:style style:name="T219_90" style:family="text"/>
    <style:style style:name="T219_91" style:family="text"/>
    <style:style style:name="T219_92" style:family="text"/>
    <style:style style:name="T219_93" style:family="text"/>
    <style:style style:name="T219_94" style:family="text"/>
    <style:style style:name="T219_95" style:family="text"/>
    <style:style style:name="T219_96" style:family="text"/>
    <style:style style:name="T219_97" style:family="text"/>
    <style:style style:name="T219_98" style:family="text"/>
    <style:style style:name="T219_99" style:family="text"/>
    <style:style style:name="T219_100" style:family="text"/>
    <style:style style:name="T219_101" style:family="text"/>
    <style:style style:name="T219_102" style:family="text"/>
    <style:style style:name="T219_103" style:family="text"/>
    <style:style style:name="T219_104" style:family="text"/>
    <style:style style:name="T219_105" style:family="text"/>
    <style:style style:name="T219_106" style:family="text"/>
    <style:style style:name="T219_107" style:family="text"/>
    <style:style style:name="T219_108" style:family="text"/>
    <style:style style:name="T219_109" style:family="text"/>
    <style:style style:name="T219_110" style:family="text"/>
    <style:style style:name="T219_111" style:family="text"/>
    <style:style style:name="T219_112" style:family="text"/>
    <style:style style:name="T219_113" style:family="text"/>
    <style:style style:name="T219_114" style:family="text"/>
    <style:style style:name="T219_115" style:family="text"/>
    <style:style style:name="T219_116" style:family="text"/>
    <style:style style:name="T219_117" style:family="text"/>
    <style:style style:name="T219_118" style:family="text"/>
    <style:style style:name="T219_119" style:family="text"/>
    <style:style style:name="T219_120" style:family="text"/>
    <style:style style:name="T219_121" style:family="text"/>
    <style:style style:name="T219_122" style:family="text"/>
    <style:style style:name="T219_123" style:family="text"/>
    <style:style style:name="T219_124" style:family="text"/>
    <style:style style:name="T219_125" style:family="text"/>
    <style:style style:name="T219_126" style:family="text"/>
    <style:style style:name="T219_127" style:family="text"/>
    <style:style style:name="T219_128" style:family="text"/>
    <style:style style:name="T219_129" style:family="text"/>
    <style:style style:name="T219_130" style:family="text"/>
    <style:style style:name="T219_131" style:family="text"/>
    <style:style style:name="T219_132" style:family="text"/>
    <style:style style:name="T219_133" style:family="text"/>
    <style:style style:name="T219_134" style:family="text"/>
    <style:style style:name="T219_135" style:family="text"/>
    <style:style style:name="T219_136" style:family="text"/>
    <style:style style:name="T219_137" style:family="text"/>
    <style:style style:name="T219_138" style:family="text"/>
    <style:style style:name="T219_139" style:family="text"/>
    <style:style style:name="T219_140" style:family="text"/>
    <style:style style:name="T219_141" style:family="text"/>
    <style:style style:name="T219_142" style:family="text"/>
    <style:style style:name="T219_143" style:family="text"/>
    <style:style style:name="T219_144" style:family="text"/>
    <style:style style:name="T219_145" style:family="text"/>
    <style:style style:name="T219_146" style:family="text"/>
    <style:style style:name="T219_147" style:family="text"/>
    <style:style style:name="T219_148" style:family="text"/>
    <style:style style:name="T219_149" style:family="text"/>
    <style:style style:name="T219_150" style:family="text"/>
    <style:style style:name="T219_151" style:family="text"/>
    <style:style style:name="T219_152" style:family="text"/>
    <style:style style:name="T219_153" style:family="text"/>
    <style:style style:name="T219_154" style:family="text"/>
    <style:style style:name="T219_155" style:family="text"/>
    <style:style style:name="T219_156" style:family="text"/>
    <style:style style:name="T219_157" style:family="text"/>
    <style:style style:name="T219_158" style:family="text"/>
    <style:style style:name="T219_159" style:family="text"/>
    <style:style style:name="T219_160" style:family="text"/>
    <style:style style:name="T219_161" style:family="text"/>
    <style:style style:name="T219_162" style:family="text"/>
    <style:style style:name="P220" style:family="paragraph" style:parent-style-name="Standard">
      <style:paragraph-properties fo:break-before="auto" fo:line-height="115%" style:writing-mode="lr-tb"/>
    </style:style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T221_2" style:family="text"/>
    <style:style style:name="T221_3" style:family="text">
      <style:text-properties fo:background-color="#ffffff"/>
    </style:style>
    <style:style style:name="T221_4" style:family="text">
      <style:text-properties fo:background-color="#ffffff"/>
    </style:style>
    <style:style style:name="T221_5" style:family="text">
      <style:text-properties fo:background-color="#ffffff"/>
    </style:style>
    <style:style style:name="T221_6" style:family="text">
      <style:text-properties fo:background-color="#ffffff"/>
    </style:style>
    <style:style style:name="T221_7" style:family="text">
      <style:text-properties fo:background-color="#ffffff"/>
    </style:style>
    <style:style style:name="T221_8" style:family="text">
      <style:text-properties fo:background-color="#ffffff"/>
    </style:style>
    <style:style style:name="T221_9" style:family="text">
      <style:text-properties fo:background-color="#ffffff"/>
    </style:style>
    <style:style style:name="T221_10" style:family="text">
      <style:text-properties fo:background-color="#ffffff"/>
    </style:style>
    <style:style style:name="T221_11" style:family="text">
      <style:text-properties fo:background-color="#ffffff"/>
    </style:style>
    <style:style style:name="T221_12" style:family="text">
      <style:text-properties fo:background-color="#ffffff"/>
    </style:style>
    <style:style style:name="T221_13" style:family="text">
      <style:text-properties fo:background-color="#ffffff"/>
    </style:style>
    <style:style style:name="T221_14" style:family="text">
      <style:text-properties fo:background-color="#ffffff"/>
    </style:style>
    <style:style style:name="T221_15" style:family="text">
      <style:text-properties fo:background-color="#ffffff"/>
    </style:style>
    <style:style style:name="T221_16" style:family="text">
      <style:text-properties fo:background-color="#ffffff"/>
    </style:style>
    <style:style style:name="T221_17" style:family="text">
      <style:text-properties fo:background-color="#ffffff"/>
    </style:style>
    <style:style style:name="T221_18" style:family="text">
      <style:text-properties fo:background-color="#ffffff"/>
    </style:style>
    <style:style style:name="T221_19" style:family="text">
      <style:text-properties fo:background-color="#ffffff"/>
    </style:style>
    <style:style style:name="T221_20" style:family="text">
      <style:text-properties fo:background-color="#ffffff"/>
    </style:style>
    <style:style style:name="T221_21" style:family="text">
      <style:text-properties fo:background-color="#ffffff"/>
    </style:style>
    <style:style style:name="T221_22" style:family="text">
      <style:text-properties fo:background-color="#ffffff"/>
    </style:style>
    <style:style style:name="T221_23" style:family="text">
      <style:text-properties fo:background-color="#ffffff"/>
    </style:style>
    <style:style style:name="T221_24" style:family="text">
      <style:text-properties fo:background-color="#ffffff"/>
    </style:style>
    <style:style style:name="T221_25" style:family="text">
      <style:text-properties fo:background-color="#ffffff"/>
    </style:style>
    <style:style style:name="T221_26" style:family="text">
      <style:text-properties fo:background-color="#ffffff"/>
    </style:style>
    <style:style style:name="T221_27" style:family="text">
      <style:text-properties fo:background-color="#ffffff"/>
    </style:style>
    <style:style style:name="T221_28" style:family="text">
      <style:text-properties fo:background-color="#ffffff"/>
    </style:style>
    <style:style style:name="T221_29" style:family="text">
      <style:text-properties fo:background-color="#ffffff"/>
    </style:style>
    <style:style style:name="T221_30" style:family="text">
      <style:text-properties fo:background-color="#ffffff"/>
    </style:style>
    <style:style style:name="T221_31" style:family="text">
      <style:text-properties fo:background-color="#ffffff"/>
    </style:style>
    <style:style style:name="T221_32" style:family="text">
      <style:text-properties fo:background-color="#ffffff"/>
    </style:style>
    <style:style style:name="T221_33" style:family="text">
      <style:text-properties fo:background-color="#ffffff"/>
    </style:style>
    <style:style style:name="T221_34" style:family="text">
      <style:text-properties fo:background-color="#ffffff"/>
    </style:style>
    <style:style style:name="T221_35" style:family="text">
      <style:text-properties fo:background-color="#ffffff"/>
    </style:style>
    <style:style style:name="T221_36" style:family="text">
      <style:text-properties fo:background-color="#ffffff"/>
    </style:style>
    <style:style style:name="T221_37" style:family="text">
      <style:text-properties fo:background-color="#ffffff"/>
    </style:style>
    <style:style style:name="T221_38" style:family="text">
      <style:text-properties fo:background-color="#ffffff"/>
    </style:style>
    <style:style style:name="T221_39" style:family="text">
      <style:text-properties fo:background-color="#ffffff"/>
    </style:style>
    <style:style style:name="T221_40" style:family="text">
      <style:text-properties fo:background-color="#ffffff"/>
    </style:style>
    <style:style style:name="T221_41" style:family="text">
      <style:text-properties fo:background-color="#ffffff"/>
    </style:style>
    <style:style style:name="T221_42" style:family="text">
      <style:text-properties fo:background-color="#ffffff"/>
    </style:style>
    <style:style style:name="T221_43" style:family="text">
      <style:text-properties fo:background-color="#ffffff"/>
    </style:style>
    <style:style style:name="T221_44" style:family="text">
      <style:text-properties fo:background-color="#ffffff"/>
    </style:style>
    <style:style style:name="T221_45" style:family="text">
      <style:text-properties fo:background-color="#ffffff"/>
    </style:style>
    <style:style style:name="T221_46" style:family="text">
      <style:text-properties fo:background-color="#ffffff"/>
    </style:style>
    <style:style style:name="T221_47" style:family="text">
      <style:text-properties fo:background-color="#ffffff"/>
    </style:style>
    <style:style style:name="T221_48" style:family="text">
      <style:text-properties fo:background-color="#ffffff"/>
    </style:style>
    <style:style style:name="T221_49" style:family="text">
      <style:text-properties fo:background-color="#ffffff"/>
    </style:style>
    <style:style style:name="T221_50" style:family="text">
      <style:text-properties fo:background-color="#ffffff"/>
    </style:style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>
      <style:text-properties fo:background-color="#ffffff"/>
    </style:style>
    <style:style style:name="T222_24" style:family="text">
      <style:text-properties fo:background-color="#ffffff" fo:font-weight="bold" style:font-weight-asian="bold" style:font-weight-complex="bold"/>
    </style:style>
    <style:style style:name="T222_25" style:family="text">
      <style:text-properties fo:background-color="#ffffff"/>
    </style:style>
    <style:style style:name="T222_26" style:family="text">
      <style:text-properties fo:background-color="#ffffff"/>
    </style:style>
    <style:style style:name="T222_27" style:family="text">
      <style:text-properties fo:background-color="#ffffff"/>
    </style:style>
    <style:style style:name="T222_28" style:family="text"/>
    <style:style style:name="T222_29" style:family="text"/>
    <style:style style:name="T222_30" style:family="text"/>
    <style:style style:name="T222_31" style:family="text"/>
    <style:style style:name="T222_32" style:family="text"/>
    <style:style style:name="T222_33" style:family="text"/>
    <style:style style:name="T222_34" style:family="text"/>
    <style:style style:name="T222_35" style:family="text"/>
    <style:style style:name="T222_36" style:family="text"/>
    <style:style style:name="T222_37" style:family="text"/>
    <style:style style:name="T222_38" style:family="text"/>
    <style:style style:name="T222_39" style:family="text"/>
    <style:style style:name="T222_40" style:family="text"/>
    <style:style style:name="T222_41" style:family="text"/>
    <style:style style:name="T222_42" style:family="text"/>
    <style:style style:name="T222_43" style:family="text"/>
    <style:style style:name="T222_44" style:family="text"/>
    <style:style style:name="T222_45" style:family="text"/>
    <style:style style:name="T222_46" style:family="text"/>
    <style:style style:name="T222_47" style:family="text"/>
    <style:style style:name="T222_48" style:family="text"/>
    <style:style style:name="T222_49" style:family="text"/>
    <style:style style:name="T222_50" style:family="text"/>
    <style:style style:name="T222_51" style:family="text">
      <style:text-properties fo:background-color="#ffffff" fo:color="#252525"/>
    </style:style>
    <style:style style:name="P223" style:family="paragraph" style:parent-style-name="Standard">
      <style:paragraph-properties fo:break-before="auto" fo:line-height="115%" style:writing-mode="lr-tb"/>
      <style:text-properties fo:background-color="#ffffff" fo:color="#252525"/>
    </style:style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>
      <style:text-properties fo:color="#bf9000" fo:font-size="24pt" style:font-size-asian="24pt" style:font-size-complex="24pt" fo:font-weight="bold" style:font-weight-asian="bold" style:font-weight-complex="bold"/>
    </style:style>
    <style:style style:name="T224_2" style:family="text">
      <style:text-properties fo:color="#bf9000" fo:font-size="24pt" style:font-size-asian="24pt" style:font-size-complex="24pt" fo:font-weight="bold" style:font-weight-asian="bold" style:font-weight-complex="bold"/>
    </style:style>
    <style:style style:name="T224_3" style:family="text">
      <style:text-properties fo:color="#bf9000" fo:font-size="24pt" style:font-size-asian="24pt" style:font-size-complex="24pt" fo:font-weight="bold" style:font-weight-asian="bold" style:font-weight-complex="bold"/>
    </style:style>
    <style:style style:name="T224_4" style:family="text">
      <style:text-properties fo:color="#bf9000" fo:font-size="24pt" style:font-size-asian="24pt" style:font-size-complex="24pt" fo:font-weight="bold" style:font-weight-asian="bold" style:font-weight-complex="bold"/>
    </style:style>
    <style:style style:name="T224_5" style:family="text">
      <style:text-properties fo:color="#bf9000" fo:font-size="24pt" style:font-size-asian="24pt" style:font-size-complex="24pt" fo:font-weight="bold" style:font-weight-asian="bold" style:font-weight-complex="bold"/>
    </style:style>
    <style:style style:name="T224_6" style:family="text">
      <style:text-properties fo:color="#bf9000" fo:font-size="24pt" style:font-size-asian="24pt" style:font-size-complex="24pt" fo:font-weight="bold" style:font-weight-asian="bold" style:font-weight-complex="bold"/>
    </style:style>
    <style:style style:name="T224_7" style:family="text">
      <style:text-properties fo:color="#bf9000" fo:font-size="24pt" style:font-size-asian="24pt" style:font-size-complex="24pt" fo:font-weight="bold" style:font-weight-asian="bold" style:font-weight-complex="bold"/>
    </style:style>
    <style:style style:name="T224_8" style:family="text">
      <style:text-properties fo:color="#bf9000" fo:font-size="24pt" style:font-size-asian="24pt" style:font-size-complex="24pt" fo:font-weight="bold" style:font-weight-asian="bold" style:font-weight-complex="bold"/>
    </style:style>
    <style:style style:name="T224_9" style:family="text">
      <style:text-properties fo:color="#bf9000" fo:font-size="24pt" style:font-size-asian="24pt" style:font-size-complex="24pt" fo:font-weight="bold" style:font-weight-asian="bold" style:font-weight-complex="bold"/>
    </style:style>
    <style:style style:name="T224_10" style:family="text">
      <style:text-properties fo:color="#bf9000" fo:font-size="24pt" style:font-size-asian="24pt" style:font-size-complex="24pt" fo:font-weight="bold" style:font-weight-asian="bold" style:font-weight-complex="bold"/>
    </style:style>
    <style:style style:name="T224_11" style:family="text">
      <style:text-properties fo:color="#bf9000" fo:font-size="24pt" style:font-size-asian="24pt" style:font-size-complex="24pt" fo:font-weight="bold" style:font-weight-asian="bold" style:font-weight-complex="bold"/>
    </style:style>
    <style:style style:name="P225" style:family="paragraph" style:parent-style-name="Standard">
      <style:paragraph-properties fo:break-before="auto" fo:line-height="115%" style:writing-mode="lr-tb"/>
    </style:style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T226_19" style:family="text"/>
    <style:style style:name="T226_20" style:family="text"/>
    <style:style style:name="T226_21" style:family="text"/>
    <style:style style:name="T226_22" style:family="text"/>
    <style:style style:name="T226_23" style:family="text"/>
    <style:style style:name="T226_24" style:family="text"/>
    <style:style style:name="T226_25" style:family="text"/>
    <style:style style:name="T226_26" style:family="text"/>
    <style:style style:name="T226_27" style:family="text"/>
    <style:style style:name="T226_28" style:family="text"/>
    <style:style style:name="T226_29" style:family="text"/>
    <style:style style:name="T226_30" style:family="text"/>
    <style:style style:name="T226_31" style:family="text"/>
    <style:style style:name="T226_32" style:family="text"/>
    <style:style style:name="T226_33" style:family="text"/>
    <style:style style:name="T226_34" style:family="text"/>
    <style:style style:name="T226_35" style:family="text"/>
    <style:style style:name="T226_36" style:family="text"/>
    <style:style style:name="T226_37" style:family="text"/>
    <style:style style:name="T226_38" style:family="text"/>
    <style:style style:name="T226_39" style:family="text"/>
    <style:style style:name="T226_40" style:family="text"/>
    <style:style style:name="T226_41" style:family="text"/>
    <style:style style:name="T226_42" style:family="text"/>
    <style:style style:name="T226_43" style:family="text"/>
    <style:style style:name="T226_44" style:family="text"/>
    <style:style style:name="T226_45" style:family="text"/>
    <style:style style:name="T226_46" style:family="text"/>
    <style:style style:name="T226_47" style:family="text"/>
    <style:style style:name="T226_48" style:family="text"/>
    <style:style style:name="T226_49" style:family="text"/>
    <style:style style:name="T226_50" style:family="text"/>
    <style:style style:name="P227" style:family="paragraph" style:parent-style-name="Standard">
      <style:paragraph-properties fo:break-before="auto" fo:line-height="115%" style:writing-mode="lr-tb"/>
    </style:style>
    <style:style style:name="P228" style:family="paragraph" style:parent-style-name="Standard">
      <style:paragraph-properties fo:break-before="auto" fo:line-height="115%" fo:margin-top="0cm" style:writing-mode="lr-tb"/>
    </style:style>
    <style:style style:name="T228_1" style:family="text">
      <style:text-properties fo:color="#bf9000"/>
    </style:style>
    <style:style style:name="T228_2" style:family="text">
      <style:text-properties fo:color="#bf9000"/>
    </style:style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T228_32" style:family="text"/>
    <style:style style:name="T228_33" style:family="text"/>
    <style:style style:name="T228_34" style:family="text"/>
    <style:style style:name="T228_35" style:family="text"/>
    <style:style style:name="P229" style:family="paragraph" style:parent-style-name="Standard">
      <style:paragraph-properties fo:break-before="auto" fo:line-height="115%" fo:margin-top="0cm" style:writing-mode="lr-tb"/>
    </style:style>
    <style:style style:name="T229_1" style:family="text">
      <style:text-properties fo:color="#bf9000"/>
    </style:style>
    <style:style style:name="T229_2" style:family="text">
      <style:text-properties fo:color="#bf9000"/>
    </style:style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P230" style:family="paragraph" style:parent-style-name="Standard">
      <style:paragraph-properties fo:break-before="auto" fo:line-height="115%" fo:margin-top="0cm" style:writing-mode="lr-tb"/>
    </style:style>
    <style:style style:name="T230_1" style:family="text">
      <style:text-properties fo:color="#bf9000"/>
    </style:style>
    <style:style style:name="T230_2" style:family="text">
      <style:text-properties fo:color="#bf9000"/>
    </style:style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/>
    <style:style style:name="T230_23" style:family="text"/>
    <style:style style:name="T230_24" style:family="text"/>
    <style:style style:name="P231" style:family="paragraph" style:parent-style-name="Standard">
      <style:paragraph-properties fo:break-before="auto" fo:line-height="115%" fo:margin-top="0cm" style:writing-mode="lr-tb"/>
    </style:style>
    <style:style style:name="T231_1" style:family="text">
      <style:text-properties fo:color="#bf9000"/>
    </style:style>
    <style:style style:name="T231_2" style:family="text">
      <style:text-properties fo:color="#bf9000"/>
    </style:style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T231_19" style:family="text"/>
    <style:style style:name="T231_20" style:family="text"/>
    <style:style style:name="T231_21" style:family="text"/>
    <style:style style:name="T231_22" style:family="text"/>
    <style:style style:name="T231_23" style:family="text"/>
    <style:style style:name="T231_24" style:family="text"/>
    <style:style style:name="T231_25" style:family="text"/>
    <style:style style:name="P232" style:family="paragraph" style:parent-style-name="Standard">
      <style:paragraph-properties fo:break-before="auto" fo:line-height="115%" fo:margin-top="0cm" style:writing-mode="lr-tb"/>
    </style:style>
    <style:style style:name="T232_1" style:family="text">
      <style:text-properties fo:color="#bf9000"/>
    </style:style>
    <style:style style:name="T232_2" style:family="text">
      <style:text-properties fo:color="#bf9000"/>
    </style:style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T232_19" style:family="text"/>
    <style:style style:name="T232_20" style:family="text"/>
    <style:style style:name="T232_21" style:family="text"/>
    <style:style style:name="T232_22" style:family="text"/>
    <style:style style:name="T232_23" style:family="text"/>
    <style:style style:name="T232_24" style:family="text"/>
    <style:style style:name="T232_25" style:family="text"/>
    <style:style style:name="T232_26" style:family="text"/>
    <style:style style:name="T232_27" style:family="text"/>
    <style:style style:name="T232_28" style:family="text"/>
    <style:style style:name="T232_29" style:family="text"/>
    <style:style style:name="P233" style:family="paragraph" style:parent-style-name="Standard">
      <style:paragraph-properties fo:break-before="auto" fo:line-height="115%" fo:margin-top="0cm" style:writing-mode="lr-tb"/>
    </style:style>
    <style:style style:name="T233_1" style:family="text">
      <style:text-properties fo:color="#bf9000"/>
    </style:style>
    <style:style style:name="T233_2" style:family="text">
      <style:text-properties fo:color="#bf9000"/>
    </style:style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T233_20" style:family="text"/>
    <style:style style:name="T233_21" style:family="text"/>
    <style:style style:name="T233_22" style:family="text"/>
    <style:style style:name="T233_23" style:family="text"/>
    <style:style style:name="T233_24" style:family="text"/>
    <style:style style:name="T233_25" style:family="text"/>
    <style:style style:name="T233_26" style:family="text"/>
    <style:style style:name="T233_27" style:family="text"/>
    <style:style style:name="T233_28" style:family="text"/>
    <style:style style:name="T233_29" style:family="text"/>
    <style:style style:name="T233_30" style:family="text"/>
    <style:style style:name="T233_31" style:family="text"/>
    <style:style style:name="T233_32" style:family="text"/>
    <style:style style:name="T233_33" style:family="text"/>
    <style:style style:name="T233_34" style:family="text"/>
    <style:style style:name="T233_35" style:family="text"/>
    <style:style style:name="T233_36" style:family="text"/>
    <style:style style:name="T233_37" style:family="text"/>
    <style:style style:name="T233_38" style:family="text"/>
    <style:style style:name="T233_39" style:family="text"/>
    <style:style style:name="P234" style:family="paragraph" style:parent-style-name="Standard">
      <style:paragraph-properties fo:break-before="auto" fo:line-height="115%" fo:margin-top="0cm" style:writing-mode="lr-tb"/>
    </style:style>
    <style:style style:name="T234_1" style:family="text">
      <style:text-properties fo:color="#bf9000"/>
    </style:style>
    <style:style style:name="T234_2" style:family="text">
      <style:text-properties fo:color="#bf9000"/>
    </style:style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T234_19" style:family="text"/>
    <style:style style:name="T234_20" style:family="text"/>
    <style:style style:name="T234_21" style:family="text"/>
    <style:style style:name="T234_22" style:family="text"/>
    <style:style style:name="T234_23" style:family="text"/>
    <style:style style:name="T234_24" style:family="text"/>
    <style:style style:name="T234_25" style:family="text"/>
    <style:style style:name="T234_26" style:family="text"/>
    <style:style style:name="P235" style:family="paragraph" style:parent-style-name="Standard">
      <style:paragraph-properties fo:break-before="auto" fo:line-height="115%" fo:margin-top="0cm" fo:margin-bottom="0cm" style:writing-mode="lr-tb"/>
    </style:style>
    <style:style style:name="T235_1" style:family="text">
      <style:text-properties fo:color="#bf9000"/>
    </style:style>
    <style:style style:name="T235_2" style:family="text">
      <style:text-properties fo:color="#bf9000"/>
    </style:style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T235_18" style:family="text"/>
    <style:style style:name="T235_19" style:family="text"/>
    <style:style style:name="T235_20" style:family="text"/>
    <style:style style:name="T235_21" style:family="text"/>
    <style:style style:name="T235_22" style:family="text"/>
    <style:style style:name="P236" style:family="paragraph" style:parent-style-name="Standard">
      <style:paragraph-properties fo:break-before="auto" fo:line-height="115%" style:writing-mode="lr-tb"/>
    </style:style>
    <style:style style:name="P237" style:family="paragraph" style:parent-style-name="Standard">
      <style:paragraph-properties fo:break-before="auto" fo:line-height="115%" style:writing-mode="lr-tb"/>
    </style:style>
    <style:style style:name="P238" style:family="paragraph" style:parent-style-name="Standard">
      <style:paragraph-properties fo:break-before="auto" fo:line-height="115%" style:writing-mode="lr-tb"/>
    </style:style>
    <style:style style:name="P239" style:family="paragraph" style:parent-style-name="Standard">
      <style:paragraph-properties fo:break-before="auto" fo:line-height="115%" style:writing-mode="lr-tb"/>
    </style:style>
    <style:style style:name="P240" style:family="paragraph" style:parent-style-name="Standard">
      <style:paragraph-properties fo:break-before="auto" fo:line-height="115%" style:writing-mode="lr-tb"/>
    </style:style>
    <style:style style:name="P241" style:family="paragraph" style:parent-style-name="Standard">
      <style:paragraph-properties fo:break-before="auto" fo:line-height="115%" style:writing-mode="lr-tb"/>
    </style:style>
    <style:style style:name="P242" style:family="paragraph" style:parent-style-name="Standard">
      <style:paragraph-properties fo:break-before="auto" fo:line-height="115%" style:writing-mode="lr-tb"/>
    </style:style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>
      <style:text-properties fo:font-size="18pt" style:font-size-asian="18pt" style:font-size-complex="18pt" fo:font-weight="bold" style:font-weight-asian="bold" style:font-weight-complex="bold"/>
    </style:style>
    <style:style style:name="T243_2" style:family="text">
      <style:text-properties fo:font-size="18pt" style:font-size-asian="18pt" style:font-size-complex="18pt" fo:font-weight="bold" style:font-weight-asian="bold" style:font-weight-complex="bold"/>
    </style:style>
    <style:style style:name="T243_3" style:family="text">
      <style:text-properties fo:font-size="18pt" style:font-size-asian="18pt" style:font-size-complex="18pt" fo:font-weight="bold" style:font-weight-asian="bold" style:font-weight-complex="bold"/>
    </style:style>
    <style:style style:name="T243_4" style:family="text">
      <style:text-properties fo:font-size="18pt" style:font-size-asian="18pt" style:font-size-complex="18pt" fo:font-weight="bold" style:font-weight-asian="bold" style:font-weight-complex="bold"/>
    </style:style>
    <style:style style:name="P244" style:family="paragraph" style:parent-style-name="Standard">
      <style:paragraph-properties fo:text-align="center" fo:break-before="auto" fo:line-height="115%" style:writing-mode="lr-tb"/>
    </style:style>
    <style:style style:name="T244_1" style:family="text">
      <style:text-properties fo:color="#85200c" fo:font-size="24pt" style:font-size-asian="24pt" style:font-size-complex="24pt" fo:font-weight="bold" style:font-weight-asian="bold" style:font-weight-complex="bold"/>
    </style:style>
    <style:style style:name="T244_2" style:family="text">
      <style:text-properties fo:color="#85200c" fo:font-size="24pt" style:font-size-asian="24pt" style:font-size-complex="24pt" fo:font-weight="bold" style:font-weight-asian="bold" style:font-weight-complex="bold"/>
    </style:style>
    <style:style style:name="T244_3" style:family="text">
      <style:text-properties fo:color="#85200c" fo:font-size="24pt" style:font-size-asian="24pt" style:font-size-complex="24pt" fo:font-weight="bold" style:font-weight-asian="bold" style:font-weight-complex="bold"/>
    </style:style>
    <style:style style:name="T244_4" style:family="text">
      <style:text-properties fo:color="#85200c" fo:font-size="24pt" style:font-size-asian="24pt" style:font-size-complex="24pt" fo:font-weight="bold" style:font-weight-asian="bold" style:font-weight-complex="bold"/>
    </style:style>
    <style:style style:name="T244_5" style:family="text">
      <style:text-properties fo:color="#85200c" fo:font-size="24pt" style:font-size-asian="24pt" style:font-size-complex="24pt" fo:font-weight="bold" style:font-weight-asian="bold" style:font-weight-complex="bold"/>
    </style:style>
    <style:style style:name="T244_6" style:family="text">
      <style:text-properties fo:color="#85200c" fo:font-size="24pt" style:font-size-asian="24pt" style:font-size-complex="24pt" fo:font-weight="bold" style:font-weight-asian="bold" style:font-weight-complex="bold"/>
    </style:style>
    <style:style style:name="T244_7" style:family="text">
      <style:text-properties fo:color="#85200c" fo:font-size="24pt" style:font-size-asian="24pt" style:font-size-complex="24pt" fo:font-weight="bold" style:font-weight-asian="bold" style:font-weight-complex="bold"/>
    </style:style>
    <style:style style:name="T244_8" style:family="text">
      <style:text-properties fo:color="#85200c" fo:font-size="24pt" style:font-size-asian="24pt" style:font-size-complex="24pt" fo:font-weight="bold" style:font-weight-asian="bold" style:font-weight-complex="bold"/>
    </style:style>
    <style:style style:name="T244_9" style:family="text">
      <style:text-properties fo:color="#85200c" fo:font-size="24pt" style:font-size-asian="24pt" style:font-size-complex="24pt" fo:font-weight="bold" style:font-weight-asian="bold" style:font-weight-complex="bold"/>
    </style:style>
    <style:style style:name="P245" style:family="paragraph" style:parent-style-name="Standard">
      <style:paragraph-properties fo:break-before="auto" fo:line-height="115%" style:writing-mode="lr-tb"/>
      <style:text-properties fo:color="#85200c" fo:font-size="24pt" style:font-size-asian="24pt" style:font-size-complex="24pt" fo:font-weight="bold" style:font-weight-asian="bold" style:font-weight-complex="bold"/>
    </style:style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>
      <style:text-properties fo:font-weight="bold" style:font-weight-asian="bold" style:font-weight-complex="bold"/>
    </style:style>
    <style:style style:name="T246_2" style:family="text">
      <style:text-properties fo:font-weight="bold" style:font-weight-asian="bold" style:font-weight-complex="bold"/>
    </style:style>
    <style:style style:name="P247" style:family="paragraph" style:parent-style-name="Standard">
      <style:paragraph-properties fo:break-before="auto" fo:line-height="115%" style:writing-mode="lr-tb"/>
    </style:style>
    <style:style style:name="P248" style:family="paragraph" style:parent-style-name="Standard">
      <style:paragraph-properties fo:break-before="auto" fo:text-indent="0cm" fo:line-height="115%" fo:margin-left="1.27cm" style:writing-mode="lr-tb"/>
    </style:style>
    <style:style style:name="T248_1" style:family="text">
      <style:text-properties fo:font-size="12pt" style:font-size-asian="12pt" style:font-size-complex="12pt" fo:font-weight="bold" style:font-weight-asian="bold" style:font-weight-complex="bold"/>
    </style:style>
    <style:style style:name="T248_2" style:family="text">
      <style:text-properties fo:font-size="12pt" style:font-size-asian="12pt" style:font-size-complex="12pt" fo:font-weight="bold" style:font-weight-asian="bold" style:font-weight-complex="bold"/>
    </style:style>
    <style:style style:name="T248_3" style:family="text">
      <style:text-properties fo:font-size="12pt" style:font-size-asian="12pt" style:font-size-complex="12pt" fo:font-weight="bold" style:font-weight-asian="bold" style:font-weight-complex="bold"/>
    </style:style>
    <style:style style:name="T248_4" style:family="text">
      <style:text-properties fo:font-size="12pt" style:font-size-asian="12pt" style:font-size-complex="12pt" fo:font-weight="bold" style:font-weight-asian="bold" style:font-weight-complex="bold"/>
    </style:style>
    <style:style style:name="P249" style:family="paragraph" style:parent-style-name="Standard">
      <style:paragraph-properties fo:break-before="auto" fo:text-indent="0cm" fo:line-height="115%" fo:margin-left="0cm" style:writing-mode="lr-tb"/>
    </style:style>
    <style:style style:name="P250" style:family="paragraph" style:parent-style-name="Standard">
      <style:paragraph-properties fo:break-before="auto" fo:text-indent="0cm" fo:line-height="115%" fo:margin-left="0cm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T250_17" style:family="text"/>
    <style:style style:name="T250_18" style:family="text"/>
    <style:style style:name="T250_19" style:family="text"/>
    <style:style style:name="T250_20" style:family="text"/>
    <style:style style:name="T250_21" style:family="text"/>
    <style:style style:name="T250_22" style:family="text"/>
    <style:style style:name="T250_23" style:family="text"/>
    <style:style style:name="T250_24" style:family="text"/>
    <style:style style:name="T250_25" style:family="text"/>
    <style:style style:name="T250_26" style:family="text"/>
    <style:style style:name="T250_27" style:family="text"/>
    <style:style style:name="T250_28" style:family="text"/>
    <style:style style:name="T250_29" style:family="text"/>
    <style:style style:name="T250_30" style:family="text"/>
    <style:style style:name="T250_31" style:family="text"/>
    <style:style style:name="T250_32" style:family="text"/>
    <style:style style:name="T250_33" style:family="text"/>
    <style:style style:name="T250_34" style:family="text"/>
    <style:style style:name="T250_35" style:family="text"/>
    <style:style style:name="T250_36" style:family="text"/>
    <style:style style:name="T250_37" style:family="text"/>
    <style:style style:name="T250_38" style:family="text"/>
    <style:style style:name="T250_39" style:family="text"/>
    <style:style style:name="T250_40" style:family="text"/>
    <style:style style:name="T250_41" style:family="text"/>
    <style:style style:name="T250_42" style:family="text"/>
    <style:style style:name="T250_43" style:family="text"/>
    <style:style style:name="T250_44" style:family="text"/>
    <style:style style:name="T250_45" style:family="text"/>
    <style:style style:name="T250_46" style:family="text"/>
    <style:style style:name="T250_47" style:family="text"/>
    <style:style style:name="T250_48" style:family="text"/>
    <style:style style:name="T250_49" style:family="text"/>
    <style:style style:name="T250_50" style:family="text"/>
    <style:style style:name="T250_51" style:family="text"/>
    <style:style style:name="T250_52" style:family="text"/>
    <style:style style:name="T250_53" style:family="text"/>
    <style:style style:name="T250_54" style:family="text"/>
    <style:style style:name="T250_55" style:family="text"/>
    <style:style style:name="T250_56" style:family="text"/>
    <style:style style:name="T250_57" style:family="text"/>
    <style:style style:name="T250_58" style:family="text"/>
    <style:style style:name="T250_59" style:family="text"/>
    <style:style style:name="T250_60" style:family="text"/>
    <style:style style:name="T250_61" style:family="text"/>
    <style:style style:name="T250_62" style:family="text"/>
    <style:style style:name="T250_63" style:family="text"/>
    <style:style style:name="T250_64" style:family="text"/>
    <style:style style:name="T250_65" style:family="text"/>
    <style:style style:name="T250_66" style:family="text"/>
    <style:style style:name="T250_67" style:family="text"/>
    <style:style style:name="T250_68" style:family="text"/>
    <style:style style:name="T250_69" style:family="text"/>
    <style:style style:name="T250_70" style:family="text"/>
    <style:style style:name="T250_71" style:family="text"/>
    <style:style style:name="T250_72" style:family="text"/>
    <style:style style:name="T250_73" style:family="text"/>
    <style:style style:name="T250_74" style:family="text"/>
    <style:style style:name="T250_75" style:family="text"/>
    <style:style style:name="T250_76" style:family="text"/>
    <style:style style:name="T250_77" style:family="text"/>
    <style:style style:name="T250_78" style:family="text"/>
    <style:style style:name="T250_79" style:family="text"/>
    <style:style style:name="T250_80" style:family="text"/>
    <style:style style:name="T250_81" style:family="text"/>
    <style:style style:name="T250_82" style:family="text"/>
    <style:style style:name="T250_83" style:family="text"/>
    <style:style style:name="T250_84" style:family="text"/>
    <style:style style:name="T250_85" style:family="text"/>
    <style:style style:name="T250_86" style:family="text"/>
    <style:style style:name="T250_87" style:family="text"/>
    <style:style style:name="T250_88" style:family="text"/>
    <style:style style:name="T250_89" style:family="text"/>
    <style:style style:name="T250_90" style:family="text"/>
    <style:style style:name="T250_91" style:family="text"/>
    <style:style style:name="T250_92" style:family="text"/>
    <style:style style:name="T250_93" style:family="text"/>
    <style:style style:name="T250_94" style:family="text"/>
    <style:style style:name="T250_95" style:family="text"/>
    <style:style style:name="T250_96" style:family="text"/>
    <style:style style:name="T250_97" style:family="text"/>
    <style:style style:name="T250_98" style:family="text"/>
    <style:style style:name="T250_99" style:family="text"/>
    <style:style style:name="T250_100" style:family="text"/>
    <style:style style:name="P251" style:family="paragraph" style:parent-style-name="Standard">
      <style:paragraph-properties fo:break-before="auto" fo:text-indent="0cm" fo:line-height="115%" fo:margin-left="0cm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  <style:style style:name="T251_21" style:family="text"/>
    <style:style style:name="T251_22" style:family="text"/>
    <style:style style:name="T251_23" style:family="text"/>
    <style:style style:name="T251_24" style:family="text"/>
    <style:style style:name="T251_25" style:family="text"/>
    <style:style style:name="T251_26" style:family="text"/>
    <style:style style:name="T251_27" style:family="text"/>
    <style:style style:name="T251_28" style:family="text"/>
    <style:style style:name="T251_29" style:family="text"/>
    <style:style style:name="T251_30" style:family="text"/>
    <style:style style:name="T251_31" style:family="text"/>
    <style:style style:name="T251_32" style:family="text"/>
    <style:style style:name="T251_33" style:family="text"/>
    <style:style style:name="T251_34" style:family="text"/>
    <style:style style:name="T251_35" style:family="text"/>
    <style:style style:name="T251_36" style:family="text"/>
    <style:style style:name="T251_37" style:family="text"/>
    <style:style style:name="T251_38" style:family="text"/>
    <style:style style:name="T251_39" style:family="text"/>
    <style:style style:name="T251_40" style:family="text"/>
    <style:style style:name="T251_41" style:family="text"/>
    <style:style style:name="T251_42" style:family="text"/>
    <style:style style:name="T251_43" style:family="text"/>
    <style:style style:name="T251_44" style:family="text"/>
    <style:style style:name="T251_45" style:family="text"/>
    <style:style style:name="T251_46" style:family="text"/>
    <style:style style:name="T251_47" style:family="text"/>
    <style:style style:name="T251_48" style:family="text"/>
    <style:style style:name="T251_49" style:family="text"/>
    <style:style style:name="T251_50" style:family="text"/>
    <style:style style:name="T251_51" style:family="text"/>
    <style:style style:name="T251_52" style:family="text"/>
    <style:style style:name="T251_53" style:family="text"/>
    <style:style style:name="T251_54" style:family="text"/>
    <style:style style:name="T251_55" style:family="text"/>
    <style:style style:name="T251_56" style:family="text"/>
    <style:style style:name="T251_57" style:family="text"/>
    <style:style style:name="T251_58" style:family="text"/>
    <style:style style:name="T251_59" style:family="text"/>
    <style:style style:name="T251_60" style:family="text"/>
    <style:style style:name="T251_61" style:family="text"/>
    <style:style style:name="T251_62" style:family="text"/>
    <style:style style:name="T251_63" style:family="text"/>
    <style:style style:name="T251_64" style:family="text"/>
    <style:style style:name="P252" style:family="paragraph" style:parent-style-name="Standard">
      <style:paragraph-properties fo:break-before="auto" fo:text-indent="0cm" fo:line-height="115%" fo:margin-left="0cm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T252_23" style:family="text"/>
    <style:style style:name="T252_24" style:family="text"/>
    <style:style style:name="T252_25" style:family="text"/>
    <style:style style:name="T252_26" style:family="text"/>
    <style:style style:name="T252_27" style:family="text"/>
    <style:style style:name="T252_28" style:family="text"/>
    <style:style style:name="T252_29" style:family="text"/>
    <style:style style:name="T252_30" style:family="text"/>
    <style:style style:name="T252_31" style:family="text"/>
    <style:style style:name="T252_32" style:family="text"/>
    <style:style style:name="T252_33" style:family="text"/>
    <style:style style:name="T252_34" style:family="text"/>
    <style:style style:name="T252_35" style:family="text"/>
    <style:style style:name="T252_36" style:family="text"/>
    <style:style style:name="T252_37" style:family="text"/>
    <style:style style:name="T252_38" style:family="text"/>
    <style:style style:name="T252_39" style:family="text"/>
    <style:style style:name="T252_40" style:family="text"/>
    <style:style style:name="T252_41" style:family="text"/>
    <style:style style:name="T252_42" style:family="text"/>
    <style:style style:name="T252_43" style:family="text"/>
    <style:style style:name="T252_44" style:family="text"/>
    <style:style style:name="T252_45" style:family="text"/>
    <style:style style:name="T252_46" style:family="text"/>
    <style:style style:name="T252_47" style:family="text"/>
    <style:style style:name="T252_48" style:family="text"/>
    <style:style style:name="T252_49" style:family="text"/>
    <style:style style:name="T252_50" style:family="text"/>
    <style:style style:name="T252_51" style:family="text"/>
    <style:style style:name="T252_52" style:family="text"/>
    <style:style style:name="T252_53" style:family="text"/>
    <style:style style:name="T252_54" style:family="text"/>
    <style:style style:name="T252_55" style:family="text"/>
    <style:style style:name="T252_56" style:family="text"/>
    <style:style style:name="T252_57" style:family="text"/>
    <style:style style:name="T252_58" style:family="text"/>
    <style:style style:name="T252_59" style:family="text"/>
    <style:style style:name="T252_60" style:family="text"/>
    <style:style style:name="T252_61" style:family="text"/>
    <style:style style:name="T252_62" style:family="text"/>
    <style:style style:name="T252_63" style:family="text"/>
    <style:style style:name="T252_64" style:family="text"/>
    <style:style style:name="T252_65" style:family="text"/>
    <style:style style:name="T252_66" style:family="text"/>
    <style:style style:name="T252_67" style:family="text"/>
    <style:style style:name="T252_68" style:family="text"/>
    <style:style style:name="T252_69" style:family="text"/>
    <style:style style:name="T252_70" style:family="text"/>
    <style:style style:name="T252_71" style:family="text"/>
    <style:style style:name="T252_72" style:family="text"/>
    <style:style style:name="T252_73" style:family="text"/>
    <style:style style:name="T252_74" style:family="text"/>
    <style:style style:name="T252_75" style:family="text"/>
    <style:style style:name="T252_76" style:family="text"/>
    <style:style style:name="T252_77" style:family="text"/>
    <style:style style:name="T252_78" style:family="text"/>
    <style:style style:name="T252_79" style:family="text"/>
    <style:style style:name="T252_80" style:family="text"/>
    <style:style style:name="T252_81" style:family="text"/>
    <style:style style:name="T252_82" style:family="text"/>
    <style:style style:name="T252_83" style:family="text"/>
    <style:style style:name="T252_84" style:family="text"/>
    <style:style style:name="T252_85" style:family="text"/>
    <style:style style:name="T252_86" style:family="text"/>
    <style:style style:name="T252_87" style:family="text"/>
    <style:style style:name="T252_88" style:family="text"/>
    <style:style style:name="T252_89" style:family="text"/>
    <style:style style:name="T252_90" style:family="text"/>
    <style:style style:name="T252_91" style:family="text"/>
    <style:style style:name="T252_92" style:family="text"/>
    <style:style style:name="T252_93" style:family="text"/>
    <style:style style:name="T252_94" style:family="text"/>
    <style:style style:name="T252_95" style:family="text"/>
    <style:style style:name="T252_96" style:family="text"/>
    <style:style style:name="T252_97" style:family="text"/>
    <style:style style:name="T252_98" style:family="text"/>
    <style:style style:name="T252_99" style:family="text"/>
    <style:style style:name="T252_100" style:family="text"/>
    <style:style style:name="T252_101" style:family="text"/>
    <style:style style:name="T252_102" style:family="text"/>
    <style:style style:name="T252_103" style:family="text"/>
    <style:style style:name="T252_104" style:family="text"/>
    <style:style style:name="T252_105" style:family="text"/>
    <style:style style:name="T252_106" style:family="text"/>
    <style:style style:name="T252_107" style:family="text"/>
    <style:style style:name="T252_108" style:family="text"/>
    <style:style style:name="T252_109" style:family="text"/>
    <style:style style:name="T252_110" style:family="text"/>
    <style:style style:name="T252_111" style:family="text"/>
    <style:style style:name="T252_112" style:family="text"/>
    <style:style style:name="T252_113" style:family="text"/>
    <style:style style:name="T252_114" style:family="text"/>
    <style:style style:name="T252_115" style:family="text"/>
    <style:style style:name="T252_116" style:family="text"/>
    <style:style style:name="T252_117" style:family="text"/>
    <style:style style:name="T252_118" style:family="text"/>
    <style:style style:name="T252_119" style:family="text"/>
    <style:style style:name="T252_120" style:family="text"/>
    <style:style style:name="T252_121" style:family="text"/>
    <style:style style:name="T252_122" style:family="text"/>
    <style:style style:name="P253" style:family="paragraph" style:parent-style-name="Standard">
      <style:paragraph-properties fo:break-before="auto" fo:text-indent="0cm" fo:line-height="115%" fo:margin-left="0cm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T253_17" style:family="text"/>
    <style:style style:name="T253_18" style:family="text"/>
    <style:style style:name="T253_19" style:family="text"/>
    <style:style style:name="T253_20" style:family="text"/>
    <style:style style:name="T253_21" style:family="text"/>
    <style:style style:name="T253_22" style:family="text"/>
    <style:style style:name="T253_23" style:family="text"/>
    <style:style style:name="T253_24" style:family="text"/>
    <style:style style:name="T253_25" style:family="text"/>
    <style:style style:name="P254" style:family="paragraph" style:parent-style-name="Standard">
      <style:paragraph-properties fo:break-before="auto" fo:text-indent="0cm" fo:line-height="115%" fo:margin-left="0cm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T254_25" style:family="text"/>
    <style:style style:name="T254_26" style:family="text"/>
    <style:style style:name="T254_27" style:family="text"/>
    <style:style style:name="T254_28" style:family="text"/>
    <style:style style:name="T254_29" style:family="text"/>
    <style:style style:name="T254_30" style:family="text"/>
    <style:style style:name="T254_31" style:family="text"/>
    <style:style style:name="T254_32" style:family="text"/>
    <style:style style:name="T254_33" style:family="text"/>
    <style:style style:name="T254_34" style:family="text"/>
    <style:style style:name="T254_35" style:family="text"/>
    <style:style style:name="T254_36" style:family="text"/>
    <style:style style:name="T254_37" style:family="text"/>
    <style:style style:name="T254_38" style:family="text"/>
    <style:style style:name="T254_39" style:family="text"/>
    <style:style style:name="T254_40" style:family="text"/>
    <style:style style:name="T254_41" style:family="text"/>
    <style:style style:name="T254_42" style:family="text"/>
    <style:style style:name="T254_43" style:family="text"/>
    <style:style style:name="T254_44" style:family="text"/>
    <style:style style:name="T254_45" style:family="text"/>
    <style:style style:name="T254_46" style:family="text"/>
    <style:style style:name="T254_47" style:family="text"/>
    <style:style style:name="T254_48" style:family="text"/>
    <style:style style:name="T254_49" style:family="text"/>
    <style:style style:name="T254_50" style:family="text"/>
    <style:style style:name="T254_51" style:family="text"/>
    <style:style style:name="T254_52" style:family="text"/>
    <style:style style:name="T254_53" style:family="text"/>
    <style:style style:name="T254_54" style:family="text"/>
    <style:style style:name="T254_55" style:family="text"/>
    <style:style style:name="T254_56" style:family="text"/>
    <style:style style:name="T254_57" style:family="text"/>
    <style:style style:name="T254_58" style:family="text"/>
    <style:style style:name="T254_59" style:family="text"/>
    <style:style style:name="T254_60" style:family="text"/>
    <style:style style:name="T254_61" style:family="text"/>
    <style:style style:name="T254_62" style:family="text"/>
    <style:style style:name="T254_63" style:family="text"/>
    <style:style style:name="T254_64" style:family="text"/>
    <style:style style:name="T254_65" style:family="text"/>
    <style:style style:name="T254_66" style:family="text"/>
    <style:style style:name="T254_67" style:family="text"/>
    <style:style style:name="T254_68" style:family="text"/>
    <style:style style:name="T254_69" style:family="text"/>
    <style:style style:name="T254_70" style:family="text"/>
    <style:style style:name="T254_71" style:family="text"/>
    <style:style style:name="T254_72" style:family="text"/>
    <style:style style:name="T254_73" style:family="text"/>
    <style:style style:name="T254_74" style:family="text"/>
    <style:style style:name="T254_75" style:family="text"/>
    <style:style style:name="T254_76" style:family="text"/>
    <style:style style:name="T254_77" style:family="text"/>
    <style:style style:name="T254_78" style:family="text"/>
    <style:style style:name="T254_79" style:family="text"/>
    <style:style style:name="T254_80" style:family="text"/>
    <style:style style:name="T254_81" style:family="text"/>
    <style:style style:name="T254_82" style:family="text"/>
    <style:style style:name="T254_83" style:family="text"/>
    <style:style style:name="T254_84" style:family="text"/>
    <style:style style:name="T254_85" style:family="text"/>
    <style:style style:name="T254_86" style:family="text"/>
    <style:style style:name="T254_87" style:family="text"/>
    <style:style style:name="T254_88" style:family="text"/>
    <style:style style:name="T254_89" style:family="text"/>
    <style:style style:name="T254_90" style:family="text"/>
    <style:style style:name="P255" style:family="paragraph" style:parent-style-name="Standard">
      <style:paragraph-properties fo:break-before="auto" fo:text-indent="0cm" fo:line-height="115%" fo:margin-left="0cm" style:writing-mode="lr-tb"/>
    </style:style>
    <style:style style:name="P256" style:family="paragraph" style:parent-style-name="Standard">
      <style:paragraph-properties fo:break-before="auto" fo:text-indent="0cm" fo:line-height="115%" fo:margin-left="0cm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/>
    <style:style style:name="T256_18" style:family="text"/>
    <style:style style:name="T256_19" style:family="text"/>
    <style:style style:name="T256_20" style:family="text"/>
    <style:style style:name="T256_21" style:family="text"/>
    <style:style style:name="T256_22" style:family="text"/>
    <style:style style:name="T256_23" style:family="text"/>
    <style:style style:name="T256_24" style:family="text"/>
    <style:style style:name="T256_25" style:family="text"/>
    <style:style style:name="T256_26" style:family="text"/>
    <style:style style:name="T256_27" style:family="text"/>
    <style:style style:name="T256_28" style:family="text"/>
    <style:style style:name="T256_29" style:family="text"/>
    <style:style style:name="T256_30" style:family="text"/>
    <style:style style:name="T256_31" style:family="text"/>
    <style:style style:name="T256_32" style:family="text"/>
    <style:style style:name="T256_33" style:family="text"/>
    <style:style style:name="T256_34" style:family="text"/>
    <style:style style:name="T256_35" style:family="text"/>
    <style:style style:name="T256_36" style:family="text"/>
    <style:style style:name="T256_37" style:family="text"/>
    <style:style style:name="T256_38" style:family="text"/>
    <style:style style:name="T256_39" style:family="text"/>
    <style:style style:name="T256_40" style:family="text"/>
    <style:style style:name="T256_41" style:family="text"/>
    <style:style style:name="T256_42" style:family="text"/>
    <style:style style:name="T256_43" style:family="text"/>
    <style:style style:name="T256_44" style:family="text"/>
    <style:style style:name="T256_45" style:family="text"/>
    <style:style style:name="T256_46" style:family="text"/>
    <style:style style:name="T256_47" style:family="text"/>
    <style:style style:name="T256_48" style:family="text"/>
    <style:style style:name="T256_49" style:family="text"/>
    <style:style style:name="T256_50" style:family="text"/>
    <style:style style:name="T256_51" style:family="text"/>
    <style:style style:name="T256_52" style:family="text"/>
    <style:style style:name="T256_53" style:family="text"/>
    <style:style style:name="T256_54" style:family="text"/>
    <style:style style:name="T256_55" style:family="text"/>
    <style:style style:name="T256_56" style:family="text"/>
    <style:style style:name="T256_57" style:family="text"/>
    <style:style style:name="T256_58" style:family="text"/>
    <style:style style:name="T256_59" style:family="text"/>
    <style:style style:name="T256_60" style:family="text"/>
    <style:style style:name="T256_61" style:family="text"/>
    <style:style style:name="T256_62" style:family="text"/>
    <style:style style:name="T256_63" style:family="text"/>
    <style:style style:name="T256_64" style:family="text"/>
    <style:style style:name="T256_65" style:family="text"/>
    <style:style style:name="T256_66" style:family="text"/>
    <style:style style:name="T256_67" style:family="text"/>
    <style:style style:name="T256_68" style:family="text"/>
    <style:style style:name="T256_69" style:family="text"/>
    <style:style style:name="T256_70" style:family="text"/>
    <style:style style:name="T256_71" style:family="text"/>
    <style:style style:name="T256_72" style:family="text"/>
    <style:style style:name="T256_73" style:family="text"/>
    <style:style style:name="T256_74" style:family="text"/>
    <style:style style:name="T256_75" style:family="text"/>
    <style:style style:name="T256_76" style:family="text"/>
    <style:style style:name="T256_77" style:family="text"/>
    <style:style style:name="T256_78" style:family="text"/>
    <style:style style:name="T256_79" style:family="text"/>
    <style:style style:name="T256_80" style:family="text"/>
    <style:style style:name="T256_81" style:family="text"/>
    <style:style style:name="T256_82" style:family="text"/>
    <style:style style:name="T256_83" style:family="text"/>
    <style:style style:name="T256_84" style:family="text"/>
    <style:style style:name="T256_85" style:family="text"/>
    <style:style style:name="T256_86" style:family="text"/>
    <style:style style:name="T256_87" style:family="text"/>
    <style:style style:name="T256_88" style:family="text"/>
    <style:style style:name="T256_89" style:family="text"/>
    <style:style style:name="T256_90" style:family="text"/>
    <style:style style:name="T256_91" style:family="text"/>
    <style:style style:name="T256_92" style:family="text"/>
    <style:style style:name="T256_93" style:family="text"/>
    <style:style style:name="T256_94" style:family="text"/>
    <style:style style:name="T256_95" style:family="text"/>
    <style:style style:name="T256_96" style:family="text"/>
    <style:style style:name="T256_97" style:family="text"/>
    <style:style style:name="T256_98" style:family="text"/>
    <style:style style:name="T256_99" style:family="text"/>
    <style:style style:name="T256_100" style:family="text"/>
    <style:style style:name="P257" style:family="paragraph" style:parent-style-name="Standard">
      <style:paragraph-properties fo:break-before="auto" fo:text-indent="0cm" fo:line-height="115%" fo:margin-left="0cm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T257_29" style:family="text"/>
    <style:style style:name="T257_30" style:family="text"/>
    <style:style style:name="T257_31" style:family="text"/>
    <style:style style:name="T257_32" style:family="text"/>
    <style:style style:name="T257_33" style:family="text"/>
    <style:style style:name="T257_34" style:family="text"/>
    <style:style style:name="T257_35" style:family="text"/>
    <style:style style:name="T257_36" style:family="text"/>
    <style:style style:name="T257_37" style:family="text"/>
    <style:style style:name="T257_38" style:family="text"/>
    <style:style style:name="T257_39" style:family="text"/>
    <style:style style:name="T257_40" style:family="text"/>
    <style:style style:name="T257_41" style:family="text"/>
    <style:style style:name="T257_42" style:family="text"/>
    <style:style style:name="T257_43" style:family="text"/>
    <style:style style:name="T257_44" style:family="text"/>
    <style:style style:name="T257_45" style:family="text"/>
    <style:style style:name="T257_46" style:family="text"/>
    <style:style style:name="T257_47" style:family="text"/>
    <style:style style:name="T257_48" style:family="text"/>
    <style:style style:name="T257_49" style:family="text"/>
    <style:style style:name="T257_50" style:family="text"/>
    <style:style style:name="T257_51" style:family="text"/>
    <style:style style:name="T257_52" style:family="text"/>
    <style:style style:name="T257_53" style:family="text"/>
    <style:style style:name="T257_54" style:family="text"/>
    <style:style style:name="T257_55" style:family="text"/>
    <style:style style:name="T257_56" style:family="text"/>
    <style:style style:name="T257_57" style:family="text"/>
    <style:style style:name="T257_58" style:family="text"/>
    <style:style style:name="T257_59" style:family="text"/>
    <style:style style:name="T257_60" style:family="text"/>
    <style:style style:name="T257_61" style:family="text"/>
    <style:style style:name="T257_62" style:family="text"/>
    <style:style style:name="T257_63" style:family="text"/>
    <style:style style:name="T257_64" style:family="text"/>
    <style:style style:name="T257_65" style:family="text"/>
    <style:style style:name="T257_66" style:family="text"/>
    <style:style style:name="T257_67" style:family="text"/>
    <style:style style:name="T257_68" style:family="text"/>
    <style:style style:name="P258" style:family="paragraph" style:parent-style-name="Standard">
      <style:paragraph-properties fo:break-before="auto" fo:text-indent="0cm" fo:line-height="115%" fo:margin-left="0cm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T258_11" style:family="text"/>
    <style:style style:name="T258_12" style:family="text"/>
    <style:style style:name="T258_13" style:family="text"/>
    <style:style style:name="T258_14" style:family="text"/>
    <style:style style:name="T258_15" style:family="text"/>
    <style:style style:name="T258_16" style:family="text"/>
    <style:style style:name="T258_17" style:family="text"/>
    <style:style style:name="T258_18" style:family="text"/>
    <style:style style:name="T258_19" style:family="text"/>
    <style:style style:name="T258_20" style:family="text"/>
    <style:style style:name="T258_21" style:family="text"/>
    <style:style style:name="T258_22" style:family="text"/>
    <style:style style:name="T258_23" style:family="text"/>
    <style:style style:name="T258_24" style:family="text"/>
    <style:style style:name="T258_25" style:family="text"/>
    <style:style style:name="T258_26" style:family="text"/>
    <style:style style:name="T258_27" style:family="text"/>
    <style:style style:name="T258_28" style:family="text"/>
    <style:style style:name="T258_29" style:family="text"/>
    <style:style style:name="T258_30" style:family="text"/>
    <style:style style:name="T258_31" style:family="text"/>
    <style:style style:name="T258_32" style:family="text"/>
    <style:style style:name="T258_33" style:family="text"/>
    <style:style style:name="T258_34" style:family="text"/>
    <style:style style:name="T258_35" style:family="text"/>
    <style:style style:name="T258_36" style:family="text"/>
    <style:style style:name="T258_37" style:family="text"/>
    <style:style style:name="T258_38" style:family="text"/>
    <style:style style:name="T258_39" style:family="text"/>
    <style:style style:name="T258_40" style:family="text"/>
    <style:style style:name="T258_41" style:family="text"/>
    <style:style style:name="T258_42" style:family="text"/>
    <style:style style:name="T258_43" style:family="text"/>
    <style:style style:name="T258_44" style:family="text"/>
    <style:style style:name="T258_45" style:family="text"/>
    <style:style style:name="T258_46" style:family="text"/>
    <style:style style:name="T258_47" style:family="text"/>
    <style:style style:name="T258_48" style:family="text"/>
    <style:style style:name="T258_49" style:family="text"/>
    <style:style style:name="T258_50" style:family="text"/>
    <style:style style:name="T258_51" style:family="text"/>
    <style:style style:name="T258_52" style:family="text"/>
    <style:style style:name="T258_53" style:family="text"/>
    <style:style style:name="T258_54" style:family="text"/>
    <style:style style:name="T258_55" style:family="text"/>
    <style:style style:name="T258_56" style:family="text"/>
    <style:style style:name="T258_57" style:family="text"/>
    <style:style style:name="T258_58" style:family="text"/>
    <style:style style:name="T258_59" style:family="text"/>
    <style:style style:name="T258_60" style:family="text"/>
    <style:style style:name="T258_61" style:family="text"/>
    <style:style style:name="T258_62" style:family="text"/>
    <style:style style:name="T258_63" style:family="text"/>
    <style:style style:name="T258_64" style:family="text"/>
    <style:style style:name="T258_65" style:family="text"/>
    <style:style style:name="T258_66" style:family="text"/>
    <style:style style:name="T258_67" style:family="text"/>
    <style:style style:name="T258_68" style:family="text"/>
    <style:style style:name="T258_69" style:family="text"/>
    <style:style style:name="T258_70" style:family="text"/>
    <style:style style:name="T258_71" style:family="text"/>
    <style:style style:name="T258_72" style:family="text"/>
    <style:style style:name="T258_73" style:family="text"/>
    <style:style style:name="T258_74" style:family="text"/>
    <style:style style:name="T258_75" style:family="text"/>
    <style:style style:name="T258_76" style:family="text"/>
    <style:style style:name="T258_77" style:family="text"/>
    <style:style style:name="T258_78" style:family="text"/>
    <style:style style:name="T258_79" style:family="text"/>
    <style:style style:name="T258_80" style:family="text"/>
    <style:style style:name="T258_81" style:family="text"/>
    <style:style style:name="T258_82" style:family="text"/>
    <style:style style:name="T258_83" style:family="text"/>
    <style:style style:name="T258_84" style:family="text"/>
    <style:style style:name="T258_85" style:family="text"/>
    <style:style style:name="T258_86" style:family="text"/>
    <style:style style:name="T258_87" style:family="text"/>
    <style:style style:name="T258_88" style:family="text"/>
    <style:style style:name="T258_89" style:family="text"/>
    <style:style style:name="T258_90" style:family="text"/>
    <style:style style:name="T258_91" style:family="text"/>
    <style:style style:name="T258_92" style:family="text"/>
    <style:style style:name="T258_93" style:family="text"/>
    <style:style style:name="T258_94" style:family="text"/>
    <style:style style:name="T258_95" style:family="text"/>
    <style:style style:name="T258_96" style:family="text"/>
    <style:style style:name="T258_97" style:family="text"/>
    <style:style style:name="T258_98" style:family="text"/>
    <style:style style:name="T258_99" style:family="text"/>
    <style:style style:name="T258_100" style:family="text"/>
    <style:style style:name="T258_101" style:family="text"/>
    <style:style style:name="T258_102" style:family="text"/>
    <style:style style:name="T258_103" style:family="text"/>
    <style:style style:name="T258_104" style:family="text"/>
    <style:style style:name="T258_105" style:family="text"/>
    <style:style style:name="T258_106" style:family="text"/>
    <style:style style:name="T258_107" style:family="text"/>
    <style:style style:name="T258_108" style:family="text"/>
    <style:style style:name="T258_109" style:family="text"/>
    <style:style style:name="T258_110" style:family="text"/>
    <style:style style:name="T258_111" style:family="text"/>
    <style:style style:name="T258_112" style:family="text"/>
    <style:style style:name="T258_113" style:family="text"/>
    <style:style style:name="T258_114" style:family="text"/>
    <style:style style:name="T258_115" style:family="text"/>
    <style:style style:name="T258_116" style:family="text"/>
    <style:style style:name="T258_117" style:family="text"/>
    <style:style style:name="T258_118" style:family="text"/>
    <style:style style:name="T258_119" style:family="text"/>
    <style:style style:name="T258_120" style:family="text"/>
    <style:style style:name="T258_121" style:family="text"/>
    <style:style style:name="T258_122" style:family="text"/>
    <style:style style:name="T258_123" style:family="text"/>
    <style:style style:name="T258_124" style:family="text"/>
    <style:style style:name="T258_125" style:family="text"/>
    <style:style style:name="T258_126" style:family="text"/>
    <style:style style:name="T258_127" style:family="text"/>
    <style:style style:name="T258_128" style:family="text"/>
    <style:style style:name="T258_129" style:family="text"/>
    <style:style style:name="T258_130" style:family="text"/>
    <style:style style:name="T258_131" style:family="text"/>
    <style:style style:name="T258_132" style:family="text"/>
    <style:style style:name="T258_133" style:family="text"/>
    <style:style style:name="T258_134" style:family="text"/>
    <style:style style:name="T258_135" style:family="text"/>
    <style:style style:name="T258_136" style:family="text"/>
    <style:style style:name="T258_137" style:family="text"/>
    <style:style style:name="T258_138" style:family="text"/>
    <style:style style:name="T258_139" style:family="text"/>
    <style:style style:name="T258_140" style:family="text"/>
    <style:style style:name="T258_141" style:family="text"/>
    <style:style style:name="T258_142" style:family="text"/>
    <style:style style:name="T258_143" style:family="text"/>
    <style:style style:name="T258_144" style:family="text"/>
    <style:style style:name="T258_145" style:family="text"/>
    <style:style style:name="T258_146" style:family="text"/>
    <style:style style:name="T258_147" style:family="text"/>
    <style:style style:name="T258_148" style:family="text"/>
    <style:style style:name="T258_149" style:family="text"/>
    <style:style style:name="T258_150" style:family="text"/>
    <style:style style:name="P259" style:family="paragraph" style:parent-style-name="Standard">
      <style:paragraph-properties fo:break-before="auto" fo:text-indent="0cm" fo:line-height="115%" fo:margin-left="0cm" style:writing-mode="lr-tb"/>
    </style:style>
    <style:style style:name="P260" style:family="paragraph" style:parent-style-name="Standard">
      <style:paragraph-properties fo:break-before="auto" fo:text-indent="0cm" fo:line-height="115%" fo:margin-left="0cm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T260_12" style:family="text"/>
    <style:style style:name="T260_13" style:family="text"/>
    <style:style style:name="T260_14" style:family="text"/>
    <style:style style:name="T260_15" style:family="text"/>
    <style:style style:name="T260_16" style:family="text"/>
    <style:style style:name="T260_17" style:family="text"/>
    <style:style style:name="T260_18" style:family="text"/>
    <style:style style:name="T260_19" style:family="text"/>
    <style:style style:name="T260_20" style:family="text"/>
    <style:style style:name="T260_21" style:family="text"/>
    <style:style style:name="T260_22" style:family="text"/>
    <style:style style:name="T260_23" style:family="text"/>
    <style:style style:name="T260_24" style:family="text"/>
    <style:style style:name="T260_25" style:family="text"/>
    <style:style style:name="T260_26" style:family="text"/>
    <style:style style:name="T260_27" style:family="text"/>
    <style:style style:name="T260_28" style:family="text"/>
    <style:style style:name="T260_29" style:family="text"/>
    <style:style style:name="T260_30" style:family="text"/>
    <style:style style:name="T260_31" style:family="text"/>
    <style:style style:name="T260_32" style:family="text"/>
    <style:style style:name="T260_33" style:family="text"/>
    <style:style style:name="T260_34" style:family="text"/>
    <style:style style:name="T260_35" style:family="text"/>
    <style:style style:name="T260_36" style:family="text"/>
    <style:style style:name="T260_37" style:family="text"/>
    <style:style style:name="T260_38" style:family="text"/>
    <style:style style:name="T260_39" style:family="text"/>
    <style:style style:name="T260_40" style:family="text"/>
    <style:style style:name="T260_41" style:family="text"/>
    <style:style style:name="T260_42" style:family="text"/>
    <style:style style:name="T260_43" style:family="text"/>
    <style:style style:name="T260_44" style:family="text"/>
    <style:style style:name="T260_45" style:family="text"/>
    <style:style style:name="T260_46" style:family="text"/>
    <style:style style:name="T260_47" style:family="text"/>
    <style:style style:name="T260_48" style:family="text"/>
    <style:style style:name="T260_49" style:family="text"/>
    <style:style style:name="T260_50" style:family="text"/>
    <style:style style:name="T260_51" style:family="text"/>
    <style:style style:name="T260_52" style:family="text"/>
    <style:style style:name="T260_53" style:family="text"/>
    <style:style style:name="T260_54" style:family="text"/>
    <style:style style:name="T260_55" style:family="text"/>
    <style:style style:name="T260_56" style:family="text"/>
    <style:style style:name="T260_57" style:family="text"/>
    <style:style style:name="T260_58" style:family="text"/>
    <style:style style:name="T260_59" style:family="text"/>
    <style:style style:name="T260_60" style:family="text"/>
    <style:style style:name="T260_61" style:family="text"/>
    <style:style style:name="T260_62" style:family="text"/>
    <style:style style:name="T260_63" style:family="text"/>
    <style:style style:name="T260_64" style:family="text"/>
    <style:style style:name="T260_65" style:family="text"/>
    <style:style style:name="T260_66" style:family="text"/>
    <style:style style:name="T260_67" style:family="text"/>
    <style:style style:name="T260_68" style:family="text"/>
    <style:style style:name="T260_69" style:family="text"/>
    <style:style style:name="T260_70" style:family="text"/>
    <style:style style:name="T260_71" style:family="text"/>
    <style:style style:name="T260_72" style:family="text"/>
    <style:style style:name="T260_73" style:family="text"/>
    <style:style style:name="T260_74" style:family="text"/>
    <style:style style:name="T260_75" style:family="text"/>
    <style:style style:name="T260_76" style:family="text"/>
    <style:style style:name="T260_77" style:family="text"/>
    <style:style style:name="T260_78" style:family="text"/>
    <style:style style:name="T260_79" style:family="text"/>
    <style:style style:name="T260_80" style:family="text"/>
    <style:style style:name="T260_81" style:family="text"/>
    <style:style style:name="T260_82" style:family="text"/>
    <style:style style:name="T260_83" style:family="text"/>
    <style:style style:name="T260_84" style:family="text"/>
    <style:style style:name="T260_85" style:family="text"/>
    <style:style style:name="T260_86" style:family="text"/>
    <style:style style:name="T260_87" style:family="text"/>
    <style:style style:name="T260_88" style:family="text"/>
    <style:style style:name="T260_89" style:family="text"/>
    <style:style style:name="T260_90" style:family="text"/>
    <style:style style:name="T260_91" style:family="text"/>
    <style:style style:name="T260_92" style:family="text"/>
    <style:style style:name="T260_93" style:family="text"/>
    <style:style style:name="T260_94" style:family="text"/>
    <style:style style:name="T260_95" style:family="text"/>
    <style:style style:name="T260_96" style:family="text"/>
    <style:style style:name="T260_97" style:family="text"/>
    <style:style style:name="T260_98" style:family="text"/>
    <style:style style:name="T260_99" style:family="text"/>
    <style:style style:name="T260_100" style:family="text"/>
    <style:style style:name="T260_101" style:family="text"/>
    <style:style style:name="T260_102" style:family="text"/>
    <style:style style:name="T260_103" style:family="text"/>
    <style:style style:name="T260_104" style:family="text"/>
    <style:style style:name="T260_105" style:family="text"/>
    <style:style style:name="T260_106" style:family="text"/>
    <style:style style:name="T260_107" style:family="text"/>
    <style:style style:name="T260_108" style:family="text"/>
    <style:style style:name="T260_109" style:family="text"/>
    <style:style style:name="T260_110" style:family="text"/>
    <style:style style:name="T260_111" style:family="text"/>
    <style:style style:name="T260_112" style:family="text"/>
    <style:style style:name="T260_113" style:family="text"/>
    <style:style style:name="T260_114" style:family="text"/>
    <style:style style:name="T260_115" style:family="text"/>
    <style:style style:name="T260_116" style:family="text"/>
    <style:style style:name="T260_117" style:family="text"/>
    <style:style style:name="T260_118" style:family="text"/>
    <style:style style:name="T260_119" style:family="text"/>
    <style:style style:name="T260_120" style:family="text"/>
    <style:style style:name="T260_121" style:family="text"/>
    <style:style style:name="T260_122" style:family="text"/>
    <style:style style:name="T260_123" style:family="text"/>
    <style:style style:name="T260_124" style:family="text"/>
    <style:style style:name="T260_125" style:family="text"/>
    <style:style style:name="T260_126" style:family="text"/>
    <style:style style:name="T260_127" style:family="text"/>
    <style:style style:name="T260_128" style:family="text"/>
    <style:style style:name="P261" style:family="paragraph" style:parent-style-name="Standard">
      <style:paragraph-properties fo:break-before="auto" fo:text-indent="0cm" fo:line-height="115%" fo:margin-left="0cm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T261_17" style:family="text"/>
    <style:style style:name="T261_18" style:family="text"/>
    <style:style style:name="T261_19" style:family="text"/>
    <style:style style:name="T261_20" style:family="text"/>
    <style:style style:name="T261_21" style:family="text"/>
    <style:style style:name="T261_22" style:family="text"/>
    <style:style style:name="T261_23" style:family="text"/>
    <style:style style:name="T261_24" style:family="text"/>
    <style:style style:name="T261_25" style:family="text"/>
    <style:style style:name="T261_26" style:family="text"/>
    <style:style style:name="T261_27" style:family="text"/>
    <style:style style:name="T261_28" style:family="text"/>
    <style:style style:name="T261_29" style:family="text"/>
    <style:style style:name="T261_30" style:family="text"/>
    <style:style style:name="T261_31" style:family="text"/>
    <style:style style:name="T261_32" style:family="text"/>
    <style:style style:name="T261_33" style:family="text"/>
    <style:style style:name="T261_34" style:family="text"/>
    <style:style style:name="T261_35" style:family="text"/>
    <style:style style:name="T261_36" style:family="text"/>
    <style:style style:name="T261_37" style:family="text"/>
    <style:style style:name="T261_38" style:family="text"/>
    <style:style style:name="T261_39" style:family="text"/>
    <style:style style:name="T261_40" style:family="text"/>
    <style:style style:name="T261_41" style:family="text"/>
    <style:style style:name="T261_42" style:family="text"/>
    <style:style style:name="T261_43" style:family="text"/>
    <style:style style:name="T261_44" style:family="text"/>
    <style:style style:name="T261_45" style:family="text"/>
    <style:style style:name="T261_46" style:family="text"/>
    <style:style style:name="T261_47" style:family="text"/>
    <style:style style:name="T261_48" style:family="text"/>
    <style:style style:name="T261_49" style:family="text"/>
    <style:style style:name="T261_50" style:family="text"/>
    <style:style style:name="T261_51" style:family="text"/>
    <style:style style:name="T261_52" style:family="text"/>
    <style:style style:name="T261_53" style:family="text"/>
    <style:style style:name="T261_54" style:family="text"/>
    <style:style style:name="T261_55" style:family="text"/>
    <style:style style:name="T261_56" style:family="text"/>
    <style:style style:name="T261_57" style:family="text"/>
    <style:style style:name="T261_58" style:family="text"/>
    <style:style style:name="T261_59" style:family="text"/>
    <style:style style:name="T261_60" style:family="text"/>
    <style:style style:name="T261_61" style:family="text"/>
    <style:style style:name="T261_62" style:family="text"/>
    <style:style style:name="T261_63" style:family="text"/>
    <style:style style:name="T261_64" style:family="text"/>
    <style:style style:name="T261_65" style:family="text"/>
    <style:style style:name="T261_66" style:family="text"/>
    <style:style style:name="T261_67" style:family="text"/>
    <style:style style:name="T261_68" style:family="text"/>
    <style:style style:name="T261_69" style:family="text"/>
    <style:style style:name="T261_70" style:family="text"/>
    <style:style style:name="T261_71" style:family="text"/>
    <style:style style:name="T261_72" style:family="text"/>
    <style:style style:name="T261_73" style:family="text"/>
    <style:style style:name="T261_74" style:family="text"/>
    <style:style style:name="T261_75" style:family="text"/>
    <style:style style:name="T261_76" style:family="text"/>
    <style:style style:name="T261_77" style:family="text"/>
    <style:style style:name="T261_78" style:family="text"/>
    <style:style style:name="T261_79" style:family="text"/>
    <style:style style:name="T261_80" style:family="text"/>
    <style:style style:name="T261_81" style:family="text"/>
    <style:style style:name="T261_82" style:family="text"/>
    <style:style style:name="T261_83" style:family="text"/>
    <style:style style:name="T261_84" style:family="text"/>
    <style:style style:name="T261_85" style:family="text"/>
    <style:style style:name="T261_86" style:family="text"/>
    <style:style style:name="T261_87" style:family="text"/>
    <style:style style:name="T261_88" style:family="text"/>
    <style:style style:name="T261_89" style:family="text"/>
    <style:style style:name="T261_90" style:family="text"/>
    <style:style style:name="T261_91" style:family="text"/>
    <style:style style:name="T261_92" style:family="text"/>
    <style:style style:name="T261_93" style:family="text"/>
    <style:style style:name="T261_94" style:family="text"/>
    <style:style style:name="T261_95" style:family="text"/>
    <style:style style:name="T261_96" style:family="text"/>
    <style:style style:name="T261_97" style:family="text"/>
    <style:style style:name="T261_98" style:family="text"/>
    <style:style style:name="T261_99" style:family="text"/>
    <style:style style:name="T261_100" style:family="text"/>
    <style:style style:name="T261_101" style:family="text"/>
    <style:style style:name="T261_102" style:family="text"/>
    <style:style style:name="T261_103" style:family="text"/>
    <style:style style:name="T261_104" style:family="text"/>
    <style:style style:name="T261_105" style:family="text"/>
    <style:style style:name="T261_106" style:family="text"/>
    <style:style style:name="T261_107" style:family="text"/>
    <style:style style:name="T261_108" style:family="text"/>
    <style:style style:name="T261_109" style:family="text"/>
    <style:style style:name="T261_110" style:family="text"/>
    <style:style style:name="T261_111" style:family="text"/>
    <style:style style:name="T261_112" style:family="text"/>
    <style:style style:name="T261_113" style:family="text"/>
    <style:style style:name="T261_114" style:family="text"/>
    <style:style style:name="T261_115" style:family="text"/>
    <style:style style:name="T261_116" style:family="text"/>
    <style:style style:name="T261_117" style:family="text"/>
    <style:style style:name="T261_118" style:family="text"/>
    <style:style style:name="T261_119" style:family="text"/>
    <style:style style:name="T261_120" style:family="text"/>
    <style:style style:name="T261_121" style:family="text"/>
    <style:style style:name="T261_122" style:family="text"/>
    <style:style style:name="T261_123" style:family="text"/>
    <style:style style:name="T261_124" style:family="text"/>
    <style:style style:name="T261_125" style:family="text"/>
    <style:style style:name="T261_126" style:family="text"/>
    <style:style style:name="T261_127" style:family="text"/>
    <style:style style:name="T261_128" style:family="text"/>
    <style:style style:name="T261_129" style:family="text"/>
    <style:style style:name="T261_130" style:family="text"/>
    <style:style style:name="T261_131" style:family="text"/>
    <style:style style:name="T261_132" style:family="text"/>
    <style:style style:name="T261_133" style:family="text"/>
    <style:style style:name="T261_134" style:family="text"/>
    <style:style style:name="T261_135" style:family="text"/>
    <style:style style:name="T261_136" style:family="text"/>
    <style:style style:name="T261_137" style:family="text"/>
    <style:style style:name="T261_138" style:family="text"/>
    <style:style style:name="T261_139" style:family="text"/>
    <style:style style:name="T261_140" style:family="text"/>
    <style:style style:name="T261_141" style:family="text"/>
    <style:style style:name="T261_142" style:family="text"/>
    <style:style style:name="T261_143" style:family="text"/>
    <style:style style:name="T261_144" style:family="text"/>
    <style:style style:name="T261_145" style:family="text"/>
    <style:style style:name="T261_146" style:family="text"/>
    <style:style style:name="T261_147" style:family="text"/>
    <style:style style:name="T261_148" style:family="text"/>
    <style:style style:name="T261_149" style:family="text"/>
    <style:style style:name="T261_150" style:family="text"/>
    <style:style style:name="T261_151" style:family="text"/>
    <style:style style:name="T261_152" style:family="text"/>
    <style:style style:name="T261_153" style:family="text"/>
    <style:style style:name="T261_154" style:family="text"/>
    <style:style style:name="T261_155" style:family="text"/>
    <style:style style:name="T261_156" style:family="text"/>
    <style:style style:name="T261_157" style:family="text"/>
    <style:style style:name="T261_158" style:family="text"/>
    <style:style style:name="T261_159" style:family="text"/>
    <style:style style:name="T261_160" style:family="text"/>
    <style:style style:name="T261_161" style:family="text"/>
    <style:style style:name="P262" style:family="paragraph" style:parent-style-name="Standard">
      <style:paragraph-properties fo:break-before="auto" fo:text-indent="0cm" fo:line-height="115%" fo:margin-left="0cm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T262_17" style:family="text"/>
    <style:style style:name="T262_18" style:family="text"/>
    <style:style style:name="T262_19" style:family="text"/>
    <style:style style:name="T262_20" style:family="text"/>
    <style:style style:name="T262_21" style:family="text"/>
    <style:style style:name="T262_22" style:family="text"/>
    <style:style style:name="T262_23" style:family="text"/>
    <style:style style:name="T262_24" style:family="text"/>
    <style:style style:name="T262_25" style:family="text"/>
    <style:style style:name="T262_26" style:family="text"/>
    <style:style style:name="T262_27" style:family="text"/>
    <style:style style:name="T262_28" style:family="text"/>
    <style:style style:name="T262_29" style:family="text"/>
    <style:style style:name="T262_30" style:family="text"/>
    <style:style style:name="T262_31" style:family="text"/>
    <style:style style:name="T262_32" style:family="text"/>
    <style:style style:name="T262_33" style:family="text"/>
    <style:style style:name="T262_34" style:family="text"/>
    <style:style style:name="T262_35" style:family="text"/>
    <style:style style:name="T262_36" style:family="text"/>
    <style:style style:name="T262_37" style:family="text"/>
    <style:style style:name="T262_38" style:family="text"/>
    <style:style style:name="T262_39" style:family="text"/>
    <style:style style:name="T262_40" style:family="text"/>
    <style:style style:name="T262_41" style:family="text"/>
    <style:style style:name="T262_42" style:family="text"/>
    <style:style style:name="T262_43" style:family="text"/>
    <style:style style:name="T262_44" style:family="text"/>
    <style:style style:name="T262_45" style:family="text"/>
    <style:style style:name="T262_46" style:family="text"/>
    <style:style style:name="T262_47" style:family="text"/>
    <style:style style:name="T262_48" style:family="text"/>
    <style:style style:name="T262_49" style:family="text"/>
    <style:style style:name="T262_50" style:family="text"/>
    <style:style style:name="T262_51" style:family="text"/>
    <style:style style:name="T262_52" style:family="text"/>
    <style:style style:name="T262_53" style:family="text"/>
    <style:style style:name="T262_54" style:family="text"/>
    <style:style style:name="T262_55" style:family="text"/>
    <style:style style:name="T262_56" style:family="text"/>
    <style:style style:name="T262_57" style:family="text"/>
    <style:style style:name="T262_58" style:family="text"/>
    <style:style style:name="T262_59" style:family="text"/>
    <style:style style:name="T262_60" style:family="text"/>
    <style:style style:name="T262_61" style:family="text"/>
    <style:style style:name="T262_62" style:family="text"/>
    <style:style style:name="T262_63" style:family="text"/>
    <style:style style:name="T262_64" style:family="text"/>
    <style:style style:name="T262_65" style:family="text"/>
    <style:style style:name="T262_66" style:family="text"/>
    <style:style style:name="T262_67" style:family="text"/>
    <style:style style:name="T262_68" style:family="text"/>
    <style:style style:name="T262_69" style:family="text"/>
    <style:style style:name="T262_70" style:family="text"/>
    <style:style style:name="T262_71" style:family="text"/>
    <style:style style:name="T262_72" style:family="text"/>
    <style:style style:name="T262_73" style:family="text"/>
    <style:style style:name="T262_74" style:family="text"/>
    <style:style style:name="T262_75" style:family="text"/>
    <style:style style:name="T262_76" style:family="text"/>
    <style:style style:name="T262_77" style:family="text"/>
    <style:style style:name="T262_78" style:family="text"/>
    <style:style style:name="T262_79" style:family="text"/>
    <style:style style:name="T262_80" style:family="text"/>
    <style:style style:name="T262_81" style:family="text"/>
    <style:style style:name="T262_82" style:family="text"/>
    <style:style style:name="T262_83" style:family="text"/>
    <style:style style:name="T262_84" style:family="text"/>
    <style:style style:name="T262_85" style:family="text"/>
    <style:style style:name="T262_86" style:family="text"/>
    <style:style style:name="T262_87" style:family="text"/>
    <style:style style:name="T262_88" style:family="text"/>
    <style:style style:name="T262_89" style:family="text"/>
    <style:style style:name="T262_90" style:family="text"/>
    <style:style style:name="T262_91" style:family="text"/>
    <style:style style:name="T262_92" style:family="text"/>
    <style:style style:name="T262_93" style:family="text"/>
    <style:style style:name="T262_94" style:family="text"/>
    <style:style style:name="T262_95" style:family="text"/>
    <style:style style:name="T262_96" style:family="text"/>
    <style:style style:name="T262_97" style:family="text"/>
    <style:style style:name="T262_98" style:family="text"/>
    <style:style style:name="P263" style:family="paragraph" style:parent-style-name="Standard">
      <style:paragraph-properties fo:break-before="auto" fo:text-indent="0cm" fo:line-height="115%" fo:margin-left="0cm" style:writing-mode="lr-tb"/>
    </style:style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>
      <style:text-properties fo:font-weight="bold" style:font-weight-asian="bold" style:font-weight-complex="bold"/>
    </style:style>
    <style:style style:name="T264_2" style:family="text">
      <style:text-properties fo:font-weight="bold" style:font-weight-asian="bold" style:font-weight-complex="bold"/>
    </style:style>
    <style:style style:name="P265" style:family="paragraph" style:parent-style-name="Standard">
      <style:paragraph-properties fo:break-before="auto" fo:line-height="115%" style:writing-mode="lr-tb"/>
    </style:style>
    <style:style style:name="P266" style:family="paragraph" style:parent-style-name="Standard">
      <style:paragraph-properties fo:break-before="auto" fo:text-indent="0cm" fo:line-height="115%" fo:margin-left="1.27cm" style:writing-mode="lr-tb"/>
    </style:style>
    <style:style style:name="T266_1" style:family="text">
      <style:text-properties fo:font-size="12pt" style:font-size-asian="12pt" style:font-size-complex="12pt" fo:font-weight="bold" style:font-weight-asian="bold" style:font-weight-complex="bold"/>
    </style:style>
    <style:style style:name="T266_2" style:family="text">
      <style:text-properties fo:font-size="12pt" style:font-size-asian="12pt" style:font-size-complex="12pt" fo:font-weight="bold" style:font-weight-asian="bold" style:font-weight-complex="bold"/>
    </style:style>
    <style:style style:name="P267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 fo:font-weight="bold" style:font-weight-asian="bold" style:font-weight-complex="bold"/>
    </style:style>
    <style:style style:name="P268" style:family="paragraph" style:parent-style-name="Standard">
      <style:paragraph-properties fo:break-before="auto" fo:text-indent="0cm" fo:line-height="115%" fo:margin-left="0cm" style:writing-mode="lr-tb"/>
    </style:style>
    <style:style style:name="T268_1" style:family="text">
      <style:text-properties style:text-underline-style="solid" style:text-underline-color="font-color"/>
    </style:style>
    <style:style style:name="T268_2" style:family="text">
      <style:text-properties style:text-underline-style="solid" style:text-underline-color="font-color"/>
    </style:style>
    <style:style style:name="T268_3" style:family="text">
      <style:text-properties style:text-underline-style="solid" style:text-underline-color="font-color"/>
    </style:style>
    <style:style style:name="T268_4" style:family="text">
      <style:text-properties style:text-underline-style="solid" style:text-underline-color="font-color"/>
    </style:style>
    <style:style style:name="T268_5" style:family="text">
      <style:text-properties style:text-underline-style="solid" style:text-underline-color="font-color"/>
    </style:style>
    <style:style style:name="T268_6" style:family="text">
      <style:text-properties style:text-underline-style="solid" style:text-underline-color="font-color"/>
    </style:style>
    <style:style style:name="T268_7" style:family="text">
      <style:text-properties style:text-underline-style="solid" style:text-underline-color="font-color"/>
    </style:style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T268_18" style:family="text"/>
    <style:style style:name="T268_19" style:family="text"/>
    <style:style style:name="T268_20" style:family="text"/>
    <style:style style:name="T268_21" style:family="text"/>
    <style:style style:name="T268_22" style:family="text"/>
    <style:style style:name="T268_23" style:family="text"/>
    <style:style style:name="T268_24" style:family="text"/>
    <style:style style:name="T268_25" style:family="text"/>
    <style:style style:name="T268_26" style:family="text"/>
    <style:style style:name="T268_27" style:family="text"/>
    <style:style style:name="T268_28" style:family="text"/>
    <style:style style:name="T268_29" style:family="text"/>
    <style:style style:name="T268_30" style:family="text"/>
    <style:style style:name="T268_31" style:family="text"/>
    <style:style style:name="T268_32" style:family="text"/>
    <style:style style:name="T268_33" style:family="text"/>
    <style:style style:name="T268_34" style:family="text"/>
    <style:style style:name="T268_35" style:family="text"/>
    <style:style style:name="T268_36" style:family="text"/>
    <style:style style:name="T268_37" style:family="text"/>
    <style:style style:name="T268_38" style:family="text"/>
    <style:style style:name="T268_39" style:family="text"/>
    <style:style style:name="T268_40" style:family="text"/>
    <style:style style:name="T268_41" style:family="text"/>
    <style:style style:name="T268_42" style:family="text"/>
    <style:style style:name="T268_43" style:family="text"/>
    <style:style style:name="T268_44" style:family="text"/>
    <style:style style:name="T268_45" style:family="text"/>
    <style:style style:name="T268_46" style:family="text"/>
    <style:style style:name="T268_47" style:family="text"/>
    <style:style style:name="T268_48" style:family="text"/>
    <style:style style:name="T268_49" style:family="text"/>
    <style:style style:name="T268_50" style:family="text"/>
    <style:style style:name="T268_51" style:family="text"/>
    <style:style style:name="T268_52" style:family="text"/>
    <style:style style:name="T268_53" style:family="text"/>
    <style:style style:name="T268_54" style:family="text"/>
    <style:style style:name="T268_55" style:family="text"/>
    <style:style style:name="T268_56" style:family="text"/>
    <style:style style:name="T268_57" style:family="text"/>
    <style:style style:name="T268_58" style:family="text"/>
    <style:style style:name="T268_59" style:family="text"/>
    <style:style style:name="T268_60" style:family="text"/>
    <style:style style:name="T268_61" style:family="text"/>
    <style:style style:name="T268_62" style:family="text"/>
    <style:style style:name="T268_63" style:family="text"/>
    <style:style style:name="T268_64" style:family="text"/>
    <style:style style:name="T268_65" style:family="text"/>
    <style:style style:name="T268_66" style:family="text"/>
    <style:style style:name="P269" style:family="paragraph" style:parent-style-name="Standard">
      <style:paragraph-properties fo:break-before="auto" fo:text-indent="0cm" fo:line-height="115%" fo:margin-left="0cm" style:writing-mode="lr-tb"/>
    </style:style>
    <style:style style:name="P270" style:family="paragraph" style:parent-style-name="Standard">
      <style:paragraph-properties fo:break-before="auto" fo:text-indent="0cm" fo:line-height="115%" fo:margin-left="0cm" style:writing-mode="lr-tb"/>
    </style:style>
    <style:style style:name="T270_1" style:family="text">
      <style:text-properties fo:font-weight="bold" style:font-weight-asian="bold" style:font-weight-complex="bold"/>
    </style:style>
    <style:style style:name="T270_2" style:family="text">
      <style:text-properties fo:font-weight="bold" style:font-weight-asian="bold" style:font-weight-complex="bold"/>
    </style:style>
    <style:style style:name="T270_3" style:family="text">
      <style:text-properties fo:font-weight="bold" style:font-weight-asian="bold" style:font-weight-complex="bold"/>
    </style:style>
    <style:style style:name="T270_4" style:family="text">
      <style:text-properties fo:font-weight="bold" style:font-weight-asian="bold" style:font-weight-complex="bold"/>
    </style:style>
    <style:style style:name="T270_5" style:family="text">
      <style:text-properties fo:font-weight="bold" style:font-weight-asian="bold" style:font-weight-complex="bold"/>
    </style:style>
    <style:style style:name="T270_6" style:family="text">
      <style:text-properties fo:font-weight="bold" style:font-weight-asian="bold" style:font-weight-complex="bold"/>
    </style:style>
    <style:style style:name="P271" style:family="paragraph" style:parent-style-name="Standard">
      <style:paragraph-properties fo:break-before="auto" fo:text-indent="0cm" fo:line-height="115%" fo:margin-left="0cm" style:writing-mode="lr-tb"/>
      <style:text-properties fo:font-weight="bold" style:font-weight-asian="bold" style:font-weight-complex="bold"/>
    </style:style>
    <style:style style:name="P272" style:family="paragraph" style:parent-style-name="Standard">
      <style:paragraph-properties fo:break-before="auto" fo:text-indent="0cm" fo:line-height="115%" fo:margin-left="0cm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T272_17" style:family="text"/>
    <style:style style:name="T272_18" style:family="text"/>
    <style:style style:name="T272_19" style:family="text"/>
    <style:style style:name="T272_20" style:family="text"/>
    <style:style style:name="T272_21" style:family="text"/>
    <style:style style:name="T272_22" style:family="text"/>
    <style:style style:name="T272_23" style:family="text"/>
    <style:style style:name="T272_24" style:family="text"/>
    <style:style style:name="T272_25" style:family="text"/>
    <style:style style:name="T272_26" style:family="text"/>
    <style:style style:name="T272_27" style:family="text"/>
    <style:style style:name="T272_28" style:family="text"/>
    <style:style style:name="T272_29" style:family="text"/>
    <style:style style:name="T272_30" style:family="text"/>
    <style:style style:name="T272_31" style:family="text"/>
    <style:style style:name="T272_32" style:family="text"/>
    <style:style style:name="T272_33" style:family="text"/>
    <style:style style:name="T272_34" style:family="text"/>
    <style:style style:name="P273" style:family="paragraph" style:parent-style-name="Standard">
      <style:paragraph-properties fo:break-before="auto" fo:text-indent="0cm" fo:line-height="115%" fo:margin-left="0cm" style:writing-mode="lr-tb"/>
    </style:style>
    <style:style style:name="P274" style:family="paragraph" style:parent-style-name="Standard">
      <style:paragraph-properties fo:break-before="auto" fo:text-indent="0cm" fo:line-height="115%" fo:margin-left="0cm" style:writing-mode="lr-tb"/>
    </style:style>
    <style:style style:name="T274_1" style:family="text">
      <style:text-properties style:text-underline-style="solid" style:text-underline-color="font-color"/>
    </style:style>
    <style:style style:name="T274_2" style:family="text">
      <style:text-properties style:text-underline-style="solid" style:text-underline-color="font-color"/>
    </style:style>
    <style:style style:name="T274_3" style:family="text">
      <style:text-properties style:text-underline-style="solid" style:text-underline-color="font-color"/>
    </style:style>
    <style:style style:name="T274_4" style:family="text">
      <style:text-properties style:text-underline-style="solid" style:text-underline-color="font-color"/>
    </style:style>
    <style:style style:name="T274_5" style:family="text">
      <style:text-properties style:text-underline-style="solid" style:text-underline-color="font-color"/>
    </style:style>
    <style:style style:name="T274_6" style:family="text">
      <style:text-properties style:text-underline-style="solid" style:text-underline-color="font-color"/>
    </style:style>
    <style:style style:name="T274_7" style:family="text">
      <style:text-properties style:text-underline-style="solid" style:text-underline-color="font-color"/>
    </style:style>
    <style:style style:name="T274_8" style:family="text">
      <style:text-properties style:text-underline-style="solid" style:text-underline-color="font-color"/>
    </style:style>
    <style:style style:name="T274_9" style:family="text">
      <style:text-properties style:text-underline-style="solid" style:text-underline-color="font-color"/>
    </style:style>
    <style:style style:name="T274_10" style:family="text">
      <style:text-properties style:text-underline-style="solid" style:text-underline-color="font-color"/>
    </style:style>
    <style:style style:name="T274_11" style:family="text">
      <style:text-properties style:text-underline-style="solid" style:text-underline-color="font-color"/>
    </style:style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T274_21" style:family="text"/>
    <style:style style:name="T274_22" style:family="text"/>
    <style:style style:name="T274_23" style:family="text"/>
    <style:style style:name="T274_24" style:family="text"/>
    <style:style style:name="T274_25" style:family="text"/>
    <style:style style:name="T274_26" style:family="text"/>
    <style:style style:name="T274_27" style:family="text"/>
    <style:style style:name="T274_28" style:family="text"/>
    <style:style style:name="T274_29" style:family="text"/>
    <style:style style:name="T274_30" style:family="text"/>
    <style:style style:name="T274_31" style:family="text"/>
    <style:style style:name="T274_32" style:family="text"/>
    <style:style style:name="T274_33" style:family="text"/>
    <style:style style:name="T274_34" style:family="text"/>
    <style:style style:name="T274_35" style:family="text"/>
    <style:style style:name="T274_36" style:family="text"/>
    <style:style style:name="T274_37" style:family="text"/>
    <style:style style:name="T274_38" style:family="text"/>
    <style:style style:name="T274_39" style:family="text"/>
    <style:style style:name="T274_40" style:family="text"/>
    <style:style style:name="T274_41" style:family="text"/>
    <style:style style:name="T274_42" style:family="text"/>
    <style:style style:name="T274_43" style:family="text"/>
    <style:style style:name="T274_44" style:family="text"/>
    <style:style style:name="T274_45" style:family="text"/>
    <style:style style:name="T274_46" style:family="text"/>
    <style:style style:name="T274_47" style:family="text"/>
    <style:style style:name="T274_48" style:family="text"/>
    <style:style style:name="T274_49" style:family="text"/>
    <style:style style:name="T274_50" style:family="text"/>
    <style:style style:name="T274_51" style:family="text"/>
    <style:style style:name="T274_52" style:family="text"/>
    <style:style style:name="T274_53" style:family="text"/>
    <style:style style:name="T274_54" style:family="text"/>
    <style:style style:name="T274_55" style:family="text"/>
    <style:style style:name="T274_56" style:family="text"/>
    <style:style style:name="T274_57" style:family="text"/>
    <style:style style:name="T274_58" style:family="text"/>
    <style:style style:name="T274_59" style:family="text"/>
    <style:style style:name="T274_60" style:family="text"/>
    <style:style style:name="T274_61" style:family="text"/>
    <style:style style:name="T274_62" style:family="text"/>
    <style:style style:name="T274_63" style:family="text"/>
    <style:style style:name="T274_64" style:family="text"/>
    <style:style style:name="T274_65" style:family="text"/>
    <style:style style:name="T274_66" style:family="text"/>
    <style:style style:name="T274_67" style:family="text"/>
    <style:style style:name="T274_68" style:family="text"/>
    <style:style style:name="T274_69" style:family="text"/>
    <style:style style:name="T274_70" style:family="text"/>
    <style:style style:name="T274_71" style:family="text"/>
    <style:style style:name="T274_72" style:family="text"/>
    <style:style style:name="T274_73" style:family="text"/>
    <style:style style:name="T274_74" style:family="text"/>
    <style:style style:name="T274_75" style:family="text"/>
    <style:style style:name="T274_76" style:family="text"/>
    <style:style style:name="T274_77" style:family="text"/>
    <style:style style:name="T274_78" style:family="text"/>
    <style:style style:name="T274_79" style:family="text"/>
    <style:style style:name="T274_80" style:family="text"/>
    <style:style style:name="T274_81" style:family="text"/>
    <style:style style:name="T274_82" style:family="text"/>
    <style:style style:name="T274_83" style:family="text"/>
    <style:style style:name="T274_84" style:family="text"/>
    <style:style style:name="T274_85" style:family="text"/>
    <style:style style:name="T274_86" style:family="text"/>
    <style:style style:name="T274_87" style:family="text"/>
    <style:style style:name="T274_88" style:family="text"/>
    <style:style style:name="T274_89" style:family="text"/>
    <style:style style:name="T274_90" style:family="text"/>
    <style:style style:name="T274_91" style:family="text"/>
    <style:style style:name="T274_92" style:family="text"/>
    <style:style style:name="T274_93" style:family="text"/>
    <style:style style:name="T274_94" style:family="text"/>
    <style:style style:name="T274_95" style:family="text"/>
    <style:style style:name="T274_96" style:family="text"/>
    <style:style style:name="T274_97" style:family="text"/>
    <style:style style:name="T274_98" style:family="text"/>
    <style:style style:name="T274_99" style:family="text"/>
    <style:style style:name="T274_100" style:family="text"/>
    <style:style style:name="T274_101" style:family="text"/>
    <style:style style:name="T274_102" style:family="text"/>
    <style:style style:name="T274_103" style:family="text"/>
    <style:style style:name="T274_104" style:family="text"/>
    <style:style style:name="T274_105" style:family="text"/>
    <style:style style:name="T274_106" style:family="text"/>
    <style:style style:name="T274_107" style:family="text"/>
    <style:style style:name="T274_108" style:family="text"/>
    <style:style style:name="T274_109" style:family="text"/>
    <style:style style:name="T274_110" style:family="text"/>
    <style:style style:name="T274_111" style:family="text"/>
    <style:style style:name="T274_112" style:family="text"/>
    <style:style style:name="T274_113" style:family="text"/>
    <style:style style:name="T274_114" style:family="text"/>
    <style:style style:name="T274_115" style:family="text"/>
    <style:style style:name="T274_116" style:family="text"/>
    <style:style style:name="T274_117" style:family="text"/>
    <style:style style:name="T274_118" style:family="text"/>
    <style:style style:name="T274_119" style:family="text"/>
    <style:style style:name="T274_120" style:family="text"/>
    <style:style style:name="T274_121" style:family="text"/>
    <style:style style:name="T274_122" style:family="text"/>
    <style:style style:name="P275" style:family="paragraph" style:parent-style-name="Standard">
      <style:paragraph-properties fo:break-before="auto" fo:text-indent="0cm" fo:line-height="115%" fo:margin-left="0cm" style:writing-mode="lr-tb"/>
    </style:style>
    <style:style style:name="P276" style:family="paragraph" style:parent-style-name="Standard">
      <style:paragraph-properties fo:break-before="auto" fo:text-indent="0cm" fo:line-height="115%" fo:margin-left="0cm" style:writing-mode="lr-tb"/>
    </style:style>
    <style:style style:name="T276_1" style:family="text">
      <style:text-properties fo:font-weight="bold" style:font-weight-asian="bold" style:font-weight-complex="bold"/>
    </style:style>
    <style:style style:name="P277" style:family="paragraph" style:parent-style-name="Standard">
      <style:paragraph-properties fo:break-before="auto" fo:text-indent="0cm" fo:line-height="115%" fo:margin-left="0cm" style:writing-mode="lr-tb"/>
    </style:style>
    <style:style style:name="T277_1" style:family="text">
      <style:text-properties fo:font-weight="bold" style:font-weight-asian="bold" style:font-weight-complex="bold"/>
    </style:style>
    <style:style style:name="T277_2" style:family="text">
      <style:text-properties fo:font-weight="bold" style:font-weight-asian="bold" style:font-weight-complex="bold"/>
    </style:style>
    <style:style style:name="T277_3" style:family="text">
      <style:text-properties fo:font-weight="bold" style:font-weight-asian="bold" style:font-weight-complex="bold"/>
    </style:style>
    <style:style style:name="T277_4" style:family="text">
      <style:text-properties fo:font-weight="bold" style:font-weight-asian="bold" style:font-weight-complex="bold"/>
    </style:style>
    <style:style style:name="T277_5" style:family="text">
      <style:text-properties fo:font-weight="bold" style:font-weight-asian="bold" style:font-weight-complex="bold"/>
    </style:style>
    <style:style style:name="T277_6" style:family="text">
      <style:text-properties fo:font-weight="bold" style:font-weight-asian="bold" style:font-weight-complex="bold"/>
    </style:style>
    <style:style style:name="T277_7" style:family="text">
      <style:text-properties fo:font-weight="bold" style:font-weight-asian="bold" style:font-weight-complex="bold"/>
    </style:style>
    <style:style style:name="T277_8" style:family="text">
      <style:text-properties fo:font-weight="bold" style:font-weight-asian="bold" style:font-weight-complex="bold"/>
    </style:style>
    <style:style style:name="T277_9" style:family="text">
      <style:text-properties fo:font-weight="bold" style:font-weight-asian="bold" style:font-weight-complex="bold"/>
    </style:style>
    <style:style style:name="T277_10" style:family="text">
      <style:text-properties fo:font-weight="bold" style:font-weight-asian="bold" style:font-weight-complex="bold"/>
    </style:style>
    <style:style style:name="T277_11" style:family="text">
      <style:text-properties fo:font-weight="bold" style:font-weight-asian="bold" style:font-weight-complex="bold"/>
    </style:style>
    <style:style style:name="T277_12" style:family="text">
      <style:text-properties fo:font-weight="bold" style:font-weight-asian="bold" style:font-weight-complex="bold"/>
    </style:style>
    <style:style style:name="P278" style:family="paragraph" style:parent-style-name="Standard">
      <style:paragraph-properties fo:break-before="auto" fo:text-indent="0cm" fo:line-height="115%" fo:margin-left="0cm" style:writing-mode="lr-tb"/>
    </style:style>
    <style:style style:name="T278_1" style:family="text">
      <style:text-properties fo:font-weight="bold" style:font-weight-asian="bold" style:font-weight-complex="bold"/>
    </style:style>
    <style:style style:name="P279" style:family="paragraph" style:parent-style-name="Standard">
      <style:paragraph-properties fo:break-before="auto" fo:text-indent="0cm" fo:line-height="115%" fo:margin-left="0cm" style:writing-mode="lr-tb"/>
      <style:text-properties fo:font-weight="bold" style:font-weight-asian="bold" style:font-weight-complex="bold"/>
    </style:style>
    <style:style style:name="P280" style:family="paragraph" style:parent-style-name="Standard">
      <style:paragraph-properties fo:break-before="auto" fo:text-indent="0cm" fo:line-height="115%" fo:margin-left="0cm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T280_15" style:family="text"/>
    <style:style style:name="T280_16" style:family="text"/>
    <style:style style:name="T280_17" style:family="text"/>
    <style:style style:name="T280_18" style:family="text"/>
    <style:style style:name="T280_19" style:family="text"/>
    <style:style style:name="T280_20" style:family="text"/>
    <style:style style:name="T280_21" style:family="text"/>
    <style:style style:name="T280_22" style:family="text"/>
    <style:style style:name="T280_23" style:family="text"/>
    <style:style style:name="T280_24" style:family="text"/>
    <style:style style:name="T280_25" style:family="text"/>
    <style:style style:name="T280_26" style:family="text"/>
    <style:style style:name="T280_27" style:family="text"/>
    <style:style style:name="T280_28" style:family="text"/>
    <style:style style:name="T280_29" style:family="text"/>
    <style:style style:name="T280_30" style:family="text"/>
    <style:style style:name="T280_31" style:family="text"/>
    <style:style style:name="T280_32" style:family="text"/>
    <style:style style:name="T280_33" style:family="text"/>
    <style:style style:name="T280_34" style:family="text"/>
    <style:style style:name="T280_35" style:family="text"/>
    <style:style style:name="T280_36" style:family="text"/>
    <style:style style:name="T280_37" style:family="text"/>
    <style:style style:name="T280_38" style:family="text"/>
    <style:style style:name="P281" style:family="paragraph" style:parent-style-name="Standard">
      <style:paragraph-properties fo:break-before="auto" fo:text-indent="0cm" fo:line-height="115%" fo:margin-left="0cm" style:writing-mode="lr-tb"/>
    </style:style>
    <style:style style:name="P282" style:family="paragraph" style:parent-style-name="Standard">
      <style:paragraph-properties fo:break-before="auto" fo:text-indent="0cm" fo:line-height="115%" fo:margin-left="0cm" style:writing-mode="lr-tb"/>
    </style:style>
    <style:style style:name="T282_1" style:family="text">
      <style:text-properties style:text-underline-style="solid" style:text-underline-color="font-color"/>
    </style:style>
    <style:style style:name="T282_2" style:family="text">
      <style:text-properties style:text-underline-style="solid" style:text-underline-color="font-color"/>
    </style:style>
    <style:style style:name="T282_3" style:family="text">
      <style:text-properties style:text-underline-style="solid" style:text-underline-color="font-color"/>
    </style:style>
    <style:style style:name="T282_4" style:family="text">
      <style:text-properties style:text-underline-style="solid" style:text-underline-color="font-color"/>
    </style:style>
    <style:style style:name="T282_5" style:family="text">
      <style:text-properties style:text-underline-style="solid" style:text-underline-color="font-color"/>
    </style:style>
    <style:style style:name="T282_6" style:family="text">
      <style:text-properties style:text-underline-style="solid" style:text-underline-color="font-color"/>
    </style:style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T282_17" style:family="text"/>
    <style:style style:name="T282_18" style:family="text"/>
    <style:style style:name="T282_19" style:family="text"/>
    <style:style style:name="T282_20" style:family="text"/>
    <style:style style:name="T282_21" style:family="text"/>
    <style:style style:name="T282_22" style:family="text"/>
    <style:style style:name="T282_23" style:family="text"/>
    <style:style style:name="T282_24" style:family="text"/>
    <style:style style:name="T282_25" style:family="text"/>
    <style:style style:name="T282_26" style:family="text"/>
    <style:style style:name="T282_27" style:family="text"/>
    <style:style style:name="T282_28" style:family="text"/>
    <style:style style:name="T282_29" style:family="text"/>
    <style:style style:name="T282_30" style:family="text"/>
    <style:style style:name="T282_31" style:family="text"/>
    <style:style style:name="T282_32" style:family="text"/>
    <style:style style:name="T282_33" style:family="text"/>
    <style:style style:name="T282_34" style:family="text"/>
    <style:style style:name="T282_35" style:family="text"/>
    <style:style style:name="T282_36" style:family="text"/>
    <style:style style:name="T282_37" style:family="text"/>
    <style:style style:name="T282_38" style:family="text"/>
    <style:style style:name="T282_39" style:family="text"/>
    <style:style style:name="T282_40" style:family="text"/>
    <style:style style:name="T282_41" style:family="text"/>
    <style:style style:name="T282_42" style:family="text"/>
    <style:style style:name="T282_43" style:family="text"/>
    <style:style style:name="T282_44" style:family="text"/>
    <style:style style:name="T282_45" style:family="text"/>
    <style:style style:name="T282_46" style:family="text"/>
    <style:style style:name="T282_47" style:family="text"/>
    <style:style style:name="T282_48" style:family="text"/>
    <style:style style:name="T282_49" style:family="text"/>
    <style:style style:name="T282_50" style:family="text"/>
    <style:style style:name="T282_51" style:family="text"/>
    <style:style style:name="T282_52" style:family="text"/>
    <style:style style:name="T282_53" style:family="text"/>
    <style:style style:name="T282_54" style:family="text"/>
    <style:style style:name="T282_55" style:family="text"/>
    <style:style style:name="P283" style:family="paragraph" style:parent-style-name="Standard">
      <style:paragraph-properties fo:break-before="auto" fo:text-indent="0cm" fo:line-height="115%" fo:margin-left="0cm" style:writing-mode="lr-tb"/>
    </style:style>
    <style:style style:name="Table5" style:family="table">
      <style:table-properties table:align="left" style:width="16.51cm" fo:margin-left="0cm"/>
    </style:style>
    <style:style style:name="Column10" style:family="table-column">
      <style:table-column-properties style:column-width="8.255cm"/>
    </style:style>
    <style:style style:name="Column11" style:family="table-column">
      <style:table-column-properties style:column-width="8.255cm"/>
    </style:style>
    <style:style style:name="Row23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5" style:family="paragraph" style:parent-style-name="Standard">
      <style:paragraph-properties fo:break-before="auto" fo:text-indent="0cm" fo:line-height="115%" fo:margin-left="0cm" style:writing-mode="lr-tb"/>
    </style:style>
    <style:style style:name="P316" style:family="paragraph" style:parent-style-name="Standard">
      <style:paragraph-properties fo:break-before="auto" fo:text-indent="0cm" fo:line-height="115%" fo:margin-left="0cm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T316_18" style:family="text"/>
    <style:style style:name="T316_19" style:family="text"/>
    <style:style style:name="T316_20" style:family="text"/>
    <style:style style:name="T316_21" style:family="text"/>
    <style:style style:name="T316_22" style:family="text"/>
    <style:style style:name="T316_23" style:family="text"/>
    <style:style style:name="T316_24" style:family="text"/>
    <style:style style:name="T316_25" style:family="text"/>
    <style:style style:name="T316_26" style:family="text"/>
    <style:style style:name="T316_27" style:family="text"/>
    <style:style style:name="T316_28" style:family="text"/>
    <style:style style:name="T316_29" style:family="text"/>
    <style:style style:name="T316_30" style:family="text"/>
    <style:style style:name="T316_31" style:family="text"/>
    <style:style style:name="T316_32" style:family="text"/>
    <style:style style:name="T316_33" style:family="text"/>
    <style:style style:name="T316_34" style:family="text"/>
    <style:style style:name="T316_35" style:family="text"/>
    <style:style style:name="T316_36" style:family="text"/>
    <style:style style:name="T316_37" style:family="text"/>
    <style:style style:name="T316_38" style:family="text"/>
    <style:style style:name="T316_39" style:family="text"/>
    <style:style style:name="T316_40" style:family="text"/>
    <style:style style:name="T316_41" style:family="text"/>
    <style:style style:name="T316_42" style:family="text"/>
    <style:style style:name="T316_43" style:family="text"/>
    <style:style style:name="T316_44" style:family="text"/>
    <style:style style:name="T316_45" style:family="text"/>
    <style:style style:name="T316_46" style:family="text"/>
    <style:style style:name="T316_47" style:family="text"/>
    <style:style style:name="T316_48" style:family="text"/>
    <style:style style:name="T316_49" style:family="text"/>
    <style:style style:name="T316_50" style:family="text"/>
    <style:style style:name="T316_51" style:family="text"/>
    <style:style style:name="T316_52" style:family="text"/>
    <style:style style:name="T316_53" style:family="text"/>
    <style:style style:name="T316_54" style:family="text"/>
    <style:style style:name="T316_55" style:family="text"/>
    <style:style style:name="T316_56" style:family="text"/>
    <style:style style:name="T316_57" style:family="text"/>
    <style:style style:name="T316_58" style:family="text"/>
    <style:style style:name="T316_59" style:family="text"/>
    <style:style style:name="T316_60" style:family="text"/>
    <style:style style:name="T316_61" style:family="text"/>
    <style:style style:name="T316_62" style:family="text"/>
    <style:style style:name="T316_63" style:family="text"/>
    <style:style style:name="T316_64" style:family="text"/>
    <style:style style:name="T316_65" style:family="text"/>
    <style:style style:name="T316_66" style:family="text"/>
    <style:style style:name="T316_67" style:family="text"/>
    <style:style style:name="T316_68" style:family="text"/>
    <style:style style:name="T316_69" style:family="text"/>
    <style:style style:name="T316_70" style:family="text"/>
    <style:style style:name="T316_71" style:family="text"/>
    <style:style style:name="T316_72" style:family="text"/>
    <style:style style:name="T316_73" style:family="text"/>
    <style:style style:name="T316_74" style:family="text"/>
    <style:style style:name="T316_75" style:family="text"/>
    <style:style style:name="T316_76" style:family="text"/>
    <style:style style:name="T316_77" style:family="text"/>
    <style:style style:name="T316_78" style:family="text"/>
    <style:style style:name="T316_79" style:family="text"/>
    <style:style style:name="T316_80" style:family="text"/>
    <style:style style:name="T316_81" style:family="text"/>
    <style:style style:name="T316_82" style:family="text"/>
    <style:style style:name="T316_83" style:family="text"/>
    <style:style style:name="T316_84" style:family="text"/>
    <style:style style:name="T316_85" style:family="text"/>
    <style:style style:name="T316_86" style:family="text"/>
    <style:style style:name="T316_87" style:family="text"/>
    <style:style style:name="T316_88" style:family="text"/>
    <style:style style:name="P317" style:family="paragraph" style:parent-style-name="Standard">
      <style:paragraph-properties fo:break-before="auto" fo:text-indent="0cm" fo:line-height="115%" fo:margin-left="0cm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T317_11" style:family="text"/>
    <style:style style:name="T317_12" style:family="text"/>
    <style:style style:name="T317_13" style:family="text"/>
    <style:style style:name="T317_14" style:family="text"/>
    <style:style style:name="T317_15" style:family="text"/>
    <style:style style:name="T317_16" style:family="text"/>
    <style:style style:name="T317_17" style:family="text"/>
    <style:style style:name="T317_18" style:family="text"/>
    <style:style style:name="T317_19" style:family="text"/>
    <style:style style:name="T317_20" style:family="text"/>
    <style:style style:name="T317_21" style:family="text"/>
    <style:style style:name="T317_22" style:family="text"/>
    <style:style style:name="T317_23" style:family="text"/>
    <style:style style:name="T317_24" style:family="text"/>
    <style:style style:name="T317_25" style:family="text"/>
    <style:style style:name="T317_26" style:family="text"/>
    <style:style style:name="T317_27" style:family="text"/>
    <style:style style:name="T317_28" style:family="text"/>
    <style:style style:name="P318" style:family="paragraph" style:parent-style-name="Standard">
      <style:paragraph-properties fo:break-before="auto" fo:text-indent="0cm" fo:line-height="115%" fo:margin-left="0cm" style:writing-mode="lr-tb"/>
    </style:style>
    <style:style style:name="P319" style:family="paragraph" style:parent-style-name="Standard">
      <style:paragraph-properties fo:break-before="auto" fo:text-indent="0cm" fo:line-height="115%" fo:margin-left="0cm" style:writing-mode="lr-tb"/>
    </style:style>
    <style:style style:name="T319_1" style:family="text">
      <style:text-properties style:text-underline-style="solid" style:text-underline-color="font-color"/>
    </style:style>
    <style:style style:name="T319_2" style:family="text">
      <style:text-properties style:text-underline-style="solid" style:text-underline-color="font-color"/>
    </style:style>
    <style:style style:name="T319_3" style:family="text">
      <style:text-properties style:text-underline-style="solid" style:text-underline-color="font-color"/>
    </style:style>
    <style:style style:name="T319_4" style:family="text">
      <style:text-properties style:text-underline-style="solid" style:text-underline-color="font-color"/>
    </style:style>
    <style:style style:name="T319_5" style:family="text">
      <style:text-properties style:text-underline-style="solid" style:text-underline-color="font-color"/>
    </style:style>
    <style:style style:name="T319_6" style:family="text">
      <style:text-properties style:text-underline-style="solid" style:text-underline-color="font-color"/>
    </style:style>
    <style:style style:name="T319_7" style:family="text">
      <style:text-properties style:text-underline-style="solid" style:text-underline-color="font-color"/>
    </style:style>
    <style:style style:name="T319_8" style:family="text">
      <style:text-properties style:text-underline-style="solid" style:text-underline-color="font-color"/>
    </style:style>
    <style:style style:name="T319_9" style:family="text">
      <style:text-properties style:text-underline-style="solid" style:text-underline-color="font-color"/>
    </style:style>
    <style:style style:name="T319_10" style:family="text">
      <style:text-properties style:text-underline-style="solid" style:text-underline-color="font-color"/>
    </style:style>
    <style:style style:name="T319_11" style:family="text">
      <style:text-properties style:text-underline-style="solid" style:text-underline-color="font-color"/>
    </style:style>
    <style:style style:name="T319_12" style:family="text">
      <style:text-properties style:text-underline-style="solid" style:text-underline-color="font-color"/>
    </style:style>
    <style:style style:name="T319_13" style:family="text">
      <style:text-properties style:text-underline-style="solid" style:text-underline-color="font-color"/>
    </style:style>
    <style:style style:name="T319_14" style:family="text"/>
    <style:style style:name="T319_15" style:family="text"/>
    <style:style style:name="T319_16" style:family="text"/>
    <style:style style:name="T319_17" style:family="text"/>
    <style:style style:name="T319_18" style:family="text"/>
    <style:style style:name="T319_19" style:family="text"/>
    <style:style style:name="T319_20" style:family="text"/>
    <style:style style:name="T319_21" style:family="text"/>
    <style:style style:name="T319_22" style:family="text"/>
    <style:style style:name="T319_23" style:family="text"/>
    <style:style style:name="T319_24" style:family="text"/>
    <style:style style:name="T319_25" style:family="text"/>
    <style:style style:name="T319_26" style:family="text"/>
    <style:style style:name="T319_27" style:family="text"/>
    <style:style style:name="T319_28" style:family="text"/>
    <style:style style:name="T319_29" style:family="text"/>
    <style:style style:name="T319_30" style:family="text"/>
    <style:style style:name="T319_31" style:family="text"/>
    <style:style style:name="T319_32" style:family="text"/>
    <style:style style:name="T319_33" style:family="text"/>
    <style:style style:name="T319_34" style:family="text"/>
    <style:style style:name="T319_35" style:family="text"/>
    <style:style style:name="T319_36" style:family="text"/>
    <style:style style:name="T319_37" style:family="text"/>
    <style:style style:name="T319_38" style:family="text"/>
    <style:style style:name="T319_39" style:family="text"/>
    <style:style style:name="T319_40" style:family="text"/>
    <style:style style:name="T319_41" style:family="text"/>
    <style:style style:name="T319_42" style:family="text"/>
    <style:style style:name="T319_43" style:family="text"/>
    <style:style style:name="T319_44" style:family="text"/>
    <style:style style:name="T319_45" style:family="text"/>
    <style:style style:name="T319_46" style:family="text"/>
    <style:style style:name="T319_47" style:family="text"/>
    <style:style style:name="T319_48" style:family="text"/>
    <style:style style:name="T319_49" style:family="text"/>
    <style:style style:name="T319_50" style:family="text"/>
    <style:style style:name="T319_51" style:family="text"/>
    <style:style style:name="T319_52" style:family="text"/>
    <style:style style:name="T319_53" style:family="text"/>
    <style:style style:name="T319_54" style:family="text"/>
    <style:style style:name="T319_55" style:family="text"/>
    <style:style style:name="T319_56" style:family="text"/>
    <style:style style:name="T319_57" style:family="text"/>
    <style:style style:name="T319_58" style:family="text"/>
    <style:style style:name="T319_59" style:family="text"/>
    <style:style style:name="T319_60" style:family="text"/>
    <style:style style:name="T319_61" style:family="text"/>
    <style:style style:name="T319_62" style:family="text"/>
    <style:style style:name="T319_63" style:family="text"/>
    <style:style style:name="T319_64" style:family="text"/>
    <style:style style:name="T319_65" style:family="text"/>
    <style:style style:name="T319_66" style:family="text"/>
    <style:style style:name="T319_67" style:family="text"/>
    <style:style style:name="T319_68" style:family="text"/>
    <style:style style:name="T319_69" style:family="text"/>
    <style:style style:name="T319_70" style:family="text"/>
    <style:style style:name="T319_71" style:family="text"/>
    <style:style style:name="T319_72" style:family="text"/>
    <style:style style:name="T319_73" style:family="text"/>
    <style:style style:name="T319_74" style:family="text"/>
    <style:style style:name="T319_75" style:family="text"/>
    <style:style style:name="T319_76" style:family="text"/>
    <style:style style:name="T319_77" style:family="text"/>
    <style:style style:name="T319_78" style:family="text"/>
    <style:style style:name="T319_79" style:family="text"/>
    <style:style style:name="T319_80" style:family="text"/>
    <style:style style:name="T319_81" style:family="text"/>
    <style:style style:name="T319_82" style:family="text"/>
    <style:style style:name="T319_83" style:family="text"/>
    <style:style style:name="T319_84" style:family="text"/>
    <style:style style:name="T319_85" style:family="text"/>
    <style:style style:name="T319_86" style:family="text"/>
    <style:style style:name="T319_87" style:family="text"/>
    <style:style style:name="T319_88" style:family="text"/>
    <style:style style:name="T319_89" style:family="text"/>
    <style:style style:name="T319_90" style:family="text"/>
    <style:style style:name="T319_91" style:family="text"/>
    <style:style style:name="T319_92" style:family="text"/>
    <style:style style:name="T319_93" style:family="text"/>
    <style:style style:name="T319_94" style:family="text"/>
    <style:style style:name="T319_95" style:family="text"/>
    <style:style style:name="T319_96" style:family="text"/>
    <style:style style:name="T319_97" style:family="text"/>
    <style:style style:name="T319_98" style:family="text"/>
    <style:style style:name="T319_99" style:family="text"/>
    <style:style style:name="T319_100" style:family="text"/>
    <style:style style:name="T319_101" style:family="text"/>
    <style:style style:name="T319_102" style:family="text"/>
    <style:style style:name="T319_103" style:family="text"/>
    <style:style style:name="T319_104" style:family="text"/>
    <style:style style:name="T319_105" style:family="text"/>
    <style:style style:name="T319_106" style:family="text"/>
    <style:style style:name="T319_107" style:family="text"/>
    <style:style style:name="T319_108" style:family="text"/>
    <style:style style:name="T319_109" style:family="text"/>
    <style:style style:name="T319_110" style:family="text"/>
    <style:style style:name="T319_111" style:family="text"/>
    <style:style style:name="T319_112" style:family="text"/>
    <style:style style:name="T319_113" style:family="text"/>
    <style:style style:name="T319_114" style:family="text"/>
    <style:style style:name="T319_115" style:family="text"/>
    <style:style style:name="T319_116" style:family="text"/>
    <style:style style:name="T319_117" style:family="text"/>
    <style:style style:name="T319_118" style:family="text"/>
    <style:style style:name="T319_119" style:family="text"/>
    <style:style style:name="T319_120" style:family="text"/>
    <style:style style:name="T319_121" style:family="text"/>
    <style:style style:name="T319_122" style:family="text"/>
    <style:style style:name="T319_123" style:family="text"/>
    <style:style style:name="T319_124" style:family="text"/>
    <style:style style:name="T319_125" style:family="text"/>
    <style:style style:name="T319_126" style:family="text"/>
    <style:style style:name="T319_127" style:family="text"/>
    <style:style style:name="T319_128" style:family="text"/>
    <style:style style:name="T319_129" style:family="text"/>
    <style:style style:name="T319_130" style:family="text"/>
    <style:style style:name="T319_131" style:family="text"/>
    <style:style style:name="T319_132" style:family="text"/>
    <style:style style:name="T319_133" style:family="text"/>
    <style:style style:name="T319_134" style:family="text"/>
    <style:style style:name="T319_135" style:family="text"/>
    <style:style style:name="T319_136" style:family="text"/>
    <style:style style:name="T319_137" style:family="text"/>
    <style:style style:name="T319_138" style:family="text"/>
    <style:style style:name="T319_139" style:family="text"/>
    <style:style style:name="T319_140" style:family="text"/>
    <style:style style:name="T319_141" style:family="text"/>
    <style:style style:name="T319_142" style:family="text"/>
    <style:style style:name="T319_143" style:family="text"/>
    <style:style style:name="T319_144" style:family="text"/>
    <style:style style:name="T319_145" style:family="text"/>
    <style:style style:name="T319_146" style:family="text"/>
    <style:style style:name="T319_147" style:family="text"/>
    <style:style style:name="T319_148" style:family="text"/>
    <style:style style:name="T319_149" style:family="text"/>
    <style:style style:name="T319_150" style:family="text"/>
    <style:style style:name="T319_151" style:family="text"/>
    <style:style style:name="T319_152" style:family="text"/>
    <style:style style:name="T319_153" style:family="text"/>
    <style:style style:name="T319_154" style:family="text"/>
    <style:style style:name="T319_155" style:family="text"/>
    <style:style style:name="T319_156" style:family="text"/>
    <style:style style:name="T319_157" style:family="text"/>
    <style:style style:name="T319_158" style:family="text"/>
    <style:style style:name="T319_159" style:family="text"/>
    <style:style style:name="T319_160" style:family="text"/>
    <style:style style:name="T319_161" style:family="text"/>
    <style:style style:name="T319_162" style:family="text"/>
    <style:style style:name="T319_163" style:family="text"/>
    <style:style style:name="T319_164" style:family="text"/>
    <style:style style:name="T319_165" style:family="text"/>
    <style:style style:name="T319_166" style:family="text"/>
    <style:style style:name="T319_167" style:family="text"/>
    <style:style style:name="T319_168" style:family="text"/>
    <style:style style:name="T319_169" style:family="text"/>
    <style:style style:name="T319_170" style:family="text"/>
    <style:style style:name="T319_171" style:family="text"/>
    <style:style style:name="T319_172" style:family="text"/>
    <style:style style:name="T319_173" style:family="text"/>
    <style:style style:name="T319_174" style:family="text"/>
    <style:style style:name="P320" style:family="paragraph" style:parent-style-name="Standard">
      <style:paragraph-properties fo:break-before="auto" fo:text-indent="0cm" fo:line-height="115%" fo:margin-left="0cm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T320_11" style:family="text"/>
    <style:style style:name="T320_12" style:family="text"/>
    <style:style style:name="T320_13" style:family="text"/>
    <style:style style:name="T320_14" style:family="text"/>
    <style:style style:name="T320_15" style:family="text"/>
    <style:style style:name="T320_16" style:family="text"/>
    <style:style style:name="T320_17" style:family="text"/>
    <style:style style:name="T320_18" style:family="text"/>
    <style:style style:name="T320_19" style:family="text"/>
    <style:style style:name="T320_20" style:family="text"/>
    <style:style style:name="T320_21" style:family="text"/>
    <style:style style:name="T320_22" style:family="text"/>
    <style:style style:name="P321" style:family="paragraph" style:parent-style-name="Standard">
      <style:paragraph-properties fo:break-before="auto" fo:text-indent="0cm" fo:line-height="115%" fo:margin-left="0cm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T321_17" style:family="text"/>
    <style:style style:name="T321_18" style:family="text"/>
    <style:style style:name="T321_19" style:family="text"/>
    <style:style style:name="T321_20" style:family="text"/>
    <style:style style:name="T321_21" style:family="text"/>
    <style:style style:name="T321_22" style:family="text"/>
    <style:style style:name="T321_23" style:family="text"/>
    <style:style style:name="T321_24" style:family="text"/>
    <style:style style:name="T321_25" style:family="text"/>
    <style:style style:name="T321_26" style:family="text"/>
    <style:style style:name="T321_27" style:family="text"/>
    <style:style style:name="T321_28" style:family="text"/>
    <style:style style:name="T321_29" style:family="text"/>
    <style:style style:name="T321_30" style:family="text"/>
    <style:style style:name="T321_31" style:family="text"/>
    <style:style style:name="T321_32" style:family="text"/>
    <style:style style:name="T321_33" style:family="text"/>
    <style:style style:name="T321_34" style:family="text"/>
    <style:style style:name="T321_35" style:family="text"/>
    <style:style style:name="T321_36" style:family="text"/>
    <style:style style:name="T321_37" style:family="text"/>
    <style:style style:name="T321_38" style:family="text"/>
    <style:style style:name="T321_39" style:family="text"/>
    <style:style style:name="T321_40" style:family="text"/>
    <style:style style:name="T321_41" style:family="text"/>
    <style:style style:name="T321_42" style:family="text"/>
    <style:style style:name="T321_43" style:family="text"/>
    <style:style style:name="T321_44" style:family="text"/>
    <style:style style:name="T321_45" style:family="text"/>
    <style:style style:name="T321_46" style:family="text"/>
    <style:style style:name="T321_47" style:family="text"/>
    <style:style style:name="T321_48" style:family="text"/>
    <style:style style:name="T321_49" style:family="text"/>
    <style:style style:name="T321_50" style:family="text"/>
    <style:style style:name="T321_51" style:family="text"/>
    <style:style style:name="T321_52" style:family="text"/>
    <style:style style:name="T321_53" style:family="text"/>
    <style:style style:name="T321_54" style:family="text"/>
    <style:style style:name="T321_55" style:family="text"/>
    <style:style style:name="T321_56" style:family="text"/>
    <style:style style:name="T321_57" style:family="text"/>
    <style:style style:name="T321_58" style:family="text"/>
    <style:style style:name="T321_59" style:family="text"/>
    <style:style style:name="T321_60" style:family="text"/>
    <style:style style:name="T321_61" style:family="text"/>
    <style:style style:name="T321_62" style:family="text"/>
    <style:style style:name="T321_63" style:family="text"/>
    <style:style style:name="T321_64" style:family="text"/>
    <style:style style:name="T321_65" style:family="text"/>
    <style:style style:name="T321_66" style:family="text"/>
    <style:style style:name="T321_67" style:family="text"/>
    <style:style style:name="T321_68" style:family="text"/>
    <style:style style:name="T321_69" style:family="text"/>
    <style:style style:name="T321_70" style:family="text"/>
    <style:style style:name="T321_71" style:family="text"/>
    <style:style style:name="T321_72" style:family="text"/>
    <style:style style:name="T321_73" style:family="text"/>
    <style:style style:name="T321_74" style:family="text"/>
    <style:style style:name="T321_75" style:family="text"/>
    <style:style style:name="T321_76" style:family="text"/>
    <style:style style:name="T321_77" style:family="text"/>
    <style:style style:name="T321_78" style:family="text"/>
    <style:style style:name="T321_79" style:family="text"/>
    <style:style style:name="T321_80" style:family="text"/>
    <style:style style:name="P322" style:family="paragraph" style:parent-style-name="Standard">
      <style:paragraph-properties fo:break-before="auto" fo:text-indent="0cm" fo:line-height="115%" fo:margin-left="0cm" style:writing-mode="lr-tb"/>
    </style:style>
    <style:style style:name="P323" style:family="paragraph" style:parent-style-name="Standard">
      <style:paragraph-properties fo:break-before="auto" fo:text-indent="0cm" fo:line-height="115%" fo:margin-left="0cm" style:writing-mode="lr-tb"/>
    </style:style>
    <style:style style:name="T323_1" style:family="text">
      <style:text-properties style:text-underline-style="solid" style:text-underline-color="font-color"/>
    </style:style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T323_11" style:family="text"/>
    <style:style style:name="T323_12" style:family="text"/>
    <style:style style:name="T323_13" style:family="text"/>
    <style:style style:name="T323_14" style:family="text"/>
    <style:style style:name="T323_15" style:family="text"/>
    <style:style style:name="T323_16" style:family="text"/>
    <style:style style:name="T323_17" style:family="text"/>
    <style:style style:name="T323_18" style:family="text"/>
    <style:style style:name="T323_19" style:family="text"/>
    <style:style style:name="T323_20" style:family="text"/>
    <style:style style:name="T323_21" style:family="text"/>
    <style:style style:name="T323_22" style:family="text"/>
    <style:style style:name="T323_23" style:family="text"/>
    <style:style style:name="T323_24" style:family="text"/>
    <style:style style:name="T323_25" style:family="text"/>
    <style:style style:name="T323_26" style:family="text"/>
    <style:style style:name="T323_27" style:family="text"/>
    <style:style style:name="T323_28" style:family="text"/>
    <style:style style:name="T323_29" style:family="text"/>
    <style:style style:name="T323_30" style:family="text"/>
    <style:style style:name="T323_31" style:family="text"/>
    <style:style style:name="T323_32" style:family="text"/>
    <style:style style:name="T323_33" style:family="text"/>
    <style:style style:name="T323_34" style:family="text"/>
    <style:style style:name="T323_35" style:family="text"/>
    <style:style style:name="T323_36" style:family="text"/>
    <style:style style:name="T323_37" style:family="text"/>
    <style:style style:name="T323_38" style:family="text"/>
    <style:style style:name="T323_39" style:family="text"/>
    <style:style style:name="T323_40" style:family="text"/>
    <style:style style:name="T323_41" style:family="text"/>
    <style:style style:name="T323_42" style:family="text"/>
    <style:style style:name="T323_43" style:family="text"/>
    <style:style style:name="T323_44" style:family="text"/>
    <style:style style:name="T323_45" style:family="text"/>
    <style:style style:name="T323_46" style:family="text"/>
    <style:style style:name="T323_47" style:family="text"/>
    <style:style style:name="T323_48" style:family="text"/>
    <style:style style:name="T323_49" style:family="text"/>
    <style:style style:name="T323_50" style:family="text"/>
    <style:style style:name="T323_51" style:family="text"/>
    <style:style style:name="T323_52" style:family="text"/>
    <style:style style:name="T323_53" style:family="text"/>
    <style:style style:name="T323_54" style:family="text"/>
    <style:style style:name="T323_55" style:family="text"/>
    <style:style style:name="T323_56" style:family="text"/>
    <style:style style:name="T323_57" style:family="text"/>
    <style:style style:name="T323_58" style:family="text"/>
    <style:style style:name="T323_59" style:family="text"/>
    <style:style style:name="T323_60" style:family="text"/>
    <style:style style:name="T323_61" style:family="text"/>
    <style:style style:name="T323_62" style:family="text"/>
    <style:style style:name="T323_63" style:family="text"/>
    <style:style style:name="T323_64" style:family="text"/>
    <style:style style:name="T323_65" style:family="text"/>
    <style:style style:name="T323_66" style:family="text"/>
    <style:style style:name="T323_67" style:family="text"/>
    <style:style style:name="T323_68" style:family="text"/>
    <style:style style:name="T323_69" style:family="text"/>
    <style:style style:name="T323_70" style:family="text"/>
    <style:style style:name="T323_71" style:family="text"/>
    <style:style style:name="T323_72" style:family="text"/>
    <style:style style:name="T323_73" style:family="text"/>
    <style:style style:name="T323_74" style:family="text"/>
    <style:style style:name="T323_75" style:family="text"/>
    <style:style style:name="T323_76" style:family="text"/>
    <style:style style:name="T323_77" style:family="text"/>
    <style:style style:name="T323_78" style:family="text"/>
    <style:style style:name="T323_79" style:family="text"/>
    <style:style style:name="T323_80" style:family="text"/>
    <style:style style:name="T323_81" style:family="text"/>
    <style:style style:name="T323_82" style:family="text"/>
    <style:style style:name="T323_83" style:family="text"/>
    <style:style style:name="T323_84" style:family="text"/>
    <style:style style:name="T323_85" style:family="text"/>
    <style:style style:name="T323_86" style:family="text"/>
    <style:style style:name="T323_87" style:family="text"/>
    <style:style style:name="T323_88" style:family="text"/>
    <style:style style:name="T323_89" style:family="text"/>
    <style:style style:name="T323_90" style:family="text"/>
    <style:style style:name="T323_91" style:family="text"/>
    <style:style style:name="T323_92" style:family="text"/>
    <style:style style:name="T323_93" style:family="text"/>
    <style:style style:name="T323_94" style:family="text"/>
    <style:style style:name="T323_95" style:family="text"/>
    <style:style style:name="T323_96" style:family="text"/>
    <style:style style:name="T323_97" style:family="text"/>
    <style:style style:name="T323_98" style:family="text"/>
    <style:style style:name="T323_99" style:family="text"/>
    <style:style style:name="T323_100" style:family="text"/>
    <style:style style:name="T323_101" style:family="text"/>
    <style:style style:name="T323_102" style:family="text"/>
    <style:style style:name="P324" style:family="paragraph" style:parent-style-name="Standard">
      <style:paragraph-properties fo:break-before="auto" fo:text-indent="0cm" fo:line-height="115%" fo:margin-left="0cm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T324_16" style:family="text"/>
    <style:style style:name="T324_17" style:family="text"/>
    <style:style style:name="T324_18" style:family="text"/>
    <style:style style:name="T324_19" style:family="text"/>
    <style:style style:name="T324_20" style:family="text"/>
    <style:style style:name="T324_21" style:family="text"/>
    <style:style style:name="T324_22" style:family="text"/>
    <style:style style:name="T324_23" style:family="text"/>
    <style:style style:name="T324_24" style:family="text"/>
    <style:style style:name="T324_25" style:family="text"/>
    <style:style style:name="T324_26" style:family="text"/>
    <style:style style:name="T324_27" style:family="text"/>
    <style:style style:name="T324_28" style:family="text"/>
    <style:style style:name="T324_29" style:family="text"/>
    <style:style style:name="T324_30" style:family="text"/>
    <style:style style:name="T324_31" style:family="text"/>
    <style:style style:name="T324_32" style:family="text"/>
    <style:style style:name="T324_33" style:family="text"/>
    <style:style style:name="T324_34" style:family="text"/>
    <style:style style:name="T324_35" style:family="text"/>
    <style:style style:name="T324_36" style:family="text"/>
    <style:style style:name="T324_37" style:family="text"/>
    <style:style style:name="T324_38" style:family="text"/>
    <style:style style:name="T324_39" style:family="text"/>
    <style:style style:name="T324_40" style:family="text"/>
    <style:style style:name="P325" style:family="paragraph" style:parent-style-name="Standard">
      <style:paragraph-properties fo:break-before="auto" fo:text-indent="0cm" fo:line-height="115%" fo:margin-left="0cm" style:writing-mode="lr-tb"/>
    </style:style>
    <style:style style:name="P326" style:family="paragraph" style:parent-style-name="Standard">
      <style:paragraph-properties fo:break-before="auto" fo:text-indent="0cm" fo:line-height="115%" fo:margin-left="0cm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T326_11" style:family="text"/>
    <style:style style:name="T326_12" style:family="text"/>
    <style:style style:name="T326_13" style:family="text"/>
    <style:style style:name="T326_14" style:family="text"/>
    <style:style style:name="T326_15" style:family="text"/>
    <style:style style:name="T326_16" style:family="text"/>
    <style:style style:name="T326_17" style:family="text"/>
    <style:style style:name="T326_18" style:family="text"/>
    <style:style style:name="T326_19" style:family="text"/>
    <style:style style:name="T326_20" style:family="text"/>
    <style:style style:name="T326_21" style:family="text"/>
    <style:style style:name="T326_22" style:family="text"/>
    <style:style style:name="T326_23" style:family="text"/>
    <style:style style:name="T326_24" style:family="text"/>
    <style:style style:name="T326_25" style:family="text"/>
    <style:style style:name="T326_26" style:family="text"/>
    <style:style style:name="T326_27" style:family="text"/>
    <style:style style:name="T326_28" style:family="text"/>
    <style:style style:name="T326_29" style:family="text"/>
    <style:style style:name="T326_30" style:family="text"/>
    <style:style style:name="T326_31" style:family="text"/>
    <style:style style:name="T326_32" style:family="text"/>
    <style:style style:name="T326_33" style:family="text"/>
    <style:style style:name="T326_34" style:family="text"/>
    <style:style style:name="T326_35" style:family="text"/>
    <style:style style:name="T326_36" style:family="text"/>
    <style:style style:name="T326_37" style:family="text"/>
    <style:style style:name="T326_38" style:family="text"/>
    <style:style style:name="T326_39" style:family="text"/>
    <style:style style:name="T326_40" style:family="text"/>
    <style:style style:name="T326_41" style:family="text"/>
    <style:style style:name="T326_42" style:family="text"/>
    <style:style style:name="T326_43" style:family="text"/>
    <style:style style:name="T326_44" style:family="text"/>
    <style:style style:name="T326_45" style:family="text"/>
    <style:style style:name="T326_46" style:family="text"/>
    <style:style style:name="T326_47" style:family="text"/>
    <style:style style:name="T326_48" style:family="text"/>
    <style:style style:name="T326_49" style:family="text"/>
    <style:style style:name="T326_50" style:family="text"/>
    <style:style style:name="T326_51" style:family="text"/>
    <style:style style:name="T326_52" style:family="text"/>
    <style:style style:name="T326_53" style:family="text"/>
    <style:style style:name="T326_54" style:family="text"/>
    <style:style style:name="T326_55" style:family="text"/>
    <style:style style:name="T326_56" style:family="text"/>
    <style:style style:name="T326_57" style:family="text"/>
    <style:style style:name="T326_58" style:family="text"/>
    <style:style style:name="T326_59" style:family="text"/>
    <style:style style:name="T326_60" style:family="text"/>
    <style:style style:name="T326_61" style:family="text"/>
    <style:style style:name="T326_62" style:family="text"/>
    <style:style style:name="T326_63" style:family="text"/>
    <style:style style:name="T326_64" style:family="text"/>
    <style:style style:name="T326_65" style:family="text"/>
    <style:style style:name="T326_66" style:family="text"/>
    <style:style style:name="T326_67" style:family="text"/>
    <style:style style:name="T326_68" style:family="text"/>
    <style:style style:name="T326_69" style:family="text"/>
    <style:style style:name="T326_70" style:family="text"/>
    <style:style style:name="T326_71" style:family="text"/>
    <style:style style:name="T326_72" style:family="text"/>
    <style:style style:name="P327" style:family="paragraph" style:parent-style-name="Standard">
      <style:paragraph-properties fo:break-before="auto" fo:text-indent="0cm" fo:line-height="115%" fo:margin-left="0cm" style:writing-mode="lr-tb"/>
    </style:style>
    <style:style style:name="P328" style:family="paragraph" style:parent-style-name="Standard">
      <style:paragraph-properties fo:break-before="auto" fo:text-indent="0cm" fo:line-height="115%" fo:margin-left="0cm" style:writing-mode="lr-tb"/>
    </style:style>
    <style:style style:name="T328_1" style:family="text">
      <style:text-properties fo:font-weight="bold" style:font-weight-asian="bold" style:font-weight-complex="bold"/>
    </style:style>
    <style:style style:name="T328_2" style:family="text">
      <style:text-properties fo:font-weight="bold" style:font-weight-asian="bold" style:font-weight-complex="bold"/>
    </style:style>
    <style:style style:name="T328_3" style:family="text">
      <style:text-properties fo:font-weight="bold" style:font-weight-asian="bold" style:font-weight-complex="bold"/>
    </style:style>
    <style:style style:name="T328_4" style:family="text">
      <style:text-properties fo:font-weight="bold" style:font-weight-asian="bold" style:font-weight-complex="bold"/>
    </style:style>
    <style:style style:name="T328_5" style:family="text">
      <style:text-properties fo:font-weight="bold" style:font-weight-asian="bold" style:font-weight-complex="bold"/>
    </style:style>
    <style:style style:name="P329" style:family="paragraph" style:parent-style-name="Standard">
      <style:paragraph-properties fo:break-before="auto" fo:text-indent="0cm" fo:line-height="115%" fo:margin-left="0cm" style:writing-mode="lr-tb"/>
      <style:text-properties fo:font-weight="bold" style:font-weight-asian="bold" style:font-weight-complex="bold"/>
    </style:style>
    <style:style style:name="P330" style:family="paragraph" style:parent-style-name="Standard">
      <style:paragraph-properties fo:break-before="auto" fo:text-indent="0cm" fo:line-height="115%" fo:margin-left="0cm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T330_13" style:family="text"/>
    <style:style style:name="T330_14" style:family="text"/>
    <style:style style:name="T330_15" style:family="text"/>
    <style:style style:name="T330_16" style:family="text"/>
    <style:style style:name="T330_17" style:family="text"/>
    <style:style style:name="T330_18" style:family="text"/>
    <style:style style:name="T330_19" style:family="text"/>
    <style:style style:name="T330_20" style:family="text"/>
    <style:style style:name="P331" style:family="paragraph" style:parent-style-name="Standard">
      <style:paragraph-properties fo:break-before="auto" fo:text-indent="0cm" fo:line-height="115%" fo:margin-left="0cm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T331_10" style:family="text"/>
    <style:style style:name="T331_11" style:family="text"/>
    <style:style style:name="T331_12" style:family="text"/>
    <style:style style:name="T331_13" style:family="text"/>
    <style:style style:name="T331_14" style:family="text"/>
    <style:style style:name="T331_15" style:family="text"/>
    <style:style style:name="T331_16" style:family="text"/>
    <style:style style:name="T331_17" style:family="text"/>
    <style:style style:name="T331_18" style:family="text"/>
    <style:style style:name="T331_19" style:family="text"/>
    <style:style style:name="T331_20" style:family="text"/>
    <style:style style:name="T331_21" style:family="text"/>
    <style:style style:name="T331_22" style:family="text"/>
    <style:style style:name="T331_23" style:family="text"/>
    <style:style style:name="T331_24" style:family="text"/>
    <style:style style:name="T331_25" style:family="text"/>
    <style:style style:name="T331_26" style:family="text"/>
    <style:style style:name="T331_27" style:family="text"/>
    <style:style style:name="T331_28" style:family="text"/>
    <style:style style:name="T331_29" style:family="text"/>
    <style:style style:name="T331_30" style:family="text"/>
    <style:style style:name="T331_31" style:family="text"/>
    <style:style style:name="T331_32" style:family="text"/>
    <style:style style:name="T331_33" style:family="text"/>
    <style:style style:name="T331_34" style:family="text"/>
    <style:style style:name="T331_35" style:family="text"/>
    <style:style style:name="T331_36" style:family="text"/>
    <style:style style:name="T331_37" style:family="text"/>
    <style:style style:name="T331_38" style:family="text"/>
    <style:style style:name="T331_39" style:family="text"/>
    <style:style style:name="T331_40" style:family="text"/>
    <style:style style:name="T331_41" style:family="text"/>
    <style:style style:name="T331_42" style:family="text"/>
    <style:style style:name="T331_43" style:family="text"/>
    <style:style style:name="T331_44" style:family="text"/>
    <style:style style:name="T331_45" style:family="text"/>
    <style:style style:name="T331_46" style:family="text"/>
    <style:style style:name="T331_47" style:family="text"/>
    <style:style style:name="T331_48" style:family="text"/>
    <style:style style:name="T331_49" style:family="text"/>
    <style:style style:name="T331_50" style:family="text"/>
    <style:style style:name="T331_51" style:family="text"/>
    <style:style style:name="T331_52" style:family="text"/>
    <style:style style:name="T331_53" style:family="text"/>
    <style:style style:name="T331_54" style:family="text"/>
    <style:style style:name="T331_55" style:family="text"/>
    <style:style style:name="T331_56" style:family="text"/>
    <style:style style:name="T331_57" style:family="text"/>
    <style:style style:name="T331_58" style:family="text"/>
    <style:style style:name="P332" style:family="paragraph" style:parent-style-name="Standard">
      <style:paragraph-properties fo:break-before="auto" fo:text-indent="0cm" fo:line-height="115%" fo:margin-left="0cm" style:writing-mode="lr-tb"/>
    </style:style>
    <style:style style:name="P333" style:family="paragraph" style:parent-style-name="Standard">
      <style:paragraph-properties fo:break-before="auto" fo:text-indent="0cm" fo:line-height="115%" fo:margin-left="0cm" style:writing-mode="lr-tb"/>
    </style:style>
    <style:style style:name="T333_1" style:family="text">
      <style:text-properties style:text-underline-style="solid" style:text-underline-color="font-color"/>
    </style:style>
    <style:style style:name="T333_2" style:family="text">
      <style:text-properties style:text-underline-style="solid" style:text-underline-color="font-color"/>
    </style:style>
    <style:style style:name="T333_3" style:family="text">
      <style:text-properties style:text-underline-style="solid" style:text-underline-color="font-color"/>
    </style:style>
    <style:style style:name="T333_4" style:family="text">
      <style:text-properties style:text-underline-style="solid" style:text-underline-color="font-color"/>
    </style:style>
    <style:style style:name="T333_5" style:family="text">
      <style:text-properties style:text-underline-style="solid" style:text-underline-color="font-color"/>
    </style:style>
    <style:style style:name="T333_6" style:family="text">
      <style:text-properties style:text-underline-style="solid" style:text-underline-color="font-color"/>
    </style:style>
    <style:style style:name="T333_7" style:family="text">
      <style:text-properties style:text-underline-style="solid" style:text-underline-color="font-color"/>
    </style:style>
    <style:style style:name="T333_8" style:family="text">
      <style:text-properties style:text-underline-style="solid" style:text-underline-color="font-color"/>
    </style:style>
    <style:style style:name="T333_9" style:family="text">
      <style:text-properties style:text-underline-style="solid" style:text-underline-color="font-color"/>
    </style:style>
    <style:style style:name="T333_10" style:family="text">
      <style:text-properties style:text-underline-style="solid" style:text-underline-color="font-color"/>
    </style:style>
    <style:style style:name="T333_11" style:family="text">
      <style:text-properties style:text-underline-style="solid" style:text-underline-color="font-color"/>
    </style:style>
    <style:style style:name="T333_12" style:family="text">
      <style:text-properties style:text-underline-style="solid" style:text-underline-color="font-color"/>
    </style:style>
    <style:style style:name="T333_13" style:family="text">
      <style:text-properties style:text-underline-style="solid" style:text-underline-color="font-color"/>
    </style:style>
    <style:style style:name="T333_14" style:family="text">
      <style:text-properties style:text-underline-style="solid" style:text-underline-color="font-color"/>
    </style:style>
    <style:style style:name="T333_15" style:family="text">
      <style:text-properties style:text-underline-style="solid" style:text-underline-color="font-color"/>
    </style:style>
    <style:style style:name="T333_16" style:family="text">
      <style:text-properties style:text-underline-style="solid" style:text-underline-color="font-color"/>
    </style:style>
    <style:style style:name="T333_17" style:family="text">
      <style:text-properties style:text-underline-style="solid" style:text-underline-color="font-color"/>
    </style:style>
    <style:style style:name="T333_18" style:family="text"/>
    <style:style style:name="T333_19" style:family="text"/>
    <style:style style:name="T333_20" style:family="text"/>
    <style:style style:name="T333_21" style:family="text"/>
    <style:style style:name="T333_22" style:family="text"/>
    <style:style style:name="T333_23" style:family="text"/>
    <style:style style:name="T333_24" style:family="text"/>
    <style:style style:name="T333_25" style:family="text"/>
    <style:style style:name="T333_26" style:family="text"/>
    <style:style style:name="T333_27" style:family="text"/>
    <style:style style:name="T333_28" style:family="text"/>
    <style:style style:name="T333_29" style:family="text"/>
    <style:style style:name="T333_30" style:family="text"/>
    <style:style style:name="T333_31" style:family="text"/>
    <style:style style:name="T333_32" style:family="text"/>
    <style:style style:name="T333_33" style:family="text"/>
    <style:style style:name="T333_34" style:family="text"/>
    <style:style style:name="T333_35" style:family="text"/>
    <style:style style:name="T333_36" style:family="text"/>
    <style:style style:name="T333_37" style:family="text"/>
    <style:style style:name="T333_38" style:family="text"/>
    <style:style style:name="T333_39" style:family="text"/>
    <style:style style:name="T333_40" style:family="text"/>
    <style:style style:name="T333_41" style:family="text"/>
    <style:style style:name="T333_42" style:family="text"/>
    <style:style style:name="T333_43" style:family="text"/>
    <style:style style:name="T333_44" style:family="text"/>
    <style:style style:name="T333_45" style:family="text"/>
    <style:style style:name="T333_46" style:family="text"/>
    <style:style style:name="T333_47" style:family="text"/>
    <style:style style:name="T333_48" style:family="text"/>
    <style:style style:name="T333_49" style:family="text"/>
    <style:style style:name="T333_50" style:family="text"/>
    <style:style style:name="T333_51" style:family="text"/>
    <style:style style:name="T333_52" style:family="text"/>
    <style:style style:name="T333_53" style:family="text"/>
    <style:style style:name="T333_54" style:family="text"/>
    <style:style style:name="T333_55" style:family="text"/>
    <style:style style:name="T333_56" style:family="text"/>
    <style:style style:name="T333_57" style:family="text"/>
    <style:style style:name="T333_58" style:family="text"/>
    <style:style style:name="T333_59" style:family="text"/>
    <style:style style:name="T333_60" style:family="text"/>
    <style:style style:name="T333_61" style:family="text"/>
    <style:style style:name="T333_62" style:family="text"/>
    <style:style style:name="T333_63" style:family="text"/>
    <style:style style:name="T333_64" style:family="text"/>
    <style:style style:name="T333_65" style:family="text"/>
    <style:style style:name="T333_66" style:family="text"/>
    <style:style style:name="T333_67" style:family="text"/>
    <style:style style:name="T333_68" style:family="text"/>
    <style:style style:name="T333_69" style:family="text"/>
    <style:style style:name="T333_70" style:family="text"/>
    <style:style style:name="T333_71" style:family="text"/>
    <style:style style:name="T333_72" style:family="text"/>
    <style:style style:name="T333_73" style:family="text"/>
    <style:style style:name="T333_74" style:family="text"/>
    <style:style style:name="T333_75" style:family="text"/>
    <style:style style:name="T333_76" style:family="text"/>
    <style:style style:name="T333_77" style:family="text"/>
    <style:style style:name="T333_78" style:family="text"/>
    <style:style style:name="T333_79" style:family="text"/>
    <style:style style:name="T333_80" style:family="text"/>
    <style:style style:name="P334" style:family="paragraph" style:parent-style-name="Standard">
      <style:paragraph-properties fo:break-before="auto" fo:text-indent="0cm" fo:line-height="115%" fo:margin-left="0cm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T334_15" style:family="text"/>
    <style:style style:name="T334_16" style:family="text"/>
    <style:style style:name="T334_17" style:family="text"/>
    <style:style style:name="T334_18" style:family="text"/>
    <style:style style:name="T334_19" style:family="text"/>
    <style:style style:name="T334_20" style:family="text"/>
    <style:style style:name="T334_21" style:family="text"/>
    <style:style style:name="T334_22" style:family="text"/>
    <style:style style:name="T334_23" style:family="text"/>
    <style:style style:name="T334_24" style:family="text"/>
    <style:style style:name="T334_25" style:family="text"/>
    <style:style style:name="T334_26" style:family="text"/>
    <style:style style:name="T334_27" style:family="text"/>
    <style:style style:name="T334_28" style:family="text"/>
    <style:style style:name="T334_29" style:family="text"/>
    <style:style style:name="T334_30" style:family="text"/>
    <style:style style:name="T334_31" style:family="text"/>
    <style:style style:name="T334_32" style:family="text"/>
    <style:style style:name="T334_33" style:family="text"/>
    <style:style style:name="T334_34" style:family="text"/>
    <style:style style:name="T334_35" style:family="text"/>
    <style:style style:name="T334_36" style:family="text"/>
    <style:style style:name="T334_37" style:family="text"/>
    <style:style style:name="T334_38" style:family="text"/>
    <style:style style:name="T334_39" style:family="text"/>
    <style:style style:name="T334_40" style:family="text"/>
    <style:style style:name="T334_41" style:family="text"/>
    <style:style style:name="T334_42" style:family="text"/>
    <style:style style:name="T334_43" style:family="text"/>
    <style:style style:name="T334_44" style:family="text"/>
    <style:style style:name="T334_45" style:family="text"/>
    <style:style style:name="T334_46" style:family="text"/>
    <style:style style:name="T334_47" style:family="text"/>
    <style:style style:name="T334_48" style:family="text"/>
    <style:style style:name="T334_49" style:family="text"/>
    <style:style style:name="T334_50" style:family="text"/>
    <style:style style:name="T334_51" style:family="text"/>
    <style:style style:name="T334_52" style:family="text"/>
    <style:style style:name="T334_53" style:family="text"/>
    <style:style style:name="T334_54" style:family="text"/>
    <style:style style:name="T334_55" style:family="text"/>
    <style:style style:name="T334_56" style:family="text"/>
    <style:style style:name="T334_57" style:family="text"/>
    <style:style style:name="T334_58" style:family="text"/>
    <style:style style:name="T334_59" style:family="text"/>
    <style:style style:name="T334_60" style:family="text"/>
    <style:style style:name="T334_61" style:family="text"/>
    <style:style style:name="T334_62" style:family="text"/>
    <style:style style:name="T334_63" style:family="text"/>
    <style:style style:name="T334_64" style:family="text"/>
    <style:style style:name="T334_65" style:family="text"/>
    <style:style style:name="T334_66" style:family="text"/>
    <style:style style:name="T334_67" style:family="text"/>
    <style:style style:name="T334_68" style:family="text"/>
    <style:style style:name="T334_69" style:family="text"/>
    <style:style style:name="T334_70" style:family="text"/>
    <style:style style:name="T334_71" style:family="text"/>
    <style:style style:name="T334_72" style:family="text"/>
    <style:style style:name="T334_73" style:family="text"/>
    <style:style style:name="T334_74" style:family="text"/>
    <style:style style:name="T334_75" style:family="text"/>
    <style:style style:name="T334_76" style:family="text"/>
    <style:style style:name="T334_77" style:family="text"/>
    <style:style style:name="T334_78" style:family="text"/>
    <style:style style:name="T334_79" style:family="text"/>
    <style:style style:name="T334_80" style:family="text"/>
    <style:style style:name="T334_81" style:family="text"/>
    <style:style style:name="T334_82" style:family="text"/>
    <style:style style:name="T334_83" style:family="text"/>
    <style:style style:name="T334_84" style:family="text"/>
    <style:style style:name="T334_85" style:family="text"/>
    <style:style style:name="T334_86" style:family="text"/>
    <style:style style:name="T334_87" style:family="text"/>
    <style:style style:name="T334_88" style:family="text"/>
    <style:style style:name="T334_89" style:family="text"/>
    <style:style style:name="T334_90" style:family="text"/>
    <style:style style:name="T334_91" style:family="text"/>
    <style:style style:name="T334_92" style:family="text"/>
    <style:style style:name="T334_93" style:family="text"/>
    <style:style style:name="T334_94" style:family="text"/>
    <style:style style:name="T334_95" style:family="text"/>
    <style:style style:name="T334_96" style:family="text"/>
    <style:style style:name="T334_97" style:family="text"/>
    <style:style style:name="T334_98" style:family="text"/>
    <style:style style:name="P335" style:family="paragraph" style:parent-style-name="Standard">
      <style:paragraph-properties fo:break-before="auto" fo:text-indent="0cm" fo:line-height="115%" fo:margin-left="0cm" style:writing-mode="lr-tb"/>
    </style:style>
    <style:style style:name="P336" style:family="paragraph" style:parent-style-name="Standard">
      <style:paragraph-properties fo:break-before="auto" fo:text-indent="0cm" fo:line-height="115%" fo:margin-left="0cm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T336_12" style:family="text"/>
    <style:style style:name="T336_13" style:family="text"/>
    <style:style style:name="T336_14" style:family="text"/>
    <style:style style:name="T336_15" style:family="text"/>
    <style:style style:name="T336_16" style:family="text"/>
    <style:style style:name="T336_17" style:family="text"/>
    <style:style style:name="T336_18" style:family="text"/>
    <style:style style:name="T336_19" style:family="text"/>
    <style:style style:name="T336_20" style:family="text"/>
    <style:style style:name="T336_21" style:family="text"/>
    <style:style style:name="T336_22" style:family="text"/>
    <style:style style:name="T336_23" style:family="text"/>
    <style:style style:name="T336_24" style:family="text"/>
    <style:style style:name="T336_25" style:family="text"/>
    <style:style style:name="T336_26" style:family="text"/>
    <style:style style:name="T336_27" style:family="text"/>
    <style:style style:name="T336_28" style:family="text"/>
    <style:style style:name="T336_29" style:family="text"/>
    <style:style style:name="T336_30" style:family="text"/>
    <style:style style:name="T336_31" style:family="text"/>
    <style:style style:name="T336_32" style:family="text"/>
    <style:style style:name="T336_33" style:family="text"/>
    <style:style style:name="T336_34" style:family="text"/>
    <style:style style:name="T336_35" style:family="text"/>
    <style:style style:name="T336_36" style:family="text"/>
    <style:style style:name="T336_37" style:family="text"/>
    <style:style style:name="T336_38" style:family="text"/>
    <style:style style:name="T336_39" style:family="text"/>
    <style:style style:name="T336_40" style:family="text"/>
    <style:style style:name="T336_41" style:family="text"/>
    <style:style style:name="T336_42" style:family="text"/>
    <style:style style:name="T336_43" style:family="text"/>
    <style:style style:name="T336_44" style:family="text"/>
    <style:style style:name="T336_45" style:family="text"/>
    <style:style style:name="T336_46" style:family="text"/>
    <style:style style:name="T336_47" style:family="text"/>
    <style:style style:name="T336_48" style:family="text"/>
    <style:style style:name="T336_49" style:family="text"/>
    <style:style style:name="T336_50" style:family="text"/>
    <style:style style:name="T336_51" style:family="text"/>
    <style:style style:name="T336_52" style:family="text"/>
    <style:style style:name="T336_53" style:family="text"/>
    <style:style style:name="T336_54" style:family="text"/>
    <style:style style:name="T336_55" style:family="text"/>
    <style:style style:name="T336_56" style:family="text"/>
    <style:style style:name="T336_57" style:family="text"/>
    <style:style style:name="T336_58" style:family="text"/>
    <style:style style:name="T336_59" style:family="text"/>
    <style:style style:name="T336_60" style:family="text"/>
    <style:style style:name="T336_61" style:family="text"/>
    <style:style style:name="T336_62" style:family="text"/>
    <style:style style:name="T336_63" style:family="text"/>
    <style:style style:name="T336_64" style:family="text"/>
    <style:style style:name="T336_65" style:family="text"/>
    <style:style style:name="T336_66" style:family="text"/>
    <style:style style:name="T336_67" style:family="text"/>
    <style:style style:name="T336_68" style:family="text"/>
    <style:style style:name="T336_69" style:family="text"/>
    <style:style style:name="T336_70" style:family="text"/>
    <style:style style:name="T336_71" style:family="text"/>
    <style:style style:name="T336_72" style:family="text"/>
    <style:style style:name="T336_73" style:family="text"/>
    <style:style style:name="T336_74" style:family="text"/>
    <style:style style:name="T336_75" style:family="text"/>
    <style:style style:name="T336_76" style:family="text"/>
    <style:style style:name="T336_77" style:family="text"/>
    <style:style style:name="T336_78" style:family="text"/>
    <style:style style:name="T336_79" style:family="text"/>
    <style:style style:name="T336_80" style:family="text"/>
    <style:style style:name="T336_81" style:family="text"/>
    <style:style style:name="T336_82" style:family="text"/>
    <style:style style:name="T336_83" style:family="text"/>
    <style:style style:name="T336_84" style:family="text"/>
    <style:style style:name="P337" style:family="paragraph" style:parent-style-name="Standard">
      <style:paragraph-properties fo:break-before="auto" fo:text-indent="0cm" fo:line-height="115%" fo:margin-left="0cm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T337_9" style:family="text"/>
    <style:style style:name="T337_10" style:family="text"/>
    <style:style style:name="T337_11" style:family="text"/>
    <style:style style:name="T337_12" style:family="text"/>
    <style:style style:name="T337_13" style:family="text"/>
    <style:style style:name="T337_14" style:family="text"/>
    <style:style style:name="T337_15" style:family="text"/>
    <style:style style:name="T337_16" style:family="text"/>
    <style:style style:name="T337_17" style:family="text"/>
    <style:style style:name="T337_18" style:family="text"/>
    <style:style style:name="T337_19" style:family="text"/>
    <style:style style:name="T337_20" style:family="text"/>
    <style:style style:name="T337_21" style:family="text"/>
    <style:style style:name="T337_22" style:family="text"/>
    <style:style style:name="T337_23" style:family="text"/>
    <style:style style:name="T337_24" style:family="text"/>
    <style:style style:name="T337_25" style:family="text"/>
    <style:style style:name="T337_26" style:family="text"/>
    <style:style style:name="T337_27" style:family="text"/>
    <style:style style:name="T337_28" style:family="text"/>
    <style:style style:name="T337_29" style:family="text"/>
    <style:style style:name="T337_30" style:family="text"/>
    <style:style style:name="T337_31" style:family="text"/>
    <style:style style:name="T337_32" style:family="text"/>
    <style:style style:name="T337_33" style:family="text"/>
    <style:style style:name="T337_34" style:family="text"/>
    <style:style style:name="T337_35" style:family="text"/>
    <style:style style:name="T337_36" style:family="text"/>
    <style:style style:name="T337_37" style:family="text"/>
    <style:style style:name="T337_38" style:family="text"/>
    <style:style style:name="T337_39" style:family="text"/>
    <style:style style:name="T337_40" style:family="text"/>
    <style:style style:name="T337_41" style:family="text"/>
    <style:style style:name="T337_42" style:family="text"/>
    <style:style style:name="T337_43" style:family="text"/>
    <style:style style:name="T337_44" style:family="text"/>
    <style:style style:name="T337_45" style:family="text"/>
    <style:style style:name="T337_46" style:family="text"/>
    <style:style style:name="T337_47" style:family="text"/>
    <style:style style:name="T337_48" style:family="text"/>
    <style:style style:name="T337_49" style:family="text"/>
    <style:style style:name="T337_50" style:family="text"/>
    <style:style style:name="T337_51" style:family="text"/>
    <style:style style:name="T337_52" style:family="text"/>
    <style:style style:name="T337_53" style:family="text"/>
    <style:style style:name="T337_54" style:family="text"/>
    <style:style style:name="T337_55" style:family="text"/>
    <style:style style:name="T337_56" style:family="text"/>
    <style:style style:name="T337_57" style:family="text"/>
    <style:style style:name="T337_58" style:family="text"/>
    <style:style style:name="T337_59" style:family="text"/>
    <style:style style:name="T337_60" style:family="text"/>
    <style:style style:name="T337_61" style:family="text"/>
    <style:style style:name="T337_62" style:family="text"/>
    <style:style style:name="T337_63" style:family="text"/>
    <style:style style:name="T337_64" style:family="text"/>
    <style:style style:name="T337_65" style:family="text"/>
    <style:style style:name="T337_66" style:family="text"/>
    <style:style style:name="T337_67" style:family="text"/>
    <style:style style:name="T337_68" style:family="text"/>
    <style:style style:name="P338" style:family="paragraph" style:parent-style-name="Standard">
      <style:paragraph-properties fo:break-before="auto" fo:text-indent="0cm" fo:line-height="115%" fo:margin-left="0cm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T338_10" style:family="text"/>
    <style:style style:name="P339" style:family="paragraph" style:parent-style-name="Standard">
      <style:paragraph-properties fo:break-before="auto" fo:text-indent="1.27cm" fo:line-height="115%" fo:margin-left="0cm" style:writing-mode="lr-tb"/>
    </style:style>
    <style:style style:name="T339_1" style:family="text"/>
    <style:style style:name="T339_2" style:family="text"/>
    <style:style style:name="P340" style:family="paragraph" style:parent-style-name="Standard">
      <style:paragraph-properties fo:break-before="auto" fo:text-indent="1.27cm" fo:line-height="115%" fo:margin-left="0cm" style:writing-mode="lr-tb"/>
    </style:style>
    <style:style style:name="T340_1" style:family="text"/>
    <style:style style:name="T340_2" style:family="text"/>
    <style:style style:name="P341" style:family="paragraph" style:parent-style-name="Standard">
      <style:paragraph-properties fo:break-before="auto" fo:text-indent="1.27cm" fo:line-height="115%" fo:margin-left="0cm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P342" style:family="paragraph" style:parent-style-name="Standard">
      <style:paragraph-properties fo:break-before="auto" fo:text-indent="1.27cm" fo:line-height="115%" fo:margin-left="0cm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P343" style:family="paragraph" style:parent-style-name="Standard">
      <style:paragraph-properties fo:break-before="auto" fo:text-indent="1.27cm" fo:line-height="115%" fo:margin-left="0cm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P344" style:family="paragraph" style:parent-style-name="Standard">
      <style:paragraph-properties fo:break-before="auto" fo:text-indent="0cm" fo:line-height="115%" fo:margin-left="0cm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T344_9" style:family="text"/>
    <style:style style:name="T344_10" style:family="text"/>
    <style:style style:name="T344_11" style:family="text"/>
    <style:style style:name="T344_12" style:family="text"/>
    <style:style style:name="T344_13" style:family="text"/>
    <style:style style:name="T344_14" style:family="text"/>
    <style:style style:name="T344_15" style:family="text"/>
    <style:style style:name="T344_16" style:family="text"/>
    <style:style style:name="T344_17" style:family="text"/>
    <style:style style:name="T344_18" style:family="text"/>
    <style:style style:name="T344_19" style:family="text"/>
    <style:style style:name="T344_20" style:family="text"/>
    <style:style style:name="T344_21" style:family="text"/>
    <style:style style:name="T344_22" style:family="text"/>
    <style:style style:name="T344_23" style:family="text"/>
    <style:style style:name="T344_24" style:family="text"/>
    <style:style style:name="T344_25" style:family="text"/>
    <style:style style:name="T344_26" style:family="text"/>
    <style:style style:name="T344_27" style:family="text"/>
    <style:style style:name="T344_28" style:family="text"/>
    <style:style style:name="T344_29" style:family="text"/>
    <style:style style:name="T344_30" style:family="text"/>
    <style:style style:name="P345" style:family="paragraph" style:parent-style-name="Standard">
      <style:paragraph-properties fo:break-before="auto" fo:text-indent="0cm" fo:line-height="115%" fo:margin-left="0cm" style:writing-mode="lr-tb"/>
    </style:style>
    <style:style style:name="P346" style:family="paragraph" style:parent-style-name="Standard">
      <style:paragraph-properties fo:break-before="auto" fo:text-indent="0cm" fo:line-height="115%" fo:margin-left="0cm" style:writing-mode="lr-tb"/>
    </style:style>
    <style:style style:name="T346_1" style:family="text">
      <style:text-properties style:text-underline-style="solid" style:text-underline-color="font-color"/>
    </style:style>
    <style:style style:name="T346_2" style:family="text">
      <style:text-properties style:text-underline-style="solid" style:text-underline-color="font-color"/>
    </style:style>
    <style:style style:name="T346_3" style:family="text">
      <style:text-properties style:text-underline-style="solid" style:text-underline-color="font-color"/>
    </style:style>
    <style:style style:name="T346_4" style:family="text">
      <style:text-properties style:text-underline-style="solid" style:text-underline-color="font-color"/>
    </style:style>
    <style:style style:name="T346_5" style:family="text">
      <style:text-properties style:text-underline-style="solid" style:text-underline-color="font-color"/>
    </style:style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T346_14" style:family="text"/>
    <style:style style:name="T346_15" style:family="text"/>
    <style:style style:name="T346_16" style:family="text"/>
    <style:style style:name="T346_17" style:family="text"/>
    <style:style style:name="T346_18" style:family="text"/>
    <style:style style:name="T346_19" style:family="text"/>
    <style:style style:name="T346_20" style:family="text"/>
    <style:style style:name="T346_21" style:family="text"/>
    <style:style style:name="T346_22" style:family="text"/>
    <style:style style:name="T346_23" style:family="text"/>
    <style:style style:name="T346_24" style:family="text"/>
    <style:style style:name="T346_25" style:family="text"/>
    <style:style style:name="T346_26" style:family="text"/>
    <style:style style:name="T346_27" style:family="text"/>
    <style:style style:name="T346_28" style:family="text"/>
    <style:style style:name="T346_29" style:family="text"/>
    <style:style style:name="T346_30" style:family="text"/>
    <style:style style:name="T346_31" style:family="text"/>
    <style:style style:name="T346_32" style:family="text"/>
    <style:style style:name="T346_33" style:family="text"/>
    <style:style style:name="T346_34" style:family="text"/>
    <style:style style:name="T346_35" style:family="text"/>
    <style:style style:name="T346_36" style:family="text"/>
    <style:style style:name="T346_37" style:family="text"/>
    <style:style style:name="T346_38" style:family="text"/>
    <style:style style:name="T346_39" style:family="text"/>
    <style:style style:name="T346_40" style:family="text"/>
    <style:style style:name="T346_41" style:family="text"/>
    <style:style style:name="T346_42" style:family="text"/>
    <style:style style:name="T346_43" style:family="text"/>
    <style:style style:name="T346_44" style:family="text"/>
    <style:style style:name="T346_45" style:family="text"/>
    <style:style style:name="T346_46" style:family="text"/>
    <style:style style:name="T346_47" style:family="text"/>
    <style:style style:name="T346_48" style:family="text"/>
    <style:style style:name="T346_49" style:family="text"/>
    <style:style style:name="T346_50" style:family="text"/>
    <style:style style:name="T346_51" style:family="text"/>
    <style:style style:name="T346_52" style:family="text"/>
    <style:style style:name="T346_53" style:family="text"/>
    <style:style style:name="T346_54" style:family="text"/>
    <style:style style:name="T346_55" style:family="text"/>
    <style:style style:name="T346_56" style:family="text"/>
    <style:style style:name="T346_57" style:family="text"/>
    <style:style style:name="T346_58" style:family="text"/>
    <style:style style:name="T346_59" style:family="text"/>
    <style:style style:name="T346_60" style:family="text"/>
    <style:style style:name="T346_61" style:family="text"/>
    <style:style style:name="T346_62" style:family="text"/>
    <style:style style:name="T346_63" style:family="text"/>
    <style:style style:name="T346_64" style:family="text"/>
    <style:style style:name="T346_65" style:family="text"/>
    <style:style style:name="T346_66" style:family="text"/>
    <style:style style:name="T346_67" style:family="text"/>
    <style:style style:name="T346_68" style:family="text"/>
    <style:style style:name="T346_69" style:family="text"/>
    <style:style style:name="T346_70" style:family="text"/>
    <style:style style:name="T346_71" style:family="text"/>
    <style:style style:name="T346_72" style:family="text"/>
    <style:style style:name="T346_73" style:family="text"/>
    <style:style style:name="T346_74" style:family="text"/>
    <style:style style:name="T346_75" style:family="text"/>
    <style:style style:name="T346_76" style:family="text"/>
    <style:style style:name="T346_77" style:family="text"/>
    <style:style style:name="T346_78" style:family="text"/>
    <style:style style:name="T346_79" style:family="text"/>
    <style:style style:name="T346_80" style:family="text"/>
    <style:style style:name="T346_81" style:family="text"/>
    <style:style style:name="T346_82" style:family="text"/>
    <style:style style:name="T346_83" style:family="text"/>
    <style:style style:name="T346_84" style:family="text"/>
    <style:style style:name="T346_85" style:family="text"/>
    <style:style style:name="T346_86" style:family="text"/>
    <style:style style:name="T346_87" style:family="text"/>
    <style:style style:name="T346_88" style:family="text"/>
    <style:style style:name="T346_89" style:family="text"/>
    <style:style style:name="T346_90" style:family="text"/>
    <style:style style:name="T346_91" style:family="text"/>
    <style:style style:name="T346_92" style:family="text"/>
    <style:style style:name="T346_93" style:family="text"/>
    <style:style style:name="T346_94" style:family="text"/>
    <style:style style:name="T346_95" style:family="text"/>
    <style:style style:name="T346_96" style:family="text"/>
    <style:style style:name="T346_97" style:family="text"/>
    <style:style style:name="T346_98" style:family="text"/>
    <style:style style:name="T346_99" style:family="text"/>
    <style:style style:name="T346_100" style:family="text"/>
    <style:style style:name="T346_101" style:family="text"/>
    <style:style style:name="T346_102" style:family="text"/>
    <style:style style:name="T346_103" style:family="text"/>
    <style:style style:name="T346_104" style:family="text"/>
    <style:style style:name="T346_105" style:family="text"/>
    <style:style style:name="T346_106" style:family="text"/>
    <style:style style:name="T346_107" style:family="text"/>
    <style:style style:name="T346_108" style:family="text"/>
    <style:style style:name="T346_109" style:family="text"/>
    <style:style style:name="T346_110" style:family="text"/>
    <style:style style:name="T346_111" style:family="text"/>
    <style:style style:name="T346_112" style:family="text"/>
    <style:style style:name="T346_113" style:family="text"/>
    <style:style style:name="T346_114" style:family="text"/>
    <style:style style:name="T346_115" style:family="text"/>
    <style:style style:name="T346_116" style:family="text"/>
    <style:style style:name="T346_117" style:family="text"/>
    <style:style style:name="T346_118" style:family="text"/>
    <style:style style:name="T346_119" style:family="text"/>
    <style:style style:name="T346_120" style:family="text"/>
    <style:style style:name="P347" style:family="paragraph" style:parent-style-name="Standard">
      <style:paragraph-properties fo:break-before="auto" fo:text-indent="0cm" fo:line-height="115%" fo:margin-left="0cm" style:writing-mode="lr-tb"/>
    </style:style>
    <style:style style:name="P348" style:family="paragraph" style:parent-style-name="Standard">
      <style:paragraph-properties fo:break-before="auto" fo:text-indent="0cm" fo:line-height="115%" fo:margin-left="0cm" style:writing-mode="lr-tb"/>
    </style:style>
    <style:style style:name="T348_1" style:family="text">
      <style:text-properties style:text-underline-style="solid" style:text-underline-color="font-color"/>
    </style:style>
    <style:style style:name="T348_2" style:family="text">
      <style:text-properties style:text-underline-style="solid" style:text-underline-color="font-color"/>
    </style:style>
    <style:style style:name="T348_3" style:family="text">
      <style:text-properties style:text-underline-style="solid" style:text-underline-color="font-color"/>
    </style:style>
    <style:style style:name="T348_4" style:family="text">
      <style:text-properties style:text-underline-style="solid" style:text-underline-color="font-color"/>
    </style:style>
    <style:style style:name="T348_5" style:family="text">
      <style:text-properties style:text-underline-style="solid" style:text-underline-color="font-color"/>
    </style:style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T348_15" style:family="text"/>
    <style:style style:name="T348_16" style:family="text"/>
    <style:style style:name="T348_17" style:family="text"/>
    <style:style style:name="T348_18" style:family="text"/>
    <style:style style:name="T348_19" style:family="text"/>
    <style:style style:name="T348_20" style:family="text"/>
    <style:style style:name="T348_21" style:family="text"/>
    <style:style style:name="T348_22" style:family="text"/>
    <style:style style:name="T348_23" style:family="text"/>
    <style:style style:name="T348_24" style:family="text"/>
    <style:style style:name="T348_25" style:family="text"/>
    <style:style style:name="T348_26" style:family="text"/>
    <style:style style:name="T348_27" style:family="text"/>
    <style:style style:name="T348_28" style:family="text"/>
    <style:style style:name="T348_29" style:family="text"/>
    <style:style style:name="T348_30" style:family="text"/>
    <style:style style:name="T348_31" style:family="text"/>
    <style:style style:name="T348_32" style:family="text"/>
    <style:style style:name="T348_33" style:family="text"/>
    <style:style style:name="T348_34" style:family="text"/>
    <style:style style:name="T348_35" style:family="text"/>
    <style:style style:name="T348_36" style:family="text"/>
    <style:style style:name="T348_37" style:family="text"/>
    <style:style style:name="T348_38" style:family="text"/>
    <style:style style:name="T348_39" style:family="text"/>
    <style:style style:name="T348_40" style:family="text"/>
    <style:style style:name="T348_41" style:family="text"/>
    <style:style style:name="T348_42" style:family="text"/>
    <style:style style:name="T348_43" style:family="text"/>
    <style:style style:name="T348_44" style:family="text"/>
    <style:style style:name="T348_45" style:family="text"/>
    <style:style style:name="T348_46" style:family="text"/>
    <style:style style:name="T348_47" style:family="text"/>
    <style:style style:name="T348_48" style:family="text"/>
    <style:style style:name="T348_49" style:family="text"/>
    <style:style style:name="T348_50" style:family="text"/>
    <style:style style:name="T348_51" style:family="text"/>
    <style:style style:name="T348_52" style:family="text"/>
    <style:style style:name="T348_53" style:family="text"/>
    <style:style style:name="T348_54" style:family="text"/>
    <style:style style:name="T348_55" style:family="text"/>
    <style:style style:name="T348_56" style:family="text"/>
    <style:style style:name="T348_57" style:family="text"/>
    <style:style style:name="T348_58" style:family="text"/>
    <style:style style:name="T348_59" style:family="text"/>
    <style:style style:name="T348_60" style:family="text"/>
    <style:style style:name="T348_61" style:family="text"/>
    <style:style style:name="T348_62" style:family="text"/>
    <style:style style:name="T348_63" style:family="text"/>
    <style:style style:name="T348_64" style:family="text"/>
    <style:style style:name="T348_65" style:family="text"/>
    <style:style style:name="T348_66" style:family="text"/>
    <style:style style:name="T348_67" style:family="text"/>
    <style:style style:name="T348_68" style:family="text"/>
    <style:style style:name="T348_69" style:family="text"/>
    <style:style style:name="T348_70" style:family="text"/>
    <style:style style:name="T348_71" style:family="text"/>
    <style:style style:name="T348_72" style:family="text"/>
    <style:style style:name="T348_73" style:family="text"/>
    <style:style style:name="T348_74" style:family="text"/>
    <style:style style:name="T348_75" style:family="text"/>
    <style:style style:name="T348_76" style:family="text"/>
    <style:style style:name="T348_77" style:family="text"/>
    <style:style style:name="T348_78" style:family="text"/>
    <style:style style:name="T348_79" style:family="text"/>
    <style:style style:name="T348_80" style:family="text"/>
    <style:style style:name="T348_81" style:family="text"/>
    <style:style style:name="T348_82" style:family="text"/>
    <style:style style:name="T348_83" style:family="text"/>
    <style:style style:name="T348_84" style:family="text"/>
    <style:style style:name="T348_85" style:family="text"/>
    <style:style style:name="T348_86" style:family="text"/>
    <style:style style:name="T348_87" style:family="text"/>
    <style:style style:name="T348_88" style:family="text"/>
    <style:style style:name="T348_89" style:family="text"/>
    <style:style style:name="T348_90" style:family="text"/>
    <style:style style:name="T348_91" style:family="text"/>
    <style:style style:name="T348_92" style:family="text"/>
    <style:style style:name="T348_93" style:family="text"/>
    <style:style style:name="T348_94" style:family="text"/>
    <style:style style:name="T348_95" style:family="text"/>
    <style:style style:name="T348_96" style:family="text"/>
    <style:style style:name="T348_97" style:family="text"/>
    <style:style style:name="T348_98" style:family="text"/>
    <style:style style:name="T348_99" style:family="text"/>
    <style:style style:name="T348_100" style:family="text"/>
    <style:style style:name="P349" style:family="paragraph" style:parent-style-name="Standard">
      <style:paragraph-properties fo:break-before="auto" fo:text-indent="0cm" fo:line-height="115%" fo:margin-left="0cm" style:writing-mode="lr-tb"/>
    </style:style>
    <style:style style:name="P350" style:family="paragraph" style:parent-style-name="Standard">
      <style:paragraph-properties fo:break-before="auto" fo:text-indent="0cm" fo:line-height="115%" fo:margin-left="0cm" style:writing-mode="lr-tb"/>
    </style:style>
    <style:style style:name="T350_1" style:family="text">
      <style:text-properties style:text-underline-style="solid" style:text-underline-color="font-color"/>
    </style:style>
    <style:style style:name="T350_2" style:family="text">
      <style:text-properties style:text-underline-style="solid" style:text-underline-color="font-color"/>
    </style:style>
    <style:style style:name="T350_3" style:family="text">
      <style:text-properties style:text-underline-style="solid" style:text-underline-color="font-color"/>
    </style:style>
    <style:style style:name="T350_4" style:family="text">
      <style:text-properties style:text-underline-style="solid" style:text-underline-color="font-color"/>
    </style:style>
    <style:style style:name="T350_5" style:family="text">
      <style:text-properties style:text-underline-style="solid" style:text-underline-color="font-color"/>
    </style:style>
    <style:style style:name="T350_6" style:family="text"/>
    <style:style style:name="T350_7" style:family="text"/>
    <style:style style:name="T350_8" style:family="text"/>
    <style:style style:name="T350_9" style:family="text"/>
    <style:style style:name="T350_10" style:family="text"/>
    <style:style style:name="T350_11" style:family="text"/>
    <style:style style:name="T350_12" style:family="text"/>
    <style:style style:name="T350_13" style:family="text"/>
    <style:style style:name="T350_14" style:family="text"/>
    <style:style style:name="T350_15" style:family="text"/>
    <style:style style:name="T350_16" style:family="text"/>
    <style:style style:name="T350_17" style:family="text"/>
    <style:style style:name="T350_18" style:family="text"/>
    <style:style style:name="T350_19" style:family="text"/>
    <style:style style:name="T350_20" style:family="text"/>
    <style:style style:name="T350_21" style:family="text"/>
    <style:style style:name="T350_22" style:family="text"/>
    <style:style style:name="T350_23" style:family="text"/>
    <style:style style:name="T350_24" style:family="text"/>
    <style:style style:name="T350_25" style:family="text"/>
    <style:style style:name="T350_26" style:family="text"/>
    <style:style style:name="T350_27" style:family="text"/>
    <style:style style:name="T350_28" style:family="text"/>
    <style:style style:name="T350_29" style:family="text"/>
    <style:style style:name="T350_30" style:family="text"/>
    <style:style style:name="T350_31" style:family="text"/>
    <style:style style:name="T350_32" style:family="text"/>
    <style:style style:name="T350_33" style:family="text"/>
    <style:style style:name="T350_34" style:family="text"/>
    <style:style style:name="T350_35" style:family="text"/>
    <style:style style:name="T350_36" style:family="text"/>
    <style:style style:name="T350_37" style:family="text"/>
    <style:style style:name="T350_38" style:family="text"/>
    <style:style style:name="T350_39" style:family="text"/>
    <style:style style:name="T350_40" style:family="text"/>
    <style:style style:name="T350_41" style:family="text"/>
    <style:style style:name="T350_42" style:family="text"/>
    <style:style style:name="T350_43" style:family="text"/>
    <style:style style:name="T350_44" style:family="text"/>
    <style:style style:name="T350_45" style:family="text"/>
    <style:style style:name="T350_46" style:family="text"/>
    <style:style style:name="T350_47" style:family="text"/>
    <style:style style:name="T350_48" style:family="text"/>
    <style:style style:name="T350_49" style:family="text"/>
    <style:style style:name="T350_50" style:family="text"/>
    <style:style style:name="T350_51" style:family="text"/>
    <style:style style:name="T350_52" style:family="text"/>
    <style:style style:name="T350_53" style:family="text"/>
    <style:style style:name="T350_54" style:family="text"/>
    <style:style style:name="T350_55" style:family="text"/>
    <style:style style:name="T350_56" style:family="text"/>
    <style:style style:name="P351" style:family="paragraph" style:parent-style-name="Standard">
      <style:paragraph-properties fo:break-before="auto" fo:text-indent="0cm" fo:line-height="115%" fo:margin-left="0cm" style:writing-mode="lr-tb"/>
    </style:style>
    <style:style style:name="P352" style:family="paragraph" style:parent-style-name="Standard">
      <style:paragraph-properties fo:break-before="auto" fo:text-indent="0cm" fo:line-height="115%" fo:margin-left="0cm" style:writing-mode="lr-tb"/>
    </style:style>
    <style:style style:name="T352_1" style:family="text">
      <style:text-properties style:text-underline-style="solid" style:text-underline-color="font-color"/>
    </style:style>
    <style:style style:name="T352_2" style:family="text">
      <style:text-properties style:text-underline-style="solid" style:text-underline-color="font-color"/>
    </style:style>
    <style:style style:name="T352_3" style:family="text">
      <style:text-properties style:text-underline-style="solid" style:text-underline-color="font-color"/>
    </style:style>
    <style:style style:name="T352_4" style:family="text">
      <style:text-properties style:text-underline-style="solid" style:text-underline-color="font-color"/>
    </style:style>
    <style:style style:name="T352_5" style:family="text">
      <style:text-properties style:text-underline-style="solid" style:text-underline-color="font-color"/>
    </style:style>
    <style:style style:name="T352_6" style:family="text"/>
    <style:style style:name="T352_7" style:family="text"/>
    <style:style style:name="T352_8" style:family="text"/>
    <style:style style:name="T352_9" style:family="text"/>
    <style:style style:name="T352_10" style:family="text"/>
    <style:style style:name="T352_11" style:family="text"/>
    <style:style style:name="T352_12" style:family="text"/>
    <style:style style:name="T352_13" style:family="text"/>
    <style:style style:name="T352_14" style:family="text"/>
    <style:style style:name="T352_15" style:family="text"/>
    <style:style style:name="T352_16" style:family="text"/>
    <style:style style:name="T352_17" style:family="text"/>
    <style:style style:name="T352_18" style:family="text"/>
    <style:style style:name="T352_19" style:family="text"/>
    <style:style style:name="T352_20" style:family="text"/>
    <style:style style:name="T352_21" style:family="text"/>
    <style:style style:name="T352_22" style:family="text"/>
    <style:style style:name="T352_23" style:family="text"/>
    <style:style style:name="T352_24" style:family="text"/>
    <style:style style:name="T352_25" style:family="text"/>
    <style:style style:name="T352_26" style:family="text"/>
    <style:style style:name="T352_27" style:family="text"/>
    <style:style style:name="T352_28" style:family="text"/>
    <style:style style:name="T352_29" style:family="text"/>
    <style:style style:name="T352_30" style:family="text"/>
    <style:style style:name="T352_31" style:family="text"/>
    <style:style style:name="T352_32" style:family="text"/>
    <style:style style:name="T352_33" style:family="text"/>
    <style:style style:name="T352_34" style:family="text"/>
    <style:style style:name="T352_35" style:family="text"/>
    <style:style style:name="T352_36" style:family="text"/>
    <style:style style:name="T352_37" style:family="text"/>
    <style:style style:name="T352_38" style:family="text"/>
    <style:style style:name="T352_39" style:family="text"/>
    <style:style style:name="T352_40" style:family="text"/>
    <style:style style:name="T352_41" style:family="text"/>
    <style:style style:name="T352_42" style:family="text"/>
    <style:style style:name="T352_43" style:family="text"/>
    <style:style style:name="T352_44" style:family="text"/>
    <style:style style:name="T352_45" style:family="text"/>
    <style:style style:name="T352_46" style:family="text"/>
    <style:style style:name="T352_47" style:family="text"/>
    <style:style style:name="T352_48" style:family="text"/>
    <style:style style:name="T352_49" style:family="text"/>
    <style:style style:name="T352_50" style:family="text"/>
    <style:style style:name="T352_51" style:family="text"/>
    <style:style style:name="T352_52" style:family="text"/>
    <style:style style:name="T352_53" style:family="text"/>
    <style:style style:name="T352_54" style:family="text"/>
    <style:style style:name="T352_55" style:family="text"/>
    <style:style style:name="T352_56" style:family="text"/>
    <style:style style:name="T352_57" style:family="text"/>
    <style:style style:name="T352_58" style:family="text"/>
    <style:style style:name="T352_59" style:family="text"/>
    <style:style style:name="T352_60" style:family="text"/>
    <style:style style:name="T352_61" style:family="text"/>
    <style:style style:name="T352_62" style:family="text"/>
    <style:style style:name="T352_63" style:family="text"/>
    <style:style style:name="T352_64" style:family="text"/>
    <style:style style:name="T352_65" style:family="text"/>
    <style:style style:name="T352_66" style:family="text"/>
    <style:style style:name="T352_67" style:family="text"/>
    <style:style style:name="T352_68" style:family="text"/>
    <style:style style:name="T352_69" style:family="text"/>
    <style:style style:name="T352_70" style:family="text"/>
    <style:style style:name="T352_71" style:family="text"/>
    <style:style style:name="T352_72" style:family="text"/>
    <style:style style:name="T352_73" style:family="text"/>
    <style:style style:name="T352_74" style:family="text"/>
    <style:style style:name="T352_75" style:family="text"/>
    <style:style style:name="T352_76" style:family="text"/>
    <style:style style:name="T352_77" style:family="text"/>
    <style:style style:name="T352_78" style:family="text"/>
    <style:style style:name="T352_79" style:family="text"/>
    <style:style style:name="T352_80" style:family="text"/>
    <style:style style:name="T352_81" style:family="text"/>
    <style:style style:name="T352_82" style:family="text"/>
    <style:style style:name="T352_83" style:family="text"/>
    <style:style style:name="T352_84" style:family="text"/>
    <style:style style:name="T352_85" style:family="text"/>
    <style:style style:name="T352_86" style:family="text"/>
    <style:style style:name="T352_87" style:family="text"/>
    <style:style style:name="T352_88" style:family="text"/>
    <style:style style:name="T352_89" style:family="text"/>
    <style:style style:name="T352_90" style:family="text"/>
    <style:style style:name="T352_91" style:family="text"/>
    <style:style style:name="T352_92" style:family="text"/>
    <style:style style:name="T352_93" style:family="text"/>
    <style:style style:name="T352_94" style:family="text"/>
    <style:style style:name="T352_95" style:family="text"/>
    <style:style style:name="T352_96" style:family="text"/>
    <style:style style:name="T352_97" style:family="text"/>
    <style:style style:name="T352_98" style:family="text"/>
    <style:style style:name="T352_99" style:family="text"/>
    <style:style style:name="T352_100" style:family="text"/>
    <style:style style:name="T352_101" style:family="text"/>
    <style:style style:name="T352_102" style:family="text"/>
    <style:style style:name="T352_103" style:family="text"/>
    <style:style style:name="T352_104" style:family="text"/>
    <style:style style:name="T352_105" style:family="text"/>
    <style:style style:name="T352_106" style:family="text"/>
    <style:style style:name="T352_107" style:family="text"/>
    <style:style style:name="T352_108" style:family="text"/>
    <style:style style:name="T352_109" style:family="text"/>
    <style:style style:name="T352_110" style:family="text"/>
    <style:style style:name="T352_111" style:family="text"/>
    <style:style style:name="T352_112" style:family="text"/>
    <style:style style:name="T352_113" style:family="text"/>
    <style:style style:name="T352_114" style:family="text"/>
    <style:style style:name="T352_115" style:family="text"/>
    <style:style style:name="T352_116" style:family="text"/>
    <style:style style:name="T352_117" style:family="text"/>
    <style:style style:name="T352_118" style:family="text"/>
    <style:style style:name="T352_119" style:family="text"/>
    <style:style style:name="T352_120" style:family="text"/>
    <style:style style:name="T352_121" style:family="text"/>
    <style:style style:name="T352_122" style:family="text"/>
    <style:style style:name="T352_123" style:family="text"/>
    <style:style style:name="T352_124" style:family="text"/>
    <style:style style:name="T352_125" style:family="text"/>
    <style:style style:name="T352_126" style:family="text"/>
    <style:style style:name="T352_127" style:family="text"/>
    <style:style style:name="T352_128" style:family="text"/>
    <style:style style:name="T352_129" style:family="text"/>
    <style:style style:name="T352_130" style:family="text"/>
    <style:style style:name="T352_131" style:family="text"/>
    <style:style style:name="T352_132" style:family="text"/>
    <style:style style:name="T352_133" style:family="text"/>
    <style:style style:name="T352_134" style:family="text"/>
    <style:style style:name="T352_135" style:family="text"/>
    <style:style style:name="T352_136" style:family="text"/>
    <style:style style:name="T352_137" style:family="text"/>
    <style:style style:name="T352_138" style:family="text"/>
    <style:style style:name="T352_139" style:family="text"/>
    <style:style style:name="T352_140" style:family="text"/>
    <style:style style:name="T352_141" style:family="text"/>
    <style:style style:name="T352_142" style:family="text"/>
    <style:style style:name="T352_143" style:family="text"/>
    <style:style style:name="T352_144" style:family="text"/>
    <style:style style:name="T352_145" style:family="text"/>
    <style:style style:name="T352_146" style:family="text"/>
    <style:style style:name="T352_147" style:family="text"/>
    <style:style style:name="T352_148" style:family="text"/>
    <style:style style:name="T352_149" style:family="text"/>
    <style:style style:name="T352_150" style:family="text"/>
    <style:style style:name="T352_151" style:family="text"/>
    <style:style style:name="T352_152" style:family="text"/>
    <style:style style:name="T352_153" style:family="text"/>
    <style:style style:name="T352_154" style:family="text"/>
    <style:style style:name="T352_155" style:family="text"/>
    <style:style style:name="T352_156" style:family="text"/>
    <style:style style:name="T352_157" style:family="text"/>
    <style:style style:name="T352_158" style:family="text"/>
    <style:style style:name="T352_159" style:family="text"/>
    <style:style style:name="T352_160" style:family="text"/>
    <style:style style:name="T352_161" style:family="text"/>
    <style:style style:name="T352_162" style:family="text"/>
    <style:style style:name="T352_163" style:family="text"/>
    <style:style style:name="T352_164" style:family="text"/>
    <style:style style:name="T352_165" style:family="text"/>
    <style:style style:name="T352_166" style:family="text"/>
    <style:style style:name="T352_167" style:family="text"/>
    <style:style style:name="T352_168" style:family="text"/>
    <style:style style:name="T352_169" style:family="text"/>
    <style:style style:name="T352_170" style:family="text"/>
    <style:style style:name="T352_171" style:family="text"/>
    <style:style style:name="T352_172" style:family="text"/>
    <style:style style:name="T352_173" style:family="text"/>
    <style:style style:name="T352_174" style:family="text"/>
    <style:style style:name="T352_175" style:family="text"/>
    <style:style style:name="T352_176" style:family="text"/>
    <style:style style:name="T352_177" style:family="text"/>
    <style:style style:name="T352_178" style:family="text"/>
    <style:style style:name="T352_179" style:family="text"/>
    <style:style style:name="T352_180" style:family="text"/>
    <style:style style:name="T352_181" style:family="text"/>
    <style:style style:name="T352_182" style:family="text"/>
    <style:style style:name="T352_183" style:family="text"/>
    <style:style style:name="T352_184" style:family="text"/>
    <style:style style:name="T352_185" style:family="text"/>
    <style:style style:name="T352_186" style:family="text"/>
    <style:style style:name="T352_187" style:family="text"/>
    <style:style style:name="T352_188" style:family="text"/>
    <style:style style:name="T352_189" style:family="text"/>
    <style:style style:name="T352_190" style:family="text"/>
    <style:style style:name="T352_191" style:family="text"/>
    <style:style style:name="T352_192" style:family="text"/>
    <style:style style:name="T352_193" style:family="text"/>
    <style:style style:name="T352_194" style:family="text"/>
    <style:style style:name="T352_195" style:family="text"/>
    <style:style style:name="T352_196" style:family="text"/>
    <style:style style:name="T352_197" style:family="text"/>
    <style:style style:name="T352_198" style:family="text"/>
    <style:style style:name="T352_199" style:family="text"/>
    <style:style style:name="T352_200" style:family="text"/>
    <style:style style:name="T352_201" style:family="text"/>
    <style:style style:name="T352_202" style:family="text"/>
    <style:style style:name="T352_203" style:family="text"/>
    <style:style style:name="T352_204" style:family="text"/>
    <style:style style:name="T352_205" style:family="text"/>
    <style:style style:name="T352_206" style:family="text"/>
    <style:style style:name="T352_207" style:family="text"/>
    <style:style style:name="T352_208" style:family="text"/>
    <style:style style:name="T352_209" style:family="text"/>
    <style:style style:name="T352_210" style:family="text"/>
    <style:style style:name="T352_211" style:family="text"/>
    <style:style style:name="T352_212" style:family="text"/>
    <style:style style:name="T352_213" style:family="text"/>
    <style:style style:name="T352_214" style:family="text"/>
    <style:style style:name="T352_215" style:family="text"/>
    <style:style style:name="P353" style:family="paragraph" style:parent-style-name="Standard">
      <style:paragraph-properties fo:break-before="auto" fo:text-indent="0cm" fo:line-height="115%" fo:margin-left="0cm" style:writing-mode="lr-tb"/>
    </style:style>
    <style:style style:name="P354" style:family="paragraph" style:parent-style-name="Standard">
      <style:paragraph-properties fo:break-before="auto" fo:text-indent="0cm" fo:line-height="115%" fo:margin-left="0cm" style:writing-mode="lr-tb"/>
    </style:style>
    <style:style style:name="T354_1" style:family="text">
      <style:text-properties style:text-underline-style="solid" style:text-underline-color="font-color"/>
    </style:style>
    <style:style style:name="T354_2" style:family="text">
      <style:text-properties style:text-underline-style="solid" style:text-underline-color="font-color"/>
    </style:style>
    <style:style style:name="T354_3" style:family="text">
      <style:text-properties style:text-underline-style="solid" style:text-underline-color="font-color"/>
    </style:style>
    <style:style style:name="T354_4" style:family="text">
      <style:text-properties style:text-underline-style="solid" style:text-underline-color="font-color"/>
    </style:style>
    <style:style style:name="T354_5" style:family="text">
      <style:text-properties style:text-underline-style="solid" style:text-underline-color="font-color"/>
    </style:style>
    <style:style style:name="T354_6" style:family="text">
      <style:text-properties style:text-underline-style="solid" style:text-underline-color="font-color"/>
    </style:style>
    <style:style style:name="T354_7" style:family="text">
      <style:text-properties style:text-underline-style="solid" style:text-underline-color="font-color"/>
    </style:style>
    <style:style style:name="T354_8" style:family="text">
      <style:text-properties style:text-underline-style="solid" style:text-underline-color="font-color"/>
    </style:style>
    <style:style style:name="T354_9" style:family="text">
      <style:text-properties style:text-underline-style="solid" style:text-underline-color="font-color"/>
    </style:style>
    <style:style style:name="T354_10" style:family="text">
      <style:text-properties style:text-underline-style="solid" style:text-underline-color="font-color"/>
    </style:style>
    <style:style style:name="T354_11" style:family="text">
      <style:text-properties style:text-underline-style="solid" style:text-underline-color="font-color"/>
    </style:style>
    <style:style style:name="T354_12" style:family="text">
      <style:text-properties style:text-underline-style="solid" style:text-underline-color="font-color"/>
    </style:style>
    <style:style style:name="T354_13" style:family="text"/>
    <style:style style:name="T354_14" style:family="text"/>
    <style:style style:name="T354_15" style:family="text"/>
    <style:style style:name="T354_16" style:family="text"/>
    <style:style style:name="T354_17" style:family="text"/>
    <style:style style:name="T354_18" style:family="text"/>
    <style:style style:name="T354_19" style:family="text"/>
    <style:style style:name="T354_20" style:family="text"/>
    <style:style style:name="T354_21" style:family="text"/>
    <style:style style:name="T354_22" style:family="text"/>
    <style:style style:name="T354_23" style:family="text"/>
    <style:style style:name="T354_24" style:family="text"/>
    <style:style style:name="T354_25" style:family="text"/>
    <style:style style:name="T354_26" style:family="text"/>
    <style:style style:name="T354_27" style:family="text"/>
    <style:style style:name="T354_28" style:family="text"/>
    <style:style style:name="T354_29" style:family="text"/>
    <style:style style:name="T354_30" style:family="text"/>
    <style:style style:name="T354_31" style:family="text"/>
    <style:style style:name="T354_32" style:family="text"/>
    <style:style style:name="T354_33" style:family="text"/>
    <style:style style:name="T354_34" style:family="text"/>
    <style:style style:name="T354_35" style:family="text"/>
    <style:style style:name="T354_36" style:family="text"/>
    <style:style style:name="T354_37" style:family="text"/>
    <style:style style:name="T354_38" style:family="text"/>
    <style:style style:name="T354_39" style:family="text"/>
    <style:style style:name="T354_40" style:family="text"/>
    <style:style style:name="T354_41" style:family="text"/>
    <style:style style:name="T354_42" style:family="text"/>
    <style:style style:name="T354_43" style:family="text"/>
    <style:style style:name="T354_44" style:family="text"/>
    <style:style style:name="T354_45" style:family="text"/>
    <style:style style:name="T354_46" style:family="text"/>
    <style:style style:name="T354_47" style:family="text"/>
    <style:style style:name="T354_48" style:family="text"/>
    <style:style style:name="T354_49" style:family="text"/>
    <style:style style:name="T354_50" style:family="text"/>
    <style:style style:name="T354_51" style:family="text"/>
    <style:style style:name="T354_52" style:family="text"/>
    <style:style style:name="T354_53" style:family="text"/>
    <style:style style:name="T354_54" style:family="text"/>
    <style:style style:name="T354_55" style:family="text"/>
    <style:style style:name="T354_56" style:family="text"/>
    <style:style style:name="T354_57" style:family="text"/>
    <style:style style:name="T354_58" style:family="text"/>
    <style:style style:name="T354_59" style:family="text"/>
    <style:style style:name="T354_60" style:family="text"/>
    <style:style style:name="T354_61" style:family="text"/>
    <style:style style:name="T354_62" style:family="text"/>
    <style:style style:name="T354_63" style:family="text"/>
    <style:style style:name="T354_64" style:family="text"/>
    <style:style style:name="T354_65" style:family="text"/>
    <style:style style:name="T354_66" style:family="text"/>
    <style:style style:name="T354_67" style:family="text"/>
    <style:style style:name="P355" style:family="paragraph" style:parent-style-name="Standard">
      <style:paragraph-properties fo:break-before="auto" fo:text-indent="0cm" fo:line-height="115%" fo:margin-left="0cm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T355_13" style:family="text"/>
    <style:style style:name="T355_14" style:family="text"/>
    <style:style style:name="T355_15" style:family="text"/>
    <style:style style:name="T355_16" style:family="text"/>
    <style:style style:name="T355_17" style:family="text"/>
    <style:style style:name="T355_18" style:family="text"/>
    <style:style style:name="T355_19" style:family="text"/>
    <style:style style:name="T355_20" style:family="text"/>
    <style:style style:name="T355_21" style:family="text"/>
    <style:style style:name="T355_22" style:family="text"/>
    <style:style style:name="T355_23" style:family="text"/>
    <style:style style:name="T355_24" style:family="text"/>
    <style:style style:name="T355_25" style:family="text"/>
    <style:style style:name="T355_26" style:family="text"/>
    <style:style style:name="T355_27" style:family="text"/>
    <style:style style:name="T355_28" style:family="text"/>
    <style:style style:name="T355_29" style:family="text"/>
    <style:style style:name="T355_30" style:family="text"/>
    <style:style style:name="T355_31" style:family="text"/>
    <style:style style:name="T355_32" style:family="text"/>
    <style:style style:name="T355_33" style:family="text"/>
    <style:style style:name="T355_34" style:family="text"/>
    <style:style style:name="T355_35" style:family="text"/>
    <style:style style:name="T355_36" style:family="text"/>
    <style:style style:name="T355_37" style:family="text"/>
    <style:style style:name="T355_38" style:family="text"/>
    <style:style style:name="T355_39" style:family="text"/>
    <style:style style:name="T355_40" style:family="text"/>
    <style:style style:name="T355_41" style:family="text"/>
    <style:style style:name="T355_42" style:family="text"/>
    <style:style style:name="T355_43" style:family="text"/>
    <style:style style:name="T355_44" style:family="text"/>
    <style:style style:name="T355_45" style:family="text"/>
    <style:style style:name="T355_46" style:family="text"/>
    <style:style style:name="T355_47" style:family="text"/>
    <style:style style:name="T355_48" style:family="text"/>
    <style:style style:name="T355_49" style:family="text"/>
    <style:style style:name="T355_50" style:family="text"/>
    <style:style style:name="T355_51" style:family="text"/>
    <style:style style:name="T355_52" style:family="text"/>
    <style:style style:name="T355_53" style:family="text"/>
    <style:style style:name="T355_54" style:family="text"/>
    <style:style style:name="T355_55" style:family="text"/>
    <style:style style:name="T355_56" style:family="text"/>
    <style:style style:name="T355_57" style:family="text"/>
    <style:style style:name="T355_58" style:family="text"/>
    <style:style style:name="T355_59" style:family="text"/>
    <style:style style:name="T355_60" style:family="text"/>
    <style:style style:name="T355_61" style:family="text"/>
    <style:style style:name="T355_62" style:family="text"/>
    <style:style style:name="T355_63" style:family="text"/>
    <style:style style:name="T355_64" style:family="text"/>
    <style:style style:name="T355_65" style:family="text"/>
    <style:style style:name="T355_66" style:family="text"/>
    <style:style style:name="P356" style:family="paragraph" style:parent-style-name="Standard">
      <style:paragraph-properties fo:break-before="auto" fo:text-indent="0cm" fo:line-height="115%" fo:margin-left="0cm" style:writing-mode="lr-tb"/>
    </style:style>
    <style:style style:name="P357" style:family="paragraph" style:parent-style-name="Standard">
      <style:paragraph-properties fo:break-before="auto" fo:text-indent="0cm" fo:line-height="115%" fo:margin-left="0cm" style:writing-mode="lr-tb"/>
    </style:style>
    <style:style style:name="T357_1" style:family="text">
      <style:text-properties fo:font-weight="bold" style:font-weight-asian="bold" style:font-weight-complex="bold"/>
    </style:style>
    <style:style style:name="T357_2" style:family="text">
      <style:text-properties fo:font-weight="bold" style:font-weight-asian="bold" style:font-weight-complex="bold"/>
    </style:style>
    <style:style style:name="T357_3" style:family="text">
      <style:text-properties fo:font-weight="bold" style:font-weight-asian="bold" style:font-weight-complex="bold"/>
    </style:style>
    <style:style style:name="T357_4" style:family="text">
      <style:text-properties fo:font-weight="bold" style:font-weight-asian="bold" style:font-weight-complex="bold"/>
    </style:style>
    <style:style style:name="T357_5" style:family="text">
      <style:text-properties fo:font-weight="bold" style:font-weight-asian="bold" style:font-weight-complex="bold"/>
    </style:style>
    <style:style style:name="T357_6" style:family="text">
      <style:text-properties fo:font-weight="bold" style:font-weight-asian="bold" style:font-weight-complex="bold"/>
    </style:style>
    <style:style style:name="T357_7" style:family="text">
      <style:text-properties fo:font-weight="bold" style:font-weight-asian="bold" style:font-weight-complex="bold"/>
    </style:style>
    <style:style style:name="T357_8" style:family="text">
      <style:text-properties fo:font-weight="bold" style:font-weight-asian="bold" style:font-weight-complex="bold"/>
    </style:style>
    <style:style style:name="P358" style:family="paragraph" style:parent-style-name="Standard">
      <style:paragraph-properties fo:break-before="auto" fo:text-indent="1.27cm" fo:line-height="115%" fo:margin-left="0cm" style:writing-mode="lr-tb"/>
    </style:style>
    <style:style style:name="T358_1" style:family="text">
      <style:text-properties fo:font-weight="bold" style:font-weight-asian="bold" style:font-weight-complex="bold"/>
    </style:style>
    <style:style style:name="T358_2" style:family="text">
      <style:text-properties fo:font-weight="bold" style:font-weight-asian="bold" style:font-weight-complex="bold"/>
    </style:style>
    <style:style style:name="T358_3" style:family="text">
      <style:text-properties fo:font-weight="bold" style:font-weight-asian="bold" style:font-weight-complex="bold"/>
    </style:style>
    <style:style style:name="T358_4" style:family="text">
      <style:text-properties fo:font-weight="bold" style:font-weight-asian="bold" style:font-weight-complex="bold"/>
    </style:style>
    <style:style style:name="T358_5" style:family="text">
      <style:text-properties fo:font-weight="bold" style:font-weight-asian="bold" style:font-weight-complex="bold"/>
    </style:style>
    <style:style style:name="T358_6" style:family="text">
      <style:text-properties fo:font-weight="bold" style:font-weight-asian="bold" style:font-weight-complex="bold"/>
    </style:style>
    <style:style style:name="T358_7" style:family="text">
      <style:text-properties fo:font-weight="bold" style:font-weight-asian="bold" style:font-weight-complex="bold"/>
    </style:style>
    <style:style style:name="T358_8" style:family="text">
      <style:text-properties fo:font-weight="bold" style:font-weight-asian="bold" style:font-weight-complex="bold"/>
    </style:style>
    <style:style style:name="P359" style:family="paragraph" style:parent-style-name="Standard">
      <style:paragraph-properties fo:break-before="auto" fo:text-indent="1.27cm" fo:line-height="115%" fo:margin-left="1.27cm" style:writing-mode="lr-tb"/>
    </style:style>
    <style:style style:name="T359_1" style:family="text">
      <style:text-properties fo:font-weight="bold" style:font-weight-asian="bold" style:font-weight-complex="bold"/>
    </style:style>
    <style:style style:name="P360" style:family="paragraph" style:parent-style-name="Standard">
      <style:paragraph-properties fo:break-before="auto" fo:text-indent="1.27cm" fo:line-height="115%" fo:margin-left="0cm" style:writing-mode="lr-tb"/>
    </style:style>
    <style:style style:name="T360_1" style:family="text">
      <style:text-properties fo:font-weight="bold" style:font-weight-asian="bold" style:font-weight-complex="bold"/>
    </style:style>
    <style:style style:name="P361" style:family="paragraph" style:parent-style-name="Standard">
      <style:paragraph-properties fo:break-before="auto" fo:text-indent="0cm" fo:line-height="115%" fo:margin-left="0cm" style:writing-mode="lr-tb"/>
    </style:style>
    <style:style style:name="T361_1" style:family="text">
      <style:text-properties fo:font-weight="bold" style:font-weight-asian="bold" style:font-weight-complex="bold"/>
    </style:style>
    <style:style style:name="P362" style:family="paragraph" style:parent-style-name="Standard">
      <style:paragraph-properties fo:break-before="auto" fo:text-indent="0cm" fo:line-height="115%" fo:margin-left="0cm" style:writing-mode="lr-tb"/>
      <style:text-properties fo:font-weight="bold" style:font-weight-asian="bold" style:font-weight-complex="bold"/>
    </style:style>
    <style:style style:name="P363" style:family="paragraph" style:parent-style-name="Standard">
      <style:paragraph-properties fo:break-before="auto" fo:text-indent="0cm" fo:line-height="115%" fo:margin-left="0cm" style:writing-mode="lr-tb"/>
    </style:style>
    <style:style style:name="T363_1" style:family="text">
      <style:text-properties style:text-underline-style="solid" style:text-underline-color="font-color"/>
    </style:style>
    <style:style style:name="T363_2" style:family="text">
      <style:text-properties style:text-underline-style="solid" style:text-underline-color="font-color"/>
    </style:style>
    <style:style style:name="T363_3" style:family="text">
      <style:text-properties style:text-underline-style="solid" style:text-underline-color="font-color"/>
    </style:style>
    <style:style style:name="T363_4" style:family="text">
      <style:text-properties style:text-underline-style="solid" style:text-underline-color="font-color"/>
    </style:style>
    <style:style style:name="T363_5" style:family="text">
      <style:text-properties style:text-underline-style="solid" style:text-underline-color="font-color"/>
    </style:style>
    <style:style style:name="T363_6" style:family="text"/>
    <style:style style:name="T363_7" style:family="text"/>
    <style:style style:name="T363_8" style:family="text"/>
    <style:style style:name="T363_9" style:family="text"/>
    <style:style style:name="T363_10" style:family="text"/>
    <style:style style:name="T363_11" style:family="text"/>
    <style:style style:name="T363_12" style:family="text"/>
    <style:style style:name="T363_13" style:family="text"/>
    <style:style style:name="T363_14" style:family="text"/>
    <style:style style:name="T363_15" style:family="text"/>
    <style:style style:name="T363_16" style:family="text"/>
    <style:style style:name="T363_17" style:family="text"/>
    <style:style style:name="T363_18" style:family="text"/>
    <style:style style:name="T363_19" style:family="text"/>
    <style:style style:name="T363_20" style:family="text"/>
    <style:style style:name="T363_21" style:family="text"/>
    <style:style style:name="T363_22" style:family="text"/>
    <style:style style:name="T363_23" style:family="text"/>
    <style:style style:name="T363_24" style:family="text"/>
    <style:style style:name="T363_25" style:family="text"/>
    <style:style style:name="T363_26" style:family="text"/>
    <style:style style:name="T363_27" style:family="text"/>
    <style:style style:name="T363_28" style:family="text"/>
    <style:style style:name="T363_29" style:family="text"/>
    <style:style style:name="T363_30" style:family="text"/>
    <style:style style:name="T363_31" style:family="text"/>
    <style:style style:name="T363_32" style:family="text"/>
    <style:style style:name="T363_33" style:family="text"/>
    <style:style style:name="T363_34" style:family="text"/>
    <style:style style:name="T363_35" style:family="text"/>
    <style:style style:name="T363_36" style:family="text"/>
    <style:style style:name="T363_37" style:family="text"/>
    <style:style style:name="T363_38" style:family="text"/>
    <style:style style:name="T363_39" style:family="text"/>
    <style:style style:name="T363_40" style:family="text"/>
    <style:style style:name="T363_41" style:family="text"/>
    <style:style style:name="T363_42" style:family="text"/>
    <style:style style:name="T363_43" style:family="text"/>
    <style:style style:name="T363_44" style:family="text"/>
    <style:style style:name="T363_45" style:family="text"/>
    <style:style style:name="T363_46" style:family="text"/>
    <style:style style:name="T363_47" style:family="text"/>
    <style:style style:name="T363_48" style:family="text"/>
    <style:style style:name="T363_49" style:family="text"/>
    <style:style style:name="T363_50" style:family="text"/>
    <style:style style:name="T363_51" style:family="text"/>
    <style:style style:name="T363_52" style:family="text"/>
    <style:style style:name="T363_53" style:family="text"/>
    <style:style style:name="T363_54" style:family="text"/>
    <style:style style:name="T363_55" style:family="text"/>
    <style:style style:name="T363_56" style:family="text"/>
    <style:style style:name="T363_57" style:family="text"/>
    <style:style style:name="T363_58" style:family="text"/>
    <style:style style:name="T363_59" style:family="text"/>
    <style:style style:name="T363_60" style:family="text"/>
    <style:style style:name="T363_61" style:family="text"/>
    <style:style style:name="T363_62" style:family="text"/>
    <style:style style:name="T363_63" style:family="text"/>
    <style:style style:name="T363_64" style:family="text"/>
    <style:style style:name="T363_65" style:family="text"/>
    <style:style style:name="T363_66" style:family="text"/>
    <style:style style:name="T363_67" style:family="text"/>
    <style:style style:name="T363_68" style:family="text"/>
    <style:style style:name="T363_69" style:family="text"/>
    <style:style style:name="T363_70" style:family="text"/>
    <style:style style:name="T363_71" style:family="text"/>
    <style:style style:name="T363_72" style:family="text"/>
    <style:style style:name="T363_73" style:family="text"/>
    <style:style style:name="T363_74" style:family="text"/>
    <style:style style:name="P364" style:family="paragraph" style:parent-style-name="Standard">
      <style:paragraph-properties fo:break-before="auto" fo:text-indent="0cm" fo:line-height="115%" fo:margin-left="0cm" style:writing-mode="lr-tb"/>
    </style:style>
    <style:style style:name="P365" style:family="paragraph" style:parent-style-name="Standard">
      <style:paragraph-properties fo:break-before="auto" fo:text-indent="0cm" fo:line-height="115%" fo:margin-left="0cm" style:writing-mode="lr-tb"/>
    </style:style>
    <style:style style:name="T365_1" style:family="text">
      <style:text-properties style:text-underline-style="solid" style:text-underline-color="font-color"/>
    </style:style>
    <style:style style:name="T365_2" style:family="text">
      <style:text-properties style:text-underline-style="solid" style:text-underline-color="font-color"/>
    </style:style>
    <style:style style:name="T365_3" style:family="text">
      <style:text-properties style:text-underline-style="solid" style:text-underline-color="font-color"/>
    </style:style>
    <style:style style:name="T365_4" style:family="text">
      <style:text-properties style:text-underline-style="solid" style:text-underline-color="font-color"/>
    </style:style>
    <style:style style:name="T365_5" style:family="text">
      <style:text-properties style:text-underline-style="solid" style:text-underline-color="font-color"/>
    </style:style>
    <style:style style:name="T365_6" style:family="text"/>
    <style:style style:name="T365_7" style:family="text"/>
    <style:style style:name="T365_8" style:family="text"/>
    <style:style style:name="T365_9" style:family="text"/>
    <style:style style:name="T365_10" style:family="text"/>
    <style:style style:name="T365_11" style:family="text"/>
    <style:style style:name="T365_12" style:family="text"/>
    <style:style style:name="T365_13" style:family="text"/>
    <style:style style:name="T365_14" style:family="text"/>
    <style:style style:name="T365_15" style:family="text"/>
    <style:style style:name="T365_16" style:family="text"/>
    <style:style style:name="T365_17" style:family="text"/>
    <style:style style:name="T365_18" style:family="text"/>
    <style:style style:name="T365_19" style:family="text"/>
    <style:style style:name="T365_20" style:family="text"/>
    <style:style style:name="T365_21" style:family="text"/>
    <style:style style:name="T365_22" style:family="text"/>
    <style:style style:name="T365_23" style:family="text"/>
    <style:style style:name="T365_24" style:family="text"/>
    <style:style style:name="T365_25" style:family="text"/>
    <style:style style:name="T365_26" style:family="text"/>
    <style:style style:name="T365_27" style:family="text"/>
    <style:style style:name="T365_28" style:family="text"/>
    <style:style style:name="T365_29" style:family="text"/>
    <style:style style:name="T365_30" style:family="text"/>
    <style:style style:name="T365_31" style:family="text"/>
    <style:style style:name="T365_32" style:family="text"/>
    <style:style style:name="T365_33" style:family="text"/>
    <style:style style:name="T365_34" style:family="text"/>
    <style:style style:name="T365_35" style:family="text"/>
    <style:style style:name="T365_36" style:family="text"/>
    <style:style style:name="T365_37" style:family="text"/>
    <style:style style:name="T365_38" style:family="text"/>
    <style:style style:name="T365_39" style:family="text"/>
    <style:style style:name="T365_40" style:family="text"/>
    <style:style style:name="T365_41" style:family="text"/>
    <style:style style:name="T365_42" style:family="text"/>
    <style:style style:name="T365_43" style:family="text"/>
    <style:style style:name="T365_44" style:family="text"/>
    <style:style style:name="T365_45" style:family="text"/>
    <style:style style:name="T365_46" style:family="text"/>
    <style:style style:name="T365_47" style:family="text"/>
    <style:style style:name="T365_48" style:family="text"/>
    <style:style style:name="T365_49" style:family="text"/>
    <style:style style:name="T365_50" style:family="text"/>
    <style:style style:name="T365_51" style:family="text"/>
    <style:style style:name="T365_52" style:family="text"/>
    <style:style style:name="T365_53" style:family="text"/>
    <style:style style:name="T365_54" style:family="text"/>
    <style:style style:name="T365_55" style:family="text"/>
    <style:style style:name="T365_56" style:family="text"/>
    <style:style style:name="T365_57" style:family="text"/>
    <style:style style:name="T365_58" style:family="text"/>
    <style:style style:name="T365_59" style:family="text"/>
    <style:style style:name="T365_60" style:family="text"/>
    <style:style style:name="T365_61" style:family="text"/>
    <style:style style:name="T365_62" style:family="text"/>
    <style:style style:name="P366" style:family="paragraph" style:parent-style-name="Standard">
      <style:paragraph-properties fo:break-before="auto" fo:text-indent="0cm" fo:line-height="115%" fo:margin-left="0cm" style:writing-mode="lr-tb"/>
    </style:style>
    <style:style style:name="P367" style:family="paragraph" style:parent-style-name="Standard">
      <style:paragraph-properties fo:break-before="auto" fo:text-indent="0cm" fo:line-height="115%" fo:margin-left="0cm" style:writing-mode="lr-tb"/>
    </style:style>
    <style:style style:name="T367_1" style:family="text">
      <style:text-properties style:text-underline-style="solid" style:text-underline-color="font-color"/>
    </style:style>
    <style:style style:name="T367_2" style:family="text">
      <style:text-properties style:text-underline-style="solid" style:text-underline-color="font-color"/>
    </style:style>
    <style:style style:name="T367_3" style:family="text">
      <style:text-properties style:text-underline-style="solid" style:text-underline-color="font-color"/>
    </style:style>
    <style:style style:name="T367_4" style:family="text">
      <style:text-properties style:text-underline-style="solid" style:text-underline-color="font-color"/>
    </style:style>
    <style:style style:name="T367_5" style:family="text">
      <style:text-properties style:text-underline-style="solid" style:text-underline-color="font-color"/>
    </style:style>
    <style:style style:name="T367_6" style:family="text"/>
    <style:style style:name="T367_7" style:family="text"/>
    <style:style style:name="T367_8" style:family="text"/>
    <style:style style:name="T367_9" style:family="text"/>
    <style:style style:name="T367_10" style:family="text"/>
    <style:style style:name="T367_11" style:family="text"/>
    <style:style style:name="T367_12" style:family="text"/>
    <style:style style:name="T367_13" style:family="text"/>
    <style:style style:name="T367_14" style:family="text"/>
    <style:style style:name="T367_15" style:family="text"/>
    <style:style style:name="T367_16" style:family="text"/>
    <style:style style:name="T367_17" style:family="text"/>
    <style:style style:name="T367_18" style:family="text"/>
    <style:style style:name="T367_19" style:family="text"/>
    <style:style style:name="T367_20" style:family="text"/>
    <style:style style:name="T367_21" style:family="text"/>
    <style:style style:name="T367_22" style:family="text"/>
    <style:style style:name="T367_23" style:family="text"/>
    <style:style style:name="T367_24" style:family="text"/>
    <style:style style:name="T367_25" style:family="text"/>
    <style:style style:name="T367_26" style:family="text"/>
    <style:style style:name="T367_27" style:family="text"/>
    <style:style style:name="T367_28" style:family="text"/>
    <style:style style:name="T367_29" style:family="text"/>
    <style:style style:name="T367_30" style:family="text"/>
    <style:style style:name="T367_31" style:family="text"/>
    <style:style style:name="T367_32" style:family="text"/>
    <style:style style:name="T367_33" style:family="text"/>
    <style:style style:name="T367_34" style:family="text"/>
    <style:style style:name="T367_35" style:family="text"/>
    <style:style style:name="T367_36" style:family="text"/>
    <style:style style:name="T367_37" style:family="text"/>
    <style:style style:name="T367_38" style:family="text"/>
    <style:style style:name="T367_39" style:family="text"/>
    <style:style style:name="T367_40" style:family="text"/>
    <style:style style:name="T367_41" style:family="text"/>
    <style:style style:name="T367_42" style:family="text"/>
    <style:style style:name="T367_43" style:family="text"/>
    <style:style style:name="T367_44" style:family="text"/>
    <style:style style:name="T367_45" style:family="text"/>
    <style:style style:name="T367_46" style:family="text"/>
    <style:style style:name="T367_47" style:family="text"/>
    <style:style style:name="T367_48" style:family="text"/>
    <style:style style:name="T367_49" style:family="text"/>
    <style:style style:name="T367_50" style:family="text"/>
    <style:style style:name="T367_51" style:family="text"/>
    <style:style style:name="T367_52" style:family="text"/>
    <style:style style:name="T367_53" style:family="text"/>
    <style:style style:name="T367_54" style:family="text"/>
    <style:style style:name="T367_55" style:family="text"/>
    <style:style style:name="T367_56" style:family="text"/>
    <style:style style:name="T367_57" style:family="text"/>
    <style:style style:name="T367_58" style:family="text"/>
    <style:style style:name="T367_59" style:family="text"/>
    <style:style style:name="T367_60" style:family="text"/>
    <style:style style:name="T367_61" style:family="text"/>
    <style:style style:name="T367_62" style:family="text"/>
    <style:style style:name="T367_63" style:family="text"/>
    <style:style style:name="T367_64" style:family="text"/>
    <style:style style:name="T367_65" style:family="text"/>
    <style:style style:name="T367_66" style:family="text"/>
    <style:style style:name="T367_67" style:family="text"/>
    <style:style style:name="T367_68" style:family="text"/>
    <style:style style:name="T367_69" style:family="text"/>
    <style:style style:name="T367_70" style:family="text"/>
    <style:style style:name="T367_71" style:family="text"/>
    <style:style style:name="T367_72" style:family="text"/>
    <style:style style:name="T367_73" style:family="text"/>
    <style:style style:name="T367_74" style:family="text"/>
    <style:style style:name="T367_75" style:family="text"/>
    <style:style style:name="T367_76" style:family="text"/>
    <style:style style:name="T367_77" style:family="text"/>
    <style:style style:name="T367_78" style:family="text"/>
    <style:style style:name="T367_79" style:family="text"/>
    <style:style style:name="T367_80" style:family="text"/>
    <style:style style:name="T367_81" style:family="text"/>
    <style:style style:name="T367_82" style:family="text"/>
    <style:style style:name="T367_83" style:family="text"/>
    <style:style style:name="T367_84" style:family="text"/>
    <style:style style:name="T367_85" style:family="text"/>
    <style:style style:name="T367_86" style:family="text"/>
    <style:style style:name="T367_87" style:family="text"/>
    <style:style style:name="T367_88" style:family="text"/>
    <style:style style:name="T367_89" style:family="text"/>
    <style:style style:name="T367_90" style:family="text"/>
    <style:style style:name="T367_91" style:family="text"/>
    <style:style style:name="T367_92" style:family="text"/>
    <style:style style:name="T367_93" style:family="text"/>
    <style:style style:name="T367_94" style:family="text"/>
    <style:style style:name="T367_95" style:family="text"/>
    <style:style style:name="T367_96" style:family="text"/>
    <style:style style:name="P368" style:family="paragraph" style:parent-style-name="Standard">
      <style:paragraph-properties fo:break-before="auto" fo:text-indent="0cm" fo:line-height="115%" fo:margin-left="0cm" style:writing-mode="lr-tb"/>
    </style:style>
    <style:style style:name="T368_1" style:family="text"/>
    <style:style style:name="T368_2" style:family="text"/>
    <style:style style:name="T368_3" style:family="text"/>
    <style:style style:name="T368_4" style:family="text"/>
    <style:style style:name="T368_5" style:family="text"/>
    <style:style style:name="T368_6" style:family="text"/>
    <style:style style:name="T368_7" style:family="text"/>
    <style:style style:name="T368_8" style:family="text"/>
    <style:style style:name="T368_9" style:family="text"/>
    <style:style style:name="T368_10" style:family="text"/>
    <style:style style:name="T368_11" style:family="text"/>
    <style:style style:name="T368_12" style:family="text"/>
    <style:style style:name="T368_13" style:family="text"/>
    <style:style style:name="T368_14" style:family="text"/>
    <style:style style:name="T368_15" style:family="text"/>
    <style:style style:name="T368_16" style:family="text"/>
    <style:style style:name="T368_17" style:family="text"/>
    <style:style style:name="T368_18" style:family="text"/>
    <style:style style:name="T368_19" style:family="text"/>
    <style:style style:name="T368_20" style:family="text"/>
    <style:style style:name="T368_21" style:family="text"/>
    <style:style style:name="T368_22" style:family="text"/>
    <style:style style:name="T368_23" style:family="text"/>
    <style:style style:name="T368_24" style:family="text"/>
    <style:style style:name="T368_25" style:family="text"/>
    <style:style style:name="T368_26" style:family="text"/>
    <style:style style:name="T368_27" style:family="text"/>
    <style:style style:name="T368_28" style:family="text"/>
    <style:style style:name="T368_29" style:family="text"/>
    <style:style style:name="T368_30" style:family="text"/>
    <style:style style:name="T368_31" style:family="text"/>
    <style:style style:name="T368_32" style:family="text"/>
    <style:style style:name="T368_33" style:family="text"/>
    <style:style style:name="T368_34" style:family="text"/>
    <style:style style:name="T368_35" style:family="text"/>
    <style:style style:name="T368_36" style:family="text"/>
    <style:style style:name="T368_37" style:family="text"/>
    <style:style style:name="T368_38" style:family="text"/>
    <style:style style:name="T368_39" style:family="text"/>
    <style:style style:name="T368_40" style:family="text"/>
    <style:style style:name="T368_41" style:family="text"/>
    <style:style style:name="T368_42" style:family="text"/>
    <style:style style:name="T368_43" style:family="text"/>
    <style:style style:name="T368_44" style:family="text"/>
    <style:style style:name="T368_45" style:family="text"/>
    <style:style style:name="T368_46" style:family="text"/>
    <style:style style:name="T368_47" style:family="text"/>
    <style:style style:name="T368_48" style:family="text"/>
    <style:style style:name="T368_49" style:family="text"/>
    <style:style style:name="T368_50" style:family="text"/>
    <style:style style:name="T368_51" style:family="text"/>
    <style:style style:name="T368_52" style:family="text"/>
    <style:style style:name="T368_53" style:family="text"/>
    <style:style style:name="T368_54" style:family="text"/>
    <style:style style:name="T368_55" style:family="text"/>
    <style:style style:name="T368_56" style:family="text"/>
    <style:style style:name="T368_57" style:family="text"/>
    <style:style style:name="T368_58" style:family="text"/>
    <style:style style:name="T368_59" style:family="text"/>
    <style:style style:name="T368_60" style:family="text"/>
    <style:style style:name="T368_61" style:family="text"/>
    <style:style style:name="T368_62" style:family="text"/>
    <style:style style:name="P369" style:family="paragraph" style:parent-style-name="Standard">
      <style:paragraph-properties fo:break-before="auto" fo:text-indent="0cm" fo:line-height="115%" fo:margin-left="0cm" style:writing-mode="lr-tb"/>
    </style:style>
    <style:style style:name="P370" style:family="paragraph" style:parent-style-name="Standard">
      <style:paragraph-properties fo:break-before="auto" fo:text-indent="0cm" fo:line-height="115%" fo:margin-left="0cm" style:writing-mode="lr-tb"/>
    </style:style>
    <style:style style:name="T370_1" style:family="text">
      <style:text-properties style:text-underline-style="solid" style:text-underline-color="font-color"/>
    </style:style>
    <style:style style:name="T370_2" style:family="text">
      <style:text-properties style:text-underline-style="solid" style:text-underline-color="font-color"/>
    </style:style>
    <style:style style:name="T370_3" style:family="text">
      <style:text-properties style:text-underline-style="solid" style:text-underline-color="font-color"/>
    </style:style>
    <style:style style:name="T370_4" style:family="text">
      <style:text-properties style:text-underline-style="solid" style:text-underline-color="font-color"/>
    </style:style>
    <style:style style:name="T370_5" style:family="text">
      <style:text-properties style:text-underline-style="solid" style:text-underline-color="font-color"/>
    </style:style>
    <style:style style:name="T370_6" style:family="text"/>
    <style:style style:name="T370_7" style:family="text"/>
    <style:style style:name="T370_8" style:family="text"/>
    <style:style style:name="T370_9" style:family="text"/>
    <style:style style:name="T370_10" style:family="text"/>
    <style:style style:name="T370_11" style:family="text"/>
    <style:style style:name="T370_12" style:family="text"/>
    <style:style style:name="T370_13" style:family="text"/>
    <style:style style:name="T370_14" style:family="text"/>
    <style:style style:name="T370_15" style:family="text"/>
    <style:style style:name="T370_16" style:family="text"/>
    <style:style style:name="T370_17" style:family="text"/>
    <style:style style:name="T370_18" style:family="text"/>
    <style:style style:name="T370_19" style:family="text"/>
    <style:style style:name="T370_20" style:family="text"/>
    <style:style style:name="T370_21" style:family="text"/>
    <style:style style:name="T370_22" style:family="text"/>
    <style:style style:name="T370_23" style:family="text"/>
    <style:style style:name="T370_24" style:family="text"/>
    <style:style style:name="T370_25" style:family="text"/>
    <style:style style:name="T370_26" style:family="text"/>
    <style:style style:name="T370_27" style:family="text"/>
    <style:style style:name="T370_28" style:family="text"/>
    <style:style style:name="T370_29" style:family="text"/>
    <style:style style:name="T370_30" style:family="text"/>
    <style:style style:name="T370_31" style:family="text"/>
    <style:style style:name="T370_32" style:family="text"/>
    <style:style style:name="T370_33" style:family="text"/>
    <style:style style:name="T370_34" style:family="text"/>
    <style:style style:name="T370_35" style:family="text"/>
    <style:style style:name="T370_36" style:family="text"/>
    <style:style style:name="T370_37" style:family="text"/>
    <style:style style:name="T370_38" style:family="text"/>
    <style:style style:name="T370_39" style:family="text"/>
    <style:style style:name="T370_40" style:family="text"/>
    <style:style style:name="T370_41" style:family="text"/>
    <style:style style:name="T370_42" style:family="text"/>
    <style:style style:name="T370_43" style:family="text"/>
    <style:style style:name="T370_44" style:family="text"/>
    <style:style style:name="T370_45" style:family="text"/>
    <style:style style:name="T370_46" style:family="text"/>
    <style:style style:name="T370_47" style:family="text"/>
    <style:style style:name="T370_48" style:family="text"/>
    <style:style style:name="T370_49" style:family="text"/>
    <style:style style:name="T370_50" style:family="text"/>
    <style:style style:name="T370_51" style:family="text"/>
    <style:style style:name="T370_52" style:family="text"/>
    <style:style style:name="T370_53" style:family="text"/>
    <style:style style:name="T370_54" style:family="text"/>
    <style:style style:name="T370_55" style:family="text"/>
    <style:style style:name="T370_56" style:family="text"/>
    <style:style style:name="T370_57" style:family="text"/>
    <style:style style:name="T370_58" style:family="text"/>
    <style:style style:name="T370_59" style:family="text"/>
    <style:style style:name="T370_60" style:family="text"/>
    <style:style style:name="T370_61" style:family="text"/>
    <style:style style:name="T370_62" style:family="text"/>
    <style:style style:name="T370_63" style:family="text"/>
    <style:style style:name="T370_64" style:family="text"/>
    <style:style style:name="T370_65" style:family="text"/>
    <style:style style:name="T370_66" style:family="text"/>
    <style:style style:name="T370_67" style:family="text"/>
    <style:style style:name="T370_68" style:family="text"/>
    <style:style style:name="T370_69" style:family="text"/>
    <style:style style:name="T370_70" style:family="text"/>
    <style:style style:name="T370_71" style:family="text"/>
    <style:style style:name="T370_72" style:family="text"/>
    <style:style style:name="T370_73" style:family="text"/>
    <style:style style:name="T370_74" style:family="text"/>
    <style:style style:name="T370_75" style:family="text"/>
    <style:style style:name="T370_76" style:family="text"/>
    <style:style style:name="T370_77" style:family="text"/>
    <style:style style:name="T370_78" style:family="text"/>
    <style:style style:name="T370_79" style:family="text"/>
    <style:style style:name="T370_80" style:family="text"/>
    <style:style style:name="T370_81" style:family="text"/>
    <style:style style:name="T370_82" style:family="text"/>
    <style:style style:name="T370_83" style:family="text"/>
    <style:style style:name="T370_84" style:family="text"/>
    <style:style style:name="T370_85" style:family="text"/>
    <style:style style:name="T370_86" style:family="text"/>
    <style:style style:name="T370_87" style:family="text"/>
    <style:style style:name="T370_88" style:family="text"/>
    <style:style style:name="T370_89" style:family="text"/>
    <style:style style:name="T370_90" style:family="text"/>
    <style:style style:name="T370_91" style:family="text"/>
    <style:style style:name="T370_92" style:family="text"/>
    <style:style style:name="T370_93" style:family="text"/>
    <style:style style:name="T370_94" style:family="text"/>
    <style:style style:name="P371" style:family="paragraph" style:parent-style-name="Standard">
      <style:paragraph-properties fo:break-before="auto" fo:text-indent="0cm" fo:line-height="115%" fo:margin-left="0cm" style:writing-mode="lr-tb"/>
    </style:style>
    <style:style style:name="P372" style:family="paragraph" style:parent-style-name="Standard">
      <style:paragraph-properties fo:break-before="auto" fo:text-indent="0cm" fo:line-height="115%" fo:margin-left="0cm" style:writing-mode="lr-tb"/>
    </style:style>
    <style:style style:name="T372_1" style:family="text">
      <style:text-properties style:text-underline-style="solid" style:text-underline-color="font-color"/>
    </style:style>
    <style:style style:name="T372_2" style:family="text">
      <style:text-properties style:text-underline-style="solid" style:text-underline-color="font-color"/>
    </style:style>
    <style:style style:name="T372_3" style:family="text">
      <style:text-properties style:text-underline-style="solid" style:text-underline-color="font-color"/>
    </style:style>
    <style:style style:name="T372_4" style:family="text">
      <style:text-properties style:text-underline-style="solid" style:text-underline-color="font-color"/>
    </style:style>
    <style:style style:name="T372_5" style:family="text">
      <style:text-properties style:text-underline-style="solid" style:text-underline-color="font-color"/>
    </style:style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T372_14" style:family="text"/>
    <style:style style:name="T372_15" style:family="text"/>
    <style:style style:name="T372_16" style:family="text"/>
    <style:style style:name="T372_17" style:family="text"/>
    <style:style style:name="T372_18" style:family="text"/>
    <style:style style:name="T372_19" style:family="text"/>
    <style:style style:name="T372_20" style:family="text"/>
    <style:style style:name="T372_21" style:family="text"/>
    <style:style style:name="T372_22" style:family="text"/>
    <style:style style:name="T372_23" style:family="text"/>
    <style:style style:name="T372_24" style:family="text"/>
    <style:style style:name="T372_25" style:family="text"/>
    <style:style style:name="T372_26" style:family="text"/>
    <style:style style:name="T372_27" style:family="text"/>
    <style:style style:name="T372_28" style:family="text"/>
    <style:style style:name="T372_29" style:family="text"/>
    <style:style style:name="T372_30" style:family="text"/>
    <style:style style:name="T372_31" style:family="text"/>
    <style:style style:name="T372_32" style:family="text"/>
    <style:style style:name="T372_33" style:family="text"/>
    <style:style style:name="T372_34" style:family="text"/>
    <style:style style:name="T372_35" style:family="text"/>
    <style:style style:name="T372_36" style:family="text"/>
    <style:style style:name="T372_37" style:family="text"/>
    <style:style style:name="T372_38" style:family="text"/>
    <style:style style:name="T372_39" style:family="text"/>
    <style:style style:name="T372_40" style:family="text"/>
    <style:style style:name="T372_41" style:family="text"/>
    <style:style style:name="T372_42" style:family="text"/>
    <style:style style:name="T372_43" style:family="text"/>
    <style:style style:name="T372_44" style:family="text"/>
    <style:style style:name="T372_45" style:family="text"/>
    <style:style style:name="T372_46" style:family="text"/>
    <style:style style:name="T372_47" style:family="text"/>
    <style:style style:name="T372_48" style:family="text"/>
    <style:style style:name="T372_49" style:family="text"/>
    <style:style style:name="T372_50" style:family="text"/>
    <style:style style:name="T372_51" style:family="text"/>
    <style:style style:name="T372_52" style:family="text"/>
    <style:style style:name="T372_53" style:family="text"/>
    <style:style style:name="T372_54" style:family="text"/>
    <style:style style:name="T372_55" style:family="text"/>
    <style:style style:name="T372_56" style:family="text"/>
    <style:style style:name="T372_57" style:family="text"/>
    <style:style style:name="T372_58" style:family="text"/>
    <style:style style:name="T372_59" style:family="text"/>
    <style:style style:name="T372_60" style:family="text"/>
    <style:style style:name="T372_61" style:family="text"/>
    <style:style style:name="T372_62" style:family="text"/>
    <style:style style:name="T372_63" style:family="text"/>
    <style:style style:name="T372_64" style:family="text"/>
    <style:style style:name="T372_65" style:family="text"/>
    <style:style style:name="T372_66" style:family="text"/>
    <style:style style:name="T372_67" style:family="text"/>
    <style:style style:name="T372_68" style:family="text"/>
    <style:style style:name="T372_69" style:family="text"/>
    <style:style style:name="T372_70" style:family="text"/>
    <style:style style:name="T372_71" style:family="text"/>
    <style:style style:name="T372_72" style:family="text"/>
    <style:style style:name="T372_73" style:family="text"/>
    <style:style style:name="T372_74" style:family="text"/>
    <style:style style:name="T372_75" style:family="text"/>
    <style:style style:name="T372_76" style:family="text"/>
    <style:style style:name="T372_77" style:family="text"/>
    <style:style style:name="T372_78" style:family="text"/>
    <style:style style:name="T372_79" style:family="text"/>
    <style:style style:name="T372_80" style:family="text"/>
    <style:style style:name="T372_81" style:family="text"/>
    <style:style style:name="T372_82" style:family="text"/>
    <style:style style:name="T372_83" style:family="text"/>
    <style:style style:name="T372_84" style:family="text"/>
    <style:style style:name="T372_85" style:family="text"/>
    <style:style style:name="T372_86" style:family="text"/>
    <style:style style:name="P373" style:family="paragraph" style:parent-style-name="Standard">
      <style:paragraph-properties fo:break-before="auto" fo:text-indent="0cm" fo:line-height="115%" fo:margin-left="0cm" style:writing-mode="lr-tb"/>
    </style:style>
    <style:style style:name="P374" style:family="paragraph" style:parent-style-name="Standard">
      <style:paragraph-properties fo:break-before="auto" fo:text-indent="0cm" fo:line-height="115%" fo:margin-left="0cm" style:writing-mode="lr-tb"/>
    </style:style>
    <style:style style:name="T374_1" style:family="text">
      <style:text-properties style:text-underline-style="solid" style:text-underline-color="font-color"/>
    </style:style>
    <style:style style:name="T374_2" style:family="text">
      <style:text-properties style:text-underline-style="solid" style:text-underline-color="font-color"/>
    </style:style>
    <style:style style:name="T374_3" style:family="text">
      <style:text-properties style:text-underline-style="solid" style:text-underline-color="font-color"/>
    </style:style>
    <style:style style:name="T374_4" style:family="text">
      <style:text-properties style:text-underline-style="solid" style:text-underline-color="font-color"/>
    </style:style>
    <style:style style:name="T374_5" style:family="text">
      <style:text-properties style:text-underline-style="solid" style:text-underline-color="font-color"/>
    </style:style>
    <style:style style:name="T374_6" style:family="text">
      <style:text-properties style:text-underline-style="solid" style:text-underline-color="font-color"/>
    </style:style>
    <style:style style:name="T374_7" style:family="text">
      <style:text-properties style:text-underline-style="solid" style:text-underline-color="font-color"/>
    </style:style>
    <style:style style:name="T374_8" style:family="text">
      <style:text-properties style:text-underline-style="solid" style:text-underline-color="font-color"/>
    </style:style>
    <style:style style:name="T374_9" style:family="text">
      <style:text-properties style:text-underline-style="solid" style:text-underline-color="font-color"/>
    </style:style>
    <style:style style:name="T374_10" style:family="text"/>
    <style:style style:name="T374_11" style:family="text"/>
    <style:style style:name="T374_12" style:family="text"/>
    <style:style style:name="T374_13" style:family="text"/>
    <style:style style:name="T374_14" style:family="text"/>
    <style:style style:name="T374_15" style:family="text"/>
    <style:style style:name="T374_16" style:family="text"/>
    <style:style style:name="T374_17" style:family="text"/>
    <style:style style:name="T374_18" style:family="text"/>
    <style:style style:name="T374_19" style:family="text"/>
    <style:style style:name="T374_20" style:family="text"/>
    <style:style style:name="T374_21" style:family="text"/>
    <style:style style:name="T374_22" style:family="text"/>
    <style:style style:name="T374_23" style:family="text"/>
    <style:style style:name="T374_24" style:family="text"/>
    <style:style style:name="T374_25" style:family="text"/>
    <style:style style:name="T374_26" style:family="text"/>
    <style:style style:name="T374_27" style:family="text"/>
    <style:style style:name="T374_28" style:family="text"/>
    <style:style style:name="T374_29" style:family="text"/>
    <style:style style:name="T374_30" style:family="text"/>
    <style:style style:name="T374_31" style:family="text"/>
    <style:style style:name="T374_32" style:family="text"/>
    <style:style style:name="T374_33" style:family="text"/>
    <style:style style:name="T374_34" style:family="text"/>
    <style:style style:name="T374_35" style:family="text"/>
    <style:style style:name="T374_36" style:family="text"/>
    <style:style style:name="T374_37" style:family="text"/>
    <style:style style:name="T374_38" style:family="text"/>
    <style:style style:name="T374_39" style:family="text"/>
    <style:style style:name="T374_40" style:family="text"/>
    <style:style style:name="T374_41" style:family="text"/>
    <style:style style:name="T374_42" style:family="text"/>
    <style:style style:name="T374_43" style:family="text"/>
    <style:style style:name="T374_44" style:family="text"/>
    <style:style style:name="T374_45" style:family="text"/>
    <style:style style:name="T374_46" style:family="text"/>
    <style:style style:name="T374_47" style:family="text"/>
    <style:style style:name="T374_48" style:family="text"/>
    <style:style style:name="T374_49" style:family="text"/>
    <style:style style:name="T374_50" style:family="text"/>
    <style:style style:name="T374_51" style:family="text"/>
    <style:style style:name="T374_52" style:family="text"/>
    <style:style style:name="T374_53" style:family="text"/>
    <style:style style:name="T374_54" style:family="text"/>
    <style:style style:name="T374_55" style:family="text"/>
    <style:style style:name="T374_56" style:family="text"/>
    <style:style style:name="T374_57" style:family="text"/>
    <style:style style:name="T374_58" style:family="text"/>
    <style:style style:name="T374_59" style:family="text"/>
    <style:style style:name="T374_60" style:family="text"/>
    <style:style style:name="T374_61" style:family="text"/>
    <style:style style:name="T374_62" style:family="text"/>
    <style:style style:name="T374_63" style:family="text"/>
    <style:style style:name="T374_64" style:family="text"/>
    <style:style style:name="T374_65" style:family="text"/>
    <style:style style:name="T374_66" style:family="text"/>
    <style:style style:name="T374_67" style:family="text"/>
    <style:style style:name="T374_68" style:family="text"/>
    <style:style style:name="T374_69" style:family="text"/>
    <style:style style:name="T374_70" style:family="text"/>
    <style:style style:name="T374_71" style:family="text"/>
    <style:style style:name="T374_72" style:family="text"/>
    <style:style style:name="T374_73" style:family="text"/>
    <style:style style:name="T374_74" style:family="text"/>
    <style:style style:name="T374_75" style:family="text"/>
    <style:style style:name="T374_76" style:family="text"/>
    <style:style style:name="T374_77" style:family="text"/>
    <style:style style:name="T374_78" style:family="text"/>
    <style:style style:name="T374_79" style:family="text"/>
    <style:style style:name="T374_80" style:family="text"/>
    <style:style style:name="T374_81" style:family="text"/>
    <style:style style:name="T374_82" style:family="text"/>
    <style:style style:name="T374_83" style:family="text"/>
    <style:style style:name="T374_84" style:family="text"/>
    <style:style style:name="T374_85" style:family="text"/>
    <style:style style:name="T374_86" style:family="text"/>
    <style:style style:name="T374_87" style:family="text"/>
    <style:style style:name="T374_88" style:family="text"/>
    <style:style style:name="T374_89" style:family="text"/>
    <style:style style:name="T374_90" style:family="text"/>
    <style:style style:name="T374_91" style:family="text"/>
    <style:style style:name="T374_92" style:family="text"/>
    <style:style style:name="T374_93" style:family="text"/>
    <style:style style:name="T374_94" style:family="text"/>
    <style:style style:name="T374_95" style:family="text"/>
    <style:style style:name="T374_96" style:family="text"/>
    <style:style style:name="T374_97" style:family="text"/>
    <style:style style:name="T374_98" style:family="text"/>
    <style:style style:name="P375" style:family="paragraph" style:parent-style-name="Standard">
      <style:paragraph-properties fo:break-before="auto" fo:text-indent="0cm" fo:line-height="115%" fo:margin-left="0cm" style:writing-mode="lr-tb"/>
    </style:style>
    <style:style style:name="P376" style:family="paragraph" style:parent-style-name="Standard">
      <style:paragraph-properties fo:break-before="auto" fo:text-indent="0cm" fo:line-height="115%" fo:margin-left="0cm" style:writing-mode="lr-tb"/>
    </style:style>
    <style:style style:name="T376_1" style:family="text">
      <style:text-properties style:text-underline-style="solid" style:text-underline-color="font-color"/>
    </style:style>
    <style:style style:name="T376_2" style:family="text">
      <style:text-properties style:text-underline-style="solid" style:text-underline-color="font-color"/>
    </style:style>
    <style:style style:name="T376_3" style:family="text">
      <style:text-properties style:text-underline-style="solid" style:text-underline-color="font-color"/>
    </style:style>
    <style:style style:name="T376_4" style:family="text"/>
    <style:style style:name="T376_5" style:family="text"/>
    <style:style style:name="T376_6" style:family="text"/>
    <style:style style:name="T376_7" style:family="text"/>
    <style:style style:name="T376_8" style:family="text"/>
    <style:style style:name="T376_9" style:family="text"/>
    <style:style style:name="T376_10" style:family="text"/>
    <style:style style:name="T376_11" style:family="text"/>
    <style:style style:name="T376_12" style:family="text"/>
    <style:style style:name="T376_13" style:family="text"/>
    <style:style style:name="T376_14" style:family="text"/>
    <style:style style:name="T376_15" style:family="text"/>
    <style:style style:name="T376_16" style:family="text"/>
    <style:style style:name="T376_17" style:family="text"/>
    <style:style style:name="T376_18" style:family="text"/>
    <style:style style:name="T376_19" style:family="text"/>
    <style:style style:name="T376_20" style:family="text"/>
    <style:style style:name="T376_21" style:family="text"/>
    <style:style style:name="T376_22" style:family="text"/>
    <style:style style:name="T376_23" style:family="text"/>
    <style:style style:name="T376_24" style:family="text"/>
    <style:style style:name="T376_25" style:family="text"/>
    <style:style style:name="T376_26" style:family="text"/>
    <style:style style:name="T376_27" style:family="text"/>
    <style:style style:name="T376_28" style:family="text"/>
    <style:style style:name="T376_29" style:family="text"/>
    <style:style style:name="T376_30" style:family="text"/>
    <style:style style:name="T376_31" style:family="text"/>
    <style:style style:name="T376_32" style:family="text"/>
    <style:style style:name="T376_33" style:family="text"/>
    <style:style style:name="T376_34" style:family="text"/>
    <style:style style:name="T376_35" style:family="text"/>
    <style:style style:name="T376_36" style:family="text"/>
    <style:style style:name="T376_37" style:family="text"/>
    <style:style style:name="T376_38" style:family="text"/>
    <style:style style:name="T376_39" style:family="text"/>
    <style:style style:name="T376_40" style:family="text"/>
    <style:style style:name="T376_41" style:family="text"/>
    <style:style style:name="T376_42" style:family="text"/>
    <style:style style:name="T376_43" style:family="text"/>
    <style:style style:name="T376_44" style:family="text"/>
    <style:style style:name="T376_45" style:family="text"/>
    <style:style style:name="T376_46" style:family="text"/>
    <style:style style:name="T376_47" style:family="text"/>
    <style:style style:name="T376_48" style:family="text"/>
    <style:style style:name="T376_49" style:family="text"/>
    <style:style style:name="T376_50" style:family="text"/>
    <style:style style:name="T376_51" style:family="text"/>
    <style:style style:name="T376_52" style:family="text"/>
    <style:style style:name="T376_53" style:family="text"/>
    <style:style style:name="T376_54" style:family="text"/>
    <style:style style:name="T376_55" style:family="text"/>
    <style:style style:name="T376_56" style:family="text"/>
    <style:style style:name="T376_57" style:family="text"/>
    <style:style style:name="T376_58" style:family="text"/>
    <style:style style:name="T376_59" style:family="text"/>
    <style:style style:name="T376_60" style:family="text"/>
    <style:style style:name="T376_61" style:family="text"/>
    <style:style style:name="T376_62" style:family="text"/>
    <style:style style:name="T376_63" style:family="text"/>
    <style:style style:name="T376_64" style:family="text"/>
    <style:style style:name="T376_65" style:family="text"/>
    <style:style style:name="T376_66" style:family="text"/>
    <style:style style:name="T376_67" style:family="text"/>
    <style:style style:name="T376_68" style:family="text"/>
    <style:style style:name="T376_69" style:family="text"/>
    <style:style style:name="T376_70" style:family="text"/>
    <style:style style:name="T376_71" style:family="text"/>
    <style:style style:name="T376_72" style:family="text"/>
    <style:style style:name="T376_73" style:family="text"/>
    <style:style style:name="T376_74" style:family="text"/>
    <style:style style:name="T376_75" style:family="text"/>
    <style:style style:name="T376_76" style:family="text"/>
    <style:style style:name="T376_77" style:family="text"/>
    <style:style style:name="T376_78" style:family="text"/>
    <style:style style:name="T376_79" style:family="text"/>
    <style:style style:name="T376_80" style:family="text"/>
    <style:style style:name="T376_81" style:family="text"/>
    <style:style style:name="T376_82" style:family="text"/>
    <style:style style:name="T376_83" style:family="text"/>
    <style:style style:name="T376_84" style:family="text"/>
    <style:style style:name="T376_85" style:family="text"/>
    <style:style style:name="T376_86" style:family="text"/>
    <style:style style:name="T376_87" style:family="text"/>
    <style:style style:name="T376_88" style:family="text"/>
    <style:style style:name="T376_89" style:family="text"/>
    <style:style style:name="T376_90" style:family="text"/>
    <style:style style:name="T376_91" style:family="text"/>
    <style:style style:name="T376_92" style:family="text"/>
    <style:style style:name="T376_93" style:family="text"/>
    <style:style style:name="T376_94" style:family="text"/>
    <style:style style:name="T376_95" style:family="text"/>
    <style:style style:name="T376_96" style:family="text"/>
    <style:style style:name="T376_97" style:family="text"/>
    <style:style style:name="T376_98" style:family="text"/>
    <style:style style:name="T376_99" style:family="text"/>
    <style:style style:name="T376_100" style:family="text"/>
    <style:style style:name="T376_101" style:family="text"/>
    <style:style style:name="T376_102" style:family="text"/>
    <style:style style:name="T376_103" style:family="text"/>
    <style:style style:name="T376_104" style:family="text"/>
    <style:style style:name="T376_105" style:family="text"/>
    <style:style style:name="T376_106" style:family="text"/>
    <style:style style:name="T376_107" style:family="text"/>
    <style:style style:name="T376_108" style:family="text"/>
    <style:style style:name="T376_109" style:family="text"/>
    <style:style style:name="T376_110" style:family="text"/>
    <style:style style:name="T376_111" style:family="text"/>
    <style:style style:name="T376_112" style:family="text"/>
    <style:style style:name="T376_113" style:family="text"/>
    <style:style style:name="T376_114" style:family="text"/>
    <style:style style:name="T376_115" style:family="text"/>
    <style:style style:name="T376_116" style:family="text"/>
    <style:style style:name="P377" style:family="paragraph" style:parent-style-name="Standard">
      <style:paragraph-properties fo:break-before="auto" fo:text-indent="0cm" fo:line-height="115%" fo:margin-left="0cm" style:writing-mode="lr-tb"/>
    </style:style>
    <style:style style:name="P378" style:family="paragraph" style:parent-style-name="Standard">
      <style:paragraph-properties fo:break-before="auto" fo:text-indent="0cm" fo:line-height="115%" fo:margin-left="0cm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T378_9" style:family="text"/>
    <style:style style:name="T378_10" style:family="text"/>
    <style:style style:name="T378_11" style:family="text"/>
    <style:style style:name="T378_12" style:family="text"/>
    <style:style style:name="P379" style:family="paragraph" style:parent-style-name="Standard">
      <style:paragraph-properties fo:break-before="auto" fo:text-indent="0cm" fo:line-height="115%" fo:margin-left="0cm" style:writing-mode="lr-tb"/>
    </style:style>
    <style:style style:name="T379_1" style:family="text"/>
    <style:style style:name="T379_2" style:family="text"/>
    <style:style style:name="T379_3" style:family="text"/>
    <style:style style:name="T379_4" style:family="text"/>
    <style:style style:name="T379_5" style:family="text"/>
    <style:style style:name="T379_6" style:family="text"/>
    <style:style style:name="T379_7" style:family="text"/>
    <style:style style:name="T379_8" style:family="text"/>
    <style:style style:name="T379_9" style:family="text"/>
    <style:style style:name="T379_10" style:family="text"/>
    <style:style style:name="T379_11" style:family="text"/>
    <style:style style:name="T379_12" style:family="text"/>
    <style:style style:name="T379_13" style:family="text"/>
    <style:style style:name="T379_14" style:family="text"/>
    <style:style style:name="T379_15" style:family="text"/>
    <style:style style:name="T379_16" style:family="text"/>
    <style:style style:name="T379_17" style:family="text"/>
    <style:style style:name="T379_18" style:family="text"/>
    <style:style style:name="T379_19" style:family="text"/>
    <style:style style:name="T379_20" style:family="text"/>
    <style:style style:name="T379_21" style:family="text"/>
    <style:style style:name="T379_22" style:family="text"/>
    <style:style style:name="T379_23" style:family="text"/>
    <style:style style:name="T379_24" style:family="text"/>
    <style:style style:name="T379_25" style:family="text"/>
    <style:style style:name="T379_26" style:family="text"/>
    <style:style style:name="T379_27" style:family="text"/>
    <style:style style:name="T379_28" style:family="text"/>
    <style:style style:name="P380" style:family="paragraph" style:parent-style-name="Standard">
      <style:paragraph-properties fo:break-before="auto" fo:text-indent="0cm" fo:line-height="115%" fo:margin-left="0cm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P381" style:family="paragraph" style:parent-style-name="Standard">
      <style:paragraph-properties fo:break-before="auto" fo:text-indent="0cm" fo:line-height="115%" fo:margin-left="0cm" style:writing-mode="lr-tb"/>
    </style:style>
    <style:style style:name="T381_1" style:family="text"/>
    <style:style style:name="T381_2" style:family="text"/>
    <style:style style:name="T381_3" style:family="text"/>
    <style:style style:name="T381_4" style:family="text"/>
    <style:style style:name="P382" style:family="paragraph" style:parent-style-name="Standard">
      <style:paragraph-properties fo:break-before="auto" fo:text-indent="0cm" fo:line-height="115%" fo:margin-left="0cm" style:writing-mode="lr-tb"/>
    </style:style>
    <style:style style:name="P383" style:family="paragraph" style:parent-style-name="Standard">
      <style:paragraph-properties fo:break-before="auto" fo:text-indent="0cm" fo:line-height="115%" fo:margin-left="0cm" style:writing-mode="lr-tb"/>
    </style:style>
    <style:style style:name="T383_1" style:family="text">
      <style:text-properties style:text-underline-style="solid" style:text-underline-color="font-color"/>
    </style:style>
    <style:style style:name="T383_2" style:family="text">
      <style:text-properties style:text-underline-style="solid" style:text-underline-color="font-color"/>
    </style:style>
    <style:style style:name="T383_3" style:family="text">
      <style:text-properties style:text-underline-style="solid" style:text-underline-color="font-color"/>
    </style:style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T383_9" style:family="text"/>
    <style:style style:name="T383_10" style:family="text"/>
    <style:style style:name="T383_11" style:family="text"/>
    <style:style style:name="T383_12" style:family="text"/>
    <style:style style:name="T383_13" style:family="text"/>
    <style:style style:name="T383_14" style:family="text"/>
    <style:style style:name="T383_15" style:family="text"/>
    <style:style style:name="T383_16" style:family="text"/>
    <style:style style:name="T383_17" style:family="text"/>
    <style:style style:name="T383_18" style:family="text"/>
    <style:style style:name="T383_19" style:family="text"/>
    <style:style style:name="T383_20" style:family="text"/>
    <style:style style:name="T383_21" style:family="text"/>
    <style:style style:name="T383_22" style:family="text"/>
    <style:style style:name="T383_23" style:family="text"/>
    <style:style style:name="T383_24" style:family="text"/>
    <style:style style:name="T383_25" style:family="text"/>
    <style:style style:name="T383_26" style:family="text"/>
    <style:style style:name="T383_27" style:family="text"/>
    <style:style style:name="T383_28" style:family="text"/>
    <style:style style:name="T383_29" style:family="text"/>
    <style:style style:name="T383_30" style:family="text"/>
    <style:style style:name="T383_31" style:family="text"/>
    <style:style style:name="T383_32" style:family="text"/>
    <style:style style:name="T383_33" style:family="text"/>
    <style:style style:name="T383_34" style:family="text"/>
    <style:style style:name="T383_35" style:family="text"/>
    <style:style style:name="T383_36" style:family="text"/>
    <style:style style:name="T383_37" style:family="text"/>
    <style:style style:name="T383_38" style:family="text"/>
    <style:style style:name="T383_39" style:family="text"/>
    <style:style style:name="T383_40" style:family="text"/>
    <style:style style:name="T383_41" style:family="text"/>
    <style:style style:name="T383_42" style:family="text"/>
    <style:style style:name="T383_43" style:family="text"/>
    <style:style style:name="T383_44" style:family="text"/>
    <style:style style:name="T383_45" style:family="text"/>
    <style:style style:name="T383_46" style:family="text"/>
    <style:style style:name="T383_47" style:family="text"/>
    <style:style style:name="T383_48" style:family="text"/>
    <style:style style:name="T383_49" style:family="text"/>
    <style:style style:name="T383_50" style:family="text"/>
    <style:style style:name="T383_51" style:family="text"/>
    <style:style style:name="T383_52" style:family="text"/>
    <style:style style:name="T383_53" style:family="text"/>
    <style:style style:name="T383_54" style:family="text"/>
    <style:style style:name="T383_55" style:family="text"/>
    <style:style style:name="T383_56" style:family="text"/>
    <style:style style:name="T383_57" style:family="text"/>
    <style:style style:name="T383_58" style:family="text"/>
    <style:style style:name="T383_59" style:family="text"/>
    <style:style style:name="T383_60" style:family="text"/>
    <style:style style:name="T383_61" style:family="text"/>
    <style:style style:name="T383_62" style:family="text"/>
    <style:style style:name="P384" style:family="paragraph" style:parent-style-name="Standard">
      <style:paragraph-properties fo:break-before="auto" fo:text-indent="0cm" fo:line-height="115%" fo:margin-left="0cm" style:writing-mode="lr-tb"/>
    </style:style>
    <style:style style:name="P385" style:family="paragraph" style:parent-style-name="Standard">
      <style:paragraph-properties fo:break-before="auto" fo:text-indent="0cm" fo:line-height="115%" fo:margin-left="0cm" style:writing-mode="lr-tb"/>
    </style:style>
    <style:style style:name="T385_1" style:family="text">
      <style:text-properties style:text-underline-style="solid" style:text-underline-color="font-color"/>
    </style:style>
    <style:style style:name="T385_2" style:family="text">
      <style:text-properties style:text-underline-style="solid" style:text-underline-color="font-color"/>
    </style:style>
    <style:style style:name="T385_3" style:family="text">
      <style:text-properties style:text-underline-style="solid" style:text-underline-color="font-color"/>
    </style:style>
    <style:style style:name="T385_4" style:family="text"/>
    <style:style style:name="T385_5" style:family="text"/>
    <style:style style:name="T385_6" style:family="text"/>
    <style:style style:name="T385_7" style:family="text"/>
    <style:style style:name="T385_8" style:family="text"/>
    <style:style style:name="T385_9" style:family="text"/>
    <style:style style:name="T385_10" style:family="text"/>
    <style:style style:name="T385_11" style:family="text"/>
    <style:style style:name="T385_12" style:family="text"/>
    <style:style style:name="T385_13" style:family="text"/>
    <style:style style:name="T385_14" style:family="text"/>
    <style:style style:name="T385_15" style:family="text"/>
    <style:style style:name="T385_16" style:family="text"/>
    <style:style style:name="T385_17" style:family="text"/>
    <style:style style:name="T385_18" style:family="text"/>
    <style:style style:name="T385_19" style:family="text"/>
    <style:style style:name="T385_20" style:family="text"/>
    <style:style style:name="T385_21" style:family="text"/>
    <style:style style:name="T385_22" style:family="text"/>
    <style:style style:name="T385_23" style:family="text"/>
    <style:style style:name="T385_24" style:family="text"/>
    <style:style style:name="T385_25" style:family="text"/>
    <style:style style:name="T385_26" style:family="text"/>
    <style:style style:name="T385_27" style:family="text"/>
    <style:style style:name="T385_28" style:family="text"/>
    <style:style style:name="T385_29" style:family="text"/>
    <style:style style:name="T385_30" style:family="text"/>
    <style:style style:name="T385_31" style:family="text"/>
    <style:style style:name="T385_32" style:family="text"/>
    <style:style style:name="T385_33" style:family="text"/>
    <style:style style:name="T385_34" style:family="text"/>
    <style:style style:name="T385_35" style:family="text"/>
    <style:style style:name="T385_36" style:family="text"/>
    <style:style style:name="T385_37" style:family="text"/>
    <style:style style:name="T385_38" style:family="text"/>
    <style:style style:name="T385_39" style:family="text"/>
    <style:style style:name="T385_40" style:family="text"/>
    <style:style style:name="T385_41" style:family="text"/>
    <style:style style:name="T385_42" style:family="text"/>
    <style:style style:name="T385_43" style:family="text"/>
    <style:style style:name="T385_44" style:family="text"/>
    <style:style style:name="T385_45" style:family="text"/>
    <style:style style:name="T385_46" style:family="text"/>
    <style:style style:name="T385_47" style:family="text"/>
    <style:style style:name="T385_48" style:family="text"/>
    <style:style style:name="T385_49" style:family="text"/>
    <style:style style:name="T385_50" style:family="text"/>
    <style:style style:name="T385_51" style:family="text"/>
    <style:style style:name="T385_52" style:family="text"/>
    <style:style style:name="T385_53" style:family="text"/>
    <style:style style:name="T385_54" style:family="text"/>
    <style:style style:name="T385_55" style:family="text"/>
    <style:style style:name="T385_56" style:family="text"/>
    <style:style style:name="T385_57" style:family="text"/>
    <style:style style:name="T385_58" style:family="text"/>
    <style:style style:name="T385_59" style:family="text"/>
    <style:style style:name="T385_60" style:family="text"/>
    <style:style style:name="T385_61" style:family="text"/>
    <style:style style:name="T385_62" style:family="text"/>
    <style:style style:name="T385_63" style:family="text"/>
    <style:style style:name="T385_64" style:family="text"/>
    <style:style style:name="T385_65" style:family="text"/>
    <style:style style:name="T385_66" style:family="text"/>
    <style:style style:name="T385_67" style:family="text"/>
    <style:style style:name="T385_68" style:family="text"/>
    <style:style style:name="T385_69" style:family="text"/>
    <style:style style:name="T385_70" style:family="text"/>
    <style:style style:name="T385_71" style:family="text"/>
    <style:style style:name="T385_72" style:family="text"/>
    <style:style style:name="T385_73" style:family="text"/>
    <style:style style:name="T385_74" style:family="text"/>
    <style:style style:name="T385_75" style:family="text"/>
    <style:style style:name="T385_76" style:family="text"/>
    <style:style style:name="T385_77" style:family="text"/>
    <style:style style:name="T385_78" style:family="text"/>
    <style:style style:name="T385_79" style:family="text"/>
    <style:style style:name="T385_80" style:family="text"/>
    <style:style style:name="T385_81" style:family="text"/>
    <style:style style:name="T385_82" style:family="text"/>
    <style:style style:name="T385_83" style:family="text"/>
    <style:style style:name="T385_84" style:family="text"/>
    <style:style style:name="T385_85" style:family="text"/>
    <style:style style:name="T385_86" style:family="text"/>
    <style:style style:name="T385_87" style:family="text"/>
    <style:style style:name="T385_88" style:family="text"/>
    <style:style style:name="T385_89" style:family="text"/>
    <style:style style:name="T385_90" style:family="text"/>
    <style:style style:name="T385_91" style:family="text"/>
    <style:style style:name="T385_92" style:family="text"/>
    <style:style style:name="P386" style:family="paragraph" style:parent-style-name="Standard">
      <style:paragraph-properties fo:break-before="auto" fo:text-indent="0cm" fo:line-height="115%" fo:margin-left="0cm" style:writing-mode="lr-tb"/>
    </style:style>
    <style:style style:name="P387" style:family="paragraph" style:parent-style-name="Standard">
      <style:paragraph-properties fo:break-before="auto" fo:text-indent="0cm" fo:line-height="115%" fo:margin-left="0cm" style:writing-mode="lr-tb"/>
    </style:style>
    <style:style style:name="T387_1" style:family="text">
      <style:text-properties fo:font-weight="bold" style:font-weight-asian="bold" style:font-weight-complex="bold"/>
    </style:style>
    <style:style style:name="P388" style:family="paragraph" style:parent-style-name="Standard">
      <style:paragraph-properties fo:break-before="auto" fo:text-indent="0cm" fo:line-height="115%" fo:margin-left="0cm" style:writing-mode="lr-tb"/>
    </style:style>
    <style:style style:name="T388_1" style:family="text">
      <style:text-properties fo:font-weight="bold" style:font-weight-asian="bold" style:font-weight-complex="bold"/>
    </style:style>
    <style:style style:name="P389" style:family="paragraph" style:parent-style-name="Standard">
      <style:paragraph-properties fo:break-before="auto" fo:text-indent="0cm" fo:line-height="115%" fo:margin-left="0cm" style:writing-mode="lr-tb"/>
    </style:style>
    <style:style style:name="P390" style:family="paragraph" style:parent-style-name="Standard">
      <style:paragraph-properties fo:break-before="auto" fo:text-indent="0cm" fo:line-height="115%" fo:margin-left="0cm" style:writing-mode="lr-tb"/>
    </style:style>
    <style:style style:name="Table6" style:family="table">
      <style:table-properties table:align="left" style:width="16.51cm" fo:margin-left="0cm"/>
    </style:style>
    <style:style style:name="Column12" style:family="table-column">
      <style:table-column-properties style:column-width="4.366cm"/>
    </style:style>
    <style:style style:name="Column13" style:family="table-column">
      <style:table-column-properties style:column-width="12.144cm"/>
    </style:style>
    <style:style style:name="Row24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9" style:family="paragraph" style:parent-style-name="Standard">
      <style:paragraph-properties fo:break-before="auto" fo:text-indent="0cm" fo:line-height="115%" fo:margin-left="0cm" style:writing-mode="lr-tb"/>
    </style:style>
    <style:style style:name="P410" style:family="paragraph" style:parent-style-name="Standard">
      <style:paragraph-properties fo:break-before="auto" fo:text-indent="0cm" fo:line-height="115%" fo:margin-left="0cm" style:writing-mode="lr-tb"/>
    </style:style>
    <style:style style:name="P411" style:family="paragraph" style:parent-style-name="Standard">
      <style:paragraph-properties fo:break-before="auto" fo:text-indent="0cm" fo:line-height="115%" fo:margin-left="0cm" style:writing-mode="lr-tb"/>
    </style:style>
    <style:style style:name="T411_1" style:family="text"/>
    <style:style style:name="T411_2" style:family="text"/>
    <style:style style:name="T411_3" style:family="text"/>
    <style:style style:name="T411_4" style:family="text"/>
    <style:style style:name="T411_5" style:family="text"/>
    <style:style style:name="T411_6" style:family="text"/>
    <style:style style:name="T411_7" style:family="text"/>
    <style:style style:name="T411_8" style:family="text"/>
    <style:style style:name="T411_9" style:family="text"/>
    <style:style style:name="T411_10" style:family="text"/>
    <style:style style:name="T411_11" style:family="text"/>
    <style:style style:name="T411_12" style:family="text"/>
    <style:style style:name="T411_13" style:family="text"/>
    <style:style style:name="T411_14" style:family="text"/>
    <style:style style:name="T411_15" style:family="text"/>
    <style:style style:name="T411_16" style:family="text"/>
    <style:style style:name="T411_17" style:family="text"/>
    <style:style style:name="T411_18" style:family="text"/>
    <style:style style:name="T411_19" style:family="text"/>
    <style:style style:name="T411_20" style:family="text"/>
    <style:style style:name="T411_21" style:family="text"/>
    <style:style style:name="T411_22" style:family="text"/>
    <style:style style:name="T411_23" style:family="text"/>
    <style:style style:name="T411_24" style:family="text"/>
    <style:style style:name="T411_25" style:family="text"/>
    <style:style style:name="T411_26" style:family="text"/>
    <style:style style:name="T411_27" style:family="text"/>
    <style:style style:name="T411_28" style:family="text"/>
    <style:style style:name="T411_29" style:family="text"/>
    <style:style style:name="T411_30" style:family="text"/>
    <style:style style:name="T411_31" style:family="text"/>
    <style:style style:name="T411_32" style:family="text"/>
    <style:style style:name="T411_33" style:family="text"/>
    <style:style style:name="T411_34" style:family="text"/>
    <style:style style:name="T411_35" style:family="text"/>
    <style:style style:name="T411_36" style:family="text"/>
    <style:style style:name="T411_37" style:family="text"/>
    <style:style style:name="T411_38" style:family="text"/>
    <style:style style:name="T411_39" style:family="text"/>
    <style:style style:name="T411_40" style:family="text"/>
    <style:style style:name="T411_41" style:family="text"/>
    <style:style style:name="T411_42" style:family="text"/>
    <style:style style:name="T411_43" style:family="text"/>
    <style:style style:name="T411_44" style:family="text"/>
    <style:style style:name="T411_45" style:family="text"/>
    <style:style style:name="T411_46" style:family="text"/>
    <style:style style:name="T411_47" style:family="text"/>
    <style:style style:name="T411_48" style:family="text"/>
    <style:style style:name="T411_49" style:family="text"/>
    <style:style style:name="T411_50" style:family="text"/>
    <style:style style:name="T411_51" style:family="text"/>
    <style:style style:name="T411_52" style:family="text"/>
    <style:style style:name="T411_53" style:family="text"/>
    <style:style style:name="T411_54" style:family="text"/>
    <style:style style:name="T411_55" style:family="text"/>
    <style:style style:name="T411_56" style:family="text"/>
    <style:style style:name="T411_57" style:family="text"/>
    <style:style style:name="T411_58" style:family="text"/>
    <style:style style:name="P412" style:family="paragraph" style:parent-style-name="Standard">
      <style:paragraph-properties fo:break-before="auto" fo:text-indent="0cm" fo:line-height="115%" fo:margin-left="0cm" style:writing-mode="lr-tb"/>
    </style:style>
    <style:style style:name="P413" style:family="paragraph" style:parent-style-name="Standard">
      <style:paragraph-properties fo:break-before="auto" fo:text-indent="0cm" fo:line-height="115%" fo:margin-left="0cm" style:writing-mode="lr-tb"/>
    </style:style>
    <style:style style:name="T413_1" style:family="text">
      <style:text-properties style:text-underline-style="solid" style:text-underline-color="font-color"/>
    </style:style>
    <style:style style:name="T413_2" style:family="text">
      <style:text-properties style:text-underline-style="solid" style:text-underline-color="font-color"/>
    </style:style>
    <style:style style:name="T413_3" style:family="text">
      <style:text-properties style:text-underline-style="solid" style:text-underline-color="font-color"/>
    </style:style>
    <style:style style:name="T413_4" style:family="text">
      <style:text-properties style:text-underline-style="solid" style:text-underline-color="font-color"/>
    </style:style>
    <style:style style:name="T413_5" style:family="text">
      <style:text-properties style:text-underline-style="solid" style:text-underline-color="font-color"/>
    </style:style>
    <style:style style:name="T413_6" style:family="text">
      <style:text-properties style:text-underline-style="solid" style:text-underline-color="font-color"/>
    </style:style>
    <style:style style:name="T413_7" style:family="text">
      <style:text-properties style:text-underline-style="solid" style:text-underline-color="font-color"/>
    </style:style>
    <style:style style:name="T413_8" style:family="text">
      <style:text-properties style:text-underline-style="solid" style:text-underline-color="font-color"/>
    </style:style>
    <style:style style:name="T413_9" style:family="text"/>
    <style:style style:name="T413_10" style:family="text"/>
    <style:style style:name="T413_11" style:family="text"/>
    <style:style style:name="T413_12" style:family="text"/>
    <style:style style:name="T413_13" style:family="text"/>
    <style:style style:name="T413_14" style:family="text"/>
    <style:style style:name="T413_15" style:family="text"/>
    <style:style style:name="T413_16" style:family="text"/>
    <style:style style:name="T413_17" style:family="text"/>
    <style:style style:name="T413_18" style:family="text"/>
    <style:style style:name="T413_19" style:family="text"/>
    <style:style style:name="T413_20" style:family="text"/>
    <style:style style:name="T413_21" style:family="text"/>
    <style:style style:name="T413_22" style:family="text"/>
    <style:style style:name="T413_23" style:family="text"/>
    <style:style style:name="T413_24" style:family="text"/>
    <style:style style:name="T413_25" style:family="text"/>
    <style:style style:name="T413_26" style:family="text"/>
    <style:style style:name="T413_27" style:family="text"/>
    <style:style style:name="T413_28" style:family="text"/>
    <style:style style:name="T413_29" style:family="text"/>
    <style:style style:name="T413_30" style:family="text"/>
    <style:style style:name="T413_31" style:family="text"/>
    <style:style style:name="T413_32" style:family="text"/>
    <style:style style:name="T413_33" style:family="text"/>
    <style:style style:name="T413_34" style:family="text"/>
    <style:style style:name="T413_35" style:family="text"/>
    <style:style style:name="T413_36" style:family="text"/>
    <style:style style:name="T413_37" style:family="text"/>
    <style:style style:name="T413_38" style:family="text"/>
    <style:style style:name="T413_39" style:family="text"/>
    <style:style style:name="T413_40" style:family="text"/>
    <style:style style:name="T413_41" style:family="text"/>
    <style:style style:name="T413_42" style:family="text"/>
    <style:style style:name="T413_43" style:family="text"/>
    <style:style style:name="T413_44" style:family="text"/>
    <style:style style:name="T413_45" style:family="text"/>
    <style:style style:name="T413_46" style:family="text"/>
    <style:style style:name="T413_47" style:family="text"/>
    <style:style style:name="T413_48" style:family="text"/>
    <style:style style:name="T413_49" style:family="text"/>
    <style:style style:name="T413_50" style:family="text"/>
    <style:style style:name="T413_51" style:family="text"/>
    <style:style style:name="T413_52" style:family="text"/>
    <style:style style:name="T413_53" style:family="text"/>
    <style:style style:name="T413_54" style:family="text"/>
    <style:style style:name="T413_55" style:family="text"/>
    <style:style style:name="T413_56" style:family="text"/>
    <style:style style:name="T413_57" style:family="text"/>
    <style:style style:name="T413_58" style:family="text"/>
    <style:style style:name="T413_59" style:family="text"/>
    <style:style style:name="T413_60" style:family="text"/>
    <style:style style:name="T413_61" style:family="text"/>
    <style:style style:name="T413_62" style:family="text"/>
    <style:style style:name="P414" style:family="paragraph" style:parent-style-name="Standard">
      <style:paragraph-properties fo:break-before="auto" fo:text-indent="0cm" fo:line-height="115%" fo:margin-left="0cm" style:writing-mode="lr-tb"/>
    </style:style>
    <style:style style:name="T414_1" style:family="text">
      <style:text-properties style:text-underline-style="solid" style:text-underline-color="font-color"/>
    </style:style>
    <style:style style:name="T414_2" style:family="text">
      <style:text-properties style:text-underline-style="solid" style:text-underline-color="font-color"/>
    </style:style>
    <style:style style:name="T414_3" style:family="text">
      <style:text-properties style:text-underline-style="solid" style:text-underline-color="font-color"/>
    </style:style>
    <style:style style:name="T414_4" style:family="text">
      <style:text-properties style:text-underline-style="solid" style:text-underline-color="font-color"/>
    </style:style>
    <style:style style:name="T414_5" style:family="text"/>
    <style:style style:name="T414_6" style:family="text"/>
    <style:style style:name="T414_7" style:family="text"/>
    <style:style style:name="T414_8" style:family="text"/>
    <style:style style:name="T414_9" style:family="text"/>
    <style:style style:name="T414_10" style:family="text"/>
    <style:style style:name="T414_11" style:family="text"/>
    <style:style style:name="T414_12" style:family="text"/>
    <style:style style:name="T414_13" style:family="text"/>
    <style:style style:name="T414_14" style:family="text"/>
    <style:style style:name="T414_15" style:family="text"/>
    <style:style style:name="T414_16" style:family="text"/>
    <style:style style:name="T414_17" style:family="text"/>
    <style:style style:name="T414_18" style:family="text"/>
    <style:style style:name="T414_19" style:family="text"/>
    <style:style style:name="T414_20" style:family="text"/>
    <style:style style:name="T414_21" style:family="text"/>
    <style:style style:name="T414_22" style:family="text"/>
    <style:style style:name="T414_23" style:family="text"/>
    <style:style style:name="T414_24" style:family="text"/>
    <style:style style:name="T414_25" style:family="text"/>
    <style:style style:name="T414_26" style:family="text"/>
    <style:style style:name="T414_27" style:family="text"/>
    <style:style style:name="T414_28" style:family="text"/>
    <style:style style:name="P415" style:family="paragraph" style:parent-style-name="Standard">
      <style:paragraph-properties fo:break-before="auto" fo:text-indent="0cm" fo:line-height="115%" fo:margin-left="0cm" style:writing-mode="lr-tb"/>
    </style:style>
    <style:style style:name="P416" style:family="paragraph" style:parent-style-name="Standard">
      <style:paragraph-properties fo:break-before="auto" fo:text-indent="0cm" fo:line-height="115%" fo:margin-left="0cm" style:writing-mode="lr-tb"/>
    </style:style>
    <style:style style:name="T416_1" style:family="text">
      <style:text-properties style:text-underline-style="solid" style:text-underline-color="font-color"/>
    </style:style>
    <style:style style:name="T416_2" style:family="text">
      <style:text-properties style:text-underline-style="solid" style:text-underline-color="font-color"/>
    </style:style>
    <style:style style:name="T416_3" style:family="text">
      <style:text-properties style:text-underline-style="solid" style:text-underline-color="font-color"/>
    </style:style>
    <style:style style:name="T416_4" style:family="text">
      <style:text-properties style:text-underline-style="solid" style:text-underline-color="font-color"/>
    </style:style>
    <style:style style:name="T416_5" style:family="text"/>
    <style:style style:name="T416_6" style:family="text"/>
    <style:style style:name="T416_7" style:family="text"/>
    <style:style style:name="T416_8" style:family="text"/>
    <style:style style:name="T416_9" style:family="text"/>
    <style:style style:name="T416_10" style:family="text"/>
    <style:style style:name="T416_11" style:family="text"/>
    <style:style style:name="T416_12" style:family="text"/>
    <style:style style:name="T416_13" style:family="text"/>
    <style:style style:name="T416_14" style:family="text"/>
    <style:style style:name="T416_15" style:family="text"/>
    <style:style style:name="T416_16" style:family="text"/>
    <style:style style:name="T416_17" style:family="text"/>
    <style:style style:name="T416_18" style:family="text"/>
    <style:style style:name="T416_19" style:family="text"/>
    <style:style style:name="T416_20" style:family="text"/>
    <style:style style:name="T416_21" style:family="text"/>
    <style:style style:name="T416_22" style:family="text"/>
    <style:style style:name="T416_23" style:family="text"/>
    <style:style style:name="T416_24" style:family="text"/>
    <style:style style:name="T416_25" style:family="text"/>
    <style:style style:name="T416_26" style:family="text"/>
    <style:style style:name="T416_27" style:family="text"/>
    <style:style style:name="T416_28" style:family="text"/>
    <style:style style:name="T416_29" style:family="text"/>
    <style:style style:name="T416_30" style:family="text"/>
    <style:style style:name="T416_31" style:family="text"/>
    <style:style style:name="T416_32" style:family="text"/>
    <style:style style:name="T416_33" style:family="text"/>
    <style:style style:name="T416_34" style:family="text"/>
    <style:style style:name="T416_35" style:family="text"/>
    <style:style style:name="T416_36" style:family="text"/>
    <style:style style:name="T416_37" style:family="text"/>
    <style:style style:name="T416_38" style:family="text"/>
    <style:style style:name="T416_39" style:family="text"/>
    <style:style style:name="T416_40" style:family="text"/>
    <style:style style:name="T416_41" style:family="text"/>
    <style:style style:name="T416_42" style:family="text"/>
    <style:style style:name="T416_43" style:family="text"/>
    <style:style style:name="T416_44" style:family="text"/>
    <style:style style:name="T416_45" style:family="text"/>
    <style:style style:name="T416_46" style:family="text"/>
    <style:style style:name="T416_47" style:family="text"/>
    <style:style style:name="T416_48" style:family="text"/>
    <style:style style:name="T416_49" style:family="text"/>
    <style:style style:name="T416_50" style:family="text"/>
    <style:style style:name="T416_51" style:family="text"/>
    <style:style style:name="P417" style:family="paragraph" style:parent-style-name="Standard">
      <style:paragraph-properties fo:break-before="auto" fo:text-indent="0cm" fo:line-height="115%" fo:margin-left="0cm" style:writing-mode="lr-tb"/>
    </style:style>
    <style:style style:name="P418" style:family="paragraph" style:parent-style-name="Standard">
      <style:paragraph-properties fo:break-before="auto" fo:text-indent="0cm" fo:line-height="115%" fo:margin-left="0cm" style:writing-mode="lr-tb"/>
    </style:style>
    <style:style style:name="T418_1" style:family="text">
      <style:text-properties style:text-underline-style="solid" style:text-underline-color="font-color"/>
    </style:style>
    <style:style style:name="T418_2" style:family="text">
      <style:text-properties style:text-underline-style="solid" style:text-underline-color="font-color"/>
    </style:style>
    <style:style style:name="T418_3" style:family="text">
      <style:text-properties style:text-underline-style="solid" style:text-underline-color="font-color"/>
    </style:style>
    <style:style style:name="T418_4" style:family="text">
      <style:text-properties style:text-underline-style="solid" style:text-underline-color="font-color"/>
    </style:style>
    <style:style style:name="T418_5" style:family="text"/>
    <style:style style:name="T418_6" style:family="text"/>
    <style:style style:name="T418_7" style:family="text"/>
    <style:style style:name="T418_8" style:family="text"/>
    <style:style style:name="T418_9" style:family="text"/>
    <style:style style:name="T418_10" style:family="text"/>
    <style:style style:name="T418_11" style:family="text"/>
    <style:style style:name="T418_12" style:family="text"/>
    <style:style style:name="T418_13" style:family="text"/>
    <style:style style:name="T418_14" style:family="text"/>
    <style:style style:name="T418_15" style:family="text"/>
    <style:style style:name="T418_16" style:family="text"/>
    <style:style style:name="T418_17" style:family="text"/>
    <style:style style:name="T418_18" style:family="text"/>
    <style:style style:name="T418_19" style:family="text"/>
    <style:style style:name="T418_20" style:family="text"/>
    <style:style style:name="T418_21" style:family="text"/>
    <style:style style:name="T418_22" style:family="text"/>
    <style:style style:name="T418_23" style:family="text"/>
    <style:style style:name="T418_24" style:family="text"/>
    <style:style style:name="T418_25" style:family="text"/>
    <style:style style:name="T418_26" style:family="text"/>
    <style:style style:name="T418_27" style:family="text"/>
    <style:style style:name="T418_28" style:family="text"/>
    <style:style style:name="T418_29" style:family="text"/>
    <style:style style:name="T418_30" style:family="text"/>
    <style:style style:name="T418_31" style:family="text"/>
    <style:style style:name="T418_32" style:family="text"/>
    <style:style style:name="T418_33" style:family="text"/>
    <style:style style:name="T418_34" style:family="text"/>
    <style:style style:name="T418_35" style:family="text"/>
    <style:style style:name="T418_36" style:family="text"/>
    <style:style style:name="T418_37" style:family="text"/>
    <style:style style:name="T418_38" style:family="text"/>
    <style:style style:name="T418_39" style:family="text"/>
    <style:style style:name="T418_40" style:family="text"/>
    <style:style style:name="T418_41" style:family="text"/>
    <style:style style:name="T418_42" style:family="text"/>
    <style:style style:name="T418_43" style:family="text"/>
    <style:style style:name="T418_44" style:family="text"/>
    <style:style style:name="T418_45" style:family="text"/>
    <style:style style:name="T418_46" style:family="text"/>
    <style:style style:name="T418_47" style:family="text"/>
    <style:style style:name="T418_48" style:family="text"/>
    <style:style style:name="P419" style:family="paragraph" style:parent-style-name="Standard">
      <style:paragraph-properties fo:break-before="auto" fo:text-indent="0cm" fo:line-height="115%" fo:margin-left="0cm" style:writing-mode="lr-tb"/>
    </style:style>
    <style:style style:name="P420" style:family="paragraph" style:parent-style-name="Standard">
      <style:paragraph-properties fo:break-before="auto" fo:text-indent="0cm" fo:line-height="115%" fo:margin-left="0cm" style:writing-mode="lr-tb"/>
    </style:style>
    <style:style style:name="T420_1" style:family="text">
      <style:text-properties style:text-underline-style="solid" style:text-underline-color="font-color"/>
    </style:style>
    <style:style style:name="T420_2" style:family="text"/>
    <style:style style:name="T420_3" style:family="text"/>
    <style:style style:name="T420_4" style:family="text"/>
    <style:style style:name="T420_5" style:family="text"/>
    <style:style style:name="T420_6" style:family="text"/>
    <style:style style:name="T420_7" style:family="text"/>
    <style:style style:name="T420_8" style:family="text"/>
    <style:style style:name="T420_9" style:family="text"/>
    <style:style style:name="T420_10" style:family="text"/>
    <style:style style:name="T420_11" style:family="text"/>
    <style:style style:name="T420_12" style:family="text"/>
    <style:style style:name="T420_13" style:family="text"/>
    <style:style style:name="T420_14" style:family="text"/>
    <style:style style:name="T420_15" style:family="text"/>
    <style:style style:name="T420_16" style:family="text"/>
    <style:style style:name="T420_17" style:family="text"/>
    <style:style style:name="T420_18" style:family="text"/>
    <style:style style:name="T420_19" style:family="text"/>
    <style:style style:name="T420_20" style:family="text"/>
    <style:style style:name="T420_21" style:family="text"/>
    <style:style style:name="T420_22" style:family="text"/>
    <style:style style:name="T420_23" style:family="text"/>
    <style:style style:name="T420_24" style:family="text"/>
    <style:style style:name="T420_25" style:family="text"/>
    <style:style style:name="T420_26" style:family="text"/>
    <style:style style:name="T420_27" style:family="text"/>
    <style:style style:name="T420_28" style:family="text"/>
    <style:style style:name="T420_29" style:family="text"/>
    <style:style style:name="T420_30" style:family="text"/>
    <style:style style:name="T420_31" style:family="text"/>
    <style:style style:name="T420_32" style:family="text"/>
    <style:style style:name="T420_33" style:family="text"/>
    <style:style style:name="T420_34" style:family="text"/>
    <style:style style:name="T420_35" style:family="text"/>
    <style:style style:name="T420_36" style:family="text"/>
    <style:style style:name="T420_37" style:family="text"/>
    <style:style style:name="T420_38" style:family="text"/>
    <style:style style:name="T420_39" style:family="text"/>
    <style:style style:name="T420_40" style:family="text"/>
    <style:style style:name="T420_41" style:family="text"/>
    <style:style style:name="T420_42" style:family="text"/>
    <style:style style:name="T420_43" style:family="text"/>
    <style:style style:name="T420_44" style:family="text"/>
    <style:style style:name="T420_45" style:family="text"/>
    <style:style style:name="T420_46" style:family="text"/>
    <style:style style:name="T420_47" style:family="text"/>
    <style:style style:name="T420_48" style:family="text"/>
    <style:style style:name="T420_49" style:family="text"/>
    <style:style style:name="T420_50" style:family="text"/>
    <style:style style:name="T420_51" style:family="text"/>
    <style:style style:name="T420_52" style:family="text"/>
    <style:style style:name="T420_53" style:family="text"/>
    <style:style style:name="T420_54" style:family="text"/>
    <style:style style:name="T420_55" style:family="text"/>
    <style:style style:name="T420_56" style:family="text"/>
    <style:style style:name="T420_57" style:family="text"/>
    <style:style style:name="T420_58" style:family="text"/>
    <style:style style:name="T420_59" style:family="text"/>
    <style:style style:name="T420_60" style:family="text"/>
    <style:style style:name="T420_61" style:family="text"/>
    <style:style style:name="T420_62" style:family="text"/>
    <style:style style:name="T420_63" style:family="text"/>
    <style:style style:name="T420_64" style:family="text"/>
    <style:style style:name="T420_65" style:family="text"/>
    <style:style style:name="T420_66" style:family="text"/>
    <style:style style:name="T420_67" style:family="text"/>
    <style:style style:name="T420_68" style:family="text"/>
    <style:style style:name="T420_69" style:family="text"/>
    <style:style style:name="T420_70" style:family="text"/>
    <style:style style:name="T420_71" style:family="text"/>
    <style:style style:name="T420_72" style:family="text"/>
    <style:style style:name="T420_73" style:family="text"/>
    <style:style style:name="T420_74" style:family="text"/>
    <style:style style:name="P421" style:family="paragraph" style:parent-style-name="Standard">
      <style:paragraph-properties fo:break-before="auto" fo:text-indent="0cm" fo:line-height="115%" fo:margin-left="0cm" style:writing-mode="lr-tb"/>
    </style:style>
    <style:style style:name="P422" style:family="paragraph" style:parent-style-name="Standard">
      <style:paragraph-properties fo:break-before="auto" fo:text-indent="0cm" fo:line-height="115%" fo:margin-left="0cm" style:writing-mode="lr-tb"/>
    </style:style>
    <style:style style:name="T422_1" style:family="text">
      <style:text-properties style:text-underline-style="solid" style:text-underline-color="font-color"/>
    </style:style>
    <style:style style:name="T422_2" style:family="text">
      <style:text-properties style:text-underline-style="solid" style:text-underline-color="font-color"/>
    </style:style>
    <style:style style:name="T422_3" style:family="text">
      <style:text-properties style:text-underline-style="solid" style:text-underline-color="font-color"/>
    </style:style>
    <style:style style:name="T422_4" style:family="text">
      <style:text-properties style:text-underline-style="solid" style:text-underline-color="font-color"/>
    </style:style>
    <style:style style:name="T422_5" style:family="text">
      <style:text-properties style:text-underline-style="solid" style:text-underline-color="font-color"/>
    </style:style>
    <style:style style:name="T422_6" style:family="text"/>
    <style:style style:name="T422_7" style:family="text"/>
    <style:style style:name="T422_8" style:family="text"/>
    <style:style style:name="T422_9" style:family="text"/>
    <style:style style:name="T422_10" style:family="text"/>
    <style:style style:name="T422_11" style:family="text"/>
    <style:style style:name="T422_12" style:family="text"/>
    <style:style style:name="T422_13" style:family="text"/>
    <style:style style:name="T422_14" style:family="text"/>
    <style:style style:name="T422_15" style:family="text"/>
    <style:style style:name="T422_16" style:family="text"/>
    <style:style style:name="T422_17" style:family="text"/>
    <style:style style:name="T422_18" style:family="text"/>
    <style:style style:name="T422_19" style:family="text"/>
    <style:style style:name="T422_20" style:family="text"/>
    <style:style style:name="T422_21" style:family="text"/>
    <style:style style:name="T422_22" style:family="text"/>
    <style:style style:name="T422_23" style:family="text"/>
    <style:style style:name="T422_24" style:family="text"/>
    <style:style style:name="T422_25" style:family="text"/>
    <style:style style:name="T422_26" style:family="text"/>
    <style:style style:name="T422_27" style:family="text"/>
    <style:style style:name="T422_28" style:family="text"/>
    <style:style style:name="T422_29" style:family="text"/>
    <style:style style:name="T422_30" style:family="text"/>
    <style:style style:name="T422_31" style:family="text"/>
    <style:style style:name="T422_32" style:family="text"/>
    <style:style style:name="T422_33" style:family="text"/>
    <style:style style:name="T422_34" style:family="text"/>
    <style:style style:name="T422_35" style:family="text"/>
    <style:style style:name="T422_36" style:family="text"/>
    <style:style style:name="T422_37" style:family="text"/>
    <style:style style:name="T422_38" style:family="text"/>
    <style:style style:name="T422_39" style:family="text"/>
    <style:style style:name="T422_40" style:family="text"/>
    <style:style style:name="T422_41" style:family="text"/>
    <style:style style:name="T422_42" style:family="text"/>
    <style:style style:name="T422_43" style:family="text"/>
    <style:style style:name="T422_44" style:family="text"/>
    <style:style style:name="T422_45" style:family="text"/>
    <style:style style:name="T422_46" style:family="text"/>
    <style:style style:name="T422_47" style:family="text"/>
    <style:style style:name="T422_48" style:family="text"/>
    <style:style style:name="T422_49" style:family="text"/>
    <style:style style:name="T422_50" style:family="text"/>
    <style:style style:name="T422_51" style:family="text"/>
    <style:style style:name="T422_52" style:family="text"/>
    <style:style style:name="T422_53" style:family="text"/>
    <style:style style:name="T422_54" style:family="text"/>
    <style:style style:name="T422_55" style:family="text"/>
    <style:style style:name="T422_56" style:family="text"/>
    <style:style style:name="T422_57" style:family="text"/>
    <style:style style:name="T422_58" style:family="text"/>
    <style:style style:name="T422_59" style:family="text"/>
    <style:style style:name="T422_60" style:family="text"/>
    <style:style style:name="T422_61" style:family="text"/>
    <style:style style:name="T422_62" style:family="text"/>
    <style:style style:name="T422_63" style:family="text"/>
    <style:style style:name="T422_64" style:family="text"/>
    <style:style style:name="T422_65" style:family="text"/>
    <style:style style:name="T422_66" style:family="text"/>
    <style:style style:name="T422_67" style:family="text"/>
    <style:style style:name="T422_68" style:family="text"/>
    <style:style style:name="T422_69" style:family="text"/>
    <style:style style:name="T422_70" style:family="text"/>
    <style:style style:name="T422_71" style:family="text"/>
    <style:style style:name="T422_72" style:family="text"/>
    <style:style style:name="T422_73" style:family="text"/>
    <style:style style:name="T422_74" style:family="text"/>
    <style:style style:name="T422_75" style:family="text"/>
    <style:style style:name="T422_76" style:family="text"/>
    <style:style style:name="T422_77" style:family="text"/>
    <style:style style:name="T422_78" style:family="text"/>
    <style:style style:name="T422_79" style:family="text"/>
    <style:style style:name="T422_80" style:family="text"/>
    <style:style style:name="T422_81" style:family="text"/>
    <style:style style:name="T422_82" style:family="text"/>
    <style:style style:name="T422_83" style:family="text"/>
    <style:style style:name="T422_84" style:family="text"/>
    <style:style style:name="T422_85" style:family="text"/>
    <style:style style:name="T422_86" style:family="text"/>
    <style:style style:name="T422_87" style:family="text"/>
    <style:style style:name="T422_88" style:family="text"/>
    <style:style style:name="T422_89" style:family="text"/>
    <style:style style:name="T422_90" style:family="text"/>
    <style:style style:name="T422_91" style:family="text"/>
    <style:style style:name="T422_92" style:family="text"/>
    <style:style style:name="T422_93" style:family="text"/>
    <style:style style:name="T422_94" style:family="text"/>
    <style:style style:name="T422_95" style:family="text"/>
    <style:style style:name="T422_96" style:family="text"/>
    <style:style style:name="T422_97" style:family="text"/>
    <style:style style:name="T422_98" style:family="text"/>
    <style:style style:name="T422_99" style:family="text"/>
    <style:style style:name="T422_100" style:family="text"/>
    <style:style style:name="T422_101" style:family="text"/>
    <style:style style:name="T422_102" style:family="text"/>
    <style:style style:name="T422_103" style:family="text"/>
    <style:style style:name="T422_104" style:family="text"/>
    <style:style style:name="T422_105" style:family="text"/>
    <style:style style:name="T422_106" style:family="text"/>
    <style:style style:name="T422_107" style:family="text"/>
    <style:style style:name="T422_108" style:family="text"/>
    <style:style style:name="T422_109" style:family="text"/>
    <style:style style:name="T422_110" style:family="text"/>
    <style:style style:name="T422_111" style:family="text"/>
    <style:style style:name="T422_112" style:family="text"/>
    <style:style style:name="T422_113" style:family="text"/>
    <style:style style:name="T422_114" style:family="text"/>
    <style:style style:name="T422_115" style:family="text"/>
    <style:style style:name="T422_116" style:family="text"/>
    <style:style style:name="T422_117" style:family="text"/>
    <style:style style:name="T422_118" style:family="text"/>
    <style:style style:name="T422_119" style:family="text"/>
    <style:style style:name="T422_120" style:family="text"/>
    <style:style style:name="T422_121" style:family="text"/>
    <style:style style:name="T422_122" style:family="text"/>
    <style:style style:name="P423" style:family="paragraph" style:parent-style-name="Standard">
      <style:paragraph-properties fo:break-before="auto" fo:text-indent="0cm" fo:line-height="115%" fo:margin-left="0cm" style:writing-mode="lr-tb"/>
    </style:style>
    <style:style style:name="P424" style:family="paragraph" style:parent-style-name="Standard">
      <style:paragraph-properties fo:break-before="auto" fo:text-indent="0cm" fo:line-height="115%" fo:margin-left="0cm" style:writing-mode="lr-tb"/>
    </style:style>
    <style:style style:name="T424_1" style:family="text">
      <style:text-properties style:text-underline-style="solid" style:text-underline-color="font-color"/>
    </style:style>
    <style:style style:name="T424_2" style:family="text">
      <style:text-properties style:text-underline-style="solid" style:text-underline-color="font-color"/>
    </style:style>
    <style:style style:name="T424_3" style:family="text">
      <style:text-properties style:text-underline-style="solid" style:text-underline-color="font-color"/>
    </style:style>
    <style:style style:name="T424_4" style:family="text"/>
    <style:style style:name="T424_5" style:family="text"/>
    <style:style style:name="T424_6" style:family="text"/>
    <style:style style:name="T424_7" style:family="text"/>
    <style:style style:name="T424_8" style:family="text"/>
    <style:style style:name="T424_9" style:family="text"/>
    <style:style style:name="T424_10" style:family="text"/>
    <style:style style:name="T424_11" style:family="text"/>
    <style:style style:name="T424_12" style:family="text"/>
    <style:style style:name="T424_13" style:family="text"/>
    <style:style style:name="T424_14" style:family="text"/>
    <style:style style:name="T424_15" style:family="text"/>
    <style:style style:name="T424_16" style:family="text"/>
    <style:style style:name="T424_17" style:family="text"/>
    <style:style style:name="T424_18" style:family="text"/>
    <style:style style:name="T424_19" style:family="text"/>
    <style:style style:name="T424_20" style:family="text"/>
    <style:style style:name="T424_21" style:family="text"/>
    <style:style style:name="T424_22" style:family="text"/>
    <style:style style:name="T424_23" style:family="text"/>
    <style:style style:name="T424_24" style:family="text"/>
    <style:style style:name="T424_25" style:family="text"/>
    <style:style style:name="T424_26" style:family="text"/>
    <style:style style:name="T424_27" style:family="text"/>
    <style:style style:name="T424_28" style:family="text"/>
    <style:style style:name="T424_29" style:family="text"/>
    <style:style style:name="T424_30" style:family="text"/>
    <style:style style:name="T424_31" style:family="text"/>
    <style:style style:name="T424_32" style:family="text"/>
    <style:style style:name="T424_33" style:family="text"/>
    <style:style style:name="T424_34" style:family="text"/>
    <style:style style:name="T424_35" style:family="text"/>
    <style:style style:name="T424_36" style:family="text"/>
    <style:style style:name="T424_37" style:family="text"/>
    <style:style style:name="T424_38" style:family="text"/>
    <style:style style:name="T424_39" style:family="text"/>
    <style:style style:name="T424_40" style:family="text"/>
    <style:style style:name="T424_41" style:family="text"/>
    <style:style style:name="T424_42" style:family="text"/>
    <style:style style:name="T424_43" style:family="text"/>
    <style:style style:name="T424_44" style:family="text"/>
    <style:style style:name="T424_45" style:family="text"/>
    <style:style style:name="T424_46" style:family="text"/>
    <style:style style:name="T424_47" style:family="text"/>
    <style:style style:name="T424_48" style:family="text"/>
    <style:style style:name="T424_49" style:family="text"/>
    <style:style style:name="T424_50" style:family="text"/>
    <style:style style:name="T424_51" style:family="text"/>
    <style:style style:name="T424_52" style:family="text"/>
    <style:style style:name="T424_53" style:family="text"/>
    <style:style style:name="T424_54" style:family="text"/>
    <style:style style:name="T424_55" style:family="text"/>
    <style:style style:name="T424_56" style:family="text"/>
    <style:style style:name="T424_57" style:family="text"/>
    <style:style style:name="T424_58" style:family="text"/>
    <style:style style:name="T424_59" style:family="text"/>
    <style:style style:name="T424_60" style:family="text"/>
    <style:style style:name="T424_61" style:family="text"/>
    <style:style style:name="T424_62" style:family="text"/>
    <style:style style:name="T424_63" style:family="text"/>
    <style:style style:name="T424_64" style:family="text"/>
    <style:style style:name="T424_65" style:family="text"/>
    <style:style style:name="T424_66" style:family="text"/>
    <style:style style:name="T424_67" style:family="text"/>
    <style:style style:name="T424_68" style:family="text"/>
    <style:style style:name="T424_69" style:family="text"/>
    <style:style style:name="T424_70" style:family="text"/>
    <style:style style:name="T424_71" style:family="text"/>
    <style:style style:name="T424_72" style:family="text"/>
    <style:style style:name="T424_73" style:family="text"/>
    <style:style style:name="T424_74" style:family="text"/>
    <style:style style:name="T424_75" style:family="text"/>
    <style:style style:name="T424_76" style:family="text"/>
    <style:style style:name="T424_77" style:family="text"/>
    <style:style style:name="T424_78" style:family="text"/>
    <style:style style:name="T424_79" style:family="text"/>
    <style:style style:name="T424_80" style:family="text"/>
    <style:style style:name="T424_81" style:family="text"/>
    <style:style style:name="T424_82" style:family="text"/>
    <style:style style:name="T424_83" style:family="text"/>
    <style:style style:name="T424_84" style:family="text"/>
    <style:style style:name="T424_85" style:family="text"/>
    <style:style style:name="T424_86" style:family="text"/>
    <style:style style:name="T424_87" style:family="text"/>
    <style:style style:name="T424_88" style:family="text"/>
    <style:style style:name="T424_89" style:family="text"/>
    <style:style style:name="T424_90" style:family="text"/>
    <style:style style:name="T424_91" style:family="text"/>
    <style:style style:name="T424_92" style:family="text"/>
    <style:style style:name="T424_93" style:family="text"/>
    <style:style style:name="T424_94" style:family="text"/>
    <style:style style:name="T424_95" style:family="text"/>
    <style:style style:name="T424_96" style:family="text"/>
    <style:style style:name="T424_97" style:family="text"/>
    <style:style style:name="T424_98" style:family="text"/>
    <style:style style:name="T424_99" style:family="text"/>
    <style:style style:name="T424_100" style:family="text"/>
    <style:style style:name="P425" style:family="paragraph" style:parent-style-name="Standard">
      <style:paragraph-properties fo:break-before="auto" fo:text-indent="0cm" fo:line-height="115%" fo:margin-left="0cm" style:writing-mode="lr-tb"/>
    </style:style>
    <style:style style:name="P426" style:family="paragraph" style:parent-style-name="Standard">
      <style:paragraph-properties fo:break-before="auto" fo:text-indent="0cm" fo:line-height="115%" fo:margin-left="0cm" style:writing-mode="lr-tb"/>
    </style:style>
    <style:style style:name="P427" style:family="paragraph" style:parent-style-name="Standard">
      <style:paragraph-properties fo:break-before="auto" fo:text-indent="0cm" fo:line-height="115%" fo:margin-left="0cm" style:writing-mode="lr-tb"/>
    </style:style>
    <style:style style:name="P428" style:family="paragraph" style:parent-style-name="Standard">
      <style:paragraph-properties fo:break-before="auto" fo:text-indent="0cm" fo:line-height="115%" fo:margin-left="0cm" style:writing-mode="lr-tb"/>
    </style:style>
    <style:style style:name="P429" style:family="paragraph" style:parent-style-name="Standard">
      <style:paragraph-properties fo:break-before="auto" fo:text-indent="0cm" fo:line-height="115%" fo:margin-left="0cm" style:writing-mode="lr-tb"/>
    </style:style>
    <style:style style:name="P430" style:family="paragraph" style:parent-style-name="Standard">
      <style:paragraph-properties fo:break-before="auto" fo:text-indent="0cm" fo:line-height="115%" fo:margin-left="0cm" style:writing-mode="lr-tb"/>
    </style:style>
    <style:style style:name="P431" style:family="paragraph" style:parent-style-name="Standard">
      <style:paragraph-properties fo:break-before="auto" fo:text-indent="0cm" fo:line-height="115%" fo:margin-left="0cm" style:writing-mode="lr-tb"/>
    </style:style>
    <style:style style:name="P432" style:family="paragraph" style:parent-style-name="Standard">
      <style:paragraph-properties fo:break-before="auto" fo:text-indent="0cm" fo:line-height="115%" fo:margin-left="0cm" style:writing-mode="lr-tb"/>
    </style:style>
  </office:automatic-styles>
  <office:body>
    <office:text>
      <text:p text:style-name="P1"><text:span text:style-name="T1_1">Resumen</text:span><text:span text:style-name="T1_2"><text:s/></text:span><text:span text:style-name="T1_3">JavaScript</text:span></text:p>
      <text:p text:style-name="P2"/>
      <text:p text:style-name="P3"><text:span text:style-name="T3_1">Introducción</text:span></text:p>
      <text:p text:style-name="P4"/>
      <text:p text:style-name="P5"><text:span text:style-name="T5_1">JavaScript</text:span><text:span text:style-name="T5_2"><text:s/></text:span><text:span text:style-name="T5_3">es</text:span><text:span text:style-name="T5_4"><text:s/></text:span><text:span text:style-name="T5_5">un</text:span><text:span text:style-name="T5_6"><text:s/></text:span><text:span text:style-name="T5_7">lenguaje</text:span><text:span text:style-name="T5_8"><text:s/></text:span><text:span text:style-name="T5_9">de</text:span><text:span text:style-name="T5_10"><text:s/></text:span><text:span text:style-name="T5_11">scripting</text:span><text:span text:style-name="T5_12"><text:s/></text:span><text:span text:style-name="T5_13">multiplataforma</text:span><text:span text:style-name="T5_14">,<text:s/></text:span><text:span text:style-name="T5_15">orientado</text:span><text:span text:style-name="T5_16"><text:s/></text:span><text:span text:style-name="T5_17">a</text:span><text:span text:style-name="T5_18"><text:s/></text:span><text:span text:style-name="T5_19">objetos</text:span><text:span text:style-name="T5_20">.<text:s/></text:span><text:span text:style-name="T5_21">Esta</text:span><text:span text:style-name="T5_22"><text:s/></text:span><text:span text:style-name="T5_23">diseñado</text:span><text:span text:style-name="T5_24"><text:s/></text:span><text:span text:style-name="T5_25">para</text:span><text:span text:style-name="T5_26"><text:s/></text:span><text:span text:style-name="T5_27">ser</text:span><text:span text:style-name="T5_28"><text:s/></text:span><text:span text:style-name="T5_29">fácilmente</text:span><text:span text:style-name="T5_30"><text:s/></text:span><text:span text:style-name="T5_31">embebido</text:span><text:span text:style-name="T5_32"><text:s/></text:span><text:span text:style-name="T5_33">en</text:span><text:span text:style-name="T5_34"><text:s/></text:span><text:span text:style-name="T5_35">otros</text:span><text:span text:style-name="T5_36"><text:s/></text:span><text:span text:style-name="T5_37">productos</text:span><text:span text:style-name="T5_38"><text:s/></text:span><text:span text:style-name="T5_39">y</text:span><text:span text:style-name="T5_40"><text:s/></text:span><text:span text:style-name="T5_41">aplicaciones</text:span><text:span text:style-name="T5_42">,<text:s/></text:span><text:span text:style-name="T5_43">como</text:span><text:span text:style-name="T5_44"><text:s/></text:span><text:span text:style-name="T5_45">ser</text:span><text:span text:style-name="T5_46"><text:s/></text:span><text:span text:style-name="T5_47">web</text:span><text:span text:style-name="T5_48"><text:s/></text:span><text:span text:style-name="T5_49">browsers</text:span><text:span text:style-name="T5_50">.<text:s/></text:span><text:span text:style-name="T5_51">Dentro</text:span><text:span text:style-name="T5_52"><text:s/></text:span><text:span text:style-name="T5_53">de</text:span><text:span text:style-name="T5_54"><text:s/></text:span><text:span text:style-name="T5_55">un</text:span><text:span text:style-name="T5_56"><text:s/></text:span><text:span text:style-name="T5_57">entorno</text:span><text:span text:style-name="T5_58"><text:s/></text:span><text:span text:style-name="T5_59">de</text:span><text:span text:style-name="T5_60"><text:s/></text:span><text:span text:style-name="T5_61">desarrollo</text:span><text:span text:style-name="T5_62">,<text:s/></text:span><text:span text:style-name="T5_63">además</text:span><text:span text:style-name="T5_64"><text:s/></text:span><text:span text:style-name="T5_65">puede</text:span><text:span text:style-name="T5_66"><text:s/></text:span><text:span text:style-name="T5_67">ser</text:span><text:span text:style-name="T5_68"><text:s/></text:span><text:span text:style-name="T5_69">conectado</text:span><text:span text:style-name="T5_70"><text:s/></text:span><text:span text:style-name="T5_71">a</text:span><text:span text:style-name="T5_72"><text:s/></text:span><text:span text:style-name="T5_73">los</text:span><text:span text:style-name="T5_74"><text:s/></text:span><text:span text:style-name="T5_75">objetos</text:span><text:span text:style-name="T5_76"><text:s/></text:span><text:span text:style-name="T5_77">de</text:span><text:span text:style-name="T5_78"><text:s/></text:span><text:span text:style-name="T5_79">este</text:span><text:span text:style-name="T5_80"><text:s/></text:span><text:span text:style-name="T5_81">entorno</text:span><text:span text:style-name="T5_82"><text:s/></text:span><text:span text:style-name="T5_83">y</text:span><text:span text:style-name="T5_84"><text:s/></text:span><text:span text:style-name="T5_85">proveer</text:span><text:span text:style-name="T5_86"><text:s/></text:span><text:span text:style-name="T5_87">un</text:span><text:span text:style-name="T5_88"><text:s/></text:span><text:span text:style-name="T5_89">control</text:span><text:span text:style-name="T5_90"><text:s/></text:span><text:span text:style-name="T5_91">programático</text:span><text:span text:style-name="T5_92"><text:s/></text:span><text:span text:style-name="T5_93">sobre</text:span><text:span text:style-name="T5_94"><text:s/></text:span><text:span text:style-name="T5_95">ellos</text:span><text:span text:style-name="T5_96">.</text:span></text:p>
      <text:p text:style-name="P6"/>
      <text:p text:style-name="P7"><text:span text:style-name="T7_1">El</text:span><text:span text:style-name="T7_2"><text:s/></text:span><text:span text:style-name="T7_3">núcleo</text:span><text:span text:style-name="T7_4"><text:s/></text:span><text:span text:style-name="T7_5">de</text:span><text:span text:style-name="T7_6"><text:s/></text:span><text:span text:style-name="T7_7">JavaScript</text:span><text:span text:style-name="T7_8"><text:s/></text:span><text:span text:style-name="T7_9">contiene</text:span><text:span text:style-name="T7_10"><text:s/></text:span><text:span text:style-name="T7_11">un</text:span><text:span text:style-name="T7_12"><text:s/></text:span><text:span text:style-name="T7_13">set</text:span><text:span text:style-name="T7_14"><text:s/></text:span><text:span text:style-name="T7_15">de</text:span><text:span text:style-name="T7_16"><text:s/></text:span><text:span text:style-name="T7_17">objetos</text:span><text:span text:style-name="T7_18"><text:s/></text:span><text:span text:style-name="T7_19">predefinidos</text:span><text:span text:style-name="T7_20"><text:s/></text:span><text:span text:style-name="T7_21">y</text:span><text:span text:style-name="T7_22"><text:s/></text:span><text:span text:style-name="T7_23">un</text:span><text:span text:style-name="T7_24"><text:s/></text:span><text:span text:style-name="T7_25">set</text:span><text:span text:style-name="T7_26"><text:s/></text:span><text:span text:style-name="T7_27">de</text:span><text:span text:style-name="T7_28"><text:s/></text:span><text:span text:style-name="T7_29">elementos</text:span><text:span text:style-name="T7_30"><text:s/></text:span><text:span text:style-name="T7_31">del</text:span><text:span text:style-name="T7_32"><text:s/></text:span><text:span text:style-name="T7_33">lenguaje</text:span><text:span text:style-name="T7_34">.<text:s/></text:span><text:span text:style-name="T7_35">El</text:span><text:span text:style-name="T7_36"><text:s/></text:span><text:span text:style-name="T7_37">núcleo</text:span><text:span text:style-name="T7_38"><text:s/></text:span><text:span text:style-name="T7_39">puede</text:span><text:span text:style-name="T7_40"><text:s/></text:span><text:span text:style-name="T7_41">ser</text:span><text:span text:style-name="T7_42"><text:s/></text:span><text:span text:style-name="T7_43">complementado</text:span><text:span text:style-name="T7_44"><text:s/></text:span><text:span text:style-name="T7_45">para</text:span><text:span text:style-name="T7_46"><text:s/></text:span><text:span text:style-name="T7_47">una</text:span><text:span text:style-name="T7_48"><text:s/></text:span><text:span text:style-name="T7_49">variedad</text:span><text:span text:style-name="T7_50"><text:s/></text:span><text:span text:style-name="T7_51">de</text:span><text:span text:style-name="T7_52"><text:s/></text:span><text:span text:style-name="T7_53">propósitos</text:span><text:span text:style-name="T7_54"><text:s/></text:span><text:span text:style-name="T7_55">utilizando</text:span><text:span text:style-name="T7_56"><text:s/></text:span><text:span text:style-name="T7_57">objetos</text:span><text:span text:style-name="T7_58"><text:s/></text:span><text:span text:style-name="T7_59">adicionales</text:span><text:span text:style-name="T7_60">;<text:s/></text:span><text:span text:style-name="T7_61">por</text:span><text:span text:style-name="T7_62"><text:s/></text:span><text:span text:style-name="T7_63">ejemplo</text:span><text:span text:style-name="T7_64">:</text:span></text:p>
      <text:p text:style-name="P8"/>
      <text:list text:style-name="LS1" xml:id="list0">
        <text:list-item>
          <text:p text:style-name="P9"><text:span text:style-name="T9_1">JavaScript</text:span><text:span text:style-name="T9_2"><text:s/></text:span><text:span text:style-name="T9_3">del</text:span><text:span text:style-name="T9_4"><text:s/></text:span><text:span text:style-name="T9_5">lado</text:span><text:span text:style-name="T9_6"><text:s/></text:span><text:span text:style-name="T9_7">del</text:span><text:span text:style-name="T9_8"><text:s/></text:span><text:span text:style-name="T9_9">cliente</text:span><text:span text:style-name="T9_10"><text:s/></text:span><text:span text:style-name="T9_11">extiende</text:span><text:span text:style-name="T9_12"><text:s/></text:span><text:span text:style-name="T9_13">el</text:span><text:span text:style-name="T9_14"><text:s/></text:span><text:span text:style-name="T9_15">núcleo</text:span><text:span text:style-name="T9_16"><text:s/></text:span><text:span text:style-name="T9_17">del</text:span><text:span text:style-name="T9_18"><text:s/></text:span><text:span text:style-name="T9_19">lenguaje</text:span><text:span text:style-name="T9_20"><text:s/></text:span><text:span text:style-name="T9_21">proporcionando</text:span><text:span text:style-name="T9_22"><text:s/></text:span><text:span text:style-name="T9_23">objetos</text:span><text:span text:style-name="T9_24"><text:s/></text:span><text:span text:style-name="T9_25">para</text:span><text:span text:style-name="T9_26"><text:s/></text:span><text:span text:style-name="T9_27">controlar</text:span><text:span text:style-name="T9_28"><text:s/></text:span><text:span text:style-name="T9_29">el</text:span><text:span text:style-name="T9_30"><text:s/></text:span><text:span text:style-name="T9_31">browser</text:span><text:span text:style-name="T9_32"><text:s/>(</text:span><text:span text:style-name="T9_33">Navigator</text:span><text:span text:style-name="T9_34"><text:s/></text:span><text:span text:style-name="T9_35">u</text:span><text:span text:style-name="T9_36"><text:s/></text:span><text:span text:style-name="T9_37">otros</text:span><text:span text:style-name="T9_38"><text:s/></text:span><text:span text:style-name="T9_39">Browsers</text:span><text:span text:style-name="T9_40">)<text:s/></text:span><text:span text:style-name="T9_41">y</text:span><text:span text:style-name="T9_42"><text:s/></text:span><text:span text:style-name="T9_43">su</text:span><text:span text:style-name="T9_44"><text:s/></text:span><text:span text:style-name="T9_45">Modelo</text:span><text:span text:style-name="T9_46"><text:s/></text:span><text:span text:style-name="T9_47">de</text:span><text:span text:style-name="T9_48"><text:s/></text:span><text:span text:style-name="T9_49">Documentos</text:span><text:span text:style-name="T9_50"><text:s/></text:span><text:span text:style-name="T9_51">Orientados</text:span><text:span text:style-name="T9_52"><text:s/></text:span><text:span text:style-name="T9_53">a</text:span><text:span text:style-name="T9_54"><text:s/></text:span><text:span text:style-name="T9_55">Objeto</text:span><text:span text:style-name="T9_56"><text:s/>(</text:span><text:span text:style-name="T9_57">DOM</text:span><text:span text:style-name="T9_58">).<text:s/></text:span><text:span text:style-name="T9_59">Por</text:span><text:span text:style-name="T9_60"><text:s/></text:span><text:span text:style-name="T9_61">ejemplo</text:span><text:span text:style-name="T9_62">,<text:s/></text:span><text:span text:style-name="T9_63">las</text:span><text:span text:style-name="T9_64"><text:s/></text:span><text:span text:style-name="T9_65">extensiones</text:span><text:span text:style-name="T9_66"><text:s/></text:span><text:span text:style-name="T9_67">del</text:span><text:span text:style-name="T9_68"><text:s/></text:span><text:span text:style-name="T9_69">lado</text:span><text:span text:style-name="T9_70"><text:s/></text:span><text:span text:style-name="T9_71">del</text:span><text:span text:style-name="T9_72"><text:s/></text:span><text:span text:style-name="T9_73">cliente</text:span><text:span text:style-name="T9_74"><text:s/></text:span><text:span text:style-name="T9_75">permiten</text:span><text:span text:style-name="T9_76"><text:s/></text:span><text:span text:style-name="T9_77">a</text:span><text:span text:style-name="T9_78"><text:s/></text:span><text:span text:style-name="T9_79">una</text:span><text:span text:style-name="T9_80"><text:s/></text:span><text:span text:style-name="T9_81">aplicación</text:span><text:span text:style-name="T9_82"><text:s text:c="2"/></text:span><text:span text:style-name="T9_83">colocar</text:span><text:span text:style-name="T9_84"><text:s/></text:span><text:span text:style-name="T9_85">elementos</text:span><text:span text:style-name="T9_86"><text:s/></text:span><text:span text:style-name="T9_87">en</text:span><text:span text:style-name="T9_88"><text:s/></text:span><text:span text:style-name="T9_89">un</text:span><text:span text:style-name="T9_90"><text:s/></text:span><text:span text:style-name="T9_91">formulario</text:span><text:span text:style-name="T9_92"><text:s/></text:span><text:span text:style-name="T9_93">HTML</text:span><text:span text:style-name="T9_94"><text:s/></text:span><text:span text:style-name="T9_95">y</text:span><text:span text:style-name="T9_96"><text:s/></text:span><text:span text:style-name="T9_97">responder</text:span><text:span text:style-name="T9_98"><text:s/></text:span><text:span text:style-name="T9_99">a</text:span><text:span text:style-name="T9_100"><text:s/></text:span><text:span text:style-name="T9_101">los</text:span><text:span text:style-name="T9_102"><text:s/></text:span><text:span text:style-name="T9_103">eventos</text:span><text:span text:style-name="T9_104"><text:s/></text:span><text:span text:style-name="T9_105">del</text:span><text:span text:style-name="T9_106"><text:s/></text:span><text:span text:style-name="T9_107">usuario</text:span><text:span text:style-name="T9_108"><text:s/></text:span><text:span text:style-name="T9_109">como</text:span><text:span text:style-name="T9_110"><text:s/></text:span><text:span text:style-name="T9_111">clicks</text:span><text:span text:style-name="T9_112"><text:s/></text:span><text:span text:style-name="T9_113">del</text:span><text:span text:style-name="T9_114"><text:s/></text:span><text:span text:style-name="T9_115">mouse</text:span><text:span text:style-name="T9_116">,<text:s/></text:span><text:span text:style-name="T9_117">ingresos</text:span><text:span text:style-name="T9_118"><text:s/></text:span><text:span text:style-name="T9_119">en</text:span><text:span text:style-name="T9_120"><text:s/></text:span><text:span text:style-name="T9_121">formularios</text:span><text:span text:style-name="T9_122">,<text:s/></text:span><text:span text:style-name="T9_123">y</text:span><text:span text:style-name="T9_124"><text:s/></text:span><text:span text:style-name="T9_125">navegación</text:span><text:span text:style-name="T9_126"><text:s/></text:span><text:span text:style-name="T9_127">en</text:span><text:span text:style-name="T9_128"><text:s/></text:span><text:span text:style-name="T9_129">la</text:span><text:span text:style-name="T9_130"><text:s/></text:span><text:span text:style-name="T9_131">página</text:span><text:span text:style-name="T9_132">.</text:span></text:p>
        </text:list-item>
        <text:list-item>
          <text:p text:style-name="P10"><text:span text:style-name="T10_1">Javascript</text:span><text:span text:style-name="T10_2"><text:s/></text:span><text:span text:style-name="T10_3">del</text:span><text:span text:style-name="T10_4"><text:s/></text:span><text:span text:style-name="T10_5">lado</text:span><text:span text:style-name="T10_6"><text:s/></text:span><text:span text:style-name="T10_7">del</text:span><text:span text:style-name="T10_8"><text:s/></text:span><text:span text:style-name="T10_9">servidor</text:span><text:span text:style-name="T10_10"><text:s/></text:span><text:span text:style-name="T10_11">extiende</text:span><text:span text:style-name="T10_12"><text:s/></text:span><text:span text:style-name="T10_13">el</text:span><text:span text:style-name="T10_14"><text:s/></text:span><text:span text:style-name="T10_15">núcleo</text:span><text:span text:style-name="T10_16"><text:s/></text:span><text:span text:style-name="T10_17">del</text:span><text:span text:style-name="T10_18"><text:s/></text:span><text:span text:style-name="T10_19">lenguaje</text:span><text:span text:style-name="T10_20"><text:s/></text:span><text:span text:style-name="T10_21">proporcionando</text:span><text:span text:style-name="T10_22"><text:s/></text:span><text:span text:style-name="T10_23">objetos</text:span><text:span text:style-name="T10_24"><text:s/></text:span><text:span text:style-name="T10_25">relevantes</text:span><text:span text:style-name="T10_26"><text:s/></text:span><text:span text:style-name="T10_27">para</text:span><text:span text:style-name="T10_28"><text:s/></text:span><text:span text:style-name="T10_29">el</text:span><text:span text:style-name="T10_30"><text:s/></text:span><text:span text:style-name="T10_31">servidor</text:span><text:span text:style-name="T10_32">.<text:s/></text:span><text:span text:style-name="T10_33">Por</text:span><text:span text:style-name="T10_34"><text:s/></text:span><text:span text:style-name="T10_35">ejemplo</text:span><text:span text:style-name="T10_36">,<text:s/></text:span><text:span text:style-name="T10_37">las</text:span><text:span text:style-name="T10_38"><text:s/></text:span><text:span text:style-name="T10_39">extensiones</text:span><text:span text:style-name="T10_40"><text:s/></text:span><text:span text:style-name="T10_41">del</text:span><text:span text:style-name="T10_42"><text:s/></text:span><text:span text:style-name="T10_43">lado</text:span><text:span text:style-name="T10_44"><text:s/></text:span><text:span text:style-name="T10_45">del</text:span><text:span text:style-name="T10_46"><text:s/></text:span><text:span text:style-name="T10_47">servidor</text:span><text:span text:style-name="T10_48"><text:s/></text:span><text:span text:style-name="T10_49">permiten</text:span><text:span text:style-name="T10_50"><text:s/></text:span><text:span text:style-name="T10_51">a</text:span><text:span text:style-name="T10_52"><text:s/></text:span><text:span text:style-name="T10_53">las</text:span><text:span text:style-name="T10_54"><text:s/></text:span><text:span text:style-name="T10_55">aplicaciones</text:span><text:span text:style-name="T10_56"><text:s/></text:span><text:span text:style-name="T10_57">comunicarse</text:span><text:span text:style-name="T10_58"><text:s/></text:span><text:span text:style-name="T10_59">con</text:span><text:span text:style-name="T10_60"><text:s/></text:span><text:span text:style-name="T10_61">una</text:span><text:span text:style-name="T10_62"><text:s/></text:span><text:span text:style-name="T10_63">base</text:span><text:span text:style-name="T10_64"><text:s/></text:span><text:span text:style-name="T10_65">de</text:span><text:span text:style-name="T10_66"><text:s/></text:span><text:span text:style-name="T10_67">datos</text:span><text:span text:style-name="T10_68"><text:s/></text:span><text:span text:style-name="T10_69">relacional</text:span><text:span text:style-name="T10_70">,<text:s/></text:span><text:span text:style-name="T10_71">proveyendo</text:span><text:span text:style-name="T10_72"><text:s/></text:span><text:span text:style-name="T10_73">un</text:span><text:span text:style-name="T10_74"><text:s/></text:span><text:span text:style-name="T10_75">flujo</text:span><text:span text:style-name="T10_76"><text:s/></text:span><text:span text:style-name="T10_77">constante</text:span><text:span text:style-name="T10_78"><text:s/></text:span><text:span text:style-name="T10_79">de</text:span><text:span text:style-name="T10_80"><text:s/></text:span><text:span text:style-name="T10_81">información</text:span><text:span text:style-name="T10_82">,<text:s/></text:span><text:span text:style-name="T10_83">o</text:span><text:span text:style-name="T10_84"><text:s/></text:span><text:span text:style-name="T10_85">realizar</text:span><text:span text:style-name="T10_86"><text:s/></text:span><text:span text:style-name="T10_87">movimientos</text:span><text:span text:style-name="T10_88"><text:s/></text:span><text:span text:style-name="T10_89">de</text:span><text:span text:style-name="T10_90"><text:s/></text:span><text:span text:style-name="T10_91">archivos</text:span><text:span text:style-name="T10_92"><text:s/></text:span><text:span text:style-name="T10_93">en</text:span><text:span text:style-name="T10_94"><text:s/></text:span><text:span text:style-name="T10_95">el</text:span><text:span text:style-name="T10_96"><text:s/></text:span><text:span text:style-name="T10_97">servidor</text:span><text:span text:style-name="T10_98">.</text:span></text:p>
        </text:list-item>
      </text:list>
      <text:p text:style-name="P11"/>
      <text:p text:style-name="P12"><text:span text:style-name="T12_1">JavaScript</text:span><text:span text:style-name="T12_2"><text:s/></text:span><text:span text:style-name="T12_3">y</text:span><text:span text:style-name="T12_4"><text:s/></text:span><text:span text:style-name="T12_5">Java</text:span></text:p>
      <text:p text:style-name="P13"/>
      <text:p text:style-name="P14"><text:span text:style-name="T14_1">A</text:span><text:span text:style-name="T14_2"><text:s/></text:span><text:span text:style-name="T14_3">través</text:span><text:span text:style-name="T14_4"><text:s/></text:span><text:span text:style-name="T14_5">de</text:span><text:span text:style-name="T14_6"><text:s/></text:span><text:span text:style-name="T14_7">LiveConnect</text:span><text:span text:style-name="T14_8">,<text:s/></text:span><text:span text:style-name="T14_9">se</text:span><text:span text:style-name="T14_10"><text:s/></text:span><text:span text:style-name="T14_11">puede</text:span><text:span text:style-name="T14_12"><text:s/></text:span><text:span text:style-name="T14_13">lograr</text:span><text:span text:style-name="T14_14"><text:s/></text:span><text:span text:style-name="T14_15">que</text:span><text:span text:style-name="T14_16"><text:s/></text:span><text:span text:style-name="T14_17">el</text:span><text:span text:style-name="T14_18"><text:s/></text:span><text:span text:style-name="T14_19">código</text:span><text:span text:style-name="T14_20"><text:s/></text:span><text:span text:style-name="T14_21">java</text:span><text:span text:style-name="T14_22"><text:s/></text:span><text:span text:style-name="T14_23">y</text:span><text:span text:style-name="T14_24"><text:s/></text:span><text:span text:style-name="T14_25">el</text:span><text:span text:style-name="T14_26"><text:s/></text:span><text:span text:style-name="T14_27">de</text:span><text:span text:style-name="T14_28"><text:s/></text:span><text:span text:style-name="T14_29">javascript</text:span><text:span text:style-name="T14_30"><text:s/></text:span><text:span text:style-name="T14_31">se</text:span><text:span text:style-name="T14_32"><text:s/></text:span><text:span text:style-name="T14_33">comuniquen</text:span><text:span text:style-name="T14_34"><text:s/></text:span><text:span text:style-name="T14_35">entre</text:span><text:span text:style-name="T14_36"><text:s/></text:span><text:span text:style-name="T14_37">sí</text:span><text:span text:style-name="T14_38">.<text:s/></text:span><text:span text:style-name="T14_39">Desde</text:span><text:span text:style-name="T14_40"><text:s/></text:span><text:span text:style-name="T14_41">JavaScript</text:span><text:span text:style-name="T14_42">,<text:s/></text:span><text:span text:style-name="T14_43">se</text:span><text:span text:style-name="T14_44"><text:s/></text:span><text:span text:style-name="T14_45">puede</text:span><text:span text:style-name="T14_46"><text:s/></text:span><text:span text:style-name="T14_47">instanciar</text:span><text:span text:style-name="T14_48"><text:s/></text:span><text:span text:style-name="T14_49">objetos</text:span><text:span text:style-name="T14_50"><text:s/></text:span><text:span text:style-name="T14_51">de</text:span><text:span text:style-name="T14_52"><text:s/></text:span><text:span text:style-name="T14_53">java</text:span><text:span text:style-name="T14_54"><text:s/></text:span><text:span text:style-name="T14_55">y</text:span><text:span text:style-name="T14_56"><text:s/></text:span><text:span text:style-name="T14_57">acceder</text:span><text:span text:style-name="T14_58"><text:s/></text:span><text:span text:style-name="T14_59">a</text:span><text:span text:style-name="T14_60"><text:s/></text:span><text:span text:style-name="T14_61">sus</text:span><text:span text:style-name="T14_62"><text:s/></text:span><text:span text:style-name="T14_63">métodos</text:span><text:span text:style-name="T14_64"><text:s/></text:span><text:span text:style-name="T14_65">públicos</text:span><text:span text:style-name="T14_66"><text:s/></text:span><text:span text:style-name="T14_67">y</text:span><text:span text:style-name="T14_68"><text:s/></text:span><text:span text:style-name="T14_69">campos</text:span><text:span text:style-name="T14_70">.<text:s/></text:span><text:span text:style-name="T14_71">Desde</text:span><text:span text:style-name="T14_72"><text:s/></text:span><text:span text:style-name="T14_73">Java</text:span><text:span text:style-name="T14_74">,<text:s/></text:span><text:span text:style-name="T14_75">podes</text:span><text:span text:style-name="T14_76"><text:s/></text:span><text:span text:style-name="T14_77">acceder</text:span><text:span text:style-name="T14_78"><text:s/></text:span><text:span text:style-name="T14_79">a</text:span><text:span text:style-name="T14_80"><text:s/></text:span><text:span text:style-name="T14_81">Objetos</text:span><text:span text:style-name="T14_82"><text:s/></text:span><text:span text:style-name="T14_83">de</text:span><text:span text:style-name="T14_84"><text:s/></text:span><text:span text:style-name="T14_85">Javascript</text:span><text:span text:style-name="T14_86">,<text:s/></text:span><text:span text:style-name="T14_87">propiedades</text:span><text:span text:style-name="T14_88"><text:s/></text:span><text:span text:style-name="T14_89">y</text:span><text:span text:style-name="T14_90"><text:s/></text:span><text:span text:style-name="T14_91">métodos</text:span><text:span text:style-name="T14_92">.</text:span></text:p>
      <text:p text:style-name="P15"><text:span text:style-name="T15_1">Netscape</text:span><text:span text:style-name="T15_2"><text:s/></text:span><text:span text:style-name="T15_3">invento</text:span><text:span text:style-name="T15_4"><text:s/></text:span><text:span text:style-name="T15_5">JavaScript</text:span><text:span text:style-name="T15_6">,<text:s/></text:span><text:span text:style-name="T15_7">y</text:span><text:span text:style-name="T15_8"><text:s/></text:span><text:span text:style-name="T15_9">JavaScript</text:span><text:span text:style-name="T15_10"><text:s/></text:span><text:span text:style-name="T15_11">fue</text:span><text:span text:style-name="T15_12"><text:s/></text:span><text:span text:style-name="T15_13">usado</text:span><text:span text:style-name="T15_14"><text:s/></text:span><text:span text:style-name="T15_15">por</text:span><text:span text:style-name="T15_16"><text:s/></text:span><text:span text:style-name="T15_17">primera</text:span><text:span text:style-name="T15_18"><text:s/></text:span><text:span text:style-name="T15_19">vez</text:span><text:span text:style-name="T15_20"><text:s/></text:span><text:span text:style-name="T15_21">en</text:span><text:span text:style-name="T15_22"><text:s/></text:span><text:span text:style-name="T15_23">navegadores</text:span><text:span text:style-name="T15_24"><text:s/></text:span><text:span text:style-name="T15_25">Netscape</text:span><text:span text:style-name="T15_26">.</text:span></text:p>
      <text:p text:style-name="P16"/>
      <text:p text:style-name="P17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8"><text:span text:style-name="T18_1">JavaScript</text:span></text:p>
          </table:table-cell>
          <table:table-cell table:style-name="Cell2">
            <text:p text:style-name="P19"><text:span text:style-name="T19_1">Java</text:span></text:p>
          </table:table-cell>
        </table:table-row>
        <table:table-row table:style-name="Row2">
          <table:table-cell table:style-name="Cell3">
            <text:p text:style-name="P20"><text:span text:style-name="T20_1">El</text:span><text:span text:style-name="T20_2"><text:s/></text:span><text:span text:style-name="T20_3">lenguaje</text:span><text:span text:style-name="T20_4"><text:s/></text:span><text:span text:style-name="T20_5">se</text:span><text:span text:style-name="T20_6"><text:s/></text:span><text:span text:style-name="T20_7">parece</text:span><text:span text:style-name="T20_8"><text:s/></text:span><text:span text:style-name="T20_9">al</text:span><text:span text:style-name="T20_10"><text:s/></text:span><text:span text:style-name="T20_11">de</text:span><text:span text:style-name="T20_12"><text:s/></text:span><text:span text:style-name="T20_13">Java</text:span><text:span text:style-name="T20_14"><text:s/></text:span><text:span text:style-name="T20_15">pero</text:span><text:span text:style-name="T20_16"><text:s/></text:span><text:span text:style-name="T20_17">no</text:span><text:span text:style-name="T20_18"><text:s/></text:span><text:span text:style-name="T20_19">tiene</text:span><text:span text:style-name="T20_20"><text:s/></text:span><text:span text:style-name="T20_21">el</text:span><text:span text:style-name="T20_22"><text:s/></text:span><text:span text:style-name="T20_23">tipado</text:span><text:span text:style-name="T20_24"><text:s/></text:span><text:span text:style-name="T20_25">estático</text:span><text:span text:style-name="T20_26"><text:s/></text:span><text:span text:style-name="T20_27">y</text:span><text:span text:style-name="T20_28"><text:s/></text:span><text:span text:style-name="T20_29">comprobación</text:span><text:span text:style-name="T20_30"><text:s/></text:span><text:span text:style-name="T20_31">de</text:span><text:span text:style-name="T20_32"><text:s/></text:span><text:span text:style-name="T20_33">tipos</text:span><text:span text:style-name="T20_34"><text:s/></text:span><text:span text:style-name="T20_35">fuerte</text:span><text:span text:style-name="T20_36">.</text:span></text:p>
          </table:table-cell>
          <table:table-cell table:style-name="Cell4">
            <text:p text:style-name="P21"><text:span text:style-name="T21_1">Java</text:span><text:span text:style-name="T21_2"><text:s/></text:span><text:span text:style-name="T21_3">es</text:span><text:span text:style-name="T21_4"><text:s/></text:span><text:span text:style-name="T21_5">un</text:span><text:span text:style-name="T21_6"><text:s/></text:span><text:span text:style-name="T21_7">lenguaje</text:span><text:span text:style-name="T21_8"><text:s/></text:span><text:span text:style-name="T21_9">de</text:span><text:span text:style-name="T21_10"><text:s/></text:span><text:span text:style-name="T21_11">programación</text:span><text:span text:style-name="T21_12"><text:s/></text:span><text:span text:style-name="T21_13">basado</text:span><text:span text:style-name="T21_14"><text:s/></text:span><text:span text:style-name="T21_15">en</text:span><text:span text:style-name="T21_16"><text:s/></text:span><text:span text:style-name="T21_17">clases</text:span><text:span text:style-name="T21_18"><text:s/></text:span><text:span text:style-name="T21_19">diseñado</text:span><text:span text:style-name="T21_20"><text:s/></text:span><text:span text:style-name="T21_21">para</text:span><text:span text:style-name="T21_22"><text:s/></text:span><text:span text:style-name="T21_23">una</text:span><text:span text:style-name="T21_24"><text:s/></text:span><text:span text:style-name="T21_25">rápida</text:span><text:span text:style-name="T21_26"><text:s/></text:span><text:span text:style-name="T21_27">ejecución</text:span><text:span text:style-name="T21_28"><text:s/></text:span><text:span text:style-name="T21_29">y</text:span><text:span text:style-name="T21_30"><text:s/></text:span><text:span text:style-name="T21_31">la</text:span><text:span text:style-name="T21_32"><text:s/></text:span><text:span text:style-name="T21_33">seguridad</text:span><text:span text:style-name="T21_34"><text:s/></text:span><text:span text:style-name="T21_35">de</text:span><text:span text:style-name="T21_36"><text:s/></text:span><text:span text:style-name="T21_37">tipos</text:span><text:span text:style-name="T21_38">.</text:span></text:p>
          </table:table-cell>
        </table:table-row>
        <table:table-row table:style-name="Row3">
          <table:table-cell table:style-name="Cell5">
            <text:p text:style-name="P22"><text:span text:style-name="T22_1">Tiene</text:span><text:span text:style-name="T22_2"><text:s/></text:span><text:span text:style-name="T22_3">sintaxis</text:span><text:span text:style-name="T22_4">,<text:s/></text:span><text:span text:style-name="T22_5">convenciones</text:span><text:span text:style-name="T22_6"><text:s/></text:span><text:span text:style-name="T22_7">de</text:span><text:span text:style-name="T22_8"><text:s/></text:span><text:span text:style-name="T22_9">nombres</text:span><text:span text:style-name="T22_10"><text:s/></text:span><text:span text:style-name="T22_11">y</text:span><text:span text:style-name="T22_12"><text:s/></text:span><text:span text:style-name="T22_13">controles</text:span><text:span text:style-name="T22_14"><text:s/></text:span><text:span text:style-name="T22_15">básicos</text:span><text:span text:style-name="T22_16"><text:s/></text:span><text:span text:style-name="T22_17">de</text:span><text:span text:style-name="T22_18"><text:s/></text:span><text:span text:style-name="T22_19">flujo</text:span><text:span text:style-name="T22_20"><text:s/></text:span><text:span text:style-name="T22_21">parecidos</text:span><text:span text:style-name="T22_22"><text:s/></text:span><text:span text:style-name="T22_23">a</text:span><text:span text:style-name="T22_24"><text:s/></text:span><text:span text:style-name="T22_25">los</text:span><text:span text:style-name="T22_26"><text:s/></text:span><text:span text:style-name="T22_27">de</text:span><text:span text:style-name="T22_28"><text:s/></text:span><text:span text:style-name="T22_29">Java</text:span><text:span text:style-name="T22_30">,<text:s text:c="2"/></text:span><text:span text:style-name="T22_31">por</text:span><text:span text:style-name="T22_32"><text:s/></text:span><text:span text:style-name="T22_33">eso</text:span><text:span text:style-name="T22_34"><text:s/></text:span><text:span text:style-name="T22_35">es</text:span><text:span text:style-name="T22_36"><text:s/></text:span><text:span text:style-name="T22_37">que</text:span><text:span text:style-name="T22_38"><text:s/></text:span><text:span text:style-name="T22_39">se</text:span><text:span text:style-name="T22_40"><text:s/></text:span><text:span text:style-name="T22_41">le</text:span><text:span text:style-name="T22_42"><text:s/></text:span><text:span text:style-name="T22_43">cambió</text:span><text:span text:style-name="T22_44"><text:s/></text:span><text:span text:style-name="T22_45">el</text:span><text:span text:style-name="T22_46"><text:s/></text:span><text:span text:style-name="T22_47">nombre</text:span><text:span text:style-name="T22_48"><text:s/></text:span><text:span text:style-name="T22_49">de</text:span><text:span text:style-name="T22_50"><text:s/></text:span><text:span text:style-name="T22_51">Livescript</text:span><text:span text:style-name="T22_52"><text:s/></text:span><text:span text:style-name="T22_53">a</text:span><text:span text:style-name="T22_54"><text:s/></text:span><text:span text:style-name="T22_55">javascript</text:span><text:span text:style-name="T22_56">.</text:span></text:p>
          </table:table-cell>
          <table:table-cell table:style-name="Cell6">
            <text:p text:style-name="P23"><text:span text:style-name="T23_1">Usted</text:span><text:span text:style-name="T23_2"><text:s/></text:span><text:span text:style-name="T23_3">no</text:span><text:span text:style-name="T23_4"><text:s/></text:span><text:span text:style-name="T23_5">tiene</text:span><text:span text:style-name="T23_6"><text:s/></text:span><text:span text:style-name="T23_7">que</text:span><text:span text:style-name="T23_8"><text:s/></text:span><text:span text:style-name="T23_9">declarar</text:span><text:span text:style-name="T23_10"><text:s/></text:span><text:span text:style-name="T23_11">todas</text:span><text:span text:style-name="T23_12"><text:s/></text:span><text:span text:style-name="T23_13">las</text:span><text:span text:style-name="T23_14"><text:s/></text:span><text:span text:style-name="T23_15">variables</text:span><text:span text:style-name="T23_16">,<text:s/></text:span><text:span text:style-name="T23_17">clases</text:span><text:span text:style-name="T23_18"><text:s/></text:span><text:span text:style-name="T23_19">y</text:span><text:span text:style-name="T23_20"><text:s/></text:span><text:span text:style-name="T23_21">métodos</text:span><text:span text:style-name="T23_22">.<text:s/></text:span><text:span text:style-name="T23_23">Usted</text:span><text:span text:style-name="T23_24"><text:s/></text:span><text:span text:style-name="T23_25">no</text:span><text:span text:style-name="T23_26"><text:s/></text:span><text:span text:style-name="T23_27">tiene</text:span><text:span text:style-name="T23_28"><text:s/></text:span><text:span text:style-name="T23_29">que</text:span><text:span text:style-name="T23_30"><text:s/></text:span><text:span text:style-name="T23_31">preocuparse</text:span><text:span text:style-name="T23_32"><text:s/></text:span><text:span text:style-name="T23_33">por</text:span><text:span text:style-name="T23_34"><text:s/></text:span><text:span text:style-name="T23_35">si</text:span><text:span text:style-name="T23_36"><text:s/></text:span><text:span text:style-name="T23_37">los</text:span><text:span text:style-name="T23_38"><text:s/></text:span><text:span text:style-name="T23_39">métodos</text:span><text:span text:style-name="T23_40"><text:s/></text:span><text:span text:style-name="T23_41">son</text:span><text:span text:style-name="T23_42"><text:s/></text:span><text:span text:style-name="T23_43">públicos</text:span><text:span text:style-name="T23_44">,<text:s/></text:span><text:span text:style-name="T23_45">privados</text:span><text:span text:style-name="T23_46"><text:s/></text:span><text:span text:style-name="T23_47">o</text:span><text:span text:style-name="T23_48"><text:s/></text:span><text:span text:style-name="T23_49">protegidos</text:span><text:span text:style-name="T23_50">,<text:s/></text:span><text:span text:style-name="T23_51">y</text:span><text:span text:style-name="T23_52"><text:s/></text:span><text:span text:style-name="T23_53">usted</text:span><text:span text:style-name="T23_54"><text:s/></text:span><text:span text:style-name="T23_55">no</text:span><text:span text:style-name="T23_56"><text:s/></text:span><text:span text:style-name="T23_57">tiene</text:span><text:span text:style-name="T23_58"><text:s/></text:span><text:span text:style-name="T23_59">que</text:span><text:span text:style-name="T23_60"><text:s/></text:span><text:span text:style-name="T23_61">implementar</text:span><text:span text:style-name="T23_62"><text:s/></text:span><text:span text:style-name="T23_63">interfaces</text:span><text:span text:style-name="T23_64">.<text:s/></text:span><text:span text:style-name="T23_65">Variables</text:span><text:span text:style-name="T23_66">,<text:s/></text:span><text:span text:style-name="T23_67">parámetros</text:span><text:span text:style-name="T23_68"><text:s/></text:span><text:span text:style-name="T23_69">y</text:span><text:span text:style-name="T23_70"><text:s/></text:span><text:span text:style-name="T23_71">tipos</text:span><text:span text:style-name="T23_72"><text:s/></text:span><text:span text:style-name="T23_73">de</text:span><text:span text:style-name="T23_74"><text:s/></text:span><text:span text:style-name="T23_75">devolución</text:span><text:span text:style-name="T23_76"><text:s/></text:span><text:span text:style-name="T23_77">de</text:span><text:span text:style-name="T23_78"><text:s/></text:span><text:span text:style-name="T23_79">funciones</text:span><text:span text:style-name="T23_80"><text:s/></text:span><text:span text:style-name="T23_81">no</text:span><text:span text:style-name="T23_82"><text:s/></text:span><text:span text:style-name="T23_83">se</text:span><text:span text:style-name="T23_84"><text:s/></text:span><text:span text:style-name="T23_85">escriben</text:span><text:span text:style-name="T23_86"><text:s/></text:span><text:span text:style-name="T23_87">de</text:span><text:span text:style-name="T23_88"><text:s/></text:span><text:span text:style-name="T23_89">forma</text:span><text:span text:style-name="T23_90"><text:s/></text:span><text:span text:style-name="T23_91">explícita</text:span><text:span text:style-name="T23_92">.</text:span></text:p>
          </table:table-cell>
        </table:table-row>
        <table:table-row table:style-name="Row4">
          <table:table-cell table:style-name="Cell7">
            <text:p text:style-name="P24"><text:span text:style-name="T24_1">Soporta</text:span><text:span text:style-name="T24_2"><text:s/></text:span><text:span text:style-name="T24_3">un</text:span><text:span text:style-name="T24_4"><text:s/></text:span><text:span text:style-name="T24_5">sistema</text:span><text:span text:style-name="T24_6"><text:s/></text:span><text:span text:style-name="T24_7">en</text:span><text:span text:style-name="T24_8"><text:s/></text:span><text:span text:style-name="T24_9">tiempo</text:span><text:span text:style-name="T24_10"><text:s/></text:span><text:span text:style-name="T24_11">de</text:span><text:span text:style-name="T24_12"><text:s/></text:span><text:span text:style-name="T24_13">ejecución</text:span><text:span text:style-name="T24_14"><text:s/></text:span><text:span text:style-name="T24_15">basado</text:span><text:span text:style-name="T24_16"><text:s/></text:span><text:span text:style-name="T24_17">en</text:span><text:span text:style-name="T24_18"><text:s/></text:span><text:span text:style-name="T24_19">un</text:span><text:span text:style-name="T24_20"><text:s/></text:span><text:span text:style-name="T24_21">pequeño</text:span><text:span text:style-name="T24_22"><text:s/></text:span><text:span text:style-name="T24_23">número</text:span><text:span text:style-name="T24_24"><text:s/></text:span><text:span text:style-name="T24_25">de</text:span><text:span text:style-name="T24_26"><text:s/></text:span><text:span text:style-name="T24_27">tipos</text:span><text:span text:style-name="T24_28"><text:s/></text:span><text:span text:style-name="T24_29">de</text:span><text:span text:style-name="T24_30"><text:s/></text:span><text:span text:style-name="T24_31">datos</text:span><text:span text:style-name="T24_32"><text:s/></text:span><text:span text:style-name="T24_33">que</text:span><text:span text:style-name="T24_34"><text:s/></text:span><text:span text:style-name="T24_35">representan</text:span><text:span text:style-name="T24_36"><text:s/></text:span><text:span text:style-name="T24_37">valores</text:span><text:span text:style-name="T24_38"><text:s/></text:span><text:span text:style-name="T24_39">numéricos</text:span><text:span text:style-name="T24_40">,<text:s/></text:span><text:span text:style-name="T24_41">booleanos</text:span><text:span text:style-name="T24_42">,<text:s/></text:span><text:span text:style-name="T24_43">y</text:span><text:span text:style-name="T24_44"><text:s/></text:span><text:span text:style-name="T24_45">cadenas</text:span><text:span text:style-name="T24_46">.</text:span></text:p>
          </table:table-cell>
          <table:table-cell table:style-name="Cell8">
            <text:p text:style-name="P25"><text:span text:style-name="T25_1"><text:s/></text:span><text:span text:style-name="T25_2">Sistema</text:span><text:span text:style-name="T25_3"><text:s/></text:span><text:span text:style-name="T25_4">de</text:span><text:span text:style-name="T25_5"><text:s/></text:span><text:span text:style-name="T25_6">clases</text:span><text:span text:style-name="T25_7"><text:s/></text:span><text:span text:style-name="T25_8">construidas</text:span><text:span text:style-name="T25_9"><text:s/></text:span><text:span text:style-name="T25_10">por</text:span><text:span text:style-name="T25_11"><text:s/></text:span><text:span text:style-name="T25_12">declaraciones</text:span><text:span text:style-name="T25_13"><text:s/></text:span><text:span text:style-name="T25_14">en</text:span><text:span text:style-name="T25_15"><text:s/></text:span><text:span text:style-name="T25_16">tiempo</text:span><text:span text:style-name="T25_17"><text:s/></text:span><text:span text:style-name="T25_18">de</text:span><text:span text:style-name="T25_19"><text:s/></text:span><text:span text:style-name="T25_20">compilación</text:span><text:span text:style-name="T25_21"><text:s/></text:span><text:span text:style-name="T25_22">de</text:span><text:span text:style-name="T25_23"><text:s/></text:span><text:span text:style-name="T25_24">Java</text:span><text:span text:style-name="T25_25">.</text:span></text:p>
          </table:table-cell>
        </table:table-row>
        <table:table-row table:style-name="Row5">
          <table:table-cell table:style-name="Cell9">
            <text:p text:style-name="P26"><text:span text:style-name="T26_1">Javascript</text:span><text:span text:style-name="T26_2"><text:s/></text:span><text:span text:style-name="T26_3">tiene</text:span><text:span text:style-name="T26_4"><text:s/></text:span><text:span text:style-name="T26_5">un</text:span><text:span text:style-name="T26_6"><text:s/></text:span><text:span text:style-name="T26_7">modelo</text:span><text:span text:style-name="T26_8"><text:s/></text:span><text:span text:style-name="T26_9">de</text:span><text:span text:style-name="T26_10"><text:s/></text:span><text:span text:style-name="T26_11">objetos</text:span><text:span text:style-name="T26_12"><text:s/></text:span><text:span text:style-name="T26_13">basado</text:span><text:span text:style-name="T26_14"><text:s/></text:span><text:span text:style-name="T26_15">en</text:span><text:span text:style-name="T26_16"><text:s/></text:span><text:span text:style-name="T26_17">prototipos</text:span><text:span text:style-name="T26_18"><text:s/></text:span><text:span text:style-name="T26_19">en</text:span><text:span text:style-name="T26_20"><text:s/></text:span><text:span text:style-name="T26_21">lugar</text:span><text:span text:style-name="T26_22"><text:s/></text:span><text:span text:style-name="T26_23">del</text:span><text:span text:style-name="T26_24"><text:s/></text:span><text:span text:style-name="T26_25">más</text:span><text:span text:style-name="T26_26"><text:s/></text:span><text:span text:style-name="T26_27">común</text:span><text:span text:style-name="T26_28"><text:s/></text:span><text:span text:style-name="T26_29">modelo</text:span><text:span text:style-name="T26_30"><text:s/></text:span><text:span text:style-name="T26_31">de</text:span><text:span text:style-name="T26_32"><text:s/></text:span><text:span text:style-name="T26_33">objetos</text:span><text:span text:style-name="T26_34"><text:s/></text:span><text:span text:style-name="T26_35">basado</text:span><text:span text:style-name="T26_36"><text:s/></text:span><text:span text:style-name="T26_37">en</text:span><text:span text:style-name="T26_38"><text:s/></text:span><text:span text:style-name="T26_39">clases</text:span><text:span text:style-name="T26_40">.</text:span></text:p>
          </table:table-cell>
          <table:table-cell table:style-name="Cell10">
            <text:p text:style-name="P27"><text:span text:style-name="T27_1"><text:s/></text:span><text:span text:style-name="T27_2">Modelo</text:span><text:span text:style-name="T27_3"><text:s/></text:span><text:span text:style-name="T27_4">basado</text:span><text:span text:style-name="T27_5"><text:s/></text:span><text:span text:style-name="T27_6">en</text:span><text:span text:style-name="T27_7"><text:s/></text:span><text:span text:style-name="T27_8">la</text:span><text:span text:style-name="T27_9"><text:s/></text:span><text:span text:style-name="T27_10">clase</text:span><text:span text:style-name="T27_11"><text:s text:c="2"/></text:span><text:span text:style-name="T27_12">significa</text:span><text:span text:style-name="T27_13"><text:s/></text:span><text:span text:style-name="T27_14">que</text:span><text:span text:style-name="T27_15"><text:s/></text:span><text:span text:style-name="T27_16">los</text:span><text:span text:style-name="T27_17"><text:s/></text:span><text:span text:style-name="T27_18">programas</text:span><text:span text:style-name="T27_19"><text:s/></text:span><text:span text:style-name="T27_20">consisten</text:span><text:span text:style-name="T27_21"><text:s/></text:span><text:span text:style-name="T27_22">exclusivamente</text:span><text:span text:style-name="T27_23"><text:s/></text:span><text:span text:style-name="T27_24">de</text:span><text:span text:style-name="T27_25"><text:s/></text:span><text:span text:style-name="T27_26">clases</text:span><text:span text:style-name="T27_27"><text:s/></text:span><text:span text:style-name="T27_28">y</text:span><text:span text:style-name="T27_29"><text:s/></text:span><text:span text:style-name="T27_30">sus</text:span><text:span text:style-name="T27_31"><text:s/></text:span><text:span text:style-name="T27_32">métodos</text:span><text:span text:style-name="T27_33">.</text:span></text:p>
          </table:table-cell>
        </table:table-row>
        <table:table-row table:style-name="Row6">
          <table:table-cell table:style-name="Cell11">
            <text:p text:style-name="P28"><text:span text:style-name="T28_1">El</text:span><text:span text:style-name="T28_2"><text:s/></text:span><text:span text:style-name="T28_3">modelo</text:span><text:span text:style-name="T28_4"><text:s/></text:span><text:span text:style-name="T28_5">basado</text:span><text:span text:style-name="T28_6"><text:s/></text:span><text:span text:style-name="T28_7">en</text:span><text:span text:style-name="T28_8"><text:s/></text:span><text:span text:style-name="T28_9">prototipos</text:span><text:span text:style-name="T28_10"><text:s/></text:span><text:span text:style-name="T28_11">provee</text:span><text:span text:style-name="T28_12"><text:s/></text:span><text:span text:style-name="T28_13">herencia</text:span><text:span text:style-name="T28_14"><text:s/></text:span><text:span text:style-name="T28_15">dinámica</text:span><text:span text:style-name="T28_16">;<text:s/></text:span><text:span text:style-name="T28_17">esto</text:span><text:span text:style-name="T28_18"><text:s/></text:span><text:span text:style-name="T28_19">es</text:span><text:span text:style-name="T28_20">,<text:s/></text:span><text:span text:style-name="T28_21">lo</text:span><text:span text:style-name="T28_22"><text:s/></text:span><text:span text:style-name="T28_23">que</text:span><text:span text:style-name="T28_24"><text:s/></text:span><text:span text:style-name="T28_25">se</text:span><text:span text:style-name="T28_26"><text:s/></text:span><text:span text:style-name="T28_27">hereda</text:span><text:span text:style-name="T28_28"><text:s/></text:span><text:span text:style-name="T28_29">puede</text:span><text:span text:style-name="T28_30"><text:s/></text:span><text:span text:style-name="T28_31">variar</text:span><text:span text:style-name="T28_32"><text:s/></text:span><text:span text:style-name="T28_33">para</text:span><text:span text:style-name="T28_34"><text:s/></text:span><text:span text:style-name="T28_35">objetos</text:span><text:span text:style-name="T28_36"><text:s/></text:span><text:span text:style-name="T28_37">individuales</text:span><text:span text:style-name="T28_38">.</text:span></text:p>
          </table:table-cell>
          <table:table-cell table:style-name="Cell12">
            <text:p text:style-name="P29"><text:span text:style-name="T29_1">Herencia</text:span><text:span text:style-name="T29_2"><text:s/></text:span><text:span text:style-name="T29_3">y</text:span><text:span text:style-name="T29_4"><text:s/></text:span><text:span text:style-name="T29_5">la</text:span><text:span text:style-name="T29_6"><text:s/></text:span><text:span text:style-name="T29_7">tipificación</text:span><text:span text:style-name="T29_8"><text:s/></text:span><text:span text:style-name="T29_9">estricta</text:span><text:span text:style-name="T29_10"><text:s/></text:span><text:span text:style-name="T29_11">generalmente</text:span><text:span text:style-name="T29_12"><text:s/></text:span><text:span text:style-name="T29_13">requieren</text:span><text:span text:style-name="T29_14"><text:s/></text:span><text:span text:style-name="T29_15">estrechamente</text:span><text:span text:style-name="T29_16"><text:s/></text:span><text:span text:style-name="T29_17">unidas</text:span><text:span text:style-name="T29_18"><text:s/></text:span><text:span text:style-name="T29_19">jerarquías</text:span><text:span text:style-name="T29_20"><text:s/></text:span><text:span text:style-name="T29_21">de</text:span><text:span text:style-name="T29_22"><text:s/></text:span><text:span text:style-name="T29_23">objetos</text:span><text:span text:style-name="T29_24">.</text:span></text:p>
          </table:table-cell>
        </table:table-row>
        <table:table-row table:style-name="Row7">
          <table:table-cell table:style-name="Cell13">
            <text:p text:style-name="P30"><text:span text:style-name="T30_1">Soporta</text:span><text:span text:style-name="T30_2"><text:s/></text:span><text:span text:style-name="T30_3">funciones</text:span><text:span text:style-name="T30_4"><text:s/></text:span><text:span text:style-name="T30_5">sin</text:span><text:span text:style-name="T30_6"><text:s/></text:span><text:span text:style-name="T30_7">ningún</text:span><text:span text:style-name="T30_8"><text:s/></text:span><text:span text:style-name="T30_9">requerimiento</text:span><text:span text:style-name="T30_10"><text:s/></text:span><text:span text:style-name="T30_11">declarativo</text:span><text:span text:style-name="T30_12"><text:s/></text:span><text:span text:style-name="T30_13">especial</text:span><text:span text:style-name="T30_14">.<text:s/></text:span><text:span text:style-name="T30_15">Las</text:span><text:span text:style-name="T30_16"><text:s/></text:span><text:span text:style-name="T30_17">funciones</text:span><text:span text:style-name="T30_18"><text:s/></text:span><text:span text:style-name="T30_19">pueden</text:span><text:span text:style-name="T30_20"><text:s/></text:span><text:span text:style-name="T30_21">ser</text:span><text:span text:style-name="T30_22"><text:s/></text:span><text:span text:style-name="T30_23">propiedades</text:span><text:span text:style-name="T30_24"><text:s/></text:span><text:span text:style-name="T30_25">de</text:span><text:span text:style-name="T30_26"><text:s/></text:span><text:span text:style-name="T30_27">objetos</text:span><text:span text:style-name="T30_28">,<text:s/></text:span><text:span text:style-name="T30_29">ejecutándose</text:span><text:span text:style-name="T30_30"><text:s/></text:span><text:span text:style-name="T30_31">como</text:span><text:span text:style-name="T30_32"><text:s/></text:span><text:span text:style-name="T30_33">métodos</text:span><text:span text:style-name="T30_34"><text:s/></text:span><text:span text:style-name="T30_35">débilmente</text:span><text:span text:style-name="T30_36"><text:s/></text:span><text:span text:style-name="T30_37">tipados</text:span><text:span text:style-name="T30_38">.</text:span></text:p>
          </table:table-cell>
          <table:table-cell table:style-name="Cell14">
            <text:p text:style-name="P31"><text:span text:style-name="T31_1">Clase</text:span><text:span text:style-name="T31_2"><text:s/></text:span><text:span text:style-name="T31_3">de</text:span><text:span text:style-name="T31_4"><text:s/></text:span><text:span text:style-name="T31_5">base</text:span><text:span text:style-name="T31_6">.<text:s/></text:span><text:span text:style-name="T31_7">Los</text:span><text:span text:style-name="T31_8"><text:s/></text:span><text:span text:style-name="T31_9">objetos</text:span><text:span text:style-name="T31_10"><text:s/></text:span><text:span text:style-name="T31_11">se</text:span><text:span text:style-name="T31_12"><text:s/></text:span><text:span text:style-name="T31_13">dividen</text:span><text:span text:style-name="T31_14"><text:s/></text:span><text:span text:style-name="T31_15">en</text:span><text:span text:style-name="T31_16"><text:s/></text:span><text:span text:style-name="T31_17">clases</text:span><text:span text:style-name="T31_18"><text:s/></text:span><text:span text:style-name="T31_19">e</text:span><text:span text:style-name="T31_20"><text:s/></text:span><text:span text:style-name="T31_21">instancias</text:span><text:span text:style-name="T31_22"><text:s/></text:span><text:span text:style-name="T31_23">con</text:span><text:span text:style-name="T31_24"><text:s/></text:span><text:span text:style-name="T31_25">toda</text:span><text:span text:style-name="T31_26"><text:s/></text:span><text:span text:style-name="T31_27">herencia</text:span><text:span text:style-name="T31_28"><text:s/></text:span><text:span text:style-name="T31_29">a</text:span><text:span text:style-name="T31_30"><text:s/></text:span><text:span text:style-name="T31_31">través</text:span><text:span text:style-name="T31_32"><text:s/></text:span><text:span text:style-name="T31_33">de</text:span><text:span text:style-name="T31_34"><text:s/></text:span><text:span text:style-name="T31_35">la</text:span><text:span text:style-name="T31_36"><text:s/></text:span><text:span text:style-name="T31_37">jerarquía</text:span><text:span text:style-name="T31_38"><text:s/></text:span><text:span text:style-name="T31_39">de</text:span><text:span text:style-name="T31_40"><text:s/></text:span><text:span text:style-name="T31_41">clases</text:span><text:span text:style-name="T31_42">.<text:s/></text:span><text:span text:style-name="T31_43">Las</text:span><text:span text:style-name="T31_44"><text:s/></text:span><text:span text:style-name="T31_45">clases</text:span><text:span text:style-name="T31_46"><text:s/></text:span><text:span text:style-name="T31_47">y</text:span><text:span text:style-name="T31_48"><text:s/></text:span><text:span text:style-name="T31_49">los</text:span><text:span text:style-name="T31_50"><text:s/></text:span><text:span text:style-name="T31_51">casos</text:span><text:span text:style-name="T31_52"><text:s/></text:span><text:span text:style-name="T31_53">no</text:span><text:span text:style-name="T31_54"><text:s/></text:span><text:span text:style-name="T31_55">pueden</text:span><text:span text:style-name="T31_56"><text:s/></text:span><text:span text:style-name="T31_57">tener</text:span><text:span text:style-name="T31_58"><text:s/></text:span><text:span text:style-name="T31_59">propiedades</text:span><text:span text:style-name="T31_60"><text:s/></text:span><text:span text:style-name="T31_61">o</text:span><text:span text:style-name="T31_62"><text:s/></text:span><text:span text:style-name="T31_63">métodos</text:span><text:span text:style-name="T31_64"><text:s/></text:span><text:span text:style-name="T31_65">añadidos</text:span><text:span text:style-name="T31_66"><text:s/></text:span><text:span text:style-name="T31_67">dinámicamente</text:span><text:span text:style-name="T31_68">.</text:span></text:p>
          </table:table-cell>
        </table:table-row>
        <table:table-row table:style-name="Row8">
          <table:table-cell table:style-name="Cell15">
            <text:p text:style-name="P32"><text:span text:style-name="T32_1">Orientada</text:span><text:span text:style-name="T32_2"><text:s/></text:span><text:span text:style-name="T32_3">a</text:span><text:span text:style-name="T32_4"><text:s/></text:span><text:span text:style-name="T32_5">objetos</text:span><text:span text:style-name="T32_6">.<text:s/></text:span><text:span text:style-name="T32_7">No</text:span><text:span text:style-name="T32_8"><text:s/></text:span><text:span text:style-name="T32_9">se</text:span><text:span text:style-name="T32_10"><text:s/></text:span><text:span text:style-name="T32_11">distingue</text:span><text:span text:style-name="T32_12"><text:s/></text:span><text:span text:style-name="T32_13">entre</text:span><text:span text:style-name="T32_14"><text:s/></text:span><text:span text:style-name="T32_15">tipos</text:span><text:span text:style-name="T32_16"><text:s/></text:span><text:span text:style-name="T32_17">de</text:span><text:span text:style-name="T32_18"><text:s/></text:span><text:span text:style-name="T32_19">objetos</text:span><text:span text:style-name="T32_20">.<text:s/></text:span><text:span text:style-name="T32_21">La</text:span><text:span text:style-name="T32_22"><text:s/></text:span><text:span text:style-name="T32_23">herencia</text:span><text:span text:style-name="T32_24"><text:s/></text:span><text:span text:style-name="T32_25">es</text:span><text:span text:style-name="T32_26"><text:s/></text:span><text:span text:style-name="T32_27">a</text:span><text:span text:style-name="T32_28"><text:s/></text:span><text:span text:style-name="T32_29">través</text:span><text:span text:style-name="T32_30"><text:s/></text:span><text:span text:style-name="T32_31">del</text:span><text:span text:style-name="T32_32"><text:s/></text:span><text:span text:style-name="T32_33">mecanismo</text:span><text:span text:style-name="T32_34"><text:s/></text:span><text:span text:style-name="T32_35">de</text:span><text:span text:style-name="T32_36"><text:s/></text:span><text:span text:style-name="T32_37">prototipo</text:span><text:span text:style-name="T32_38">,<text:s/></text:span><text:span text:style-name="T32_39">y</text:span><text:span text:style-name="T32_40"><text:s/></text:span><text:span text:style-name="T32_41">las</text:span><text:span text:style-name="T32_42"><text:s/></text:span><text:span text:style-name="T32_43">propiedades</text:span><text:span text:style-name="T32_44"><text:s/></text:span><text:span text:style-name="T32_45">y</text:span><text:span text:style-name="T32_46"><text:s/></text:span><text:span text:style-name="T32_47">métodos</text:span><text:span text:style-name="T32_48"><text:s/></text:span><text:span text:style-name="T32_49">se</text:span><text:span text:style-name="T32_50"><text:s/></text:span><text:span text:style-name="T32_51">puede</text:span><text:span text:style-name="T32_52"><text:s/></text:span><text:span text:style-name="T32_53">añadir</text:span><text:span text:style-name="T32_54"><text:s/></text:span><text:span text:style-name="T32_55">a</text:span><text:span text:style-name="T32_56"><text:s/></text:span><text:span text:style-name="T32_57">cualquier</text:span><text:span text:style-name="T32_58"><text:s/></text:span><text:span text:style-name="T32_59">objeto</text:span><text:span text:style-name="T32_60"><text:s/></text:span><text:span text:style-name="T32_61">de</text:span><text:span text:style-name="T32_62"><text:s/></text:span><text:span text:style-name="T32_63">forma</text:span><text:span text:style-name="T32_64"><text:s/></text:span><text:span text:style-name="T32_65">dinámica</text:span><text:span text:style-name="T32_66">.</text:span></text:p>
          </table:table-cell>
          <table:table-cell table:style-name="Cell16">
            <text:p text:style-name="P33"><text:span text:style-name="T33_1">Tipos</text:span><text:span text:style-name="T33_2"><text:s/></text:span><text:span text:style-name="T33_3">de</text:span><text:span text:style-name="T33_4"><text:s/></text:span><text:span text:style-name="T33_5">datos</text:span><text:span text:style-name="T33_6"><text:s/></text:span><text:span text:style-name="T33_7">de</text:span><text:span text:style-name="T33_8"><text:s/></text:span><text:span text:style-name="T33_9">variables</text:span><text:span text:style-name="T33_10"><text:s/></text:span><text:span text:style-name="T33_11">deben</text:span><text:span text:style-name="T33_12"><text:s/></text:span><text:span text:style-name="T33_13">ser</text:span><text:span text:style-name="T33_14"><text:s/></text:span><text:span text:style-name="T33_15">declaradas</text:span><text:span text:style-name="T33_16"><text:s/>(</text:span><text:span text:style-name="T33_17">tipos</text:span><text:span text:style-name="T33_18"><text:s/></text:span><text:span text:style-name="T33_19">estáticos</text:span><text:span text:style-name="T33_20">).</text:span></text:p>
          </table:table-cell>
        </table:table-row>
        <table:table-row table:style-name="Row9">
          <table:table-cell table:style-name="Cell17">
            <text:p text:style-name="P34"><text:span text:style-name="T34_1">Tipos</text:span><text:span text:style-name="T34_2"><text:s/></text:span><text:span text:style-name="T34_3">de</text:span><text:span text:style-name="T34_4"><text:s/></text:span><text:span text:style-name="T34_5">datos</text:span><text:span text:style-name="T34_6"><text:s/></text:span><text:span text:style-name="T34_7">variables</text:span><text:span text:style-name="T34_8"><text:s/></text:span><text:span text:style-name="T34_9">no</text:span><text:span text:style-name="T34_10"><text:s/></text:span><text:span text:style-name="T34_11">se</text:span><text:span text:style-name="T34_12"><text:s/></text:span><text:span text:style-name="T34_13">declaran</text:span><text:span text:style-name="T34_14"><text:s/>(</text:span><text:span text:style-name="T34_15">tipado</text:span><text:span text:style-name="T34_16"><text:s/></text:span><text:span text:style-name="T34_17">dinámico</text:span><text:span text:style-name="T34_18">).</text:span></text:p>
            <text:p text:style-name="P35"/>
          </table:table-cell>
          <table:table-cell table:style-name="Cell18">
            <text:p text:style-name="P36"/>
          </table:table-cell>
        </table:table-row>
      </table:table>
      <text:p text:style-name="P37"/>
      <text:p text:style-name="P38"/>
      <text:p text:style-name="P39"><text:span text:style-name="T39_1">JavaScript</text:span><text:span text:style-name="T39_2"><text:s/></text:span><text:span text:style-name="T39_3">y</text:span><text:span text:style-name="T39_4"><text:s/></text:span><text:span text:style-name="T39_5">la</text:span><text:span text:style-name="T39_6"><text:s/></text:span><text:span text:style-name="T39_7">especificación</text:span><text:span text:style-name="T39_8"><text:s/></text:span><text:span text:style-name="T39_9">ECMAScript</text:span></text:p>
      <text:p text:style-name="P40"/>
      <text:p text:style-name="P41"><text:span text:style-name="T41_1">La</text:span><text:span text:style-name="T41_2"><text:s/></text:span><text:span text:style-name="T41_3">asociación</text:span><text:span text:style-name="T41_4"><text:s/></text:span><text:span text:style-name="T41_5">europea</text:span><text:span text:style-name="T41_6"><text:s/></text:span><text:span text:style-name="T41_7">para</text:span><text:span text:style-name="T41_8"><text:s/></text:span><text:span text:style-name="T41_9">la</text:span><text:span text:style-name="T41_10"><text:s/></text:span><text:span text:style-name="T41_11">normalización</text:span><text:span text:style-name="T41_12"><text:s/></text:span><text:span text:style-name="T41_13">de</text:span><text:span text:style-name="T41_14"><text:s/></text:span><text:span text:style-name="T41_15">los</text:span><text:span text:style-name="T41_16"><text:s/></text:span><text:span text:style-name="T41_17">sistemas</text:span><text:span text:style-name="T41_18"><text:s/></text:span><text:span text:style-name="T41_19">de</text:span><text:span text:style-name="T41_20"><text:s/></text:span><text:span text:style-name="T41_21">información</text:span><text:span text:style-name="T41_22"><text:s/></text:span><text:span text:style-name="T41_23">y</text:span><text:span text:style-name="T41_24"><text:s/></text:span><text:span text:style-name="T41_25">comunicación</text:span><text:span text:style-name="T41_26"><text:s/>(</text:span><text:span text:style-name="T41_27">ECMA</text:span><text:span text:style-name="T41_28"><text:s/></text:span><text:span text:style-name="T41_29">antes</text:span><text:span text:style-name="T41_30"><text:s/></text:span><text:span text:style-name="T41_31">era</text:span><text:span text:style-name="T41_32"><text:s/></text:span><text:span text:style-name="T41_33">un</text:span><text:span text:style-name="T41_34"><text:s/></text:span><text:span text:style-name="T41_35">acrónimo</text:span><text:span text:style-name="T41_36"><text:s/></text:span><text:span text:style-name="T41_37">de</text:span><text:span text:style-name="T41_38"><text:s/></text:span><text:span text:style-name="T41_39">la</text:span><text:span text:style-name="T41_40"><text:s/></text:span><text:span text:style-name="T41_41">Asociación</text:span><text:span text:style-name="T41_42"><text:s/></text:span><text:span text:style-name="T41_43">Europea</text:span><text:span text:style-name="T41_44"><text:s/></text:span><text:span text:style-name="T41_45">de</text:span><text:span text:style-name="T41_46"><text:s/></text:span><text:span text:style-name="T41_47">fabricantes</text:span><text:span text:style-name="T41_48"><text:s/></text:span><text:span text:style-name="T41_49">de</text:span><text:span text:style-name="T41_50"><text:s/></text:span><text:span text:style-name="T41_51">equipo</text:span><text:span text:style-name="T41_52">)<text:s/></text:span><text:span text:style-name="T41_53">para</text:span><text:span text:style-name="T41_54"><text:s/></text:span><text:span text:style-name="T41_55">entregar</text:span><text:span text:style-name="T41_56"><text:s/></text:span><text:span text:style-name="T41_57">un</text:span><text:span text:style-name="T41_58"><text:s/></text:span><text:span text:style-name="T41_59">lenguaje</text:span><text:span text:style-name="T41_60"><text:s/></text:span><text:span text:style-name="T41_61">de</text:span><text:span text:style-name="T41_62"><text:s/></text:span><text:span text:style-name="T41_63">programación</text:span><text:span text:style-name="T41_64"><text:s/></text:span><text:span text:style-name="T41_65">internacional</text:span><text:span text:style-name="T41_66"><text:s/></text:span><text:span text:style-name="T41_67">estandarizado</text:span><text:span text:style-name="T41_68"><text:s/></text:span><text:span text:style-name="T41_69">basado</text:span><text:span text:style-name="T41_70"><text:s/></text:span><text:span text:style-name="T41_71">en</text:span><text:span text:style-name="T41_72"><text:s/></text:span><text:span text:style-name="T41_73">el</text:span><text:span text:style-name="T41_74"><text:s/></text:span><text:span text:style-name="T41_75">núcleo</text:span><text:span text:style-name="T41_76"><text:s/></text:span><text:span text:style-name="T41_77">de</text:span><text:span text:style-name="T41_78"><text:s/></text:span><text:span text:style-name="T41_79">JavaScript</text:span><text:span text:style-name="T41_80">.<text:s/></text:span><text:span text:style-name="T41_81">Esta</text:span><text:span text:style-name="T41_82"><text:s/></text:span><text:span text:style-name="T41_83">versión</text:span><text:span text:style-name="T41_84"><text:s/></text:span><text:span text:style-name="T41_85">estandarizada</text:span><text:span text:style-name="T41_86"><text:s/></text:span><text:span text:style-name="T41_87">de</text:span><text:span text:style-name="T41_88"><text:s/></text:span><text:span text:style-name="T41_89">JavaScript</text:span><text:span text:style-name="T41_90">,<text:s/></text:span><text:span text:style-name="T41_91">llamado</text:span><text:span text:style-name="T41_92"><text:s/></text:span><text:span text:style-name="T41_93">ECMAScript</text:span><text:span text:style-name="T41_94">,<text:s/></text:span><text:span text:style-name="T41_95">se</text:span><text:span text:style-name="T41_96"><text:s/></text:span><text:span text:style-name="T41_97">comporta</text:span><text:span text:style-name="T41_98"><text:s/></text:span><text:span text:style-name="T41_99">de</text:span><text:span text:style-name="T41_100"><text:s/></text:span><text:span text:style-name="T41_101">la</text:span><text:span text:style-name="T41_102"><text:s/></text:span><text:span text:style-name="T41_103">misma</text:span><text:span text:style-name="T41_104"><text:s/></text:span><text:span text:style-name="T41_105">manera</text:span><text:span text:style-name="T41_106"><text:s/></text:span><text:span text:style-name="T41_107">en</text:span><text:span text:style-name="T41_108"><text:s/></text:span><text:span text:style-name="T41_109">todas</text:span><text:span text:style-name="T41_110"><text:s/></text:span><text:span text:style-name="T41_111">las</text:span><text:span text:style-name="T41_112"><text:s/></text:span><text:span text:style-name="T41_113">aplicaciones</text:span><text:span text:style-name="T41_114"><text:s/></text:span><text:span text:style-name="T41_115">que</text:span><text:span text:style-name="T41_116"><text:s/></text:span><text:span text:style-name="T41_117">soportan</text:span><text:span text:style-name="T41_118"><text:s/></text:span><text:span text:style-name="T41_119">el</text:span><text:span text:style-name="T41_120"><text:s/></text:span><text:span text:style-name="T41_121">estándar</text:span><text:span text:style-name="T41_122">.<text:s/></text:span><text:span text:style-name="T41_123">Las</text:span><text:span text:style-name="T41_124"><text:s/></text:span><text:span text:style-name="T41_125">empresas</text:span><text:span text:style-name="T41_126"><text:s/></text:span><text:span text:style-name="T41_127">pueden</text:span><text:span text:style-name="T41_128"><text:s/></text:span><text:span text:style-name="T41_129">utilizar</text:span><text:span text:style-name="T41_130"><text:s/></text:span><text:span text:style-name="T41_131">el</text:span><text:span text:style-name="T41_132"><text:s/></text:span><text:span text:style-name="T41_133">lenguaje</text:span><text:span text:style-name="T41_134"><text:s/></text:span><text:span text:style-name="T41_135">estándar</text:span><text:span text:style-name="T41_136"><text:s/></text:span><text:span text:style-name="T41_137">abierto</text:span><text:span text:style-name="T41_138"><text:s/></text:span><text:span text:style-name="T41_139">para</text:span><text:span text:style-name="T41_140"><text:s/></text:span><text:span text:style-name="T41_141">desarrollar</text:span><text:span text:style-name="T41_142"><text:s/></text:span><text:span text:style-name="T41_143">su</text:span><text:span text:style-name="T41_144"><text:s/></text:span><text:span text:style-name="T41_145">aplicación</text:span><text:span text:style-name="T41_146"><text:s/></text:span><text:span text:style-name="T41_147">de</text:span><text:span text:style-name="T41_148"><text:s/></text:span><text:span text:style-name="T41_149">JavaScript</text:span><text:span text:style-name="T41_150">.</text:span></text:p>
      <text:p text:style-name="P42"/>
      <text:p text:style-name="P43"><text:span text:style-name="T43_1">El</text:span><text:span text:style-name="T43_2"><text:s/></text:span><text:span text:style-name="T43_3">estándar</text:span><text:span text:style-name="T43_4"><text:s/></text:span><text:span text:style-name="T43_5">ECMAScript</text:span><text:span text:style-name="T43_6"><text:s/></text:span><text:span text:style-name="T43_7">está</text:span><text:span text:style-name="T43_8"><text:s/></text:span><text:span text:style-name="T43_9">documentado</text:span><text:span text:style-name="T43_10"><text:s/></text:span><text:span text:style-name="T43_11">en</text:span><text:span text:style-name="T43_12"><text:s/></text:span><text:span text:style-name="T43_13">la</text:span><text:span text:style-name="T43_14"><text:s/></text:span><text:span text:style-name="T43_15">especificación</text:span><text:span text:style-name="T43_16"><text:s/></text:span><text:span text:style-name="T43_17">ECMA</text:span><text:span text:style-name="T43_18">-262.</text:span></text:p>
      <text:p text:style-name="P44"><text:span text:style-name="T44_1">El</text:span><text:span text:style-name="T44_2"><text:s/></text:span><text:span text:style-name="T44_3">estándar</text:span><text:span text:style-name="T44_4"><text:s/></text:span><text:span text:style-name="T44_5">ECMA</text:span><text:span text:style-name="T44_6">-262<text:s/></text:span><text:span text:style-name="T44_7">también</text:span><text:span text:style-name="T44_8"><text:s/></text:span><text:span text:style-name="T44_9">está</text:span><text:span text:style-name="T44_10"><text:s/></text:span><text:span text:style-name="T44_11">aprobado</text:span><text:span text:style-name="T44_12"><text:s/></text:span><text:span text:style-name="T44_13">por</text:span><text:span text:style-name="T44_14"><text:s/></text:span><text:span text:style-name="T44_15">la</text:span><text:span text:style-name="T44_16"><text:s/></text:span><text:span text:style-name="T44_17">ISO</text:span><text:span text:style-name="T44_18"><text:s/>(</text:span><text:span text:style-name="T44_19">Organización</text:span><text:span text:style-name="T44_20"><text:s/></text:span><text:span text:style-name="T44_21">Internacional</text:span><text:span text:style-name="T44_22"><text:s/></text:span><text:span text:style-name="T44_23">de</text:span><text:span text:style-name="T44_24"><text:s/></text:span><text:span text:style-name="T44_25">Normalización</text:span><text:span text:style-name="T44_26">)<text:s/></text:span><text:span text:style-name="T44_27">como</text:span><text:span text:style-name="T44_28"><text:s/></text:span><text:span text:style-name="T44_29">ISO</text:span><text:span text:style-name="T44_30">-16262.</text:span></text:p>
      <text:p text:style-name="P45"><text:span text:style-name="T45_1">La</text:span><text:span text:style-name="T45_2"><text:s/></text:span><text:span text:style-name="T45_3">especificación</text:span><text:span text:style-name="T45_4"><text:s/></text:span><text:span text:style-name="T45_5">ECMAScript</text:span><text:span text:style-name="T45_6"><text:s/></text:span><text:span text:style-name="T45_7">no</text:span><text:span text:style-name="T45_8"><text:s/></text:span><text:span text:style-name="T45_9">describe</text:span><text:span text:style-name="T45_10"><text:s/></text:span><text:span text:style-name="T45_11">el</text:span><text:span text:style-name="T45_12"><text:s/></text:span><text:span text:style-name="T45_13">Document</text:span><text:span text:style-name="T45_14"><text:s/></text:span><text:span text:style-name="T45_15">Object</text:span><text:span text:style-name="T45_16"><text:s/></text:span><text:span text:style-name="T45_17">Model</text:span><text:span text:style-name="T45_18"><text:s/>(</text:span><text:span text:style-name="T45_19">DOM</text:span><text:span text:style-name="T45_20">),<text:s/></text:span><text:span text:style-name="T45_21">que</text:span><text:span text:style-name="T45_22"><text:s/></text:span><text:span text:style-name="T45_23">está</text:span><text:span text:style-name="T45_24"><text:s/></text:span><text:span text:style-name="T45_25">estandarizado</text:span><text:span text:style-name="T45_26"><text:s/></text:span><text:span text:style-name="T45_27">por</text:span><text:span text:style-name="T45_28"><text:s/></text:span><text:span text:style-name="T45_29">el</text:span><text:span text:style-name="T45_30"><text:s/></text:span><text:span text:style-name="T45_31">World</text:span><text:span text:style-name="T45_32"><text:s/></text:span><text:span text:style-name="T45_33">Wide</text:span><text:span text:style-name="T45_34"><text:s/></text:span><text:span text:style-name="T45_35">Web</text:span><text:span text:style-name="T45_36"><text:s/></text:span><text:span text:style-name="T45_37">Consortium</text:span><text:span text:style-name="T45_38"><text:s/>(</text:span><text:span text:style-name="T45_39">W</text:span><text:span text:style-name="T45_40">3</text:span><text:span text:style-name="T45_41">C</text:span><text:span text:style-name="T45_42">).<text:s/></text:span><text:span text:style-name="T45_43">El</text:span><text:span text:style-name="T45_44"><text:s/></text:span><text:span text:style-name="T45_45">DOM</text:span><text:span text:style-name="T45_46"><text:s/></text:span><text:span text:style-name="T45_47">define</text:span><text:span text:style-name="T45_48"><text:s/></text:span><text:span text:style-name="T45_49">la</text:span><text:span text:style-name="T45_50"><text:s/></text:span><text:span text:style-name="T45_51">forma</text:span><text:span text:style-name="T45_52"><text:s/></text:span><text:span text:style-name="T45_53">en</text:span><text:span text:style-name="T45_54"><text:s/></text:span><text:span text:style-name="T45_55">que</text:span><text:span text:style-name="T45_56"><text:s/></text:span><text:span text:style-name="T45_57">los</text:span><text:span text:style-name="T45_58"><text:s/></text:span><text:span text:style-name="T45_59">objetos</text:span><text:span text:style-name="T45_60"><text:s/></text:span><text:span text:style-name="T45_61">de</text:span><text:span text:style-name="T45_62"><text:s/></text:span><text:span text:style-name="T45_63">documento</text:span><text:span text:style-name="T45_64"><text:s/></text:span><text:span text:style-name="T45_65">HTML</text:span><text:span text:style-name="T45_66"><text:s/></text:span><text:span text:style-name="T45_67">se</text:span><text:span text:style-name="T45_68"><text:s/></text:span><text:span text:style-name="T45_69">exponen</text:span><text:span text:style-name="T45_70"><text:s/></text:span><text:span text:style-name="T45_71">a</text:span><text:span text:style-name="T45_72"><text:s/></text:span><text:span text:style-name="T45_73">su</text:span><text:span text:style-name="T45_74"><text:s/></text:span><text:span text:style-name="T45_75">guión</text:span><text:span text:style-name="T45_76">.</text:span></text:p>
      <text:p text:style-name="P46"/>
      <text:p text:style-name="P47"><text:span text:style-name="T47_1">Relación</text:span><text:span text:style-name="T47_2"><text:s/></text:span><text:span text:style-name="T47_3">entre</text:span><text:span text:style-name="T47_4"><text:s/></text:span><text:span text:style-name="T47_5">versiones</text:span><text:span text:style-name="T47_6"><text:s/></text:span><text:span text:style-name="T47_7">de</text:span><text:span text:style-name="T47_8"><text:s/></text:span><text:span text:style-name="T47_9">JavaScript</text:span><text:span text:style-name="T47_10"><text:s/></text:span><text:span text:style-name="T47_11">y</text:span><text:span text:style-name="T47_12"><text:s/></text:span><text:span text:style-name="T47_13">ediciones</text:span><text:span text:style-name="T47_14"><text:s/></text:span><text:span text:style-name="T47_15">de</text:span><text:span text:style-name="T47_16"><text:s/></text:span><text:span text:style-name="T47_17">ECMAScript</text:span></text:p>
      <text:p text:style-name="P48"/>
      <text:p text:style-name="P49"><text:span text:style-name="T49_1">Netscape</text:span><text:span text:style-name="T49_2"><text:s/></text:span><text:span text:style-name="T49_3">trabajó</text:span><text:span text:style-name="T49_4"><text:s/></text:span><text:span text:style-name="T49_5">estrechamente</text:span><text:span text:style-name="T49_6"><text:s/></text:span><text:span text:style-name="T49_7">con</text:span><text:span text:style-name="T49_8"><text:s/></text:span><text:span text:style-name="T49_9">Ecma</text:span><text:span text:style-name="T49_10"><text:s/></text:span><text:span text:style-name="T49_11">Internacional</text:span><text:span text:style-name="T49_12"><text:s/></text:span><text:span text:style-name="T49_13">para</text:span><text:span text:style-name="T49_14"><text:s/></text:span><text:span text:style-name="T49_15">producir</text:span><text:span text:style-name="T49_16"><text:s/></text:span><text:span text:style-name="T49_17">la</text:span><text:span text:style-name="T49_18"><text:s/></text:span><text:span text:style-name="T49_19">Especificación</text:span><text:span text:style-name="T49_20"><text:s/></text:span><text:span text:style-name="T49_21">ECMAScript</text:span><text:span text:style-name="T49_22"><text:s/>(</text:span><text:span text:style-name="T49_23">ECMA</text:span><text:span text:style-name="T49_24">-262).</text:span></text:p>
      <text:p text:style-name="P50"><text:span text:style-name="T50_1">La</text:span><text:span text:style-name="T50_2"><text:s/></text:span><text:span text:style-name="T50_3">referencia</text:span><text:span text:style-name="T50_4"><text:s/></text:span><text:span text:style-name="T50_5">de</text:span><text:span text:style-name="T50_6"><text:s/></text:span><text:span text:style-name="T50_7">JavaScript</text:span><text:span text:style-name="T50_8"><text:s/></text:span><text:span text:style-name="T50_9">indica</text:span><text:span text:style-name="T50_10"><text:s/></text:span><text:span text:style-name="T50_11">las</text:span><text:span text:style-name="T50_12"><text:s/></text:span><text:span text:style-name="T50_13">funciones</text:span><text:span text:style-name="T50_14"><text:s/></text:span><text:span text:style-name="T50_15">del</text:span><text:span text:style-name="T50_16"><text:s/></text:span><text:span text:style-name="T50_17">lenguaje</text:span><text:span text:style-name="T50_18"><text:s/></text:span><text:span text:style-name="T50_19">que</text:span><text:span text:style-name="T50_20"><text:s/></text:span><text:span text:style-name="T50_21">son</text:span><text:span text:style-name="T50_22"><text:s/></text:span><text:span text:style-name="T50_23">ECMAScript</text:span><text:span text:style-name="T50_24"><text:s/></text:span><text:span text:style-name="T50_25">compatible</text:span><text:span text:style-name="T50_26">.</text:span></text:p>
      <text:p text:style-name="P51"><text:span text:style-name="T51_1">JavaScript</text:span><text:span text:style-name="T51_2"><text:s/></text:span><text:span text:style-name="T51_3">siempre</text:span><text:span text:style-name="T51_4"><text:s/></text:span><text:span text:style-name="T51_5">incluirá</text:span><text:span text:style-name="T51_6"><text:s/></text:span><text:span text:style-name="T51_7">características</text:span><text:span text:style-name="T51_8"><text:s/></text:span><text:span text:style-name="T51_9">que</text:span><text:span text:style-name="T51_10"><text:s/></text:span><text:span text:style-name="T51_11">no</text:span><text:span text:style-name="T51_12"><text:s/></text:span><text:span text:style-name="T51_13">forman</text:span><text:span text:style-name="T51_14"><text:s/></text:span><text:span text:style-name="T51_15">parte</text:span><text:span text:style-name="T51_16"><text:s/></text:span><text:span text:style-name="T51_17">de</text:span><text:span text:style-name="T51_18"><text:s/></text:span><text:span text:style-name="T51_19">la</text:span><text:span text:style-name="T51_20"><text:s/></text:span><text:span text:style-name="T51_21">especificación</text:span><text:span text:style-name="T51_22"><text:s/></text:span><text:span text:style-name="T51_23">ECMAScript</text:span><text:span text:style-name="T51_24">;<text:s/></text:span><text:span text:style-name="T51_25">JavaScript</text:span><text:span text:style-name="T51_26"><text:s/></text:span><text:span text:style-name="T51_27">es</text:span><text:span text:style-name="T51_28"><text:s/></text:span><text:span text:style-name="T51_29">compatible</text:span><text:span text:style-name="T51_30"><text:s/></text:span><text:span text:style-name="T51_31">con</text:span><text:span text:style-name="T51_32"><text:s/></text:span><text:span text:style-name="T51_33">ECMAScript</text:span><text:span text:style-name="T51_34">,<text:s/></text:span><text:span text:style-name="T51_35">mientras</text:span><text:span text:style-name="T51_36"><text:s/></text:span><text:span text:style-name="T51_37">que</text:span><text:span text:style-name="T51_38"><text:s/></text:span><text:span text:style-name="T51_39">proporciona</text:span><text:span text:style-name="T51_40"><text:s/></text:span><text:span text:style-name="T51_41">características</text:span><text:span text:style-name="T51_42"><text:s/></text:span><text:span text:style-name="T51_43">adicionales</text:span><text:span text:style-name="T51_44">.</text:span></text:p>
      <text:p text:style-name="P52"/>
      <table:table table:style-name="Table2">
        <table:table-column table:style-name="Column3"/>
        <table:table-column table:style-name="Column4"/>
        <table:table-row table:style-name="Row10">
          <table:table-cell table:style-name="Cell19">
            <text:p text:style-name="P53"><text:span text:style-name="T53_1">JavaScript</text:span><text:span text:style-name="T53_2"><text:s/></text:span><text:span text:style-name="T53_3">version</text:span></text:p>
          </table:table-cell>
          <table:table-cell table:style-name="Cell20">
            <text:p text:style-name="P54"><text:span text:style-name="T54_1">Relación</text:span><text:span text:style-name="T54_2"><text:s/></text:span><text:span text:style-name="T54_3">con</text:span><text:span text:style-name="T54_4"><text:s/></text:span><text:span text:style-name="T54_5">la</text:span><text:span text:style-name="T54_6"><text:s/></text:span><text:span text:style-name="T54_7">edición</text:span><text:span text:style-name="T54_8"><text:s/></text:span><text:span text:style-name="T54_9">de</text:span><text:span text:style-name="T54_10"><text:s/></text:span><text:span text:style-name="T54_11">ECMAScript</text:span></text:p>
          </table:table-cell>
        </table:table-row>
        <table:table-row table:style-name="Row11">
          <table:table-cell table:style-name="Cell21">
            <text:p text:style-name="P55"><text:span text:style-name="T55_1">JavaScript</text:span><text:span text:style-name="T55_2"><text:s/>1.1</text:span></text:p>
          </table:table-cell>
          <table:table-cell table:style-name="Cell22">
            <text:p text:style-name="P56"><text:span text:style-name="T56_1">ECMA</text:span><text:span text:style-name="T56_2">-262,<text:s/></text:span><text:span text:style-name="T56_3">Edición</text:span><text:span text:style-name="T56_4"><text:s/>1<text:s/></text:span><text:span text:style-name="T56_5">se</text:span><text:span text:style-name="T56_6"><text:s/></text:span><text:span text:style-name="T56_7">basa</text:span><text:span text:style-name="T56_8"><text:s/></text:span><text:span text:style-name="T56_9">en</text:span><text:span text:style-name="T56_10"><text:s/></text:span><text:span text:style-name="T56_11">JavaScript</text:span><text:span text:style-name="T56_12"><text:s/>1.1</text:span></text:p>
          </table:table-cell>
        </table:table-row>
        <table:table-row table:style-name="Row12">
          <table:table-cell table:style-name="Cell23">
            <text:p text:style-name="P57"><text:span text:style-name="T57_1">JavaScript</text:span><text:span text:style-name="T57_2"><text:s/>1.2</text:span></text:p>
          </table:table-cell>
          <table:table-cell table:style-name="Cell24">
            <text:p text:style-name="P58"><text:span text:style-name="T58_1">ECMA</text:span><text:span text:style-name="T58_2">-262<text:s/></text:span><text:span text:style-name="T58_3">no</text:span><text:span text:style-name="T58_4"><text:s/></text:span><text:span text:style-name="T58_5">fue</text:span><text:span text:style-name="T58_6"><text:s/></text:span><text:span text:style-name="T58_7">completa</text:span><text:span text:style-name="T58_8"><text:s/></text:span><text:span text:style-name="T58_9">cuando</text:span><text:span text:style-name="T58_10"><text:s/></text:span><text:span text:style-name="T58_11">JavaScript</text:span><text:span text:style-name="T58_12"><text:s/>1.2<text:s/></text:span><text:span text:style-name="T58_13">fue</text:span><text:span text:style-name="T58_14"><text:s/></text:span><text:span text:style-name="T58_15">lanzado</text:span><text:span text:style-name="T58_16">.<text:s/></text:span><text:span text:style-name="T58_17">JavaScript</text:span><text:span text:style-name="T58_18"><text:s/>1.2<text:s/></text:span><text:span text:style-name="T58_19">no</text:span><text:span text:style-name="T58_20"><text:s/></text:span><text:span text:style-name="T58_21">es</text:span><text:span text:style-name="T58_22"><text:s/></text:span><text:span text:style-name="T58_23">totalmente</text:span><text:span text:style-name="T58_24"><text:s/></text:span><text:span text:style-name="T58_25">compatible</text:span><text:span text:style-name="T58_26"><text:s/></text:span><text:span text:style-name="T58_27">con</text:span><text:span text:style-name="T58_28"><text:s/></text:span><text:span text:style-name="T58_29">ECMA</text:span><text:span text:style-name="T58_30">-262,<text:s/></text:span><text:span text:style-name="T58_31">Edición</text:span><text:span text:style-name="T58_32"><text:s/>1,<text:s/></text:span><text:span text:style-name="T58_33">por</text:span><text:span text:style-name="T58_34"><text:s/></text:span><text:span text:style-name="T58_35">las</text:span><text:span text:style-name="T58_36"><text:s/></text:span><text:span text:style-name="T58_37">siguientes</text:span><text:span text:style-name="T58_38"><text:s/></text:span><text:span text:style-name="T58_39">razones</text:span><text:span text:style-name="T58_40">:</text:span></text:p>
            <text:list text:style-name="LS2" xml:id="list2">
              <text:list-item>
                <text:p text:style-name="P59"><text:span text:style-name="T59_1">Netscape</text:span><text:span text:style-name="T59_2"><text:s/></text:span><text:span text:style-name="T59_3">desarrolló</text:span><text:span text:style-name="T59_4"><text:s/></text:span><text:span text:style-name="T59_5">características</text:span><text:span text:style-name="T59_6"><text:s/></text:span><text:span text:style-name="T59_7">adicionales</text:span><text:span text:style-name="T59_8"><text:s/></text:span><text:span text:style-name="T59_9">en</text:span><text:span text:style-name="T59_10"><text:s/></text:span><text:span text:style-name="T59_11">JavaScript</text:span><text:span text:style-name="T59_12"><text:s/>1.2<text:s/></text:span><text:span text:style-name="T59_13">que</text:span><text:span text:style-name="T59_14"><text:s/></text:span><text:span text:style-name="T59_15">no</text:span><text:span text:style-name="T59_16"><text:s/></text:span><text:span text:style-name="T59_17">fueron</text:span><text:span text:style-name="T59_18"><text:s/></text:span><text:span text:style-name="T59_19">considerados</text:span><text:span text:style-name="T59_20"><text:s/></text:span><text:span text:style-name="T59_21">para</text:span><text:span text:style-name="T59_22"><text:s/></text:span><text:span text:style-name="T59_23">ECMA</text:span><text:span text:style-name="T59_24">-262.</text:span></text:p>
              </text:list-item>
            </text:list>
            <text:p text:style-name="P60"/>
            <text:list text:style-name="LS2" xml:id="list3">
              <text:list-item>
                <text:p text:style-name="P61"><text:span text:style-name="T61_1">ECMA</text:span><text:span text:style-name="T61_2">-262<text:s/></text:span><text:span text:style-name="T61_3">añade</text:span><text:span text:style-name="T61_4"><text:s/></text:span><text:span text:style-name="T61_5">dos</text:span><text:span text:style-name="T61_6"><text:s/></text:span><text:span text:style-name="T61_7">nuevas</text:span><text:span text:style-name="T61_8"><text:s/></text:span><text:span text:style-name="T61_9">características</text:span><text:span text:style-name="T61_10">:<text:s/></text:span><text:span text:style-name="T61_11">la</text:span><text:span text:style-name="T61_12"><text:s/></text:span><text:span text:style-name="T61_13">internacionalización</text:span><text:span text:style-name="T61_14"><text:s/></text:span><text:span text:style-name="T61_15">mediante</text:span><text:span text:style-name="T61_16"><text:s/></text:span><text:span text:style-name="T61_17">Unicode</text:span><text:span text:style-name="T61_18">,<text:s/></text:span><text:span text:style-name="T61_19">y</text:span><text:span text:style-name="T61_20"><text:s/></text:span><text:span text:style-name="T61_21">un</text:span><text:span text:style-name="T61_22"><text:s/></text:span><text:span text:style-name="T61_23">comportamiento</text:span><text:span text:style-name="T61_24"><text:s/></text:span><text:span text:style-name="T61_25">uniforme</text:span><text:span text:style-name="T61_26"><text:s/></text:span><text:span text:style-name="T61_27">en</text:span><text:span text:style-name="T61_28"><text:s/></text:span><text:span text:style-name="T61_29">todas</text:span><text:span text:style-name="T61_30"><text:s/></text:span><text:span text:style-name="T61_31">las</text:span><text:span text:style-name="T61_32"><text:s/></text:span><text:span text:style-name="T61_33">plataformas</text:span><text:span text:style-name="T61_34">.<text:s/></text:span><text:span text:style-name="T61_35">Varias</text:span><text:span text:style-name="T61_36"><text:s/></text:span><text:span text:style-name="T61_37">características</text:span><text:span text:style-name="T61_38"><text:s/></text:span><text:span text:style-name="T61_39">de</text:span><text:span text:style-name="T61_40"><text:s/></text:span><text:span text:style-name="T61_41">JavaScript</text:span><text:span text:style-name="T61_42"><text:s/>1.2,<text:s/></text:span><text:span text:style-name="T61_43">como</text:span><text:span text:style-name="T61_44"><text:s/></text:span><text:span text:style-name="T61_45">el</text:span><text:span text:style-name="T61_46"><text:s/></text:span><text:span text:style-name="T61_47">objeto</text:span><text:span text:style-name="T61_48"><text:s/></text:span><text:span text:style-name="T61_49">Date</text:span><text:span text:style-name="T61_50">,<text:s/></text:span><text:span text:style-name="T61_51">eran</text:span><text:span text:style-name="T61_52"><text:s/></text:span><text:span text:style-name="T61_53">dependientes</text:span><text:span text:style-name="T61_54"><text:s/></text:span><text:span text:style-name="T61_55">de</text:span><text:span text:style-name="T61_56"><text:s/></text:span><text:span text:style-name="T61_57">la</text:span><text:span text:style-name="T61_58"><text:s/></text:span><text:span text:style-name="T61_59">plataforma</text:span><text:span text:style-name="T61_60"><text:s/></text:span><text:span text:style-name="T61_61">y</text:span><text:span text:style-name="T61_62"><text:s/></text:span><text:span text:style-name="T61_63">utilizan</text:span><text:span text:style-name="T61_64"><text:s/></text:span><text:span text:style-name="T61_65">el</text:span><text:span text:style-name="T61_66"><text:s/></text:span><text:span text:style-name="T61_67">comportamiento</text:span><text:span text:style-name="T61_68"><text:s/></text:span><text:span text:style-name="T61_69">específico</text:span><text:span text:style-name="T61_70"><text:s/></text:span><text:span text:style-name="T61_71">de</text:span><text:span text:style-name="T61_72"><text:s/></text:span><text:span text:style-name="T61_73">la</text:span><text:span text:style-name="T61_74"><text:s/></text:span><text:span text:style-name="T61_75">plataforma</text:span><text:span text:style-name="T61_76">.</text:span></text:p>
              </text:list-item>
            </text:list>
            <text:p text:style-name="P62"/>
          </table:table-cell>
        </table:table-row>
        <table:table-row table:style-name="Row13">
          <table:table-cell table:style-name="Cell25">
            <text:p text:style-name="P63"><text:span text:style-name="T63_1">JavaScript</text:span><text:span text:style-name="T63_2"><text:s/>1.3</text:span></text:p>
          </table:table-cell>
          <table:table-cell table:style-name="Cell26">
            <text:p text:style-name="P64"><text:span text:style-name="T64_1">JavaScript</text:span><text:span text:style-name="T64_2"><text:s/>1.3<text:s/></text:span><text:span text:style-name="T64_3">es</text:span><text:span text:style-name="T64_4"><text:s/></text:span><text:span text:style-name="T64_5">completamente</text:span><text:span text:style-name="T64_6"><text:s/></text:span><text:span text:style-name="T64_7">compatible</text:span><text:span text:style-name="T64_8"><text:s/></text:span><text:span text:style-name="T64_9">con</text:span><text:span text:style-name="T64_10"><text:s/></text:span><text:span text:style-name="T64_11">ECMA</text:span><text:span text:style-name="T64_12">-262,<text:s/></text:span><text:span text:style-name="T64_13">Edición</text:span><text:span text:style-name="T64_14"><text:s/>1.</text:span></text:p>
            <text:p text:style-name="P65"><text:span text:style-name="T65_1">JavaScript</text:span><text:span text:style-name="T65_2"><text:s/>1.3<text:s/></text:span><text:span text:style-name="T65_3">resolvió</text:span><text:span text:style-name="T65_4"><text:s/></text:span><text:span text:style-name="T65_5">las</text:span><text:span text:style-name="T65_6"><text:s/></text:span><text:span text:style-name="T65_7">inconsistencias</text:span><text:span text:style-name="T65_8"><text:s/></text:span><text:span text:style-name="T65_9">que</text:span><text:span text:style-name="T65_10"><text:s/></text:span><text:span text:style-name="T65_11">JavaScript</text:span><text:span text:style-name="T65_12"><text:s/>1.2<text:s/></text:span><text:span text:style-name="T65_13">tenía</text:span><text:span text:style-name="T65_14"><text:s/></text:span><text:span text:style-name="T65_15">con</text:span><text:span text:style-name="T65_16"><text:s/></text:span><text:span text:style-name="T65_17">ECMA</text:span><text:span text:style-name="T65_18">-262,<text:s/></text:span><text:span text:style-name="T65_19">manteniendo</text:span><text:span text:style-name="T65_20"><text:s/></text:span><text:span text:style-name="T65_21">todas</text:span><text:span text:style-name="T65_22"><text:s/></text:span><text:span text:style-name="T65_23">las</text:span><text:span text:style-name="T65_24"><text:s/></text:span><text:span text:style-name="T65_25">características</text:span><text:span text:style-name="T65_26"><text:s/></text:span><text:span text:style-name="T65_27">adicionales</text:span><text:span text:style-name="T65_28"><text:s/></text:span><text:span text:style-name="T65_29">de</text:span><text:span text:style-name="T65_30"><text:s/></text:span><text:span text:style-name="T65_31">JavaScript</text:span><text:span text:style-name="T65_32"><text:s/>1.2,<text:s/></text:span><text:span text:style-name="T65_33">excepto</text:span><text:span text:style-name="T65_34"><text:s/>==<text:s/></text:span><text:span text:style-name="T65_35">y</text:span><text:span text:style-name="T65_36">!<text:s/>=,<text:s/></text:span><text:span text:style-name="T65_37">Que</text:span><text:span text:style-name="T65_38"><text:s/></text:span><text:span text:style-name="T65_39">se</text:span><text:span text:style-name="T65_40"><text:s/></text:span><text:span text:style-name="T65_41">han</text:span><text:span text:style-name="T65_42"><text:s/></text:span><text:span text:style-name="T65_43">cambiado</text:span><text:span text:style-name="T65_44"><text:s/></text:span><text:span text:style-name="T65_45">para</text:span><text:span text:style-name="T65_46"><text:s/></text:span><text:span text:style-name="T65_47">ajustarse</text:span><text:span text:style-name="T65_48"><text:s/></text:span><text:span text:style-name="T65_49">a</text:span><text:span text:style-name="T65_50"><text:s/></text:span><text:span text:style-name="T65_51">ECMA</text:span><text:span text:style-name="T65_52">-262.</text:span></text:p>
          </table:table-cell>
        </table:table-row>
        <table:table-row table:style-name="Row14">
          <table:table-cell table:style-name="Cell27">
            <text:p text:style-name="P66"><text:span text:style-name="T66_1">JavaScript</text:span><text:span text:style-name="T66_2"><text:s/>1.4</text:span></text:p>
          </table:table-cell>
          <table:table-cell table:style-name="Cell28">
            <text:p text:style-name="P67"><text:span text:style-name="T67_1">JavaScript</text:span><text:span text:style-name="T67_2"><text:s/>1.4<text:s/></text:span><text:span text:style-name="T67_3">es</text:span><text:span text:style-name="T67_4"><text:s/></text:span><text:span text:style-name="T67_5">completamente</text:span><text:span text:style-name="T67_6"><text:s/></text:span><text:span text:style-name="T67_7">compatible</text:span><text:span text:style-name="T67_8"><text:s/></text:span><text:span text:style-name="T67_9">con</text:span><text:span text:style-name="T67_10"><text:s/></text:span><text:span text:style-name="T67_11">ECMA</text:span><text:span text:style-name="T67_12">-262,<text:s/></text:span><text:span text:style-name="T67_13">Edición</text:span><text:span text:style-name="T67_14"><text:s/>1.</text:span></text:p>
            <text:p text:style-name="P68"><text:span text:style-name="T68_1">La</text:span><text:span text:style-name="T68_2"><text:s/></text:span><text:span text:style-name="T68_3">tercera</text:span><text:span text:style-name="T68_4"><text:s/></text:span><text:span text:style-name="T68_5">versión</text:span><text:span text:style-name="T68_6"><text:s/></text:span><text:span text:style-name="T68_7">de</text:span><text:span text:style-name="T68_8"><text:s/></text:span><text:span text:style-name="T68_9">la</text:span><text:span text:style-name="T68_10"><text:s/></text:span><text:span text:style-name="T68_11">especificación</text:span><text:span text:style-name="T68_12"><text:s/></text:span><text:span text:style-name="T68_13">ECMAScript</text:span><text:span text:style-name="T68_14"><text:s/></text:span><text:span text:style-name="T68_15">no</text:span><text:span text:style-name="T68_16"><text:s/></text:span><text:span text:style-name="T68_17">se</text:span><text:span text:style-name="T68_18"><text:s/></text:span><text:span text:style-name="T68_19">ha</text:span><text:span text:style-name="T68_20"><text:s/></text:span><text:span text:style-name="T68_21">finalizado</text:span><text:span text:style-name="T68_22"><text:s/></text:span><text:span text:style-name="T68_23">cuando</text:span><text:span text:style-name="T68_24"><text:s/></text:span><text:span text:style-name="T68_25">JavaScript</text:span><text:span text:style-name="T68_26"><text:s/>1.4<text:s/></text:span><text:span text:style-name="T68_27">fue</text:span><text:span text:style-name="T68_28"><text:s/></text:span><text:span text:style-name="T68_29">lanzado</text:span><text:span text:style-name="T68_30">.</text:span></text:p>
          </table:table-cell>
        </table:table-row>
        <table:table-row table:style-name="Row15">
          <table:table-cell table:style-name="Cell29">
            <text:p text:style-name="P69"><text:span text:style-name="T69_1">JavaScript</text:span><text:span text:style-name="T69_2"><text:s/>1.5</text:span></text:p>
          </table:table-cell>
          <table:table-cell table:style-name="Cell30">
            <text:p text:style-name="P70"><text:span text:style-name="T70_1">JavaScript</text:span><text:span text:style-name="T70_2"><text:s/>1.5<text:s/></text:span><text:span text:style-name="T70_3">es</text:span><text:span text:style-name="T70_4"><text:s/></text:span><text:span text:style-name="T70_5">completamente</text:span><text:span text:style-name="T70_6"><text:s/></text:span><text:span text:style-name="T70_7">compatible</text:span><text:span text:style-name="T70_8"><text:s/></text:span><text:span text:style-name="T70_9">con</text:span><text:span text:style-name="T70_10"><text:s/></text:span><text:span text:style-name="T70_11">ECMA</text:span><text:span text:style-name="T70_12">-262,<text:s/></text:span><text:span text:style-name="T70_13">Edición</text:span><text:span text:style-name="T70_14"><text:s/>3</text:span></text:p>
          </table:table-cell>
        </table:table-row>
      </table:table>
      <text:p text:style-name="P71"/>
      <text:p text:style-name="P72"/>
      <text:p text:style-name="P73"><text:span text:style-name="T73_1">Documentación</text:span><text:span text:style-name="T73_2"><text:s/></text:span><text:span text:style-name="T73_3">JavaScript</text:span><text:span text:style-name="T73_4"><text:s/></text:span><text:span text:style-name="T73_5">frente</text:span><text:span text:style-name="T73_6"><text:s/></text:span><text:span text:style-name="T73_7">a</text:span><text:span text:style-name="T73_8"><text:s/></text:span><text:span text:style-name="T73_9">las</text:span><text:span text:style-name="T73_10"><text:s/></text:span><text:span text:style-name="T73_11">especificaciones</text:span><text:span text:style-name="T73_12"><text:s/></text:span><text:span text:style-name="T73_13">ECMAScript</text:span></text:p>
      <text:p text:style-name="P74"/>
      <text:p text:style-name="P75"><text:span text:style-name="T75_1">La</text:span><text:span text:style-name="T75_2"><text:s/></text:span><text:span text:style-name="T75_3">especificación</text:span><text:span text:style-name="T75_4"><text:s/></text:span><text:span text:style-name="T75_5">ECMAScript</text:span><text:span text:style-name="T75_6"><text:s/></text:span><text:span text:style-name="T75_7">es</text:span><text:span text:style-name="T75_8"><text:s/></text:span><text:span text:style-name="T75_9">un</text:span><text:span text:style-name="T75_10"><text:s/></text:span><text:span text:style-name="T75_11">conjunto</text:span><text:span text:style-name="T75_12"><text:s/></text:span><text:span text:style-name="T75_13">de</text:span><text:span text:style-name="T75_14"><text:s/></text:span><text:span text:style-name="T75_15">requisitos</text:span><text:span text:style-name="T75_16"><text:s/></text:span><text:span text:style-name="T75_17">para</text:span><text:span text:style-name="T75_18"><text:s/></text:span><text:span text:style-name="T75_19">la</text:span><text:span text:style-name="T75_20"><text:s/></text:span><text:span text:style-name="T75_21">implementación</text:span><text:span text:style-name="T75_22"><text:s/></text:span><text:span text:style-name="T75_23">de</text:span><text:span text:style-name="T75_24"><text:s/></text:span><text:span text:style-name="T75_25">ECMAScript</text:span><text:span text:style-name="T75_26">;<text:s/></text:span><text:span text:style-name="T75_27">es</text:span><text:span text:style-name="T75_28"><text:s/></text:span><text:span text:style-name="T75_29">útil</text:span><text:span text:style-name="T75_30"><text:s/></text:span><text:span text:style-name="T75_31">si</text:span><text:span text:style-name="T75_32"><text:s/></text:span><text:span text:style-name="T75_33">se</text:span><text:span text:style-name="T75_34"><text:s/></text:span><text:span text:style-name="T75_35">desea</text:span><text:span text:style-name="T75_36"><text:s/></text:span><text:span text:style-name="T75_37">determinar</text:span><text:span text:style-name="T75_38"><text:s/></text:span><text:span text:style-name="T75_39">si</text:span><text:span text:style-name="T75_40"><text:s/></text:span><text:span text:style-name="T75_41">una</text:span><text:span text:style-name="T75_42"><text:s/></text:span><text:span text:style-name="T75_43">función</text:span><text:span text:style-name="T75_44"><text:s/></text:span><text:span text:style-name="T75_45">JavaScript</text:span><text:span text:style-name="T75_46"><text:s/></text:span><text:span text:style-name="T75_47">está</text:span><text:span text:style-name="T75_48"><text:s/></text:span><text:span text:style-name="T75_49">soportada</text:span><text:span text:style-name="T75_50"><text:s/></text:span><text:span text:style-name="T75_51">en</text:span><text:span text:style-name="T75_52"><text:s/></text:span><text:span text:style-name="T75_53">otras</text:span><text:span text:style-name="T75_54"><text:s/></text:span><text:span text:style-name="T75_55">implementaciones</text:span><text:span text:style-name="T75_56"><text:s/></text:span><text:span text:style-name="T75_57">ECMAScript</text:span><text:span text:style-name="T75_58">.<text:s/></text:span><text:span text:style-name="T75_59">Si</text:span><text:span text:style-name="T75_60"><text:s/></text:span><text:span text:style-name="T75_61">va</text:span><text:span text:style-name="T75_62"><text:s/></text:span><text:span text:style-name="T75_63">a</text:span><text:span text:style-name="T75_64"><text:s/></text:span><text:span text:style-name="T75_65">escribir</text:span><text:span text:style-name="T75_66"><text:s/></text:span><text:span text:style-name="T75_67">código</text:span><text:span text:style-name="T75_68"><text:s/></text:span><text:span text:style-name="T75_69">JavaScript</text:span><text:span text:style-name="T75_70"><text:s/></text:span><text:span text:style-name="T75_71">que</text:span><text:span text:style-name="T75_72"><text:s/></text:span><text:span text:style-name="T75_73">sólo</text:span><text:span text:style-name="T75_74"><text:s/></text:span><text:span text:style-name="T75_75">utiliza</text:span><text:span text:style-name="T75_76"><text:s/></text:span><text:span text:style-name="T75_77">las</text:span><text:span text:style-name="T75_78"><text:s/></text:span><text:span text:style-name="T75_79">funciones</text:span><text:span text:style-name="T75_80"><text:s/></text:span><text:span text:style-name="T75_81">compatibles</text:span><text:span text:style-name="T75_82"><text:s/></text:span><text:span text:style-name="T75_83">con</text:span><text:span text:style-name="T75_84"><text:s/></text:span><text:span text:style-name="T75_85">ECMAScript</text:span><text:span text:style-name="T75_86">,<text:s/></text:span><text:span text:style-name="T75_87">entonces</text:span><text:span text:style-name="T75_88"><text:s/></text:span><text:span text:style-name="T75_89">es</text:span><text:span text:style-name="T75_90"><text:s/></text:span><text:span text:style-name="T75_91">posible</text:span><text:span text:style-name="T75_92"><text:s/></text:span><text:span text:style-name="T75_93">que</text:span><text:span text:style-name="T75_94"><text:s/></text:span><text:span text:style-name="T75_95">tenga</text:span><text:span text:style-name="T75_96"><text:s/></text:span><text:span text:style-name="T75_97">que</text:span><text:span text:style-name="T75_98"><text:s/></text:span><text:span text:style-name="T75_99">revisar</text:span><text:span text:style-name="T75_100"><text:s/></text:span><text:span text:style-name="T75_101">la</text:span><text:span text:style-name="T75_102"><text:s/></text:span><text:span text:style-name="T75_103">especificación</text:span><text:span text:style-name="T75_104"><text:s/></text:span><text:span text:style-name="T75_105">ECMAScript</text:span><text:span text:style-name="T75_106">.</text:span></text:p>
      <text:p text:style-name="P76"><text:span text:style-name="T76_1">El</text:span><text:span text:style-name="T76_2"><text:s/></text:span><text:span text:style-name="T76_3">documento</text:span><text:span text:style-name="T76_4"><text:s/></text:span><text:span text:style-name="T76_5">ECMAScript</text:span><text:span text:style-name="T76_6"><text:s/></text:span><text:span text:style-name="T76_7">no</text:span><text:span text:style-name="T76_8"><text:s/></text:span><text:span text:style-name="T76_9">está</text:span><text:span text:style-name="T76_10"><text:s/></text:span><text:span text:style-name="T76_11">destinado</text:span><text:span text:style-name="T76_12"><text:s/></text:span><text:span text:style-name="T76_13">a</text:span><text:span text:style-name="T76_14"><text:s/></text:span><text:span text:style-name="T76_15">ayudar</text:span><text:span text:style-name="T76_16"><text:s/></text:span><text:span text:style-name="T76_17">a</text:span><text:span text:style-name="T76_18"><text:s/></text:span><text:span text:style-name="T76_19">los</text:span><text:span text:style-name="T76_20"><text:s/></text:span><text:span text:style-name="T76_21">programadores</text:span><text:span text:style-name="T76_22"><text:s/></text:span><text:span text:style-name="T76_23">de</text:span><text:span text:style-name="T76_24"><text:s/></text:span><text:span text:style-name="T76_25">scripts</text:span><text:span text:style-name="T76_26">;<text:s/></text:span><text:span text:style-name="T76_27">usar</text:span><text:span text:style-name="T76_28"><text:s/></text:span><text:span text:style-name="T76_29">la</text:span><text:span text:style-name="T76_30"><text:s/></text:span><text:span text:style-name="T76_31">documentación</text:span><text:span text:style-name="T76_32"><text:s/></text:span><text:span text:style-name="T76_33">de</text:span><text:span text:style-name="T76_34"><text:s/></text:span><text:span text:style-name="T76_35">JavaScript</text:span><text:span text:style-name="T76_36"><text:s/></text:span><text:span text:style-name="T76_37">para</text:span><text:span text:style-name="T76_38"><text:s/></text:span><text:span text:style-name="T76_39">la</text:span><text:span text:style-name="T76_40"><text:s/></text:span><text:span text:style-name="T76_41">información</text:span><text:span text:style-name="T76_42"><text:s/></text:span><text:span text:style-name="T76_43">sobre</text:span><text:span text:style-name="T76_44"><text:s/></text:span><text:span text:style-name="T76_45">la</text:span><text:span text:style-name="T76_46"><text:s/></text:span><text:span text:style-name="T76_47">escritura</text:span><text:span text:style-name="T76_48"><text:s/></text:span><text:span text:style-name="T76_49">de</text:span><text:span text:style-name="T76_50"><text:s/></text:span><text:span text:style-name="T76_51">guiones</text:span><text:span text:style-name="T76_52">.</text:span></text:p>
      <text:p text:style-name="P77"/>
      <text:p text:style-name="P78"><text:span text:style-name="T78_1">Terminología</text:span></text:p>
      <text:p text:style-name="P79"/>
      <text:p text:style-name="P80"><text:span text:style-name="T80_1">La</text:span><text:span text:style-name="T80_2"><text:s/></text:span><text:span text:style-name="T80_3">especificación</text:span><text:span text:style-name="T80_4"><text:s/></text:span><text:span text:style-name="T80_5">ECMAScript</text:span><text:span text:style-name="T80_6"><text:s/></text:span><text:span text:style-name="T80_7">utiliza</text:span><text:span text:style-name="T80_8"><text:s/></text:span><text:span text:style-name="T80_9">una</text:span><text:span text:style-name="T80_10"><text:s/></text:span><text:span text:style-name="T80_11">terminología</text:span><text:span text:style-name="T80_12"><text:s/></text:span><text:span text:style-name="T80_13">y</text:span><text:span text:style-name="T80_14"><text:s/></text:span><text:span text:style-name="T80_15">una</text:span><text:span text:style-name="T80_16"><text:s/></text:span><text:span text:style-name="T80_17">sintaxis</text:span><text:span text:style-name="T80_18"><text:s/></text:span><text:span text:style-name="T80_19">que</text:span><text:span text:style-name="T80_20"><text:s/></text:span><text:span text:style-name="T80_21">puede</text:span><text:span text:style-name="T80_22"><text:s/></text:span><text:span text:style-name="T80_23">ser</text:span><text:span text:style-name="T80_24"><text:s/></text:span><text:span text:style-name="T80_25">desconocido</text:span><text:span text:style-name="T80_26"><text:s/></text:span><text:span text:style-name="T80_27">para</text:span><text:span text:style-name="T80_28"><text:s/></text:span><text:span text:style-name="T80_29">un</text:span><text:span text:style-name="T80_30"><text:s/></text:span><text:span text:style-name="T80_31">programador</text:span><text:span text:style-name="T80_32"><text:s/></text:span><text:span text:style-name="T80_33">de</text:span><text:span text:style-name="T80_34"><text:s/></text:span><text:span text:style-name="T80_35">JavaScript</text:span><text:span text:style-name="T80_36">.<text:s/></text:span><text:span text:style-name="T80_37">Aunque</text:span><text:span text:style-name="T80_38"><text:s/></text:span><text:span text:style-name="T80_39">la</text:span><text:span text:style-name="T80_40"><text:s/></text:span><text:span text:style-name="T80_41">descripción</text:span><text:span text:style-name="T80_42"><text:s/></text:span><text:span text:style-name="T80_43">de</text:span><text:span text:style-name="T80_44"><text:s/></text:span><text:span text:style-name="T80_45">la</text:span><text:span text:style-name="T80_46"><text:s/></text:span><text:span text:style-name="T80_47">lengua</text:span><text:span text:style-name="T80_48"><text:s/></text:span><text:span text:style-name="T80_49">puede</text:span><text:span text:style-name="T80_50"><text:s/></text:span><text:span text:style-name="T80_51">ser</text:span><text:span text:style-name="T80_52"><text:s/></text:span><text:span text:style-name="T80_53">diferente</text:span><text:span text:style-name="T80_54"><text:s/></text:span><text:span text:style-name="T80_55">en</text:span><text:span text:style-name="T80_56"><text:s/></text:span><text:span text:style-name="T80_57">ECMAScript</text:span><text:span text:style-name="T80_58">,<text:s/></text:span><text:span text:style-name="T80_59">el</text:span><text:span text:style-name="T80_60"><text:s/></text:span><text:span text:style-name="T80_61">lenguaje</text:span><text:span text:style-name="T80_62"><text:s/></text:span><text:span text:style-name="T80_63">en</text:span><text:span text:style-name="T80_64"><text:s/></text:span><text:span text:style-name="T80_65">sí</text:span><text:span text:style-name="T80_66"><text:s/></text:span><text:span text:style-name="T80_67">sigue</text:span><text:span text:style-name="T80_68"><text:s/></text:span><text:span text:style-name="T80_69">siendo</text:span><text:span text:style-name="T80_70"><text:s/></text:span><text:span text:style-name="T80_71">el</text:span><text:span text:style-name="T80_72"><text:s/></text:span><text:span text:style-name="T80_73">mismo</text:span><text:span text:style-name="T80_74">.<text:s/></text:span><text:span text:style-name="T80_75">JavaScript</text:span><text:span text:style-name="T80_76"><text:s/></text:span><text:span text:style-name="T80_77">soporta</text:span><text:span text:style-name="T80_78"><text:s/></text:span><text:span text:style-name="T80_79">toda</text:span><text:span text:style-name="T80_80"><text:s/></text:span><text:span text:style-name="T80_81">la</text:span><text:span text:style-name="T80_82"><text:s/></text:span><text:span text:style-name="T80_83">funcionalidad</text:span><text:span text:style-name="T80_84"><text:s/></text:span><text:span text:style-name="T80_85">se</text:span><text:span text:style-name="T80_86"><text:s/></text:span><text:span text:style-name="T80_87">describe</text:span><text:span text:style-name="T80_88"><text:s/></text:span><text:span text:style-name="T80_89">en</text:span><text:span text:style-name="T80_90"><text:s/></text:span><text:span text:style-name="T80_91">la</text:span><text:span text:style-name="T80_92"><text:s/></text:span><text:span text:style-name="T80_93">especificación</text:span><text:span text:style-name="T80_94"><text:s/></text:span><text:span text:style-name="T80_95">ECMAScript</text:span><text:span text:style-name="T80_96">.</text:span></text:p>
      <text:p text:style-name="P81"/>
      <text:p text:style-name="P82"><text:span text:style-name="T82_1">La</text:span><text:span text:style-name="T82_2"><text:s/></text:span><text:span text:style-name="T82_3">documentación</text:span><text:span text:style-name="T82_4"><text:s/></text:span><text:span text:style-name="T82_5">de</text:span><text:span text:style-name="T82_6"><text:s/></text:span><text:span text:style-name="T82_7">JavaScript</text:span><text:span text:style-name="T82_8"><text:s/></text:span><text:span text:style-name="T82_9">describe</text:span><text:span text:style-name="T82_10"><text:s/></text:span><text:span text:style-name="T82_11">aspectos</text:span><text:span text:style-name="T82_12"><text:s/></text:span><text:span text:style-name="T82_13">de</text:span><text:span text:style-name="T82_14"><text:s/></text:span><text:span text:style-name="T82_15">la</text:span><text:span text:style-name="T82_16"><text:s/></text:span><text:span text:style-name="T82_17">lengua</text:span><text:span text:style-name="T82_18"><text:s/></text:span><text:span text:style-name="T82_19">que</text:span><text:span text:style-name="T82_20"><text:s/></text:span><text:span text:style-name="T82_21">son</text:span><text:span text:style-name="T82_22"><text:s/></text:span><text:span text:style-name="T82_23">apropiados</text:span><text:span text:style-name="T82_24"><text:s/></text:span><text:span text:style-name="T82_25">para</text:span><text:span text:style-name="T82_26"><text:s/></text:span><text:span text:style-name="T82_27">un</text:span><text:span text:style-name="T82_28"><text:s/></text:span><text:span text:style-name="T82_29">programador</text:span><text:span text:style-name="T82_30"><text:s/></text:span><text:span text:style-name="T82_31">de</text:span><text:span text:style-name="T82_32"><text:s/></text:span><text:span text:style-name="T82_33">JavaScript</text:span><text:span text:style-name="T82_34">.<text:s/></text:span><text:span text:style-name="T82_35">Por</text:span><text:span text:style-name="T82_36"><text:s/></text:span><text:span text:style-name="T82_37">ejemplo</text:span><text:span text:style-name="T82_38">:</text:span></text:p>
      <text:list text:style-name="LS3" xml:id="list4">
        <text:list-item>
          <text:p text:style-name="P83"><text:span text:style-name="T83_1">El</text:span><text:span text:style-name="T83_2"><text:s/></text:span><text:span text:style-name="T83_3">objeto</text:span><text:span text:style-name="T83_4"><text:s/></text:span><text:span text:style-name="T83_5">global</text:span><text:span text:style-name="T83_6"><text:s/></text:span><text:span text:style-name="T83_7">no</text:span><text:span text:style-name="T83_8"><text:s/></text:span><text:span text:style-name="T83_9">se</text:span><text:span text:style-name="T83_10"><text:s/></text:span><text:span text:style-name="T83_11">discute</text:span><text:span text:style-name="T83_12"><text:s/></text:span><text:span text:style-name="T83_13">en</text:span><text:span text:style-name="T83_14"><text:s/></text:span><text:span text:style-name="T83_15">la</text:span><text:span text:style-name="T83_16"><text:s/></text:span><text:span text:style-name="T83_17">documentación</text:span><text:span text:style-name="T83_18"><text:s/></text:span><text:span text:style-name="T83_19">de</text:span><text:span text:style-name="T83_20"><text:s/></text:span><text:span text:style-name="T83_21">JavaScript</text:span><text:span text:style-name="T83_22">,<text:s/></text:span><text:span text:style-name="T83_23">ya</text:span><text:span text:style-name="T83_24"><text:s/></text:span><text:span text:style-name="T83_25">que</text:span><text:span text:style-name="T83_26"><text:s/></text:span><text:span text:style-name="T83_27">no</text:span><text:span text:style-name="T83_28"><text:s/></text:span><text:span text:style-name="T83_29">se</text:span><text:span text:style-name="T83_30"><text:s/></text:span><text:span text:style-name="T83_31">utiliza</text:span><text:span text:style-name="T83_32"><text:s/></text:span><text:span text:style-name="T83_33">directamente</text:span><text:span text:style-name="T83_34">.<text:s/></text:span><text:span text:style-name="T83_35">Los</text:span><text:span text:style-name="T83_36"><text:s/></text:span><text:span text:style-name="T83_37">métodos</text:span><text:span text:style-name="T83_38"><text:s/></text:span><text:span text:style-name="T83_39">y</text:span><text:span text:style-name="T83_40"><text:s/></text:span><text:span text:style-name="T83_41">propiedades</text:span><text:span text:style-name="T83_42"><text:s/></text:span><text:span text:style-name="T83_43">del</text:span><text:span text:style-name="T83_44"><text:s/></text:span><text:span text:style-name="T83_45">objeto</text:span><text:span text:style-name="T83_46"><text:s/></text:span><text:span text:style-name="T83_47">global</text:span><text:span text:style-name="T83_48">,<text:s/></text:span><text:span text:style-name="T83_49">lo</text:span><text:span text:style-name="T83_50"><text:s/></text:span><text:span text:style-name="T83_51">que</text:span><text:span text:style-name="T83_52"><text:s/></text:span><text:span text:style-name="T83_53">usted</text:span><text:span text:style-name="T83_54"><text:s/></text:span><text:span text:style-name="T83_55">hace</text:span><text:span text:style-name="T83_56"><text:s/></text:span><text:span text:style-name="T83_57">uso</text:span><text:span text:style-name="T83_58">,<text:s/></text:span><text:span text:style-name="T83_59">se</text:span><text:span text:style-name="T83_60"><text:s/></text:span><text:span text:style-name="T83_61">analizan</text:span><text:span text:style-name="T83_62"><text:s/></text:span><text:span text:style-name="T83_63">en</text:span><text:span text:style-name="T83_64"><text:s/></text:span><text:span text:style-name="T83_65">la</text:span><text:span text:style-name="T83_66"><text:s/></text:span><text:span text:style-name="T83_67">documentación</text:span><text:span text:style-name="T83_68"><text:s/></text:span><text:span text:style-name="T83_69">de</text:span><text:span text:style-name="T83_70"><text:s/></text:span><text:span text:style-name="T83_71">JavaScript</text:span><text:span text:style-name="T83_72"><text:s/></text:span><text:span text:style-name="T83_73">pero</text:span><text:span text:style-name="T83_74"><text:s/></text:span><text:span text:style-name="T83_75">se</text:span><text:span text:style-name="T83_76"><text:s/></text:span><text:span text:style-name="T83_77">llaman</text:span><text:span text:style-name="T83_78"><text:s/></text:span><text:span text:style-name="T83_79">funciones</text:span><text:span text:style-name="T83_80"><text:s/></text:span><text:span text:style-name="T83_81">y</text:span><text:span text:style-name="T83_82"><text:s/></text:span><text:span text:style-name="T83_83">propiedades</text:span><text:span text:style-name="T83_84"><text:s/></text:span><text:span text:style-name="T83_85">de</text:span><text:span text:style-name="T83_86"><text:s/></text:span><text:span text:style-name="T83_87">nivel</text:span><text:span text:style-name="T83_88"><text:s/></text:span><text:span text:style-name="T83_89">superior</text:span><text:span text:style-name="T83_90">.</text:span></text:p>
        </text:list-item>
        <text:list-item>
          <text:p text:style-name="P84"><text:span text:style-name="T84_1">El</text:span><text:span text:style-name="T84_2"><text:s/></text:span><text:span text:style-name="T84_3">no</text:span><text:span text:style-name="T84_4"><text:s/></text:span><text:span text:style-name="T84_5">parámetro</text:span><text:span text:style-name="T84_6"><text:s/>(</text:span><text:span text:style-name="T84_7">sin</text:span><text:span text:style-name="T84_8"><text:s/></text:span><text:span text:style-name="T84_9">argumentos</text:span><text:span text:style-name="T84_10">)<text:s/></text:span><text:span text:style-name="T84_11">junto</text:span><text:span text:style-name="T84_12"><text:s/></text:span><text:span text:style-name="T84_13">con</text:span><text:span text:style-name="T84_14"><text:s/></text:span><text:span text:style-name="T84_15">los</text:span><text:span text:style-name="T84_16"><text:s/></text:span><text:span text:style-name="T84_17">objetos</text:span><text:span text:style-name="T84_18"><text:s/></text:span><text:span text:style-name="T84_19">Number</text:span><text:span text:style-name="T84_20"><text:s/></text:span><text:span text:style-name="T84_21">y</text:span><text:span text:style-name="T84_22"><text:s/></text:span><text:span text:style-name="T84_23">String</text:span><text:span text:style-name="T84_24"><text:s/></text:span><text:span text:style-name="T84_25">no</text:span><text:span text:style-name="T84_26"><text:s/></text:span><text:span text:style-name="T84_27">se</text:span><text:span text:style-name="T84_28"><text:s/></text:span><text:span text:style-name="T84_29">discute</text:span><text:span text:style-name="T84_30"><text:s/></text:span><text:span text:style-name="T84_31">en</text:span><text:span text:style-name="T84_32"><text:s/></text:span><text:span text:style-name="T84_33">la</text:span><text:span text:style-name="T84_34"><text:s/></text:span><text:span text:style-name="T84_35">documentación</text:span><text:span text:style-name="T84_36"><text:s/></text:span><text:span text:style-name="T84_37">de</text:span><text:span text:style-name="T84_38"><text:s/></text:span><text:span text:style-name="T84_39">JavaScript</text:span><text:span text:style-name="T84_40">,<text:s/></text:span><text:span text:style-name="T84_41">ya</text:span><text:span text:style-name="T84_42"><text:s/></text:span><text:span text:style-name="T84_43">que</text:span><text:span text:style-name="T84_44"><text:s/></text:span><text:span text:style-name="T84_45">lo</text:span><text:span text:style-name="T84_46"><text:s/></text:span><text:span text:style-name="T84_47">que</text:span><text:span text:style-name="T84_48"><text:s/></text:span><text:span text:style-name="T84_49">se</text:span><text:span text:style-name="T84_50"><text:s/></text:span><text:span text:style-name="T84_51">genera</text:span><text:span text:style-name="T84_52"><text:s/></text:span><text:span text:style-name="T84_53">es</text:span><text:span text:style-name="T84_54"><text:s/></text:span><text:span text:style-name="T84_55">de</text:span><text:span text:style-name="T84_56"><text:s/></text:span><text:span text:style-name="T84_57">poca</text:span><text:span text:style-name="T84_58"><text:s/></text:span><text:span text:style-name="T84_59">utilidad</text:span><text:span text:style-name="T84_60">.<text:s/></text:span><text:span text:style-name="T84_61">Un</text:span><text:span text:style-name="T84_62"><text:s/></text:span><text:span text:style-name="T84_63">Number</text:span><text:span text:style-name="T84_64"><text:s/></text:span><text:span text:style-name="T84_65">sin</text:span><text:span text:style-name="T84_66"><text:s/></text:span><text:span text:style-name="T84_67">un</text:span><text:span text:style-name="T84_68"><text:s/></text:span><text:span text:style-name="T84_69">argumento</text:span><text:span text:style-name="T84_70"><text:s/></text:span><text:span text:style-name="T84_71">devuelve</text:span><text:span text:style-name="T84_72"><text:s/>0,<text:s/></text:span><text:span text:style-name="T84_73">y</text:span><text:span text:style-name="T84_74"><text:s/></text:span><text:span text:style-name="T84_75">un</text:span><text:span text:style-name="T84_76"><text:s/></text:span><text:span text:style-name="T84_77">String</text:span><text:span text:style-name="T84_78"><text:s/></text:span><text:span text:style-name="T84_79">sin</text:span><text:span text:style-name="T84_80"><text:s/></text:span><text:span text:style-name="T84_81">argumentos</text:span><text:span text:style-name="T84_82"><text:s/></text:span><text:span text:style-name="T84_83">devuelve</text:span><text:span text:style-name="T84_84"><text:s/>""<text:s/>(</text:span><text:span text:style-name="T84_85">una</text:span><text:span text:style-name="T84_86"><text:s/></text:span><text:span text:style-name="T84_87">cadena</text:span><text:span text:style-name="T84_88"><text:s/></text:span><text:span text:style-name="T84_89">vacía</text:span><text:span text:style-name="T84_90">).</text:span></text:p>
        </text:list-item>
      </text:list>
      <text:p text:style-name="P85"/>
      <text:p text:style-name="P86"/>
      <text:p text:style-name="P87"/>
      <text:h text:style-name="P88" text:outline-level="10"><text:bookmark-start text:name="h.v79cgt3zv9vu"/><text:bookmark-end text:name="h.v79cgt3zv9vu"/><text:span text:style-name="T88_1">Programación</text:span><text:span text:style-name="T88_2"><text:s/></text:span><text:span text:style-name="T88_3">orientada</text:span><text:span text:style-name="T88_4"><text:s/></text:span><text:span text:style-name="T88_5">a</text:span><text:span text:style-name="T88_6"><text:s/></text:span><text:span text:style-name="T88_7">objetos</text:span></text:h>
      <text:p text:style-name="P89"><text:span text:style-name="T89_1">Los</text:span><text:span text:style-name="T89_2"><text:s/></text:span><text:span text:style-name="T89_3">objetos</text:span><text:span text:style-name="T89_4"><text:s/></text:span><text:span text:style-name="T89_5">son</text:span><text:span text:style-name="T89_6"><text:s/></text:span><text:span text:style-name="T89_7">entidades</text:span><text:span text:style-name="T89_8"><text:s/></text:span><text:span text:style-name="T89_9">que</text:span><text:span text:style-name="T89_10"><text:s/></text:span><text:span text:style-name="T89_11">tienen</text:span><text:span text:style-name="T89_12"><text:s/></text:span><text:span text:style-name="T89_13">un</text:span><text:span text:style-name="T89_14"><text:s/></text:span><text:span text:style-name="T89_15">determinado</text:span><text:span text:style-name="T89_16"><text:s/></text:span><text:span text:style-name="T89_17">estado</text:span><text:span text:style-name="T89_18">,<text:s/></text:span><text:span text:style-name="T89_19">comportamiento</text:span><text:span text:style-name="T89_20"><text:s/>(</text:span><text:span text:style-name="T89_21">método</text:span><text:span text:style-name="T89_22">)</text:span><text:span text:style-name="T89_23"><text:s/></text:span><text:span text:style-name="T89_24">e</text:span><text:span text:style-name="T89_25"><text:s/></text:span><text:span text:style-name="T89_26">identidad</text:span><text:span text:style-name="T89_27">:</text:span></text:p>
      <text:list text:style-name="LS4" xml:id="list6">
        <text:list-item>
          <text:p text:style-name="P90"><text:span text:style-name="T90_1">El</text:span><text:span text:style-name="T90_2"><text:s/></text:span><text:span text:style-name="T90_3">estado</text:span><text:span text:style-name="T90_4"><text:s/></text:span><text:span text:style-name="T90_5">está</text:span><text:span text:style-name="T90_6"><text:s/></text:span><text:span text:style-name="T90_7">compuesto</text:span><text:span text:style-name="T90_8"><text:s/></text:span><text:span text:style-name="T90_9">de</text:span><text:span text:style-name="T90_10"><text:s/></text:span><text:span text:style-name="T90_11">datos</text:span><text:span text:style-name="T90_12"><text:s/></text:span><text:span text:style-name="T90_13">o</text:span><text:span text:style-name="T90_14"><text:s/></text:span><text:span text:style-name="T90_15">informaciones</text:span><text:span text:style-name="T90_16">;<text:s/></text:span><text:span text:style-name="T90_17">serán</text:span><text:span text:style-name="T90_18"><text:s/></text:span><text:span text:style-name="T90_19">uno</text:span><text:span text:style-name="T90_20"><text:s/></text:span><text:span text:style-name="T90_21">o</text:span><text:span text:style-name="T90_22"><text:s/></text:span><text:span text:style-name="T90_23">varios</text:span><text:span text:style-name="T90_24"><text:s/></text:span><text:span text:style-name="T90_25">atributos</text:span><text:span text:style-name="T90_26"><text:s/></text:span><text:span text:style-name="T90_27">a</text:span><text:span text:style-name="T90_28"><text:s/></text:span><text:span text:style-name="T90_29">los</text:span><text:span text:style-name="T90_30"><text:s/></text:span><text:span text:style-name="T90_31">que</text:span><text:span text:style-name="T90_32"><text:s/></text:span><text:span text:style-name="T90_33">se</text:span><text:span text:style-name="T90_34"><text:s/></text:span><text:span text:style-name="T90_35">habrán</text:span><text:span text:style-name="T90_36"><text:s/></text:span><text:span text:style-name="T90_37">asignado</text:span><text:span text:style-name="T90_38"><text:s/></text:span><text:span text:style-name="T90_39">unos</text:span><text:span text:style-name="T90_40"><text:s/></text:span><text:span text:style-name="T90_41">valores</text:span><text:span text:style-name="T90_42"><text:s/></text:span><text:span text:style-name="T90_43">concretos</text:span><text:span text:style-name="T90_44"><text:s/>(</text:span><text:span text:style-name="T90_45">datos</text:span><text:span text:style-name="T90_46">).</text:span></text:p>
        </text:list-item>
        <text:list-item>
          <text:p text:style-name="P91"><text:span text:style-name="T91_1">El</text:span><text:span text:style-name="T91_2"><text:s/></text:span><text:span text:style-name="T91_3">comportamiento</text:span><text:span text:style-name="T91_4"><text:s/></text:span><text:span text:style-name="T91_5">está</text:span><text:span text:style-name="T91_6"><text:s/></text:span><text:span text:style-name="T91_7">definido</text:span><text:span text:style-name="T91_8"><text:s/></text:span><text:span text:style-name="T91_9">por</text:span><text:span text:style-name="T91_10"><text:s/></text:span><text:span text:style-name="T91_11">los</text:span><text:span text:style-name="T91_12"><text:a xlink:type="simple" xlink:href="http://es.wikipedia.org/wiki/M%C3%A9todo_%28inform%C3%A1tica%29"><text:span text:style-name="T91_13"><text:s/></text:span></text:a></text:span><text:span text:style-name="T91_14"><text:a xlink:type="simple" xlink:href="http://es.wikipedia.org/wiki/M%C3%A9todo_%28inform%C3%A1tica%29"><text:span text:style-name="T91_15">métodos</text:span></text:a></text:span><text:span text:style-name="T91_16"><text:s/></text:span><text:span text:style-name="T91_17">o</text:span><text:span text:style-name="T91_18"><text:s/></text:span><text:span text:style-name="T91_19">mensajes</text:span><text:span text:style-name="T91_20"><text:s/></text:span><text:span text:style-name="T91_21">a</text:span><text:span text:style-name="T91_22"><text:s/></text:span><text:span text:style-name="T91_23">los</text:span><text:span text:style-name="T91_24"><text:s/></text:span><text:span text:style-name="T91_25">que</text:span><text:span text:style-name="T91_26"><text:s/></text:span><text:span text:style-name="T91_27">sabe</text:span><text:span text:style-name="T91_28"><text:s/></text:span><text:span text:style-name="T91_29">responder</text:span><text:span text:style-name="T91_30"><text:s/></text:span><text:span text:style-name="T91_31">dicho</text:span><text:span text:style-name="T91_32"><text:s/></text:span><text:span text:style-name="T91_33">objeto</text:span><text:span text:style-name="T91_34">,<text:s/></text:span><text:span text:style-name="T91_35">es</text:span><text:span text:style-name="T91_36"><text:s/></text:span><text:span text:style-name="T91_37">decir</text:span><text:span text:style-name="T91_38">,<text:s/></text:span><text:span text:style-name="T91_39">qué</text:span><text:span text:style-name="T91_40"><text:s/></text:span><text:span text:style-name="T91_41">operaciones</text:span><text:span text:style-name="T91_42"><text:s/></text:span><text:span text:style-name="T91_43">se</text:span><text:span text:style-name="T91_44"><text:s/></text:span><text:span text:style-name="T91_45">pueden</text:span><text:span text:style-name="T91_46"><text:s/></text:span><text:span text:style-name="T91_47">realizar</text:span><text:span text:style-name="T91_48"><text:s/></text:span><text:span text:style-name="T91_49">con</text:span><text:span text:style-name="T91_50"><text:s/></text:span><text:span text:style-name="T91_51">él</text:span><text:span text:style-name="T91_52">.</text:span></text:p>
        </text:list-item>
        <text:list-item>
          <text:p text:style-name="P92"><text:span text:style-name="T92_1">La</text:span><text:span text:style-name="T92_2"><text:s/></text:span><text:span text:style-name="T92_3">identidad</text:span><text:span text:style-name="T92_4"><text:s/></text:span><text:span text:style-name="T92_5">es</text:span><text:span text:style-name="T92_6"><text:s/></text:span><text:span text:style-name="T92_7">una</text:span><text:span text:style-name="T92_8"><text:s/></text:span><text:span text:style-name="T92_9">propiedad</text:span><text:span text:style-name="T92_10"><text:s/></text:span><text:span text:style-name="T92_11">de</text:span><text:span text:style-name="T92_12"><text:s/></text:span><text:span text:style-name="T92_13">un</text:span><text:span text:style-name="T92_14"><text:s/></text:span><text:span text:style-name="T92_15">objeto</text:span><text:span text:style-name="T92_16"><text:s/></text:span><text:span text:style-name="T92_17">que</text:span><text:span text:style-name="T92_18"><text:s/></text:span><text:span text:style-name="T92_19">lo</text:span><text:span text:style-name="T92_20"><text:s/></text:span><text:span text:style-name="T92_21">diferencia</text:span><text:span text:style-name="T92_22"><text:s/></text:span><text:span text:style-name="T92_23">del</text:span><text:span text:style-name="T92_24"><text:s/></text:span><text:span text:style-name="T92_25">resto</text:span><text:span text:style-name="T92_26">;<text:s/></text:span><text:span text:style-name="T92_27">dicho</text:span><text:span text:style-name="T92_28"><text:s/></text:span><text:span text:style-name="T92_29">con</text:span><text:span text:style-name="T92_30"><text:s/></text:span><text:span text:style-name="T92_31">otras</text:span><text:span text:style-name="T92_32"><text:s/></text:span><text:span text:style-name="T92_33">palabras</text:span><text:span text:style-name="T92_34">,<text:s/></text:span><text:span text:style-name="T92_35">es</text:span><text:span text:style-name="T92_36"><text:s/></text:span><text:span text:style-name="T92_37">su</text:span><text:span text:style-name="T92_38"><text:s/></text:span><text:span text:style-name="T92_39">identificador</text:span><text:span text:style-name="T92_40"><text:s/>(</text:span><text:span text:style-name="T92_41">concepto</text:span><text:span text:style-name="T92_42"><text:s/></text:span><text:span text:style-name="T92_43">análogo</text:span><text:span text:style-name="T92_44"><text:s/></text:span><text:span text:style-name="T92_45">al</text:span><text:span text:style-name="T92_46"><text:s/></text:span><text:span text:style-name="T92_47">de</text:span><text:span text:style-name="T92_48"><text:s/></text:span><text:span text:style-name="T92_49">identificador</text:span><text:span text:style-name="T92_50"><text:s/></text:span><text:span text:style-name="T92_51">de</text:span><text:span text:style-name="T92_52"><text:s/></text:span><text:span text:style-name="T92_53">una</text:span><text:span text:style-name="T92_54"><text:a xlink:type="simple" xlink:href="http://es.wikipedia.org/wiki/Variable_%28programaci%C3%B3n%29"><text:span text:style-name="T92_55"><text:s/></text:span></text:a></text:span><text:span text:style-name="T92_56"><text:a xlink:type="simple" xlink:href="http://es.wikipedia.org/wiki/Variable_%28programaci%C3%B3n%29"><text:span text:style-name="T92_57">variable</text:span></text:a></text:span><text:span text:style-name="T92_58"><text:s/></text:span><text:span text:style-name="T92_59">o</text:span><text:span text:style-name="T92_60"><text:s/></text:span><text:span text:style-name="T92_61">una</text:span><text:span text:style-name="T92_62"><text:a xlink:type="simple" xlink:href="http://es.wikipedia.org/wiki/Constante_%28programaci%C3%B3n%29"><text:span text:style-name="T92_63"><text:s/></text:span></text:a></text:span><text:span text:style-name="T92_64"><text:a xlink:type="simple" xlink:href="http://es.wikipedia.org/wiki/Constante_%28programaci%C3%B3n%29"><text:span text:style-name="T92_65">constante</text:span></text:a></text:span><text:span text:style-name="T92_66">).</text:span></text:p>
        </text:list-item>
      </text:list>
      <text:p text:style-name="P93"><text:span text:style-name="T93_1">Un</text:span><text:span text:style-name="T93_2"><text:s/></text:span><text:span text:style-name="T93_3">objeto</text:span><text:span text:style-name="T93_4"><text:s/></text:span><text:span text:style-name="T93_5">contiene</text:span><text:span text:style-name="T93_6"><text:s/></text:span><text:span text:style-name="T93_7">toda</text:span><text:span text:style-name="T93_8"><text:s/></text:span><text:span text:style-name="T93_9">la</text:span><text:span text:style-name="T93_10"><text:s/></text:span><text:span text:style-name="T93_11">información</text:span><text:span text:style-name="T93_12"><text:s/></text:span><text:span text:style-name="T93_13">que</text:span><text:span text:style-name="T93_14"><text:s/></text:span><text:span text:style-name="T93_15">permite</text:span><text:span text:style-name="T93_16"><text:s/></text:span><text:span text:style-name="T93_17">definirlo</text:span><text:span text:style-name="T93_18"><text:s/></text:span><text:span text:style-name="T93_19">e</text:span><text:span text:style-name="T93_20"><text:s/></text:span><text:span text:style-name="T93_21">identificarlo</text:span><text:span text:style-name="T93_22"><text:s/></text:span><text:span text:style-name="T93_23">frente</text:span><text:span text:style-name="T93_24"><text:s/></text:span><text:span text:style-name="T93_25">a</text:span><text:span text:style-name="T93_26"><text:s/></text:span><text:span text:style-name="T93_27">otros</text:span><text:span text:style-name="T93_28"><text:s/></text:span><text:span text:style-name="T93_29">objetos</text:span><text:span text:style-name="T93_30"><text:s/></text:span><text:span text:style-name="T93_31">pertenecientes</text:span><text:span text:style-name="T93_32"><text:s/></text:span><text:span text:style-name="T93_33">a</text:span><text:span text:style-name="T93_34"><text:s/></text:span><text:span text:style-name="T93_35">otras</text:span><text:span text:style-name="T93_36"><text:s/></text:span><text:span text:style-name="T93_37">clases</text:span><text:span text:style-name="T93_38"><text:s/></text:span><text:span text:style-name="T93_39">e</text:span><text:span text:style-name="T93_40"><text:s/></text:span><text:span text:style-name="T93_41">incluso</text:span><text:span text:style-name="T93_42"><text:s/></text:span><text:span text:style-name="T93_43">frente</text:span><text:span text:style-name="T93_44"><text:s/></text:span><text:span text:style-name="T93_45">a</text:span><text:span text:style-name="T93_46"><text:s/></text:span><text:span text:style-name="T93_47">objetos</text:span><text:span text:style-name="T93_48"><text:s/></text:span><text:span text:style-name="T93_49">de</text:span><text:span text:style-name="T93_50"><text:s/></text:span><text:span text:style-name="T93_51">una</text:span><text:span text:style-name="T93_52"><text:s/></text:span><text:span text:style-name="T93_53">misma</text:span><text:span text:style-name="T93_54"><text:s/></text:span><text:span text:style-name="T93_55">clase</text:span><text:span text:style-name="T93_56">,<text:s/></text:span><text:span text:style-name="T93_57">al</text:span><text:span text:style-name="T93_58"><text:s/></text:span><text:span text:style-name="T93_59">poder</text:span><text:span text:style-name="T93_60"><text:s/></text:span><text:span text:style-name="T93_61">tener</text:span><text:span text:style-name="T93_62"><text:s/></text:span><text:span text:style-name="T93_63">valores</text:span><text:span text:style-name="T93_64"><text:s/></text:span><text:span text:style-name="T93_65">bien</text:span><text:span text:style-name="T93_66"><text:s/></text:span><text:span text:style-name="T93_67">diferenciados</text:span><text:span text:style-name="T93_68"><text:s/></text:span><text:span text:style-name="T93_69">en</text:span><text:span text:style-name="T93_70"><text:s/></text:span><text:span text:style-name="T93_71">sus</text:span><text:span text:style-name="T93_72"><text:s/></text:span><text:span text:style-name="T93_73">atributos</text:span><text:span text:style-name="T93_74">.</text:span></text:p>
      <text:p text:style-name="P94"/>
      <text:list text:style-name="LS5" xml:id="list9">
        <text:list-item>
          <text:p text:style-name="P95"><text:span text:style-name="T95_1">Métodos</text:span><text:span text:style-name="T95_2">:</text:span><text:span text:style-name="T95_3"><text:s/></text:span><text:span text:style-name="T95_4">los</text:span><text:span text:style-name="T95_5"><text:s/></text:span><text:span text:style-name="T95_6">objetos</text:span><text:span text:style-name="T95_7"><text:s/></text:span><text:span text:style-name="T95_8">disponen</text:span><text:span text:style-name="T95_9"><text:s/></text:span><text:span text:style-name="T95_10">de</text:span><text:span text:style-name="T95_11"><text:s/></text:span><text:span text:style-name="T95_12">mecanismos</text:span><text:span text:style-name="T95_13"><text:s/></text:span><text:span text:style-name="T95_14">de</text:span><text:span text:style-name="T95_15"><text:s/></text:span><text:span text:style-name="T95_16">interacción</text:span><text:span text:style-name="T95_17">,<text:s/></text:span><text:span text:style-name="T95_18">que</text:span><text:span text:style-name="T95_19"><text:s/></text:span><text:span text:style-name="T95_20">favorecen</text:span><text:span text:style-name="T95_21"><text:s/></text:span><text:span text:style-name="T95_22">la</text:span><text:span text:style-name="T95_23"><text:s/></text:span><text:span text:style-name="T95_24">comunicación</text:span><text:span text:style-name="T95_25"><text:s/></text:span><text:span text:style-name="T95_26">entre</text:span><text:span text:style-name="T95_27"><text:s/></text:span><text:span text:style-name="T95_28">ellos</text:span><text:span text:style-name="T95_29">.<text:s/></text:span><text:span text:style-name="T95_30">Esta</text:span><text:span text:style-name="T95_31"><text:s/></text:span><text:span text:style-name="T95_32">comunicación</text:span><text:span text:style-name="T95_33"><text:s/></text:span><text:span text:style-name="T95_34">favorece</text:span><text:span text:style-name="T95_35"><text:s/></text:span><text:span text:style-name="T95_36">a</text:span><text:span text:style-name="T95_37"><text:s/></text:span><text:span text:style-name="T95_38">su</text:span><text:span text:style-name="T95_39"><text:s/></text:span><text:span text:style-name="T95_40">vez</text:span><text:span text:style-name="T95_41"><text:s/></text:span><text:span text:style-name="T95_42">el</text:span><text:span text:style-name="T95_43"><text:s/></text:span><text:span text:style-name="T95_44">cambio</text:span><text:span text:style-name="T95_45"><text:s/></text:span><text:span text:style-name="T95_46">de</text:span><text:span text:style-name="T95_47"><text:s/></text:span><text:span text:style-name="T95_48">estado</text:span><text:span text:style-name="T95_49"><text:s/></text:span><text:span text:style-name="T95_50">en</text:span><text:span text:style-name="T95_51"><text:s/></text:span><text:span text:style-name="T95_52">los</text:span><text:span text:style-name="T95_53"><text:s/></text:span><text:span text:style-name="T95_54">propios</text:span><text:span text:style-name="T95_55"><text:s/></text:span><text:span text:style-name="T95_56">objetos</text:span><text:span text:style-name="T95_57">.<text:s/></text:span><text:span text:style-name="T95_58">Esta</text:span><text:span text:style-name="T95_59"><text:s/></text:span><text:span text:style-name="T95_60">característica</text:span><text:span text:style-name="T95_61"><text:s/></text:span><text:span text:style-name="T95_62">lleva</text:span><text:span text:style-name="T95_63"><text:s/></text:span><text:span text:style-name="T95_64">a</text:span><text:span text:style-name="T95_65"><text:s/></text:span><text:span text:style-name="T95_66">tratarlos</text:span><text:span text:style-name="T95_67"><text:s/></text:span><text:span text:style-name="T95_68">como</text:span><text:span text:style-name="T95_69"><text:s/></text:span><text:span text:style-name="T95_70">unidades</text:span><text:span text:style-name="T95_71"><text:s/></text:span><text:span text:style-name="T95_72">indivisibles</text:span><text:span text:style-name="T95_73">,<text:s/></text:span><text:span text:style-name="T95_74">en</text:span><text:span text:style-name="T95_75"><text:s/></text:span><text:span text:style-name="T95_76">las</text:span><text:span text:style-name="T95_77"><text:s/></text:span><text:span text:style-name="T95_78">que</text:span><text:span text:style-name="T95_79"><text:s/></text:span><text:span text:style-name="T95_80">no</text:span><text:span text:style-name="T95_81"><text:s/></text:span><text:span text:style-name="T95_82">se</text:span><text:span text:style-name="T95_83"><text:s/></text:span><text:span text:style-name="T95_84">separa</text:span><text:span text:style-name="T95_85"><text:s/></text:span><text:span text:style-name="T95_86">el</text:span><text:span text:style-name="T95_87"><text:s/></text:span><text:span text:style-name="T95_88">estado</text:span><text:span text:style-name="T95_89"><text:s/></text:span><text:span text:style-name="T95_90">y</text:span><text:span text:style-name="T95_91"><text:s/></text:span><text:span text:style-name="T95_92">el</text:span><text:span text:style-name="T95_93"><text:s/></text:span><text:span text:style-name="T95_94">comportamiento</text:span><text:span text:style-name="T95_95">.</text:span></text:p>
        </text:list-item>
        <text:list-item>
          <text:p text:style-name="P96"><text:span text:style-name="T96_1">Propiedad</text:span><text:span text:style-name="T96_2"><text:s/></text:span><text:span text:style-name="T96_3">de</text:span><text:span text:style-name="T96_4"><text:s/></text:span><text:span text:style-name="T96_5">conjunto</text:span><text:span text:style-name="T96_6">:<text:s/></text:span><text:span text:style-name="T96_7"><text:s/></text:span><text:span text:style-name="T96_8">los</text:span><text:span text:style-name="T96_9"><text:s/></text:span><text:span text:style-name="T96_10">métodos</text:span><text:span text:style-name="T96_11"><text:s/>(</text:span><text:span text:style-name="T96_12">comportamiento</text:span><text:span text:style-name="T96_13">)<text:s/></text:span><text:span text:style-name="T96_14">y</text:span><text:span text:style-name="T96_15"><text:s/></text:span><text:span text:style-name="T96_16">atributos</text:span><text:span text:style-name="T96_17"><text:s/>(</text:span><text:span text:style-name="T96_18">estado</text:span><text:span text:style-name="T96_19">)<text:s/></text:span><text:span text:style-name="T96_20">están</text:span><text:span text:style-name="T96_21"><text:s/></text:span><text:span text:style-name="T96_22">estrechamente</text:span><text:span text:style-name="T96_23"><text:s/></text:span><text:span text:style-name="T96_24">relacionados</text:span><text:span text:style-name="T96_25"><text:s/></text:span><text:span text:style-name="T96_26">por</text:span><text:span text:style-name="T96_27"><text:s/></text:span><text:span text:style-name="T96_28">la</text:span><text:span text:style-name="T96_29"><text:s/></text:span><text:span text:style-name="T96_30">propiedad</text:span><text:span text:style-name="T96_31"><text:s/></text:span><text:span text:style-name="T96_32">de</text:span><text:span text:style-name="T96_33"><text:s/></text:span><text:span text:style-name="T96_34">conjunto</text:span><text:span text:style-name="T96_35">.<text:s/></text:span><text:span text:style-name="T96_36">Esta</text:span><text:span text:style-name="T96_37"><text:s/></text:span><text:span text:style-name="T96_38">propiedad</text:span><text:span text:style-name="T96_39"><text:s/></text:span><text:span text:style-name="T96_40">destaca</text:span><text:span text:style-name="T96_41"><text:s/></text:span><text:span text:style-name="T96_42">que</text:span><text:span text:style-name="T96_43"><text:s/></text:span><text:span text:style-name="T96_44">una</text:span><text:span text:style-name="T96_45"><text:s/></text:span><text:span text:style-name="T96_46">clase</text:span><text:span text:style-name="T96_47"><text:s/></text:span><text:span text:style-name="T96_48">requiere</text:span><text:span text:style-name="T96_49"><text:s/></text:span><text:span text:style-name="T96_50">de</text:span><text:span text:style-name="T96_51"><text:s/></text:span><text:span text:style-name="T96_52">métodos</text:span><text:span text:style-name="T96_53"><text:s/></text:span><text:span text:style-name="T96_54">para</text:span><text:span text:style-name="T96_55"><text:s/></text:span><text:span text:style-name="T96_56">poder</text:span><text:span text:style-name="T96_57"><text:s/></text:span><text:span text:style-name="T96_58">tratar</text:span><text:span text:style-name="T96_59"><text:s/></text:span><text:span text:style-name="T96_60">los</text:span><text:span text:style-name="T96_61"><text:s/></text:span><text:span text:style-name="T96_62">atributos</text:span><text:span text:style-name="T96_63"><text:s/></text:span><text:span text:style-name="T96_64">con</text:span><text:span text:style-name="T96_65"><text:s/></text:span><text:span text:style-name="T96_66">los</text:span><text:span text:style-name="T96_67"><text:s/></text:span><text:span text:style-name="T96_68">que</text:span><text:span text:style-name="T96_69"><text:s/></text:span><text:span text:style-name="T96_70">cuenta</text:span><text:span text:style-name="T96_71">.</text:span></text:p>
        </text:list-item>
      </text:list>
      <text:p text:style-name="P97"/>
      <text:p text:style-name="P98"><text:span text:style-name="T98_1">El</text:span><text:span text:style-name="T98_2"><text:a xlink:type="simple" xlink:href="http://es.wikipedia.org/wiki/Programador"><text:span text:style-name="T98_3"><text:s/></text:span></text:a></text:span><text:span text:style-name="T98_4"><text:a xlink:type="simple" xlink:href="http://es.wikipedia.org/wiki/Programador"><text:span text:style-name="T98_5">programador</text:span></text:a></text:span><text:span text:style-name="T98_6"><text:s/></text:span><text:span text:style-name="T98_7">debe</text:span><text:span text:style-name="T98_8"><text:s/></text:span><text:span text:style-name="T98_9">pensar</text:span><text:span text:style-name="T98_10"><text:s/></text:span><text:span text:style-name="T98_11">indistintamente</text:span><text:span text:style-name="T98_12"><text:s/></text:span><text:span text:style-name="T98_13">en</text:span><text:span text:style-name="T98_14"><text:s/></text:span><text:span text:style-name="T98_15">ambos</text:span><text:span text:style-name="T98_16"><text:s/></text:span><text:span text:style-name="T98_17">conceptos</text:span><text:span text:style-name="T98_18">,<text:s/></text:span><text:span text:style-name="T98_19">sin</text:span><text:span text:style-name="T98_20"><text:s/></text:span><text:span text:style-name="T98_21">separar</text:span><text:span text:style-name="T98_22"><text:s/></text:span><text:span text:style-name="T98_23">ni</text:span><text:span text:style-name="T98_24"><text:s/></text:span><text:span text:style-name="T98_25">darle</text:span><text:span text:style-name="T98_26"><text:s/></text:span><text:span text:style-name="T98_27">mayor</text:span><text:span text:style-name="T98_28"><text:s/></text:span><text:span text:style-name="T98_29">importancia</text:span><text:span text:style-name="T98_30"><text:s/></text:span><text:span text:style-name="T98_31">a</text:span><text:span text:style-name="T98_32"><text:s/></text:span><text:span text:style-name="T98_33">alguno</text:span><text:span text:style-name="T98_34"><text:s/></text:span><text:span text:style-name="T98_35">de</text:span><text:span text:style-name="T98_36"><text:s/></text:span><text:span text:style-name="T98_37">ellos</text:span><text:span text:style-name="T98_38">.<text:s/></text:span><text:span text:style-name="T98_39">Hacerlo</text:span><text:span text:style-name="T98_40"><text:s/></text:span><text:span text:style-name="T98_41">podría</text:span><text:span text:style-name="T98_42"><text:s/></text:span><text:span text:style-name="T98_43">producir</text:span><text:span text:style-name="T98_44"><text:s/></text:span><text:span text:style-name="T98_45">el</text:span><text:span text:style-name="T98_46"><text:s/></text:span><text:span text:style-name="T98_47">hábito</text:span><text:span text:style-name="T98_48"><text:s/></text:span><text:span text:style-name="T98_49">erróneo</text:span><text:span text:style-name="T98_50"><text:s/></text:span><text:span text:style-name="T98_51">de</text:span><text:span text:style-name="T98_52"><text:s/></text:span><text:span text:style-name="T98_53">crear</text:span><text:span text:style-name="T98_54"><text:s/></text:span><text:span text:style-name="T98_55">clases</text:span><text:span text:style-name="T98_56"><text:s/></text:span><text:span text:style-name="T98_57">contenedoras</text:span><text:span text:style-name="T98_58"><text:s/></text:span><text:span text:style-name="T98_59">de</text:span><text:span text:style-name="T98_60"><text:s/></text:span><text:span text:style-name="T98_61">información</text:span><text:span text:style-name="T98_62"><text:s/></text:span><text:span text:style-name="T98_63">por</text:span><text:span text:style-name="T98_64"><text:s/></text:span><text:span text:style-name="T98_65">un</text:span><text:span text:style-name="T98_66"><text:s/></text:span><text:span text:style-name="T98_67">lado</text:span><text:span text:style-name="T98_68"><text:s/></text:span><text:span text:style-name="T98_69">y</text:span><text:span text:style-name="T98_70"><text:s/></text:span><text:span text:style-name="T98_71">clases</text:span><text:span text:style-name="T98_72"><text:s/></text:span><text:span text:style-name="T98_73">con</text:span><text:span text:style-name="T98_74"><text:s/></text:span><text:span text:style-name="T98_75">métodos</text:span><text:span text:style-name="T98_76"><text:s/></text:span><text:span text:style-name="T98_77">que</text:span><text:span text:style-name="T98_78"><text:s/></text:span><text:span text:style-name="T98_79">manejen</text:span><text:span text:style-name="T98_80"><text:s/></text:span><text:span text:style-name="T98_81">a</text:span><text:span text:style-name="T98_82"><text:s/></text:span><text:span text:style-name="T98_83">las</text:span><text:span text:style-name="T98_84"><text:s/></text:span><text:span text:style-name="T98_85">primeras</text:span><text:span text:style-name="T98_86"><text:s/></text:span><text:span text:style-name="T98_87">por</text:span><text:span text:style-name="T98_88"><text:s/></text:span><text:span text:style-name="T98_89">el</text:span><text:span text:style-name="T98_90"><text:s/></text:span><text:span text:style-name="T98_91">otro</text:span><text:span text:style-name="T98_92">.<text:s/></text:span><text:span text:style-name="T98_93">De</text:span><text:span text:style-name="T98_94"><text:s/></text:span><text:span text:style-name="T98_95">esta</text:span><text:span text:style-name="T98_96"><text:s/></text:span><text:span text:style-name="T98_97">manera</text:span><text:span text:style-name="T98_98"><text:s/></text:span><text:span text:style-name="T98_99">se</text:span><text:span text:style-name="T98_100"><text:s/></text:span><text:span text:style-name="T98_101">estaría</text:span><text:span text:style-name="T98_102"><text:s/></text:span><text:span text:style-name="T98_103">realizando</text:span><text:span text:style-name="T98_104"><text:s/></text:span><text:span text:style-name="T98_105">una</text:span><text:span text:style-name="T98_106"><text:a xlink:type="simple" xlink:href="http://es.wikipedia.org/wiki/Programaci%C3%B3n_estructurada"><text:span text:style-name="T98_107"><text:s/></text:span></text:a></text:span><text:span text:style-name="T98_108"><text:a xlink:type="simple" xlink:href="http://es.wikipedia.org/wiki/Programaci%C3%B3n_estructurada"><text:span text:style-name="T98_109">programación</text:span></text:a></text:span><text:span text:style-name="T98_110"><text:a xlink:type="simple" xlink:href="http://es.wikipedia.org/wiki/Programaci%C3%B3n_estructurada"><text:span text:style-name="T98_111"><text:s/></text:span></text:a></text:span><text:span text:style-name="T98_112"><text:a xlink:type="simple" xlink:href="http://es.wikipedia.org/wiki/Programaci%C3%B3n_estructurada"><text:span text:style-name="T98_113">estructurada</text:span></text:a></text:span><text:span text:style-name="T98_114"><text:s/></text:span><text:span text:style-name="T98_115">camuflada</text:span><text:span text:style-name="T98_116"><text:s/></text:span><text:span text:style-name="T98_117">en</text:span><text:span text:style-name="T98_118"><text:s/></text:span><text:span text:style-name="T98_119">un</text:span><text:span text:style-name="T98_120"><text:s/></text:span><text:span text:style-name="T98_121">lenguaje</text:span><text:span text:style-name="T98_122"><text:s/></text:span><text:span text:style-name="T98_123">de</text:span><text:span text:style-name="T98_124"><text:s/></text:span><text:span text:style-name="T98_125">programación</text:span><text:span text:style-name="T98_126"><text:s/></text:span><text:span text:style-name="T98_127">orientado</text:span><text:span text:style-name="T98_128"><text:s/></text:span><text:span text:style-name="T98_129">a</text:span><text:span text:style-name="T98_130"><text:s/></text:span><text:span text:style-name="T98_131">objetos</text:span><text:span text:style-name="T98_132">.</text:span></text:p>
      <text:p text:style-name="P99"/>
      <text:p text:style-name="P100"><text:span text:style-name="T100_1"><text:s/></text:span><text:span text:style-name="T100_2">Los</text:span><text:span text:style-name="T100_3"><text:s/></text:span><text:span text:style-name="T100_4">programadores</text:span><text:span text:style-name="T100_5"><text:s/></text:span><text:span text:style-name="T100_6">que</text:span><text:span text:style-name="T100_7"><text:s/></text:span><text:span text:style-name="T100_8">emplean</text:span><text:span text:style-name="T100_9"><text:s/></text:span><text:span text:style-name="T100_10">Programación</text:span><text:span text:style-name="T100_11"><text:s/></text:span><text:span text:style-name="T100_12">Orientada</text:span><text:span text:style-name="T100_13"><text:s/></text:span><text:span text:style-name="T100_14">a</text:span><text:span text:style-name="T100_15"><text:s/></text:span><text:span text:style-name="T100_16">Objetos</text:span><text:span text:style-name="T100_17">,<text:s/></text:span><text:span text:style-name="T100_18">en</text:span><text:span text:style-name="T100_19"><text:s/></text:span><text:span text:style-name="T100_20">cambio</text:span><text:span text:style-name="T100_21">,<text:s/></text:span><text:span text:style-name="T100_22">primero</text:span><text:span text:style-name="T100_23"><text:s/></text:span><text:span text:style-name="T100_24">definen</text:span><text:span text:style-name="T100_25"><text:s/></text:span><text:span text:style-name="T100_26">objetos</text:span><text:span text:style-name="T100_27"><text:s/></text:span><text:span text:style-name="T100_28">para</text:span><text:span text:style-name="T100_29"><text:s/></text:span><text:span text:style-name="T100_30">luego</text:span><text:span text:style-name="T100_31"><text:s/></text:span><text:span text:style-name="T100_32">enviarles</text:span><text:span text:style-name="T100_33"><text:s/></text:span><text:span text:style-name="T100_34">mensajes</text:span><text:span text:style-name="T100_35"><text:s/></text:span><text:span text:style-name="T100_36">solicitándoles</text:span><text:span text:style-name="T100_37"><text:s/></text:span><text:span text:style-name="T100_38">que</text:span><text:span text:style-name="T100_39"><text:s/></text:span><text:span text:style-name="T100_40">realicen</text:span><text:span text:style-name="T100_41"><text:s/></text:span><text:span text:style-name="T100_42">sus</text:span><text:span text:style-name="T100_43"><text:s/></text:span><text:span text:style-name="T100_44">métodos</text:span><text:span text:style-name="T100_45"><text:s/></text:span><text:span text:style-name="T100_46">por</text:span><text:span text:style-name="T100_47"><text:s/></text:span><text:span text:style-name="T100_48">sí</text:span><text:span text:style-name="T100_49"><text:s/></text:span><text:span text:style-name="T100_50">mismos</text:span><text:span text:style-name="T100_51">.</text:span></text:p>
      <text:p text:style-name="P101"/>
      <text:p text:style-name="P102"><text:span text:style-name="T102_1">Origen</text:span></text:p>
      <text:p text:style-name="P103"/>
      <text:p text:style-name="P104"><text:span text:style-name="T104_1">Los</text:span><text:span text:style-name="T104_2"><text:s/></text:span><text:span text:style-name="T104_3">conceptos</text:span><text:span text:style-name="T104_4"><text:s/></text:span><text:span text:style-name="T104_5">de</text:span><text:span text:style-name="T104_6"><text:s/></text:span><text:span text:style-name="T104_7">la</text:span><text:span text:style-name="T104_8"><text:s/></text:span><text:span text:style-name="T104_9">programación</text:span><text:span text:style-name="T104_10"><text:s/></text:span><text:span text:style-name="T104_11">orientada</text:span><text:span text:style-name="T104_12"><text:s/></text:span><text:span text:style-name="T104_13">a</text:span><text:span text:style-name="T104_14"><text:s/></text:span><text:span text:style-name="T104_15">objetos</text:span><text:span text:style-name="T104_16"><text:s/></text:span><text:span text:style-name="T104_17">tienen</text:span><text:span text:style-name="T104_18"><text:s/></text:span><text:span text:style-name="T104_19">origen</text:span><text:span text:style-name="T104_20"><text:s/></text:span><text:span text:style-name="T104_21">en</text:span><text:span text:style-name="T104_22"><text:a xlink:type="simple" xlink:href="http://es.wikipedia.org/wiki/Simula"><text:span text:style-name="T104_23"><text:s/></text:span></text:a></text:span><text:span text:style-name="T104_24"><text:a xlink:type="simple" xlink:href="http://es.wikipedia.org/wiki/Simula"><text:span text:style-name="T104_25">Simula</text:span></text:a></text:span><text:span text:style-name="T104_26"><text:a xlink:type="simple" xlink:href="http://es.wikipedia.org/wiki/Simula"><text:span text:style-name="T104_27"><text:s/>67</text:span></text:a></text:span><text:span text:style-name="T104_28">,<text:s/></text:span><text:span text:style-name="T104_29">un</text:span><text:span text:style-name="T104_30"><text:s/></text:span><text:span text:style-name="T104_31">lenguaje</text:span><text:span text:style-name="T104_32"><text:s/></text:span><text:span text:style-name="T104_33">diseñado</text:span><text:span text:style-name="T104_34"><text:s/></text:span><text:span text:style-name="T104_35">para</text:span><text:span text:style-name="T104_36"><text:s/></text:span><text:span text:style-name="T104_37">hacer</text:span><text:span text:style-name="T104_38"><text:s/></text:span><text:span text:style-name="T104_39">simulaciones</text:span><text:span text:style-name="T104_40">,<text:s/></text:span><text:span text:style-name="T104_41">creado</text:span><text:span text:style-name="T104_42"><text:s/></text:span><text:span text:style-name="T104_43">por</text:span><text:span text:style-name="T104_44"><text:a xlink:type="simple" xlink:href="http://es.wikipedia.org/wiki/Ole-Johan_Dahl"><text:span text:style-name="T104_45"><text:s/></text:span></text:a></text:span><text:span text:style-name="T104_46"><text:a xlink:type="simple" xlink:href="http://es.wikipedia.org/wiki/Ole-Johan_Dahl"><text:span text:style-name="T104_47">Ole</text:span></text:a></text:span><text:span text:style-name="T104_48"><text:a xlink:type="simple" xlink:href="http://es.wikipedia.org/wiki/Ole-Johan_Dahl"><text:span text:style-name="T104_49">-</text:span></text:a></text:span><text:span text:style-name="T104_50"><text:a xlink:type="simple" xlink:href="http://es.wikipedia.org/wiki/Ole-Johan_Dahl"><text:span text:style-name="T104_51">Johan</text:span></text:a></text:span><text:span text:style-name="T104_52"><text:a xlink:type="simple" xlink:href="http://es.wikipedia.org/wiki/Ole-Johan_Dahl"><text:span text:style-name="T104_53"><text:s/></text:span></text:a></text:span><text:span text:style-name="T104_54"><text:a xlink:type="simple" xlink:href="http://es.wikipedia.org/wiki/Ole-Johan_Dahl"><text:span text:style-name="T104_55">Dahl</text:span></text:a></text:span><text:span text:style-name="T104_56"><text:s/></text:span><text:span text:style-name="T104_57">y</text:span><text:span text:style-name="T104_58"><text:a xlink:type="simple" xlink:href="http://es.wikipedia.org/wiki/Kristen_Nygaard"><text:span text:style-name="T104_59"><text:s/></text:span></text:a></text:span><text:span text:style-name="T104_60"><text:a xlink:type="simple" xlink:href="http://es.wikipedia.org/wiki/Kristen_Nygaard"><text:span text:style-name="T104_61">Kristen</text:span></text:a></text:span><text:span text:style-name="T104_62"><text:a xlink:type="simple" xlink:href="http://es.wikipedia.org/wiki/Kristen_Nygaard"><text:span text:style-name="T104_63"><text:s/></text:span></text:a></text:span><text:span text:style-name="T104_64"><text:a xlink:type="simple" xlink:href="http://es.wikipedia.org/wiki/Kristen_Nygaard"><text:span text:style-name="T104_65">Nygaard</text:span></text:a></text:span><text:span text:style-name="T104_66">,<text:s/></text:span><text:span text:style-name="T104_67">del</text:span><text:span text:style-name="T104_68"><text:s/></text:span><text:span text:style-name="T104_69">Centro</text:span><text:span text:style-name="T104_70"><text:s/></text:span><text:span text:style-name="T104_71">de</text:span><text:span text:style-name="T104_72"><text:s/></text:span><text:span text:style-name="T104_73">Cómputo</text:span><text:span text:style-name="T104_74"><text:s/></text:span><text:span text:style-name="T104_75">Noruego</text:span><text:span text:style-name="T104_76"><text:s/></text:span><text:span text:style-name="T104_77">en</text:span><text:span text:style-name="T104_78"><text:a xlink:type="simple" xlink:href="http://es.wikipedia.org/wiki/Oslo"><text:span text:style-name="T104_79"><text:s/></text:span></text:a></text:span><text:span text:style-name="T104_80"><text:a xlink:type="simple" xlink:href="http://es.wikipedia.org/wiki/Oslo"><text:span text:style-name="T104_81">Oslo</text:span></text:a></text:span><text:span text:style-name="T104_82">.</text:span><text:span text:style-name="T104_83">La</text:span><text:span text:style-name="T104_84"><text:s/></text:span><text:span text:style-name="T104_85">idea</text:span><text:span text:style-name="T104_86"><text:s/></text:span><text:span text:style-name="T104_87">surgió</text:span><text:span text:style-name="T104_88"><text:s/></text:span><text:span text:style-name="T104_89">al</text:span><text:span text:style-name="T104_90"><text:s/></text:span><text:span text:style-name="T104_91">agrupar</text:span><text:span text:style-name="T104_92"><text:s/></text:span><text:span text:style-name="T104_93">los</text:span><text:span text:style-name="T104_94"><text:s/></text:span><text:span text:style-name="T104_95">diversos</text:span><text:span text:style-name="T104_96"><text:s/></text:span><text:span text:style-name="T104_97">tipos</text:span><text:span text:style-name="T104_98"><text:s/></text:span><text:span text:style-name="T104_99">de</text:span><text:span text:style-name="T104_100"><text:s/></text:span><text:span text:style-name="T104_101">naves</text:span><text:span text:style-name="T104_102"><text:s/></text:span><text:span text:style-name="T104_103">en</text:span><text:span text:style-name="T104_104"><text:s/></text:span><text:span text:style-name="T104_105">diversas</text:span><text:span text:style-name="T104_106"><text:s/></text:span><text:span text:style-name="T104_107">clases</text:span><text:span text:style-name="T104_108"><text:s/></text:span><text:span text:style-name="T104_109">de</text:span><text:span text:style-name="T104_110"><text:s/></text:span><text:span text:style-name="T104_111">objetos</text:span><text:span text:style-name="T104_112">,<text:s/></text:span><text:span text:style-name="T104_113">siendo</text:span><text:span text:style-name="T104_114"><text:s/></text:span><text:span text:style-name="T104_115">responsable</text:span><text:span text:style-name="T104_116"><text:s/></text:span><text:span text:style-name="T104_117">cada</text:span><text:span text:style-name="T104_118"><text:s/></text:span><text:span text:style-name="T104_119">clase</text:span><text:span text:style-name="T104_120"><text:s/></text:span><text:span text:style-name="T104_121">de</text:span><text:span text:style-name="T104_122"><text:s/></text:span><text:span text:style-name="T104_123">objetos</text:span><text:span text:style-name="T104_124"><text:s/></text:span><text:span text:style-name="T104_125">de</text:span><text:span text:style-name="T104_126"><text:s/></text:span><text:span text:style-name="T104_127">definir</text:span><text:span text:style-name="T104_128"><text:s/></text:span><text:span text:style-name="T104_129">sus</text:span><text:span text:style-name="T104_130"><text:s/></text:span><text:span text:style-name="T104_131">propios</text:span><text:span text:style-name="T104_132"><text:s/></text:span><text:span text:style-name="T104_133">datos</text:span><text:span text:style-name="T104_134"><text:s/></text:span><text:span text:style-name="T104_135">y</text:span><text:span text:style-name="T104_136"><text:s/></text:span><text:span text:style-name="T104_137">comportamientos</text:span><text:span text:style-name="T104_138">.<text:s/></text:span></text:p>
      <text:p text:style-name="P105"><text:span text:style-name="T105_1">Fueron</text:span><text:span text:style-name="T105_2"><text:s/></text:span><text:span text:style-name="T105_3">refinados</text:span><text:span text:style-name="T105_4"><text:s/></text:span><text:span text:style-name="T105_5">más</text:span><text:span text:style-name="T105_6"><text:s/></text:span><text:span text:style-name="T105_7">tarde</text:span><text:span text:style-name="T105_8"><text:s/></text:span><text:span text:style-name="T105_9">en</text:span><text:span text:style-name="T105_10"><text:a xlink:type="simple" xlink:href="http://es.wikipedia.org/wiki/Smalltalk"><text:span text:style-name="T105_11"><text:s/></text:span></text:a></text:span><text:span text:style-name="T105_12"><text:a xlink:type="simple" xlink:href="http://es.wikipedia.org/wiki/Smalltalk"><text:span text:style-name="T105_13">Smalltalk</text:span></text:a></text:span><text:span text:style-name="T105_14">,<text:s/></text:span><text:span text:style-name="T105_15">desarrollado</text:span><text:span text:style-name="T105_16"><text:s/></text:span><text:span text:style-name="T105_17">en</text:span><text:span text:style-name="T105_18"><text:s/></text:span><text:span text:style-name="T105_19">Simula</text:span><text:span text:style-name="T105_20"><text:s/></text:span><text:span text:style-name="T105_21">en</text:span><text:span text:style-name="T105_22"><text:a xlink:type="simple" xlink:href="http://es.wikipedia.org/wiki/Xerox_PARC"><text:span text:style-name="T105_23"><text:s/></text:span></text:a></text:span><text:span text:style-name="T105_24"><text:a xlink:type="simple" xlink:href="http://es.wikipedia.org/wiki/Xerox_PARC"><text:span text:style-name="T105_25">Xerox</text:span></text:a></text:span><text:span text:style-name="T105_26"><text:a xlink:type="simple" xlink:href="http://es.wikipedia.org/wiki/Xerox_PARC"><text:span text:style-name="T105_27"><text:s/></text:span></text:a></text:span><text:span text:style-name="T105_28"><text:a xlink:type="simple" xlink:href="http://es.wikipedia.org/wiki/Xerox_PARC"><text:span text:style-name="T105_29">PARC</text:span></text:a></text:span><text:span text:style-name="T105_30"><text:s/>(</text:span><text:span text:style-name="T105_31">cuya</text:span><text:span text:style-name="T105_32"><text:s/></text:span><text:span text:style-name="T105_33">primera</text:span><text:span text:style-name="T105_34"><text:s/></text:span><text:span text:style-name="T105_35">versión</text:span><text:span text:style-name="T105_36"><text:s/></text:span><text:span text:style-name="T105_37">fue</text:span><text:span text:style-name="T105_38"><text:s/></text:span><text:span text:style-name="T105_39">escrita</text:span><text:span text:style-name="T105_40"><text:s/></text:span><text:span text:style-name="T105_41">sobre</text:span><text:span text:style-name="T105_42"><text:a xlink:type="simple" xlink:href="http://es.wikipedia.org/wiki/Basic"><text:span text:style-name="T105_43"><text:s/></text:span></text:a></text:span><text:span text:style-name="T105_44"><text:a xlink:type="simple" xlink:href="http://es.wikipedia.org/wiki/Basic"><text:span text:style-name="T105_45">Basic</text:span></text:a></text:span><text:span text:style-name="T105_46">)<text:s/></text:span><text:span text:style-name="T105_47">pero</text:span><text:span text:style-name="T105_48"><text:s/></text:span><text:span text:style-name="T105_49">diseñado</text:span><text:span text:style-name="T105_50"><text:s/></text:span><text:span text:style-name="T105_51">para</text:span><text:span text:style-name="T105_52"><text:s/></text:span><text:span text:style-name="T105_53">ser</text:span><text:span text:style-name="T105_54"><text:s/></text:span><text:span text:style-name="T105_55">un</text:span><text:span text:style-name="T105_56"><text:s/></text:span><text:span text:style-name="T105_57">sistema</text:span><text:span text:style-name="T105_58"><text:s/></text:span><text:span text:style-name="T105_59">completamente</text:span><text:span text:style-name="T105_60"><text:s/></text:span><text:span text:style-name="T105_61">dinámico</text:span><text:span text:style-name="T105_62"><text:s/></text:span><text:span text:style-name="T105_63">en</text:span><text:span text:style-name="T105_64"><text:s/></text:span><text:span text:style-name="T105_65">el</text:span><text:span text:style-name="T105_66"><text:s/></text:span><text:span text:style-name="T105_67">cual</text:span><text:span text:style-name="T105_68"><text:s/></text:span><text:span text:style-name="T105_69">los</text:span><text:span text:style-name="T105_70"><text:s/></text:span><text:span text:style-name="T105_71">objetos</text:span><text:span text:style-name="T105_72"><text:s/></text:span><text:span text:style-name="T105_73">se</text:span><text:span text:style-name="T105_74"><text:s/></text:span><text:span text:style-name="T105_75">podrían</text:span><text:span text:style-name="T105_76"><text:s/></text:span><text:span text:style-name="T105_77">crear</text:span><text:span text:style-name="T105_78"><text:s/></text:span><text:span text:style-name="T105_79">y</text:span><text:span text:style-name="T105_80"><text:s/></text:span><text:span text:style-name="T105_81">modificar</text:span><text:span text:style-name="T105_82"><text:s/>"</text:span><text:span text:style-name="T105_83">sobre</text:span><text:span text:style-name="T105_84"><text:s/></text:span><text:span text:style-name="T105_85">la</text:span><text:span text:style-name="T105_86"><text:s/></text:span><text:span text:style-name="T105_87">marcha</text:span><text:span text:style-name="T105_88">"<text:s/>(</text:span><text:span text:style-name="T105_89">en</text:span><text:span text:style-name="T105_90"><text:s/></text:span><text:span text:style-name="T105_91">tiempo</text:span><text:span text:style-name="T105_92"><text:s/></text:span><text:span text:style-name="T105_93">de</text:span><text:span text:style-name="T105_94"><text:s/></text:span><text:span text:style-name="T105_95">ejecución</text:span><text:span text:style-name="T105_96">)<text:s/></text:span><text:span text:style-name="T105_97">en</text:span><text:span text:style-name="T105_98"><text:s/></text:span><text:span text:style-name="T105_99">lugar</text:span><text:span text:style-name="T105_100"><text:s/></text:span><text:span text:style-name="T105_101">de</text:span><text:span text:style-name="T105_102"><text:s/></text:span><text:span text:style-name="T105_103">tener</text:span><text:span text:style-name="T105_104"><text:s/></text:span><text:span text:style-name="T105_105">un</text:span><text:span text:style-name="T105_106"><text:s/></text:span><text:span text:style-name="T105_107">sistema</text:span><text:span text:style-name="T105_108"><text:s/></text:span><text:span text:style-name="T105_109">basado</text:span><text:span text:style-name="T105_110"><text:s/></text:span><text:span text:style-name="T105_111">en</text:span><text:span text:style-name="T105_112"><text:s/></text:span><text:span text:style-name="T105_113">programas</text:span><text:span text:style-name="T105_114"><text:s/></text:span><text:span text:style-name="T105_115">estáticos</text:span><text:span text:style-name="T105_116">.</text:span></text:p>
      <text:p text:style-name="P106"><text:span text:style-name="T106_1">La</text:span><text:span text:style-name="T106_2"><text:s/></text:span><text:span text:style-name="T106_3">programación</text:span><text:span text:style-name="T106_4"><text:s/></text:span><text:span text:style-name="T106_5">orientada</text:span><text:span text:style-name="T106_6"><text:s/></text:span><text:span text:style-name="T106_7">a</text:span><text:span text:style-name="T106_8"><text:s/></text:span><text:span text:style-name="T106_9">objetos</text:span><text:span text:style-name="T106_10"><text:s/></text:span><text:span text:style-name="T106_11">se</text:span><text:span text:style-name="T106_12"><text:s/></text:span><text:span text:style-name="T106_13">fue</text:span><text:span text:style-name="T106_14"><text:s/></text:span><text:span text:style-name="T106_15">convirtiendo</text:span><text:span text:style-name="T106_16"><text:s/></text:span><text:span text:style-name="T106_17">en</text:span><text:span text:style-name="T106_18"><text:s/></text:span><text:span text:style-name="T106_19">el</text:span><text:span text:style-name="T106_20"><text:s/></text:span><text:span text:style-name="T106_21">estilo</text:span><text:span text:style-name="T106_22"><text:s/></text:span><text:span text:style-name="T106_23">de</text:span><text:span text:style-name="T106_24"><text:s/></text:span><text:span text:style-name="T106_25">programación</text:span><text:span text:style-name="T106_26"><text:s/></text:span><text:span text:style-name="T106_27">dominante</text:span><text:span text:style-name="T106_28"><text:s/></text:span><text:span text:style-name="T106_29">a</text:span><text:span text:style-name="T106_30"><text:s/></text:span><text:span text:style-name="T106_31">mediados</text:span><text:span text:style-name="T106_32"><text:s/></text:span><text:span text:style-name="T106_33">de</text:span><text:span text:style-name="T106_34"><text:s/></text:span><text:span text:style-name="T106_35">los</text:span><text:span text:style-name="T106_36"><text:s/></text:span><text:span text:style-name="T106_37">años</text:span><text:span text:style-name="T106_38"><text:s/></text:span><text:span text:style-name="T106_39">ochenta</text:span><text:span text:style-name="T106_40">,<text:s/></text:span><text:span text:style-name="T106_41">en</text:span><text:span text:style-name="T106_42"><text:s/></text:span><text:span text:style-name="T106_43">gran</text:span><text:span text:style-name="T106_44"><text:s/></text:span><text:span text:style-name="T106_45">parte</text:span><text:span text:style-name="T106_46"><text:s/></text:span><text:span text:style-name="T106_47">debido</text:span><text:span text:style-name="T106_48"><text:s/></text:span><text:span text:style-name="T106_49">a</text:span><text:span text:style-name="T106_50"><text:s/></text:span><text:span text:style-name="T106_51">la</text:span><text:span text:style-name="T106_52"><text:s/></text:span><text:span text:style-name="T106_53">influencia</text:span><text:span text:style-name="T106_54"><text:s/></text:span><text:span text:style-name="T106_55">de</text:span><text:span text:style-name="T106_56"><text:a xlink:type="simple" xlink:href="http://es.wikipedia.org/wiki/C%2B%2B"><text:span text:style-name="T106_57"><text:s/></text:span></text:a></text:span><text:span text:style-name="T106_58"><text:a xlink:type="simple" xlink:href="http://es.wikipedia.org/wiki/C%2B%2B"><text:span text:style-name="T106_59">C</text:span></text:a></text:span><text:span text:style-name="T106_60"><text:a xlink:type="simple" xlink:href="http://es.wikipedia.org/wiki/C%2B%2B"><text:span text:style-name="T106_61">++</text:span></text:a></text:span><text:span text:style-name="T106_62">,<text:s/></text:span><text:span text:style-name="T106_63">una</text:span><text:span text:style-name="T106_64"><text:s/></text:span><text:span text:style-name="T106_65">extensión</text:span><text:span text:style-name="T106_66"><text:s/></text:span><text:span text:style-name="T106_67">del</text:span><text:span text:style-name="T106_68"><text:a xlink:type="simple" xlink:href="http://es.wikipedia.org/wiki/Lenguaje_de_programaci%C3%B3n_C"><text:span text:style-name="T106_69"><text:s/></text:span></text:a></text:span><text:span text:style-name="T106_70"><text:a xlink:type="simple" xlink:href="http://es.wikipedia.org/wiki/Lenguaje_de_programaci%C3%B3n_C"><text:span text:style-name="T106_71">lenguaje</text:span></text:a></text:span><text:span text:style-name="T106_72"><text:a xlink:type="simple" xlink:href="http://es.wikipedia.org/wiki/Lenguaje_de_programaci%C3%B3n_C"><text:span text:style-name="T106_73"><text:s/></text:span></text:a></text:span><text:span text:style-name="T106_74"><text:a xlink:type="simple" xlink:href="http://es.wikipedia.org/wiki/Lenguaje_de_programaci%C3%B3n_C"><text:span text:style-name="T106_75">de</text:span></text:a></text:span><text:span text:style-name="T106_76"><text:a xlink:type="simple" xlink:href="http://es.wikipedia.org/wiki/Lenguaje_de_programaci%C3%B3n_C"><text:span text:style-name="T106_77"><text:s/></text:span></text:a></text:span><text:span text:style-name="T106_78"><text:a xlink:type="simple" xlink:href="http://es.wikipedia.org/wiki/Lenguaje_de_programaci%C3%B3n_C"><text:span text:style-name="T106_79">programación</text:span></text:a></text:span><text:span text:style-name="T106_80"><text:a xlink:type="simple" xlink:href="http://es.wikipedia.org/wiki/Lenguaje_de_programaci%C3%B3n_C"><text:span text:style-name="T106_81"><text:s/></text:span></text:a></text:span><text:span text:style-name="T106_82"><text:a xlink:type="simple" xlink:href="http://es.wikipedia.org/wiki/Lenguaje_de_programaci%C3%B3n_C"><text:span text:style-name="T106_83">C</text:span></text:a></text:span><text:span text:style-name="T106_84">.</text:span></text:p>
      <text:p text:style-name="P107"><text:span text:style-name="T107_1">El</text:span><text:span text:style-name="T107_2"><text:a xlink:type="simple" xlink:href="http://es.wikipedia.org/wiki/Lenguaje_de_programaci%C3%B3n_Eiffel"><text:span text:style-name="T107_3"><text:s/></text:span></text:a></text:span><text:span text:style-name="T107_4"><text:a xlink:type="simple" xlink:href="http://es.wikipedia.org/wiki/Lenguaje_de_programaci%C3%B3n_Eiffel"><text:span text:style-name="T107_5">Eiffel</text:span></text:a></text:span><text:span text:style-name="T107_6"><text:s/></text:span><text:span text:style-name="T107_7">de</text:span><text:span text:style-name="T107_8"><text:s/></text:span><text:span text:style-name="T107_9">Bertrand</text:span><text:span text:style-name="T107_10"><text:s/></text:span><text:span text:style-name="T107_11">Meyer</text:span><text:span text:style-name="T107_12"><text:s/></text:span><text:span text:style-name="T107_13">fue</text:span><text:span text:style-name="T107_14"><text:s/></text:span><text:span text:style-name="T107_15">un</text:span><text:span text:style-name="T107_16"><text:s/></text:span><text:span text:style-name="T107_17">temprano</text:span><text:span text:style-name="T107_18"><text:s/></text:span><text:span text:style-name="T107_19">y</text:span><text:span text:style-name="T107_20"><text:s/></text:span><text:span text:style-name="T107_21">moderadamente</text:span><text:span text:style-name="T107_22"><text:s/></text:span><text:span text:style-name="T107_23">acertado</text:span><text:span text:style-name="T107_24"><text:s/></text:span><text:span text:style-name="T107_25">lenguaje</text:span><text:span text:style-name="T107_26"><text:s/></text:span><text:span text:style-name="T107_27">con</text:span><text:span text:style-name="T107_28"><text:s/></text:span><text:span text:style-name="T107_29">esos</text:span><text:span text:style-name="T107_30"><text:s/></text:span><text:span text:style-name="T107_31">objetivos</text:span><text:span text:style-name="T107_32">,<text:s/></text:span><text:span text:style-name="T107_33">pero</text:span><text:span text:style-name="T107_34"><text:s/></text:span><text:span text:style-name="T107_35">ahora</text:span><text:span text:style-name="T107_36"><text:s/></text:span><text:span text:style-name="T107_37">ha</text:span><text:span text:style-name="T107_38"><text:s/></text:span><text:span text:style-name="T107_39">sido</text:span><text:span text:style-name="T107_40"><text:s/></text:span><text:span text:style-name="T107_41">esencialmente</text:span><text:span text:style-name="T107_42"><text:s/></text:span><text:span text:style-name="T107_43">reemplazado</text:span><text:span text:style-name="T107_44"><text:s/></text:span><text:span text:style-name="T107_45">por</text:span><text:span text:style-name="T107_46"><text:a xlink:type="simple" xlink:href="http://es.wikipedia.org/wiki/Java_%28lenguaje_de_programaci%C3%B3n%29"><text:span text:style-name="T107_47"><text:s/></text:span></text:a></text:span><text:span text:style-name="T107_48"><text:a xlink:type="simple" xlink:href="http://es.wikipedia.org/wiki/Java_%28lenguaje_de_programaci%C3%B3n%29"><text:span text:style-name="T107_49">Java</text:span></text:a></text:span><text:span text:style-name="T107_50">,<text:s/></text:span><text:span text:style-name="T107_51">en</text:span><text:span text:style-name="T107_52"><text:s/></text:span><text:span text:style-name="T107_53">gran</text:span><text:span text:style-name="T107_54"><text:s/></text:span><text:span text:style-name="T107_55">parte</text:span><text:span text:style-name="T107_56"><text:s/></text:span><text:span text:style-name="T107_57">debido</text:span><text:span text:style-name="T107_58"><text:s/></text:span><text:span text:style-name="T107_59">a</text:span><text:span text:style-name="T107_60"><text:s/></text:span><text:span text:style-name="T107_61">la</text:span><text:span text:style-name="T107_62"><text:s/></text:span><text:span text:style-name="T107_63">aparición</text:span><text:span text:style-name="T107_64"><text:s/></text:span><text:span text:style-name="T107_65">de</text:span><text:span text:style-name="T107_66"><text:a xlink:type="simple" xlink:href="http://es.wikipedia.org/wiki/Internet"><text:span text:style-name="T107_67"><text:s/></text:span></text:a></text:span><text:span text:style-name="T107_68"><text:a xlink:type="simple" xlink:href="http://es.wikipedia.org/wiki/Internet"><text:span text:style-name="T107_69">Internet</text:span></text:a></text:span><text:span text:style-name="T107_70"><text:s/>.</text:span></text:p>
      <text:p text:style-name="P108"><text:span text:style-name="T108_1"><text:a xlink:type="simple" xlink:href="http://es.wikipedia.org/wiki/PHP"><text:span text:style-name="T108_2">PHP</text:span></text:a></text:span><text:span text:style-name="T108_3"><text:s/></text:span><text:span text:style-name="T108_4">en</text:span><text:span text:style-name="T108_5"><text:s/></text:span><text:span text:style-name="T108_6">su</text:span><text:span text:style-name="T108_7"><text:s/></text:span><text:span text:style-name="T108_8">versión</text:span><text:span text:style-name="T108_9"><text:s/>5<text:s/></text:span><text:span text:style-name="T108_10">se</text:span><text:span text:style-name="T108_11"><text:s/></text:span><text:span text:style-name="T108_12">ha</text:span><text:span text:style-name="T108_13"><text:s/></text:span><text:span text:style-name="T108_14">modificado</text:span><text:span text:style-name="T108_15">;<text:s/></text:span><text:span text:style-name="T108_16">soporta</text:span><text:span text:style-name="T108_17"><text:s/></text:span><text:span text:style-name="T108_18">una</text:span><text:span text:style-name="T108_19"><text:s/></text:span><text:span text:style-name="T108_20">orientación</text:span><text:span text:style-name="T108_21"><text:s/></text:span><text:span text:style-name="T108_22">completa</text:span><text:span text:style-name="T108_23"><text:s/></text:span><text:span text:style-name="T108_24">a</text:span><text:span text:style-name="T108_25"><text:s/></text:span><text:span text:style-name="T108_26">objetos</text:span><text:span text:style-name="T108_27">,<text:s/></text:span><text:span text:style-name="T108_28">cumpliendo</text:span><text:span text:style-name="T108_29"><text:s/></text:span><text:span text:style-name="T108_30">todas</text:span><text:span text:style-name="T108_31"><text:s/></text:span><text:span text:style-name="T108_32">las</text:span><text:span text:style-name="T108_33"><text:s/></text:span><text:span text:style-name="T108_34">características</text:span><text:span text:style-name="T108_35"><text:s/></text:span><text:span text:style-name="T108_36">propias</text:span><text:span text:style-name="T108_37"><text:s/></text:span><text:span text:style-name="T108_38">de</text:span><text:span text:style-name="T108_39"><text:s/></text:span><text:span text:style-name="T108_40">la</text:span><text:span text:style-name="T108_41"><text:s/></text:span><text:span text:style-name="T108_42">orientación</text:span><text:span text:style-name="T108_43"><text:s/></text:span><text:span text:style-name="T108_44">a</text:span><text:span text:style-name="T108_45"><text:s/></text:span><text:span text:style-name="T108_46">objetos</text:span><text:span text:style-name="T108_47">.</text:span></text:p>
      <text:p text:style-name="P109"/>
      <text:p text:style-name="P110"/>
      <text:p text:style-name="P111"><text:span text:style-name="T111_1">Conceptos</text:span><text:span text:style-name="T111_2"><text:s/></text:span><text:span text:style-name="T111_3">fundamentales</text:span></text:p>
      <text:p text:style-name="P112"/>
      <text:list text:style-name="LS6" xml:id="list11">
        <text:list-item>
          <text:p text:style-name="P113"><text:span text:style-name="T113_1"><text:a xlink:type="simple" xlink:href="http://es.wikipedia.org/wiki/Clase_%28inform%C3%A1tica%29"><text:span text:style-name="T113_2">Clase</text:span></text:a></text:span><text:span text:style-name="T113_3">:</text:span><text:span text:style-name="T113_4"><text:s/></text:span><text:span text:style-name="T113_5">Definiciones</text:span><text:span text:style-name="T113_6"><text:s/></text:span><text:span text:style-name="T113_7">de</text:span><text:span text:style-name="T113_8"><text:s/></text:span><text:span text:style-name="T113_9">las</text:span><text:span text:style-name="T113_10"><text:s/></text:span><text:span text:style-name="T113_11">propiedades</text:span><text:span text:style-name="T113_12"><text:s/></text:span><text:span text:style-name="T113_13">y</text:span><text:span text:style-name="T113_14"><text:s/></text:span><text:span text:style-name="T113_15">comportamiento</text:span><text:span text:style-name="T113_16"><text:s/></text:span><text:span text:style-name="T113_17">de</text:span><text:span text:style-name="T113_18"><text:s/></text:span><text:span text:style-name="T113_19">un</text:span><text:span text:style-name="T113_20"><text:s/></text:span><text:span text:style-name="T113_21">tipo</text:span><text:span text:style-name="T113_22"><text:s/></text:span><text:span text:style-name="T113_23">de</text:span><text:span text:style-name="T113_24"><text:s/></text:span><text:span text:style-name="T113_25">objeto</text:span><text:span text:style-name="T113_26"><text:s/></text:span><text:span text:style-name="T113_27">concreto</text:span><text:span text:style-name="T113_28">.<text:s/></text:span><text:span text:style-name="T113_29">La</text:span><text:span text:style-name="T113_30"><text:s/></text:span><text:span text:style-name="T113_31">instanciación</text:span><text:span text:style-name="T113_32"><text:s/></text:span><text:span text:style-name="T113_33">es</text:span><text:span text:style-name="T113_34"><text:s/></text:span><text:span text:style-name="T113_35">la</text:span><text:span text:style-name="T113_36"><text:s/></text:span><text:span text:style-name="T113_37">lectura</text:span><text:span text:style-name="T113_38"><text:s/></text:span><text:span text:style-name="T113_39">de</text:span><text:span text:style-name="T113_40"><text:s/></text:span><text:span text:style-name="T113_41">estas</text:span><text:span text:style-name="T113_42"><text:s/></text:span><text:span text:style-name="T113_43">definiciones</text:span><text:span text:style-name="T113_44"><text:s/></text:span><text:span text:style-name="T113_45">y</text:span><text:span text:style-name="T113_46"><text:s/></text:span><text:span text:style-name="T113_47">la</text:span><text:span text:style-name="T113_48"><text:s/></text:span><text:span text:style-name="T113_49">creación</text:span><text:span text:style-name="T113_50"><text:s/></text:span><text:span text:style-name="T113_51">de</text:span><text:span text:style-name="T113_52"><text:s/></text:span><text:span text:style-name="T113_53">un</text:span><text:span text:style-name="T113_54"><text:s/></text:span><text:span text:style-name="T113_55">objeto</text:span><text:span text:style-name="T113_56"><text:s/></text:span><text:span text:style-name="T113_57">a</text:span><text:span text:style-name="T113_58"><text:s/></text:span><text:span text:style-name="T113_59">partir</text:span><text:span text:style-name="T113_60"><text:s/></text:span><text:span text:style-name="T113_61">de</text:span><text:span text:style-name="T113_62"><text:s/></text:span><text:span text:style-name="T113_63">ella</text:span><text:span text:style-name="T113_64">.</text:span></text:p>
        </text:list-item>
        <text:list-item>
          <text:p text:style-name="P114"><text:span text:style-name="T114_1"><text:a xlink:type="simple" xlink:href="http://es.wikipedia.org/wiki/Herencia_%28inform%C3%A1tica%29"><text:span text:style-name="T114_2">Herencia</text:span></text:a></text:span><text:span text:style-name="T114_3">:</text:span><text:span text:style-name="T114_4"><text:s/>(</text:span><text:span text:style-name="T114_5">Por</text:span><text:span text:style-name="T114_6"><text:s/></text:span><text:span text:style-name="T114_7">ejemplo</text:span><text:span text:style-name="T114_8">,<text:s/></text:span><text:span text:style-name="T114_9">herencia</text:span><text:span text:style-name="T114_10"><text:s/></text:span><text:span text:style-name="T114_11">de</text:span><text:span text:style-name="T114_12"><text:s/></text:span><text:span text:style-name="T114_13">la</text:span><text:span text:style-name="T114_14"><text:s/></text:span><text:span text:style-name="T114_15">clase</text:span><text:span text:style-name="T114_16"><text:s/></text:span><text:span text:style-name="T114_17">C</text:span><text:span text:style-name="T114_18"><text:s/></text:span><text:span text:style-name="T114_19">a</text:span><text:span text:style-name="T114_20"><text:s/></text:span><text:span text:style-name="T114_21">la</text:span><text:span text:style-name="T114_22"><text:s/></text:span><text:span text:style-name="T114_23">clase</text:span><text:span text:style-name="T114_24"><text:s/></text:span><text:span text:style-name="T114_25">D</text:span><text:span text:style-name="T114_26">)<text:s/></text:span><text:span text:style-name="T114_27">es</text:span><text:span text:style-name="T114_28"><text:s/></text:span><text:span text:style-name="T114_29">la</text:span><text:span text:style-name="T114_30"><text:s/></text:span><text:span text:style-name="T114_31">facilidad</text:span><text:span text:style-name="T114_32"><text:s/></text:span><text:span text:style-name="T114_33">mediante</text:span><text:span text:style-name="T114_34"><text:s/></text:span><text:span text:style-name="T114_35">la</text:span><text:span text:style-name="T114_36"><text:s/></text:span><text:span text:style-name="T114_37">cual</text:span><text:span text:style-name="T114_38"><text:s/></text:span><text:span text:style-name="T114_39">la</text:span><text:span text:style-name="T114_40"><text:s/></text:span><text:span text:style-name="T114_41">clase</text:span><text:span text:style-name="T114_42"><text:s/></text:span><text:span text:style-name="T114_43">D</text:span><text:span text:style-name="T114_44"><text:s/></text:span><text:span text:style-name="T114_45">hereda</text:span><text:span text:style-name="T114_46"><text:s/></text:span><text:span text:style-name="T114_47">en</text:span><text:span text:style-name="T114_48"><text:s/></text:span><text:span text:style-name="T114_49">ella</text:span><text:span text:style-name="T114_50"><text:s/></text:span><text:span text:style-name="T114_51">cada</text:span><text:span text:style-name="T114_52"><text:s/></text:span><text:span text:style-name="T114_53">uno</text:span><text:span text:style-name="T114_54"><text:s/></text:span><text:span text:style-name="T114_55">de</text:span><text:span text:style-name="T114_56"><text:s/></text:span><text:span text:style-name="T114_57">los</text:span><text:span text:style-name="T114_58"><text:s/></text:span><text:span text:style-name="T114_59">atributos</text:span><text:span text:style-name="T114_60"><text:s/></text:span><text:span text:style-name="T114_61">y</text:span><text:span text:style-name="T114_62"><text:s/></text:span><text:span text:style-name="T114_63">operaciones</text:span><text:span text:style-name="T114_64"><text:s/></text:span><text:span text:style-name="T114_65">de</text:span><text:span text:style-name="T114_66"><text:s/></text:span><text:span text:style-name="T114_67">C</text:span><text:span text:style-name="T114_68">,<text:s/></text:span><text:span text:style-name="T114_69">como</text:span><text:span text:style-name="T114_70"><text:s/></text:span><text:span text:style-name="T114_71">si</text:span><text:span text:style-name="T114_72"><text:s/></text:span><text:span text:style-name="T114_73">esos</text:span><text:span text:style-name="T114_74"><text:s/></text:span><text:span text:style-name="T114_75">atributos</text:span><text:span text:style-name="T114_76"><text:s/></text:span><text:span text:style-name="T114_77">y</text:span><text:span text:style-name="T114_78"><text:s/></text:span><text:span text:style-name="T114_79">operaciones</text:span><text:span text:style-name="T114_80"><text:s/></text:span><text:span text:style-name="T114_81">hubiesen</text:span><text:span text:style-name="T114_82"><text:s/></text:span><text:span text:style-name="T114_83">sido</text:span><text:span text:style-name="T114_84"><text:s/></text:span><text:span text:style-name="T114_85">definidos</text:span><text:span text:style-name="T114_86"><text:s/></text:span><text:span text:style-name="T114_87">por</text:span><text:span text:style-name="T114_88"><text:s/></text:span><text:span text:style-name="T114_89">la</text:span><text:span text:style-name="T114_90"><text:s/></text:span><text:span text:style-name="T114_91">misma</text:span><text:span text:style-name="T114_92"><text:s/></text:span><text:span text:style-name="T114_93">D</text:span><text:span text:style-name="T114_94">.<text:s/></text:span><text:span text:style-name="T114_95">Por</text:span><text:span text:style-name="T114_96"><text:s/></text:span><text:span text:style-name="T114_97">lo</text:span><text:span text:style-name="T114_98"><text:s/></text:span><text:span text:style-name="T114_99">tanto</text:span><text:span text:style-name="T114_100">,<text:s/></text:span><text:span text:style-name="T114_101">puede</text:span><text:span text:style-name="T114_102"><text:s/></text:span><text:span text:style-name="T114_103">usar</text:span><text:span text:style-name="T114_104"><text:s/></text:span><text:span text:style-name="T114_105">los</text:span><text:span text:style-name="T114_106"><text:s/></text:span><text:span text:style-name="T114_107">mismos</text:span><text:span text:style-name="T114_108"><text:s/></text:span><text:span text:style-name="T114_109">métodos</text:span><text:span text:style-name="T114_110"><text:s/></text:span><text:span text:style-name="T114_111">y</text:span><text:span text:style-name="T114_112"><text:s/></text:span><text:span text:style-name="T114_113">variables</text:span><text:span text:style-name="T114_114"><text:s/></text:span><text:span text:style-name="T114_115">públicas</text:span><text:span text:style-name="T114_116"><text:s/></text:span><text:span text:style-name="T114_117">declaradas</text:span><text:span text:style-name="T114_118"><text:s/></text:span><text:span text:style-name="T114_119">en</text:span><text:span text:style-name="T114_120"><text:s/></text:span><text:span text:style-name="T114_121">C</text:span><text:span text:style-name="T114_122">.<text:s/></text:span><text:span text:style-name="T114_123">Los</text:span><text:span text:style-name="T114_124"><text:s/></text:span><text:span text:style-name="T114_125">componentes</text:span><text:span text:style-name="T114_126"><text:s/></text:span><text:span text:style-name="T114_127">registrados</text:span><text:span text:style-name="T114_128"><text:s/></text:span><text:span text:style-name="T114_129">como</text:span><text:span text:style-name="T114_130"><text:s/>"</text:span><text:span text:style-name="T114_131">privados</text:span><text:span text:style-name="T114_132">"<text:s/>(</text:span><text:span text:style-name="T114_133">private</text:span><text:span text:style-name="T114_134">)<text:s/></text:span><text:span text:style-name="T114_135">también</text:span><text:span text:style-name="T114_136"><text:s/></text:span><text:span text:style-name="T114_137">se</text:span><text:span text:style-name="T114_138"><text:s/></text:span><text:span text:style-name="T114_139">heredan</text:span><text:span text:style-name="T114_140">,<text:s/></text:span><text:span text:style-name="T114_141">pero</text:span><text:span text:style-name="T114_142"><text:s/></text:span><text:span text:style-name="T114_143">como</text:span><text:span text:style-name="T114_144"><text:s/></text:span><text:span text:style-name="T114_145">no</text:span><text:span text:style-name="T114_146"><text:s/></text:span><text:span text:style-name="T114_147">pertenecen</text:span><text:span text:style-name="T114_148"><text:s/></text:span><text:span text:style-name="T114_149">a</text:span><text:span text:style-name="T114_150"><text:s/></text:span><text:span text:style-name="T114_151">la</text:span><text:span text:style-name="T114_152"><text:s/></text:span><text:span text:style-name="T114_153">clase</text:span><text:span text:style-name="T114_154">,<text:s/></text:span><text:span text:style-name="T114_155">se</text:span><text:span text:style-name="T114_156"><text:s/></text:span><text:span text:style-name="T114_157">mantienen</text:span><text:span text:style-name="T114_158"><text:s/></text:span><text:span text:style-name="T114_159">escondidos</text:span><text:span text:style-name="T114_160"><text:s/></text:span><text:span text:style-name="T114_161">al</text:span><text:span text:style-name="T114_162"><text:s/></text:span><text:span text:style-name="T114_163">programador</text:span><text:span text:style-name="T114_164"><text:s/></text:span><text:span text:style-name="T114_165">y</text:span><text:span text:style-name="T114_166"><text:s/></text:span><text:span text:style-name="T114_167">sólo</text:span><text:span text:style-name="T114_168"><text:s/></text:span><text:span text:style-name="T114_169">pueden</text:span><text:span text:style-name="T114_170"><text:s/></text:span><text:span text:style-name="T114_171">ser</text:span><text:span text:style-name="T114_172"><text:s/></text:span><text:span text:style-name="T114_173">accedidos</text:span><text:span text:style-name="T114_174"><text:s/></text:span><text:span text:style-name="T114_175">a</text:span><text:span text:style-name="T114_176"><text:s/></text:span><text:span text:style-name="T114_177">través</text:span><text:span text:style-name="T114_178"><text:s/></text:span><text:span text:style-name="T114_179">de</text:span><text:span text:style-name="T114_180"><text:s/></text:span><text:span text:style-name="T114_181">otros</text:span><text:span text:style-name="T114_182"><text:s/></text:span><text:span text:style-name="T114_183">métodos</text:span><text:span text:style-name="T114_184"><text:s/></text:span><text:span text:style-name="T114_185">públicos</text:span><text:span text:style-name="T114_186">.<text:s/></text:span><text:span text:style-name="T114_187">Esto</text:span><text:span text:style-name="T114_188"><text:s/></text:span><text:span text:style-name="T114_189">es</text:span><text:span text:style-name="T114_190"><text:s/></text:span><text:span text:style-name="T114_191">así</text:span><text:span text:style-name="T114_192"><text:s/></text:span><text:span text:style-name="T114_193">para</text:span><text:span text:style-name="T114_194"><text:s/></text:span><text:span text:style-name="T114_195">mantener</text:span><text:span text:style-name="T114_196"><text:s/></text:span><text:span text:style-name="T114_197">hegemónico</text:span><text:span text:style-name="T114_198"><text:s/></text:span><text:span text:style-name="T114_199">el</text:span><text:span text:style-name="T114_200"><text:s/></text:span><text:span text:style-name="T114_201">ideal</text:span><text:span text:style-name="T114_202"><text:s/></text:span><text:span text:style-name="T114_203">de</text:span><text:span text:style-name="T114_204"><text:s/></text:span><text:span text:style-name="T114_205">POO</text:span><text:span text:style-name="T114_206">.</text:span></text:p>
        </text:list-item>
        <text:list-item>
          <text:p text:style-name="P115"><text:span text:style-name="T115_1"><text:a xlink:type="simple" xlink:href="http://es.wikipedia.org/wiki/Objetos_%28programaci%C3%B3n_orientada_a_objetos%29"><text:span text:style-name="T115_2">Objeto</text:span></text:a></text:span><text:span text:style-name="T115_3">:</text:span><text:span text:style-name="T115_4"><text:s/></text:span><text:span text:style-name="T115_5">Instancia</text:span><text:span text:style-name="T115_6"><text:s/></text:span><text:span text:style-name="T115_7">de</text:span><text:span text:style-name="T115_8"><text:s/></text:span><text:span text:style-name="T115_9">una</text:span><text:span text:style-name="T115_10"><text:s/></text:span><text:span text:style-name="T115_11">clase</text:span><text:span text:style-name="T115_12">.<text:s/></text:span><text:span text:style-name="T115_13">Entidad</text:span><text:span text:style-name="T115_14"><text:s/></text:span><text:span text:style-name="T115_15">provista</text:span><text:span text:style-name="T115_16"><text:s/></text:span><text:span text:style-name="T115_17">de</text:span><text:span text:style-name="T115_18"><text:s/></text:span><text:span text:style-name="T115_19">un</text:span><text:span text:style-name="T115_20"><text:s/></text:span><text:span text:style-name="T115_21">conjunto</text:span><text:span text:style-name="T115_22"><text:s/></text:span><text:span text:style-name="T115_23">de</text:span><text:span text:style-name="T115_24"><text:s/></text:span><text:span text:style-name="T115_25">propiedades</text:span><text:span text:style-name="T115_26"><text:s/></text:span><text:span text:style-name="T115_27">o</text:span><text:span text:style-name="T115_28"><text:s/></text:span><text:span text:style-name="T115_29">atributos</text:span><text:span text:style-name="T115_30"><text:s/>(</text:span><text:span text:style-name="T115_31">datos</text:span><text:span text:style-name="T115_32">)<text:s/></text:span><text:span text:style-name="T115_33">y</text:span><text:span text:style-name="T115_34"><text:s/></text:span><text:span text:style-name="T115_35">de</text:span><text:span text:style-name="T115_36"><text:s/></text:span><text:span text:style-name="T115_37">comportamiento</text:span><text:span text:style-name="T115_38"><text:s/></text:span><text:span text:style-name="T115_39">o</text:span><text:span text:style-name="T115_40"><text:s/></text:span><text:span text:style-name="T115_41">funcionalidad</text:span><text:span text:style-name="T115_42"><text:s/>(</text:span><text:span text:style-name="T115_43">métodos</text:span><text:span text:style-name="T115_44">),<text:s/></text:span><text:span text:style-name="T115_45">los</text:span><text:span text:style-name="T115_46"><text:s/></text:span><text:span text:style-name="T115_47">mismos</text:span><text:span text:style-name="T115_48"><text:s/></text:span><text:span text:style-name="T115_49">que</text:span><text:span text:style-name="T115_50"><text:s/></text:span><text:span text:style-name="T115_51">consecuentemente</text:span><text:span text:style-name="T115_52"><text:s/></text:span><text:span text:style-name="T115_53">reaccionan</text:span><text:span text:style-name="T115_54"><text:s/></text:span><text:span text:style-name="T115_55">a</text:span><text:span text:style-name="T115_56"><text:s/></text:span><text:span text:style-name="T115_57">eventos</text:span><text:span text:style-name="T115_58">.<text:s/></text:span><text:span text:style-name="T115_59">Se</text:span><text:span text:style-name="T115_60"><text:s/></text:span><text:span text:style-name="T115_61">corresponden</text:span><text:span text:style-name="T115_62"><text:s/></text:span><text:span text:style-name="T115_63">con</text:span><text:span text:style-name="T115_64"><text:s/></text:span><text:span text:style-name="T115_65">los</text:span><text:span text:style-name="T115_66"><text:s/></text:span><text:span text:style-name="T115_67">objetos</text:span><text:span text:style-name="T115_68"><text:s/></text:span><text:span text:style-name="T115_69">reales</text:span><text:span text:style-name="T115_70"><text:s/></text:span><text:span text:style-name="T115_71">del</text:span><text:span text:style-name="T115_72"><text:s/></text:span><text:span text:style-name="T115_73">mundo</text:span><text:span text:style-name="T115_74"><text:s/></text:span><text:span text:style-name="T115_75">que</text:span><text:span text:style-name="T115_76"><text:s/></text:span><text:span text:style-name="T115_77">nos</text:span><text:span text:style-name="T115_78"><text:s/></text:span><text:span text:style-name="T115_79">rodea</text:span><text:span text:style-name="T115_80">,<text:s/></text:span><text:span text:style-name="T115_81">o</text:span><text:span text:style-name="T115_82"><text:s/></text:span><text:span text:style-name="T115_83">con</text:span><text:span text:style-name="T115_84"><text:s/></text:span><text:span text:style-name="T115_85">objetos</text:span><text:span text:style-name="T115_86"><text:s/></text:span><text:span text:style-name="T115_87">internos</text:span><text:span text:style-name="T115_88"><text:s/></text:span><text:span text:style-name="T115_89">del</text:span><text:span text:style-name="T115_90"><text:s/></text:span><text:span text:style-name="T115_91">sistema</text:span><text:span text:style-name="T115_92"><text:s/>(</text:span><text:span text:style-name="T115_93">del</text:span><text:span text:style-name="T115_94"><text:s/></text:span><text:span text:style-name="T115_95">programa</text:span><text:span text:style-name="T115_96">).<text:s/></text:span><text:span text:style-name="T115_97">Es</text:span><text:span text:style-name="T115_98"><text:s/></text:span><text:span text:style-name="T115_99">una</text:span><text:span text:style-name="T115_100"><text:s/></text:span><text:span text:style-name="T115_101">instancia</text:span><text:span text:style-name="T115_102"><text:s/></text:span><text:span text:style-name="T115_103">a</text:span><text:span text:style-name="T115_104"><text:s/></text:span><text:span text:style-name="T115_105">una</text:span><text:span text:style-name="T115_106"><text:s/></text:span><text:span text:style-name="T115_107">clase</text:span><text:span text:style-name="T115_108">.</text:span></text:p>
        </text:list-item>
        <text:list-item>
          <text:p text:style-name="P116"><text:span text:style-name="T116_1"><text:a xlink:type="simple" xlink:href="http://es.wikipedia.org/wiki/M%C3%A9todo_%28programaci%C3%B3n_orientada_a_objetos%29"><text:span text:style-name="T116_2">Métod</text:span></text:a></text:span><text:span text:style-name="T116_3"><text:a xlink:type="simple" xlink:href="http://es.wikipedia.org/wiki/M%C3%A9todo_%28programaci%C3%B3n_orientada_a_objetos%29"><text:span text:style-name="T116_4">o</text:span></text:a></text:span><text:span text:style-name="T116_5">:</text:span><text:span text:style-name="T116_6"><text:s/></text:span><text:span text:style-name="T116_7">Algoritmo</text:span><text:span text:style-name="T116_8"><text:s/></text:span><text:span text:style-name="T116_9">asociado</text:span><text:span text:style-name="T116_10"><text:s/></text:span><text:span text:style-name="T116_11">a</text:span><text:span text:style-name="T116_12"><text:s/></text:span><text:span text:style-name="T116_13">un</text:span><text:span text:style-name="T116_14"><text:s/></text:span><text:span text:style-name="T116_15">objeto</text:span><text:span text:style-name="T116_16"><text:s/>(</text:span><text:span text:style-name="T116_17">o</text:span><text:span text:style-name="T116_18"><text:s/></text:span><text:span text:style-name="T116_19">a</text:span><text:span text:style-name="T116_20"><text:s/></text:span><text:span text:style-name="T116_21">una</text:span><text:span text:style-name="T116_22"><text:s/></text:span><text:span text:style-name="T116_23">clase</text:span><text:span text:style-name="T116_24"><text:s/></text:span><text:span text:style-name="T116_25">de</text:span><text:span text:style-name="T116_26"><text:s/></text:span><text:span text:style-name="T116_27">objetos</text:span><text:span text:style-name="T116_28">),<text:s/></text:span><text:span text:style-name="T116_29">cuya</text:span><text:span text:style-name="T116_30"><text:s/></text:span><text:span text:style-name="T116_31">ejecución</text:span><text:span text:style-name="T116_32"><text:s/></text:span><text:span text:style-name="T116_33">se</text:span><text:span text:style-name="T116_34"><text:s/></text:span><text:span text:style-name="T116_35">desencadena</text:span><text:span text:style-name="T116_36"><text:s/></text:span><text:span text:style-name="T116_37">tras</text:span><text:span text:style-name="T116_38"><text:s/></text:span><text:span text:style-name="T116_39">la</text:span><text:span text:style-name="T116_40"><text:s/></text:span><text:span text:style-name="T116_41">recepción</text:span><text:span text:style-name="T116_42"><text:s/></text:span><text:span text:style-name="T116_43">de</text:span><text:span text:style-name="T116_44"><text:s/></text:span><text:span text:style-name="T116_45">un</text:span><text:span text:style-name="T116_46"><text:s/>"</text:span><text:span text:style-name="T116_47">mensaje</text:span><text:span text:style-name="T116_48">".<text:s/></text:span><text:span text:style-name="T116_49">Desde</text:span><text:span text:style-name="T116_50"><text:s/></text:span><text:span text:style-name="T116_51">el</text:span><text:span text:style-name="T116_52"><text:s/></text:span><text:span text:style-name="T116_53">punto</text:span><text:span text:style-name="T116_54"><text:s/></text:span><text:span text:style-name="T116_55">de</text:span><text:span text:style-name="T116_56"><text:s/></text:span><text:span text:style-name="T116_57">vista</text:span><text:span text:style-name="T116_58"><text:s/></text:span><text:span text:style-name="T116_59">del</text:span><text:span text:style-name="T116_60"><text:s/></text:span><text:span text:style-name="T116_61">comportamiento</text:span><text:span text:style-name="T116_62">,<text:s/></text:span><text:span text:style-name="T116_63">es</text:span><text:span text:style-name="T116_64"><text:s/></text:span><text:span text:style-name="T116_65">lo</text:span><text:span text:style-name="T116_66"><text:s/></text:span><text:span text:style-name="T116_67">que</text:span><text:span text:style-name="T116_68"><text:s/></text:span><text:span text:style-name="T116_69">el</text:span><text:span text:style-name="T116_70"><text:s/></text:span><text:span text:style-name="T116_71">objeto</text:span><text:span text:style-name="T116_72"><text:s/></text:span><text:span text:style-name="T116_73">puede</text:span><text:span text:style-name="T116_74"><text:s/></text:span><text:span text:style-name="T116_75">hacer</text:span><text:span text:style-name="T116_76">.<text:s/></text:span><text:span text:style-name="T116_77">Un</text:span><text:span text:style-name="T116_78"><text:s/></text:span><text:span text:style-name="T116_79">método</text:span><text:span text:style-name="T116_80"><text:s/></text:span><text:span text:style-name="T116_81">puede</text:span><text:span text:style-name="T116_82"><text:s/></text:span><text:span text:style-name="T116_83">producir</text:span><text:span text:style-name="T116_84"><text:s/></text:span><text:span text:style-name="T116_85">un</text:span><text:span text:style-name="T116_86"><text:s/></text:span><text:span text:style-name="T116_87">cambio</text:span><text:span text:style-name="T116_88"><text:s/></text:span><text:span text:style-name="T116_89">en</text:span><text:span text:style-name="T116_90"><text:s/></text:span><text:span text:style-name="T116_91">las</text:span><text:span text:style-name="T116_92"><text:s/></text:span><text:span text:style-name="T116_93">propiedades</text:span><text:span text:style-name="T116_94"><text:s/></text:span><text:span text:style-name="T116_95">del</text:span><text:span text:style-name="T116_96"><text:s/></text:span><text:span text:style-name="T116_97">objeto</text:span><text:span text:style-name="T116_98">,<text:s/></text:span><text:span text:style-name="T116_99">o</text:span><text:span text:style-name="T116_100"><text:s/></text:span><text:span text:style-name="T116_101">la</text:span><text:span text:style-name="T116_102"><text:s/></text:span><text:span text:style-name="T116_103">generación</text:span><text:span text:style-name="T116_104"><text:s/></text:span><text:span text:style-name="T116_105">de</text:span><text:span text:style-name="T116_106"><text:s/></text:span><text:span text:style-name="T116_107">un</text:span><text:span text:style-name="T116_108"><text:s/>"</text:span><text:span text:style-name="T116_109">evento</text:span><text:span text:style-name="T116_110">"<text:s/></text:span><text:span text:style-name="T116_111">con</text:span><text:span text:style-name="T116_112"><text:s/></text:span><text:span text:style-name="T116_113">un</text:span><text:span text:style-name="T116_114"><text:s/></text:span><text:span text:style-name="T116_115">nuevo</text:span><text:span text:style-name="T116_116"><text:s/></text:span><text:span text:style-name="T116_117">mensaje</text:span><text:span text:style-name="T116_118"><text:s/></text:span><text:span text:style-name="T116_119">para</text:span><text:span text:style-name="T116_120"><text:s/></text:span><text:span text:style-name="T116_121">otro</text:span><text:span text:style-name="T116_122"><text:s/></text:span><text:span text:style-name="T116_123">objeto</text:span><text:span text:style-name="T116_124"><text:s/></text:span><text:span text:style-name="T116_125">del</text:span><text:span text:style-name="T116_126"><text:s/></text:span><text:span text:style-name="T116_127">sistema</text:span><text:span text:style-name="T116_128">.</text:span></text:p>
        </text:list-item>
        <text:list-item>
          <text:p text:style-name="P117"><text:span text:style-name="T117_1">Evento</text:span><text:span text:style-name="T117_2">:<text:s/></text:span><text:span text:style-name="T117_3">Es</text:span><text:span text:style-name="T117_4"><text:s/></text:span><text:span text:style-name="T117_5">un</text:span><text:span text:style-name="T117_6"><text:s/></text:span><text:span text:style-name="T117_7">suceso</text:span><text:span text:style-name="T117_8"><text:s/></text:span><text:span text:style-name="T117_9">en</text:span><text:span text:style-name="T117_10"><text:s/></text:span><text:span text:style-name="T117_11">el</text:span><text:span text:style-name="T117_12"><text:s/></text:span><text:span text:style-name="T117_13">sistema</text:span><text:span text:style-name="T117_14"><text:s/>(</text:span><text:span text:style-name="T117_15">tal</text:span><text:span text:style-name="T117_16"><text:s/></text:span><text:span text:style-name="T117_17">como</text:span><text:span text:style-name="T117_18"><text:s/></text:span><text:span text:style-name="T117_19">una</text:span><text:span text:style-name="T117_20"><text:s/></text:span><text:span text:style-name="T117_21">interacción</text:span><text:span text:style-name="T117_22"><text:s/></text:span><text:span text:style-name="T117_23">del</text:span><text:span text:style-name="T117_24"><text:s/></text:span><text:span text:style-name="T117_25">usuario</text:span><text:span text:style-name="T117_26"><text:s/></text:span><text:span text:style-name="T117_27">con</text:span><text:span text:style-name="T117_28"><text:s/></text:span><text:span text:style-name="T117_29">la</text:span><text:span text:style-name="T117_30"><text:s/></text:span><text:span text:style-name="T117_31">máquina</text:span><text:span text:style-name="T117_32">,<text:s/></text:span><text:span text:style-name="T117_33">o</text:span><text:span text:style-name="T117_34"><text:s/></text:span><text:span text:style-name="T117_35">un</text:span><text:span text:style-name="T117_36"><text:s/></text:span><text:span text:style-name="T117_37">mensaje</text:span><text:span text:style-name="T117_38"><text:s/></text:span><text:span text:style-name="T117_39">enviado</text:span><text:span text:style-name="T117_40"><text:s/></text:span><text:span text:style-name="T117_41">por</text:span><text:span text:style-name="T117_42"><text:s/></text:span><text:span text:style-name="T117_43">un</text:span><text:span text:style-name="T117_44"><text:s/></text:span><text:span text:style-name="T117_45">objeto</text:span><text:span text:style-name="T117_46">).<text:s/></text:span><text:span text:style-name="T117_47">El</text:span><text:span text:style-name="T117_48"><text:s/></text:span><text:span text:style-name="T117_49">sistema</text:span><text:span text:style-name="T117_50"><text:s/></text:span><text:span text:style-name="T117_51">maneja</text:span><text:span text:style-name="T117_52"><text:s/></text:span><text:span text:style-name="T117_53">el</text:span><text:span text:style-name="T117_54"><text:s/></text:span><text:span text:style-name="T117_55">evento</text:span><text:span text:style-name="T117_56"><text:s/></text:span><text:span text:style-name="T117_57">enviando</text:span><text:span text:style-name="T117_58"><text:s/></text:span><text:span text:style-name="T117_59">el</text:span><text:span text:style-name="T117_60"><text:s/></text:span><text:span text:style-name="T117_61">mensaje</text:span><text:span text:style-name="T117_62"><text:s/></text:span><text:span text:style-name="T117_63">adecuado</text:span><text:span text:style-name="T117_64"><text:s/></text:span><text:span text:style-name="T117_65">al</text:span><text:span text:style-name="T117_66"><text:s/></text:span><text:span text:style-name="T117_67">objeto</text:span><text:span text:style-name="T117_68"><text:s/></text:span><text:span text:style-name="T117_69">pertinente</text:span><text:span text:style-name="T117_70">.<text:s/></text:span><text:span text:style-name="T117_71">También</text:span><text:span text:style-name="T117_72"><text:s/></text:span><text:span text:style-name="T117_73">se</text:span><text:span text:style-name="T117_74"><text:s/></text:span><text:span text:style-name="T117_75">puede</text:span><text:span text:style-name="T117_76"><text:s/></text:span><text:span text:style-name="T117_77">definir</text:span><text:span text:style-name="T117_78"><text:s/></text:span><text:span text:style-name="T117_79">como</text:span><text:span text:style-name="T117_80"><text:s/></text:span><text:span text:style-name="T117_81">evento</text:span><text:span text:style-name="T117_82"><text:s/></text:span><text:span text:style-name="T117_83">la</text:span><text:span text:style-name="T117_84"><text:s/></text:span><text:span text:style-name="T117_85">reacción</text:span><text:span text:style-name="T117_86"><text:s/></text:span><text:span text:style-name="T117_87">que</text:span><text:span text:style-name="T117_88"><text:s/></text:span><text:span text:style-name="T117_89">puede</text:span><text:span text:style-name="T117_90"><text:s/></text:span><text:span text:style-name="T117_91">desencadenar</text:span><text:span text:style-name="T117_92"><text:s/></text:span><text:span text:style-name="T117_93">un</text:span><text:span text:style-name="T117_94"><text:s/></text:span><text:span text:style-name="T117_95">objeto</text:span><text:span text:style-name="T117_96">;<text:s/></text:span><text:span text:style-name="T117_97">es</text:span><text:span text:style-name="T117_98"><text:s/></text:span><text:span text:style-name="T117_99">decir</text:span><text:span text:style-name="T117_100">,<text:s/></text:span><text:span text:style-name="T117_101">la</text:span><text:span text:style-name="T117_102"><text:s/></text:span><text:span text:style-name="T117_103">acción</text:span><text:span text:style-name="T117_104"><text:s/></text:span><text:span text:style-name="T117_105">que</text:span><text:span text:style-name="T117_106"><text:s/></text:span><text:span text:style-name="T117_107">genera</text:span><text:span text:style-name="T117_108">.</text:span></text:p>
        </text:list-item>
        <text:list-item>
          <text:p text:style-name="P118"><text:span text:style-name="T118_1">Atributos</text:span><text:span text:style-name="T118_2">:<text:s/></text:span><text:span text:style-name="T118_3">Características</text:span><text:span text:style-name="T118_4"><text:s/></text:span><text:span text:style-name="T118_5">que</text:span><text:span text:style-name="T118_6"><text:s/></text:span><text:span text:style-name="T118_7">tiene</text:span><text:span text:style-name="T118_8"><text:s/></text:span><text:span text:style-name="T118_9">la</text:span><text:span text:style-name="T118_10"><text:s/></text:span><text:span text:style-name="T118_11">clase</text:span><text:span text:style-name="T118_12">.</text:span></text:p>
        </text:list-item>
        <text:list-item>
          <text:p text:style-name="P119"><text:span text:style-name="T119_1">Mensaje</text:span><text:span text:style-name="T119_2">:<text:s/></text:span><text:span text:style-name="T119_3">Una</text:span><text:span text:style-name="T119_4"><text:s/></text:span><text:span text:style-name="T119_5">comunicación</text:span><text:span text:style-name="T119_6"><text:s/></text:span><text:span text:style-name="T119_7">dirigida</text:span><text:span text:style-name="T119_8"><text:s/></text:span><text:span text:style-name="T119_9">a</text:span><text:span text:style-name="T119_10"><text:s/></text:span><text:span text:style-name="T119_11">un</text:span><text:span text:style-name="T119_12"><text:s/></text:span><text:span text:style-name="T119_13">objeto</text:span><text:span text:style-name="T119_14">,<text:s/></text:span><text:span text:style-name="T119_15">que</text:span><text:span text:style-name="T119_16"><text:s/></text:span><text:span text:style-name="T119_17">le</text:span><text:span text:style-name="T119_18"><text:s/></text:span><text:span text:style-name="T119_19">ordena</text:span><text:span text:style-name="T119_20"><text:s/></text:span><text:span text:style-name="T119_21">que</text:span><text:span text:style-name="T119_22"><text:s/></text:span><text:span text:style-name="T119_23">ejecute</text:span><text:span text:style-name="T119_24"><text:s/></text:span><text:span text:style-name="T119_25">uno</text:span><text:span text:style-name="T119_26"><text:s/></text:span><text:span text:style-name="T119_27">de</text:span><text:span text:style-name="T119_28"><text:s/></text:span><text:span text:style-name="T119_29">sus</text:span><text:span text:style-name="T119_30"><text:s/></text:span><text:span text:style-name="T119_31">métodos</text:span><text:span text:style-name="T119_32"><text:s/></text:span><text:span text:style-name="T119_33">con</text:span><text:span text:style-name="T119_34"><text:s/></text:span><text:span text:style-name="T119_35">ciertos</text:span><text:span text:style-name="T119_36"><text:s/></text:span><text:span text:style-name="T119_37">parámetros</text:span><text:span text:style-name="T119_38"><text:s/></text:span><text:span text:style-name="T119_39">asociados</text:span><text:span text:style-name="T119_40"><text:s/></text:span><text:span text:style-name="T119_41">al</text:span><text:span text:style-name="T119_42"><text:s/></text:span><text:span text:style-name="T119_43">evento</text:span><text:span text:style-name="T119_44"><text:s/></text:span><text:span text:style-name="T119_45">que</text:span><text:span text:style-name="T119_46"><text:s/></text:span><text:span text:style-name="T119_47">lo</text:span><text:span text:style-name="T119_48"><text:s/></text:span><text:span text:style-name="T119_49">generó</text:span><text:span text:style-name="T119_50">.</text:span></text:p>
        </text:list-item>
        <text:list-item>
          <text:p text:style-name="P120"><text:span text:style-name="T120_1">Propiedad</text:span><text:span text:style-name="T120_2"><text:s/></text:span><text:span text:style-name="T120_3">o</text:span><text:span text:style-name="T120_4"><text:s/></text:span><text:span text:style-name="T120_5">atributo</text:span><text:span text:style-name="T120_6">:<text:s/></text:span><text:span text:style-name="T120_7">Contenedor</text:span><text:span text:style-name="T120_8"><text:s/></text:span><text:span text:style-name="T120_9">de</text:span><text:span text:style-name="T120_10"><text:s/></text:span><text:span text:style-name="T120_11">un</text:span><text:span text:style-name="T120_12"><text:s/></text:span><text:span text:style-name="T120_13">tipo</text:span><text:span text:style-name="T120_14"><text:s/></text:span><text:span text:style-name="T120_15">de</text:span><text:span text:style-name="T120_16"><text:s/></text:span><text:span text:style-name="T120_17">datos</text:span><text:span text:style-name="T120_18"><text:s/></text:span><text:span text:style-name="T120_19">asociados</text:span><text:span text:style-name="T120_20"><text:s/></text:span><text:span text:style-name="T120_21">a</text:span><text:span text:style-name="T120_22"><text:s/></text:span><text:span text:style-name="T120_23">un</text:span><text:span text:style-name="T120_24"><text:s/></text:span><text:span text:style-name="T120_25">objeto</text:span><text:span text:style-name="T120_26"><text:s/>(</text:span><text:span text:style-name="T120_27">o</text:span><text:span text:style-name="T120_28"><text:s/></text:span><text:span text:style-name="T120_29">a</text:span><text:span text:style-name="T120_30"><text:s/></text:span><text:span text:style-name="T120_31">una</text:span><text:span text:style-name="T120_32"><text:s/></text:span><text:span text:style-name="T120_33">clase</text:span><text:span text:style-name="T120_34"><text:s/></text:span><text:span text:style-name="T120_35">de</text:span><text:span text:style-name="T120_36"><text:s/></text:span><text:span text:style-name="T120_37">objetos</text:span><text:span text:style-name="T120_38">),<text:s/></text:span><text:span text:style-name="T120_39">que</text:span><text:span text:style-name="T120_40"><text:s/></text:span><text:span text:style-name="T120_41">hace</text:span><text:span text:style-name="T120_42"><text:s/></text:span><text:span text:style-name="T120_43">los</text:span><text:span text:style-name="T120_44"><text:s/></text:span><text:span text:style-name="T120_45">datos</text:span><text:span text:style-name="T120_46"><text:s/></text:span><text:span text:style-name="T120_47">visibles</text:span><text:span text:style-name="T120_48"><text:s/></text:span><text:span text:style-name="T120_49">desde</text:span><text:span text:style-name="T120_50"><text:s/></text:span><text:span text:style-name="T120_51">fuera</text:span><text:span text:style-name="T120_52"><text:s/></text:span><text:span text:style-name="T120_53">del</text:span><text:span text:style-name="T120_54"><text:s/></text:span><text:span text:style-name="T120_55">objeto</text:span><text:span text:style-name="T120_56"><text:s/></text:span><text:span text:style-name="T120_57">y</text:span><text:span text:style-name="T120_58"><text:s/></text:span><text:span text:style-name="T120_59">esto</text:span><text:span text:style-name="T120_60"><text:s/></text:span><text:span text:style-name="T120_61">se</text:span><text:span text:style-name="T120_62"><text:s/></text:span><text:span text:style-name="T120_63">define</text:span><text:span text:style-name="T120_64"><text:s/></text:span><text:span text:style-name="T120_65">como</text:span><text:span text:style-name="T120_66"><text:s/></text:span><text:span text:style-name="T120_67">sus</text:span><text:span text:style-name="T120_68"><text:s/></text:span><text:span text:style-name="T120_69">características</text:span><text:span text:style-name="T120_70"><text:s/></text:span><text:span text:style-name="T120_71">predeterminadas</text:span><text:span text:style-name="T120_72">,<text:s/></text:span><text:span text:style-name="T120_73">y</text:span><text:span text:style-name="T120_74"><text:s/></text:span><text:span text:style-name="T120_75">cuyo</text:span><text:span text:style-name="T120_76"><text:s/></text:span><text:span text:style-name="T120_77">valor</text:span><text:span text:style-name="T120_78"><text:s/></text:span><text:span text:style-name="T120_79">puede</text:span><text:span text:style-name="T120_80"><text:s/></text:span><text:span text:style-name="T120_81">ser</text:span><text:span text:style-name="T120_82"><text:s/></text:span><text:span text:style-name="T120_83">alterado</text:span><text:span text:style-name="T120_84"><text:s/></text:span><text:span text:style-name="T120_85">por</text:span><text:span text:style-name="T120_86"><text:s/></text:span><text:span text:style-name="T120_87">la</text:span><text:span text:style-name="T120_88"><text:s/></text:span><text:span text:style-name="T120_89">ejecución</text:span><text:span text:style-name="T120_90"><text:s/></text:span><text:span text:style-name="T120_91">de</text:span><text:span text:style-name="T120_92"><text:s/></text:span><text:span text:style-name="T120_93">algún</text:span><text:span text:style-name="T120_94"><text:s/></text:span><text:span text:style-name="T120_95">método</text:span><text:span text:style-name="T120_96">.</text:span></text:p>
        </text:list-item>
        <text:list-item>
          <text:p text:style-name="P121"><text:span text:style-name="T121_1">Estado</text:span><text:span text:style-name="T121_2"><text:s/></text:span><text:span text:style-name="T121_3">interno</text:span><text:span text:style-name="T121_4">:<text:s/></text:span><text:span text:style-name="T121_5">Es</text:span><text:span text:style-name="T121_6"><text:s/></text:span><text:span text:style-name="T121_7">una</text:span><text:span text:style-name="T121_8"><text:s/></text:span><text:span text:style-name="T121_9">variable</text:span><text:span text:style-name="T121_10"><text:s/></text:span><text:span text:style-name="T121_11">que</text:span><text:span text:style-name="T121_12"><text:s/></text:span><text:span text:style-name="T121_13">se</text:span><text:span text:style-name="T121_14"><text:s/></text:span><text:span text:style-name="T121_15">declara</text:span><text:span text:style-name="T121_16"><text:s/></text:span><text:span text:style-name="T121_17">privada</text:span><text:span text:style-name="T121_18">,<text:s/></text:span><text:span text:style-name="T121_19">que</text:span><text:span text:style-name="T121_20"><text:s/></text:span><text:span text:style-name="T121_21">puede</text:span><text:span text:style-name="T121_22"><text:s/></text:span><text:span text:style-name="T121_23">ser</text:span><text:span text:style-name="T121_24"><text:s/></text:span><text:span text:style-name="T121_25">únicamente</text:span><text:span text:style-name="T121_26"><text:s/></text:span><text:span text:style-name="T121_27">accedida</text:span><text:span text:style-name="T121_28"><text:s/></text:span><text:span text:style-name="T121_29">y</text:span><text:span text:style-name="T121_30"><text:s/></text:span><text:span text:style-name="T121_31">alterada</text:span><text:span text:style-name="T121_32"><text:s/></text:span><text:span text:style-name="T121_33">por</text:span><text:span text:style-name="T121_34"><text:s/></text:span><text:span text:style-name="T121_35">un</text:span><text:span text:style-name="T121_36"><text:s/></text:span><text:span text:style-name="T121_37">método</text:span><text:span text:style-name="T121_38"><text:s/></text:span><text:span text:style-name="T121_39">del</text:span><text:span text:style-name="T121_40"><text:s/></text:span><text:span text:style-name="T121_41">objeto</text:span><text:span text:style-name="T121_42">,<text:s/></text:span><text:span text:style-name="T121_43">y</text:span><text:span text:style-name="T121_44"><text:s/></text:span><text:span text:style-name="T121_45">que</text:span><text:span text:style-name="T121_46"><text:s/></text:span><text:span text:style-name="T121_47">se</text:span><text:span text:style-name="T121_48"><text:s/></text:span><text:span text:style-name="T121_49">utiliza</text:span><text:span text:style-name="T121_50"><text:s/></text:span><text:span text:style-name="T121_51">para</text:span><text:span text:style-name="T121_52"><text:s/></text:span><text:span text:style-name="T121_53">indicar</text:span><text:span text:style-name="T121_54"><text:s/></text:span><text:span text:style-name="T121_55">distintas</text:span><text:span text:style-name="T121_56"><text:s/></text:span><text:span text:style-name="T121_57">situaciones</text:span><text:span text:style-name="T121_58"><text:s/></text:span><text:span text:style-name="T121_59">posibles</text:span><text:span text:style-name="T121_60"><text:s/></text:span><text:span text:style-name="T121_61">para</text:span><text:span text:style-name="T121_62"><text:s/></text:span><text:span text:style-name="T121_63">el</text:span><text:span text:style-name="T121_64"><text:s/></text:span><text:span text:style-name="T121_65">objeto</text:span><text:span text:style-name="T121_66"><text:s/>(</text:span><text:span text:style-name="T121_67">o</text:span><text:span text:style-name="T121_68"><text:s/></text:span><text:span text:style-name="T121_69">clase</text:span><text:span text:style-name="T121_70"><text:s/></text:span><text:span text:style-name="T121_71">de</text:span><text:span text:style-name="T121_72"><text:s/></text:span><text:span text:style-name="T121_73">objetos</text:span><text:span text:style-name="T121_74">).<text:s/></text:span><text:span text:style-name="T121_75">No</text:span><text:span text:style-name="T121_76"><text:s/></text:span><text:span text:style-name="T121_77">es</text:span><text:span text:style-name="T121_78"><text:s/></text:span><text:span text:style-name="T121_79">visible</text:span><text:span text:style-name="T121_80"><text:s/></text:span><text:span text:style-name="T121_81">al</text:span><text:span text:style-name="T121_82"><text:s/></text:span><text:span text:style-name="T121_83">programador</text:span><text:span text:style-name="T121_84"><text:s/></text:span><text:span text:style-name="T121_85">que</text:span><text:span text:style-name="T121_86"><text:s/></text:span><text:span text:style-name="T121_87">maneja</text:span><text:span text:style-name="T121_88"><text:s/></text:span><text:span text:style-name="T121_89">una</text:span><text:span text:style-name="T121_90"><text:s/></text:span><text:span text:style-name="T121_91">instancia</text:span><text:span text:style-name="T121_92"><text:s/></text:span><text:span text:style-name="T121_93">de</text:span><text:span text:style-name="T121_94"><text:s/></text:span><text:span text:style-name="T121_95">la</text:span><text:span text:style-name="T121_96"><text:s/></text:span><text:span text:style-name="T121_97">clase</text:span><text:span text:style-name="T121_98">.</text:span></text:p>
        </text:list-item>
        <text:list-item>
          <text:p text:style-name="P122"><text:span text:style-name="T122_1">Componentes</text:span><text:span text:style-name="T122_2"><text:s/></text:span><text:span text:style-name="T122_3">de</text:span><text:span text:style-name="T122_4"><text:s/></text:span><text:span text:style-name="T122_5">un</text:span><text:span text:style-name="T122_6"><text:s/></text:span><text:span text:style-name="T122_7">objeto</text:span><text:span text:style-name="T122_8">:<text:s/></text:span><text:span text:style-name="T122_9">Atributos</text:span><text:span text:style-name="T122_10">,<text:s/></text:span><text:span text:style-name="T122_11">identidad</text:span><text:span text:style-name="T122_12">,<text:s/></text:span><text:span text:style-name="T122_13">relaciones</text:span><text:span text:style-name="T122_14"><text:s/></text:span><text:span text:style-name="T122_15">y</text:span><text:span text:style-name="T122_16"><text:s/></text:span><text:span text:style-name="T122_17">métodos</text:span><text:span text:style-name="T122_18">.</text:span></text:p>
        </text:list-item>
        <text:list-item>
          <text:p text:style-name="P123"><text:span text:style-name="T123_1">Identificación</text:span><text:span text:style-name="T123_2"><text:s/></text:span><text:span text:style-name="T123_3">de</text:span><text:span text:style-name="T123_4"><text:s/></text:span><text:span text:style-name="T123_5">un</text:span><text:span text:style-name="T123_6"><text:s/></text:span><text:span text:style-name="T123_7">objeto</text:span><text:span text:style-name="T123_8">:<text:s/></text:span><text:span text:style-name="T123_9">Un</text:span><text:span text:style-name="T123_10"><text:s/></text:span><text:span text:style-name="T123_11">objeto</text:span><text:span text:style-name="T123_12"><text:s/></text:span><text:span text:style-name="T123_13">se</text:span><text:span text:style-name="T123_14"><text:s/></text:span><text:span text:style-name="T123_15">representa</text:span><text:span text:style-name="T123_16"><text:s/></text:span><text:span text:style-name="T123_17">por</text:span><text:span text:style-name="T123_18"><text:s/></text:span><text:span text:style-name="T123_19">medio</text:span><text:span text:style-name="T123_20"><text:s/></text:span><text:span text:style-name="T123_21">de</text:span><text:span text:style-name="T123_22"><text:s/></text:span><text:span text:style-name="T123_23">una</text:span><text:span text:style-name="T123_24"><text:s/></text:span><text:span text:style-name="T123_25">tabla</text:span><text:span text:style-name="T123_26"><text:s/></text:span><text:span text:style-name="T123_27">o</text:span><text:span text:style-name="T123_28"><text:s/></text:span><text:span text:style-name="T123_29">entidad</text:span><text:span text:style-name="T123_30"><text:s/></text:span><text:span text:style-name="T123_31">que</text:span><text:span text:style-name="T123_32"><text:s/></text:span><text:span text:style-name="T123_33">esté</text:span><text:span text:style-name="T123_34"><text:s/></text:span><text:span text:style-name="T123_35">compuesta</text:span><text:span text:style-name="T123_36"><text:s/></text:span><text:span text:style-name="T123_37">por</text:span><text:span text:style-name="T123_38"><text:s/></text:span><text:span text:style-name="T123_39">sus</text:span><text:span text:style-name="T123_40"><text:s/></text:span><text:span text:style-name="T123_41">atributos</text:span><text:span text:style-name="T123_42"><text:s/></text:span><text:span text:style-name="T123_43">y</text:span><text:span text:style-name="T123_44"><text:s/></text:span><text:span text:style-name="T123_45">funciones</text:span><text:span text:style-name="T123_46"><text:s/></text:span><text:span text:style-name="T123_47">correspondientes</text:span><text:span text:style-name="T123_48">.</text:span></text:p>
        </text:list-item>
      </text:list>
      <text:p text:style-name="P124"><text:span text:style-name="T124_1">En</text:span><text:span text:style-name="T124_2"><text:s/></text:span><text:span text:style-name="T124_3">comparación</text:span><text:span text:style-name="T124_4"><text:s/></text:span><text:span text:style-name="T124_5">con</text:span><text:span text:style-name="T124_6"><text:s/></text:span><text:span text:style-name="T124_7">un</text:span><text:span text:style-name="T124_8"><text:s/></text:span><text:span text:style-name="T124_9">lenguaje</text:span><text:span text:style-name="T124_10"><text:s/></text:span><text:span text:style-name="T124_11">imperativo</text:span><text:span text:style-name="T124_12">,<text:s/></text:span><text:span text:style-name="T124_13">una</text:span><text:span text:style-name="T124_14"><text:s/>"</text:span><text:span text:style-name="T124_15">variable</text:span><text:span text:style-name="T124_16">"<text:s/></text:span><text:span text:style-name="T124_17">no</text:span><text:span text:style-name="T124_18"><text:s/></text:span><text:span text:style-name="T124_19">es</text:span><text:span text:style-name="T124_20"><text:s/></text:span><text:span text:style-name="T124_21">más</text:span><text:span text:style-name="T124_22"><text:s/></text:span><text:span text:style-name="T124_23">que</text:span><text:span text:style-name="T124_24"><text:s/></text:span><text:span text:style-name="T124_25">un</text:span><text:span text:style-name="T124_26"><text:s/></text:span><text:span text:style-name="T124_27">contenedor</text:span><text:span text:style-name="T124_28"><text:s/></text:span><text:span text:style-name="T124_29">interno</text:span><text:span text:style-name="T124_30"><text:s/></text:span><text:span text:style-name="T124_31">del</text:span><text:span text:style-name="T124_32"><text:s/></text:span><text:span text:style-name="T124_33">atributo</text:span><text:span text:style-name="T124_34"><text:s/></text:span><text:span text:style-name="T124_35">del</text:span><text:span text:style-name="T124_36"><text:s/></text:span><text:span text:style-name="T124_37">objeto</text:span><text:span text:style-name="T124_38"><text:s/></text:span><text:span text:style-name="T124_39">o</text:span><text:span text:style-name="T124_40"><text:s/></text:span><text:span text:style-name="T124_41">de</text:span><text:span text:style-name="T124_42"><text:s/></text:span><text:span text:style-name="T124_43">un</text:span><text:span text:style-name="T124_44"><text:s/></text:span><text:span text:style-name="T124_45">estado</text:span><text:span text:style-name="T124_46"><text:s/></text:span><text:span text:style-name="T124_47">interno</text:span><text:span text:style-name="T124_48">,<text:s/></text:span><text:span text:style-name="T124_49">así</text:span><text:span text:style-name="T124_50"><text:s/></text:span><text:span text:style-name="T124_51">como</text:span><text:span text:style-name="T124_52"><text:s/></text:span><text:span text:style-name="T124_53">la</text:span><text:span text:style-name="T124_54"><text:s/>"</text:span><text:span text:style-name="T124_55">función</text:span><text:span text:style-name="T124_56">"<text:s/></text:span><text:span text:style-name="T124_57">es</text:span><text:span text:style-name="T124_58"><text:s/></text:span><text:span text:style-name="T124_59">un</text:span><text:span text:style-name="T124_60"><text:s/></text:span><text:span text:style-name="T124_61">procedimiento</text:span><text:span text:style-name="T124_62"><text:s/></text:span><text:span text:style-name="T124_63">interno</text:span><text:span text:style-name="T124_64"><text:s/></text:span><text:span text:style-name="T124_65">del</text:span><text:span text:style-name="T124_66"><text:s/></text:span><text:span text:style-name="T124_67">método</text:span><text:span text:style-name="T124_68"><text:s/></text:span><text:span text:style-name="T124_69">del</text:span><text:span text:style-name="T124_70"><text:s/></text:span><text:span text:style-name="T124_71">objeto</text:span><text:span text:style-name="T124_72">.</text:span></text:p>
      <text:p text:style-name="P125"/>
      <text:h text:style-name="P126" text:outline-level="10"><text:bookmark-start text:name="h.s8f0cvty73cr"/><text:bookmark-end text:name="h.s8f0cvty73cr"/><text:span text:style-name="T126_1">Motor</text:span><text:span text:style-name="T126_2"><text:s/></text:span><text:span text:style-name="T126_3">de</text:span><text:span text:style-name="T126_4"><text:s/></text:span><text:span text:style-name="T126_5">renderizado</text:span></text:h>
      <text:p text:style-name="P127"><text:span text:style-name="T127_1">Un</text:span><text:span text:style-name="T127_2"><text:s/></text:span><text:span text:style-name="T127_3">motor</text:span><text:span text:style-name="T127_4"><text:s/></text:span><text:span text:style-name="T127_5">de</text:span><text:span text:style-name="T127_6"><text:s/></text:span><text:span text:style-name="T127_7">renderizado</text:span><text:span text:style-name="T127_8"><text:s/></text:span><text:span text:style-name="T127_9">es</text:span><text:span text:style-name="T127_10"><text:s/></text:span><text:span text:style-name="T127_11"><text:a xlink:type="simple" xlink:href="http://es.wikipedia.org/wiki/Software"><text:span text:style-name="T127_12">software</text:span></text:a></text:span><text:span text:style-name="T127_13"><text:s/></text:span><text:span text:style-name="T127_14">que</text:span><text:span text:style-name="T127_15"><text:s/></text:span><text:span text:style-name="T127_16">toma</text:span><text:span text:style-name="T127_17"><text:s/></text:span><text:span text:style-name="T127_18">contenido</text:span><text:span text:style-name="T127_19"><text:s/></text:span><text:span text:style-name="T127_20">marcado</text:span><text:span text:style-name="T127_21"><text:s/>(</text:span><text:span text:style-name="T127_22">como</text:span><text:span text:style-name="T127_23"><text:s/></text:span><text:span text:style-name="T127_24"><text:a xlink:type="simple" xlink:href="http://es.wikipedia.org/wiki/HTML"><text:span text:style-name="T127_25">HTML</text:span></text:a></text:span><text:span text:style-name="T127_26">,<text:s/></text:span><text:span text:style-name="T127_27"><text:a xlink:type="simple" xlink:href="http://es.wikipedia.org/wiki/XML"><text:span text:style-name="T127_28">XML</text:span></text:a></text:span><text:span text:style-name="T127_29">,<text:s/></text:span><text:span text:style-name="T127_30">archivos</text:span><text:span text:style-name="T127_31"><text:s/></text:span><text:span text:style-name="T127_32">de</text:span><text:span text:style-name="T127_33"><text:s/></text:span><text:span text:style-name="T127_34">imágenes</text:span><text:span text:style-name="T127_35">,<text:s/></text:span><text:span text:style-name="T127_36">etc</text:span><text:span text:style-name="T127_37">.)<text:s/></text:span><text:span text:style-name="T127_38">e</text:span><text:span text:style-name="T127_39"><text:s/></text:span><text:span text:style-name="T127_40">información</text:span><text:span text:style-name="T127_41"><text:s/></text:span><text:span text:style-name="T127_42">de</text:span><text:span text:style-name="T127_43"><text:s/></text:span><text:span text:style-name="T127_44">formateo</text:span><text:span text:style-name="T127_45"><text:s/>(</text:span><text:span text:style-name="T127_46">como</text:span><text:span text:style-name="T127_47"><text:s/></text:span><text:span text:style-name="T127_48"><text:a xlink:type="simple" xlink:href="http://es.wikipedia.org/wiki/CSS"><text:span text:style-name="T127_49">CSS</text:span></text:a></text:span><text:span text:style-name="T127_50">,<text:s/></text:span><text:span text:style-name="T127_51"><text:a xlink:type="simple" xlink:href="http://es.wikipedia.org/wiki/XSL"><text:span text:style-name="T127_52">XSL</text:span></text:a></text:span><text:span text:style-name="T127_53">,<text:s/></text:span><text:span text:style-name="T127_54">etc</text:span><text:span text:style-name="T127_55">.)<text:s/></text:span><text:span text:style-name="T127_56">y</text:span><text:span text:style-name="T127_57"><text:s/></text:span><text:span text:style-name="T127_58">luego</text:span><text:span text:style-name="T127_59"><text:s/></text:span><text:span text:style-name="T127_60">muestra</text:span><text:span text:style-name="T127_61"><text:s/></text:span><text:span text:style-name="T127_62">el</text:span><text:span text:style-name="T127_63"><text:s/></text:span><text:span text:style-name="T127_64">contenido</text:span><text:span text:style-name="T127_65"><text:s/></text:span><text:span text:style-name="T127_66">ya</text:span><text:span text:style-name="T127_67"><text:s/></text:span><text:span text:style-name="T127_68">formateado</text:span><text:span text:style-name="T127_69"><text:s/></text:span><text:span text:style-name="T127_70">en</text:span><text:span text:style-name="T127_71"><text:s/></text:span><text:span text:style-name="T127_72">la</text:span><text:span text:style-name="T127_73"><text:s/></text:span><text:span text:style-name="T127_74">pantalla</text:span><text:span text:style-name="T127_75"><text:s/></text:span><text:span text:style-name="T127_76">de</text:span><text:span text:style-name="T127_77"><text:s/></text:span><text:span text:style-name="T127_78">aplicaciones</text:span><text:span text:style-name="T127_79">.</text:span></text:p>
      <text:p text:style-name="P128"><text:span text:style-name="T128_1">Alcanzó</text:span><text:span text:style-name="T128_2"><text:s/></text:span><text:span text:style-name="T128_3">un</text:span><text:span text:style-name="T128_4"><text:s/></text:span><text:span text:style-name="T128_5">uso</text:span><text:span text:style-name="T128_6"><text:s/></text:span><text:span text:style-name="T128_7">popular</text:span><text:span text:style-name="T128_8"><text:s/></text:span><text:span text:style-name="T128_9">cuando</text:span><text:span text:style-name="T128_10"><text:s/></text:span><text:span text:style-name="T128_11">el</text:span><text:span text:style-name="T128_12"><text:s/></text:span><text:span text:style-name="T128_13">proyecto</text:span><text:span text:style-name="T128_14"><text:s/></text:span><text:span text:style-name="T128_15"><text:a xlink:type="simple" xlink:href="http://es.wikipedia.org/wiki/Fundaci%C3%B3n_Mozilla"><text:span text:style-name="T128_16">Mozilla</text:span></text:a></text:span><text:span text:style-name="T128_17"><text:s/></text:span><text:span text:style-name="T128_18">diseñó</text:span><text:span text:style-name="T128_19"><text:s/></text:span><text:span text:style-name="T128_20">el</text:span><text:span text:style-name="T128_21"><text:s/></text:span><text:span text:style-name="T128_22">motor</text:span><text:span text:style-name="T128_23"><text:s/></text:span><text:span text:style-name="T128_24">de</text:span><text:span text:style-name="T128_25"><text:s/></text:span><text:span text:style-name="T128_26">su</text:span><text:span text:style-name="T128_27"><text:s/></text:span><text:span text:style-name="T128_28">navegador</text:span><text:span text:style-name="T128_29"><text:s/>(</text:span><text:span text:style-name="T128_30"><text:a xlink:type="simple" xlink:href="http://es.wikipedia.org/wiki/Gecko_(motor_de_renderizado)"><text:span text:style-name="T128_31">Gecko</text:span></text:a></text:span><text:span text:style-name="T128_32">)<text:s/></text:span><text:span text:style-name="T128_33">como</text:span><text:span text:style-name="T128_34"><text:s/></text:span><text:span text:style-name="T128_35">un</text:span><text:span text:style-name="T128_36"><text:s/></text:span><text:span text:style-name="T128_37">componente</text:span><text:span text:style-name="T128_38"><text:s/></text:span><text:span text:style-name="T128_39">aparte</text:span><text:span text:style-name="T128_40"><text:s/></text:span><text:span text:style-name="T128_41">del</text:span><text:span text:style-name="T128_42"><text:s/></text:span><text:span text:style-name="T128_43">propio</text:span><text:span text:style-name="T128_44"><text:s/></text:span><text:span text:style-name="T128_45">navegador</text:span><text:span text:style-name="T128_46">,<text:s/></text:span><text:span text:style-name="T128_47">el</text:span><text:span text:style-name="T128_48"><text:s/></text:span><text:span text:style-name="T128_49">motor</text:span><text:span text:style-name="T128_50"><text:s/></text:span><text:span text:style-name="T128_51">de</text:span><text:span text:style-name="T128_52"><text:s/></text:span><text:span text:style-name="T128_53">Mozilla</text:span><text:span text:style-name="T128_54"><text:s/></text:span><text:span text:style-name="T128_55">era</text:span><text:span text:style-name="T128_56"><text:s/></text:span><text:span text:style-name="T128_57">reutilizable</text:span><text:span text:style-name="T128_58"><text:s/></text:span><text:span text:style-name="T128_59">por</text:span><text:span text:style-name="T128_60"><text:s/></text:span><text:span text:style-name="T128_61">otros</text:span><text:span text:style-name="T128_62"><text:s/></text:span><text:span text:style-name="T128_63">navegadores</text:span><text:span text:style-name="T128_64"><text:s/></text:span><text:span text:style-name="T128_65">diferentes</text:span><text:span text:style-name="T128_66">,<text:s/></text:span><text:span text:style-name="T128_67">y</text:span><text:span text:style-name="T128_68"><text:s/></text:span><text:span text:style-name="T128_69">mucha</text:span><text:span text:style-name="T128_70"><text:s/></text:span><text:span text:style-name="T128_71">gente</text:span><text:span text:style-name="T128_72"><text:s/></text:span><text:span text:style-name="T128_73">se</text:span><text:span text:style-name="T128_74"><text:s/></text:span><text:span text:style-name="T128_75">empezó</text:span><text:span text:style-name="T128_76"><text:s/></text:span><text:span text:style-name="T128_77">a</text:span><text:span text:style-name="T128_78"><text:s/></text:span><text:span text:style-name="T128_79">referir</text:span><text:span text:style-name="T128_80"><text:s/></text:span><text:span text:style-name="T128_81">a</text:span><text:span text:style-name="T128_82"><text:s/></text:span><text:span text:style-name="T128_83">Gecko</text:span><text:span text:style-name="T128_84"><text:s/></text:span><text:span text:style-name="T128_85">como</text:span><text:span text:style-name="T128_86"><text:s/></text:span><text:span text:style-name="T128_87">un</text:span><text:span text:style-name="T128_88"><text:s/>"</text:span><text:span text:style-name="T128_89">motor</text:span><text:span text:style-name="T128_90"><text:s/></text:span><text:span text:style-name="T128_91">de</text:span><text:span text:style-name="T128_92"><text:s/></text:span><text:span text:style-name="T128_93">renderizado</text:span><text:span text:style-name="T128_94">"<text:s/></text:span><text:span text:style-name="T128_95">en</text:span><text:span text:style-name="T128_96"><text:s/></text:span><text:span text:style-name="T128_97">sí</text:span><text:span text:style-name="T128_98">,<text:s/></text:span><text:span text:style-name="T128_99">en</text:span><text:span text:style-name="T128_100"><text:s/></text:span><text:span text:style-name="T128_101">lugar</text:span><text:span text:style-name="T128_102"><text:s/></text:span><text:span text:style-name="T128_103">de</text:span><text:span text:style-name="T128_104"><text:s/></text:span><text:span text:style-name="T128_105">como</text:span><text:span text:style-name="T128_106"><text:s/></text:span><text:span text:style-name="T128_107">una</text:span><text:span text:style-name="T128_108"><text:s/></text:span><text:span text:style-name="T128_109">parte</text:span><text:span text:style-name="T128_110"><text:s/></text:span><text:span text:style-name="T128_111">del</text:span><text:span text:style-name="T128_112"><text:s/></text:span><text:span text:style-name="T128_113">navegador</text:span><text:span text:style-name="T128_114">.</text:span></text:p>
      <text:p text:style-name="P129"><text:span text:style-name="T129_1">Algunos</text:span><text:span text:style-name="T129_2"><text:s/></text:span><text:span text:style-name="T129_3">de</text:span><text:span text:style-name="T129_4"><text:s/></text:span><text:span text:style-name="T129_5">los</text:span><text:span text:style-name="T129_6"><text:s/></text:span><text:span text:style-name="T129_7">motores</text:span><text:span text:style-name="T129_8"><text:s/></text:span><text:span text:style-name="T129_9">de</text:span><text:span text:style-name="T129_10"><text:s/></text:span><text:span text:style-name="T129_11">renderizado</text:span><text:span text:style-name="T129_12"><text:s/></text:span><text:span text:style-name="T129_13">más</text:span><text:span text:style-name="T129_14"><text:s/></text:span><text:span text:style-name="T129_15">notables</text:span><text:span text:style-name="T129_16"><text:s/></text:span><text:span text:style-name="T129_17">son</text:span><text:span text:style-name="T129_18">:</text:span></text:p>
      <text:list text:style-name="LS7" xml:id="list22">
        <text:list-item>
          <text:p text:style-name="P130"><text:span text:style-name="T130_1"><text:a xlink:type="simple" xlink:href="http://es.wikipedia.org/wiki/Gecko_(motor_de_navegaci%C3%B3n)"><text:span text:style-name="T130_2">Gecko</text:span></text:a></text:span><text:span text:style-name="T130_3">,<text:s/></text:span><text:span text:style-name="T130_4">utilizado</text:span><text:span text:style-name="T130_5"><text:s/></text:span><text:span text:style-name="T130_6">en</text:span><text:span text:style-name="T130_7"><text:s/></text:span><text:span text:style-name="T130_8"><text:a xlink:type="simple" xlink:href="http://es.wikipedia.org/wiki/Mozilla_Application_Suite"><text:span text:style-name="T130_9">Mozilla</text:span></text:a></text:span><text:span text:style-name="T130_10"><text:a xlink:type="simple" xlink:href="http://es.wikipedia.org/wiki/Mozilla_Application_Suite"><text:span text:style-name="T130_11"><text:s/></text:span></text:a></text:span><text:span text:style-name="T130_12"><text:a xlink:type="simple" xlink:href="http://es.wikipedia.org/wiki/Mozilla_Application_Suite"><text:span text:style-name="T130_13">Suite</text:span></text:a></text:span><text:span text:style-name="T130_14">,<text:s/></text:span><text:span text:style-name="T130_15">y</text:span><text:span text:style-name="T130_16"><text:s/></text:span><text:span text:style-name="T130_17">otros</text:span><text:span text:style-name="T130_18"><text:s/></text:span><text:span text:style-name="T130_19">navegadores</text:span><text:span text:style-name="T130_20"><text:s/></text:span><text:span text:style-name="T130_21">como</text:span><text:span text:style-name="T130_22"><text:s/></text:span><text:span text:style-name="T130_23"><text:a xlink:type="simple" xlink:href="http://es.wikipedia.org/wiki/Galeon"><text:span text:style-name="T130_24">Galeon</text:span></text:a></text:span><text:span text:style-name="T130_25">.</text:span></text:p>
        </text:list-item>
        <text:list-item>
          <text:p text:style-name="P131"><text:span text:style-name="T131_1"><text:a xlink:type="simple" xlink:href="http://es.wikipedia.org/wiki/Trident_(motor_de_navegaci%C3%B3n)"><text:span text:style-name="T131_2">Trident</text:span></text:a></text:span><text:span text:style-name="T131_3">,</text:span><text:span text:style-name="T131_4"><text:s/></text:span><text:span text:style-name="T131_5">el</text:span><text:span text:style-name="T131_6"><text:s/></text:span><text:span text:style-name="T131_7">motor</text:span><text:span text:style-name="T131_8"><text:s/></text:span><text:span text:style-name="T131_9">de</text:span><text:span text:style-name="T131_10"><text:s/></text:span><text:span text:style-name="T131_11"><text:a xlink:type="simple" xlink:href="http://es.wikipedia.org/wiki/Internet_Explorer"><text:span text:style-name="T131_12">Internet</text:span></text:a></text:span><text:span text:style-name="T131_13"><text:a xlink:type="simple" xlink:href="http://es.wikipedia.org/wiki/Internet_Explorer"><text:span text:style-name="T131_14"><text:s/></text:span></text:a></text:span><text:span text:style-name="T131_15"><text:a xlink:type="simple" xlink:href="http://es.wikipedia.org/wiki/Internet_Explorer"><text:span text:style-name="T131_16">Explorer</text:span></text:a></text:span><text:span text:style-name="T131_17"><text:s/></text:span><text:span text:style-name="T131_18">para</text:span><text:span text:style-name="T131_19"><text:s/></text:span><text:span text:style-name="T131_20"><text:a xlink:type="simple" xlink:href="http://es.wikipedia.org/wiki/Microsoft_Windows"><text:span text:style-name="T131_21">Windows</text:span></text:a></text:span><text:span text:style-name="T131_22">.</text:span></text:p>
        </text:list-item>
        <text:list-item>
          <text:p text:style-name="P132"><text:span text:style-name="T132_1"><text:a xlink:type="simple" xlink:href="http://es.wikipedia.org/wiki/KHTML"><text:span text:style-name="T132_2">KHTML</text:span></text:a></text:span><text:span text:style-name="T132_3">/</text:span><text:span text:style-name="T132_4"><text:a xlink:type="simple" xlink:href="http://es.wikipedia.org/wiki/WebCore"><text:span text:style-name="T132_5">WebCore</text:span></text:a></text:span><text:span text:style-name="T132_6">,<text:s/></text:span><text:span text:style-name="T132_7">el</text:span><text:span text:style-name="T132_8"><text:s/></text:span><text:span text:style-name="T132_9">motor</text:span><text:span text:style-name="T132_10"><text:s/></text:span><text:span text:style-name="T132_11">de</text:span><text:span text:style-name="T132_12"><text:s/></text:span><text:span text:style-name="T132_13"><text:a xlink:type="simple" xlink:href="http://es.wikipedia.org/wiki/Konqueror"><text:span text:style-name="T132_14">Konqueror</text:span></text:a></text:span><text:span text:style-name="T132_15">.<text:s/></text:span><text:span text:style-name="T132_16">Antecesor</text:span><text:span text:style-name="T132_17"><text:s/></text:span><text:span text:style-name="T132_18">del</text:span><text:span text:style-name="T132_19"><text:s/></text:span><text:span text:style-name="T132_20"><text:a xlink:type="simple" xlink:href="http://es.wikipedia.org/wiki/WebKit"><text:span text:style-name="T132_21">WebKit</text:span></text:a></text:span><text:span text:style-name="T132_22">.</text:span></text:p>
        </text:list-item>
        <text:list-item>
          <text:p text:style-name="P133"><text:span text:style-name="T133_1"><text:a xlink:type="simple" xlink:href="http://es.wikipedia.org/wiki/Presto_(motor_de_renderizado)"><text:span text:style-name="T133_2">Presto</text:span></text:a></text:span><text:span text:style-name="T133_3">,<text:s/></text:span><text:span text:style-name="T133_4">el</text:span><text:span text:style-name="T133_5"><text:s/></text:span><text:span text:style-name="T133_6">antiguo</text:span><text:span text:style-name="T133_7"><text:s/></text:span><text:span text:style-name="T133_8">motor</text:span><text:span text:style-name="T133_9"><text:s/></text:span><text:span text:style-name="T133_10">de</text:span><text:span text:style-name="T133_11"><text:s/></text:span><text:span text:style-name="T133_12"><text:a xlink:type="simple" xlink:href="http://es.wikipedia.org/wiki/Opera_(navegador)"><text:span text:style-name="T133_13">Opera</text:span></text:a></text:span><text:span text:style-name="T133_14">.</text:span></text:p>
        </text:list-item>
        <text:list-item>
          <text:p text:style-name="P134"><text:span text:style-name="T134_1"><text:a xlink:type="simple" xlink:href="http://es.wikipedia.org/wiki/Tasman"><text:span text:style-name="T134_2">Tasman</text:span></text:a></text:span><text:span text:style-name="T134_3">,<text:s/></text:span><text:span text:style-name="T134_4">el</text:span><text:span text:style-name="T134_5"><text:s/></text:span><text:span text:style-name="T134_6">motor</text:span><text:span text:style-name="T134_7"><text:s/></text:span><text:span text:style-name="T134_8">de</text:span><text:span text:style-name="T134_9"><text:s/></text:span><text:span text:style-name="T134_10"><text:a xlink:type="simple" xlink:href="http://es.wikipedia.org/wiki/Internet_Explorer_para_Mac"><text:span text:style-name="T134_11">Internet</text:span></text:a></text:span><text:span text:style-name="T134_12"><text:a xlink:type="simple" xlink:href="http://es.wikipedia.org/wiki/Internet_Explorer_para_Mac"><text:span text:style-name="T134_13"><text:s/></text:span></text:a></text:span><text:span text:style-name="T134_14"><text:a xlink:type="simple" xlink:href="http://es.wikipedia.org/wiki/Internet_Explorer_para_Mac"><text:span text:style-name="T134_15">Explorer</text:span></text:a></text:span><text:span text:style-name="T134_16"><text:a xlink:type="simple" xlink:href="http://es.wikipedia.org/wiki/Internet_Explorer_para_Mac"><text:span text:style-name="T134_17"><text:s/></text:span></text:a></text:span><text:span text:style-name="T134_18"><text:a xlink:type="simple" xlink:href="http://es.wikipedia.org/wiki/Internet_Explorer_para_Mac"><text:span text:style-name="T134_19">para</text:span></text:a></text:span><text:span text:style-name="T134_20"><text:a xlink:type="simple" xlink:href="http://es.wikipedia.org/wiki/Internet_Explorer_para_Mac"><text:span text:style-name="T134_21"><text:s/></text:span></text:a></text:span><text:span text:style-name="T134_22"><text:a xlink:type="simple" xlink:href="http://es.wikipedia.org/wiki/Internet_Explorer_para_Mac"><text:span text:style-name="T134_23">Mac</text:span></text:a></text:span><text:span text:style-name="T134_24">.</text:span></text:p>
        </text:list-item>
        <text:list-item>
          <text:p text:style-name="P135"><text:span text:style-name="T135_1"><text:a xlink:type="simple" xlink:href="http://es.wikipedia.org/wiki/Gzilla"><text:span text:style-name="T135_2">gzilla</text:span></text:a></text:span><text:span text:style-name="T135_3">,<text:s/></text:span><text:span text:style-name="T135_4">el</text:span><text:span text:style-name="T135_5"><text:s/></text:span><text:span text:style-name="T135_6">motor</text:span><text:span text:style-name="T135_7"><text:s/></text:span><text:span text:style-name="T135_8">de</text:span><text:span text:style-name="T135_9"><text:s/></text:span><text:span text:style-name="T135_10"><text:a xlink:type="simple" xlink:href="http://es.wikipedia.org/wiki/Dillo"><text:span text:style-name="T135_11">Dillo</text:span></text:a></text:span><text:span text:style-name="T135_12">.</text:span></text:p>
        </text:list-item>
        <text:list-item>
          <text:p text:style-name="P136"><text:span text:style-name="T136_1"><text:a xlink:type="simple" xlink:href="http://es.wikipedia.org/w/index.php?title=GtkHTML&amp;action=edit&amp;redlink=1"><text:span text:style-name="T136_2">GtkHTML</text:span></text:a></text:span><text:span text:style-name="T136_3">,<text:s/></text:span><text:span text:style-name="T136_4">el</text:span><text:span text:style-name="T136_5"><text:s/></text:span><text:span text:style-name="T136_6">motor</text:span><text:span text:style-name="T136_7"><text:s/></text:span><text:span text:style-name="T136_8">de</text:span><text:span text:style-name="T136_9"><text:s/></text:span><text:span text:style-name="T136_10"><text:a xlink:type="simple" xlink:href="http://es.wikipedia.org/wiki/Links"><text:span text:style-name="T136_11">Links</text:span></text:a></text:span><text:span text:style-name="T136_12">.</text:span></text:p>
        </text:list-item>
        <text:list-item>
          <text:p text:style-name="P137"><text:span text:style-name="T137_1"><text:a xlink:type="simple" xlink:href="http://es.wikipedia.org/wiki/WebKit"><text:span text:style-name="T137_2">WebKit</text:span></text:a></text:span><text:span text:style-name="T137_3">,</text:span><text:span text:style-name="T137_4"><text:s/></text:span><text:span text:style-name="T137_5">el</text:span><text:span text:style-name="T137_6"><text:s/></text:span><text:span text:style-name="T137_7">motor</text:span><text:span text:style-name="T137_8"><text:s/></text:span><text:span text:style-name="T137_9">de</text:span><text:span text:style-name="T137_10"><text:s/></text:span><text:span text:style-name="T137_11"><text:a xlink:type="simple" xlink:href="http://es.wikipedia.org/wiki/Epiphany"><text:span text:style-name="T137_12">Epiphany</text:span></text:a></text:span><text:span text:style-name="T137_13">,<text:s/></text:span><text:span text:style-name="T137_14"><text:a xlink:type="simple" xlink:href="http://es.wikipedia.org/wiki/Safari"><text:span text:style-name="T137_15">Safari</text:span></text:a></text:span><text:span text:style-name="T137_16">.</text:span></text:p>
        </text:list-item>
        <text:list-item>
          <text:p text:style-name="P138"><text:span text:style-name="T138_1"><text:a xlink:type="simple" xlink:href="http://es.wikipedia.org/wiki/Blink"><text:span text:style-name="T138_2">Blink</text:span></text:a></text:span><text:span text:style-name="T138_3">,<text:s/></text:span><text:span text:style-name="T138_4">el</text:span><text:span text:style-name="T138_5"><text:s/></text:span><text:span text:style-name="T138_6">nuevo</text:span><text:span text:style-name="T138_7"><text:s/></text:span><text:span text:style-name="T138_8">motor</text:span><text:span text:style-name="T138_9"><text:s/></text:span><text:span text:style-name="T138_10">de</text:span><text:span text:style-name="T138_11"><text:s/></text:span><text:span text:style-name="T138_12"><text:a xlink:type="simple" xlink:href="http://es.wikipedia.org/wiki/Google_Chrome"><text:span text:style-name="T138_13">Google</text:span></text:a></text:span><text:span text:style-name="T138_14"><text:a xlink:type="simple" xlink:href="http://es.wikipedia.org/wiki/Google_Chrome"><text:span text:style-name="T138_15"><text:s/></text:span></text:a></text:span><text:span text:style-name="T138_16"><text:a xlink:type="simple" xlink:href="http://es.wikipedia.org/wiki/Google_Chrome"><text:span text:style-name="T138_17">Chrome</text:span></text:a></text:span><text:span text:style-name="T138_18"><text:s/></text:span><text:span text:style-name="T138_19">y</text:span><text:span text:style-name="T138_20"><text:s/></text:span><text:span text:style-name="T138_21"><text:a xlink:type="simple" xlink:href="http://es.wikipedia.org/wiki/Opera_(navegador)"><text:span text:style-name="T138_22">Opera</text:span></text:a></text:span><text:span text:style-name="T138_23"><text:s/>(</text:span><text:span text:style-name="T138_24">se</text:span><text:span text:style-name="T138_25"><text:s/></text:span><text:span text:style-name="T138_26">trata</text:span><text:span text:style-name="T138_27"><text:s/></text:span><text:span text:style-name="T138_28">de</text:span><text:span text:style-name="T138_29"><text:s/></text:span><text:span text:style-name="T138_30">un</text:span><text:span text:style-name="T138_31"><text:s/></text:span><text:span text:style-name="T138_32"><text:a xlink:type="simple" xlink:href="http://es.wikipedia.org/wiki/Fork"><text:span text:style-name="T138_33">fork</text:span></text:a></text:span><text:span text:style-name="T138_34"><text:s/></text:span><text:span text:style-name="T138_35">de</text:span><text:span text:style-name="T138_36"><text:s/></text:span><text:span text:style-name="T138_37">WebKit</text:span><text:span text:style-name="T138_38">).</text:span></text:p>
        </text:list-item>
        <text:list-item>
          <text:p text:style-name="P139"><text:span text:style-name="T139_1"><text:a xlink:type="simple" xlink:href="http://es.wikipedia.org/wiki/Servo_(motor_de_renderizado)"><text:span text:style-name="T139_2">Servo</text:span></text:a></text:span><text:span text:style-name="T139_3">,<text:s/></text:span><text:span text:style-name="T139_4">nuevo</text:span><text:span text:style-name="T139_5"><text:s/></text:span><text:span text:style-name="T139_6">motor</text:span><text:span text:style-name="T139_7"><text:s/></text:span><text:span text:style-name="T139_8">en</text:span><text:span text:style-name="T139_9"><text:s/></text:span><text:span text:style-name="T139_10">desarrollo</text:span><text:span text:style-name="T139_11"><text:s/></text:span><text:span text:style-name="T139_12">por</text:span><text:span text:style-name="T139_13"><text:s/></text:span><text:span text:style-name="T139_14">parte</text:span><text:span text:style-name="T139_15"><text:s/></text:span><text:span text:style-name="T139_16">de</text:span><text:span text:style-name="T139_17"><text:s/></text:span><text:span text:style-name="T139_18">Mozilla</text:span><text:span text:style-name="T139_19"><text:s/>(</text:span><text:span text:style-name="T139_20">con</text:span><text:span text:style-name="T139_21"><text:s/></text:span><text:span text:style-name="T139_22">el</text:span><text:span text:style-name="T139_23"><text:s/></text:span><text:span text:style-name="T139_24">apoyo</text:span><text:span text:style-name="T139_25"><text:s/></text:span><text:span text:style-name="T139_26">de</text:span><text:span text:style-name="T139_27"><text:s/></text:span><text:span text:style-name="T139_28">Samsung</text:span><text:span text:style-name="T139_29">),<text:s/></text:span><text:span text:style-name="T139_30">está</text:span><text:span text:style-name="T139_31"><text:s/></text:span><text:span text:style-name="T139_32">siendo</text:span><text:span text:style-name="T139_33"><text:s/></text:span><text:span text:style-name="T139_34">optimizado</text:span><text:span text:style-name="T139_35"><text:s/></text:span><text:span text:style-name="T139_36">para</text:span><text:span text:style-name="T139_37"><text:s/></text:span><text:span text:style-name="T139_38">la</text:span><text:span text:style-name="T139_39"><text:s/></text:span><text:span text:style-name="T139_40">arquitectura</text:span><text:span text:style-name="T139_41"><text:s/></text:span><text:span text:style-name="T139_42">ARM</text:span><text:span text:style-name="T139_43"><text:s/></text:span><text:span text:style-name="T139_44">y</text:span><text:span text:style-name="T139_45"><text:s/></text:span><text:span text:style-name="T139_46">la</text:span><text:span text:style-name="T139_47"><text:s/></text:span><text:span text:style-name="T139_48">plataforma</text:span><text:span text:style-name="T139_49"><text:s/></text:span><text:span text:style-name="T139_50">Android</text:span><text:span text:style-name="T139_51">.</text:span></text:p>
        </text:list-item>
      </text:list>
      <text:p text:style-name="P140"/>
      <text:p text:style-name="P141"><text:span text:style-name="T141_1">El</text:span><text:span text:style-name="T141_2"><text:s/></text:span><text:span text:style-name="T141_3">motor</text:span><text:span text:style-name="T141_4"><text:s/></text:span><text:span text:style-name="T141_5">hace</text:span><text:span text:style-name="T141_6"><text:s/></text:span><text:span text:style-name="T141_7">la</text:span><text:span text:style-name="T141_8"><text:s/></text:span><text:span text:style-name="T141_9">mayoría</text:span><text:span text:style-name="T141_10"><text:s/></text:span><text:span text:style-name="T141_11">del</text:span><text:span text:style-name="T141_12"><text:s/></text:span><text:span text:style-name="T141_13">trabajo</text:span><text:span text:style-name="T141_14">.<text:s/></text:span><text:span text:style-name="T141_15">En</text:span><text:span text:style-name="T141_16"><text:s/></text:span><text:span text:style-name="T141_17">esencia</text:span><text:span text:style-name="T141_18">,<text:s/></text:span><text:span text:style-name="T141_19">toma</text:span><text:span text:style-name="T141_20"><text:s/></text:span><text:span text:style-name="T141_21">una</text:span><text:span text:style-name="T141_22"><text:s/></text:span><text:span text:style-name="T141_23">URL</text:span><text:span text:style-name="T141_24"><text:s/></text:span><text:span text:style-name="T141_25">y</text:span><text:span text:style-name="T141_26"><text:s/></text:span><text:span text:style-name="T141_27">un</text:span><text:span text:style-name="T141_28"><text:s/></text:span><text:span text:style-name="T141_29">conjunto</text:span><text:span text:style-name="T141_30"><text:s/></text:span><text:span text:style-name="T141_31">de</text:span><text:span text:style-name="T141_32"><text:s/></text:span><text:span text:style-name="T141_33">ventana</text:span><text:span text:style-name="T141_34"><text:s/></text:span><text:span text:style-name="T141_35">de</text:span><text:span text:style-name="T141_36"><text:s/></text:span><text:span text:style-name="T141_37">contenido</text:span><text:span text:style-name="T141_38"><text:s/></text:span><text:span text:style-name="T141_39">del</text:span><text:span text:style-name="T141_40"><text:s/></text:span><text:span text:style-name="T141_41">área</text:span><text:span text:style-name="T141_42"><text:s/></text:span><text:span text:style-name="T141_43">de</text:span><text:span text:style-name="T141_44"><text:s/></text:span><text:span text:style-name="T141_45">rectángulo</text:span><text:span text:style-name="T141_46"><text:s/></text:span><text:span text:style-name="T141_47">coordina</text:span><text:span text:style-name="T141_48"><text:s/></text:span><text:span text:style-name="T141_49">como</text:span><text:span text:style-name="T141_50"><text:s/></text:span><text:span text:style-name="T141_51">argumentos</text:span><text:span text:style-name="T141_52">.<text:s/></text:span><text:span text:style-name="T141_53">A</text:span><text:span text:style-name="T141_54"><text:s/></text:span><text:span text:style-name="T141_55">continuación</text:span><text:span text:style-name="T141_56">,<text:s/></text:span><text:span text:style-name="T141_57">recuperar</text:span><text:span text:style-name="T141_58"><text:s/></text:span><text:span text:style-name="T141_59">el</text:span><text:span text:style-name="T141_60"><text:s/></text:span><text:span text:style-name="T141_61">documento</text:span><text:span text:style-name="T141_62"><text:s/></text:span><text:span text:style-name="T141_63">correspondiente</text:span><text:span text:style-name="T141_64"><text:s/></text:span><text:span text:style-name="T141_65">a</text:span><text:span text:style-name="T141_66"><text:s/></text:span><text:span text:style-name="T141_67">la</text:span><text:span text:style-name="T141_68"><text:s/></text:span><text:span text:style-name="T141_69">URL</text:span><text:span text:style-name="T141_70"><text:s/></text:span><text:span text:style-name="T141_71">y</text:span><text:span text:style-name="T141_72"><text:s/></text:span><text:span text:style-name="T141_73">pinta</text:span><text:span text:style-name="T141_74"><text:s/></text:span><text:span text:style-name="T141_75">una</text:span><text:span text:style-name="T141_76"><text:s/></text:span><text:span text:style-name="T141_77">representación</text:span><text:span text:style-name="T141_78"><text:s/></text:span><text:span text:style-name="T141_79">gráfica</text:span><text:span text:style-name="T141_80"><text:s/></text:span><text:span text:style-name="T141_81">de</text:span><text:span text:style-name="T141_82"><text:s/></text:span><text:span text:style-name="T141_83">ello</text:span><text:span text:style-name="T141_84"><text:s/></text:span><text:span text:style-name="T141_85">en</text:span><text:span text:style-name="T141_86"><text:s/></text:span><text:span text:style-name="T141_87">el</text:span><text:span text:style-name="T141_88"><text:s/></text:span><text:span text:style-name="T141_89">rectángulo</text:span><text:span text:style-name="T141_90"><text:s/></text:span><text:span text:style-name="T141_91">dado</text:span><text:span text:style-name="T141_92">.<text:s/></text:span><text:span text:style-name="T141_93">También</text:span><text:span text:style-name="T141_94"><text:s/></text:span><text:span text:style-name="T141_95">maneja</text:span><text:span text:style-name="T141_96"><text:s/></text:span><text:span text:style-name="T141_97">enlaces</text:span><text:span text:style-name="T141_98">,<text:s/></text:span><text:span text:style-name="T141_99">formularios</text:span><text:span text:style-name="T141_100">,<text:s/></text:span><text:span text:style-name="T141_101">cookies</text:span><text:span text:style-name="T141_102">,<text:s/></text:span><text:span text:style-name="T141_103">scripting</text:span><text:span text:style-name="T141_104"><text:s/></text:span><text:span text:style-name="T141_105">del</text:span><text:span text:style-name="T141_106"><text:s/></text:span><text:span text:style-name="T141_107">lado</text:span><text:span text:style-name="T141_108"><text:s/></text:span><text:span text:style-name="T141_109">del</text:span><text:span text:style-name="T141_110"><text:s/></text:span><text:span text:style-name="T141_111">cliente</text:span><text:span text:style-name="T141_112">,<text:s/></text:span><text:span text:style-name="T141_113">plug</text:span><text:span text:style-name="T141_114">-</text:span><text:span text:style-name="T141_115">in</text:span><text:span text:style-name="T141_116"><text:s/></text:span><text:span text:style-name="T141_117">de</text:span><text:span text:style-name="T141_118"><text:s/></text:span><text:span text:style-name="T141_119">carga</text:span><text:span text:style-name="T141_120">,<text:s/></text:span><text:span text:style-name="T141_121">y</text:span><text:span text:style-name="T141_122"><text:s/></text:span><text:span text:style-name="T141_123">otros</text:span><text:span text:style-name="T141_124"><text:s/></text:span><text:span text:style-name="T141_125">asuntos</text:span><text:span text:style-name="T141_126">.</text:span></text:p>
      <text:p text:style-name="P142"/>
      <text:p text:style-name="P143"><text:span text:style-name="T143_1">La</text:span><text:span text:style-name="T143_2"><text:s/></text:span><text:span text:style-name="T143_3">aplicación</text:span><text:span text:style-name="T143_4"><text:s/></text:span><text:span text:style-name="T143_5">host</text:span><text:span text:style-name="T143_6"><text:s/></text:span><text:span text:style-name="T143_7">proporciona</text:span><text:span text:style-name="T143_8"><text:s/></text:span><text:span text:style-name="T143_9">la</text:span><text:span text:style-name="T143_10"><text:s/></text:span><text:span text:style-name="T143_11">barra</text:span><text:span text:style-name="T143_12"><text:s/></text:span><text:span text:style-name="T143_13">de</text:span><text:span text:style-name="T143_14"><text:s/></text:span><text:span text:style-name="T143_15">menú</text:span><text:span text:style-name="T143_16">,<text:s/></text:span><text:span text:style-name="T143_17">barra</text:span><text:span text:style-name="T143_18"><text:s/></text:span><text:span text:style-name="T143_19">de</text:span><text:span text:style-name="T143_20"><text:s/></text:span><text:span text:style-name="T143_21">direcciones</text:span><text:span text:style-name="T143_22">,<text:s/></text:span><text:span text:style-name="T143_23">barra</text:span><text:span text:style-name="T143_24"><text:s/></text:span><text:span text:style-name="T143_25">de</text:span><text:span text:style-name="T143_26"><text:s/></text:span><text:span text:style-name="T143_27">estado</text:span><text:span text:style-name="T143_28">,<text:s/></text:span><text:span text:style-name="T143_29">administrador</text:span><text:span text:style-name="T143_30"><text:s/></text:span><text:span text:style-name="T143_31">de</text:span><text:span text:style-name="T143_32"><text:s/></text:span><text:span text:style-name="T143_33">marcadores</text:span><text:span text:style-name="T143_34">,<text:s/></text:span><text:span text:style-name="T143_35">historial</text:span><text:span text:style-name="T143_36"><text:s/></text:span><text:span text:style-name="T143_37">y</text:span><text:span text:style-name="T143_38"><text:s/></text:span><text:span text:style-name="T143_39">preferencias</text:span><text:span text:style-name="T143_40"><text:s/></text:span><text:span text:style-name="T143_41">funcionalidad</text:span><text:span text:style-name="T143_42"><text:s/>(</text:span><text:span text:style-name="T143_43">entre</text:span><text:span text:style-name="T143_44"><text:s/></text:span><text:span text:style-name="T143_45">otras</text:span><text:span text:style-name="T143_46"><text:s/></text:span><text:span text:style-name="T143_47">cosas</text:span><text:span text:style-name="T143_48">).<text:s/></text:span><text:span text:style-name="T143_49">Se</text:span><text:span text:style-name="T143_50"><text:s/></text:span><text:span text:style-name="T143_51">incrusta</text:span><text:span text:style-name="T143_52"><text:s/></text:span><text:span text:style-name="T143_53">el</text:span><text:span text:style-name="T143_54"><text:s/></text:span><text:span text:style-name="T143_55">motor</text:span><text:span text:style-name="T143_56"><text:s/></text:span><text:span text:style-name="T143_57">y</text:span><text:span text:style-name="T143_58"><text:s/></text:span><text:span text:style-name="T143_59">sirve</text:span><text:span text:style-name="T143_60"><text:s/></text:span><text:span text:style-name="T143_61">como</text:span><text:span text:style-name="T143_62"><text:s/></text:span><text:span text:style-name="T143_63">una</text:span><text:span text:style-name="T143_64"><text:s/></text:span><text:span text:style-name="T143_65">interfaz</text:span><text:span text:style-name="T143_66"><text:s/></text:span><text:span text:style-name="T143_67">entre</text:span><text:span text:style-name="T143_68"><text:s/></text:span><text:span text:style-name="T143_69">el</text:span><text:span text:style-name="T143_70"><text:s/></text:span><text:span text:style-name="T143_71">usuario</text:span><text:span text:style-name="T143_72">,<text:s/></text:span><text:span text:style-name="T143_73">el</text:span><text:span text:style-name="T143_74"><text:s/></text:span><text:span text:style-name="T143_75">motor</text:span><text:span text:style-name="T143_76">,<text:s/></text:span><text:span text:style-name="T143_77">y</text:span><text:span text:style-name="T143_78"><text:s/></text:span><text:span text:style-name="T143_79">el</text:span><text:span text:style-name="T143_80"><text:s/></text:span><text:span text:style-name="T143_81">sistema</text:span><text:span text:style-name="T143_82"><text:s/></text:span><text:span text:style-name="T143_83">operativo</text:span><text:span text:style-name="T143_84"><text:s/></text:span><text:span text:style-name="T143_85">subyacente</text:span><text:span text:style-name="T143_86">.</text:span></text:p>
      <text:p text:style-name="P144"/>
      <text:p text:style-name="P145"/>
      <text:p text:style-name="P146"><text:span text:style-name="T146_1">V</text:span><text:span text:style-name="T146_2">8<text:s/>(</text:span><text:span text:style-name="T146_3">motor</text:span><text:span text:style-name="T146_4"><text:s/></text:span><text:span text:style-name="T146_5">de</text:span><text:span text:style-name="T146_6"><text:s/></text:span><text:span text:style-name="T146_7">JavaScript</text:span><text:span text:style-name="T146_8">)</text:span></text:p>
      <text:p text:style-name="P147"/>
      <text:p text:style-name="P148"><text:span text:style-name="T148_1">Es</text:span><text:span text:style-name="T148_2"><text:s/></text:span><text:span text:style-name="T148_3">un</text:span><text:span text:style-name="T148_4"><text:s/></text:span><text:span text:style-name="T148_5">motor</text:span><text:span text:style-name="T148_6"><text:s/></text:span><text:span text:style-name="T148_7">de</text:span><text:span text:style-name="T148_8"><text:s/></text:span><text:span text:style-name="T148_9">JavaScript</text:span><text:span text:style-name="T148_10"><text:s/></text:span><text:span text:style-name="T148_11">de</text:span><text:span text:style-name="T148_12"><text:s/></text:span><text:span text:style-name="T148_13">código</text:span><text:span text:style-name="T148_14"><text:s/></text:span><text:span text:style-name="T148_15">abierto</text:span><text:span text:style-name="T148_16"><text:s/></text:span><text:span text:style-name="T148_17">desarrollado</text:span><text:span text:style-name="T148_18"><text:s/></text:span><text:span text:style-name="T148_19">por</text:span><text:span text:style-name="T148_20"><text:s/></text:span><text:span text:style-name="T148_21">Google</text:span><text:span text:style-name="T148_22"><text:s/></text:span><text:span text:style-name="T148_23">para</text:span><text:span text:style-name="T148_24"><text:s/></text:span><text:span text:style-name="T148_25">el</text:span><text:span text:style-name="T148_26"><text:s/></text:span><text:span text:style-name="T148_27">navegador</text:span><text:span text:style-name="T148_28"><text:s/></text:span><text:span text:style-name="T148_29">web</text:span><text:span text:style-name="T148_30"><text:s/></text:span><text:span text:style-name="T148_31">Google</text:span><text:span text:style-name="T148_32"><text:s/></text:span><text:span text:style-name="T148_33">Chrome</text:span><text:span text:style-name="T148_34">.</text:span></text:p>
      <text:p text:style-name="P149"><text:span text:style-name="T149_1">V</text:span><text:span text:style-name="T149_2">8<text:s/></text:span><text:span text:style-name="T149_3">compila</text:span><text:span text:style-name="T149_4"><text:s/></text:span><text:span text:style-name="T149_5">JavaScript</text:span><text:span text:style-name="T149_6"><text:s/></text:span><text:span text:style-name="T149_7">para</text:span><text:span text:style-name="T149_8"><text:s/></text:span><text:span text:style-name="T149_9">el</text:span><text:span text:style-name="T149_10"><text:s/></text:span><text:span text:style-name="T149_11">código</text:span><text:span text:style-name="T149_12"><text:s/></text:span><text:span text:style-name="T149_13">nativo</text:span><text:span text:style-name="T149_14"><text:s/></text:span><text:span text:style-name="T149_15">de</text:span><text:span text:style-name="T149_16"><text:s/></text:span><text:span text:style-name="T149_17">la</text:span><text:span text:style-name="T149_18"><text:s/></text:span><text:span text:style-name="T149_19">máquina</text:span><text:span text:style-name="T149_20"><text:s/></text:span><text:span text:style-name="T149_21">antes</text:span><text:span text:style-name="T149_22"><text:s/></text:span><text:span text:style-name="T149_23">de</text:span><text:span text:style-name="T149_24"><text:s/></text:span><text:span text:style-name="T149_25">ejecutarlo</text:span><text:span text:style-name="T149_26">,<text:s/></text:span><text:span text:style-name="T149_27">en</text:span><text:span text:style-name="T149_28"><text:s/></text:span><text:span text:style-name="T149_29">lugar</text:span><text:span text:style-name="T149_30"><text:s/></text:span><text:span text:style-name="T149_31">de</text:span><text:span text:style-name="T149_32"><text:s/></text:span><text:span text:style-name="T149_33">las</text:span><text:span text:style-name="T149_34"><text:s/></text:span><text:span text:style-name="T149_35">técnicas</text:span><text:span text:style-name="T149_36"><text:s/></text:span><text:span text:style-name="T149_37">más</text:span><text:span text:style-name="T149_38"><text:s/></text:span><text:span text:style-name="T149_39">tradicionales</text:span><text:span text:style-name="T149_40">,<text:s/></text:span><text:span text:style-name="T149_41">como</text:span><text:span text:style-name="T149_42"><text:s/></text:span><text:span text:style-name="T149_43">la</text:span><text:span text:style-name="T149_44"><text:s/></text:span><text:span text:style-name="T149_45">interpretación</text:span><text:span text:style-name="T149_46"><text:s/></text:span><text:span text:style-name="T149_47">de</text:span><text:span text:style-name="T149_48"><text:s/></text:span><text:span text:style-name="T149_49">código</text:span><text:span text:style-name="T149_50"><text:s/></text:span><text:span text:style-name="T149_51">de</text:span><text:span text:style-name="T149_52"><text:s/></text:span><text:span text:style-name="T149_53">bytes</text:span><text:span text:style-name="T149_54"><text:s/></text:span><text:span text:style-name="T149_55">o</text:span><text:span text:style-name="T149_56"><text:s/></text:span><text:span text:style-name="T149_57">la</text:span><text:span text:style-name="T149_58"><text:s/></text:span><text:span text:style-name="T149_59">compilación</text:span><text:span text:style-name="T149_60"><text:s/></text:span><text:span text:style-name="T149_61">de</text:span><text:span text:style-name="T149_62"><text:s/></text:span><text:span text:style-name="T149_63">todo</text:span><text:span text:style-name="T149_64"><text:s/></text:span><text:span text:style-name="T149_65">el</text:span><text:span text:style-name="T149_66"><text:s/></text:span><text:span text:style-name="T149_67">programa</text:span><text:span text:style-name="T149_68"><text:s/></text:span><text:span text:style-name="T149_69">en</text:span><text:span text:style-name="T149_70"><text:s/></text:span><text:span text:style-name="T149_71">código</text:span><text:span text:style-name="T149_72"><text:s/></text:span><text:span text:style-name="T149_73">máquina</text:span><text:span text:style-name="T149_74"><text:s/></text:span><text:span text:style-name="T149_75">y</text:span><text:span text:style-name="T149_76"><text:s/></text:span><text:span text:style-name="T149_77">ejecutarlo</text:span><text:span text:style-name="T149_78"><text:s/></text:span><text:span text:style-name="T149_79">desde</text:span><text:span text:style-name="T149_80"><text:s/></text:span><text:span text:style-name="T149_81">un</text:span><text:span text:style-name="T149_82"><text:s/></text:span><text:span text:style-name="T149_83">sistema</text:span><text:span text:style-name="T149_84"><text:s/></text:span><text:span text:style-name="T149_85">de</text:span><text:span text:style-name="T149_86"><text:s/></text:span><text:span text:style-name="T149_87">archivos</text:span><text:span text:style-name="T149_88">.<text:s/></text:span><text:span text:style-name="T149_89">El</text:span><text:span text:style-name="T149_90"><text:s/></text:span><text:span text:style-name="T149_91">código</text:span><text:span text:style-name="T149_92"><text:s/></text:span><text:span text:style-name="T149_93">compilado</text:span><text:span text:style-name="T149_94"><text:s/></text:span><text:span text:style-name="T149_95">se</text:span><text:span text:style-name="T149_96"><text:s/></text:span><text:span text:style-name="T149_97">optimiza</text:span><text:span text:style-name="T149_98"><text:s/></text:span><text:span text:style-name="T149_99">adicionalmente</text:span><text:span text:style-name="T149_100"><text:s/>(</text:span><text:span text:style-name="T149_101">y</text:span><text:span text:style-name="T149_102"><text:s/></text:span><text:span text:style-name="T149_103">re</text:span><text:span text:style-name="T149_104">-</text:span><text:span text:style-name="T149_105">optimizado</text:span><text:span text:style-name="T149_106">)<text:s/></text:span><text:span text:style-name="T149_107">dinámicamente</text:span><text:span text:style-name="T149_108"><text:s/></text:span><text:span text:style-name="T149_109">en</text:span><text:span text:style-name="T149_110"><text:s/></text:span><text:span text:style-name="T149_111">tiempo</text:span><text:span text:style-name="T149_112"><text:s/></text:span><text:span text:style-name="T149_113">de</text:span><text:span text:style-name="T149_114"><text:s/></text:span><text:span text:style-name="T149_115">ejecución</text:span><text:span text:style-name="T149_116">,<text:s/></text:span><text:span text:style-name="T149_117">basado</text:span><text:span text:style-name="T149_118"><text:s/></text:span><text:span text:style-name="T149_119">en</text:span><text:span text:style-name="T149_120"><text:s/></text:span><text:span text:style-name="T149_121">la</text:span><text:span text:style-name="T149_122"><text:s/></text:span><text:span text:style-name="T149_123">heurística</text:span><text:span text:style-name="T149_124"><text:s/></text:span><text:span text:style-name="T149_125">del</text:span><text:span text:style-name="T149_126"><text:s/></text:span><text:span text:style-name="T149_127">perfil</text:span><text:span text:style-name="T149_128"><text:s/></text:span><text:span text:style-name="T149_129">de</text:span><text:span text:style-name="T149_130"><text:s/></text:span><text:span text:style-name="T149_131">ejecución</text:span><text:span text:style-name="T149_132"><text:s/></text:span><text:span text:style-name="T149_133">de</text:span><text:span text:style-name="T149_134"><text:s/></text:span><text:span text:style-name="T149_135">código</text:span><text:span text:style-name="T149_136">.<text:s/></text:span><text:span text:style-name="T149_137">Las</text:span><text:span text:style-name="T149_138"><text:s/></text:span><text:span text:style-name="T149_139">técnicas</text:span><text:span text:style-name="T149_140"><text:s/></text:span><text:span text:style-name="T149_141">de</text:span><text:span text:style-name="T149_142"><text:s/></text:span><text:span text:style-name="T149_143">optimización</text:span><text:span text:style-name="T149_144"><text:s/></text:span><text:span text:style-name="T149_145">utilizadas</text:span><text:span text:style-name="T149_146"><text:s/></text:span><text:span text:style-name="T149_147">incluyen</text:span><text:span text:style-name="T149_148"><text:s/></text:span><text:span text:style-name="T149_149">procesos</text:span><text:span text:style-name="T149_150"><text:s/></text:span><text:span text:style-name="T149_151">en</text:span><text:span text:style-name="T149_152"><text:s/></text:span><text:span text:style-name="T149_153">línea</text:span><text:span text:style-name="T149_154">,<text:s/></text:span><text:span text:style-name="T149_155">elisión</text:span><text:span text:style-name="T149_156"><text:s/></text:span><text:span text:style-name="T149_157">de</text:span><text:span text:style-name="T149_158"><text:s/></text:span><text:span text:style-name="T149_159">costosas</text:span><text:span text:style-name="T149_160"><text:s/></text:span><text:span text:style-name="T149_161">propiedades</text:span><text:span text:style-name="T149_162"><text:s/></text:span><text:span text:style-name="T149_163">de</text:span><text:span text:style-name="T149_164"><text:s/></text:span><text:span text:style-name="T149_165">ejecución</text:span><text:span text:style-name="T149_166">,<text:s/></text:span><text:span text:style-name="T149_167">y</text:span><text:span text:style-name="T149_168"><text:s/></text:span><text:span text:style-name="T149_169">el</text:span><text:span text:style-name="T149_170"><text:s/></text:span><text:span text:style-name="T149_171">almacenamiento</text:span><text:span text:style-name="T149_172"><text:s/></text:span><text:span text:style-name="T149_173">en</text:span><text:span text:style-name="T149_174"><text:s/></text:span><text:span text:style-name="T149_175">caché</text:span><text:span text:style-name="T149_176"><text:s/></text:span><text:span text:style-name="T149_177">en</text:span><text:span text:style-name="T149_178"><text:s/></text:span><text:span text:style-name="T149_179">línea</text:span><text:span text:style-name="T149_180">,<text:s/></text:span><text:span text:style-name="T149_181">entre</text:span><text:span text:style-name="T149_182"><text:s/></text:span><text:span text:style-name="T149_183">muchos</text:span><text:span text:style-name="T149_184"><text:s/></text:span><text:span text:style-name="T149_185">otros</text:span><text:span text:style-name="T149_186">.</text:span></text:p>
      <text:p text:style-name="P150"/>
      <text:p text:style-name="P151"><text:span text:style-name="T151_1"><text:s/></text:span><text:span text:style-name="T151_2">Implementa</text:span><text:span text:style-name="T151_3"><text:s/></text:span><text:span text:style-name="T151_4"><text:a xlink:type="simple" xlink:href="http://es.wikipedia.org/wiki/ECMAScript"><text:span text:style-name="T151_5">ECMAScript</text:span></text:a></text:span><text:span text:style-name="T151_6"><text:s/></text:span><text:span text:style-name="T151_7">como</text:span><text:span text:style-name="T151_8"><text:s/></text:span><text:span text:style-name="T151_9">especifica</text:span><text:span text:style-name="T151_10"><text:s/></text:span><text:span text:style-name="T151_11"><text:a xlink:type="simple" xlink:href="http://es.wikipedia.org/w/index.php?title=ECMA-262&amp;action=edit&amp;redlink=1"><text:span text:style-name="T151_12">ECMA</text:span></text:a></text:span><text:span text:style-name="T151_13"><text:a xlink:type="simple" xlink:href="http://es.wikipedia.org/w/index.php?title=ECMA-262&amp;action=edit&amp;redlink=1"><text:span text:style-name="T151_14">-262</text:span></text:a></text:span><text:span text:style-name="T151_15"><text:s/>5.</text:span><text:span text:style-name="T151_16">ª</text:span><text:span text:style-name="T151_17"><text:s/></text:span><text:span text:style-name="T151_18">edición</text:span><text:span text:style-name="T151_19"><text:s/></text:span><text:span text:style-name="T151_20">y</text:span><text:span text:style-name="T151_21"><text:s/></text:span><text:span text:style-name="T151_22">corre</text:span><text:span text:style-name="T151_23"><text:s/></text:span><text:span text:style-name="T151_24">en</text:span><text:span text:style-name="T151_25"><text:s/></text:span><text:span text:style-name="T151_26"><text:a xlink:type="simple" xlink:href="http://es.wikipedia.org/wiki/Windows_XP"><text:span text:style-name="T151_27">Windows</text:span></text:a></text:span><text:span text:style-name="T151_28"><text:a xlink:type="simple" xlink:href="http://es.wikipedia.org/wiki/Windows_XP"><text:span text:style-name="T151_29"><text:s/></text:span></text:a></text:span><text:span text:style-name="T151_30"><text:a xlink:type="simple" xlink:href="http://es.wikipedia.org/wiki/Windows_XP"><text:span text:style-name="T151_31">XP</text:span></text:a></text:span><text:span text:style-name="T151_32">,<text:s/></text:span><text:span text:style-name="T151_33"><text:a xlink:type="simple" xlink:href="http://es.wikipedia.org/wiki/Windows_Vista"><text:span text:style-name="T151_34">Vista</text:span></text:a></text:span><text:span text:style-name="T151_35">,<text:s/></text:span><text:span text:style-name="T151_36"><text:a xlink:type="simple" xlink:href="http://es.wikipedia.org/wiki/Mac_OS_X"><text:span text:style-name="T151_37">Mac</text:span></text:a></text:span><text:span text:style-name="T151_38"><text:a xlink:type="simple" xlink:href="http://es.wikipedia.org/wiki/Mac_OS_X"><text:span text:style-name="T151_39"><text:s/></text:span></text:a></text:span><text:span text:style-name="T151_40"><text:a xlink:type="simple" xlink:href="http://es.wikipedia.org/wiki/Mac_OS_X"><text:span text:style-name="T151_41">OS</text:span></text:a></text:span><text:span text:style-name="T151_42"><text:a xlink:type="simple" xlink:href="http://es.wikipedia.org/wiki/Mac_OS_X"><text:span text:style-name="T151_43"><text:s/></text:span></text:a></text:span><text:span text:style-name="T151_44"><text:a xlink:type="simple" xlink:href="http://es.wikipedia.org/wiki/Mac_OS_X"><text:span text:style-name="T151_45">X</text:span></text:a></text:span><text:span text:style-name="T151_46"><text:a xlink:type="simple" xlink:href="http://es.wikipedia.org/wiki/Mac_OS_X"><text:span text:style-name="T151_47"><text:s/>10.5</text:span></text:a></text:span><text:span text:style-name="T151_48">(</text:span><text:span text:style-name="T151_49">Leopard</text:span><text:span text:style-name="T151_50">)<text:s/></text:span><text:span text:style-name="T151_51">y</text:span><text:span text:style-name="T151_52"><text:s/></text:span><text:span text:style-name="T151_53"><text:a xlink:type="simple" xlink:href="http://es.wikipedia.org/wiki/Linux"><text:span text:style-name="T151_54">Linux</text:span></text:a></text:span><text:span text:style-name="T151_55"><text:s/></text:span><text:span text:style-name="T151_56">en</text:span><text:span text:style-name="T151_57"><text:s/></text:span><text:span text:style-name="T151_58">procesadores</text:span><text:span text:style-name="T151_59"><text:s/></text:span><text:span text:style-name="T151_60"><text:a xlink:type="simple" xlink:href="http://es.wikipedia.org/wiki/IA-32"><text:span text:style-name="T151_61">IA</text:span></text:a></text:span><text:span text:style-name="T151_62"><text:a xlink:type="simple" xlink:href="http://es.wikipedia.org/wiki/IA-32"><text:span text:style-name="T151_63">-32</text:span></text:a></text:span><text:span text:style-name="T151_64"><text:s/></text:span><text:span text:style-name="T151_65">y</text:span><text:span text:style-name="T151_66"><text:s/></text:span><text:span text:style-name="T151_67"><text:a xlink:type="simple" xlink:href="http://es.wikipedia.org/wiki/Arquitectura_ARM"><text:span text:style-name="T151_68">ARM</text:span></text:a></text:span><text:span text:style-name="T151_69">.</text:span></text:p>
      <text:p text:style-name="P152"/>
      <text:p text:style-name="P153"><text:span text:style-name="T153_1">V</text:span><text:span text:style-name="T153_2">8<text:s/></text:span><text:span text:style-name="T153_3">está</text:span><text:span text:style-name="T153_4"><text:s/></text:span><text:span text:style-name="T153_5">diseñado</text:span><text:span text:style-name="T153_6"><text:s/></text:span><text:span text:style-name="T153_7">para</text:span><text:span text:style-name="T153_8"><text:s/></text:span><text:span text:style-name="T153_9">ser</text:span><text:span text:style-name="T153_10"><text:s/></text:span><text:span text:style-name="T153_11">utilizado</text:span><text:span text:style-name="T153_12"><text:s/></text:span><text:span text:style-name="T153_13">tanto</text:span><text:span text:style-name="T153_14"><text:s/></text:span><text:span text:style-name="T153_15">en</text:span><text:span text:style-name="T153_16"><text:s/></text:span><text:span text:style-name="T153_17">un</text:span><text:span text:style-name="T153_18"><text:s/></text:span><text:span text:style-name="T153_19">navegador</text:span><text:span text:style-name="T153_20"><text:s/>(</text:span><text:span text:style-name="T153_21">sobre</text:span><text:span text:style-name="T153_22"><text:s/></text:span><text:span text:style-name="T153_23">todo</text:span><text:span text:style-name="T153_24"><text:s/></text:span><text:span text:style-name="T153_25">en</text:span><text:span text:style-name="T153_26"><text:s/></text:span><text:span text:style-name="T153_27">Chrome</text:span><text:span text:style-name="T153_28"><text:s/></text:span><text:span text:style-name="T153_29">y</text:span><text:span text:style-name="T153_30"><text:s/></text:span><text:span text:style-name="T153_31">Chromium</text:span><text:span text:style-name="T153_32"><text:s/></text:span><text:span text:style-name="T153_33">navegadores</text:span><text:span text:style-name="T153_34">)<text:s/></text:span><text:span text:style-name="T153_35">y</text:span><text:span text:style-name="T153_36"><text:s/></text:span><text:span text:style-name="T153_37">como</text:span><text:span text:style-name="T153_38"><text:s/></text:span><text:span text:style-name="T153_39">un</text:span><text:span text:style-name="T153_40"><text:s/></text:span><text:span text:style-name="T153_41">motor</text:span><text:span text:style-name="T153_42"><text:s/></text:span><text:span text:style-name="T153_43">de</text:span><text:span text:style-name="T153_44"><text:s/></text:span><text:span text:style-name="T153_45">alto</text:span><text:span text:style-name="T153_46"><text:s/></text:span><text:span text:style-name="T153_47">rendimiento</text:span><text:span text:style-name="T153_48"><text:s/></text:span><text:span text:style-name="T153_49">independiente</text:span><text:span text:style-name="T153_50"><text:s/></text:span><text:span text:style-name="T153_51">que</text:span><text:span text:style-name="T153_52"><text:s/></text:span><text:span text:style-name="T153_53">se</text:span><text:span text:style-name="T153_54"><text:s/></text:span><text:span text:style-name="T153_55">puede</text:span><text:span text:style-name="T153_56"><text:s/></text:span><text:span text:style-name="T153_57">integrar</text:span><text:span text:style-name="T153_58"><text:s/></text:span><text:span text:style-name="T153_59">en</text:span><text:span text:style-name="T153_60"><text:s/></text:span><text:span text:style-name="T153_61">los</text:span><text:span text:style-name="T153_62"><text:s/></text:span><text:span text:style-name="T153_63">proyectos</text:span><text:span text:style-name="T153_64"><text:s/></text:span><text:span text:style-name="T153_65">independientes</text:span><text:span text:style-name="T153_66">,<text:s/></text:span><text:span text:style-name="T153_67">por</text:span><text:span text:style-name="T153_68"><text:s/></text:span><text:span text:style-name="T153_69">ejemplo</text:span><text:span text:style-name="T153_70"><text:s/></text:span><text:span text:style-name="T153_71">del</text:span><text:span text:style-name="T153_72"><text:s/></text:span><text:span text:style-name="T153_73">lado</text:span><text:span text:style-name="T153_74"><text:s/></text:span><text:span text:style-name="T153_75">del</text:span><text:span text:style-name="T153_76"><text:s/></text:span><text:span text:style-name="T153_77">servidor</text:span><text:span text:style-name="T153_78"><text:s/></text:span><text:span text:style-name="T153_79">JavaScript</text:span><text:span text:style-name="T153_80"><text:s/></text:span><text:span text:style-name="T153_81">en</text:span><text:span text:style-name="T153_82"><text:s/></text:span><text:span text:style-name="T153_83">Node</text:span><text:span text:style-name="T153_84">.</text:span><text:span text:style-name="T153_85">js</text:span><text:span text:style-name="T153_86">,<text:s/>[10]<text:s/></text:span><text:span text:style-name="T153_87">o</text:span><text:span text:style-name="T153_88"><text:s/></text:span><text:span text:style-name="T153_89">del</text:span><text:span text:style-name="T153_90"><text:s/></text:span><text:span text:style-name="T153_91">lado</text:span><text:span text:style-name="T153_92"><text:s/></text:span><text:span text:style-name="T153_93">del</text:span><text:span text:style-name="T153_94"><text:s/></text:span><text:span text:style-name="T153_95">cliente</text:span><text:span text:style-name="T153_96"><text:s/></text:span><text:span text:style-name="T153_97">JavaScript</text:span><text:span text:style-name="T153_98"><text:s/></text:span><text:span text:style-name="T153_99">en</text:span><text:span text:style-name="T153_100"><text:s/>.</text:span><text:span text:style-name="T153_101">NET</text:span><text:span text:style-name="T153_102"><text:s/>/<text:s/></text:span><text:span text:style-name="T153_103">Mono</text:span><text:span text:style-name="T153_104"><text:s/></text:span><text:span text:style-name="T153_105">usando</text:span><text:span text:style-name="T153_106"><text:s/></text:span><text:span text:style-name="T153_107">V</text:span><text:span text:style-name="T153_108">8.</text:span><text:span text:style-name="T153_109">NET</text:span><text:span text:style-name="T153_110">.</text:span></text:p>
      <text:p text:style-name="P154"/>
      <text:p text:style-name="P155"/>
      <text:p text:style-name="P156"/>
      <text:p text:style-name="P157"><text:span text:style-name="T157_1">Programación</text:span><text:span text:style-name="T157_2"><text:s/></text:span><text:span text:style-name="T157_3">del</text:span><text:span text:style-name="T157_4"><text:s/></text:span><text:span text:style-name="T157_5">lado</text:span><text:span text:style-name="T157_6"><text:s/></text:span><text:span text:style-name="T157_7">del</text:span><text:span text:style-name="T157_8"><text:s/></text:span><text:span text:style-name="T157_9">cliente</text:span><text:span text:style-name="T157_10"><text:s/></text:span><text:span text:style-name="T157_11">y</text:span><text:span text:style-name="T157_12"><text:s/></text:span><text:span text:style-name="T157_13">del</text:span><text:span text:style-name="T157_14"><text:s/></text:span><text:span text:style-name="T157_15">lado</text:span><text:span text:style-name="T157_16"><text:s/></text:span><text:span text:style-name="T157_17">del</text:span><text:span text:style-name="T157_18"><text:s/></text:span><text:span text:style-name="T157_19">servidor</text:span></text:p>
      <text:p text:style-name="P158"/>
      <text:p text:style-name="P159"><text:span text:style-name="T159_1">La</text:span><text:span text:style-name="T159_2"><text:s/></text:span><text:span text:style-name="T159_3">comunicación</text:span><text:span text:style-name="T159_4"><text:s/></text:span><text:span text:style-name="T159_5">entre</text:span><text:span text:style-name="T159_6"><text:s/></text:span><text:span text:style-name="T159_7">dos</text:span><text:span text:style-name="T159_8"><text:s/>(2)<text:s/></text:span><text:span text:style-name="T159_9">partes</text:span><text:span text:style-name="T159_10">,<text:s/></text:span><text:span text:style-name="T159_11">a</text:span><text:span text:style-name="T159_12"><text:s/></text:span><text:span text:style-name="T159_13">través</text:span><text:span text:style-name="T159_14"><text:s/></text:span><text:span text:style-name="T159_15">del</text:span><text:span text:style-name="T159_16"><text:s/></text:span><text:span text:style-name="T159_17">protocolo</text:span><text:span text:style-name="T159_18"><text:s/></text:span><text:span text:style-name="T159_19">HTTP</text:span><text:span text:style-name="T159_20">:</text:span></text:p>
      <text:p text:style-name="P160"><text:span text:style-name="T160_1">↳<text:s/></text:span><text:span text:style-name="T160_2">El</text:span><text:span text:style-name="T160_3"><text:s/></text:span><text:span text:style-name="T160_4">servidor</text:span><text:span text:style-name="T160_5"><text:s/></text:span><text:span text:style-name="T160_6">-<text:s/></text:span><text:span text:style-name="T160_7">Esta</text:span><text:span text:style-name="T160_8"><text:s/></text:span><text:span text:style-name="T160_9">parte</text:span><text:span text:style-name="T160_10"><text:s/></text:span><text:span text:style-name="T160_11">es</text:span><text:span text:style-name="T160_12"><text:s/></text:span><text:span text:style-name="T160_13">responsable</text:span><text:span text:style-name="T160_14"><text:s/></text:span><text:span text:style-name="T160_15">de</text:span><text:span text:style-name="T160_16"><text:s/></text:span><text:span text:style-name="T160_17">servir</text:span><text:span text:style-name="T160_18"><text:s/></text:span><text:span text:style-name="T160_19">páginas</text:span><text:span text:style-name="T160_20">.</text:span></text:p>
      <text:p text:style-name="P161"><text:span text:style-name="T161_1">↳<text:s/></text:span><text:span text:style-name="T161_2">El</text:span><text:span text:style-name="T161_3"><text:s/></text:span><text:span text:style-name="T161_4">cliente</text:span><text:span text:style-name="T161_5"><text:s/>-<text:s/></text:span><text:span text:style-name="T161_6">Esta</text:span><text:span text:style-name="T161_7"><text:s/></text:span><text:span text:style-name="T161_8">parte</text:span><text:span text:style-name="T161_9"><text:s/></text:span><text:span text:style-name="T161_10">solicita</text:span><text:span text:style-name="T161_11"><text:s/></text:span><text:span text:style-name="T161_12">páginas</text:span><text:span text:style-name="T161_13"><text:s/></text:span><text:span text:style-name="T161_14">desde</text:span><text:span text:style-name="T161_15"><text:s/></text:span><text:span text:style-name="T161_16">el</text:span><text:span text:style-name="T161_17"><text:s/></text:span><text:span text:style-name="T161_18">servidor</text:span><text:span text:style-name="T161_19">,<text:s/></text:span><text:span text:style-name="T161_20">y</text:span><text:span text:style-name="T161_21"><text:s/></text:span><text:span text:style-name="T161_22">los</text:span><text:span text:style-name="T161_23"><text:s/></text:span><text:span text:style-name="T161_24">muestra</text:span><text:span text:style-name="T161_25"><text:s/></text:span><text:span text:style-name="T161_26">al</text:span><text:span text:style-name="T161_27"><text:s/></text:span><text:span text:style-name="T161_28">usuario</text:span><text:span text:style-name="T161_29">.</text:span></text:p>
      <text:p text:style-name="P162"><text:span text:style-name="T162_1"><text:s text:c="8"/></text:span><text:span text:style-name="T162_2">En</text:span><text:span text:style-name="T162_3"><text:s/></text:span><text:span text:style-name="T162_4">la</text:span><text:span text:style-name="T162_5"><text:s/></text:span><text:span text:style-name="T162_6">mayoría</text:span><text:span text:style-name="T162_7"><text:s/></text:span><text:span text:style-name="T162_8">de</text:span><text:span text:style-name="T162_9"><text:s/></text:span><text:span text:style-name="T162_10">los</text:span><text:span text:style-name="T162_11"><text:s/></text:span><text:span text:style-name="T162_12">casos</text:span><text:span text:style-name="T162_13">,<text:s/></text:span><text:span text:style-name="T162_14">el</text:span><text:span text:style-name="T162_15"><text:s/></text:span><text:span text:style-name="T162_16">cliente</text:span><text:span text:style-name="T162_17"><text:s/></text:span><text:span text:style-name="T162_18">es</text:span><text:span text:style-name="T162_19"><text:s/></text:span><text:span text:style-name="T162_20">un</text:span><text:span text:style-name="T162_21"><text:s/></text:span><text:span text:style-name="T162_22">navegador</text:span><text:span text:style-name="T162_23"><text:s/></text:span><text:span text:style-name="T162_24">web</text:span><text:span text:style-name="T162_25">.</text:span></text:p>
      <text:p text:style-name="P163"><text:span text:style-name="T163_1">↳</text:span><text:span text:style-name="T163_2">El</text:span><text:span text:style-name="T163_3"><text:s/></text:span><text:span text:style-name="T163_4">Usuario</text:span><text:span text:style-name="T163_5"><text:s/>-<text:s/></text:span><text:span text:style-name="T163_6">El</text:span><text:span text:style-name="T163_7"><text:s/></text:span><text:span text:style-name="T163_8">usuario</text:span><text:span text:style-name="T163_9"><text:s/></text:span><text:span text:style-name="T163_10">utiliza</text:span><text:span text:style-name="T163_11"><text:s/></text:span><text:span text:style-name="T163_12">el</text:span><text:span text:style-name="T163_13"><text:s/></text:span><text:span text:style-name="T163_14">cliente</text:span><text:span text:style-name="T163_15"><text:s/></text:span><text:span text:style-name="T163_16">con</text:span><text:span text:style-name="T163_17"><text:s/></text:span><text:span text:style-name="T163_18">el</text:span><text:span text:style-name="T163_19"><text:s/></text:span><text:span text:style-name="T163_20">fin</text:span><text:span text:style-name="T163_21"><text:s/></text:span><text:span text:style-name="T163_22">de</text:span><text:span text:style-name="T163_23"><text:s/></text:span><text:span text:style-name="T163_24">navegar</text:span><text:span text:style-name="T163_25"><text:s/></text:span><text:span text:style-name="T163_26">por</text:span><text:span text:style-name="T163_27"><text:s/></text:span><text:span text:style-name="T163_28">la</text:span><text:span text:style-name="T163_29"><text:s/></text:span><text:span text:style-name="T163_30">web</text:span><text:span text:style-name="T163_31">,<text:s/></text:span><text:span text:style-name="T163_32">rellenar</text:span><text:span text:style-name="T163_33"><text:s/></text:span><text:span text:style-name="T163_34">formularios</text:span><text:span text:style-name="T163_35">,<text:s/></text:span><text:span text:style-name="T163_36">ver</text:span><text:span text:style-name="T163_37"><text:s/></text:span><text:span text:style-name="T163_38">videos</text:span><text:span text:style-name="T163_39"><text:s/></text:span><text:span text:style-name="T163_40">en</text:span><text:span text:style-name="T163_41"><text:s/></text:span><text:span text:style-name="T163_42">línea</text:span><text:span text:style-name="T163_43">,<text:s/></text:span><text:span text:style-name="T163_44">etc</text:span><text:span text:style-name="T163_45">.</text:span></text:p>
      <text:p text:style-name="P164"/>
      <text:p text:style-name="P165"><text:span text:style-name="T165_1">La</text:span><text:span text:style-name="T165_2"><text:s/></text:span><text:span text:style-name="T165_3">programación</text:span><text:span text:style-name="T165_4"><text:s/></text:span><text:span text:style-name="T165_5">de</text:span><text:span text:style-name="T165_6"><text:s/></text:span><text:span text:style-name="T165_7">cada</text:span><text:span text:style-name="T165_8"><text:s/></text:span><text:span text:style-name="T165_9">lado</text:span><text:span text:style-name="T165_10">,<text:s/></text:span><text:span text:style-name="T165_11">se</text:span><text:span text:style-name="T165_12"><text:s/></text:span><text:span text:style-name="T165_13">refiere</text:span><text:span text:style-name="T165_14"><text:s/></text:span><text:span text:style-name="T165_15">al</text:span><text:span text:style-name="T165_16"><text:s/></text:span><text:span text:style-name="T165_17">código</text:span><text:span text:style-name="T165_18"><text:s/></text:span><text:span text:style-name="T165_19">que</text:span><text:span text:style-name="T165_20"><text:s/></text:span><text:span text:style-name="T165_21">se</text:span><text:span text:style-name="T165_22"><text:s/></text:span><text:span text:style-name="T165_23">ejecuta</text:span><text:span text:style-name="T165_24"><text:s/></text:span><text:span text:style-name="T165_25">en</text:span><text:span text:style-name="T165_26"><text:s/></text:span><text:span text:style-name="T165_27">una</text:span><text:span text:style-name="T165_28"><text:s/></text:span><text:span text:style-name="T165_29">máquina</text:span><text:span text:style-name="T165_30"><text:s/></text:span><text:span text:style-name="T165_31">específica</text:span><text:span text:style-name="T165_32">,<text:s/></text:span><text:span text:style-name="T165_33">del</text:span><text:span text:style-name="T165_34"><text:s/></text:span><text:span text:style-name="T165_35">servidor</text:span><text:span text:style-name="T165_36"><text:s/></text:span><text:span text:style-name="T165_37">o</text:span><text:span text:style-name="T165_38"><text:s/></text:span><text:span text:style-name="T165_39">del</text:span><text:span text:style-name="T165_40"><text:s/></text:span><text:span text:style-name="T165_41">cliente</text:span><text:span text:style-name="T165_42">.</text:span></text:p>
      <text:p text:style-name="P166"/>
      <text:p text:style-name="P167"><text:span text:style-name="T167_1">Ejemplo</text:span><text:span text:style-name="T167_2"><text:s/></text:span><text:span text:style-name="T167_3">básico</text:span></text:p>
      <text:p text:style-name="P168"/>
      <text:p text:style-name="P169"><text:span text:style-name="T169_1">El</text:span><text:span text:style-name="T169_2"><text:s/></text:span><text:span text:style-name="T169_3">usuario</text:span><text:span text:style-name="T169_4"><text:s/></text:span><text:span text:style-name="T169_5">abre</text:span><text:span text:style-name="T169_6"><text:s/></text:span><text:span text:style-name="T169_7">su</text:span><text:span text:style-name="T169_8"><text:s/></text:span><text:span text:style-name="T169_9">navegador</text:span><text:span text:style-name="T169_10"><text:s/></text:span><text:span text:style-name="T169_11">web</text:span><text:span text:style-name="T169_12"><text:s/>(</text:span><text:span text:style-name="T169_13">el</text:span><text:span text:style-name="T169_14"><text:s/></text:span><text:span text:style-name="T169_15">cliente</text:span><text:span text:style-name="T169_16">)<text:s/></text:span><text:span text:style-name="T169_17">y</text:span><text:span text:style-name="T169_18"><text:s/></text:span><text:span text:style-name="T169_19">navega</text:span><text:span text:style-name="T169_20"><text:s/></text:span><text:span text:style-name="T169_21">a</text:span><text:span text:style-name="T169_22"><text:s/></text:span><text:span text:style-name="T169_23">http</text:span><text:span text:style-name="T169_24">://</text:span><text:span text:style-name="T169_25">google</text:span><text:span text:style-name="T169_26">.</text:span><text:span text:style-name="T169_27">com</text:span><text:span text:style-name="T169_28">.</text:span></text:p>
      <text:p text:style-name="P170"/>
      <table:table table:style-name="Table3">
        <table:table-column table:style-name="Column5"/>
        <table:table-column table:style-name="Column6"/>
        <table:table-column table:style-name="Column7"/>
        <table:table-row table:style-name="Row16">
          <table:table-cell table:style-name="Cell31">
            <text:list text:style-name="LS8" xml:id="list32">
              <text:list-item>
                <text:p text:style-name="P171"><text:span text:style-name="T171_1">El</text:span><text:span text:style-name="T171_2"><text:s/></text:span><text:span text:style-name="T171_3">cliente</text:span><text:span text:style-name="T171_4"><text:s/>(</text:span><text:span text:style-name="T171_5">en</text:span><text:span text:style-name="T171_6"><text:s/></text:span><text:span text:style-name="T171_7">el</text:span><text:span text:style-name="T171_8"><text:s/></text:span><text:span text:style-name="T171_9">nombre</text:span><text:span text:style-name="T171_10"><text:s/></text:span><text:span text:style-name="T171_11">del</text:span><text:span text:style-name="T171_12"><text:s/></text:span><text:span text:style-name="T171_13">usuario</text:span><text:span text:style-name="T171_14">),<text:s/></text:span><text:span text:style-name="T171_15">envía</text:span><text:span text:style-name="T171_16"><text:s/></text:span><text:span text:style-name="T171_17">una</text:span><text:span text:style-name="T171_18"><text:s/></text:span><text:span text:style-name="T171_19">petición</text:span><text:span text:style-name="T171_20"><text:s/></text:span><text:span text:style-name="T171_21">a</text:span><text:span text:style-name="T171_22"><text:s/></text:span><text:span text:style-name="T171_23">http</text:span><text:span text:style-name="T171_24">://</text:span><text:span text:style-name="T171_25">google</text:span><text:span text:style-name="T171_26">.</text:span><text:span text:style-name="T171_27">com</text:span><text:span text:style-name="T171_28"><text:s/>(</text:span><text:span text:style-name="T171_29">el</text:span><text:span text:style-name="T171_30"><text:s/></text:span><text:span text:style-name="T171_31">servidor</text:span><text:span text:style-name="T171_32">),<text:s/></text:span><text:span text:style-name="T171_33">por</text:span><text:span text:style-name="T171_34"><text:s/></text:span><text:span text:style-name="T171_35">su</text:span><text:span text:style-name="T171_36"><text:s/></text:span><text:span text:style-name="T171_37">página</text:span><text:span text:style-name="T171_38"><text:s/></text:span><text:span text:style-name="T171_39">de</text:span><text:span text:style-name="T171_40"><text:s/></text:span><text:span text:style-name="T171_41">inicio</text:span><text:span text:style-name="T171_42">.</text:span></text:p>
              </text:list-item>
            </text:list>
          </table:table-cell>
          <table:table-cell table:style-name="Cell32">
            <text:p text:style-name="P172"><text:span text:style-name="T172_1">→</text:span></text:p>
          </table:table-cell>
          <table:table-cell table:style-name="Cell33">
            <text:p text:style-name="P173"><text:span text:style-name="T173_1">El</text:span><text:span text:style-name="T173_2"><text:s/></text:span><text:span text:style-name="T173_3">servidor</text:span><text:span text:style-name="T173_4"><text:s/></text:span><text:span text:style-name="T173_5">reconoce</text:span><text:span text:style-name="T173_6"><text:s/></text:span><text:span text:style-name="T173_7">la</text:span><text:span text:style-name="T173_8"><text:s/></text:span><text:span text:style-name="T173_9">solicitud</text:span><text:span text:style-name="T173_10"><text:s/></text:span><text:span text:style-name="T173_11">y</text:span><text:span text:style-name="T173_12"><text:s/></text:span><text:span text:style-name="T173_13">responde</text:span><text:span text:style-name="T173_14"><text:s/></text:span><text:span text:style-name="T173_15">al</text:span><text:span text:style-name="T173_16"><text:s/></text:span><text:span text:style-name="T173_17">cliente</text:span><text:span text:style-name="T173_18"><text:s/></text:span><text:span text:style-name="T173_19">con</text:span><text:span text:style-name="T173_20"><text:s/></text:span><text:span text:style-name="T173_21">algunos</text:span><text:span text:style-name="T173_22"><text:s/></text:span><text:span text:style-name="T173_23">meta</text:span><text:span text:style-name="T173_24">-</text:span><text:span text:style-name="T173_25">datos</text:span><text:span text:style-name="T173_26"><text:s/>(</text:span><text:span text:style-name="T173_27">calledheaders</text:span><text:span text:style-name="T173_28">),<text:s/></text:span><text:span text:style-name="T173_29">seguido</text:span><text:span text:style-name="T173_30"><text:s/></text:span><text:span text:style-name="T173_31">de</text:span><text:span text:style-name="T173_32"><text:s/></text:span><text:span text:style-name="T173_33">la</text:span><text:span text:style-name="T173_34"><text:s/></text:span><text:span text:style-name="T173_35">fuente</text:span><text:span text:style-name="T173_36"><text:s/></text:span><text:span text:style-name="T173_37">de</text:span><text:span text:style-name="T173_38"><text:s/></text:span><text:span text:style-name="T173_39">la</text:span><text:span text:style-name="T173_40"><text:s/></text:span><text:span text:style-name="T173_41">página</text:span><text:span text:style-name="T173_42">.</text:span></text:p>
          </table:table-cell>
        </table:table-row>
        <table:table-row table:style-name="Row17">
          <table:table-cell table:style-name="Cell34">
            <text:list text:style-name="LS9" xml:id="list33">
              <text:list-item>
                <text:p text:style-name="P174"><text:span text:style-name="T174_1">El</text:span><text:span text:style-name="T174_2"><text:s/></text:span><text:span text:style-name="T174_3">cliente</text:span><text:span text:style-name="T174_4"><text:s/></text:span><text:span text:style-name="T174_5">recibe</text:span><text:span text:style-name="T174_6"><text:s/></text:span><text:span text:style-name="T174_7">entonces</text:span><text:span text:style-name="T174_8"><text:s/></text:span><text:span text:style-name="T174_9">la</text:span><text:span text:style-name="T174_10"><text:s/></text:span><text:span text:style-name="T174_11">fuente</text:span><text:span text:style-name="T174_12"><text:s/></text:span><text:span text:style-name="T174_13">de</text:span><text:span text:style-name="T174_14"><text:s/></text:span><text:span text:style-name="T174_15">la</text:span><text:span text:style-name="T174_16"><text:s/></text:span><text:span text:style-name="T174_17">página</text:span><text:span text:style-name="T174_18">,<text:s/></text:span><text:span text:style-name="T174_19">y</text:span><text:span text:style-name="T174_20"><text:s/></text:span><text:span text:style-name="T174_21">lo</text:span><text:span text:style-name="T174_22"><text:s/></text:span><text:span text:style-name="T174_23">hace</text:span><text:span text:style-name="T174_24"><text:s/></text:span><text:span text:style-name="T174_25">en</text:span><text:span text:style-name="T174_26"><text:s/></text:span><text:span text:style-name="T174_27">un</text:span><text:span text:style-name="T174_28"><text:s/></text:span><text:span text:style-name="T174_29">sitio</text:span><text:span text:style-name="T174_30"><text:s/></text:span><text:span text:style-name="T174_31">web</text:span><text:span text:style-name="T174_32"><text:s/></text:span><text:span text:style-name="T174_33">visible</text:span><text:span text:style-name="T174_34">.</text:span></text:p>
              </text:list-item>
            </text:list>
          </table:table-cell>
          <table:table-cell table:style-name="Cell35">
            <text:p text:style-name="P175"><text:span text:style-name="T175_1">→</text:span></text:p>
          </table:table-cell>
          <table:table-cell table:style-name="Cell36">
            <text:p text:style-name="P176"><text:span text:style-name="T176_1">El</text:span><text:span text:style-name="T176_2"><text:s/></text:span><text:span text:style-name="T176_3">usuario</text:span><text:span text:style-name="T176_4"><text:s/></text:span><text:span text:style-name="T176_5">escribe</text:span><text:span text:style-name="T176_6"><text:s/>“</text:span><text:span text:style-name="T176_7">Stack</text:span><text:span text:style-name="T176_8"><text:s/></text:span><text:span text:style-name="T176_9">Overflow</text:span><text:span text:style-name="T176_10">”<text:s/></text:span><text:span text:style-name="T176_11">en</text:span><text:span text:style-name="T176_12"><text:s/></text:span><text:span text:style-name="T176_13">la</text:span><text:span text:style-name="T176_14"><text:s/></text:span><text:span text:style-name="T176_15">barra</text:span><text:span text:style-name="T176_16"><text:s/></text:span><text:span text:style-name="T176_17">de</text:span><text:span text:style-name="T176_18"><text:s/></text:span><text:span text:style-name="T176_19">búsqueda</text:span><text:span text:style-name="T176_20"><text:s/></text:span><text:span text:style-name="T176_21">y</text:span><text:span text:style-name="T176_22"><text:s/></text:span><text:span text:style-name="T176_23">presiona</text:span><text:span text:style-name="T176_24"><text:s/></text:span><text:span text:style-name="T176_25">Buscar</text:span><text:span text:style-name="T176_26">.</text:span></text:p>
          </table:table-cell>
        </table:table-row>
        <table:table-row table:style-name="Row18">
          <table:table-cell table:style-name="Cell37">
            <text:list text:style-name="LS10" xml:id="list34">
              <text:list-item>
                <text:p text:style-name="P177"><text:span text:style-name="T177_1">El</text:span><text:span text:style-name="T177_2"><text:s/></text:span><text:span text:style-name="T177_3">cliente</text:span><text:span text:style-name="T177_4"><text:s/></text:span><text:span text:style-name="T177_5">envía</text:span><text:span text:style-name="T177_6"><text:s/></text:span><text:span text:style-name="T177_7">los</text:span><text:span text:style-name="T177_8"><text:s/></text:span><text:span text:style-name="T177_9">datos</text:span><text:span text:style-name="T177_10"><text:s/></text:span><text:span text:style-name="T177_11">al</text:span><text:span text:style-name="T177_12"><text:s/></text:span><text:span text:style-name="T177_13">servidor</text:span><text:span text:style-name="T177_14">.</text:span></text:p>
              </text:list-item>
            </text:list>
          </table:table-cell>
          <table:table-cell table:style-name="Cell38">
            <text:p text:style-name="P178"><text:span text:style-name="T178_1">→</text:span></text:p>
          </table:table-cell>
          <table:table-cell table:style-name="Cell39">
            <text:p text:style-name="P179"><text:span text:style-name="T179_1">El</text:span><text:span text:style-name="T179_2"><text:s/></text:span><text:span text:style-name="T179_3">servidor</text:span><text:span text:style-name="T179_4"><text:s/></text:span><text:span text:style-name="T179_5">procesa</text:span><text:span text:style-name="T179_6"><text:s/></text:span><text:span text:style-name="T179_7">esos</text:span><text:span text:style-name="T179_8"><text:s/></text:span><text:span text:style-name="T179_9">datos</text:span><text:span text:style-name="T179_10">,<text:s/></text:span><text:span text:style-name="T179_11">y</text:span><text:span text:style-name="T179_12"><text:s/></text:span><text:span text:style-name="T179_13">responde</text:span><text:span text:style-name="T179_14"><text:s/></text:span><text:span text:style-name="T179_15">con</text:span><text:span text:style-name="T179_16"><text:s/></text:span><text:span text:style-name="T179_17">una</text:span><text:span text:style-name="T179_18"><text:s/></text:span><text:span text:style-name="T179_19">página</text:span><text:span text:style-name="T179_20"><text:s/></text:span><text:span text:style-name="T179_21">de</text:span><text:span text:style-name="T179_22"><text:s/></text:span><text:span text:style-name="T179_23">búsqueda</text:span><text:span text:style-name="T179_24"><text:s/></text:span><text:span text:style-name="T179_25">de</text:span><text:span text:style-name="T179_26"><text:s/></text:span><text:span text:style-name="T179_27">los</text:span><text:span text:style-name="T179_28"><text:s/></text:span><text:span text:style-name="T179_29">resultados</text:span><text:span text:style-name="T179_30"><text:s/></text:span><text:span text:style-name="T179_31">de</text:span><text:span text:style-name="T179_32"><text:s/></text:span><text:span text:style-name="T179_33">búsqueda</text:span><text:span text:style-name="T179_34">.</text:span></text:p>
          </table:table-cell>
        </table:table-row>
        <table:table-row table:style-name="Row19">
          <table:table-cell table:style-name="Cell40">
            <text:list text:style-name="LS11" xml:id="list35">
              <text:list-item>
                <text:p text:style-name="P180"><text:span text:style-name="T180_1">El</text:span><text:span text:style-name="T180_2"><text:s/></text:span><text:span text:style-name="T180_3">Cliente</text:span><text:span text:style-name="T180_4">,<text:s/></text:span><text:span text:style-name="T180_5">una</text:span><text:span text:style-name="T180_6"><text:s/></text:span><text:span text:style-name="T180_7">vez</text:span><text:span text:style-name="T180_8"><text:s/></text:span><text:span text:style-name="T180_9">más</text:span><text:span text:style-name="T180_10">,<text:s/></text:span><text:span text:style-name="T180_11">hace</text:span><text:span text:style-name="T180_12"><text:s/></text:span><text:span text:style-name="T180_13">que</text:span><text:span text:style-name="T180_14"><text:s/></text:span><text:span text:style-name="T180_15">esa</text:span><text:span text:style-name="T180_16"><text:s/></text:span><text:span text:style-name="T180_17">página</text:span><text:span text:style-name="T180_18"><text:s/></text:span><text:span text:style-name="T180_19">sea</text:span><text:span text:style-name="T180_20"><text:s/></text:span><text:span text:style-name="T180_21">visible</text:span><text:span text:style-name="T180_22"><text:s/></text:span><text:span text:style-name="T180_23">para</text:span><text:span text:style-name="T180_24"><text:s/></text:span><text:span text:style-name="T180_25">el</text:span><text:span text:style-name="T180_26"><text:s/></text:span><text:span text:style-name="T180_27">l</text:span><text:span text:style-name="T180_28"><text:s/></text:span><text:span text:style-name="T180_29">usuario</text:span><text:span text:style-name="T180_30">.</text:span></text:p>
              </text:list-item>
            </text:list>
          </table:table-cell>
          <table:table-cell table:style-name="Cell41">
            <text:p text:style-name="P181"/>
          </table:table-cell>
          <table:table-cell table:style-name="Cell42">
            <text:p text:style-name="P182"/>
          </table:table-cell>
        </table:table-row>
      </table:table>
      <text:p text:style-name="P183"/>
      <text:p text:style-name="P184"/>
      <text:p text:style-name="P185"/>
      <text:p text:style-name="P186"/>
      <text:p text:style-name="P187"/>
      <table:table table:style-name="Table4">
        <table:table-column table:style-name="Column8"/>
        <table:table-column table:style-name="Column9"/>
        <table:table-row table:style-name="Row20">
          <table:table-cell table:style-name="Cell43">
            <text:p text:style-name="P188"><text:span text:style-name="T188_1">Programación</text:span><text:span text:style-name="T188_2"><text:s/></text:span><text:span text:style-name="T188_3">del</text:span><text:span text:style-name="T188_4"><text:s/></text:span><text:span text:style-name="T188_5">lado</text:span><text:span text:style-name="T188_6"><text:s/></text:span><text:span text:style-name="T188_7">del</text:span><text:span text:style-name="T188_8"><text:s/></text:span><text:span text:style-name="T188_9">Servidor</text:span></text:p>
          </table:table-cell>
          <table:table-cell table:style-name="Cell44">
            <text:p text:style-name="P189"><text:span text:style-name="T189_1">Programación</text:span><text:span text:style-name="T189_2"><text:s/></text:span><text:span text:style-name="T189_3">del</text:span><text:span text:style-name="T189_4"><text:s/></text:span><text:span text:style-name="T189_5">lado</text:span><text:span text:style-name="T189_6"><text:s/></text:span><text:span text:style-name="T189_7">del</text:span><text:span text:style-name="T189_8"><text:s/></text:span><text:span text:style-name="T189_9">Servidor</text:span></text:p>
          </table:table-cell>
        </table:table-row>
        <table:table-row table:style-name="Row21">
          <table:table-cell table:style-name="Cell45">
            <text:p text:style-name="P190"><text:span text:style-name="T190_1">Usos</text:span></text:p>
            <text:list text:style-name="LS12" xml:id="list36">
              <text:list-item>
                <text:p text:style-name="P191"><text:span text:style-name="T191_1">Proceso</text:span><text:span text:style-name="T191_2"><text:s/></text:span><text:span text:style-name="T191_3">de</text:span><text:span text:style-name="T191_4"><text:s/></text:span><text:span text:style-name="T191_5">entrada</text:span><text:span text:style-name="T191_6"><text:s/></text:span><text:span text:style-name="T191_7">del</text:span><text:span text:style-name="T191_8"><text:s/></text:span><text:span text:style-name="T191_9">usuario</text:span><text:span text:style-name="T191_10">.</text:span></text:p>
              </text:list-item>
              <text:list-item>
                <text:p text:style-name="P192"><text:span text:style-name="T192_1">Mostrar</text:span><text:span text:style-name="T192_2"><text:s/></text:span><text:span text:style-name="T192_3">Páginas</text:span><text:span text:style-name="T192_4">.</text:span></text:p>
              </text:list-item>
              <text:list-item>
                <text:p text:style-name="P193"><text:span text:style-name="T193_1">Estructuras</text:span><text:span text:style-name="T193_2"><text:s/></text:span><text:span text:style-name="T193_3">de</text:span><text:span text:style-name="T193_4"><text:s/></text:span><text:span text:style-name="T193_5">aplicaciones</text:span><text:span text:style-name="T193_6"><text:s/></text:span><text:span text:style-name="T193_7">web</text:span><text:span text:style-name="T193_8">.</text:span></text:p>
              </text:list-item>
              <text:list-item>
                <text:p text:style-name="P194"><text:span text:style-name="T194_1">Interactuar</text:span><text:span text:style-name="T194_2"><text:s/></text:span><text:span text:style-name="T194_3">con</text:span><text:span text:style-name="T194_4"><text:s/></text:span><text:span text:style-name="T194_5">base</text:span><text:span text:style-name="T194_6"><text:s/></text:span><text:span text:style-name="T194_7">de</text:span><text:span text:style-name="T194_8"><text:s/></text:span><text:span text:style-name="T194_9">datos</text:span><text:span text:style-name="T194_10"><text:s/>(</text:span><text:span text:style-name="T194_11">SQL</text:span><text:span text:style-name="T194_12">,<text:s/></text:span><text:span text:style-name="T194_13">archivos</text:span><text:span text:style-name="T194_14">).</text:span></text:p>
              </text:list-item>
            </text:list>
          </table:table-cell>
          <table:table-cell table:style-name="Cell46">
            <text:p text:style-name="P195"><text:span text:style-name="T195_1">Usos</text:span></text:p>
            <text:list text:style-name="LS12" xml:id="list40">
              <text:list-item>
                <text:p text:style-name="P196"><text:span text:style-name="T196_1">Páginas</text:span><text:span text:style-name="T196_2"><text:s/></text:span><text:span text:style-name="T196_3">web</text:span><text:span text:style-name="T196_4"><text:s/></text:span><text:span text:style-name="T196_5">interactivas</text:span><text:span text:style-name="T196_6">.</text:span></text:p>
              </text:list-item>
              <text:list-item>
                <text:p text:style-name="P197"><text:span text:style-name="T197_1">Hace</text:span><text:span text:style-name="T197_2"><text:s/></text:span><text:span text:style-name="T197_3">posible</text:span><text:span text:style-name="T197_4"><text:s/></text:span><text:span text:style-name="T197_5">acciones</text:span><text:span text:style-name="T197_6"><text:s/></text:span><text:span text:style-name="T197_7">dinámicas</text:span><text:span text:style-name="T197_8"><text:s/></text:span><text:span text:style-name="T197_9">en</text:span><text:span text:style-name="T197_10"><text:s/></text:span><text:span text:style-name="T197_11">la</text:span><text:span text:style-name="T197_12"><text:s/></text:span><text:span text:style-name="T197_13">página</text:span><text:span text:style-name="T197_14">.</text:span></text:p>
              </text:list-item>
              <text:list-item>
                <text:p text:style-name="P198"><text:span text:style-name="T198_1">Interactuar</text:span><text:span text:style-name="T198_2"><text:s/></text:span><text:span text:style-name="T198_3">con</text:span><text:span text:style-name="T198_4"><text:s/></text:span><text:span text:style-name="T198_5">el</text:span><text:span text:style-name="T198_6"><text:s/></text:span><text:span text:style-name="T198_7">almacenamiento</text:span><text:span text:style-name="T198_8"><text:s/></text:span><text:span text:style-name="T198_9">temporal</text:span><text:span text:style-name="T198_10"><text:s/></text:span><text:span text:style-name="T198_11">y</text:span><text:span text:style-name="T198_12"><text:s/></text:span><text:span text:style-name="T198_13">el</text:span><text:span text:style-name="T198_14"><text:s/></text:span><text:span text:style-name="T198_15">almacenamiento</text:span><text:span text:style-name="T198_16"><text:s/></text:span><text:span text:style-name="T198_17">local</text:span><text:span text:style-name="T198_18">.<text:s/>(</text:span><text:span text:style-name="T198_19">Cookies</text:span><text:span text:style-name="T198_20">)</text:span></text:p>
              </text:list-item>
              <text:list-item>
                <text:p text:style-name="P199"><text:span text:style-name="T199_1">Enviar</text:span><text:span text:style-name="T199_2"><text:s/></text:span><text:span text:style-name="T199_3">solicitudes</text:span><text:span text:style-name="T199_4"><text:s/></text:span><text:span text:style-name="T199_5">al</text:span><text:span text:style-name="T199_6"><text:s/></text:span><text:span text:style-name="T199_7">servidor</text:span><text:span text:style-name="T199_8">,<text:s/></text:span><text:span text:style-name="T199_9">y</text:span><text:span text:style-name="T199_10"><text:s/></text:span><text:span text:style-name="T199_11">recuperar</text:span><text:span text:style-name="T199_12"><text:s/></text:span><text:span text:style-name="T199_13">datos</text:span><text:span text:style-name="T199_14"><text:s/></text:span><text:span text:style-name="T199_15">de</text:span><text:span text:style-name="T199_16"><text:s/></text:span><text:span text:style-name="T199_17">él</text:span><text:span text:style-name="T199_18">.</text:span></text:p>
              </text:list-item>
              <text:list-item>
                <text:p text:style-name="P200"><text:span text:style-name="T200_1">Proporcionar</text:span><text:span text:style-name="T200_2"><text:s/></text:span><text:span text:style-name="T200_3">un</text:span><text:span text:style-name="T200_4"><text:s/></text:span><text:span text:style-name="T200_5">servicio</text:span><text:span text:style-name="T200_6"><text:s/></text:span><text:span text:style-name="T200_7">remoto</text:span><text:span text:style-name="T200_8"><text:s/></text:span><text:span text:style-name="T200_9">para</text:span><text:span text:style-name="T200_10"><text:s/></text:span><text:span text:style-name="T200_11">aplicaciones</text:span><text:span text:style-name="T200_12"><text:s/></text:span><text:span text:style-name="T200_13">del</text:span><text:span text:style-name="T200_14"><text:s/></text:span><text:span text:style-name="T200_15">lado</text:span><text:span text:style-name="T200_16"><text:s/></text:span><text:span text:style-name="T200_17">del</text:span><text:span text:style-name="T200_18"><text:s/></text:span><text:span text:style-name="T200_19">cliente</text:span><text:span text:style-name="T200_20">,<text:s/></text:span><text:span text:style-name="T200_21">como</text:span><text:span text:style-name="T200_22"><text:s/></text:span><text:span text:style-name="T200_23">el</text:span><text:span text:style-name="T200_24"><text:s/></text:span><text:span text:style-name="T200_25">registro</text:span><text:span text:style-name="T200_26"><text:s/></text:span><text:span text:style-name="T200_27">de</text:span><text:span text:style-name="T200_28"><text:s/></text:span><text:span text:style-name="T200_29">software</text:span><text:span text:style-name="T200_30">,<text:s/></text:span><text:span text:style-name="T200_31">la</text:span><text:span text:style-name="T200_32"><text:s/></text:span><text:span text:style-name="T200_33">entrega</text:span><text:span text:style-name="T200_34"><text:s/></text:span><text:span text:style-name="T200_35">de</text:span><text:span text:style-name="T200_36"><text:s/></text:span><text:span text:style-name="T200_37">contenido</text:span><text:span text:style-name="T200_38">,<text:s/></text:span><text:span text:style-name="T200_39">o</text:span><text:span text:style-name="T200_40"><text:s/></text:span><text:span text:style-name="T200_41">juegos</text:span><text:span text:style-name="T200_42"><text:s/></text:span><text:span text:style-name="T200_43">con</text:span><text:span text:style-name="T200_44"><text:s/></text:span><text:span text:style-name="T200_45">varios</text:span><text:span text:style-name="T200_46"><text:s/></text:span><text:span text:style-name="T200_47">jugadores</text:span><text:span text:style-name="T200_48"><text:s/></text:span><text:span text:style-name="T200_49">a</text:span><text:span text:style-name="T200_50"><text:s/></text:span><text:span text:style-name="T200_51">distancia</text:span><text:span text:style-name="T200_52">.</text:span></text:p>
              </text:list-item>
            </text:list>
          </table:table-cell>
        </table:table-row>
        <table:table-row table:style-name="Row22">
          <table:table-cell table:style-name="Cell47">
            <text:p text:style-name="P201"><text:span text:style-name="T201_1">Ejemplo</text:span><text:span text:style-name="T201_2"><text:s/></text:span><text:span text:style-name="T201_3">de</text:span><text:span text:style-name="T201_4"><text:s/></text:span><text:span text:style-name="T201_5">lenguajes</text:span></text:p>
            <text:list text:style-name="LS12" xml:id="list45">
              <text:list-item>
                <text:p text:style-name="P202"><text:span text:style-name="T202_1">PHP</text:span></text:p>
              </text:list-item>
              <text:list-item>
                <text:p text:style-name="P203"><text:span text:style-name="T203_1">ASP</text:span><text:span text:style-name="T203_2">.</text:span><text:span text:style-name="T203_3">Net</text:span><text:span text:style-name="T203_4"><text:s/></text:span><text:span text:style-name="T203_5">en</text:span><text:span text:style-name="T203_6"><text:s/></text:span><text:span text:style-name="T203_7">C</text:span><text:span text:style-name="T203_8"><text:s/>#,<text:s/></text:span><text:span text:style-name="T203_9">C</text:span><text:span text:style-name="T203_10"><text:s/>++<text:s/></text:span><text:span text:style-name="T203_11">o</text:span><text:span text:style-name="T203_12"><text:s/></text:span><text:span text:style-name="T203_13">Visual</text:span><text:span text:style-name="T203_14"><text:s/></text:span><text:span text:style-name="T203_15">Basic</text:span><text:span text:style-name="T203_16">.</text:span></text:p>
              </text:list-item>
              <text:list-item>
                <text:p text:style-name="P204"><text:span text:style-name="T204_1">Casi</text:span><text:span text:style-name="T204_2"><text:s/></text:span><text:span text:style-name="T204_3">cualquier</text:span><text:span text:style-name="T204_4"><text:s/></text:span><text:span text:style-name="T204_5">idioma</text:span><text:span text:style-name="T204_6"><text:s/>(</text:span><text:span text:style-name="T204_7">C</text:span><text:span text:style-name="T204_8"><text:s/>++,<text:s/></text:span><text:span text:style-name="T204_9">C</text:span><text:span text:style-name="T204_10"><text:s/>#,<text:s/></text:span><text:span text:style-name="T204_11">Java</text:span><text:span text:style-name="T204_12">).</text:span></text:p>
              </text:list-item>
            </text:list>
          </table:table-cell>
          <table:table-cell table:style-name="Cell48">
            <text:p text:style-name="P205"><text:span text:style-name="T205_1">Ejemplo</text:span><text:span text:style-name="T205_2"><text:s/></text:span><text:span text:style-name="T205_3">de</text:span><text:span text:style-name="T205_4"><text:s/></text:span><text:span text:style-name="T205_5">lenguajes</text:span></text:p>
            <text:list text:style-name="LS12" xml:id="list48">
              <text:list-item>
                <text:p text:style-name="P206"><text:span text:style-name="T206_1">JavaScript</text:span><text:span text:style-name="T206_2"><text:s/>(</text:span><text:span text:style-name="T206_3">principalmente</text:span><text:span text:style-name="T206_4">)</text:span></text:p>
              </text:list-item>
              <text:list-item>
                <text:p text:style-name="P207"><text:span text:style-name="T207_1">HTML</text:span><text:span text:style-name="T207_2"><text:s/></text:span></text:p>
              </text:list-item>
              <text:list-item>
                <text:p text:style-name="P208"><text:span text:style-name="T208_1">CSS</text:span><text:span text:style-name="T208_2"><text:s/></text:span></text:p>
              </text:list-item>
            </text:list>
          </table:table-cell>
        </table:table-row>
      </table:table>
      <text:p text:style-name="P209"/>
      <text:h text:style-name="P210" text:outline-level="10"><text:bookmark-start text:name="h.oban56tj37ts"/><text:bookmark-end text:name="h.oban56tj37ts"/><text:span text:style-name="T210_1">¿</text:span><text:span text:style-name="T210_2">Que</text:span><text:span text:style-name="T210_3"><text:s/></text:span><text:span text:style-name="T210_4">es</text:span><text:span text:style-name="T210_5"><text:s/></text:span><text:span text:style-name="T210_6">scripting</text:span><text:span text:style-name="T210_7"><text:s/></text:span><text:span text:style-name="T210_8">language</text:span><text:span text:style-name="T210_9">?</text:span></text:h>
      <text:p text:style-name="P211"/>
      <text:p text:style-name="P212"><text:span text:style-name="T212_1">Un</text:span><text:span text:style-name="T212_2"><text:s/></text:span><text:span text:style-name="T212_3">lenguaje</text:span><text:span text:style-name="T212_4"><text:s/></text:span><text:span text:style-name="T212_5">de</text:span><text:span text:style-name="T212_6"><text:s/></text:span><text:span text:style-name="T212_7">programación</text:span><text:span text:style-name="T212_8"><text:s/></text:span><text:span text:style-name="T212_9">o</text:span><text:span text:style-name="T212_10"><text:s/></text:span><text:span text:style-name="T212_11">lenguaje</text:span><text:span text:style-name="T212_12"><text:s/></text:span><text:span text:style-name="T212_13">de</text:span><text:span text:style-name="T212_14"><text:s/></text:span><text:span text:style-name="T212_15">script</text:span><text:span text:style-name="T212_16"><text:s/></text:span><text:span text:style-name="T212_17">es</text:span><text:span text:style-name="T212_18"><text:s/></text:span><text:span text:style-name="T212_19">un</text:span><text:span text:style-name="T212_20"><text:s/></text:span><text:span text:style-name="T212_21">lenguaje</text:span><text:span text:style-name="T212_22"><text:s/></text:span><text:span text:style-name="T212_23">de</text:span><text:span text:style-name="T212_24"><text:s/></text:span><text:span text:style-name="T212_25">programación</text:span><text:span text:style-name="T212_26"><text:s/></text:span><text:span text:style-name="T212_27">que</text:span><text:span text:style-name="T212_28"><text:s/></text:span><text:span text:style-name="T212_29">soporta</text:span><text:span text:style-name="T212_30"><text:s/></text:span><text:span text:style-name="T212_31">scripts</text:span><text:span text:style-name="T212_32">,<text:s/></text:span><text:span text:style-name="T212_33">programas</text:span><text:span text:style-name="T212_34"><text:s/></text:span><text:span text:style-name="T212_35">escritos</text:span><text:span text:style-name="T212_36"><text:s/></text:span><text:span text:style-name="T212_37">para</text:span><text:span text:style-name="T212_38"><text:s/></text:span><text:span text:style-name="T212_39">un</text:span><text:span text:style-name="T212_40"><text:s/></text:span><text:span text:style-name="T212_41">ambiente</text:span><text:span text:style-name="T212_42"><text:s/></text:span><text:span text:style-name="T212_43">especial</text:span><text:span text:style-name="T212_44"><text:s/></text:span><text:span text:style-name="T212_45">en</text:span><text:span text:style-name="T212_46"><text:s/></text:span><text:span text:style-name="T212_47">un</text:span><text:span text:style-name="T212_48"><text:s/></text:span><text:span text:style-name="T212_49">determinado</text:span><text:span text:style-name="T212_50"><text:s/></text:span><text:span text:style-name="T212_51">tiempo</text:span><text:span text:style-name="T212_52"><text:s/></text:span><text:span text:style-name="T212_53">de</text:span><text:span text:style-name="T212_54"><text:s/></text:span><text:span text:style-name="T212_55">ejecución</text:span><text:span text:style-name="T212_56"><text:s/></text:span><text:span text:style-name="T212_57">que</text:span><text:span text:style-name="T212_58"><text:s/></text:span><text:span text:style-name="T212_59">puede</text:span><text:span text:style-name="T212_60"><text:s/></text:span><text:span text:style-name="T212_61">interpretar</text:span><text:span text:style-name="T212_62"><text:s/>(</text:span><text:span text:style-name="T212_63">en</text:span><text:span text:style-name="T212_64"><text:s/></text:span><text:span text:style-name="T212_65">lugar</text:span><text:span text:style-name="T212_66"><text:s/></text:span><text:span text:style-name="T212_67">de</text:span><text:span text:style-name="T212_68"><text:s/></text:span><text:span text:style-name="T212_69">compilar</text:span><text:span text:style-name="T212_70">)<text:s/></text:span><text:span text:style-name="T212_71">y</text:span><text:span text:style-name="T212_72"><text:s/></text:span><text:span text:style-name="T212_73">automatizar</text:span><text:span text:style-name="T212_74"><text:s/></text:span><text:span text:style-name="T212_75">la</text:span><text:span text:style-name="T212_76"><text:s/></text:span><text:span text:style-name="T212_77">ejecución</text:span><text:span text:style-name="T212_78"><text:s/></text:span><text:span text:style-name="T212_79">de</text:span><text:span text:style-name="T212_80"><text:s/></text:span><text:span text:style-name="T212_81">tareas</text:span><text:span text:style-name="T212_82"><text:s/></text:span><text:span text:style-name="T212_83">que</text:span><text:span text:style-name="T212_84">,<text:s/></text:span><text:span text:style-name="T212_85">alternativamente</text:span><text:span text:style-name="T212_86">,<text:s/></text:span><text:span text:style-name="T212_87">podría</text:span><text:span text:style-name="T212_88"><text:s/></text:span><text:span text:style-name="T212_89">ser</text:span><text:span text:style-name="T212_90"><text:s/></text:span><text:span text:style-name="T212_91">ejecutado</text:span><text:span text:style-name="T212_92"><text:s/></text:span><text:span text:style-name="T212_93">una</text:span><text:span text:style-name="T212_94"><text:s/></text:span><text:span text:style-name="T212_95">por</text:span><text:span text:style-name="T212_96"><text:s/></text:span><text:span text:style-name="T212_97">una</text:span><text:span text:style-name="T212_98">,<text:s/></text:span><text:span text:style-name="T212_99">por</text:span><text:span text:style-name="T212_100"><text:s/></text:span><text:span text:style-name="T212_101">un</text:span><text:span text:style-name="T212_102"><text:s/></text:span><text:span text:style-name="T212_103">operador</text:span><text:span text:style-name="T212_104"><text:s/></text:span><text:span text:style-name="T212_105">humano</text:span><text:span text:style-name="T212_106"><text:s/>.</text:span></text:p>
      <text:p text:style-name="P213"/>
      <text:p text:style-name="P214"><text:span text:style-name="T214_1">Los</text:span><text:span text:style-name="T214_2"><text:s/></text:span><text:span text:style-name="T214_3">ambientes</text:span><text:span text:style-name="T214_4"><text:s/></text:span><text:span text:style-name="T214_5">que</text:span><text:span text:style-name="T214_6"><text:s/></text:span><text:span text:style-name="T214_7">se</text:span><text:span text:style-name="T214_8"><text:s/></text:span><text:span text:style-name="T214_9">pueden</text:span><text:span text:style-name="T214_10"><text:s/></text:span><text:span text:style-name="T214_11">automatizar</text:span><text:span text:style-name="T214_12"><text:s/></text:span><text:span text:style-name="T214_13">mediante</text:span><text:span text:style-name="T214_14"><text:s/></text:span><text:span text:style-name="T214_15">scripts</text:span><text:span text:style-name="T214_16"><text:s/></text:span><text:span text:style-name="T214_17">incluyen</text:span><text:span text:style-name="T214_18"><text:s/></text:span><text:span text:style-name="T214_19">aplicaciones</text:span><text:span text:style-name="T214_20"><text:s/></text:span><text:span text:style-name="T214_21">de</text:span><text:span text:style-name="T214_22"><text:s/></text:span><text:span text:style-name="T214_23">software</text:span><text:span text:style-name="T214_24">,<text:s/></text:span><text:span text:style-name="T214_25">páginas</text:span><text:span text:style-name="T214_26"><text:s/></text:span><text:span text:style-name="T214_27">web</text:span><text:span text:style-name="T214_28"><text:s/></text:span><text:span text:style-name="T214_29">dentro</text:span><text:span text:style-name="T214_30"><text:s/></text:span><text:span text:style-name="T214_31">de</text:span><text:span text:style-name="T214_32"><text:s/></text:span><text:span text:style-name="T214_33">un</text:span><text:span text:style-name="T214_34"><text:s/></text:span><text:span text:style-name="T214_35">navegador</text:span><text:span text:style-name="T214_36"><text:s/></text:span><text:span text:style-name="T214_37">web</text:span><text:span text:style-name="T214_38"><text:s/></text:span><text:span text:style-name="T214_39">y</text:span><text:span text:style-name="T214_40"><text:s/></text:span><text:span text:style-name="T214_41">sistemas</text:span><text:span text:style-name="T214_42"><text:s/></text:span><text:span text:style-name="T214_43">embebidos</text:span><text:span text:style-name="T214_44">.<text:s/></text:span><text:span text:style-name="T214_45">Un</text:span><text:span text:style-name="T214_46"><text:s/></text:span><text:span text:style-name="T214_47">lenguaje</text:span><text:span text:style-name="T214_48"><text:s/></text:span><text:span text:style-name="T214_49">de</text:span><text:span text:style-name="T214_50"><text:s/></text:span><text:span text:style-name="T214_51">script</text:span><text:span text:style-name="T214_52"><text:s/></text:span><text:span text:style-name="T214_53">puede</text:span><text:span text:style-name="T214_54"><text:s/></text:span><text:span text:style-name="T214_55">ser</text:span><text:span text:style-name="T214_56"><text:s/></text:span><text:span text:style-name="T214_57">visto</text:span><text:span text:style-name="T214_58"><text:s/></text:span><text:span text:style-name="T214_59">como</text:span><text:span text:style-name="T214_60"><text:s/></text:span><text:span text:style-name="T214_61">un</text:span><text:span text:style-name="T214_62"><text:s/></text:span><text:span text:style-name="T214_63">lenguaje</text:span><text:span text:style-name="T214_64"><text:s/></text:span><text:span text:style-name="T214_65">de</text:span><text:span text:style-name="T214_66"><text:s/></text:span><text:span text:style-name="T214_67">dominio</text:span><text:span text:style-name="T214_68"><text:s/></text:span><text:span text:style-name="T214_69">específico</text:span><text:span text:style-name="T214_70"><text:s/></text:span><text:span text:style-name="T214_71">para</text:span><text:span text:style-name="T214_72"><text:s/></text:span><text:span text:style-name="T214_73">un</text:span><text:span text:style-name="T214_74"><text:s/></text:span><text:span text:style-name="T214_75">entorno</text:span><text:span text:style-name="T214_76"><text:s/></text:span><text:span text:style-name="T214_77">particular</text:span><text:span text:style-name="T214_78">;<text:s/></text:span><text:span text:style-name="T214_79">en</text:span><text:span text:style-name="T214_80"><text:s/></text:span><text:span text:style-name="T214_81">el</text:span><text:span text:style-name="T214_82"><text:s/></text:span><text:span text:style-name="T214_83">caso</text:span><text:span text:style-name="T214_84"><text:s/></text:span><text:span text:style-name="T214_85">de</text:span><text:span text:style-name="T214_86"><text:s/></text:span><text:span text:style-name="T214_87">secuencias</text:span><text:span text:style-name="T214_88"><text:s/></text:span><text:span text:style-name="T214_89">de</text:span><text:span text:style-name="T214_90"><text:s/></text:span><text:span text:style-name="T214_91">comandos</text:span><text:span text:style-name="T214_92"><text:s/></text:span><text:span text:style-name="T214_93">de</text:span><text:span text:style-name="T214_94"><text:s/></text:span><text:span text:style-name="T214_95">una</text:span><text:span text:style-name="T214_96"><text:s/></text:span><text:span text:style-name="T214_97">aplicación</text:span><text:span text:style-name="T214_98">,<text:s/></text:span><text:span text:style-name="T214_99">esto</text:span><text:span text:style-name="T214_100"><text:s/></text:span><text:span text:style-name="T214_101">se</text:span><text:span text:style-name="T214_102"><text:s/></text:span><text:span text:style-name="T214_103">conoce</text:span><text:span text:style-name="T214_104"><text:s/></text:span><text:span text:style-name="T214_105">como</text:span><text:span text:style-name="T214_106"><text:s/></text:span><text:span text:style-name="T214_107">un</text:span><text:span text:style-name="T214_108"><text:s/></text:span><text:span text:style-name="T214_109">lenguaje</text:span><text:span text:style-name="T214_110"><text:s/></text:span><text:span text:style-name="T214_111">de</text:span><text:span text:style-name="T214_112"><text:s/></text:span><text:span text:style-name="T214_113">extensión</text:span><text:span text:style-name="T214_114">.<text:s/></text:span><text:span text:style-name="T214_115">Los</text:span><text:span text:style-name="T214_116"><text:s/></text:span><text:span text:style-name="T214_117">lenguajes</text:span><text:span text:style-name="T214_118"><text:s/></text:span><text:span text:style-name="T214_119">de</text:span><text:span text:style-name="T214_120"><text:s/></text:span><text:span text:style-name="T214_121">script</text:span><text:span text:style-name="T214_122"><text:s/></text:span><text:span text:style-name="T214_123">también</text:span><text:span text:style-name="T214_124"><text:s/></text:span><text:span text:style-name="T214_125">se</text:span><text:span text:style-name="T214_126"><text:s/></text:span><text:span text:style-name="T214_127">refieren</text:span><text:span text:style-name="T214_128"><text:s/></text:span><text:span text:style-name="T214_129">a</text:span><text:span text:style-name="T214_130"><text:s/></text:span><text:span text:style-name="T214_131">veces</text:span><text:span text:style-name="T214_132"><text:s/></text:span><text:span text:style-name="T214_133">lenguajes</text:span><text:span text:style-name="T214_134"><text:s/></text:span><text:span text:style-name="T214_135">de</text:span><text:span text:style-name="T214_136"><text:s/></text:span><text:span text:style-name="T214_137">programación</text:span><text:span text:style-name="T214_138"><text:s/></text:span><text:span text:style-name="T214_139">como</text:span><text:span text:style-name="T214_140"><text:s/></text:span><text:span text:style-name="T214_141">de</text:span><text:span text:style-name="T214_142"><text:s/></text:span><text:span text:style-name="T214_143">muy</text:span><text:span text:style-name="T214_144"><text:s/></text:span><text:span text:style-name="T214_145">alto</text:span><text:span text:style-name="T214_146"><text:s/></text:span><text:span text:style-name="T214_147">nivel</text:span><text:span text:style-name="T214_148">,<text:s/></text:span><text:span text:style-name="T214_149">ya</text:span><text:span text:style-name="T214_150"><text:s/></text:span><text:span text:style-name="T214_151">que</text:span><text:span text:style-name="T214_152"><text:s/></text:span><text:span text:style-name="T214_153">operan</text:span><text:span text:style-name="T214_154"><text:s/></text:span><text:span text:style-name="T214_155">en</text:span><text:span text:style-name="T214_156"><text:s/></text:span><text:span text:style-name="T214_157">un</text:span><text:span text:style-name="T214_158"><text:s/></text:span><text:span text:style-name="T214_159">alto</text:span><text:span text:style-name="T214_160"><text:s/></text:span><text:span text:style-name="T214_161">nivel</text:span><text:span text:style-name="T214_162"><text:s/></text:span><text:span text:style-name="T214_163">de</text:span><text:span text:style-name="T214_164"><text:s/></text:span><text:span text:style-name="T214_165">abstracción</text:span><text:span text:style-name="T214_166">,<text:s/></text:span><text:span text:style-name="T214_167">o</text:span><text:span text:style-name="T214_168"><text:s/></text:span><text:span text:style-name="T214_169">como</text:span><text:span text:style-name="T214_170"><text:s/></text:span><text:span text:style-name="T214_171">lenguajes</text:span><text:span text:style-name="T214_172"><text:s/></text:span><text:span text:style-name="T214_173">de</text:span><text:span text:style-name="T214_174"><text:s/></text:span><text:span text:style-name="T214_175">control</text:span><text:span text:style-name="T214_176">,<text:s/></text:span><text:span text:style-name="T214_177">en</text:span><text:span text:style-name="T214_178"><text:s/></text:span><text:span text:style-name="T214_179">particular</text:span><text:span text:style-name="T214_180"><text:s/></text:span><text:span text:style-name="T214_181">para</text:span><text:span text:style-name="T214_182"><text:s/></text:span><text:span text:style-name="T214_183">lenguajes</text:span><text:span text:style-name="T214_184"><text:s/></text:span><text:span text:style-name="T214_185">de</text:span><text:span text:style-name="T214_186"><text:s/></text:span><text:span text:style-name="T214_187">control</text:span><text:span text:style-name="T214_188"><text:s/></text:span><text:span text:style-name="T214_189">de</text:span><text:span text:style-name="T214_190"><text:s/></text:span><text:span text:style-name="T214_191">trabajo</text:span><text:span text:style-name="T214_192"><text:s/></text:span><text:span text:style-name="T214_193">en</text:span><text:span text:style-name="T214_194"><text:s/></text:span><text:span text:style-name="T214_195">mainframes</text:span></text:p>
      <text:p text:style-name="P215"/>
      <text:p text:style-name="P216"><text:span text:style-name="T216_1">Lengua</text:span><text:span text:style-name="T216_2"><text:s/></text:span><text:span text:style-name="T216_3">de</text:span><text:span text:style-name="T216_4"><text:s/></text:span><text:span text:style-name="T216_5">uso</text:span><text:span text:style-name="T216_6"><text:s/></text:span><text:span text:style-name="T216_7">general</text:span><text:span text:style-name="T216_8"><text:s/></text:span><text:span text:style-name="T216_9">dinámico</text:span><text:span text:style-name="T216_10"><text:s/></text:span><text:span text:style-name="T216_11">de</text:span><text:span text:style-name="T216_12"><text:s/></text:span><text:span text:style-name="T216_13">alto</text:span><text:span text:style-name="T216_14"><text:s/></text:span><text:span text:style-name="T216_15">nivel</text:span><text:span text:style-name="T216_16">,<text:s/></text:span><text:span text:style-name="T216_17">como</text:span><text:span text:style-name="T216_18"><text:s/></text:span><text:span text:style-name="T216_19">Perl</text:span><text:span text:style-name="T216_20">,<text:s/>[1]<text:s/></text:span><text:span text:style-name="T216_21">Tcl</text:span><text:span text:style-name="T216_22"><text:s/></text:span><text:span text:style-name="T216_23">y</text:span><text:span text:style-name="T216_24"><text:s/></text:span><text:span text:style-name="T216_25">Python</text:span><text:span text:style-name="T216_26">,<text:s/>[2]<text:s/></text:span><text:span text:style-name="T216_27">con</text:span><text:span text:style-name="T216_28"><text:s/></text:span><text:span text:style-name="T216_29">el</text:span><text:span text:style-name="T216_30"><text:s/></text:span><text:span text:style-name="T216_31">término</text:span><text:span text:style-name="T216_32"><text:s/>"</text:span><text:span text:style-name="T216_33">script</text:span><text:span text:style-name="T216_34">"<text:s/></text:span><text:span text:style-name="T216_35">a</text:span><text:span text:style-name="T216_36"><text:s/></text:span><text:span text:style-name="T216_37">menudo</text:span><text:span text:style-name="T216_38"><text:s/></text:span><text:span text:style-name="T216_39">se</text:span><text:span text:style-name="T216_40"><text:s/></text:span><text:span text:style-name="T216_41">utiliza</text:span><text:span text:style-name="T216_42"><text:s/></text:span><text:span text:style-name="T216_43">para</text:span><text:span text:style-name="T216_44"><text:s/></text:span><text:span text:style-name="T216_45">programas</text:span><text:span text:style-name="T216_46"><text:s/></text:span><text:span text:style-name="T216_47">pequeños</text:span><text:span text:style-name="T216_48"><text:s/>(</text:span><text:span text:style-name="T216_49">hasta</text:span><text:span text:style-name="T216_50"><text:s/></text:span><text:span text:style-name="T216_51">a</text:span><text:span text:style-name="T216_52"><text:s/></text:span><text:span text:style-name="T216_53">unos</text:span><text:span text:style-name="T216_54"><text:s/></text:span><text:span text:style-name="T216_55">pocos</text:span><text:span text:style-name="T216_56"><text:s/></text:span><text:span text:style-name="T216_57">miles</text:span><text:span text:style-name="T216_58"><text:s/></text:span><text:span text:style-name="T216_59">de</text:span><text:span text:style-name="T216_60"><text:s/></text:span><text:span text:style-name="T216_61">líneas</text:span><text:span text:style-name="T216_62"><text:s/></text:span><text:span text:style-name="T216_63">de</text:span><text:span text:style-name="T216_64"><text:s/></text:span><text:span text:style-name="T216_65">código</text:span><text:span text:style-name="T216_66">)<text:s/></text:span><text:span text:style-name="T216_67">en</text:span><text:span text:style-name="T216_68"><text:s/></text:span><text:span text:style-name="T216_69">estas</text:span><text:span text:style-name="T216_70"><text:s/></text:span><text:span text:style-name="T216_71">lenguas</text:span><text:span text:style-name="T216_72">,<text:s/></text:span><text:span text:style-name="T216_73">o</text:span><text:span text:style-name="T216_74"><text:s/></text:span><text:span text:style-name="T216_75">en</text:span><text:span text:style-name="T216_76"><text:s/></text:span><text:span text:style-name="T216_77">lenguajes</text:span><text:span text:style-name="T216_78"><text:s/></text:span><text:span text:style-name="T216_79">específicos</text:span><text:span text:style-name="T216_80"><text:s/></text:span><text:span text:style-name="T216_81">de</text:span><text:span text:style-name="T216_82"><text:s/></text:span><text:span text:style-name="T216_83">dominio</text:span><text:span text:style-name="T216_84">,<text:s/></text:span><text:span text:style-name="T216_85">como</text:span><text:span text:style-name="T216_86"><text:s/></text:span><text:span text:style-name="T216_87">las</text:span><text:span text:style-name="T216_88"><text:s/></text:span><text:span text:style-name="T216_89">lenguas</text:span><text:span text:style-name="T216_90"><text:s/></text:span><text:span text:style-name="T216_91">de</text:span><text:span text:style-name="T216_92"><text:s/></text:span><text:span text:style-name="T216_93">procesamiento</text:span><text:span text:style-name="T216_94"><text:s/></text:span><text:span text:style-name="T216_95">de</text:span><text:span text:style-name="T216_96"><text:s/></text:span><text:span text:style-name="T216_97">textos</text:span><text:span text:style-name="T216_98"><text:s/></text:span><text:span text:style-name="T216_99">sed</text:span><text:span text:style-name="T216_100"><text:s/></text:span><text:span text:style-name="T216_101">y</text:span><text:span text:style-name="T216_102"><text:s/></text:span><text:span text:style-name="T216_103">AWK</text:span><text:span text:style-name="T216_104">.<text:s/></text:span><text:span text:style-name="T216_105">Algunas</text:span><text:span text:style-name="T216_106"><text:s/></text:span><text:span text:style-name="T216_107">de</text:span><text:span text:style-name="T216_108"><text:s/></text:span><text:span text:style-name="T216_109">estas</text:span><text:span text:style-name="T216_110"><text:s/></text:span><text:span text:style-name="T216_111">lenguas</text:span><text:span text:style-name="T216_112"><text:s/></text:span><text:span text:style-name="T216_113">fueron</text:span><text:span text:style-name="T216_114"><text:s/></text:span><text:span text:style-name="T216_115">desarrollados</text:span><text:span text:style-name="T216_116"><text:s/></text:span><text:span text:style-name="T216_117">originalmente</text:span><text:span text:style-name="T216_118"><text:s/></text:span><text:span text:style-name="T216_119">para</text:span><text:span text:style-name="T216_120"><text:s/></text:span><text:span text:style-name="T216_121">su</text:span><text:span text:style-name="T216_122"><text:s/></text:span><text:span text:style-name="T216_123">uso</text:span><text:span text:style-name="T216_124"><text:s/></text:span><text:span text:style-name="T216_125">dentro</text:span><text:span text:style-name="T216_126"><text:s/></text:span><text:span text:style-name="T216_127">de</text:span><text:span text:style-name="T216_128"><text:s/></text:span><text:span text:style-name="T216_129">un</text:span><text:span text:style-name="T216_130"><text:s/></text:span><text:span text:style-name="T216_131">entorno</text:span><text:span text:style-name="T216_132"><text:s/></text:span><text:span text:style-name="T216_133">particular</text:span><text:span text:style-name="T216_134">,<text:s/></text:span><text:span text:style-name="T216_135">y</text:span><text:span text:style-name="T216_136"><text:s/></text:span><text:span text:style-name="T216_137">más</text:span><text:span text:style-name="T216_138"><text:s/></text:span><text:span text:style-name="T216_139">tarde</text:span><text:span text:style-name="T216_140"><text:s/></text:span><text:span text:style-name="T216_141">se</text:span><text:span text:style-name="T216_142"><text:s/></text:span><text:span text:style-name="T216_143">convirtió</text:span><text:span text:style-name="T216_144"><text:s/></text:span><text:span text:style-name="T216_145">en</text:span><text:span text:style-name="T216_146"><text:s/></text:span><text:span text:style-name="T216_147">lenguajes</text:span><text:span text:style-name="T216_148"><text:s/></text:span><text:span text:style-name="T216_149">específicos</text:span><text:span text:style-name="T216_150"><text:s/></text:span><text:span text:style-name="T216_151">de</text:span><text:span text:style-name="T216_152"><text:s/></text:span><text:span text:style-name="T216_153">dominio</text:span><text:span text:style-name="T216_154"><text:s/></text:span><text:span text:style-name="T216_155">o</text:span><text:span text:style-name="T216_156"><text:s/></text:span><text:span text:style-name="T216_157">de</text:span><text:span text:style-name="T216_158"><text:s/></text:span><text:span text:style-name="T216_159">uso</text:span><text:span text:style-name="T216_160"><text:s/></text:span><text:span text:style-name="T216_161">general</text:span><text:span text:style-name="T216_162"><text:s/></text:span><text:span text:style-name="T216_163">portátiles</text:span><text:span text:style-name="T216_164">.<text:s/></text:span></text:p>
      <text:p text:style-name="P217"/>
      <text:p text:style-name="P218"><text:span text:style-name="T218_1">Python</text:span><text:span text:style-name="T218_2"><text:s/></text:span><text:span text:style-name="T218_3">es</text:span><text:span text:style-name="T218_4"><text:s/></text:span><text:span text:style-name="T218_5">un</text:span><text:span text:style-name="T218_6"><text:s/></text:span><text:span text:style-name="T218_7">lenguaje</text:span><text:span text:style-name="T218_8"><text:s/></text:span><text:span text:style-name="T218_9">de</text:span><text:span text:style-name="T218_10"><text:s/></text:span><text:span text:style-name="T218_11">propósito</text:span><text:span text:style-name="T218_12"><text:s/></text:span><text:span text:style-name="T218_13">general</text:span><text:span text:style-name="T218_14"><text:s/></text:span><text:span text:style-name="T218_15">que</text:span><text:span text:style-name="T218_16"><text:s/></text:span><text:span text:style-name="T218_17">también</text:span><text:span text:style-name="T218_18"><text:s/></text:span><text:span text:style-name="T218_19">se</text:span><text:span text:style-name="T218_20"><text:s/></text:span><text:span text:style-name="T218_21">usa</text:span><text:span text:style-name="T218_22"><text:s/></text:span><text:span text:style-name="T218_23">comúnmente</text:span><text:span text:style-name="T218_24"><text:s/></text:span><text:span text:style-name="T218_25">como</text:span><text:span text:style-name="T218_26"><text:s/></text:span><text:span text:style-name="T218_27">un</text:span><text:span text:style-name="T218_28"><text:s/></text:span><text:span text:style-name="T218_29">lenguaje</text:span><text:span text:style-name="T218_30"><text:s/></text:span><text:span text:style-name="T218_31">de</text:span><text:span text:style-name="T218_32"><text:s/></text:span><text:span text:style-name="T218_33">extensión</text:span><text:span text:style-name="T218_34">,<text:s/></text:span><text:span text:style-name="T218_35">mientras</text:span><text:span text:style-name="T218_36"><text:s/></text:span><text:span text:style-name="T218_37">que</text:span><text:span text:style-name="T218_38"><text:s/></text:span><text:span text:style-name="T218_39">ECMAScript</text:span><text:span text:style-name="T218_40"><text:s/></text:span><text:span text:style-name="T218_41">sigue</text:span><text:span text:style-name="T218_42"><text:s/></text:span><text:span text:style-name="T218_43">siendo</text:span><text:span text:style-name="T218_44"><text:s/></text:span><text:span text:style-name="T218_45">principalmente</text:span><text:span text:style-name="T218_46"><text:s/></text:span><text:span text:style-name="T218_47">un</text:span><text:span text:style-name="T218_48"><text:s/></text:span><text:span text:style-name="T218_49">lenguaje</text:span><text:span text:style-name="T218_50"><text:s/></text:span><text:span text:style-name="T218_51">de</text:span><text:span text:style-name="T218_52"><text:s/></text:span><text:span text:style-name="T218_53">scripts</text:span><text:span text:style-name="T218_54"><text:s/></text:span><text:span text:style-name="T218_55">para</text:span><text:span text:style-name="T218_56"><text:s/></text:span><text:span text:style-name="T218_57">los</text:span><text:span text:style-name="T218_58"><text:s/></text:span><text:span text:style-name="T218_59">navegadores</text:span><text:span text:style-name="T218_60"><text:s/></text:span><text:span text:style-name="T218_61">web</text:span><text:span text:style-name="T218_62">.</text:span></text:p>
      <text:p text:style-name="P219"><text:span text:style-name="T219_1">Por</text:span><text:span text:style-name="T219_2"><text:s/></text:span><text:span text:style-name="T219_3">lo</text:span><text:span text:style-name="T219_4"><text:s/></text:span><text:span text:style-name="T219_5">general</text:span><text:span text:style-name="T219_6"><text:s/></text:span><text:span text:style-name="T219_7">un</text:span><text:span text:style-name="T219_8"><text:s/></text:span><text:span text:style-name="T219_9">lenguaje</text:span><text:span text:style-name="T219_10"><text:s/></text:span><text:span text:style-name="T219_11">de</text:span><text:span text:style-name="T219_12"><text:s/></text:span><text:span text:style-name="T219_13">script</text:span><text:span text:style-name="T219_14"><text:s/></text:span><text:span text:style-name="T219_15">se</text:span><text:span text:style-name="T219_16"><text:s/></text:span><text:span text:style-name="T219_17">interpreta</text:span><text:span text:style-name="T219_18"><text:s/></text:span><text:span text:style-name="T219_19">a</text:span><text:span text:style-name="T219_20"><text:s/></text:span><text:span text:style-name="T219_21">partir</text:span><text:span text:style-name="T219_22"><text:s/></text:span><text:span text:style-name="T219_23">de</text:span><text:span text:style-name="T219_24"><text:s/></text:span><text:span text:style-name="T219_25">código</text:span><text:span text:style-name="T219_26"><text:s/></text:span><text:span text:style-name="T219_27">fuente</text:span><text:span text:style-name="T219_28"><text:s/></text:span><text:span text:style-name="T219_29">o</text:span><text:span text:style-name="T219_30"><text:s/></text:span><text:span text:style-name="T219_31">de</text:span><text:span text:style-name="T219_32"><text:s/></text:span><text:span text:style-name="T219_33">código</text:span><text:span text:style-name="T219_34"><text:s/></text:span><text:span text:style-name="T219_35">de</text:span><text:span text:style-name="T219_36"><text:s/></text:span><text:span text:style-name="T219_37">bytes</text:span><text:span text:style-name="T219_38">,<text:s/></text:span><text:span text:style-name="T219_39">por</text:span><text:span text:style-name="T219_40"><text:s/></text:span><text:span text:style-name="T219_41">el</text:span><text:span text:style-name="T219_42"><text:s/></text:span><text:span text:style-name="T219_43">contrario</text:span><text:span text:style-name="T219_44"><text:s/></text:span><text:span text:style-name="T219_45">en</text:span><text:span text:style-name="T219_46"><text:s/></text:span><text:span text:style-name="T219_47">el</text:span><text:span text:style-name="T219_48"><text:s text:c="2"/></text:span><text:span text:style-name="T219_49">software</text:span><text:span text:style-name="T219_50"><text:s/></text:span><text:span text:style-name="T219_51">los</text:span><text:span text:style-name="T219_52"><text:s/></text:span><text:span text:style-name="T219_53">script</text:span><text:span text:style-name="T219_54"><text:s/></text:span><text:span text:style-name="T219_55">están</text:span><text:span text:style-name="T219_56"><text:s/></text:span><text:span text:style-name="T219_57">escritos</text:span><text:span text:style-name="T219_58"><text:s/></text:span><text:span text:style-name="T219_59">en</text:span><text:span text:style-name="T219_60"><text:s/></text:span><text:span text:style-name="T219_61">un</text:span><text:span text:style-name="T219_62"><text:s/></text:span><text:span text:style-name="T219_63">lenguaje</text:span><text:span text:style-name="T219_64"><text:s/></text:span><text:span text:style-name="T219_65">compilado</text:span><text:span text:style-name="T219_66"><text:s/></text:span><text:span text:style-name="T219_67">y</text:span><text:span text:style-name="T219_68"><text:s/></text:span><text:span text:style-name="T219_69">distribuido</text:span><text:span text:style-name="T219_70"><text:s/></text:span><text:span text:style-name="T219_71">en</text:span><text:span text:style-name="T219_72"><text:s/></text:span><text:span text:style-name="T219_73">forma</text:span><text:span text:style-name="T219_74"><text:s/></text:span><text:span text:style-name="T219_75">de</text:span><text:span text:style-name="T219_76"><text:s/></text:span><text:span text:style-name="T219_77">código</text:span><text:span text:style-name="T219_78"><text:s/></text:span><text:span text:style-name="T219_79">máquina</text:span><text:span text:style-name="T219_80">.<text:s/></text:span><text:span text:style-name="T219_81">Los</text:span><text:span text:style-name="T219_82"><text:s/></text:span><text:span text:style-name="T219_83">lenguajes</text:span><text:span text:style-name="T219_84"><text:s/></text:span><text:span text:style-name="T219_85">de</text:span><text:span text:style-name="T219_86"><text:s/></text:span><text:span text:style-name="T219_87">scripting</text:span><text:span text:style-name="T219_88"><text:s/></text:span><text:span text:style-name="T219_89">pueden</text:span><text:span text:style-name="T219_90"><text:s/></text:span><text:span text:style-name="T219_91">ser</text:span><text:span text:style-name="T219_92"><text:s/></text:span><text:span text:style-name="T219_93">diseñados</text:span><text:span text:style-name="T219_94"><text:s/></text:span><text:span text:style-name="T219_95">para</text:span><text:span text:style-name="T219_96"><text:s/></text:span><text:span text:style-name="T219_97">su</text:span><text:span text:style-name="T219_98"><text:s/></text:span><text:span text:style-name="T219_99">uso</text:span><text:span text:style-name="T219_100"><text:s/></text:span><text:span text:style-name="T219_101">por</text:span><text:span text:style-name="T219_102"><text:s/></text:span><text:span text:style-name="T219_103">los</text:span><text:span text:style-name="T219_104"><text:s/></text:span><text:span text:style-name="T219_105">usuarios</text:span><text:span text:style-name="T219_106"><text:s/></text:span><text:span text:style-name="T219_107">finales</text:span><text:span text:style-name="T219_108"><text:s/></text:span><text:span text:style-name="T219_109">de</text:span><text:span text:style-name="T219_110"><text:s/></text:span><text:span text:style-name="T219_111">un</text:span><text:span text:style-name="T219_112"><text:s/></text:span><text:span text:style-name="T219_113">programa</text:span><text:span text:style-name="T219_114"><text:s/>-<text:s/></text:span><text:span text:style-name="T219_115">usuario</text:span><text:span text:style-name="T219_116"><text:s/></text:span><text:span text:style-name="T219_117">final</text:span><text:span text:style-name="T219_118"><text:s/>-<text:s/></text:span><text:span text:style-name="T219_119">o</text:span><text:span text:style-name="T219_120"><text:s/></text:span><text:span text:style-name="T219_121">pueden</text:span><text:span text:style-name="T219_122"><text:s/></text:span><text:span text:style-name="T219_123">ser</text:span><text:span text:style-name="T219_124"><text:s/></text:span><text:span text:style-name="T219_125">sólo</text:span><text:span text:style-name="T219_126"><text:s/></text:span><text:span text:style-name="T219_127">para</text:span><text:span text:style-name="T219_128"><text:s/></text:span><text:span text:style-name="T219_129">uso</text:span><text:span text:style-name="T219_130"><text:s/></text:span><text:span text:style-name="T219_131">interno</text:span><text:span text:style-name="T219_132"><text:s/></text:span><text:span text:style-name="T219_133">de</text:span><text:span text:style-name="T219_134"><text:s/></text:span><text:span text:style-name="T219_135">los</text:span><text:span text:style-name="T219_136"><text:s/></text:span><text:span text:style-name="T219_137">desarrolladores</text:span><text:span text:style-name="T219_138">,<text:s/></text:span><text:span text:style-name="T219_139">para</text:span><text:span text:style-name="T219_140"><text:s/></text:span><text:span text:style-name="T219_141">que</text:span><text:span text:style-name="T219_142"><text:s/></text:span><text:span text:style-name="T219_143">puedan</text:span><text:span text:style-name="T219_144"><text:s/></text:span><text:span text:style-name="T219_145">escribir</text:span><text:span text:style-name="T219_146"><text:s/></text:span><text:span text:style-name="T219_147">partes</text:span><text:span text:style-name="T219_148"><text:s/></text:span><text:span text:style-name="T219_149">del</text:span><text:span text:style-name="T219_150"><text:s/></text:span><text:span text:style-name="T219_151">programa</text:span><text:span text:style-name="T219_152"><text:s/></text:span><text:span text:style-name="T219_153">en</text:span><text:span text:style-name="T219_154"><text:s/></text:span><text:span text:style-name="T219_155">el</text:span><text:span text:style-name="T219_156"><text:s/></text:span><text:span text:style-name="T219_157">lenguaje</text:span><text:span text:style-name="T219_158"><text:s/></text:span><text:span text:style-name="T219_159">de</text:span><text:span text:style-name="T219_160"><text:s/></text:span><text:span text:style-name="T219_161">scripting</text:span><text:span text:style-name="T219_162">.</text:span></text:p>
      <text:p text:style-name="P220"/>
      <text:p text:style-name="P221"><text:span text:style-name="T221_1">Lenguaje</text:span><text:span text:style-name="T221_2"><text:s/></text:span><text:span text:style-name="T221_3">glue</text:span><text:span text:style-name="T221_4"><text:s/></text:span><text:span text:style-name="T221_5">es</text:span><text:span text:style-name="T221_6"><text:s/></text:span><text:span text:style-name="T221_7">un</text:span><text:span text:style-name="T221_8"><text:s/></text:span><text:span text:style-name="T221_9">programa</text:span><text:span text:style-name="T221_10"><text:s/></text:span><text:span text:style-name="T221_11">de</text:span><text:span text:style-name="T221_12"><text:s/></text:span><text:span text:style-name="T221_13">lenguajes</text:span><text:span text:style-name="T221_14"><text:s/>(</text:span><text:span text:style-name="T221_15">por</text:span><text:span text:style-name="T221_16"><text:s/></text:span><text:span text:style-name="T221_17">lo</text:span><text:span text:style-name="T221_18"><text:s/></text:span><text:span text:style-name="T221_19">general</text:span><text:span text:style-name="T221_20"><text:s/></text:span><text:span text:style-name="T221_21">un</text:span><text:span text:style-name="T221_22"><text:s/></text:span><text:span text:style-name="T221_23">lenguaje</text:span><text:span text:style-name="T221_24"><text:s/></text:span><text:span text:style-name="T221_25">de</text:span><text:span text:style-name="T221_26"><text:s/></text:span><text:span text:style-name="T221_27">script</text:span><text:span text:style-name="T221_28"><text:s/></text:span><text:span text:style-name="T221_29">interpretado</text:span><text:span text:style-name="T221_30">).<text:s/></text:span><text:span text:style-name="T221_31">que</text:span><text:span text:style-name="T221_32"><text:s/></text:span><text:span text:style-name="T221_33">fue</text:span><text:span text:style-name="T221_34"><text:s/></text:span><text:span text:style-name="T221_35">diseñado</text:span><text:span text:style-name="T221_36"><text:s/></text:span><text:span text:style-name="T221_37">para</text:span><text:span text:style-name="T221_38"><text:s/></text:span><text:span text:style-name="T221_39">conectarse</text:span><text:span text:style-name="T221_40"><text:s/></text:span><text:span text:style-name="T221_41">con</text:span><text:span text:style-name="T221_42"><text:s/></text:span><text:span text:style-name="T221_43">los</text:span><text:span text:style-name="T221_44"><text:s/></text:span><text:span text:style-name="T221_45">componentes</text:span><text:span text:style-name="T221_46"><text:s/></text:span><text:span text:style-name="T221_47">del</text:span><text:span text:style-name="T221_48"><text:s/></text:span><text:span text:style-name="T221_49">software</text:span><text:span text:style-name="T221_50">.</text:span></text:p>
      <text:p text:style-name="P222"><text:span text:style-name="T222_1">El</text:span><text:span text:style-name="T222_2"><text:s/></text:span><text:span text:style-name="T222_3">desarrollo</text:span><text:span text:style-name="T222_4"><text:s/></text:span><text:span text:style-name="T222_5">web</text:span><text:span text:style-name="T222_6"><text:s/></text:span><text:span text:style-name="T222_7">puede</text:span><text:span text:style-name="T222_8"><text:s/></text:span><text:span text:style-name="T222_9">considerarse</text:span><text:span text:style-name="T222_10"><text:s/></text:span><text:span text:style-name="T222_11">como</text:span><text:span text:style-name="T222_12"><text:s/></text:span><text:span text:style-name="T222_13">un</text:span><text:span text:style-name="T222_14"><text:s/></text:span><text:span text:style-name="T222_15">uso</text:span><text:span text:style-name="T222_16"><text:s/></text:span><text:span text:style-name="T222_17">de</text:span><text:span text:style-name="T222_18"><text:s/></text:span><text:span text:style-name="T222_19">las</text:span><text:span text:style-name="T222_20"><text:s/></text:span><text:span text:style-name="T222_21">lenguas</text:span><text:span text:style-name="T222_22"><text:s/></text:span><text:span text:style-name="T222_23">glue</text:span><text:span text:style-name="T222_24"><text:s/></text:span><text:span text:style-name="T222_25">que</text:span><text:span text:style-name="T222_26"><text:s/></text:span><text:span text:style-name="T222_27">unen</text:span><text:span text:style-name="T222_28">,<text:s/></text:span><text:span text:style-name="T222_29">la</text:span><text:span text:style-name="T222_30"><text:s/></text:span><text:span text:style-name="T222_31">interfaz</text:span><text:span text:style-name="T222_32"><text:s/></text:span><text:span text:style-name="T222_33">entre</text:span><text:span text:style-name="T222_34"><text:s/></text:span><text:span text:style-name="T222_35">una</text:span><text:span text:style-name="T222_36"><text:s/></text:span><text:span text:style-name="T222_37">base</text:span><text:span text:style-name="T222_38"><text:s/></text:span><text:span text:style-name="T222_39">de</text:span><text:span text:style-name="T222_40"><text:s/></text:span><text:span text:style-name="T222_41">datos</text:span><text:span text:style-name="T222_42"><text:s/></text:span><text:span text:style-name="T222_43">y</text:span><text:span text:style-name="T222_44"><text:s/></text:span><text:span text:style-name="T222_45">el</text:span><text:span text:style-name="T222_46"><text:s/></text:span><text:span text:style-name="T222_47">servidor</text:span><text:span text:style-name="T222_48"><text:s/></text:span><text:span text:style-name="T222_49">web</text:span><text:span text:style-name="T222_50">.</text:span><text:span text:style-name="T222_51">.</text:span></text:p>
      <text:p text:style-name="P223"/>
      <text:p text:style-name="P224"><text:span text:style-name="T224_1">Lista</text:span><text:span text:style-name="T224_2"><text:s/></text:span><text:span text:style-name="T224_3">de</text:span><text:span text:style-name="T224_4"><text:s/></text:span><text:span text:style-name="T224_5">los</text:span><text:span text:style-name="T224_6"><text:s/></text:span><text:span text:style-name="T224_7">motores</text:span><text:span text:style-name="T224_8"><text:s/></text:span><text:span text:style-name="T224_9">de</text:span><text:span text:style-name="T224_10"><text:s/></text:span><text:span text:style-name="T224_11">ECMAScript</text:span></text:p>
      <text:p text:style-name="P225"/>
      <text:p text:style-name="P226"><text:span text:style-name="T226_1">Un</text:span><text:span text:style-name="T226_2"><text:s/></text:span><text:span text:style-name="T226_3">motor</text:span><text:span text:style-name="T226_4"><text:s/></text:span><text:span text:style-name="T226_5">de</text:span><text:span text:style-name="T226_6"><text:s/></text:span><text:span text:style-name="T226_7">ECMAScript</text:span><text:span text:style-name="T226_8"><text:s/></text:span><text:span text:style-name="T226_9">es</text:span><text:span text:style-name="T226_10"><text:s/></text:span><text:span text:style-name="T226_11">un</text:span><text:span text:style-name="T226_12"><text:s/></text:span><text:span text:style-name="T226_13">programa</text:span><text:span text:style-name="T226_14"><text:s/></text:span><text:span text:style-name="T226_15">que</text:span><text:span text:style-name="T226_16"><text:s/></text:span><text:span text:style-name="T226_17">ejecuta</text:span><text:span text:style-name="T226_18"><text:s/></text:span><text:span text:style-name="T226_19">el</text:span><text:span text:style-name="T226_20"><text:s/></text:span><text:span text:style-name="T226_21">código</text:span><text:span text:style-name="T226_22"><text:s/></text:span><text:span text:style-name="T226_23">fuente</text:span><text:span text:style-name="T226_24"><text:s/></text:span><text:span text:style-name="T226_25">escrito</text:span><text:span text:style-name="T226_26"><text:s/></text:span><text:span text:style-name="T226_27">en</text:span><text:span text:style-name="T226_28"><text:s/></text:span><text:span text:style-name="T226_29">una</text:span><text:span text:style-name="T226_30"><text:s/></text:span><text:span text:style-name="T226_31">versión</text:span><text:span text:style-name="T226_32"><text:s/></text:span><text:span text:style-name="T226_33">de</text:span><text:span text:style-name="T226_34"><text:s/></text:span><text:span text:style-name="T226_35">la</text:span><text:span text:style-name="T226_36"><text:s/></text:span><text:span text:style-name="T226_37">norma</text:span><text:span text:style-name="T226_38"><text:s/></text:span><text:span text:style-name="T226_39">del</text:span><text:span text:style-name="T226_40"><text:s/></text:span><text:span text:style-name="T226_41">lenguaje</text:span><text:span text:style-name="T226_42"><text:s/></text:span><text:span text:style-name="T226_43">ECMAScript</text:span><text:span text:style-name="T226_44">,<text:s/></text:span><text:span text:style-name="T226_45">por</text:span><text:span text:style-name="T226_46"><text:s/></text:span><text:span text:style-name="T226_47">ejemplo</text:span><text:span text:style-name="T226_48">,<text:s/></text:span><text:span text:style-name="T226_49">JavaScript</text:span><text:span text:style-name="T226_50">.</text:span></text:p>
      <text:p text:style-name="P227"/>
      <text:list text:style-name="LS13" xml:id="list51">
        <text:list-item>
          <text:p text:style-name="P228"><text:span text:style-name="T228_1">Carakan</text:span><text:span text:style-name="T228_2">:</text:span><text:span text:style-name="T228_3"><text:s/></text:span><text:span text:style-name="T228_4">Un</text:span><text:span text:style-name="T228_5"><text:s/></text:span><text:span text:style-name="T228_6">motor</text:span><text:span text:style-name="T228_7"><text:s/></text:span><text:span text:style-name="T228_8">de</text:span><text:span text:style-name="T228_9"><text:s/></text:span><text:span text:style-name="T228_10">JavaScript</text:span><text:span text:style-name="T228_11"><text:s/></text:span><text:span text:style-name="T228_12">desarrollado</text:span><text:span text:style-name="T228_13"><text:s/></text:span><text:span text:style-name="T228_14">por</text:span><text:span text:style-name="T228_15"><text:s/></text:span><text:span text:style-name="T228_16">Opera</text:span><text:span text:style-name="T228_17"><text:s/></text:span><text:span text:style-name="T228_18">Software</text:span><text:span text:style-name="T228_19"><text:s/></text:span><text:span text:style-name="T228_20">ASA</text:span><text:span text:style-name="T228_21">,,<text:s/></text:span><text:span text:style-name="T228_22">hasta</text:span><text:span text:style-name="T228_23"><text:s/></text:span><text:span text:style-name="T228_24">el</text:span><text:span text:style-name="T228_25"><text:s/></text:span><text:span text:style-name="T228_26">cambio</text:span><text:span text:style-name="T228_27"><text:s/></text:span><text:span text:style-name="T228_28">a</text:span><text:span text:style-name="T228_29"><text:s/></text:span><text:span text:style-name="T228_30">V</text:span><text:span text:style-name="T228_31">8<text:s/></text:span><text:span text:style-name="T228_32">con</text:span><text:span text:style-name="T228_33"><text:s/></text:span><text:span text:style-name="T228_34">Opera</text:span><text:span text:style-name="T228_35"><text:s/>15.</text:span></text:p>
        </text:list-item>
        <text:list-item>
          <text:p text:style-name="P229"><text:span text:style-name="T229_1">Chakra</text:span><text:span text:style-name="T229_2">:<text:s/></text:span><text:span text:style-name="T229_3">Un</text:span><text:span text:style-name="T229_4"><text:s/></text:span><text:span text:style-name="T229_5">motor</text:span><text:span text:style-name="T229_6"><text:s/></text:span><text:span text:style-name="T229_7">de</text:span><text:span text:style-name="T229_8"><text:s/></text:span><text:span text:style-name="T229_9">JScript</text:span><text:span text:style-name="T229_10"><text:s/></text:span><text:span text:style-name="T229_11">utilizado</text:span><text:span text:style-name="T229_12"><text:s/></text:span><text:span text:style-name="T229_13">en</text:span><text:span text:style-name="T229_14"><text:s/></text:span><text:span text:style-name="T229_15">Internet</text:span><text:span text:style-name="T229_16"><text:s/></text:span><text:span text:style-name="T229_17">Explorer</text:span></text:p>
        </text:list-item>
        <text:list-item>
          <text:p text:style-name="P230"><text:span text:style-name="T230_1">SpiderMonkey</text:span><text:span text:style-name="T230_2">:<text:s/></text:span><text:span text:style-name="T230_3">Un</text:span><text:span text:style-name="T230_4"><text:s/></text:span><text:span text:style-name="T230_5">motor</text:span><text:span text:style-name="T230_6"><text:s/></text:span><text:span text:style-name="T230_7">de</text:span><text:span text:style-name="T230_8"><text:s/></text:span><text:span text:style-name="T230_9">JavaScript</text:span><text:span text:style-name="T230_10"><text:s/></text:span><text:span text:style-name="T230_11">en</text:span><text:span text:style-name="T230_12"><text:s/></text:span><text:span text:style-name="T230_13">aplicaciones</text:span><text:span text:style-name="T230_14"><text:s/></text:span><text:span text:style-name="T230_15">de</text:span><text:span text:style-name="T230_16"><text:s/></text:span><text:span text:style-name="T230_17">Mozilla</text:span><text:span text:style-name="T230_18"><text:s/></text:span><text:span text:style-name="T230_19">Gecko</text:span><text:span text:style-name="T230_20">,<text:s/></text:span><text:span text:style-name="T230_21">incluyendo</text:span><text:span text:style-name="T230_22"><text:s/></text:span><text:span text:style-name="T230_23">Firefox</text:span><text:span text:style-name="T230_24">.</text:span></text:p>
        </text:list-item>
        <text:list-item>
          <text:p text:style-name="P231"><text:span text:style-name="T231_1">SquirrelFish</text:span><text:span text:style-name="T231_2">:<text:s/></text:span><text:span text:style-name="T231_3">El</text:span><text:span text:style-name="T231_4"><text:s/></text:span><text:span text:style-name="T231_5">motor</text:span><text:span text:style-name="T231_6"><text:s/></text:span><text:span text:style-name="T231_7">JavaScript</text:span><text:span text:style-name="T231_8"><text:s/></text:span><text:span text:style-name="T231_9">de</text:span><text:span text:style-name="T231_10"><text:s/></text:span><text:span text:style-name="T231_11">WebKit</text:span><text:span text:style-name="T231_12"><text:s/></text:span><text:span text:style-name="T231_13">de</text:span><text:span text:style-name="T231_14"><text:s/></text:span><text:span text:style-name="T231_15">Apple</text:span><text:span text:style-name="T231_16"><text:s/></text:span><text:span text:style-name="T231_17">Inc</text:span><text:span text:style-name="T231_18">..<text:s/></text:span><text:span text:style-name="T231_19">También</text:span><text:span text:style-name="T231_20"><text:s/></text:span><text:span text:style-name="T231_21">conocido</text:span><text:span text:style-name="T231_22"><text:s/></text:span><text:span text:style-name="T231_23">como</text:span><text:span text:style-name="T231_24"><text:s/></text:span><text:span text:style-name="T231_25">Nitro</text:span></text:p>
        </text:list-item>
        <text:list-item>
          <text:p text:style-name="P232"><text:span text:style-name="T232_1">V</text:span><text:span text:style-name="T232_2">8:<text:s/></text:span><text:span text:style-name="T232_3">Un</text:span><text:span text:style-name="T232_4"><text:s/></text:span><text:span text:style-name="T232_5">motor</text:span><text:span text:style-name="T232_6"><text:s/></text:span><text:span text:style-name="T232_7">de</text:span><text:span text:style-name="T232_8"><text:s/></text:span><text:span text:style-name="T232_9">JavaScript</text:span><text:span text:style-name="T232_10"><text:s/></text:span><text:span text:style-name="T232_11">se</text:span><text:span text:style-name="T232_12"><text:s/></text:span><text:span text:style-name="T232_13">utiliza</text:span><text:span text:style-name="T232_14"><text:s/></text:span><text:span text:style-name="T232_15">en</text:span><text:span text:style-name="T232_16"><text:s/></text:span><text:span text:style-name="T232_17">Google</text:span><text:span text:style-name="T232_18"><text:s/></text:span><text:span text:style-name="T232_19">Chrome</text:span><text:span text:style-name="T232_20">,<text:s/></text:span><text:span text:style-name="T232_21">Node</text:span><text:span text:style-name="T232_22">.</text:span><text:span text:style-name="T232_23">js</text:span><text:span text:style-name="T232_24"><text:s/></text:span><text:span text:style-name="T232_25">y</text:span><text:span text:style-name="T232_26"><text:s/></text:span><text:span text:style-name="T232_27">V</text:span><text:span text:style-name="T232_28">8.</text:span><text:span text:style-name="T232_29">NET</text:span></text:p>
        </text:list-item>
        <text:list-item>
          <text:p text:style-name="P233"><text:span text:style-name="T233_1">JavaScriptCore</text:span><text:span text:style-name="T233_2">:</text:span><text:span text:style-name="T233_3"><text:s/></text:span><text:span text:style-name="T233_4">Un</text:span><text:span text:style-name="T233_5"><text:s/></text:span><text:span text:style-name="T233_6">intérprete</text:span><text:span text:style-name="T233_7"><text:s/></text:span><text:span text:style-name="T233_8">de</text:span><text:span text:style-name="T233_9"><text:s/></text:span><text:span text:style-name="T233_10">JavaScript</text:span><text:span text:style-name="T233_11"><text:s/></text:span><text:span text:style-name="T233_12">derivado</text:span><text:span text:style-name="T233_13"><text:s/></text:span><text:span text:style-name="T233_14">originalmente</text:span><text:span text:style-name="T233_15"><text:s/></text:span><text:span text:style-name="T233_16">de</text:span><text:span text:style-name="T233_17"><text:s/></text:span><text:span text:style-name="T233_18">RV</text:span><text:span text:style-name="T233_19">.<text:s/></text:span><text:span text:style-name="T233_20">Se</text:span><text:span text:style-name="T233_21"><text:s/></text:span><text:span text:style-name="T233_22">utiliza</text:span><text:span text:style-name="T233_23"><text:s/></text:span><text:span text:style-name="T233_24">en</text:span><text:span text:style-name="T233_25"><text:s/></text:span><text:span text:style-name="T233_26">el</text:span><text:span text:style-name="T233_27"><text:s/></text:span><text:span text:style-name="T233_28">proyecto</text:span><text:span text:style-name="T233_29"><text:s/></text:span><text:span text:style-name="T233_30">WebKit</text:span><text:span text:style-name="T233_31"><text:s/></text:span><text:span text:style-name="T233_32">y</text:span><text:span text:style-name="T233_33"><text:s/></text:span><text:span text:style-name="T233_34">aplicaciones</text:span><text:span text:style-name="T233_35"><text:s/></text:span><text:span text:style-name="T233_36">como</text:span><text:span text:style-name="T233_37"><text:s/></text:span><text:span text:style-name="T233_38">Safari</text:span><text:span text:style-name="T233_39">.</text:span></text:p>
        </text:list-item>
        <text:list-item>
          <text:p text:style-name="P234"><text:span text:style-name="T234_1">Nashorn</text:span><text:span text:style-name="T234_2">:<text:s/></text:span><text:span text:style-name="T234_3">Un</text:span><text:span text:style-name="T234_4"><text:s/></text:span><text:span text:style-name="T234_5">motor</text:span><text:span text:style-name="T234_6"><text:s/></text:span><text:span text:style-name="T234_7">de</text:span><text:span text:style-name="T234_8"><text:s/></text:span><text:span text:style-name="T234_9">JavaScript</text:span><text:span text:style-name="T234_10"><text:s/></text:span><text:span text:style-name="T234_11">se</text:span><text:span text:style-name="T234_12"><text:s/></text:span><text:span text:style-name="T234_13">utiliza</text:span><text:span text:style-name="T234_14"><text:s/></text:span><text:span text:style-name="T234_15">en</text:span><text:span text:style-name="T234_16"><text:s/></text:span><text:span text:style-name="T234_17">Oracle</text:span><text:span text:style-name="T234_18"><text:s/></text:span><text:span text:style-name="T234_19">Java</text:span><text:span text:style-name="T234_20"><text:s/></text:span><text:span text:style-name="T234_21">Development</text:span><text:span text:style-name="T234_22"><text:s/></text:span><text:span text:style-name="T234_23">Kit</text:span><text:span text:style-name="T234_24"><text:s/>(</text:span><text:span text:style-name="T234_25">JDK</text:span><text:span text:style-name="T234_26">).</text:span></text:p>
        </text:list-item>
        <text:list-item>
          <text:p text:style-name="P235"><text:span text:style-name="T235_1">Tamarin</text:span><text:span text:style-name="T235_2">:<text:s/></text:span><text:span text:style-name="T235_3">Un</text:span><text:span text:style-name="T235_4"><text:s/></text:span><text:span text:style-name="T235_5">motor</text:span><text:span text:style-name="T235_6"><text:s/></text:span><text:span text:style-name="T235_7">de</text:span><text:span text:style-name="T235_8"><text:s/></text:span><text:span text:style-name="T235_9">ActionScript</text:span><text:span text:style-name="T235_10"><text:s/></text:span><text:span text:style-name="T235_11">y</text:span><text:span text:style-name="T235_12"><text:s/></text:span><text:span text:style-name="T235_13">ECMAScript</text:span><text:span text:style-name="T235_14"><text:s/></text:span><text:span text:style-name="T235_15">usado</text:span><text:span text:style-name="T235_16"><text:s/></text:span><text:span text:style-name="T235_17">en</text:span><text:span text:style-name="T235_18"><text:s/></text:span><text:span text:style-name="T235_19">Adobe</text:span><text:span text:style-name="T235_20"><text:s/></text:span><text:span text:style-name="T235_21">Flash</text:span><text:span text:style-name="T235_22">.</text:span></text:p>
        </text:list-item>
      </text:list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><text:span text:style-name="T243_1">Resumen</text:span><text:span text:style-name="T243_2"><text:s/></text:span><text:span text:style-name="T243_3">libro</text:span><text:span text:style-name="T243_4">:</text:span></text:p>
      <text:p text:style-name="P244"><text:span text:style-name="T244_1">Javascript</text:span><text:span text:style-name="T244_2">,<text:s/></text:span><text:span text:style-name="T244_3">l</text:span><text:span text:style-name="T244_4">as</text:span><text:span text:style-name="T244_5"><text:s/></text:span><text:span text:style-name="T244_6">partes</text:span><text:span text:style-name="T244_7"><text:s/></text:span><text:span text:style-name="T244_8">buenas</text:span><text:span text:style-name="T244_9">.</text:span></text:p>
      <text:p text:style-name="P245"/>
      <text:p text:style-name="P246"><text:span text:style-name="T246_1">CAPÍTULO</text:span><text:span text:style-name="T246_2"><text:s/>1.</text:span></text:p>
      <text:p text:style-name="P247"/>
      <text:p text:style-name="P248"><text:span text:style-name="T248_1">_<text:s/></text:span><text:span text:style-name="T248_2">Partes</text:span><text:span text:style-name="T248_3"><text:s/></text:span><text:span text:style-name="T248_4">buenas</text:span></text:p>
      <text:p text:style-name="P249"/>
      <text:p text:style-name="P250"><text:span text:style-name="T250_1">A</text:span><text:span text:style-name="T250_2"><text:s/></text:span><text:span text:style-name="T250_3">veces</text:span><text:span text:style-name="T250_4"><text:s/></text:span><text:span text:style-name="T250_5">los</text:span><text:span text:style-name="T250_6"><text:s/></text:span><text:span text:style-name="T250_7">diseñadores</text:span><text:span text:style-name="T250_8"><text:s/></text:span><text:span text:style-name="T250_9">de</text:span><text:span text:style-name="T250_10"><text:s/></text:span><text:span text:style-name="T250_11">lenguajes</text:span><text:span text:style-name="T250_12"><text:s/></text:span><text:span text:style-name="T250_13">cometen</text:span><text:span text:style-name="T250_14"><text:s/></text:span><text:span text:style-name="T250_15">errores</text:span><text:span text:style-name="T250_16">.</text:span><text:span text:style-name="T250_17">La</text:span><text:span text:style-name="T250_18"><text:s/></text:span><text:span text:style-name="T250_19">mayoría</text:span><text:span text:style-name="T250_20"><text:s/></text:span><text:span text:style-name="T250_21">de</text:span><text:span text:style-name="T250_22"><text:s/></text:span><text:span text:style-name="T250_23">los</text:span><text:span text:style-name="T250_24"><text:s/></text:span><text:span text:style-name="T250_25">lenguajes</text:span><text:span text:style-name="T250_26"><text:s/></text:span><text:span text:style-name="T250_27">de</text:span><text:span text:style-name="T250_28"><text:s/></text:span><text:span text:style-name="T250_29">programación</text:span><text:span text:style-name="T250_30"><text:s/></text:span><text:span text:style-name="T250_31">contienen</text:span><text:span text:style-name="T250_32"><text:s/></text:span><text:span text:style-name="T250_33">partes</text:span><text:span text:style-name="T250_34"><text:s/></text:span><text:span text:style-name="T250_35">buenas</text:span><text:span text:style-name="T250_36"><text:s/></text:span><text:span text:style-name="T250_37">y</text:span><text:span text:style-name="T250_38"><text:s/></text:span><text:span text:style-name="T250_39">partes</text:span><text:span text:style-name="T250_40"><text:s/></text:span><text:span text:style-name="T250_41">malas</text:span><text:span text:style-name="T250_42">.</text:span><text:span text:style-name="T250_43">Descubrí</text:span><text:span text:style-name="T250_44"><text:s/></text:span><text:span text:style-name="T250_45">que</text:span><text:span text:style-name="T250_46"><text:s/></text:span><text:span text:style-name="T250_47">podría</text:span><text:span text:style-name="T250_48"><text:s/></text:span><text:span text:style-name="T250_49">ser</text:span><text:span text:style-name="T250_50"><text:s/></text:span><text:span text:style-name="T250_51">un</text:span><text:span text:style-name="T250_52"><text:s/></text:span><text:span text:style-name="T250_53">mejor</text:span><text:span text:style-name="T250_54"><text:s/></text:span><text:span text:style-name="T250_55">programador</text:span><text:span text:style-name="T250_56"><text:s/></text:span><text:span text:style-name="T250_57">utilizando</text:span><text:span text:style-name="T250_58"><text:s/></text:span><text:span text:style-name="T250_59">sólo</text:span><text:span text:style-name="T250_60"><text:s/></text:span><text:span text:style-name="T250_61">las</text:span><text:span text:style-name="T250_62"><text:s/></text:span><text:span text:style-name="T250_63">partes</text:span><text:span text:style-name="T250_64"><text:s/></text:span><text:span text:style-name="T250_65">buenas</text:span><text:span text:style-name="T250_66"><text:s/></text:span><text:span text:style-name="T250_67">y</text:span><text:span text:style-name="T250_68"><text:s/></text:span><text:span text:style-name="T250_69">evitar</text:span><text:span text:style-name="T250_70"><text:s/></text:span><text:span text:style-name="T250_71">la</text:span><text:span text:style-name="T250_72"><text:s/></text:span><text:span text:style-name="T250_73">mala</text:span><text:span text:style-name="T250_74"><text:s/></text:span><text:span text:style-name="T250_75">partes</text:span><text:span text:style-name="T250_76">.<text:s/></text:span><text:span text:style-name="T250_77">Después</text:span><text:span text:style-name="T250_78"><text:s/></text:span><text:span text:style-name="T250_79">de</text:span><text:span text:style-name="T250_80"><text:s/></text:span><text:span text:style-name="T250_81">todo</text:span><text:span text:style-name="T250_82">,<text:s/>¿</text:span><text:span text:style-name="T250_83">cómo</text:span><text:span text:style-name="T250_84"><text:s/></text:span><text:span text:style-name="T250_85">se</text:span><text:span text:style-name="T250_86"><text:s/></text:span><text:span text:style-name="T250_87">puede</text:span><text:span text:style-name="T250_88"><text:s/></text:span><text:span text:style-name="T250_89">construir</text:span><text:span text:style-name="T250_90"><text:s/></text:span><text:span text:style-name="T250_91">algo</text:span><text:span text:style-name="T250_92"><text:s/></text:span><text:span text:style-name="T250_93">bueno</text:span><text:span text:style-name="T250_94"><text:s/></text:span><text:span text:style-name="T250_95">de</text:span><text:span text:style-name="T250_96"><text:s/></text:span><text:span text:style-name="T250_97">partes</text:span><text:span text:style-name="T250_98"><text:s/></text:span><text:span text:style-name="T250_99">malas</text:span><text:span text:style-name="T250_100">?</text:span></text:p>
      <text:p text:style-name="P251"><text:span text:style-name="T251_1">Cuando</text:span><text:span text:style-name="T251_2"><text:s/></text:span><text:span text:style-name="T251_3">los</text:span><text:span text:style-name="T251_4"><text:s/></text:span><text:span text:style-name="T251_5">Java</text:span><text:span text:style-name="T251_6">™<text:s/></text:span><text:span text:style-name="T251_7">applets</text:span><text:span text:style-name="T251_8"><text:s/></text:span><text:span text:style-name="T251_9">fracaso</text:span><text:span text:style-name="T251_10">,<text:s/></text:span><text:span text:style-name="T251_11">JavaScript</text:span><text:span text:style-name="T251_12"><text:s/></text:span><text:span text:style-name="T251_13">se</text:span><text:span text:style-name="T251_14"><text:s/></text:span><text:span text:style-name="T251_15">convirtió</text:span><text:span text:style-name="T251_16"><text:s/></text:span><text:span text:style-name="T251_17">en</text:span><text:span text:style-name="T251_18"><text:s/></text:span><text:span text:style-name="T251_19">el</text:span><text:span text:style-name="T251_20"><text:s/>"</text:span><text:span text:style-name="T251_21">Idioma</text:span><text:span text:style-name="T251_22"><text:s/></text:span><text:span text:style-name="T251_23">de</text:span><text:span text:style-name="T251_24"><text:s/></text:span><text:span text:style-name="T251_25">la</text:span><text:span text:style-name="T251_26"><text:s/></text:span><text:span text:style-name="T251_27">Web</text:span><text:span text:style-name="T251_28">"<text:s/></text:span><text:span text:style-name="T251_29">por</text:span><text:span text:style-name="T251_30"><text:s/></text:span><text:span text:style-name="T251_31">defecto</text:span><text:span text:style-name="T251_32">.<text:s/></text:span><text:span text:style-name="T251_33">La</text:span><text:span text:style-name="T251_34"><text:s/></text:span><text:span text:style-name="T251_35">popularidad</text:span><text:span text:style-name="T251_36"><text:s/></text:span><text:span text:style-name="T251_37">de</text:span><text:span text:style-name="T251_38"><text:s/></text:span><text:span text:style-name="T251_39">JavaScript</text:span><text:span text:style-name="T251_40"><text:s/></text:span><text:span text:style-name="T251_41">es</text:span><text:span text:style-name="T251_42"><text:s/></text:span><text:span text:style-name="T251_43">casi</text:span><text:span text:style-name="T251_44"><text:s/></text:span><text:span text:style-name="T251_45">completamente</text:span><text:span text:style-name="T251_46"><text:s/></text:span><text:span text:style-name="T251_47">independiente</text:span><text:span text:style-name="T251_48"><text:s/></text:span><text:span text:style-name="T251_49">de</text:span><text:span text:style-name="T251_50"><text:s/></text:span><text:span text:style-name="T251_51">sus</text:span><text:span text:style-name="T251_52"><text:s/></text:span><text:span text:style-name="T251_53">cualidades</text:span><text:span text:style-name="T251_54"><text:s/></text:span><text:span text:style-name="T251_55">como</text:span><text:span text:style-name="T251_56"><text:s/></text:span><text:span text:style-name="T251_57">un</text:span><text:span text:style-name="T251_58"><text:s/></text:span><text:span text:style-name="T251_59">lenguaje</text:span><text:span text:style-name="T251_60"><text:s/></text:span><text:span text:style-name="T251_61">de</text:span><text:span text:style-name="T251_62"><text:s/></text:span><text:span text:style-name="T251_63">programación</text:span><text:span text:style-name="T251_64">.</text:span></text:p>
      <text:p text:style-name="P252"><text:span text:style-name="T252_1">Al</text:span><text:span text:style-name="T252_2"><text:s/></text:span><text:span text:style-name="T252_3">centrarse</text:span><text:span text:style-name="T252_4"><text:s/></text:span><text:span text:style-name="T252_5">en</text:span><text:span text:style-name="T252_6"><text:s/></text:span><text:span text:style-name="T252_7">sólo</text:span><text:span text:style-name="T252_8"><text:s/></text:span><text:span text:style-name="T252_9">las</text:span><text:span text:style-name="T252_10"><text:s/></text:span><text:span text:style-name="T252_11">partes</text:span><text:span text:style-name="T252_12"><text:s/></text:span><text:span text:style-name="T252_13">buenas</text:span><text:span text:style-name="T252_14">,<text:s/></text:span><text:span text:style-name="T252_15">podemos</text:span><text:span text:style-name="T252_16"><text:s/></text:span><text:span text:style-name="T252_17">reducir</text:span><text:span text:style-name="T252_18"><text:s/></text:span><text:span text:style-name="T252_19">el</text:span><text:span text:style-name="T252_20"><text:s/></text:span><text:span text:style-name="T252_21">tiempo</text:span><text:span text:style-name="T252_22"><text:s/></text:span><text:span text:style-name="T252_23">de</text:span><text:span text:style-name="T252_24"><text:s/></text:span><text:span text:style-name="T252_25">aprendizaje</text:span><text:span text:style-name="T252_26">,<text:s/></text:span><text:span text:style-name="T252_27">aumentar</text:span><text:span text:style-name="T252_28"><text:s/></text:span><text:span text:style-name="T252_29">la</text:span><text:span text:style-name="T252_30"><text:s/></text:span><text:span text:style-name="T252_31">robustez</text:span><text:span text:style-name="T252_32">,</text:span><text:span text:style-name="T252_33">y</text:span><text:span text:style-name="T252_34"><text:s/></text:span><text:span text:style-name="T252_35">salvar</text:span><text:span text:style-name="T252_36"><text:s/></text:span><text:span text:style-name="T252_37">algunos</text:span><text:span text:style-name="T252_38"><text:s/></text:span><text:span text:style-name="T252_39">árboles</text:span><text:span text:style-name="T252_40">.</text:span><text:span text:style-name="T252_41">Tal</text:span><text:span text:style-name="T252_42"><text:s/></text:span><text:span text:style-name="T252_43">vez</text:span><text:span text:style-name="T252_44"><text:s/></text:span><text:span text:style-name="T252_45">el</text:span><text:span text:style-name="T252_46"><text:s/></text:span><text:span text:style-name="T252_47">mayor</text:span><text:span text:style-name="T252_48"><text:s/></text:span><text:span text:style-name="T252_49">beneficio</text:span><text:span text:style-name="T252_50"><text:s/></text:span><text:span text:style-name="T252_51">de</text:span><text:span text:style-name="T252_52"><text:s/></text:span><text:span text:style-name="T252_53">estudiar</text:span><text:span text:style-name="T252_54"><text:s/></text:span><text:span text:style-name="T252_55">las</text:span><text:span text:style-name="T252_56"><text:s/></text:span><text:span text:style-name="T252_57">partes</text:span><text:span text:style-name="T252_58"><text:s/></text:span><text:span text:style-name="T252_59">buenas</text:span><text:span text:style-name="T252_60"><text:s/></text:span><text:span text:style-name="T252_61">es</text:span><text:span text:style-name="T252_62"><text:s/></text:span><text:span text:style-name="T252_63">que</text:span><text:span text:style-name="T252_64"><text:s/></text:span><text:span text:style-name="T252_65">se</text:span><text:span text:style-name="T252_66"><text:s/></text:span><text:span text:style-name="T252_67">puede</text:span><text:span text:style-name="T252_68"><text:s/></text:span><text:span text:style-name="T252_69">evitar</text:span><text:span text:style-name="T252_70"><text:s/></text:span><text:span text:style-name="T252_71">la</text:span><text:span text:style-name="T252_72"><text:s/></text:span><text:span text:style-name="T252_73">necesidad</text:span><text:span text:style-name="T252_74"><text:s/></text:span><text:span text:style-name="T252_75">desaprender</text:span><text:span text:style-name="T252_76"><text:s/></text:span><text:span text:style-name="T252_77">las</text:span><text:span text:style-name="T252_78"><text:s/></text:span><text:span text:style-name="T252_79">partes</text:span><text:span text:style-name="T252_80"><text:s/></text:span><text:span text:style-name="T252_81">malas</text:span><text:span text:style-name="T252_82">.<text:s/></text:span><text:span text:style-name="T252_83">Desaprender</text:span><text:span text:style-name="T252_84"><text:s/></text:span><text:span text:style-name="T252_85">malos</text:span><text:span text:style-name="T252_86"><text:s/></text:span><text:span text:style-name="T252_87">patrones</text:span><text:span text:style-name="T252_88"><text:s/></text:span><text:span text:style-name="T252_89">es</text:span><text:span text:style-name="T252_90"><text:s/></text:span><text:span text:style-name="T252_91">muy</text:span><text:span text:style-name="T252_92"><text:s/></text:span><text:span text:style-name="T252_93">difícil</text:span><text:span text:style-name="T252_94">.<text:s/></text:span><text:span text:style-name="T252_95">Es</text:span><text:span text:style-name="T252_96"><text:s/></text:span><text:span text:style-name="T252_97">una</text:span><text:span text:style-name="T252_98"><text:s/></text:span><text:span text:style-name="T252_99">tarea</text:span><text:span text:style-name="T252_100"><text:s/></text:span><text:span text:style-name="T252_101">dolorosa</text:span><text:span text:style-name="T252_102"><text:s/></text:span><text:span text:style-name="T252_103">que</text:span><text:span text:style-name="T252_104"><text:s/></text:span><text:span text:style-name="T252_105">la</text:span><text:span text:style-name="T252_106"><text:s/></text:span><text:span text:style-name="T252_107">mayoría</text:span><text:span text:style-name="T252_108"><text:s/></text:span><text:span text:style-name="T252_109">de</text:span><text:span text:style-name="T252_110"><text:s/></text:span><text:span text:style-name="T252_111">nosotros</text:span><text:span text:style-name="T252_112"><text:s/></text:span><text:span text:style-name="T252_113">nos</text:span><text:span text:style-name="T252_114"><text:s/></text:span><text:span text:style-name="T252_115">enfrentamos</text:span><text:span text:style-name="T252_116"><text:s/></text:span><text:span text:style-name="T252_117">con</text:span><text:span text:style-name="T252_118"><text:s/></text:span><text:span text:style-name="T252_119">extrema</text:span><text:span text:style-name="T252_120"><text:s/></text:span><text:span text:style-name="T252_121">renuencia</text:span><text:span text:style-name="T252_122">.</text:span></text:p>
      <text:p text:style-name="P253"><text:span text:style-name="T253_1">JavaScript</text:span><text:span text:style-name="T253_2"><text:s/></text:span><text:span text:style-name="T253_3">es</text:span><text:span text:style-name="T253_4"><text:s/></text:span><text:span text:style-name="T253_5">un</text:span><text:span text:style-name="T253_6"><text:s/></text:span><text:span text:style-name="T253_7">lenguaje</text:span><text:span text:style-name="T253_8"><text:s/></text:span><text:span text:style-name="T253_9">importante</text:span><text:span text:style-name="T253_10"><text:s/></text:span><text:span text:style-name="T253_11">porque</text:span><text:span text:style-name="T253_12"><text:s/></text:span><text:span text:style-name="T253_13">es</text:span><text:span text:style-name="T253_14"><text:s/></text:span><text:span text:style-name="T253_15">el</text:span><text:span text:style-name="T253_16"><text:s/></text:span><text:span text:style-name="T253_17">lenguaje</text:span><text:span text:style-name="T253_18"><text:s/></text:span><text:span text:style-name="T253_19">del</text:span><text:span text:style-name="T253_20"><text:s/></text:span><text:span text:style-name="T253_21">navegador</text:span><text:span text:style-name="T253_22"><text:s/></text:span><text:span text:style-name="T253_23">web</text:span><text:span text:style-name="T253_24">.<text:s/></text:span><text:span text:style-name="T253_25">Su</text:span></text:p>
      <text:p text:style-name="P254"><text:span text:style-name="T254_1">asociación</text:span><text:span text:style-name="T254_2"><text:s/></text:span><text:span text:style-name="T254_3">con</text:span><text:span text:style-name="T254_4"><text:s/></text:span><text:span text:style-name="T254_5">el</text:span><text:span text:style-name="T254_6"><text:s/></text:span><text:span text:style-name="T254_7">navegador</text:span><text:span text:style-name="T254_8"><text:s/></text:span><text:span text:style-name="T254_9">hace</text:span><text:span text:style-name="T254_10"><text:s/></text:span><text:span text:style-name="T254_11">que</text:span><text:span text:style-name="T254_12"><text:s/></text:span><text:span text:style-name="T254_13">sea</text:span><text:span text:style-name="T254_14"><text:s/></text:span><text:span text:style-name="T254_15">uno</text:span><text:span text:style-name="T254_16"><text:s/></text:span><text:span text:style-name="T254_17">de</text:span><text:span text:style-name="T254_18"><text:s/></text:span><text:span text:style-name="T254_19">los</text:span><text:span text:style-name="T254_20"><text:s/></text:span><text:span text:style-name="T254_21">lenguajes</text:span><text:span text:style-name="T254_22"><text:s/></text:span><text:span text:style-name="T254_23">de</text:span><text:span text:style-name="T254_24"><text:s/></text:span><text:span text:style-name="T254_25">programación</text:span><text:span text:style-name="T254_26"><text:s/></text:span><text:span text:style-name="T254_27">más</text:span><text:span text:style-name="T254_28"><text:s/></text:span><text:span text:style-name="T254_29">populares</text:span><text:span text:style-name="T254_30"><text:s/></text:span><text:span text:style-name="T254_31">en</text:span><text:span text:style-name="T254_32"><text:s/></text:span><text:span text:style-name="T254_33">el</text:span><text:span text:style-name="T254_34"><text:s/></text:span><text:span text:style-name="T254_35">mundo</text:span><text:span text:style-name="T254_36">.<text:s/></text:span><text:span text:style-name="T254_37">Lo</text:span><text:span text:style-name="T254_38"><text:s/></text:span><text:span text:style-name="T254_39">sorprendente</text:span><text:span text:style-name="T254_40"><text:s/></text:span><text:span text:style-name="T254_41">de</text:span><text:span text:style-name="T254_42"><text:s/></text:span><text:span text:style-name="T254_43">JavaScript</text:span><text:span text:style-name="T254_44"><text:s/></text:span><text:span text:style-name="T254_45">es</text:span><text:span text:style-name="T254_46"><text:s/></text:span><text:span text:style-name="T254_47">que</text:span><text:span text:style-name="T254_48"><text:s/></text:span><text:span text:style-name="T254_49">es</text:span><text:span text:style-name="T254_50"><text:s/></text:span><text:span text:style-name="T254_51">posible</text:span><text:span text:style-name="T254_52"><text:s/></text:span><text:span text:style-name="T254_53">conseguir</text:span><text:span text:style-name="T254_54"><text:s/></text:span><text:span text:style-name="T254_55">el</text:span><text:span text:style-name="T254_56"><text:s/></text:span><text:span text:style-name="T254_57">trabajo</text:span><text:span text:style-name="T254_58"><text:s/></text:span><text:span text:style-name="T254_59">hecho</text:span><text:span text:style-name="T254_60"><text:s/></text:span><text:span text:style-name="T254_61">con</text:span><text:span text:style-name="T254_62"><text:s/></text:span><text:span text:style-name="T254_63">lenguaje</text:span><text:span text:style-name="T254_64"><text:s/></text:span><text:span text:style-name="T254_65">sin</text:span><text:span text:style-name="T254_66"><text:s/></text:span><text:span text:style-name="T254_67">saber</text:span><text:span text:style-name="T254_68"><text:s/></text:span><text:span text:style-name="T254_69">mucho</text:span><text:span text:style-name="T254_70"><text:s/></text:span><text:span text:style-name="T254_71">sobre</text:span><text:span text:style-name="T254_72"><text:s/></text:span><text:span text:style-name="T254_73">él</text:span><text:span text:style-name="T254_74">,<text:s/></text:span><text:span text:style-name="T254_75">o</text:span><text:span text:style-name="T254_76"><text:s/></text:span><text:span text:style-name="T254_77">incluso</text:span><text:span text:style-name="T254_78"><text:s/></text:span><text:span text:style-name="T254_79">saber</text:span><text:span text:style-name="T254_80"><text:s/></text:span><text:span text:style-name="T254_81">mucho</text:span><text:span text:style-name="T254_82"><text:s/></text:span><text:span text:style-name="T254_83">acerca</text:span><text:span text:style-name="T254_84"><text:s/></text:span><text:span text:style-name="T254_85">de</text:span><text:span text:style-name="T254_86"><text:s/></text:span><text:span text:style-name="T254_87">la</text:span><text:span text:style-name="T254_88"><text:s/></text:span><text:span text:style-name="T254_89">programación</text:span><text:span text:style-name="T254_90">.</text:span></text:p>
      <text:p text:style-name="P255"/>
      <text:p text:style-name="P256"><text:span text:style-name="T256_1">Las</text:span><text:span text:style-name="T256_2"><text:s/></text:span><text:span text:style-name="T256_3">muy</text:span><text:span text:style-name="T256_4"><text:s/></text:span><text:span text:style-name="T256_5">buenas</text:span><text:span text:style-name="T256_6"><text:s/></text:span><text:span text:style-name="T256_7">ideas</text:span><text:span text:style-name="T256_8"><text:s/></text:span><text:span text:style-name="T256_9">incluyen</text:span><text:span text:style-name="T256_10"><text:s/></text:span><text:span text:style-name="T256_11">funciones</text:span><text:span text:style-name="T256_12">,<text:s/></text:span><text:span text:style-name="T256_13">mecanografía</text:span><text:span text:style-name="T256_14"><text:s/></text:span><text:span text:style-name="T256_15">suelta</text:span><text:span text:style-name="T256_16">,<text:s/></text:span><text:span text:style-name="T256_17">objetos</text:span><text:span text:style-name="T256_18"><text:s/></text:span><text:span text:style-name="T256_19">dinámicos</text:span><text:span text:style-name="T256_20">,<text:s/></text:span><text:span text:style-name="T256_21">y</text:span><text:span text:style-name="T256_22"><text:s/></text:span><text:span text:style-name="T256_23">una</text:span><text:span text:style-name="T256_24"><text:s/></text:span><text:span text:style-name="T256_25">notación</text:span><text:span text:style-name="T256_26"><text:s/></text:span><text:span text:style-name="T256_27">literal</text:span><text:span text:style-name="T256_28"><text:s/></text:span><text:span text:style-name="T256_29">objeto</text:span><text:span text:style-name="T256_30"><text:s/></text:span><text:span text:style-name="T256_31">expresivo</text:span><text:span text:style-name="T256_32">.<text:s/></text:span><text:span text:style-name="T256_33">Las</text:span><text:span text:style-name="T256_34"><text:s/></text:span><text:span text:style-name="T256_35">malas</text:span><text:span text:style-name="T256_36"><text:s/></text:span><text:span text:style-name="T256_37">ideas</text:span><text:span text:style-name="T256_38"><text:s/></text:span><text:span text:style-name="T256_39">incluyen</text:span><text:span text:style-name="T256_40"><text:s/></text:span><text:span text:style-name="T256_41">un</text:span><text:span text:style-name="T256_42"><text:s/></text:span><text:span text:style-name="T256_43">modelo</text:span><text:span text:style-name="T256_44"><text:s/></text:span><text:span text:style-name="T256_45">de</text:span><text:span text:style-name="T256_46"><text:s/></text:span><text:span text:style-name="T256_47">programación</text:span><text:span text:style-name="T256_48"><text:s/></text:span><text:span text:style-name="T256_49">basado</text:span><text:span text:style-name="T256_50"><text:s/></text:span><text:span text:style-name="T256_51">en</text:span><text:span text:style-name="T256_52"><text:s/></text:span><text:span text:style-name="T256_53">variables</text:span><text:span text:style-name="T256_54"><text:s/></text:span><text:span text:style-name="T256_55">globales</text:span><text:span text:style-name="T256_56">.<text:s/></text:span><text:span text:style-name="T256_57">JavaScript</text:span><text:span text:style-name="T256_58"><text:s/></text:span><text:span text:style-name="T256_59">es</text:span><text:span text:style-name="T256_60"><text:s/></text:span><text:span text:style-name="T256_61">un</text:span><text:span text:style-name="T256_62"><text:s/></text:span><text:span text:style-name="T256_63">lenguaje</text:span><text:span text:style-name="T256_64"><text:s/></text:span><text:span text:style-name="T256_65">de</text:span><text:span text:style-name="T256_66"><text:s/></text:span><text:span text:style-name="T256_67">programación</text:span><text:span text:style-name="T256_68"><text:s/></text:span><text:span text:style-name="T256_69">relajado</text:span><text:span text:style-name="T256_70"><text:s/></text:span><text:span text:style-name="T256_71">escrito</text:span><text:span text:style-name="T256_72">,<text:s/></text:span><text:span text:style-name="T256_73">por</text:span><text:span text:style-name="T256_74"><text:s/></text:span><text:span text:style-name="T256_75">lo</text:span><text:span text:style-name="T256_76"><text:s/></text:span><text:span text:style-name="T256_77">que</text:span><text:span text:style-name="T256_78"><text:s/></text:span><text:span text:style-name="T256_79">los</text:span><text:span text:style-name="T256_80"><text:s/></text:span><text:span text:style-name="T256_81">compiladores</text:span><text:span text:style-name="T256_82"><text:s/></text:span><text:span text:style-name="T256_83">de</text:span><text:span text:style-name="T256_84"><text:s/></text:span><text:span text:style-name="T256_85">JavaScript</text:span><text:span text:style-name="T256_86"><text:s/></text:span><text:span text:style-name="T256_87">son</text:span><text:span text:style-name="T256_88"><text:s/></text:span><text:span text:style-name="T256_89">incapaces</text:span><text:span text:style-name="T256_90"><text:s/></text:span><text:span text:style-name="T256_91">de</text:span><text:span text:style-name="T256_92"><text:s/></text:span><text:span text:style-name="T256_93">detectar</text:span><text:span text:style-name="T256_94"><text:s/></text:span><text:span text:style-name="T256_95">errores</text:span><text:span text:style-name="T256_96"><text:s/></text:span><text:span text:style-name="T256_97">de</text:span><text:span text:style-name="T256_98"><text:s/></text:span><text:span text:style-name="T256_99">tipo</text:span><text:span text:style-name="T256_100">.</text:span></text:p>
      <text:p text:style-name="P257"><text:span text:style-name="T257_1">JavaScript</text:span><text:span text:style-name="T257_2"><text:s/></text:span><text:span text:style-name="T257_3">tiene</text:span><text:span text:style-name="T257_4"><text:s/></text:span><text:span text:style-name="T257_5">una</text:span><text:span text:style-name="T257_6"><text:s/></text:span><text:span text:style-name="T257_7">muy</text:span><text:span text:style-name="T257_8"><text:s/></text:span><text:span text:style-name="T257_9">poderosa</text:span><text:span text:style-name="T257_10"><text:s/></text:span><text:span text:style-name="T257_11">notación</text:span><text:span text:style-name="T257_12"><text:s/></text:span><text:span text:style-name="T257_13">literal</text:span><text:span text:style-name="T257_14"><text:s/></text:span><text:span text:style-name="T257_15">de</text:span><text:span text:style-name="T257_16"><text:s/></text:span><text:span text:style-name="T257_17">objetos</text:span><text:span text:style-name="T257_18">.<text:s/></text:span><text:span text:style-name="T257_19">Los</text:span><text:span text:style-name="T257_20"><text:s/></text:span><text:span text:style-name="T257_21">objetos</text:span><text:span text:style-name="T257_22"><text:s/></text:span><text:span text:style-name="T257_23">pueden</text:span><text:span text:style-name="T257_24"><text:s/></text:span><text:span text:style-name="T257_25">ser</text:span><text:span text:style-name="T257_26"><text:s/></text:span><text:span text:style-name="T257_27">creados</text:span><text:span text:style-name="T257_28"><text:s/></text:span><text:span text:style-name="T257_29">simplemente</text:span><text:span text:style-name="T257_30"><text:s/></text:span><text:span text:style-name="T257_31">haciendo</text:span><text:span text:style-name="T257_32"><text:s/></text:span><text:span text:style-name="T257_33">una</text:span><text:span text:style-name="T257_34"><text:s/></text:span><text:span text:style-name="T257_35">lista</text:span><text:span text:style-name="T257_36"><text:s/></text:span><text:span text:style-name="T257_37">de</text:span><text:span text:style-name="T257_38"><text:s/></text:span><text:span text:style-name="T257_39">sus</text:span><text:span text:style-name="T257_40"><text:s/></text:span><text:span text:style-name="T257_41">componentes</text:span><text:span text:style-name="T257_42">.<text:s/></text:span><text:span text:style-name="T257_43">Esta</text:span><text:span text:style-name="T257_44"><text:s/></text:span><text:span text:style-name="T257_45">anotación</text:span><text:span text:style-name="T257_46"><text:s/></text:span><text:span text:style-name="T257_47">fue</text:span><text:span text:style-name="T257_48"><text:s/></text:span><text:span text:style-name="T257_49">la</text:span><text:span text:style-name="T257_50"><text:s/></text:span><text:span text:style-name="T257_51">inspiración</text:span><text:span text:style-name="T257_52"><text:s/></text:span><text:span text:style-name="T257_53">para</text:span><text:span text:style-name="T257_54"><text:s/></text:span><text:span text:style-name="T257_55">JSON</text:span><text:span text:style-name="T257_56">,<text:s/></text:span><text:span text:style-name="T257_57">el</text:span><text:span text:style-name="T257_58"><text:s/></text:span><text:span text:style-name="T257_59">formato</text:span><text:span text:style-name="T257_60"><text:s/></text:span><text:span text:style-name="T257_61">de</text:span><text:span text:style-name="T257_62"><text:s/></text:span><text:span text:style-name="T257_63">intercambio</text:span><text:span text:style-name="T257_64"><text:s/></text:span><text:span text:style-name="T257_65">de</text:span><text:span text:style-name="T257_66"><text:s/></text:span><text:span text:style-name="T257_67">datos</text:span><text:span text:style-name="T257_68">.</text:span></text:p>
      <text:p text:style-name="P258"><text:span text:style-name="T258_1">Una</text:span><text:span text:style-name="T258_2"><text:s/></text:span><text:span text:style-name="T258_3">característica</text:span><text:span text:style-name="T258_4"><text:s/></text:span><text:span text:style-name="T258_5">controversial</text:span><text:span text:style-name="T258_6"><text:s/></text:span><text:span text:style-name="T258_7">de</text:span><text:span text:style-name="T258_8"><text:s/></text:span><text:span text:style-name="T258_9">JavaScript</text:span><text:span text:style-name="T258_10"><text:s/></text:span><text:span text:style-name="T258_11">es</text:span><text:span text:style-name="T258_12"><text:s/></text:span><text:span text:style-name="T258_13">la</text:span><text:span text:style-name="T258_14"><text:s/></text:span><text:span text:style-name="T258_15">herencias</text:span><text:span text:style-name="T258_16"><text:s/></text:span><text:span text:style-name="T258_17">de</text:span><text:span text:style-name="T258_18"><text:s/></text:span><text:span text:style-name="T258_19">prototipos</text:span><text:span text:style-name="T258_20">.<text:s/></text:span><text:span text:style-name="T258_21">JavaScript</text:span><text:span text:style-name="T258_22"><text:s/></text:span><text:span text:style-name="T258_23">tiene</text:span><text:span text:style-name="T258_24"><text:s/></text:span><text:span text:style-name="T258_25">un</text:span><text:span text:style-name="T258_26"><text:s/></text:span><text:span text:style-name="T258_27">sistema</text:span><text:span text:style-name="T258_28"><text:s/></text:span><text:span text:style-name="T258_29">de</text:span><text:span text:style-name="T258_30"><text:s/></text:span><text:span text:style-name="T258_31">objetos</text:span><text:span text:style-name="T258_32"><text:s/></text:span><text:span text:style-name="T258_33">libres</text:span><text:span text:style-name="T258_34"><text:s/></text:span><text:span text:style-name="T258_35">de</text:span><text:span text:style-name="T258_36"><text:s/></text:span><text:span text:style-name="T258_37">clase</text:span><text:span text:style-name="T258_38"><text:s/></text:span><text:span text:style-name="T258_39">en</text:span><text:span text:style-name="T258_40"><text:s/></text:span><text:span text:style-name="T258_41">la</text:span><text:span text:style-name="T258_42"><text:s/></text:span><text:span text:style-name="T258_43">que</text:span><text:span text:style-name="T258_44"><text:s/></text:span><text:span text:style-name="T258_45">los</text:span><text:span text:style-name="T258_46"><text:s/></text:span><text:span text:style-name="T258_47">objetos</text:span><text:span text:style-name="T258_48"><text:s/></text:span><text:span text:style-name="T258_49">heredan</text:span><text:span text:style-name="T258_50"><text:s/></text:span><text:span text:style-name="T258_51">las</text:span><text:span text:style-name="T258_52"><text:s/></text:span><text:span text:style-name="T258_53">propiedades</text:span><text:span text:style-name="T258_54"><text:s/></text:span><text:span text:style-name="T258_55">directamente</text:span><text:span text:style-name="T258_56"><text:s/></text:span><text:span text:style-name="T258_57">de</text:span><text:span text:style-name="T258_58"><text:s/></text:span><text:span text:style-name="T258_59">otros</text:span><text:span text:style-name="T258_60"><text:s/></text:span><text:span text:style-name="T258_61">objetos</text:span><text:span text:style-name="T258_62">.<text:s/></text:span><text:span text:style-name="T258_63">Este</text:span><text:span text:style-name="T258_64"><text:s/></text:span><text:span text:style-name="T258_65">es</text:span><text:span text:style-name="T258_66"><text:s/></text:span><text:span text:style-name="T258_67">realmente</text:span><text:span text:style-name="T258_68"><text:s/></text:span><text:span text:style-name="T258_69">de</text:span><text:span text:style-name="T258_70"><text:s/></text:span><text:span text:style-name="T258_71">gran</text:span><text:span text:style-name="T258_72"><text:s/></text:span><text:span text:style-name="T258_73">alcance</text:span><text:span text:style-name="T258_74">,<text:s/></text:span><text:span text:style-name="T258_75">pero</text:span><text:span text:style-name="T258_76"><text:s/></text:span><text:span text:style-name="T258_77">es</text:span><text:span text:style-name="T258_78"><text:s/></text:span><text:span text:style-name="T258_79">poco</text:span><text:span text:style-name="T258_80"><text:s/></text:span><text:span text:style-name="T258_81">familiar</text:span><text:span text:style-name="T258_82"><text:s/></text:span><text:span text:style-name="T258_83">para</text:span><text:span text:style-name="T258_84"><text:s/></text:span><text:span text:style-name="T258_85">los</text:span><text:span text:style-name="T258_86"><text:s/></text:span><text:span text:style-name="T258_87">programadores</text:span><text:span text:style-name="T258_88"><text:s/></text:span><text:span text:style-name="T258_89">de</text:span><text:span text:style-name="T258_90"><text:s/></text:span><text:span text:style-name="T258_91">formación</text:span><text:span text:style-name="T258_92"><text:s/></text:span><text:span text:style-name="T258_93">clásica</text:span><text:span text:style-name="T258_94">.<text:s/></text:span><text:span text:style-name="T258_95">Si</text:span><text:span text:style-name="T258_96"><text:s/></text:span><text:span text:style-name="T258_97">intentan</text:span><text:span text:style-name="T258_98"><text:s/></text:span><text:span text:style-name="T258_99">aplicar</text:span><text:span text:style-name="T258_100"><text:s/></text:span><text:span text:style-name="T258_101">los</text:span><text:span text:style-name="T258_102"><text:s/></text:span><text:span text:style-name="T258_103">patrones</text:span><text:span text:style-name="T258_104"><text:s/></text:span><text:span text:style-name="T258_105">de</text:span><text:span text:style-name="T258_106"><text:s/></text:span><text:span text:style-name="T258_107">diseño</text:span><text:span text:style-name="T258_108"><text:s/></text:span><text:span text:style-name="T258_109">clásicos</text:span><text:span text:style-name="T258_110"><text:s/></text:span><text:span text:style-name="T258_111">directamente</text:span><text:span text:style-name="T258_112"><text:s/></text:span><text:span text:style-name="T258_113">a</text:span><text:span text:style-name="T258_114"><text:s/></text:span><text:span text:style-name="T258_115">JavaScript</text:span><text:span text:style-name="T258_116">,<text:s/></text:span><text:span text:style-name="T258_117">estarás</text:span><text:span text:style-name="T258_118"><text:s/></text:span><text:span text:style-name="T258_119">frustrado</text:span><text:span text:style-name="T258_120">,<text:s/></text:span><text:span text:style-name="T258_121">pero</text:span><text:span text:style-name="T258_122"><text:s/></text:span><text:span text:style-name="T258_123">si</text:span><text:span text:style-name="T258_124"><text:s/></text:span><text:span text:style-name="T258_125">aprendes</text:span><text:span text:style-name="T258_126"><text:s/></text:span><text:span text:style-name="T258_127">a</text:span><text:span text:style-name="T258_128"><text:s/></text:span><text:span text:style-name="T258_129">trabajar</text:span><text:span text:style-name="T258_130"><text:s/></text:span><text:span text:style-name="T258_131">con</text:span><text:span text:style-name="T258_132"><text:s/></text:span><text:span text:style-name="T258_133">la</text:span><text:span text:style-name="T258_134"><text:s/></text:span><text:span text:style-name="T258_135">naturaleza</text:span><text:span text:style-name="T258_136"><text:s/></text:span><text:span text:style-name="T258_137">prototípica</text:span><text:span text:style-name="T258_138"><text:s/></text:span><text:span text:style-name="T258_139">de</text:span><text:span text:style-name="T258_140"><text:s/></text:span><text:span text:style-name="T258_141">JavaScript</text:span><text:span text:style-name="T258_142">,<text:s/></text:span><text:span text:style-name="T258_143">serán</text:span><text:span text:style-name="T258_144"><text:s/></text:span><text:span text:style-name="T258_145">recompensados</text:span><text:span text:style-name="T258_146"><text:s/></text:span><text:span text:style-name="T258_147">sus</text:span><text:span text:style-name="T258_148"><text:s/></text:span><text:span text:style-name="T258_149">esfuerzos</text:span><text:span text:style-name="T258_150">.</text:span></text:p>
      <text:p text:style-name="P259"/>
      <text:p text:style-name="P260"><text:span text:style-name="T260_1">JavaScript</text:span><text:span text:style-name="T260_2"><text:s/></text:span><text:span text:style-name="T260_3">depende</text:span><text:span text:style-name="T260_4"><text:s/></text:span><text:span text:style-name="T260_5">de</text:span><text:span text:style-name="T260_6"><text:s/></text:span><text:span text:style-name="T260_7">variables</text:span><text:span text:style-name="T260_8"><text:s/></text:span><text:span text:style-name="T260_9">globales</text:span><text:span text:style-name="T260_10"><text:s/></text:span><text:span text:style-name="T260_11">para</text:span><text:span text:style-name="T260_12"><text:s/></text:span><text:span text:style-name="T260_13">la</text:span><text:span text:style-name="T260_14"><text:s/></text:span><text:span text:style-name="T260_15">vinculación</text:span><text:span text:style-name="T260_16">.<text:s/></text:span><text:span text:style-name="T260_17">Todas</text:span><text:span text:style-name="T260_18"><text:s/></text:span><text:span text:style-name="T260_19">las</text:span><text:span text:style-name="T260_20"><text:s/></text:span><text:span text:style-name="T260_21">variables</text:span><text:span text:style-name="T260_22"><text:s/></text:span><text:span text:style-name="T260_23">de</text:span><text:span text:style-name="T260_24"><text:s/></text:span><text:span text:style-name="T260_25">alto</text:span><text:span text:style-name="T260_26"><text:s/></text:span><text:span text:style-name="T260_27">nivel</text:span><text:span text:style-name="T260_28"><text:s/></text:span><text:span text:style-name="T260_29">de</text:span><text:span text:style-name="T260_30"><text:s/></text:span><text:span text:style-name="T260_31">todas</text:span><text:span text:style-name="T260_32"><text:s/></text:span><text:span text:style-name="T260_33">las</text:span><text:span text:style-name="T260_34"><text:s/></text:span><text:span text:style-name="T260_35">unidades</text:span><text:span text:style-name="T260_36"><text:s/></text:span><text:span text:style-name="T260_37">de</text:span><text:span text:style-name="T260_38"><text:s/></text:span><text:span text:style-name="T260_39">compilación</text:span><text:span text:style-name="T260_40"><text:s/></text:span><text:span text:style-name="T260_41">son</text:span><text:span text:style-name="T260_42"><text:s/></text:span><text:span text:style-name="T260_43">lanzados</text:span><text:span text:style-name="T260_44"><text:s/></text:span><text:span text:style-name="T260_45">juntos</text:span><text:span text:style-name="T260_46"><text:s/></text:span><text:span text:style-name="T260_47">en</text:span><text:span text:style-name="T260_48"><text:s/></text:span><text:span text:style-name="T260_49">un</text:span><text:span text:style-name="T260_50"><text:s/></text:span><text:span text:style-name="T260_51">espacio</text:span><text:span text:style-name="T260_52"><text:s/></text:span><text:span text:style-name="T260_53">de</text:span><text:span text:style-name="T260_54"><text:s/></text:span><text:span text:style-name="T260_55">nombres</text:span><text:span text:style-name="T260_56"><text:s/></text:span><text:span text:style-name="T260_57">común</text:span><text:span text:style-name="T260_58"><text:s/></text:span><text:span text:style-name="T260_59">que</text:span><text:span text:style-name="T260_60"><text:s/></text:span><text:span text:style-name="T260_61">se</text:span><text:span text:style-name="T260_62"><text:s/></text:span><text:span text:style-name="T260_63">llama</text:span><text:span text:style-name="T260_64"><text:s/></text:span><text:span text:style-name="T260_65">el</text:span><text:span text:style-name="T260_66"><text:s/></text:span><text:span text:style-name="T260_67">objeto</text:span><text:span text:style-name="T260_68"><text:s/></text:span><text:span text:style-name="T260_69">global</text:span><text:span text:style-name="T260_70">.<text:s/></text:span><text:span text:style-name="T260_71">Esta</text:span><text:span text:style-name="T260_72"><text:s/></text:span><text:span text:style-name="T260_73">es</text:span><text:span text:style-name="T260_74"><text:s/></text:span><text:span text:style-name="T260_75">una</text:span><text:span text:style-name="T260_76"><text:s/></text:span><text:span text:style-name="T260_77">mala</text:span><text:span text:style-name="T260_78"><text:s/></text:span><text:span text:style-name="T260_79">cosa</text:span><text:span text:style-name="T260_80">,<text:s/></text:span><text:span text:style-name="T260_81">porque</text:span><text:span text:style-name="T260_82"><text:s/></text:span><text:span text:style-name="T260_83">las</text:span><text:span text:style-name="T260_84"><text:s/></text:span><text:span text:style-name="T260_85">variables</text:span><text:span text:style-name="T260_86"><text:s/></text:span><text:span text:style-name="T260_87">globales</text:span><text:span text:style-name="T260_88"><text:s/></text:span><text:span text:style-name="T260_89">son</text:span><text:span text:style-name="T260_90"><text:s/></text:span><text:span text:style-name="T260_91">malas</text:span><text:span text:style-name="T260_92">,<text:s/></text:span><text:span text:style-name="T260_93">y</text:span><text:span text:style-name="T260_94"><text:s/></text:span><text:span text:style-name="T260_95">en</text:span><text:span text:style-name="T260_96"><text:s/></text:span><text:span text:style-name="T260_97">JavaScript</text:span><text:span text:style-name="T260_98"><text:s/></text:span><text:span text:style-name="T260_99">son</text:span><text:span text:style-name="T260_100"><text:s/></text:span><text:span text:style-name="T260_101">fundamentales</text:span><text:span text:style-name="T260_102">.<text:s/></text:span><text:span text:style-name="T260_103">Afortunadamente</text:span><text:span text:style-name="T260_104">,<text:s/></text:span><text:span text:style-name="T260_105">como</text:span><text:span text:style-name="T260_106"><text:s/></text:span><text:span text:style-name="T260_107">veremos</text:span><text:span text:style-name="T260_108">,<text:s/></text:span><text:span text:style-name="T260_109">JavaScript</text:span><text:span text:style-name="T260_110"><text:s/></text:span><text:span text:style-name="T260_111">también</text:span><text:span text:style-name="T260_112"><text:s/></text:span><text:span text:style-name="T260_113">nos</text:span><text:span text:style-name="T260_114"><text:s/></text:span><text:span text:style-name="T260_115">da</text:span><text:span text:style-name="T260_116"><text:s/></text:span><text:span text:style-name="T260_117">las</text:span><text:span text:style-name="T260_118"><text:s/></text:span><text:span text:style-name="T260_119">herramientas</text:span><text:span text:style-name="T260_120"><text:s/></text:span><text:span text:style-name="T260_121">para</text:span><text:span text:style-name="T260_122"><text:s/></text:span><text:span text:style-name="T260_123">mitigar</text:span><text:span text:style-name="T260_124"><text:s/></text:span><text:span text:style-name="T260_125">este</text:span><text:span text:style-name="T260_126"><text:s/></text:span><text:span text:style-name="T260_127">problema</text:span><text:span text:style-name="T260_128">.</text:span></text:p>
      <text:p text:style-name="P261"><text:span text:style-name="T261_1">Apéndice</text:span><text:span text:style-name="T261_2"><text:s/></text:span><text:span text:style-name="T261_3">C</text:span><text:span text:style-name="T261_4"><text:s/></text:span><text:span text:style-name="T261_5">describe</text:span><text:span text:style-name="T261_6"><text:s/></text:span><text:span text:style-name="T261_7">una</text:span><text:span text:style-name="T261_8"><text:s/></text:span><text:span text:style-name="T261_9">herramienta</text:span><text:span text:style-name="T261_10"><text:s/></text:span><text:span text:style-name="T261_11">de</text:span><text:span text:style-name="T261_12"><text:s/></text:span><text:span text:style-name="T261_13">programación</text:span><text:span text:style-name="T261_14"><text:s/></text:span><text:span text:style-name="T261_15">llamado</text:span><text:span text:style-name="T261_16"><text:s/></text:span><text:span text:style-name="T261_17">JSLint</text:span><text:span text:style-name="T261_18">,<text:s/></text:span><text:span text:style-name="T261_19">un</text:span><text:span text:style-name="T261_20"><text:s/></text:span><text:span text:style-name="T261_21">analizador</text:span><text:span text:style-name="T261_22"><text:s/></text:span><text:span text:style-name="T261_23">de</text:span><text:span text:style-name="T261_24"><text:s/></text:span><text:span text:style-name="T261_25">JavaScript</text:span><text:span text:style-name="T261_26"><text:s/></text:span><text:span text:style-name="T261_27">que</text:span><text:span text:style-name="T261_28"><text:s/></text:span><text:span text:style-name="T261_29">puede</text:span><text:span text:style-name="T261_30"><text:s/></text:span><text:span text:style-name="T261_31">analizar</text:span><text:span text:style-name="T261_32"><text:s/></text:span><text:span text:style-name="T261_33">un</text:span><text:span text:style-name="T261_34"><text:s/></text:span><text:span text:style-name="T261_35">programa</text:span><text:span text:style-name="T261_36"><text:s/></text:span><text:span text:style-name="T261_37">JavaScript</text:span><text:span text:style-name="T261_38"><text:s/></text:span><text:span text:style-name="T261_39">e</text:span><text:span text:style-name="T261_40"><text:s/></text:span><text:span text:style-name="T261_41">informar</text:span><text:span text:style-name="T261_42"><text:s/></text:span><text:span text:style-name="T261_43">sobre</text:span><text:span text:style-name="T261_44"><text:s/></text:span><text:span text:style-name="T261_45">las</text:span><text:span text:style-name="T261_46"><text:s/></text:span><text:span text:style-name="T261_47">partes</text:span><text:span text:style-name="T261_48"><text:s/></text:span><text:span text:style-name="T261_49">malas</text:span><text:span text:style-name="T261_50"><text:s/></text:span><text:span text:style-name="T261_51">que</text:span><text:span text:style-name="T261_52"><text:s/></text:span><text:span text:style-name="T261_53">contiene</text:span><text:span text:style-name="T261_54">.<text:s/></text:span><text:span text:style-name="T261_55">JSLint</text:span><text:span text:style-name="T261_56"><text:s/></text:span><text:span text:style-name="T261_57">proporciona</text:span><text:span text:style-name="T261_58"><text:s/></text:span><text:span text:style-name="T261_59">un</text:span><text:span text:style-name="T261_60"><text:s/></text:span><text:span text:style-name="T261_61">grado</text:span><text:span text:style-name="T261_62"><text:s/></text:span><text:span text:style-name="T261_63">de</text:span><text:span text:style-name="T261_64"><text:s/></text:span><text:span text:style-name="T261_65">rigor</text:span><text:span text:style-name="T261_66"><text:s/></text:span><text:span text:style-name="T261_67">que</text:span><text:span text:style-name="T261_68"><text:s/></text:span><text:span text:style-name="T261_69">generalmente</text:span><text:span text:style-name="T261_70"><text:s/></text:span><text:span text:style-name="T261_71">se</text:span><text:span text:style-name="T261_72"><text:s/></text:span><text:span text:style-name="T261_73">carecen</text:span><text:span text:style-name="T261_74"><text:s/></text:span><text:span text:style-name="T261_75">los</text:span><text:span text:style-name="T261_76"><text:s/></text:span><text:span text:style-name="T261_77">desarrolladores</text:span><text:span text:style-name="T261_78"><text:s/></text:span><text:span text:style-name="T261_79">de</text:span><text:span text:style-name="T261_80"><text:s/></text:span><text:span text:style-name="T261_81">JavaScript</text:span><text:span text:style-name="T261_82">.<text:s/></text:span><text:span text:style-name="T261_83">Dar</text:span><text:span text:style-name="T261_84"><text:s/></text:span><text:span text:style-name="T261_85">confianza</text:span><text:span text:style-name="T261_86"><text:s/></text:span><text:span text:style-name="T261_87">de</text:span><text:span text:style-name="T261_88"><text:s/></text:span><text:span text:style-name="T261_89">que</text:span><text:span text:style-name="T261_90"><text:s/></text:span><text:span text:style-name="T261_91">sus</text:span><text:span text:style-name="T261_92"><text:s/></text:span><text:span text:style-name="T261_93">programas</text:span><text:span text:style-name="T261_94"><text:s/></text:span><text:span text:style-name="T261_95">contienen</text:span><text:span text:style-name="T261_96"><text:s/></text:span><text:span text:style-name="T261_97">sólo</text:span><text:span text:style-name="T261_98"><text:s/></text:span><text:span text:style-name="T261_99">las</text:span><text:span text:style-name="T261_100"><text:s/></text:span><text:span text:style-name="T261_101">partes</text:span><text:span text:style-name="T261_102"><text:s/></text:span><text:span text:style-name="T261_103">buenas</text:span><text:span text:style-name="T261_104">.<text:s/></text:span><text:span text:style-name="T261_105">JavaScript</text:span><text:span text:style-name="T261_106"><text:s/></text:span><text:span text:style-name="T261_107">es</text:span><text:span text:style-name="T261_108"><text:s/></text:span><text:span text:style-name="T261_109">un</text:span><text:span text:style-name="T261_110"><text:s/></text:span><text:span text:style-name="T261_111">lenguaje</text:span><text:span text:style-name="T261_112"><text:s/></text:span><text:span text:style-name="T261_113">de</text:span><text:span text:style-name="T261_114"><text:s/></text:span><text:span text:style-name="T261_115">muchos</text:span><text:span text:style-name="T261_116"><text:s/></text:span><text:span text:style-name="T261_117">contrastes</text:span><text:span text:style-name="T261_118">.<text:s/></text:span><text:span text:style-name="T261_119">Contiene</text:span><text:span text:style-name="T261_120"><text:s/></text:span><text:span text:style-name="T261_121">muchos</text:span><text:span text:style-name="T261_122"><text:s/></text:span><text:span text:style-name="T261_123">errores</text:span><text:span text:style-name="T261_124"><text:s/></text:span><text:span text:style-name="T261_125">y</text:span><text:span text:style-name="T261_126"><text:s/></text:span><text:span text:style-name="T261_127">bordes</text:span><text:span text:style-name="T261_128"><text:s/></text:span><text:span text:style-name="T261_129">afilados</text:span><text:span text:style-name="T261_130">,<text:s/></text:span><text:span text:style-name="T261_131">por</text:span><text:span text:style-name="T261_132"><text:s/></text:span><text:span text:style-name="T261_133">lo</text:span><text:span text:style-name="T261_134"><text:s/></text:span><text:span text:style-name="T261_135">que</text:span><text:span text:style-name="T261_136"><text:s/></text:span><text:span text:style-name="T261_137">puede</text:span><text:span text:style-name="T261_138"><text:s/></text:span><text:span text:style-name="T261_139">que</text:span><text:span text:style-name="T261_140"><text:s/></text:span><text:span text:style-name="T261_141">se</text:span><text:span text:style-name="T261_142"><text:s/></text:span><text:span text:style-name="T261_143">pregunte</text:span><text:span text:style-name="T261_144">,<text:s/>"¿</text:span><text:span text:style-name="T261_145">Por</text:span><text:span text:style-name="T261_146"><text:s/></text:span><text:span text:style-name="T261_147">qué</text:span><text:span text:style-name="T261_148"><text:s/></text:span><text:span text:style-name="T261_149">debo</text:span><text:span text:style-name="T261_150"><text:s/></text:span><text:span text:style-name="T261_151">usar</text:span><text:span text:style-name="T261_152"><text:s/></text:span><text:span text:style-name="T261_153">JavaScript</text:span><text:span text:style-name="T261_154">?"<text:s/></text:span><text:span text:style-name="T261_155">Hay</text:span><text:span text:style-name="T261_156"><text:s/></text:span><text:span text:style-name="T261_157">dos</text:span><text:span text:style-name="T261_158"><text:s/></text:span><text:span text:style-name="T261_159">respuestas</text:span><text:span text:style-name="T261_160">.<text:s/></text:span><text:span text:style-name="T261_161">la</text:span></text:p>
      <text:p text:style-name="P262"><text:span text:style-name="T262_1">primero</text:span><text:span text:style-name="T262_2"><text:s/></text:span><text:span text:style-name="T262_3">es</text:span><text:span text:style-name="T262_4"><text:s/></text:span><text:span text:style-name="T262_5">que</text:span><text:span text:style-name="T262_6"><text:s/></text:span><text:span text:style-name="T262_7">usted</text:span><text:span text:style-name="T262_8"><text:s/></text:span><text:span text:style-name="T262_9">no</text:span><text:span text:style-name="T262_10"><text:s/></text:span><text:span text:style-name="T262_11">tiene</text:span><text:span text:style-name="T262_12"><text:s/></text:span><text:span text:style-name="T262_13">una</text:span><text:span text:style-name="T262_14"><text:s/></text:span><text:span text:style-name="T262_15">elección</text:span><text:span text:style-name="T262_16">.<text:s/></text:span><text:span text:style-name="T262_17">La</text:span><text:span text:style-name="T262_18"><text:s/></text:span><text:span text:style-name="T262_19">Web</text:span><text:span text:style-name="T262_20"><text:s/></text:span><text:span text:style-name="T262_21">se</text:span><text:span text:style-name="T262_22"><text:s/></text:span><text:span text:style-name="T262_23">ha</text:span><text:span text:style-name="T262_24"><text:s/></text:span><text:span text:style-name="T262_25">convertido</text:span><text:span text:style-name="T262_26"><text:s/></text:span><text:span text:style-name="T262_27">en</text:span><text:span text:style-name="T262_28"><text:s/></text:span><text:span text:style-name="T262_29">una</text:span><text:span text:style-name="T262_30"><text:s/></text:span><text:span text:style-name="T262_31">importante</text:span><text:span text:style-name="T262_32"><text:s/></text:span><text:span text:style-name="T262_33">plataforma</text:span><text:span text:style-name="T262_34"><text:s/></text:span><text:span text:style-name="T262_35">para</text:span><text:span text:style-name="T262_36"><text:s/></text:span><text:span text:style-name="T262_37">el</text:span><text:span text:style-name="T262_38"><text:s/></text:span><text:span text:style-name="T262_39">desarrollo</text:span><text:span text:style-name="T262_40"><text:s/></text:span><text:span text:style-name="T262_41">de</text:span><text:span text:style-name="T262_42"><text:s/></text:span><text:span text:style-name="T262_43">aplicaciones</text:span><text:span text:style-name="T262_44"><text:s/></text:span><text:span text:style-name="T262_45">y</text:span><text:span text:style-name="T262_46"><text:s/></text:span><text:span text:style-name="T262_47">JavaScript</text:span><text:span text:style-name="T262_48"><text:s/></text:span><text:span text:style-name="T262_49">es</text:span><text:span text:style-name="T262_50"><text:s/></text:span><text:span text:style-name="T262_51">el</text:span><text:span text:style-name="T262_52"><text:s/></text:span><text:span text:style-name="T262_53">único</text:span><text:span text:style-name="T262_54"><text:s/></text:span><text:span text:style-name="T262_55">idioma</text:span><text:span text:style-name="T262_56"><text:s/></text:span><text:span text:style-name="T262_57">que</text:span><text:span text:style-name="T262_58"><text:s/></text:span><text:span text:style-name="T262_59">se</text:span><text:span text:style-name="T262_60"><text:s/></text:span><text:span text:style-name="T262_61">encuentra</text:span><text:span text:style-name="T262_62"><text:s/></text:span><text:span text:style-name="T262_63">en</text:span><text:span text:style-name="T262_64"><text:s/></text:span><text:span text:style-name="T262_65">todos</text:span><text:span text:style-name="T262_66"><text:s/></text:span><text:span text:style-name="T262_67">los</text:span><text:span text:style-name="T262_68"><text:s/></text:span><text:span text:style-name="T262_69">navegadores</text:span><text:span text:style-name="T262_70">.</text:span><text:span text:style-name="T262_71">La</text:span><text:span text:style-name="T262_72"><text:s/></text:span><text:span text:style-name="T262_73">otra</text:span><text:span text:style-name="T262_74"><text:s/></text:span><text:span text:style-name="T262_75">respuesta</text:span><text:span text:style-name="T262_76"><text:s/></text:span><text:span text:style-name="T262_77">es</text:span><text:span text:style-name="T262_78"><text:s/></text:span><text:span text:style-name="T262_79">que</text:span><text:span text:style-name="T262_80">,<text:s/></text:span><text:span text:style-name="T262_81">a</text:span><text:span text:style-name="T262_82"><text:s/></text:span><text:span text:style-name="T262_83">pesar</text:span><text:span text:style-name="T262_84"><text:s/></text:span><text:span text:style-name="T262_85">de</text:span><text:span text:style-name="T262_86"><text:s/></text:span><text:span text:style-name="T262_87">sus</text:span><text:span text:style-name="T262_88"><text:s/></text:span><text:span text:style-name="T262_89">deficiencias</text:span><text:span text:style-name="T262_90">,<text:s/></text:span><text:span text:style-name="T262_91">JavaScript</text:span><text:span text:style-name="T262_92"><text:s/></text:span><text:span text:style-name="T262_93">es</text:span><text:span text:style-name="T262_94"><text:s/></text:span><text:span text:style-name="T262_95">muy</text:span><text:span text:style-name="T262_96"><text:s/></text:span><text:span text:style-name="T262_97">bueno</text:span><text:span text:style-name="T262_98">.</text:span></text:p>
      <text:p text:style-name="P263"/>
      <text:p text:style-name="P264"><text:span text:style-name="T264_1">CAPÍTULO</text:span><text:span text:style-name="T264_2"><text:s/>2.</text:span></text:p>
      <text:p text:style-name="P265"/>
      <text:p text:style-name="P266"><text:span text:style-name="T266_1">_<text:s/></text:span><text:span text:style-name="T266_2">Gramática</text:span></text:p>
      <text:p text:style-name="P267"/>
      <text:p text:style-name="P268"><text:span text:style-name="T268_1">El</text:span><text:span text:style-name="T268_2"><text:s/></text:span><text:span text:style-name="T268_3">espacio</text:span><text:span text:style-name="T268_4"><text:s/></text:span><text:span text:style-name="T268_5">en</text:span><text:span text:style-name="T268_6"><text:s/></text:span><text:span text:style-name="T268_7">blanco</text:span><text:span text:style-name="T268_8"><text:s/></text:span><text:span text:style-name="T268_9">es</text:span><text:span text:style-name="T268_10"><text:s/></text:span><text:span text:style-name="T268_11">generalmente</text:span><text:span text:style-name="T268_12"><text:s/></text:span><text:span text:style-name="T268_13">insignificante</text:span><text:span text:style-name="T268_14">,<text:s/></text:span><text:span text:style-name="T268_15">pero</text:span><text:span text:style-name="T268_16"><text:s/></text:span><text:span text:style-name="T268_17">aveces</text:span><text:span text:style-name="T268_18"><text:s/></text:span><text:span text:style-name="T268_19">es</text:span><text:span text:style-name="T268_20"><text:s/></text:span><text:span text:style-name="T268_21">necesario</text:span><text:span text:style-name="T268_22"><text:s/></text:span><text:span text:style-name="T268_23">usar</text:span><text:span text:style-name="T268_24"><text:s/></text:span><text:span text:style-name="T268_25">espacios</text:span><text:span text:style-name="T268_26"><text:s/></text:span><text:span text:style-name="T268_27">en</text:span><text:span text:style-name="T268_28"><text:s/></text:span><text:span text:style-name="T268_29">blanco</text:span><text:span text:style-name="T268_30"><text:s/></text:span><text:span text:style-name="T268_31">para</text:span><text:span text:style-name="T268_32"><text:s/></text:span><text:span text:style-name="T268_33">separar</text:span><text:span text:style-name="T268_34"><text:s/></text:span><text:span text:style-name="T268_35">secuencias</text:span><text:span text:style-name="T268_36"><text:s/></text:span><text:span text:style-name="T268_37">de</text:span><text:span text:style-name="T268_38"><text:s/></text:span><text:span text:style-name="T268_39">caracteres</text:span><text:span text:style-name="T268_40"><text:s/></text:span><text:span text:style-name="T268_41">que</text:span><text:span text:style-name="T268_42"><text:s/></text:span><text:span text:style-name="T268_43">de</text:span><text:span text:style-name="T268_44"><text:s/></text:span><text:span text:style-name="T268_45">otro</text:span><text:span text:style-name="T268_46"><text:s/></text:span><text:span text:style-name="T268_47">modo</text:span><text:span text:style-name="T268_48"><text:s/></text:span><text:span text:style-name="T268_49">se</text:span><text:span text:style-name="T268_50"><text:s/></text:span><text:span text:style-name="T268_51">combinan</text:span><text:span text:style-name="T268_52"><text:s/></text:span><text:span text:style-name="T268_53">en</text:span><text:span text:style-name="T268_54"><text:s/></text:span><text:span text:style-name="T268_55">un</text:span><text:span text:style-name="T268_56"><text:s/></text:span><text:span text:style-name="T268_57">solo</text:span><text:span text:style-name="T268_58"><text:s/></text:span><text:span text:style-name="T268_59">token</text:span><text:span text:style-name="T268_60">.<text:s/></text:span><text:span text:style-name="T268_61">Por</text:span><text:span text:style-name="T268_62"><text:s/></text:span><text:span text:style-name="T268_63">ejemplo</text:span><text:span text:style-name="T268_64">,<text:s/></text:span><text:span text:style-name="T268_65">en</text:span><text:span text:style-name="T268_66">:</text:span></text:p>
      <text:p text:style-name="P269"/>
      <text:p text:style-name="P270"><text:span text:style-name="T270_1">var</text:span><text:span text:style-name="T270_2"><text:s/></text:span><text:span text:style-name="T270_3">que</text:span><text:span text:style-name="T270_4"><text:s/>=<text:s/></text:span><text:span text:style-name="T270_5">esto</text:span><text:span text:style-name="T270_6">;</text:span></text:p>
      <text:p text:style-name="P271"/>
      <text:p text:style-name="P272"><text:span text:style-name="T272_1">El</text:span><text:span text:style-name="T272_2"><text:s/></text:span><text:span text:style-name="T272_3">espacio</text:span><text:span text:style-name="T272_4"><text:s/></text:span><text:span text:style-name="T272_5">entre</text:span><text:span text:style-name="T272_6"><text:s/></text:span><text:span text:style-name="T272_7">var</text:span><text:span text:style-name="T272_8"><text:s/></text:span><text:span text:style-name="T272_9">y</text:span><text:span text:style-name="T272_10"><text:s/>“</text:span><text:span text:style-name="T272_11">que</text:span><text:span text:style-name="T272_12">”<text:s/></text:span><text:span text:style-name="T272_13">no</text:span><text:span text:style-name="T272_14"><text:s/></text:span><text:span text:style-name="T272_15">se</text:span><text:span text:style-name="T272_16"><text:s/></text:span><text:span text:style-name="T272_17">puede</text:span><text:span text:style-name="T272_18"><text:s/></text:span><text:span text:style-name="T272_19">quitar</text:span><text:span text:style-name="T272_20">,<text:s/></text:span><text:span text:style-name="T272_21">pero</text:span><text:span text:style-name="T272_22"><text:s/></text:span><text:span text:style-name="T272_23">los</text:span><text:span text:style-name="T272_24"><text:s/></text:span><text:span text:style-name="T272_25">otros</text:span><text:span text:style-name="T272_26"><text:s/></text:span><text:span text:style-name="T272_27">espacios</text:span><text:span text:style-name="T272_28"><text:s/></text:span><text:span text:style-name="T272_29">se</text:span><text:span text:style-name="T272_30"><text:s/></text:span><text:span text:style-name="T272_31">puede</text:span><text:span text:style-name="T272_32"><text:s/></text:span><text:span text:style-name="T272_33">quitar</text:span><text:span text:style-name="T272_34">.</text:span></text:p>
      <text:p text:style-name="P273"/>
      <text:p text:style-name="P274"><text:span text:style-name="T274_1">JavaScript</text:span><text:span text:style-name="T274_2"><text:s/></text:span><text:span text:style-name="T274_3">ofrece</text:span><text:span text:style-name="T274_4"><text:s/></text:span><text:span text:style-name="T274_5">dos</text:span><text:span text:style-name="T274_6"><text:s/></text:span><text:span text:style-name="T274_7">formas</text:span><text:span text:style-name="T274_8"><text:s/></text:span><text:span text:style-name="T274_9">para</text:span><text:span text:style-name="T274_10"><text:s/></text:span><text:span text:style-name="T274_11">comentar</text:span><text:span text:style-name="T274_12">,<text:s/></text:span><text:span text:style-name="T274_13">comentarios</text:span><text:span text:style-name="T274_14"><text:s/></text:span><text:span text:style-name="T274_15">en</text:span><text:span text:style-name="T274_16"><text:s/></text:span><text:span text:style-name="T274_17">bloque</text:span><text:span text:style-name="T274_18"><text:s/></text:span><text:span text:style-name="T274_19">formados</text:span><text:span text:style-name="T274_20"><text:s/></text:span><text:span text:style-name="T274_21">con</text:span><text:span text:style-name="T274_22"><text:s/>/<text:s/>*<text:s/>*<text:s/>/<text:s/></text:span><text:span text:style-name="T274_23">y</text:span><text:span text:style-name="T274_24"><text:s/></text:span><text:span text:style-name="T274_25">los</text:span><text:span text:style-name="T274_26"><text:s/></text:span><text:span text:style-name="T274_27">comentarios</text:span><text:span text:style-name="T274_28"><text:s/></text:span><text:span text:style-name="T274_29">de</text:span><text:span text:style-name="T274_30"><text:s/></text:span><text:span text:style-name="T274_31">fin</text:span><text:span text:style-name="T274_32"><text:s/></text:span><text:span text:style-name="T274_33">de</text:span><text:span text:style-name="T274_34"><text:s/></text:span><text:span text:style-name="T274_35">línea</text:span><text:span text:style-name="T274_36"><text:s/></text:span><text:span text:style-name="T274_37">comenzando</text:span><text:span text:style-name="T274_38"><text:s/></text:span><text:span text:style-name="T274_39">con</text:span><text:span text:style-name="T274_40"><text:s/>//.<text:s/></text:span><text:span text:style-name="T274_41">Los</text:span><text:span text:style-name="T274_42"><text:s/></text:span><text:span text:style-name="T274_43">comentarios</text:span><text:span text:style-name="T274_44"><text:s/></text:span><text:span text:style-name="T274_45">deben</text:span><text:span text:style-name="T274_46"><text:s/></text:span><text:span text:style-name="T274_47">ser</text:span><text:span text:style-name="T274_48"><text:s/></text:span><text:span text:style-name="T274_49">usados</text:span><text:span text:style-name="T274_50"><text:s/></text:span><text:span text:style-name="T274_51">libremente</text:span><text:span text:style-name="T274_52"><text:s/></text:span><text:span text:style-name="T274_53">para</text:span><text:span text:style-name="T274_54"><text:s/></text:span><text:span text:style-name="T274_55">mejorar</text:span><text:span text:style-name="T274_56"><text:s/></text:span><text:span text:style-name="T274_57">la</text:span><text:span text:style-name="T274_58"><text:s/></text:span><text:span text:style-name="T274_59">legibilidad</text:span><text:span text:style-name="T274_60"><text:s/></text:span><text:span text:style-name="T274_61">de</text:span><text:span text:style-name="T274_62"><text:s/></text:span><text:span text:style-name="T274_63">los</text:span><text:span text:style-name="T274_64"><text:s/></text:span><text:span text:style-name="T274_65">programas</text:span><text:span text:style-name="T274_66">.<text:s/></text:span><text:span text:style-name="T274_67">En</text:span><text:span text:style-name="T274_68"><text:s/></text:span><text:span text:style-name="T274_69">JavaScript</text:span><text:span text:style-name="T274_70">,<text:s/></text:span><text:span text:style-name="T274_71">estas</text:span><text:span text:style-name="T274_72"><text:s/></text:span><text:span text:style-name="T274_73">formas</text:span><text:span text:style-name="T274_74"><text:s/></text:span><text:span text:style-name="T274_75">también</text:span><text:span text:style-name="T274_76"><text:s/></text:span><text:span text:style-name="T274_77">pueden</text:span><text:span text:style-name="T274_78"><text:s/></text:span><text:span text:style-name="T274_79">ocurrir</text:span><text:span text:style-name="T274_80"><text:s/></text:span><text:span text:style-name="T274_81">en</text:span><text:span text:style-name="T274_82"><text:s/></text:span><text:span text:style-name="T274_83">literales</text:span><text:span text:style-name="T274_84"><text:s/></text:span><text:span text:style-name="T274_85">de</text:span><text:span text:style-name="T274_86"><text:s/></text:span><text:span text:style-name="T274_87">expresiones</text:span><text:span text:style-name="T274_88"><text:s/></text:span><text:span text:style-name="T274_89">regulares</text:span><text:span text:style-name="T274_90">,<text:s/></text:span><text:span text:style-name="T274_91">por</text:span><text:span text:style-name="T274_92"><text:s/></text:span><text:span text:style-name="T274_93">lo</text:span><text:span text:style-name="T274_94"><text:s/></text:span><text:span text:style-name="T274_95">que</text:span><text:span text:style-name="T274_96"><text:s/></text:span><text:span text:style-name="T274_97">bloquear</text:span><text:span text:style-name="T274_98"><text:s text:c="2"/></text:span><text:span text:style-name="T274_99">comentarios</text:span><text:span text:style-name="T274_100"><text:s/></text:span><text:span text:style-name="T274_101">no</text:span><text:span text:style-name="T274_102"><text:s/></text:span><text:span text:style-name="T274_103">son</text:span><text:span text:style-name="T274_104"><text:s/></text:span><text:span text:style-name="T274_105">seguros</text:span><text:span text:style-name="T274_106"><text:s/></text:span><text:span text:style-name="T274_107">para</text:span><text:span text:style-name="T274_108"><text:s/></text:span><text:span text:style-name="T274_109">comentar</text:span><text:span text:style-name="T274_110"><text:s/></text:span><text:span text:style-name="T274_111">los</text:span><text:span text:style-name="T274_112"><text:s/></text:span><text:span text:style-name="T274_113">bloques</text:span><text:span text:style-name="T274_114"><text:s/></text:span><text:span text:style-name="T274_115">de</text:span><text:span text:style-name="T274_116"><text:s/></text:span><text:span text:style-name="T274_117">código</text:span><text:span text:style-name="T274_118">.<text:s/></text:span><text:span text:style-name="T274_119">Por</text:span><text:span text:style-name="T274_120"><text:s/></text:span><text:span text:style-name="T274_121">ejemplo</text:span><text:span text:style-name="T274_122">:</text:span></text:p>
      <text:p text:style-name="P275"/>
      <text:p text:style-name="P276"><text:span text:style-name="T276_1">/<text:s/>*</text:span></text:p>
      <text:p text:style-name="P277"><text:span text:style-name="T277_1">var</text:span><text:span text:style-name="T277_2"><text:s/></text:span><text:span text:style-name="T277_3">rm</text:span><text:span text:style-name="T277_4">_</text:span><text:span text:style-name="T277_5">a</text:span><text:span text:style-name="T277_6"><text:s/>=<text:s/>/</text:span><text:span text:style-name="T277_7">a</text:span><text:span text:style-name="T277_8">*/.</text:span><text:span text:style-name="T277_9">match</text:span><text:span text:style-name="T277_10">(</text:span><text:span text:style-name="T277_11">s</text:span><text:span text:style-name="T277_12">);</text:span></text:p>
      <text:p text:style-name="P278"><text:span text:style-name="T278_1">*<text:s/>/</text:span></text:p>
      <text:p text:style-name="P279"/>
      <text:p text:style-name="P280"><text:span text:style-name="T280_1">provoca</text:span><text:span text:style-name="T280_2"><text:s/></text:span><text:span text:style-name="T280_3">un</text:span><text:span text:style-name="T280_4"><text:s/></text:span><text:span text:style-name="T280_5">error</text:span><text:span text:style-name="T280_6"><text:s/></text:span><text:span text:style-name="T280_7">de</text:span><text:span text:style-name="T280_8"><text:s/></text:span><text:span text:style-name="T280_9">sintaxis</text:span><text:span text:style-name="T280_10">.<text:s/></text:span><text:span text:style-name="T280_11">Por</text:span><text:span text:style-name="T280_12"><text:s/></text:span><text:span text:style-name="T280_13">lo</text:span><text:span text:style-name="T280_14"><text:s/></text:span><text:span text:style-name="T280_15">tanto</text:span><text:span text:style-name="T280_16">,<text:s/></text:span><text:span text:style-name="T280_17">se</text:span><text:span text:style-name="T280_18"><text:s/></text:span><text:span text:style-name="T280_19">recomienda</text:span><text:span text:style-name="T280_20"><text:s/></text:span><text:span text:style-name="T280_21">que</text:span><text:span text:style-name="T280_22"><text:s/>/<text:s/>*<text:s/>*<text:s/>/<text:s/></text:span><text:span text:style-name="T280_23">comentarios</text:span><text:span text:style-name="T280_24"><text:s/></text:span><text:span text:style-name="T280_25">evitarse</text:span><text:span text:style-name="T280_26"><text:s/></text:span><text:span text:style-name="T280_27">y</text:span><text:span text:style-name="T280_28"><text:s/></text:span><text:span text:style-name="T280_29">comentarios</text:span><text:span text:style-name="T280_30"><text:s/>//<text:s/></text:span><text:span text:style-name="T280_31">utilizarse</text:span><text:span text:style-name="T280_32"><text:s/></text:span><text:span text:style-name="T280_33">en</text:span><text:span text:style-name="T280_34"><text:s/></text:span><text:span text:style-name="T280_35">su</text:span><text:span text:style-name="T280_36"><text:s/></text:span><text:span text:style-name="T280_37">lugar</text:span><text:span text:style-name="T280_38">.</text:span></text:p>
      <text:p text:style-name="P281"/>
      <text:p text:style-name="P282"><text:span text:style-name="T282_1">Un</text:span><text:span text:style-name="T282_2"><text:s/></text:span><text:span text:style-name="T282_3">nombre</text:span><text:span text:style-name="T282_4"><text:s/>(</text:span><text:span text:style-name="T282_5">name</text:span><text:span text:style-name="T282_6">)</text:span><text:span text:style-name="T282_7"><text:s/></text:span><text:span text:style-name="T282_8">es</text:span><text:span text:style-name="T282_9"><text:s/></text:span><text:span text:style-name="T282_10">una</text:span><text:span text:style-name="T282_11"><text:s/></text:span><text:span text:style-name="T282_12">carta</text:span><text:span text:style-name="T282_13"><text:s/></text:span><text:span text:style-name="T282_14">seguido</text:span><text:span text:style-name="T282_15"><text:s/></text:span><text:span text:style-name="T282_16">opcionalmente</text:span><text:span text:style-name="T282_17"><text:s/></text:span><text:span text:style-name="T282_18">por</text:span><text:span text:style-name="T282_19"><text:s/></text:span><text:span text:style-name="T282_20">una</text:span><text:span text:style-name="T282_21"><text:s/></text:span><text:span text:style-name="T282_22">o</text:span><text:span text:style-name="T282_23"><text:s/></text:span><text:span text:style-name="T282_24">más</text:span><text:span text:style-name="T282_25"><text:s/></text:span><text:span text:style-name="T282_26">letras</text:span><text:span text:style-name="T282_27">,<text:s/></text:span><text:span text:style-name="T282_28">dígitos</text:span><text:span text:style-name="T282_29"><text:s/></text:span><text:span text:style-name="T282_30">o</text:span><text:span text:style-name="T282_31"><text:s/></text:span><text:span text:style-name="T282_32">guiones</text:span><text:span text:style-name="T282_33"><text:s/></text:span><text:span text:style-name="T282_34">bajos</text:span><text:span text:style-name="T282_35">.<text:s/></text:span><text:span text:style-name="T282_36">Un</text:span><text:span text:style-name="T282_37"><text:s/></text:span><text:span text:style-name="T282_38">nombre</text:span><text:span text:style-name="T282_39"><text:s/></text:span><text:span text:style-name="T282_40">no</text:span><text:span text:style-name="T282_41"><text:s/></text:span><text:span text:style-name="T282_42">puede</text:span><text:span text:style-name="T282_43"><text:s/></text:span><text:span text:style-name="T282_44">ser</text:span><text:span text:style-name="T282_45"><text:s/></text:span><text:span text:style-name="T282_46">una</text:span><text:span text:style-name="T282_47"><text:s/></text:span><text:span text:style-name="T282_48">de</text:span><text:span text:style-name="T282_49"><text:s/></text:span><text:span text:style-name="T282_50">estas</text:span><text:span text:style-name="T282_51"><text:s/></text:span><text:span text:style-name="T282_52">palabras</text:span><text:span text:style-name="T282_53"><text:s/></text:span><text:span text:style-name="T282_54">reservadas</text:span><text:span text:style-name="T282_55">:</text:span></text:p>
      <text:p text:style-name="P283"/>
      <table:table table:style-name="Table5">
        <table:table-column table:style-name="Column10"/>
        <table:table-column table:style-name="Column11"/>
        <table:table-row table:style-name="Row23">
          <table:table-cell table:style-name="Cell49">
            <text:p text:style-name="P284"><text:span text:style-name="T284_1">abstract</text:span></text:p>
            <text:p text:style-name="P285"><text:span text:style-name="T285_1">boolean</text:span><text:span text:style-name="T285_2"><text:s/></text:span><text:span text:style-name="T285_3">break</text:span><text:span text:style-name="T285_4"><text:s/></text:span><text:span text:style-name="T285_5">byte</text:span></text:p>
            <text:p text:style-name="P286"><text:span text:style-name="T286_1">case</text:span><text:span text:style-name="T286_2"><text:s/></text:span><text:span text:style-name="T286_3">catch</text:span><text:span text:style-name="T286_4"><text:s/></text:span><text:span text:style-name="T286_5">char</text:span><text:span text:style-name="T286_6"><text:s/></text:span><text:span text:style-name="T286_7">class</text:span><text:span text:style-name="T286_8"><text:s/></text:span><text:span text:style-name="T286_9">const</text:span><text:span text:style-name="T286_10"><text:s/></text:span><text:span text:style-name="T286_11">continue</text:span></text:p>
            <text:p text:style-name="P287"><text:span text:style-name="T287_1">debugger</text:span><text:span text:style-name="T287_2"><text:s/></text:span><text:span text:style-name="T287_3">default</text:span><text:span text:style-name="T287_4"><text:s/></text:span><text:span text:style-name="T287_5">delete</text:span><text:span text:style-name="T287_6"><text:s/></text:span><text:span text:style-name="T287_7">do</text:span><text:span text:style-name="T287_8"><text:s/></text:span><text:span text:style-name="T287_9">double</text:span></text:p>
            <text:p text:style-name="P288"><text:span text:style-name="T288_1">space</text:span></text:p>
            <text:p text:style-name="P289"><text:span text:style-name="T289_1">tab</text:span></text:p>
            <text:p text:style-name="P290"><text:span text:style-name="T290_1">line</text:span></text:p>
            <text:p text:style-name="P291"><text:span text:style-name="T291_1">end</text:span></text:p>
            <text:p text:style-name="P292"><text:span text:style-name="T292_1">any</text:span><text:span text:style-name="T292_2"><text:s/></text:span><text:span text:style-name="T292_3">character</text:span></text:p>
            <text:p text:style-name="P293"><text:span text:style-name="T293_1">except</text:span><text:span text:style-name="T293_2"><text:s/></text:span><text:span text:style-name="T293_3">line</text:span><text:span text:style-name="T293_4"><text:s/></text:span><text:span text:style-name="T293_5">end</text:span></text:p>
            <text:p text:style-name="P294"><text:span text:style-name="T294_1">any</text:span><text:span text:style-name="T294_2"><text:s/></text:span><text:span text:style-name="T294_3">character</text:span></text:p>
            <text:p text:style-name="P295"><text:span text:style-name="T295_1">except</text:span><text:span text:style-name="T295_2"><text:s/>*</text:span><text:span text:style-name="T295_3">and</text:span><text:span text:style-name="T295_4"><text:s/>/</text:span></text:p>
            <text:p text:style-name="P296"><text:span text:style-name="T296_1">//</text:span></text:p>
            <text:p text:style-name="P297"><text:span text:style-name="T297_1">*</text:span></text:p>
            <text:p text:style-name="P298"><text:span text:style-name="T298_1">/</text:span></text:p>
            <text:p text:style-name="P299"><text:span text:style-name="T299_1">*/</text:span></text:p>
          </table:table-cell>
          <table:table-cell table:style-name="Cell50">
            <text:p text:style-name="P300"><text:span text:style-name="T300_1">whitespace</text:span></text:p>
            <text:p text:style-name="P301"><text:span text:style-name="T301_1">Numbers</text:span><text:span text:style-name="T301_2"><text:s/>|<text:s/>7</text:span></text:p>
            <text:p text:style-name="P302"><text:span text:style-name="T302_1">else</text:span><text:span text:style-name="T302_2"><text:s/></text:span><text:span text:style-name="T302_3">enum</text:span><text:span text:style-name="T302_4"><text:s/></text:span><text:span text:style-name="T302_5">export</text:span><text:span text:style-name="T302_6"><text:s/></text:span><text:span text:style-name="T302_7">extends</text:span></text:p>
            <text:p text:style-name="P303"><text:span text:style-name="T303_1">false</text:span><text:span text:style-name="T303_2"><text:s/></text:span><text:span text:style-name="T303_3">final</text:span><text:span text:style-name="T303_4"><text:s/></text:span><text:span text:style-name="T303_5">finally</text:span><text:span text:style-name="T303_6"><text:s/></text:span><text:span text:style-name="T303_7">float</text:span><text:span text:style-name="T303_8"><text:s/></text:span><text:span text:style-name="T303_9">for</text:span><text:span text:style-name="T303_10"><text:s/></text:span><text:span text:style-name="T303_11">function</text:span></text:p>
            <text:p text:style-name="P304"><text:span text:style-name="T304_1">goto</text:span></text:p>
            <text:p text:style-name="P305"><text:span text:style-name="T305_1">if</text:span><text:span text:style-name="T305_2"><text:s/></text:span><text:span text:style-name="T305_3">implements</text:span><text:span text:style-name="T305_4"><text:s/></text:span><text:span text:style-name="T305_5">import</text:span><text:span text:style-name="T305_6"><text:s/></text:span><text:span text:style-name="T305_7">in</text:span><text:span text:style-name="T305_8"><text:s/></text:span><text:span text:style-name="T305_9">instanceof</text:span><text:span text:style-name="T305_10"><text:s/></text:span><text:span text:style-name="T305_11">int</text:span><text:span text:style-name="T305_12"><text:s/></text:span><text:span text:style-name="T305_13">interface</text:span></text:p>
            <text:p text:style-name="P306"><text:span text:style-name="T306_1">long</text:span></text:p>
            <text:p text:style-name="P307"><text:span text:style-name="T307_1">native</text:span><text:span text:style-name="T307_2"><text:s/></text:span><text:span text:style-name="T307_3">new</text:span><text:span text:style-name="T307_4"><text:s/></text:span><text:span text:style-name="T307_5">null</text:span></text:p>
            <text:p text:style-name="P308"><text:span text:style-name="T308_1">package</text:span><text:span text:style-name="T308_2"><text:s/></text:span><text:span text:style-name="T308_3">private</text:span><text:span text:style-name="T308_4"><text:s/></text:span><text:span text:style-name="T308_5">protected</text:span><text:span text:style-name="T308_6"><text:s/></text:span><text:span text:style-name="T308_7">public</text:span></text:p>
            <text:p text:style-name="P309"><text:span text:style-name="T309_1">return</text:span></text:p>
            <text:p text:style-name="P310"><text:span text:style-name="T310_1">short</text:span><text:span text:style-name="T310_2"><text:s/></text:span><text:span text:style-name="T310_3">static</text:span><text:span text:style-name="T310_4"><text:s/></text:span><text:span text:style-name="T310_5">super</text:span><text:span text:style-name="T310_6"><text:s/></text:span><text:span text:style-name="T310_7">switch</text:span><text:span text:style-name="T310_8"><text:s/></text:span><text:span text:style-name="T310_9">synchronized</text:span></text:p>
            <text:p text:style-name="P311"><text:span text:style-name="T311_1">this</text:span><text:span text:style-name="T311_2"><text:s/></text:span><text:span text:style-name="T311_3">throw</text:span><text:span text:style-name="T311_4"><text:s/></text:span><text:span text:style-name="T311_5">throws</text:span><text:span text:style-name="T311_6"><text:s/></text:span><text:span text:style-name="T311_7">transient</text:span><text:span text:style-name="T311_8"><text:s/></text:span><text:span text:style-name="T311_9">true</text:span><text:span text:style-name="T311_10"><text:s/></text:span><text:span text:style-name="T311_11">try</text:span><text:span text:style-name="T311_12"><text:s/></text:span><text:span text:style-name="T311_13">typeof</text:span></text:p>
            <text:p text:style-name="P312"><text:span text:style-name="T312_1">var</text:span><text:span text:style-name="T312_2"><text:s/></text:span><text:span text:style-name="T312_3">volatile</text:span><text:span text:style-name="T312_4"><text:s/></text:span><text:span text:style-name="T312_5">void</text:span></text:p>
            <text:p text:style-name="P313"><text:span text:style-name="T313_1">while</text:span><text:span text:style-name="T313_2"><text:s/></text:span><text:span text:style-name="T313_3">wit</text:span></text:p>
            <text:p text:style-name="P314"/>
          </table:table-cell>
        </table:table-row>
      </table:table>
      <text:p text:style-name="P315"/>
      <text:p text:style-name="P316"><text:span text:style-name="T316_1">No</text:span><text:span text:style-name="T316_2"><text:s/></text:span><text:span text:style-name="T316_3">está</text:span><text:span text:style-name="T316_4"><text:s/></text:span><text:span text:style-name="T316_5">permitido</text:span><text:span text:style-name="T316_6"><text:s/></text:span><text:span text:style-name="T316_7">nombrar</text:span><text:span text:style-name="T316_8"><text:s/></text:span><text:span text:style-name="T316_9">una</text:span><text:span text:style-name="T316_10"><text:s/></text:span><text:span text:style-name="T316_11">variable</text:span><text:span text:style-name="T316_12"><text:s/></text:span><text:span text:style-name="T316_13">o</text:span><text:span text:style-name="T316_14"><text:s/></text:span><text:span text:style-name="T316_15">parámetro</text:span><text:span text:style-name="T316_16"><text:s/></text:span><text:span text:style-name="T316_17">con</text:span><text:span text:style-name="T316_18"><text:s/></text:span><text:span text:style-name="T316_19">un</text:span><text:span text:style-name="T316_20"><text:s/></text:span><text:span text:style-name="T316_21">reservado</text:span><text:span text:style-name="T316_22"><text:s/></text:span><text:span text:style-name="T316_23">palabra</text:span><text:span text:style-name="T316_24">.<text:s/></text:span><text:span text:style-name="T316_25">Peor</text:span><text:span text:style-name="T316_26"><text:s/></text:span><text:span text:style-name="T316_27">aún</text:span><text:span text:style-name="T316_28">,<text:s/></text:span><text:span text:style-name="T316_29">no</text:span><text:span text:style-name="T316_30"><text:s/></text:span><text:span text:style-name="T316_31">se</text:span><text:span text:style-name="T316_32"><text:s/></text:span><text:span text:style-name="T316_33">permite</text:span><text:span text:style-name="T316_34"><text:s/></text:span><text:span text:style-name="T316_35">el</text:span><text:span text:style-name="T316_36"><text:s/></text:span><text:span text:style-name="T316_37">uso</text:span><text:span text:style-name="T316_38"><text:s/></text:span><text:span text:style-name="T316_39">de</text:span><text:span text:style-name="T316_40"><text:s/></text:span><text:span text:style-name="T316_41">una</text:span><text:span text:style-name="T316_42"><text:s/></text:span><text:span text:style-name="T316_43">palabra</text:span><text:span text:style-name="T316_44"><text:s/></text:span><text:span text:style-name="T316_45">reservada</text:span><text:span text:style-name="T316_46"><text:s/></text:span><text:span text:style-name="T316_47">como</text:span><text:span text:style-name="T316_48"><text:s/></text:span><text:span text:style-name="T316_49">el</text:span><text:span text:style-name="T316_50"><text:s/></text:span><text:span text:style-name="T316_51">nombre</text:span><text:span text:style-name="T316_52"><text:s/></text:span><text:span text:style-name="T316_53">de</text:span><text:span text:style-name="T316_54"><text:s/></text:span><text:span text:style-name="T316_55">una</text:span><text:span text:style-name="T316_56"><text:s/></text:span><text:span text:style-name="T316_57">propiedad</text:span><text:span text:style-name="T316_58"><text:s/></text:span><text:span text:style-name="T316_59">de</text:span><text:span text:style-name="T316_60"><text:s/></text:span><text:span text:style-name="T316_61">un</text:span><text:span text:style-name="T316_62"><text:s/></text:span><text:span text:style-name="T316_63">objeto</text:span><text:span text:style-name="T316_64"><text:s/></text:span><text:span text:style-name="T316_65">en</text:span><text:span text:style-name="T316_66"><text:s/></text:span><text:span text:style-name="T316_67">un</text:span><text:span text:style-name="T316_68"><text:s/></text:span><text:span text:style-name="T316_69">objeto</text:span><text:span text:style-name="T316_70"><text:s/></text:span><text:span text:style-name="T316_71">literal</text:span><text:span text:style-name="T316_72"><text:s/></text:span><text:span text:style-name="T316_73">o</text:span><text:span text:style-name="T316_74"><text:s/></text:span><text:span text:style-name="T316_75">después</text:span><text:span text:style-name="T316_76"><text:s/></text:span><text:span text:style-name="T316_77">de</text:span><text:span text:style-name="T316_78"><text:s/></text:span><text:span text:style-name="T316_79">un</text:span><text:span text:style-name="T316_80"><text:s/></text:span><text:span text:style-name="T316_81">punto</text:span><text:span text:style-name="T316_82"><text:s/></text:span><text:span text:style-name="T316_83">en</text:span><text:span text:style-name="T316_84"><text:s/></text:span><text:span text:style-name="T316_85">un</text:span><text:span text:style-name="T316_86"><text:s/></text:span><text:span text:style-name="T316_87">refinamiento</text:span><text:span text:style-name="T316_88">.</text:span></text:p>
      <text:p text:style-name="P317"><text:span text:style-name="T317_1">Los</text:span><text:span text:style-name="T317_2"><text:s/></text:span><text:span text:style-name="T317_3">nombres</text:span><text:span text:style-name="T317_4"><text:s/></text:span><text:span text:style-name="T317_5">se</text:span><text:span text:style-name="T317_6"><text:s/></text:span><text:span text:style-name="T317_7">utilizan</text:span><text:span text:style-name="T317_8"><text:s/></text:span><text:span text:style-name="T317_9">para</text:span><text:span text:style-name="T317_10"><text:s/></text:span><text:span text:style-name="T317_11">declaraciones</text:span><text:span text:style-name="T317_12">,<text:s/></text:span><text:span text:style-name="T317_13">variables</text:span><text:span text:style-name="T317_14">,<text:s/></text:span><text:span text:style-name="T317_15">parámetros</text:span><text:span text:style-name="T317_16">,<text:s/></text:span><text:span text:style-name="T317_17">nombres</text:span><text:span text:style-name="T317_18"><text:s/></text:span><text:span text:style-name="T317_19">de</text:span><text:span text:style-name="T317_20"><text:s/></text:span><text:span text:style-name="T317_21">propiedades</text:span><text:span text:style-name="T317_22">,<text:s/></text:span><text:span text:style-name="T317_23">operadores</text:span><text:span text:style-name="T317_24"><text:s/></text:span><text:span text:style-name="T317_25">y</text:span><text:span text:style-name="T317_26"><text:s/></text:span><text:span text:style-name="T317_27">etiquetas</text:span><text:span text:style-name="T317_28">.</text:span></text:p>
      <text:p text:style-name="P318"/>
      <text:p text:style-name="P319"><text:span text:style-name="T319_1">JavaScript</text:span><text:span text:style-name="T319_2"><text:s/></text:span><text:span text:style-name="T319_3">tiene</text:span><text:span text:style-name="T319_4"><text:s/></text:span><text:span text:style-name="T319_5">un</text:span><text:span text:style-name="T319_6"><text:s/></text:span><text:span text:style-name="T319_7">solo</text:span><text:span text:style-name="T319_8"><text:s/></text:span><text:span text:style-name="T319_9">tipo</text:span><text:span text:style-name="T319_10"><text:s/></text:span><text:span text:style-name="T319_11">de</text:span><text:span text:style-name="T319_12"><text:s/></text:span><text:span text:style-name="T319_13">número</text:span><text:span text:style-name="T319_14">.<text:s/></text:span><text:span text:style-name="T319_15">Internamente</text:span><text:span text:style-name="T319_16">,<text:s/></text:span><text:span text:style-name="T319_17">se</text:span><text:span text:style-name="T319_18"><text:s/></text:span><text:span text:style-name="T319_19">representa</text:span><text:span text:style-name="T319_20"><text:s/></text:span><text:span text:style-name="T319_21">como</text:span><text:span text:style-name="T319_22"><text:s/></text:span><text:span text:style-name="T319_23">punto</text:span><text:span text:style-name="T319_24"><text:s/></text:span><text:span text:style-name="T319_25">flotante</text:span><text:span text:style-name="T319_26"><text:s/></text:span><text:span text:style-name="T319_27">de</text:span><text:span text:style-name="T319_28"><text:s/>64<text:s/></text:span><text:span text:style-name="T319_29">bits</text:span><text:span text:style-name="T319_30">,<text:s/></text:span><text:span text:style-name="T319_31">lo</text:span><text:span text:style-name="T319_32"><text:s/></text:span><text:span text:style-name="T319_33">mismo</text:span><text:span text:style-name="T319_34"><text:s/></text:span><text:span text:style-name="T319_35">que</text:span><text:span text:style-name="T319_36"><text:s/></text:span><text:span text:style-name="T319_37">Java</text:span><text:span text:style-name="T319_38">'</text:span><text:span text:style-name="T319_39">sdouble</text:span><text:span text:style-name="T319_40">.<text:s/></text:span><text:span text:style-name="T319_41">A</text:span><text:span text:style-name="T319_42"><text:s/></text:span><text:span text:style-name="T319_43">diferencia</text:span><text:span text:style-name="T319_44"><text:s/></text:span><text:span text:style-name="T319_45">de</text:span><text:span text:style-name="T319_46"><text:s/></text:span><text:span text:style-name="T319_47">la</text:span><text:span text:style-name="T319_48"><text:s/></text:span><text:span text:style-name="T319_49">mayoría</text:span><text:span text:style-name="T319_50"><text:s/></text:span><text:span text:style-name="T319_51">de</text:span><text:span text:style-name="T319_52"><text:s/></text:span><text:span text:style-name="T319_53">otros</text:span><text:span text:style-name="T319_54"><text:s/></text:span><text:span text:style-name="T319_55">lenguajes</text:span><text:span text:style-name="T319_56"><text:s/></text:span><text:span text:style-name="T319_57">de</text:span><text:span text:style-name="T319_58"><text:s/></text:span><text:span text:style-name="T319_59">programación</text:span><text:span text:style-name="T319_60">,<text:s/></text:span><text:span text:style-name="T319_61">no</text:span><text:span text:style-name="T319_62"><text:s/></text:span><text:span text:style-name="T319_63">hay</text:span><text:span text:style-name="T319_64"><text:s/></text:span><text:span text:style-name="T319_65">ningún</text:span><text:span text:style-name="T319_66"><text:s/></text:span><text:span text:style-name="T319_67">tipo</text:span><text:span text:style-name="T319_68"><text:s/></text:span><text:span text:style-name="T319_69">de</text:span><text:span text:style-name="T319_70"><text:s/></text:span><text:span text:style-name="T319_71">entero</text:span><text:span text:style-name="T319_72"><text:s/></text:span><text:span text:style-name="T319_73">por</text:span><text:span text:style-name="T319_74"><text:s/></text:span><text:span text:style-name="T319_75">separado</text:span><text:span text:style-name="T319_76">,<text:s/></text:span><text:span text:style-name="T319_77">por</text:span><text:span text:style-name="T319_78"><text:s/></text:span><text:span text:style-name="T319_79">lo</text:span><text:span text:style-name="T319_80"><text:s/></text:span><text:span text:style-name="T319_81">que</text:span><text:span text:style-name="T319_82"><text:s/>1<text:s/></text:span><text:span text:style-name="T319_83">y</text:span><text:span text:style-name="T319_84"><text:s/>1.0<text:s/></text:span><text:span text:style-name="T319_85">son</text:span><text:span text:style-name="T319_86"><text:s/></text:span><text:span text:style-name="T319_87">el</text:span><text:span text:style-name="T319_88"><text:s/></text:span><text:span text:style-name="T319_89">mismo</text:span><text:span text:style-name="T319_90"><text:s/></text:span><text:span text:style-name="T319_91">valor</text:span><text:span text:style-name="T319_92">.<text:s/></text:span><text:span text:style-name="T319_93">Esta</text:span><text:span text:style-name="T319_94"><text:s/></text:span><text:span text:style-name="T319_95">es</text:span><text:span text:style-name="T319_96"><text:s/></text:span><text:span text:style-name="T319_97">una</text:span><text:span text:style-name="T319_98"><text:s/></text:span><text:span text:style-name="T319_99">conveniencia</text:span><text:span text:style-name="T319_100"><text:s/></text:span><text:span text:style-name="T319_101">significativa</text:span><text:span text:style-name="T319_102"><text:s/></text:span><text:span text:style-name="T319_103">porque</text:span><text:span text:style-name="T319_104"><text:s/></text:span><text:span text:style-name="T319_105">los</text:span><text:span text:style-name="T319_106"><text:s/></text:span><text:span text:style-name="T319_107">problemas</text:span><text:span text:style-name="T319_108"><text:s/></text:span><text:span text:style-name="T319_109">de</text:span><text:span text:style-name="T319_110"><text:s/></text:span><text:span text:style-name="T319_111">desbordamiento</text:span><text:span text:style-name="T319_112"><text:s/></text:span><text:span text:style-name="T319_113">de</text:span><text:span text:style-name="T319_114"><text:s/></text:span><text:span text:style-name="T319_115">enteros</text:span><text:span text:style-name="T319_116"><text:s/></text:span><text:span text:style-name="T319_117">cortos</text:span><text:span text:style-name="T319_118"><text:s/></text:span><text:span text:style-name="T319_119">se</text:span><text:span text:style-name="T319_120"><text:s/></text:span><text:span text:style-name="T319_121">evitan</text:span><text:span text:style-name="T319_122"><text:s/></text:span><text:span text:style-name="T319_123">completamente</text:span><text:span text:style-name="T319_124">,<text:s/></text:span><text:span text:style-name="T319_125">y</text:span><text:span text:style-name="T319_126"><text:s/></text:span><text:span text:style-name="T319_127">todo</text:span><text:span text:style-name="T319_128"><text:s/></text:span><text:span text:style-name="T319_129">lo</text:span><text:span text:style-name="T319_130"><text:s/></text:span><text:span text:style-name="T319_131">que</text:span><text:span text:style-name="T319_132"><text:s/></text:span><text:span text:style-name="T319_133">necesita</text:span><text:span text:style-name="T319_134"><text:s/></text:span><text:span text:style-name="T319_135">saber</text:span><text:span text:style-name="T319_136"><text:s/></text:span><text:span text:style-name="T319_137">acerca</text:span><text:span text:style-name="T319_138"><text:s/></text:span><text:span text:style-name="T319_139">de</text:span><text:span text:style-name="T319_140"><text:s/></text:span><text:span text:style-name="T319_141">un</text:span><text:span text:style-name="T319_142"><text:s/></text:span><text:span text:style-name="T319_143">número</text:span><text:span text:style-name="T319_144"><text:s/></text:span><text:span text:style-name="T319_145">es</text:span><text:span text:style-name="T319_146"><text:s/></text:span><text:span text:style-name="T319_147">que</text:span><text:span text:style-name="T319_148"><text:s/></text:span><text:span text:style-name="T319_149">es</text:span><text:span text:style-name="T319_150"><text:s/></text:span><text:span text:style-name="T319_151">un</text:span><text:span text:style-name="T319_152"><text:s/></text:span><text:span text:style-name="T319_153">número</text:span><text:span text:style-name="T319_154">.<text:s/></text:span><text:span text:style-name="T319_155">Se</text:span><text:span text:style-name="T319_156"><text:s/></text:span><text:span text:style-name="T319_157">evita</text:span><text:span text:style-name="T319_158"><text:s/></text:span><text:span text:style-name="T319_159">una</text:span><text:span text:style-name="T319_160"><text:s/></text:span><text:span text:style-name="T319_161">gran</text:span><text:span text:style-name="T319_162"><text:s/></text:span><text:span text:style-name="T319_163">clase</text:span><text:span text:style-name="T319_164"><text:s/></text:span><text:span text:style-name="T319_165">de</text:span><text:span text:style-name="T319_166"><text:s/></text:span><text:span text:style-name="T319_167">errores</text:span><text:span text:style-name="T319_168"><text:s/></text:span><text:span text:style-name="T319_169">de</text:span><text:span text:style-name="T319_170"><text:s/></text:span><text:span text:style-name="T319_171">tipo</text:span><text:span text:style-name="T319_172"><text:s/></text:span><text:span text:style-name="T319_173">numérico</text:span><text:span text:style-name="T319_174">.</text:span></text:p>
      <text:p text:style-name="P320"><text:span text:style-name="T320_1">Los</text:span><text:span text:style-name="T320_2"><text:s/></text:span><text:span text:style-name="T320_3">números</text:span><text:span text:style-name="T320_4"><text:s/></text:span><text:span text:style-name="T320_5">negativos</text:span><text:span text:style-name="T320_6"><text:s/></text:span><text:span text:style-name="T320_7">se</text:span><text:span text:style-name="T320_8"><text:s/></text:span><text:span text:style-name="T320_9">pueden</text:span><text:span text:style-name="T320_10"><text:s/></text:span><text:span text:style-name="T320_11">formar</text:span><text:span text:style-name="T320_12"><text:s/></text:span><text:span text:style-name="T320_13">utilizando</text:span><text:span text:style-name="T320_14"><text:s/></text:span><text:span text:style-name="T320_15">el</text:span><text:span text:style-name="T320_16"><text:s/></text:span><text:span text:style-name="T320_17">prefijo</text:span><text:span text:style-name="T320_18"><text:s/></text:span><text:span text:style-name="T320_19">del</text:span><text:span text:style-name="T320_20"><text:s/></text:span><text:span text:style-name="T320_21">operador</text:span><text:span text:style-name="T320_22">.</text:span></text:p>
      <text:p text:style-name="P321"><text:span text:style-name="T321_1">El</text:span><text:span text:style-name="T321_2"><text:s/></text:span><text:span text:style-name="T321_3">valor</text:span><text:span text:style-name="T321_4"><text:s/></text:span><text:span text:style-name="T321_5">NaN</text:span><text:span text:style-name="T321_6"><text:s/></text:span><text:span text:style-name="T321_7">es</text:span><text:span text:style-name="T321_8"><text:s/></text:span><text:span text:style-name="T321_9">un</text:span><text:span text:style-name="T321_10"><text:s/></text:span><text:span text:style-name="T321_11">valor</text:span><text:span text:style-name="T321_12"><text:s/></text:span><text:span text:style-name="T321_13">numérico</text:span><text:span text:style-name="T321_14"><text:s/></text:span><text:span text:style-name="T321_15">que</text:span><text:span text:style-name="T321_16"><text:s/></text:span><text:span text:style-name="T321_17">es</text:span><text:span text:style-name="T321_18"><text:s/></text:span><text:span text:style-name="T321_19">el</text:span><text:span text:style-name="T321_20"><text:s/></text:span><text:span text:style-name="T321_21">resultado</text:span><text:span text:style-name="T321_22"><text:s/></text:span><text:span text:style-name="T321_23">de</text:span><text:span text:style-name="T321_24"><text:s/></text:span><text:span text:style-name="T321_25">una</text:span><text:span text:style-name="T321_26"><text:s/></text:span><text:span text:style-name="T321_27">operación</text:span><text:span text:style-name="T321_28"><text:s/></text:span><text:span text:style-name="T321_29">que</text:span><text:span text:style-name="T321_30"><text:s/></text:span><text:span text:style-name="T321_31">no</text:span><text:span text:style-name="T321_32"><text:s/></text:span><text:span text:style-name="T321_33">puede</text:span><text:span text:style-name="T321_34"><text:s/></text:span><text:span text:style-name="T321_35">producir</text:span><text:span text:style-name="T321_36"><text:s/></text:span><text:span text:style-name="T321_37">un</text:span><text:span text:style-name="T321_38"><text:s/></text:span><text:span text:style-name="T321_39">resultado</text:span><text:span text:style-name="T321_40"><text:s/></text:span><text:span text:style-name="T321_41">normal</text:span><text:span text:style-name="T321_42">.<text:s/></text:span><text:span text:style-name="T321_43">NaN</text:span><text:span text:style-name="T321_44"><text:s/></text:span><text:span text:style-name="T321_45">no</text:span><text:span text:style-name="T321_46"><text:s/></text:span><text:span text:style-name="T321_47">es</text:span><text:span text:style-name="T321_48"><text:s/></text:span><text:span text:style-name="T321_49">igual</text:span><text:span text:style-name="T321_50"><text:s/></text:span><text:span text:style-name="T321_51">a</text:span><text:span text:style-name="T321_52"><text:s/></text:span><text:span text:style-name="T321_53">cualquier</text:span><text:span text:style-name="T321_54"><text:s/></text:span><text:span text:style-name="T321_55">valor</text:span><text:span text:style-name="T321_56">,<text:s/></text:span><text:span text:style-name="T321_57">incluyendo</text:span><text:span text:style-name="T321_58"><text:s/></text:span><text:span text:style-name="T321_59">sí</text:span><text:span text:style-name="T321_60"><text:s/></text:span><text:span text:style-name="T321_61">mismo</text:span><text:span text:style-name="T321_62">.<text:s/></text:span><text:span text:style-name="T321_63">Puede</text:span><text:span text:style-name="T321_64"><text:s/></text:span><text:span text:style-name="T321_65">detectar</text:span><text:span text:style-name="T321_66"><text:s/></text:span><text:span text:style-name="T321_67">NaN</text:span><text:span text:style-name="T321_68"><text:s/></text:span><text:span text:style-name="T321_69">con</text:span><text:span text:style-name="T321_70"><text:s/></text:span><text:span text:style-name="T321_71">la</text:span><text:span text:style-name="T321_72"><text:s/></text:span><text:span text:style-name="T321_73">función</text:span><text:span text:style-name="T321_74"><text:s/></text:span><text:span text:style-name="T321_75">es</text:span><text:span text:style-name="T321_76"><text:s/></text:span><text:span text:style-name="T321_77">NaN</text:span><text:span text:style-name="T321_78"><text:s/>(</text:span><text:span text:style-name="T321_79">número</text:span><text:span text:style-name="T321_80">).</text:span></text:p>
      <text:p text:style-name="P322"/>
      <text:p text:style-name="P323"><text:span text:style-name="T323_1">Strings</text:span><text:span text:style-name="T323_2"><text:s/></text:span><text:span text:style-name="T323_3">puede</text:span><text:span text:style-name="T323_4"><text:s/></text:span><text:span text:style-name="T323_5">ser</text:span><text:span text:style-name="T323_6"><text:s/></text:span><text:span text:style-name="T323_7">envuelto</text:span><text:span text:style-name="T323_8"><text:s/></text:span><text:span text:style-name="T323_9">en</text:span><text:span text:style-name="T323_10"><text:s/></text:span><text:span text:style-name="T323_11">comillas</text:span><text:span text:style-name="T323_12"><text:s/></text:span><text:span text:style-name="T323_13">simples</text:span><text:span text:style-name="T323_14"><text:s/></text:span><text:span text:style-name="T323_15">o</text:span><text:span text:style-name="T323_16"><text:s/></text:span><text:span text:style-name="T323_17">dobles</text:span><text:span text:style-name="T323_18">.<text:s/></text:span><text:span text:style-name="T323_19">Puede</text:span><text:span text:style-name="T323_20"><text:s/></text:span><text:span text:style-name="T323_21">contener</text:span><text:span text:style-name="T323_22"><text:s/></text:span><text:span text:style-name="T323_23">cero</text:span><text:span text:style-name="T323_24"><text:s/></text:span><text:span text:style-name="T323_25">o</text:span><text:span text:style-name="T323_26"><text:s/></text:span><text:span text:style-name="T323_27">más</text:span><text:span text:style-name="T323_28"><text:s/></text:span><text:span text:style-name="T323_29">caracteres</text:span><text:span text:style-name="T323_30">.<text:s/></text:span><text:span text:style-name="T323_31">El</text:span><text:span text:style-name="T323_32"><text:s/>\<text:s/>(</text:span><text:span text:style-name="T323_33">barra</text:span><text:span text:style-name="T323_34"><text:s/></text:span><text:span text:style-name="T323_35">invertida</text:span><text:span text:style-name="T323_36">)<text:s/></text:span><text:span text:style-name="T323_37">es</text:span><text:span text:style-name="T323_38"><text:s/></text:span><text:span text:style-name="T323_39">el</text:span><text:span text:style-name="T323_40"><text:s/></text:span><text:span text:style-name="T323_41">carácter</text:span><text:span text:style-name="T323_42"><text:s/></text:span><text:span text:style-name="T323_43">de</text:span><text:span text:style-name="T323_44"><text:s/></text:span><text:span text:style-name="T323_45">escape</text:span><text:span text:style-name="T323_46">.<text:s/></text:span><text:span text:style-name="T323_47">JavaScript</text:span><text:span text:style-name="T323_48"><text:s/></text:span><text:span text:style-name="T323_49">se</text:span><text:span text:style-name="T323_50"><text:s/></text:span><text:span text:style-name="T323_51">construyó</text:span><text:span text:style-name="T323_52"><text:s/></text:span><text:span text:style-name="T323_53">en</text:span><text:span text:style-name="T323_54"><text:s/></text:span><text:span text:style-name="T323_55">un</text:span><text:span text:style-name="T323_56"><text:s/></text:span><text:span text:style-name="T323_57">momento</text:span><text:span text:style-name="T323_58"><text:s/></text:span><text:span text:style-name="T323_59">en</text:span><text:span text:style-name="T323_60"><text:s/></text:span><text:span text:style-name="T323_61">Unicode</text:span><text:span text:style-name="T323_62"><text:s/></text:span><text:span text:style-name="T323_63">era</text:span><text:span text:style-name="T323_64"><text:s/></text:span><text:span text:style-name="T323_65">un</text:span><text:span text:style-name="T323_66"><text:s/></text:span><text:span text:style-name="T323_67">juego</text:span><text:span text:style-name="T323_68"><text:s/></text:span><text:span text:style-name="T323_69">de</text:span><text:span text:style-name="T323_70"><text:s/></text:span><text:span text:style-name="T323_71">caracteres</text:span><text:span text:style-name="T323_72"><text:s/></text:span><text:span text:style-name="T323_73">de</text:span><text:span text:style-name="T323_74"><text:s/>16<text:s/></text:span><text:span text:style-name="T323_75">bits</text:span><text:span text:style-name="T323_76">,<text:s/></text:span><text:span text:style-name="T323_77">por</text:span><text:span text:style-name="T323_78"><text:s/></text:span><text:span text:style-name="T323_79">lo</text:span><text:span text:style-name="T323_80"><text:s/></text:span><text:span text:style-name="T323_81">que</text:span><text:span text:style-name="T323_82"><text:s/></text:span><text:span text:style-name="T323_83">todos</text:span><text:span text:style-name="T323_84"><text:s/></text:span><text:span text:style-name="T323_85">los</text:span><text:span text:style-name="T323_86"><text:s/></text:span><text:span text:style-name="T323_87">caracteres</text:span><text:span text:style-name="T323_88"><text:s/></text:span><text:span text:style-name="T323_89">de</text:span><text:span text:style-name="T323_90"><text:s/></text:span><text:span text:style-name="T323_91">JavaScript</text:span><text:span text:style-name="T323_92"><text:s/></text:span><text:span text:style-name="T323_93">son</text:span><text:span text:style-name="T323_94"><text:s/></text:span><text:span text:style-name="T323_95">de</text:span><text:span text:style-name="T323_96"><text:s/>16<text:s/></text:span><text:span text:style-name="T323_97">bits</text:span><text:span text:style-name="T323_98"><text:s/></text:span><text:span text:style-name="T323_99">de</text:span><text:span text:style-name="T323_100"><text:s/></text:span><text:span text:style-name="T323_101">ancho</text:span><text:span text:style-name="T323_102">.</text:span></text:p>
      <text:p text:style-name="P324"><text:span text:style-name="T324_1">JavaScript</text:span><text:span text:style-name="T324_2"><text:s/></text:span><text:span text:style-name="T324_3">no</text:span><text:span text:style-name="T324_4"><text:s/></text:span><text:span text:style-name="T324_5">tiene</text:span><text:span text:style-name="T324_6"><text:s/></text:span><text:span text:style-name="T324_7">un</text:span><text:span text:style-name="T324_8"><text:s/></text:span><text:span text:style-name="T324_9">tipo</text:span><text:span text:style-name="T324_10"><text:s/></text:span><text:span text:style-name="T324_11">de</text:span><text:span text:style-name="T324_12"><text:s/></text:span><text:span text:style-name="T324_13">carácter</text:span><text:span text:style-name="T324_14">.<text:s/></text:span><text:span text:style-name="T324_15">Para</text:span><text:span text:style-name="T324_16"><text:s/></text:span><text:span text:style-name="T324_17">representar</text:span><text:span text:style-name="T324_18"><text:s/></text:span><text:span text:style-name="T324_19">un</text:span><text:span text:style-name="T324_20"><text:s/></text:span><text:span text:style-name="T324_21">carácter</text:span><text:span text:style-name="T324_22">,<text:s/></text:span><text:span text:style-name="T324_23">hacer</text:span><text:span text:style-name="T324_24"><text:s/></text:span><text:span text:style-name="T324_25">una</text:span><text:span text:style-name="T324_26"><text:s/></text:span><text:span text:style-name="T324_27">cadena</text:span><text:span text:style-name="T324_28"><text:s/></text:span><text:span text:style-name="T324_29">con</text:span><text:span text:style-name="T324_30"><text:s/></text:span><text:span text:style-name="T324_31">un</text:span><text:span text:style-name="T324_32"><text:s/></text:span><text:span text:style-name="T324_33">solo</text:span><text:span text:style-name="T324_34"><text:s/></text:span><text:span text:style-name="T324_35">carácter</text:span><text:span text:style-name="T324_36"><text:s/></text:span><text:span text:style-name="T324_37">en</text:span><text:span text:style-name="T324_38"><text:s/></text:span><text:span text:style-name="T324_39">ella</text:span><text:span text:style-name="T324_40">.</text:span></text:p>
      <text:p text:style-name="P325"/>
      <text:p text:style-name="P326"><text:span text:style-name="T326_1">Las</text:span><text:span text:style-name="T326_2"><text:s/></text:span><text:span text:style-name="T326_3">secuencias</text:span><text:span text:style-name="T326_4"><text:s/></text:span><text:span text:style-name="T326_5">de</text:span><text:span text:style-name="T326_6"><text:s/></text:span><text:span text:style-name="T326_7">escape</text:span><text:span text:style-name="T326_8"><text:s/></text:span><text:span text:style-name="T326_9">permiten</text:span><text:span text:style-name="T326_10"><text:s/></text:span><text:span text:style-name="T326_11">la</text:span><text:span text:style-name="T326_12"><text:s/></text:span><text:span text:style-name="T326_13">inserción</text:span><text:span text:style-name="T326_14"><text:s/></text:span><text:span text:style-name="T326_15">de</text:span><text:span text:style-name="T326_16"><text:s/></text:span><text:span text:style-name="T326_17">caracteres</text:span><text:span text:style-name="T326_18"><text:s/></text:span><text:span text:style-name="T326_19">en</text:span><text:span text:style-name="T326_20"><text:s/></text:span><text:span text:style-name="T326_21">cadenas</text:span><text:span text:style-name="T326_22"><text:s/></text:span><text:span text:style-name="T326_23">que</text:span><text:span text:style-name="T326_24"><text:s/></text:span><text:span text:style-name="T326_25">normalmente</text:span><text:span text:style-name="T326_26"><text:s/></text:span><text:span text:style-name="T326_27">no</text:span><text:span text:style-name="T326_28"><text:s/></text:span><text:span text:style-name="T326_29">están</text:span><text:span text:style-name="T326_30"><text:s/></text:span><text:span text:style-name="T326_31">permitidas</text:span><text:span text:style-name="T326_32">,<text:s/></text:span><text:span text:style-name="T326_33">tales</text:span><text:span text:style-name="T326_34"><text:s/></text:span><text:span text:style-name="T326_35">como</text:span><text:span text:style-name="T326_36"><text:s/></text:span><text:span text:style-name="T326_37">barras</text:span><text:span text:style-name="T326_38"><text:s/></text:span><text:span text:style-name="T326_39">invertidas</text:span><text:span text:style-name="T326_40">,<text:s/></text:span><text:span text:style-name="T326_41">citas</text:span><text:span text:style-name="T326_42">,<text:s/></text:span><text:span text:style-name="T326_43">y</text:span><text:span text:style-name="T326_44"><text:s/></text:span><text:span text:style-name="T326_45">caracteres</text:span><text:span text:style-name="T326_46"><text:s/></text:span><text:span text:style-name="T326_47">de</text:span><text:span text:style-name="T326_48"><text:s/></text:span><text:span text:style-name="T326_49">control</text:span><text:span text:style-name="T326_50">.<text:s/></text:span><text:span text:style-name="T326_51">El</text:span><text:span text:style-name="T326_52"><text:s/>\<text:s/></text:span><text:span text:style-name="T326_53">uconvention</text:span><text:span text:style-name="T326_54"><text:s/></text:span><text:span text:style-name="T326_55">permite</text:span><text:span text:style-name="T326_56"><text:s/></text:span><text:span text:style-name="T326_57">especificar</text:span><text:span text:style-name="T326_58"><text:s/></text:span><text:span text:style-name="T326_59">los</text:span><text:span text:style-name="T326_60"><text:s/></text:span><text:span text:style-name="T326_61">puntos</text:span><text:span text:style-name="T326_62"><text:s/></text:span><text:span text:style-name="T326_63">de</text:span><text:span text:style-name="T326_64"><text:s/></text:span><text:span text:style-name="T326_65">código</text:span><text:span text:style-name="T326_66"><text:s/></text:span><text:span text:style-name="T326_67">de</text:span><text:span text:style-name="T326_68"><text:s/></text:span><text:span text:style-name="T326_69">carácter</text:span><text:span text:style-name="T326_70"><text:s/></text:span><text:span text:style-name="T326_71">numérico</text:span><text:span text:style-name="T326_72">.</text:span></text:p>
      <text:p text:style-name="P327"/>
      <text:p text:style-name="P328"><text:span text:style-name="T328_1">"</text:span><text:span text:style-name="T328_2">A</text:span><text:span text:style-name="T328_3">"<text:s/>===<text:s/>"\<text:s/></text:span><text:span text:style-name="T328_4">u</text:span><text:span text:style-name="T328_5">0041"</text:span></text:p>
      <text:p text:style-name="P329"/>
      <text:p text:style-name="P330"><text:span text:style-name="T330_1">Strings</text:span><text:span text:style-name="T330_2"><text:s/></text:span><text:span text:style-name="T330_3">tienen</text:span><text:span text:style-name="T330_4"><text:s/></text:span><text:span text:style-name="T330_5">una</text:span><text:span text:style-name="T330_6"><text:s/></text:span><text:span text:style-name="T330_7">propiedad</text:span><text:span text:style-name="T330_8"><text:s/></text:span><text:span text:style-name="T330_9">length</text:span><text:span text:style-name="T330_10">.<text:s/></text:span><text:span text:style-name="T330_11">Por</text:span><text:span text:style-name="T330_12"><text:s/></text:span><text:span text:style-name="T330_13">ejemplo</text:span><text:span text:style-name="T330_14">,<text:s/>"</text:span><text:span text:style-name="T330_15">siete</text:span><text:span text:style-name="T330_16">"<text:s/>.</text:span><text:span text:style-name="T330_17">length</text:span><text:span text:style-name="T330_18"><text:s/></text:span><text:span text:style-name="T330_19">es</text:span><text:span text:style-name="T330_20"><text:s/>5.</text:span></text:p>
      <text:p text:style-name="P331"><text:span text:style-name="T331_1">Strings</text:span><text:span text:style-name="T331_2"><text:s/></text:span><text:span text:style-name="T331_3">son</text:span><text:span text:style-name="T331_4"><text:s/></text:span><text:span text:style-name="T331_5">inmutables</text:span><text:span text:style-name="T331_6">.<text:s/></text:span><text:span text:style-name="T331_7">Una</text:span><text:span text:style-name="T331_8"><text:s/></text:span><text:span text:style-name="T331_9">vez</text:span><text:span text:style-name="T331_10"><text:s/></text:span><text:span text:style-name="T331_11">que</text:span><text:span text:style-name="T331_12"><text:s/></text:span><text:span text:style-name="T331_13">está</text:span><text:span text:style-name="T331_14"><text:s/></text:span><text:span text:style-name="T331_15">hecho</text:span><text:span text:style-name="T331_16">,<text:s/></text:span><text:span text:style-name="T331_17">una</text:span><text:span text:style-name="T331_18"><text:s/></text:span><text:span text:style-name="T331_19">cadena</text:span><text:span text:style-name="T331_20"><text:s/></text:span><text:span text:style-name="T331_21">nunca</text:span><text:span text:style-name="T331_22"><text:s/></text:span><text:span text:style-name="T331_23">se</text:span><text:span text:style-name="T331_24"><text:s/></text:span><text:span text:style-name="T331_25">puede</text:span><text:span text:style-name="T331_26"><text:s/></text:span><text:span text:style-name="T331_27">cambiar</text:span><text:span text:style-name="T331_28">.<text:s/></text:span><text:span text:style-name="T331_29">Pero</text:span><text:span text:style-name="T331_30"><text:s/></text:span><text:span text:style-name="T331_31">es</text:span><text:span text:style-name="T331_32"><text:s/></text:span><text:span text:style-name="T331_33">fácil</text:span><text:span text:style-name="T331_34"><text:s/></text:span><text:span text:style-name="T331_35">para</text:span><text:span text:style-name="T331_36"><text:s/></text:span><text:span text:style-name="T331_37">hacer</text:span><text:span text:style-name="T331_38"><text:s/></text:span><text:span text:style-name="T331_39">una</text:span><text:span text:style-name="T331_40"><text:s/></text:span><text:span text:style-name="T331_41">nueva</text:span><text:span text:style-name="T331_42"><text:s/></text:span><text:span text:style-name="T331_43">cadena</text:span><text:span text:style-name="T331_44"><text:s/></text:span><text:span text:style-name="T331_45">concatenando</text:span><text:span text:style-name="T331_46"><text:s/></text:span><text:span text:style-name="T331_47">otras</text:span><text:span text:style-name="T331_48"><text:s/></text:span><text:span text:style-name="T331_49">cuerdas</text:span><text:span text:style-name="T331_50"><text:s/></text:span><text:span text:style-name="T331_51">junto</text:span><text:span text:style-name="T331_52"><text:s/></text:span><text:span text:style-name="T331_53">con</text:span><text:span text:style-name="T331_54"><text:s/></text:span><text:span text:style-name="T331_55">el</text:span><text:span text:style-name="T331_56"><text:s/></text:span><text:span text:style-name="T331_57">operador</text:span><text:span text:style-name="T331_58"><text:s/>+.</text:span></text:p>
      <text:p text:style-name="P332"/>
      <text:p text:style-name="P333"><text:span text:style-name="T333_1">Cuando</text:span><text:span text:style-name="T333_2"><text:s/></text:span><text:span text:style-name="T333_3">se</text:span><text:span text:style-name="T333_4"><text:s/></text:span><text:span text:style-name="T333_5">utiliza</text:span><text:span text:style-name="T333_6"><text:s/></text:span><text:span text:style-name="T333_7">en</text:span><text:span text:style-name="T333_8"><text:s/></text:span><text:span text:style-name="T333_9">el</text:span><text:span text:style-name="T333_10"><text:s/></text:span><text:span text:style-name="T333_11">interior</text:span><text:span text:style-name="T333_12"><text:s/></text:span><text:span text:style-name="T333_13">de</text:span><text:span text:style-name="T333_14"><text:s/></text:span><text:span text:style-name="T333_15">una</text:span><text:span text:style-name="T333_16"><text:s/></text:span><text:span text:style-name="T333_17">función</text:span><text:span text:style-name="T333_18">,<text:s/></text:span><text:span text:style-name="T333_19">la</text:span><text:span text:style-name="T333_20"><text:s/></text:span><text:span text:style-name="T333_21">sentencia</text:span><text:span text:style-name="T333_22"><text:s/></text:span><text:span text:style-name="T333_23">var</text:span><text:span text:style-name="T333_24"><text:s/></text:span><text:span text:style-name="T333_25">define</text:span><text:span text:style-name="T333_26"><text:s/></text:span><text:span text:style-name="T333_27">variables</text:span><text:span text:style-name="T333_28"><text:s/></text:span><text:span text:style-name="T333_29">privadas</text:span><text:span text:style-name="T333_30"><text:s/></text:span><text:span text:style-name="T333_31">de</text:span><text:span text:style-name="T333_32"><text:s/></text:span><text:span text:style-name="T333_33">la</text:span><text:span text:style-name="T333_34"><text:s/></text:span><text:span text:style-name="T333_35">función</text:span><text:span text:style-name="T333_36">.<text:s/></text:span><text:span text:style-name="T333_37">El</text:span><text:span text:style-name="T333_38"><text:s/></text:span><text:span text:style-name="T333_39">switch</text:span><text:span text:style-name="T333_40">,<text:s/></text:span><text:span text:style-name="T333_41">while</text:span><text:span text:style-name="T333_42">,<text:s/></text:span><text:span text:style-name="T333_43">for</text:span><text:span text:style-name="T333_44">,<text:s/></text:span><text:span text:style-name="T333_45">y</text:span><text:span text:style-name="T333_46"><text:s/></text:span><text:span text:style-name="T333_47">do</text:span><text:span text:style-name="T333_48"><text:s/></text:span><text:span text:style-name="T333_49">declaraciones</text:span><text:span text:style-name="T333_50"><text:s/></text:span><text:span text:style-name="T333_51">se</text:span><text:span text:style-name="T333_52"><text:s/></text:span><text:span text:style-name="T333_53">les</text:span><text:span text:style-name="T333_54"><text:s/></text:span><text:span text:style-name="T333_55">permite</text:span><text:span text:style-name="T333_56"><text:s/></text:span><text:span text:style-name="T333_57">tener</text:span><text:span text:style-name="T333_58"><text:s/></text:span><text:span text:style-name="T333_59">un</text:span><text:span text:style-name="T333_60"><text:s/></text:span><text:span text:style-name="T333_61">prefijo</text:span><text:span text:style-name="T333_62"><text:s/></text:span><text:span text:style-name="T333_63">de</text:span><text:span text:style-name="T333_64"><text:s/></text:span><text:span text:style-name="T333_65">etiqueta</text:span><text:span text:style-name="T333_66"><text:s/></text:span><text:span text:style-name="T333_67">opcional</text:span><text:span text:style-name="T333_68"><text:s/></text:span><text:span text:style-name="T333_69">que</text:span><text:span text:style-name="T333_70"><text:s/></text:span><text:span text:style-name="T333_71">interactúa</text:span><text:span text:style-name="T333_72"><text:s/></text:span><text:span text:style-name="T333_73">con</text:span><text:span text:style-name="T333_74"><text:s/></text:span><text:span text:style-name="T333_75">la</text:span><text:span text:style-name="T333_76"><text:s/></text:span><text:span text:style-name="T333_77">sentencia</text:span><text:span text:style-name="T333_78"><text:s/></text:span><text:span text:style-name="T333_79">break</text:span><text:span text:style-name="T333_80">.</text:span></text:p>
      <text:p text:style-name="P334"><text:span text:style-name="T334_1">Declaraciones</text:span><text:span text:style-name="T334_2"><text:s/></text:span><text:span text:style-name="T334_3">tienden</text:span><text:span text:style-name="T334_4"><text:s/></text:span><text:span text:style-name="T334_5">a</text:span><text:span text:style-name="T334_6"><text:s/></text:span><text:span text:style-name="T334_7">ser</text:span><text:span text:style-name="T334_8"><text:s/></text:span><text:span text:style-name="T334_9">ejecutados</text:span><text:span text:style-name="T334_10"><text:s/></text:span><text:span text:style-name="T334_11">en</text:span><text:span text:style-name="T334_12"><text:s/></text:span><text:span text:style-name="T334_13">orden</text:span><text:span text:style-name="T334_14"><text:s/></text:span><text:span text:style-name="T334_15">de</text:span><text:span text:style-name="T334_16"><text:s/></text:span><text:span text:style-name="T334_17">arriba</text:span><text:span text:style-name="T334_18"><text:s/></text:span><text:span text:style-name="T334_19">a</text:span><text:span text:style-name="T334_20"><text:s/></text:span><text:span text:style-name="T334_21">abajo</text:span><text:span text:style-name="T334_22">.<text:s/></text:span><text:span text:style-name="T334_23">La</text:span><text:span text:style-name="T334_24"><text:s/></text:span><text:span text:style-name="T334_25">secuencia</text:span><text:span text:style-name="T334_26"><text:s/></text:span><text:span text:style-name="T334_27">de</text:span><text:span text:style-name="T334_28"><text:s/></text:span><text:span text:style-name="T334_29">ejecución</text:span><text:span text:style-name="T334_30"><text:s/></text:span><text:span text:style-name="T334_31">puede</text:span><text:span text:style-name="T334_32"><text:s/></text:span><text:span text:style-name="T334_33">ser</text:span><text:span text:style-name="T334_34"><text:s/></text:span><text:span text:style-name="T334_35">alterado</text:span><text:span text:style-name="T334_36"><text:s/></text:span><text:span text:style-name="T334_37">por</text:span><text:span text:style-name="T334_38"><text:s/></text:span><text:span text:style-name="T334_39">las</text:span><text:span text:style-name="T334_40"><text:s/></text:span><text:span text:style-name="T334_41">sentencias</text:span><text:span text:style-name="T334_42"><text:s/></text:span><text:span text:style-name="T334_43">condicionales</text:span><text:span text:style-name="T334_44"><text:s/>(</text:span><text:span text:style-name="T334_45">if</text:span><text:span text:style-name="T334_46"><text:s/></text:span><text:span text:style-name="T334_47">y</text:span><text:span text:style-name="T334_48"><text:s/></text:span><text:span text:style-name="T334_49">switch</text:span><text:span text:style-name="T334_50">),<text:s/></text:span><text:span text:style-name="T334_51">por</text:span><text:span text:style-name="T334_52"><text:s/></text:span><text:span text:style-name="T334_53">las</text:span><text:span text:style-name="T334_54"><text:s/></text:span><text:span text:style-name="T334_55">declaraciones</text:span><text:span text:style-name="T334_56"><text:s/></text:span><text:span text:style-name="T334_57">de</text:span><text:span text:style-name="T334_58"><text:s/></text:span><text:span text:style-name="T334_59">bucle</text:span><text:span text:style-name="T334_60"><text:s/>(</text:span><text:span text:style-name="T334_61">while</text:span><text:span text:style-name="T334_62">,<text:s/></text:span><text:span text:style-name="T334_63">for</text:span><text:span text:style-name="T334_64">,<text:s/></text:span><text:span text:style-name="T334_65">y</text:span><text:span text:style-name="T334_66"><text:s/></text:span><text:span text:style-name="T334_67">do</text:span><text:span text:style-name="T334_68">),<text:s/></text:span><text:span text:style-name="T334_69">por</text:span><text:span text:style-name="T334_70"><text:s/></text:span><text:span text:style-name="T334_71">las</text:span><text:span text:style-name="T334_72"><text:s/></text:span><text:span text:style-name="T334_73">declaraciones</text:span><text:span text:style-name="T334_74"><text:s/></text:span><text:span text:style-name="T334_75">disruptivas</text:span><text:span text:style-name="T334_76"><text:s/>((</text:span><text:span text:style-name="T334_77">break</text:span><text:span text:style-name="T334_78">,<text:s/></text:span><text:span text:style-name="T334_79">return</text:span><text:span text:style-name="T334_80">,<text:s/></text:span><text:span text:style-name="T334_81">y</text:span><text:span text:style-name="T334_82"><text:s/></text:span><text:span text:style-name="T334_83">throw</text:span><text:span text:style-name="T334_84">),<text:s/></text:span><text:span text:style-name="T334_85">y</text:span><text:span text:style-name="T334_86"><text:s/></text:span><text:span text:style-name="T334_87">por</text:span><text:span text:style-name="T334_88"><text:s/></text:span><text:span text:style-name="T334_89">la</text:span><text:span text:style-name="T334_90"><text:s/></text:span><text:span text:style-name="T334_91">invocación</text:span><text:span text:style-name="T334_92"><text:s/></text:span><text:span text:style-name="T334_93">de</text:span><text:span text:style-name="T334_94"><text:s/></text:span><text:span text:style-name="T334_95">la</text:span><text:span text:style-name="T334_96"><text:s/></text:span><text:span text:style-name="T334_97">función</text:span><text:span text:style-name="T334_98">.</text:span></text:p>
      <text:p text:style-name="P335"/>
      <text:p text:style-name="P336"><text:span text:style-name="T336_1">Un</text:span><text:span text:style-name="T336_2"><text:s/></text:span><text:span text:style-name="T336_3">bloque</text:span><text:span text:style-name="T336_4"><text:s/></text:span><text:span text:style-name="T336_5">es</text:span><text:span text:style-name="T336_6"><text:s/></text:span><text:span text:style-name="T336_7">un</text:span><text:span text:style-name="T336_8"><text:s/></text:span><text:span text:style-name="T336_9">conjunto</text:span><text:span text:style-name="T336_10"><text:s/></text:span><text:span text:style-name="T336_11">de</text:span><text:span text:style-name="T336_12"><text:s/></text:span><text:span text:style-name="T336_13">sentencias</text:span><text:span text:style-name="T336_14"><text:s/></text:span><text:span text:style-name="T336_15">envueltos</text:span><text:span text:style-name="T336_16"><text:s/></text:span><text:span text:style-name="T336_17">entre</text:span><text:span text:style-name="T336_18"><text:s/></text:span><text:span text:style-name="T336_19">llaves</text:span><text:span text:style-name="T336_20">.<text:s/></text:span><text:span text:style-name="T336_21">A</text:span><text:span text:style-name="T336_22"><text:s/></text:span><text:span text:style-name="T336_23">diferencia</text:span><text:span text:style-name="T336_24"><text:s/></text:span><text:span text:style-name="T336_25">de</text:span><text:span text:style-name="T336_26"><text:s/></text:span><text:span text:style-name="T336_27">muchos</text:span><text:span text:style-name="T336_28"><text:s/></text:span><text:span text:style-name="T336_29">otros</text:span><text:span text:style-name="T336_30"><text:s/></text:span><text:span text:style-name="T336_31">idiomas</text:span><text:span text:style-name="T336_32">,<text:s/></text:span><text:span text:style-name="T336_33">bloques</text:span><text:span text:style-name="T336_34"><text:s/></text:span><text:span text:style-name="T336_35">de</text:span><text:span text:style-name="T336_36"><text:s/></text:span><text:span text:style-name="T336_37">JavaScript</text:span><text:span text:style-name="T336_38"><text:s/></text:span><text:span text:style-name="T336_39">no</text:span><text:span text:style-name="T336_40"><text:s/></text:span><text:span text:style-name="T336_41">crean</text:span><text:span text:style-name="T336_42"><text:s/></text:span><text:span text:style-name="T336_43">un</text:span><text:span text:style-name="T336_44"><text:s/></text:span><text:span text:style-name="T336_45">nuevo</text:span><text:span text:style-name="T336_46"><text:s/></text:span><text:span text:style-name="T336_47">ámbito</text:span><text:span text:style-name="T336_48">,<text:s/></text:span><text:span text:style-name="T336_49">por</text:span><text:span text:style-name="T336_50"><text:s/></text:span><text:span text:style-name="T336_51">lo</text:span><text:span text:style-name="T336_52"><text:s/></text:span><text:span text:style-name="T336_53">que</text:span><text:span text:style-name="T336_54"><text:s/></text:span><text:span text:style-name="T336_55">las</text:span><text:span text:style-name="T336_56"><text:s/></text:span><text:span text:style-name="T336_57">variables</text:span><text:span text:style-name="T336_58"><text:s/></text:span><text:span text:style-name="T336_59">deben</text:span><text:span text:style-name="T336_60"><text:s/></text:span><text:span text:style-name="T336_61">ser</text:span><text:span text:style-name="T336_62"><text:s/></text:span><text:span text:style-name="T336_63">definidas</text:span><text:span text:style-name="T336_64"><text:s/></text:span><text:span text:style-name="T336_65">en</text:span><text:span text:style-name="T336_66"><text:s/></text:span><text:span text:style-name="T336_67">la</text:span><text:span text:style-name="T336_68"><text:s/></text:span><text:span text:style-name="T336_69">parte</text:span><text:span text:style-name="T336_70"><text:s/></text:span><text:span text:style-name="T336_71">superior</text:span><text:span text:style-name="T336_72"><text:s/></text:span><text:span text:style-name="T336_73">de</text:span><text:span text:style-name="T336_74"><text:s/></text:span><text:span text:style-name="T336_75">la</text:span><text:span text:style-name="T336_76"><text:s/></text:span><text:span text:style-name="T336_77">función</text:span><text:span text:style-name="T336_78">,<text:s/></text:span><text:span text:style-name="T336_79">no</text:span><text:span text:style-name="T336_80"><text:s/></text:span><text:span text:style-name="T336_81">en</text:span><text:span text:style-name="T336_82"><text:s/></text:span><text:span text:style-name="T336_83">bloques</text:span><text:span text:style-name="T336_84">.</text:span></text:p>
      <text:p text:style-name="P337"><text:span text:style-name="T337_1">La</text:span><text:span text:style-name="T337_2"><text:s/></text:span><text:span text:style-name="T337_3">sentencia</text:span><text:span text:style-name="T337_4"><text:s/></text:span><text:span text:style-name="T337_5">if</text:span><text:span text:style-name="T337_6"><text:s/></text:span><text:span text:style-name="T337_7">cambia</text:span><text:span text:style-name="T337_8"><text:s/></text:span><text:span text:style-name="T337_9">el</text:span><text:span text:style-name="T337_10"><text:s/></text:span><text:span text:style-name="T337_11">flujo</text:span><text:span text:style-name="T337_12"><text:s/></text:span><text:span text:style-name="T337_13">del</text:span><text:span text:style-name="T337_14"><text:s/></text:span><text:span text:style-name="T337_15">programa</text:span><text:span text:style-name="T337_16"><text:s/></text:span><text:span text:style-name="T337_17">basado</text:span><text:span text:style-name="T337_18"><text:s/></text:span><text:span text:style-name="T337_19">en</text:span><text:span text:style-name="T337_20"><text:s/></text:span><text:span text:style-name="T337_21">el</text:span><text:span text:style-name="T337_22"><text:s/></text:span><text:span text:style-name="T337_23">valor</text:span><text:span text:style-name="T337_24"><text:s/></text:span><text:span text:style-name="T337_25">de</text:span><text:span text:style-name="T337_26"><text:s/></text:span><text:span text:style-name="T337_27">la</text:span><text:span text:style-name="T337_28"><text:s/></text:span><text:span text:style-name="T337_29">expresión</text:span><text:span text:style-name="T337_30">.<text:s/></text:span><text:span text:style-name="T337_31">El</text:span><text:span text:style-name="T337_32"><text:s/></text:span><text:span text:style-name="T337_33">entonces</text:span><text:span text:style-name="T337_34"><text:s/></text:span><text:span text:style-name="T337_35">bloque</text:span><text:span text:style-name="T337_36"><text:s/></text:span><text:span text:style-name="T337_37">se</text:span><text:span text:style-name="T337_38"><text:s/></text:span><text:span text:style-name="T337_39">ejecuta</text:span><text:span text:style-name="T337_40"><text:s/></text:span><text:span text:style-name="T337_41">si</text:span><text:span text:style-name="T337_42"><text:s/></text:span><text:span text:style-name="T337_43">la</text:span><text:span text:style-name="T337_44"><text:s/></text:span><text:span text:style-name="T337_45">expresión</text:span><text:span text:style-name="T337_46"><text:s/></text:span><text:span text:style-name="T337_47">es</text:span><text:span text:style-name="T337_48"><text:s/></text:span><text:span text:style-name="T337_49">verdadera</text:span><text:span text:style-name="T337_50">;<text:s/></text:span><text:span text:style-name="T337_51">de</text:span><text:span text:style-name="T337_52"><text:s/></text:span><text:span text:style-name="T337_53">lo</text:span><text:span text:style-name="T337_54"><text:s/></text:span><text:span text:style-name="T337_55">contrario</text:span><text:span text:style-name="T337_56">,<text:s/></text:span><text:span text:style-name="T337_57">se</text:span><text:span text:style-name="T337_58"><text:s/></text:span><text:span text:style-name="T337_59">toma</text:span><text:span text:style-name="T337_60"><text:s/></text:span><text:span text:style-name="T337_61">la</text:span><text:span text:style-name="T337_62"><text:s/></text:span><text:span text:style-name="T337_63">rama</text:span><text:span text:style-name="T337_64"><text:s/></text:span><text:span text:style-name="T337_65">else</text:span><text:span text:style-name="T337_66"><text:s/></text:span><text:span text:style-name="T337_67">opcional</text:span><text:span text:style-name="T337_68">.</text:span></text:p>
      <text:p text:style-name="P338"><text:span text:style-name="T338_1">Estos</text:span><text:span text:style-name="T338_2"><text:s/></text:span><text:span text:style-name="T338_3">son</text:span><text:span text:style-name="T338_4"><text:s/></text:span><text:span text:style-name="T338_5">los</text:span><text:span text:style-name="T338_6"><text:s/></text:span><text:span text:style-name="T338_7">valores</text:span><text:span text:style-name="T338_8"><text:s/></text:span><text:span text:style-name="T338_9">falsos</text:span><text:span text:style-name="T338_10">:</text:span></text:p>
      <text:p text:style-name="P339"><text:span text:style-name="T339_1">•<text:s/></text:span><text:span text:style-name="T339_2">false</text:span></text:p>
      <text:p text:style-name="P340"><text:span text:style-name="T340_1">•<text:s/></text:span><text:span text:style-name="T340_2">null</text:span></text:p>
      <text:p text:style-name="P341"><text:span text:style-name="T341_1">•<text:s/></text:span><text:span text:style-name="T341_2">String</text:span><text:span text:style-name="T341_3"><text:s/></text:span><text:span text:style-name="T341_4">vacío</text:span></text:p>
      <text:p text:style-name="P342"><text:span text:style-name="T342_1">•<text:s/></text:span><text:span text:style-name="T342_2">El</text:span><text:span text:style-name="T342_3"><text:s/></text:span><text:span text:style-name="T342_4">Number</text:span><text:span text:style-name="T342_5"><text:s/>0</text:span></text:p>
      <text:p text:style-name="P343"><text:span text:style-name="T343_1">•<text:s/></text:span><text:span text:style-name="T343_2">El</text:span><text:span text:style-name="T343_3"><text:s/></text:span><text:span text:style-name="T343_4">number</text:span><text:span text:style-name="T343_5"><text:s/></text:span><text:span text:style-name="T343_6">NaN</text:span></text:p>
      <text:p text:style-name="P344"><text:span text:style-name="T344_1">Todos</text:span><text:span text:style-name="T344_2"><text:s/></text:span><text:span text:style-name="T344_3">los</text:span><text:span text:style-name="T344_4"><text:s/></text:span><text:span text:style-name="T344_5">demás</text:span><text:span text:style-name="T344_6"><text:s/></text:span><text:span text:style-name="T344_7">valores</text:span><text:span text:style-name="T344_8"><text:s/></text:span><text:span text:style-name="T344_9">son</text:span><text:span text:style-name="T344_10"><text:s/></text:span><text:span text:style-name="T344_11">verdaderos</text:span><text:span text:style-name="T344_12">,<text:s/></text:span><text:span text:style-name="T344_13">incluyendo</text:span><text:span text:style-name="T344_14"><text:s/></text:span><text:span text:style-name="T344_15">cierto</text:span><text:span text:style-name="T344_16">,<text:s/></text:span><text:span text:style-name="T344_17">la</text:span><text:span text:style-name="T344_18"><text:s/></text:span><text:span text:style-name="T344_19">cadena</text:span><text:span text:style-name="T344_20"><text:s/></text:span><text:span text:style-name="T344_21">false</text:span><text:span text:style-name="T344_22">,<text:s/></text:span><text:span text:style-name="T344_23">y</text:span><text:span text:style-name="T344_24"><text:s/></text:span><text:span text:style-name="T344_25">todos</text:span><text:span text:style-name="T344_26"><text:s/></text:span><text:span text:style-name="T344_27">los</text:span><text:span text:style-name="T344_28"><text:s/></text:span><text:span text:style-name="T344_29">objetos</text:span><text:span text:style-name="T344_30">.</text:span></text:p>
      <text:p text:style-name="P345"/>
      <text:p text:style-name="P346"><text:span text:style-name="T346_1">La</text:span><text:span text:style-name="T346_2"><text:s/></text:span><text:span text:style-name="T346_3">sentencia</text:span><text:span text:style-name="T346_4"><text:s/></text:span><text:span text:style-name="T346_5">switch</text:span><text:span text:style-name="T346_6"><text:s/></text:span><text:span text:style-name="T346_7">realiza</text:span><text:span text:style-name="T346_8"><text:s/></text:span><text:span text:style-name="T346_9">una</text:span><text:span text:style-name="T346_10"><text:s/></text:span><text:span text:style-name="T346_11">rama</text:span><text:span text:style-name="T346_12"><text:s/></text:span><text:span text:style-name="T346_13">de</text:span><text:span text:style-name="T346_14"><text:s/></text:span><text:span text:style-name="T346_15">múltiples</text:span><text:span text:style-name="T346_16"><text:s/></text:span><text:span text:style-name="T346_17">vías</text:span><text:span text:style-name="T346_18">.<text:s/></text:span><text:span text:style-name="T346_19">En</text:span><text:span text:style-name="T346_20"><text:s/></text:span><text:span text:style-name="T346_21">él</text:span><text:span text:style-name="T346_22"><text:s/></text:span><text:span text:style-name="T346_23">se</text:span><text:span text:style-name="T346_24"><text:s/></text:span><text:span text:style-name="T346_25">compara</text:span><text:span text:style-name="T346_26"><text:s/></text:span><text:span text:style-name="T346_27">la</text:span><text:span text:style-name="T346_28"><text:s/></text:span><text:span text:style-name="T346_29">expresión</text:span><text:span text:style-name="T346_30"><text:s/></text:span><text:span text:style-name="T346_31">de</text:span><text:span text:style-name="T346_32"><text:s/></text:span><text:span text:style-name="T346_33">igualdad</text:span><text:span text:style-name="T346_34"><text:s/></text:span><text:span text:style-name="T346_35">con</text:span><text:span text:style-name="T346_36"><text:s/></text:span><text:span text:style-name="T346_37">todos</text:span><text:span text:style-name="T346_38"><text:s/></text:span><text:span text:style-name="T346_39">los</text:span><text:span text:style-name="T346_40"><text:s/></text:span><text:span text:style-name="T346_41">casos</text:span><text:span text:style-name="T346_42"><text:s/></text:span><text:span text:style-name="T346_43">especificados</text:span><text:span text:style-name="T346_44">.<text:s/></text:span><text:span text:style-name="T346_45">La</text:span><text:span text:style-name="T346_46"><text:s/></text:span><text:span text:style-name="T346_47">expresión</text:span><text:span text:style-name="T346_48"><text:s/></text:span><text:span text:style-name="T346_49">puede</text:span><text:span text:style-name="T346_50"><text:s/></text:span><text:span text:style-name="T346_51">producir</text:span><text:span text:style-name="T346_52"><text:s/></text:span><text:span text:style-name="T346_53">un</text:span><text:span text:style-name="T346_54"><text:s/></text:span><text:span text:style-name="T346_55">número</text:span><text:span text:style-name="T346_56"><text:s/></text:span><text:span text:style-name="T346_57">o</text:span><text:span text:style-name="T346_58"><text:s/></text:span><text:span text:style-name="T346_59">una</text:span><text:span text:style-name="T346_60"><text:s/></text:span><text:span text:style-name="T346_61">cadena</text:span><text:span text:style-name="T346_62">.<text:s/></text:span><text:span text:style-name="T346_63">Cuando</text:span><text:span text:style-name="T346_64"><text:s/></text:span><text:span text:style-name="T346_65">se</text:span><text:span text:style-name="T346_66"><text:s/></text:span><text:span text:style-name="T346_67">encuentra</text:span><text:span text:style-name="T346_68"><text:s/></text:span><text:span text:style-name="T346_69">una</text:span><text:span text:style-name="T346_70"><text:s/></text:span><text:span text:style-name="T346_71">coincidencia</text:span><text:span text:style-name="T346_72"><text:s/></text:span><text:span text:style-name="T346_73">exacta</text:span><text:span text:style-name="T346_74">,<text:s/></text:span><text:span text:style-name="T346_75">se</text:span><text:span text:style-name="T346_76"><text:s/></text:span><text:span text:style-name="T346_77">ejecutan</text:span><text:span text:style-name="T346_78"><text:s/></text:span><text:span text:style-name="T346_79">las</text:span><text:span text:style-name="T346_80"><text:s/></text:span><text:span text:style-name="T346_81">sentencias</text:span><text:span text:style-name="T346_82"><text:s/></text:span><text:span text:style-name="T346_83">de</text:span><text:span text:style-name="T346_84"><text:s/></text:span><text:span text:style-name="T346_85">la</text:span><text:span text:style-name="T346_86"><text:s/></text:span><text:span text:style-name="T346_87">cláusula</text:span><text:span text:style-name="T346_88"><text:s/></text:span><text:span text:style-name="T346_89">de</text:span><text:span text:style-name="T346_90"><text:s/></text:span><text:span text:style-name="T346_91">caso</text:span><text:span text:style-name="T346_92"><text:s/></text:span><text:span text:style-name="T346_93">a</text:span><text:span text:style-name="T346_94"><text:s/></text:span><text:span text:style-name="T346_95">juego</text:span><text:span text:style-name="T346_96">.<text:s/></text:span><text:span text:style-name="T346_97">Si</text:span><text:span text:style-name="T346_98"><text:s/></text:span><text:span text:style-name="T346_99">no</text:span><text:span text:style-name="T346_100"><text:s/></text:span><text:span text:style-name="T346_101">hay</text:span><text:span text:style-name="T346_102"><text:s/></text:span><text:span text:style-name="T346_103">ninguna</text:span><text:span text:style-name="T346_104"><text:s/></text:span><text:span text:style-name="T346_105">coincidencia</text:span><text:span text:style-name="T346_106">,<text:s/></text:span><text:span text:style-name="T346_107">las</text:span><text:span text:style-name="T346_108"><text:s/></text:span><text:span text:style-name="T346_109">declaraciones</text:span><text:span text:style-name="T346_110"><text:s/></text:span><text:span text:style-name="T346_111">por</text:span><text:span text:style-name="T346_112"><text:s/></text:span><text:span text:style-name="T346_113">defecto</text:span><text:span text:style-name="T346_114"><text:s/></text:span><text:span text:style-name="T346_115">opcionales</text:span><text:span text:style-name="T346_116"><text:s/></text:span><text:span text:style-name="T346_117">se</text:span><text:span text:style-name="T346_118"><text:s/></text:span><text:span text:style-name="T346_119">ejecutan</text:span><text:span text:style-name="T346_120">.</text:span></text:p>
      <text:p text:style-name="P347"/>
      <text:p text:style-name="P348"><text:span text:style-name="T348_1">Una</text:span><text:span text:style-name="T348_2"><text:s/></text:span><text:span text:style-name="T348_3">case</text:span><text:span text:style-name="T348_4"><text:s/></text:span><text:span text:style-name="T348_5">clause</text:span><text:span text:style-name="T348_6"><text:s/></text:span><text:span text:style-name="T348_7">contiene</text:span><text:span text:style-name="T348_8"><text:s/></text:span><text:span text:style-name="T348_9">una</text:span><text:span text:style-name="T348_10"><text:s/></text:span><text:span text:style-name="T348_11">o</text:span><text:span text:style-name="T348_12"><text:s/></text:span><text:span text:style-name="T348_13">más</text:span><text:span text:style-name="T348_14"><text:s/></text:span><text:span text:style-name="T348_15">expresiones</text:span><text:span text:style-name="T348_16"><text:s/></text:span><text:span text:style-name="T348_17">de</text:span><text:span text:style-name="T348_18"><text:s/></text:span><text:span text:style-name="T348_19">caso</text:span><text:span text:style-name="T348_20">.<text:s/></text:span><text:span text:style-name="T348_21">Las</text:span><text:span text:style-name="T348_22"><text:s/></text:span><text:span text:style-name="T348_23">expresiones</text:span><text:span text:style-name="T348_24"><text:s/></text:span><text:span text:style-name="T348_25">de</text:span><text:span text:style-name="T348_26"><text:s/></text:span><text:span text:style-name="T348_27">caso</text:span><text:span text:style-name="T348_28"><text:s/></text:span><text:span text:style-name="T348_29">no</text:span><text:span text:style-name="T348_30"><text:s/></text:span><text:span text:style-name="T348_31">tienen</text:span><text:span text:style-name="T348_32"><text:s/></text:span><text:span text:style-name="T348_33">que</text:span><text:span text:style-name="T348_34"><text:s/></text:span><text:span text:style-name="T348_35">ser</text:span><text:span text:style-name="T348_36"><text:s/></text:span><text:span text:style-name="T348_37">constantes</text:span><text:span text:style-name="T348_38">.<text:s/></text:span><text:span text:style-name="T348_39">El</text:span><text:span text:style-name="T348_40"><text:s/></text:span><text:span text:style-name="T348_41">comunicado</text:span><text:span text:style-name="T348_42"><text:s/></text:span><text:span text:style-name="T348_43">tras</text:span><text:span text:style-name="T348_44"><text:s/></text:span><text:span text:style-name="T348_45">una</text:span><text:span text:style-name="T348_46"><text:s/></text:span><text:span text:style-name="T348_47">cláusula</text:span><text:span text:style-name="T348_48"><text:s/></text:span><text:span text:style-name="T348_49">debe</text:span><text:span text:style-name="T348_50"><text:s/></text:span><text:span text:style-name="T348_51">ser</text:span><text:span text:style-name="T348_52"><text:s/></text:span><text:span text:style-name="T348_53">una</text:span><text:span text:style-name="T348_54"><text:s/></text:span><text:span text:style-name="T348_55">declaración</text:span><text:span text:style-name="T348_56"><text:s/></text:span><text:span text:style-name="T348_57">perjudicial</text:span><text:span text:style-name="T348_58"><text:s/></text:span><text:span text:style-name="T348_59">para</text:span><text:span text:style-name="T348_60"><text:s/></text:span><text:span text:style-name="T348_61">evitar</text:span><text:span text:style-name="T348_62"><text:s/></text:span><text:span text:style-name="T348_63">la</text:span><text:span text:style-name="T348_64"><text:s/></text:span><text:span text:style-name="T348_65">caída</text:span><text:span text:style-name="T348_66"><text:s/></text:span><text:span text:style-name="T348_67">a</text:span><text:span text:style-name="T348_68"><text:s/></text:span><text:span text:style-name="T348_69">través</text:span><text:span text:style-name="T348_70"><text:s/></text:span><text:span text:style-name="T348_71">en</text:span><text:span text:style-name="T348_72"><text:s/></text:span><text:span text:style-name="T348_73">el</text:span><text:span text:style-name="T348_74"><text:s/></text:span><text:span text:style-name="T348_75">siguiente</text:span><text:span text:style-name="T348_76"><text:s/></text:span><text:span text:style-name="T348_77">caso</text:span><text:span text:style-name="T348_78">.<text:s/></text:span><text:span text:style-name="T348_79">La</text:span><text:span text:style-name="T348_80"><text:s/></text:span><text:span text:style-name="T348_81">sentencia</text:span><text:span text:style-name="T348_82"><text:s/></text:span><text:span text:style-name="T348_83">break</text:span><text:span text:style-name="T348_84"><text:s/></text:span><text:span text:style-name="T348_85">se</text:span><text:span text:style-name="T348_86"><text:s/></text:span><text:span text:style-name="T348_87">puede</text:span><text:span text:style-name="T348_88"><text:s/></text:span><text:span text:style-name="T348_89">utilizar</text:span><text:span text:style-name="T348_90"><text:s/></text:span><text:span text:style-name="T348_91">para</text:span><text:span text:style-name="T348_92"><text:s/></text:span><text:span text:style-name="T348_93">salir</text:span><text:span text:style-name="T348_94"><text:s/></text:span><text:span text:style-name="T348_95">de</text:span><text:span text:style-name="T348_96"><text:s/></text:span><text:span text:style-name="T348_97">un</text:span><text:span text:style-name="T348_98"><text:s/></text:span><text:span text:style-name="T348_99">interruptor</text:span><text:span text:style-name="T348_100">.</text:span></text:p>
      <text:p text:style-name="P349"/>
      <text:p text:style-name="P350"><text:span text:style-name="T350_1">La</text:span><text:span text:style-name="T350_2"><text:s/></text:span><text:span text:style-name="T350_3">declaración</text:span><text:span text:style-name="T350_4"><text:s/></text:span><text:span text:style-name="T350_5">while</text:span><text:span text:style-name="T350_6"><text:s/></text:span><text:span text:style-name="T350_7">realiza</text:span><text:span text:style-name="T350_8"><text:s/></text:span><text:span text:style-name="T350_9">un</text:span><text:span text:style-name="T350_10"><text:s/></text:span><text:span text:style-name="T350_11">bucle</text:span><text:span text:style-name="T350_12"><text:s/></text:span><text:span text:style-name="T350_13">simple</text:span><text:span text:style-name="T350_14">.<text:s/></text:span><text:span text:style-name="T350_15">Si</text:span><text:span text:style-name="T350_16"><text:s/></text:span><text:span text:style-name="T350_17">la</text:span><text:span text:style-name="T350_18"><text:s/></text:span><text:span text:style-name="T350_19">expresión</text:span><text:span text:style-name="T350_20"><text:s/></text:span><text:span text:style-name="T350_21">es</text:span><text:span text:style-name="T350_22"><text:s/></text:span><text:span text:style-name="T350_23">falsa</text:span><text:span text:style-name="T350_24">,<text:s/></text:span><text:span text:style-name="T350_25">a</text:span><text:span text:style-name="T350_26"><text:s/></text:span><text:span text:style-name="T350_27">continuación</text:span><text:span text:style-name="T350_28">,<text:s/></text:span><text:span text:style-name="T350_29">el</text:span><text:span text:style-name="T350_30"><text:s/></text:span><text:span text:style-name="T350_31">bucle</text:span><text:span text:style-name="T350_32"><text:s/></text:span><text:span text:style-name="T350_33">se</text:span><text:span text:style-name="T350_34"><text:s/></text:span><text:span text:style-name="T350_35">romperá</text:span><text:span text:style-name="T350_36">.<text:s/></text:span><text:span text:style-name="T350_37">Mientras</text:span><text:span text:style-name="T350_38"><text:s/></text:span><text:span text:style-name="T350_39">que</text:span><text:span text:style-name="T350_40"><text:s/></text:span><text:span text:style-name="T350_41">la</text:span><text:span text:style-name="T350_42"><text:s/></text:span><text:span text:style-name="T350_43">expresión</text:span><text:span text:style-name="T350_44"><text:s/></text:span><text:span text:style-name="T350_45">es</text:span><text:span text:style-name="T350_46"><text:s/></text:span><text:span text:style-name="T350_47">verdadera</text:span><text:span text:style-name="T350_48">,<text:s/></text:span><text:span text:style-name="T350_49">se</text:span><text:span text:style-name="T350_50"><text:s/></text:span><text:span text:style-name="T350_51">ejecutará</text:span><text:span text:style-name="T350_52"><text:s/></text:span><text:span text:style-name="T350_53">el</text:span><text:span text:style-name="T350_54"><text:s/></text:span><text:span text:style-name="T350_55">bloque</text:span><text:span text:style-name="T350_56">.</text:span></text:p>
      <text:p text:style-name="P351"/>
      <text:p text:style-name="P352"><text:span text:style-name="T352_1">La</text:span><text:span text:style-name="T352_2"><text:s/></text:span><text:span text:style-name="T352_3">sentencia</text:span><text:span text:style-name="T352_4"><text:s/></text:span><text:span text:style-name="T352_5">for</text:span><text:span text:style-name="T352_6"><text:s/></text:span><text:span text:style-name="T352_7">es</text:span><text:span text:style-name="T352_8"><text:s/></text:span><text:span text:style-name="T352_9">una</text:span><text:span text:style-name="T352_10"><text:s/></text:span><text:span text:style-name="T352_11">declaración</text:span><text:span text:style-name="T352_12"><text:s/></text:span><text:span text:style-name="T352_13">de</text:span><text:span text:style-name="T352_14"><text:s/></text:span><text:span text:style-name="T352_15">bucle</text:span><text:span text:style-name="T352_16"><text:s/></text:span><text:span text:style-name="T352_17">más</text:span><text:span text:style-name="T352_18"><text:s/></text:span><text:span text:style-name="T352_19">complicado</text:span><text:span text:style-name="T352_20">.<text:s/></text:span><text:span text:style-name="T352_21">Viene</text:span><text:span text:style-name="T352_22"><text:s/></text:span><text:span text:style-name="T352_23">en</text:span><text:span text:style-name="T352_24"><text:s/></text:span><text:span text:style-name="T352_25">dos</text:span><text:span text:style-name="T352_26"><text:s/></text:span><text:span text:style-name="T352_27">forma</text:span><text:span text:style-name="T352_28"><text:s/></text:span><text:span text:style-name="T352_29">convencional</text:span><text:span text:style-name="T352_30"><text:s/></text:span><text:span text:style-name="T352_31">forms</text:span><text:span text:style-name="T352_32">.</text:span><text:span text:style-name="T352_33">Controlado</text:span><text:span text:style-name="T352_34"><text:s/></text:span><text:span text:style-name="T352_35">por</text:span><text:span text:style-name="T352_36"><text:s/></text:span><text:span text:style-name="T352_37">tres</text:span><text:span text:style-name="T352_38"><text:s/></text:span><text:span text:style-name="T352_39">cláusulas</text:span><text:span text:style-name="T352_40"><text:s/></text:span><text:span text:style-name="T352_41">opcionales</text:span><text:span text:style-name="T352_42">:<text:s/></text:span><text:span text:style-name="T352_43">la</text:span><text:span text:style-name="T352_44"><text:s/></text:span><text:span text:style-name="T352_45">inicialización</text:span><text:span text:style-name="T352_46">,<text:s/></text:span><text:span text:style-name="T352_47">el</text:span><text:span text:style-name="T352_48"><text:s/></text:span><text:span text:style-name="T352_49">estado</text:span><text:span text:style-name="T352_50">,<text:s/></text:span><text:span text:style-name="T352_51">y</text:span><text:span text:style-name="T352_52"><text:s/></text:span><text:span text:style-name="T352_53">el</text:span><text:span text:style-name="T352_54"><text:s/></text:span><text:span text:style-name="T352_55">incremento</text:span><text:span text:style-name="T352_56">.<text:s/></text:span><text:span text:style-name="T352_57">En</text:span><text:span text:style-name="T352_58"><text:s/></text:span><text:span text:style-name="T352_59">primer</text:span><text:span text:style-name="T352_60"><text:s/></text:span><text:span text:style-name="T352_61">lugar</text:span><text:span text:style-name="T352_62">,<text:s/></text:span><text:span text:style-name="T352_63">la</text:span><text:span text:style-name="T352_64"><text:s/></text:span><text:span text:style-name="T352_65">inicialización</text:span><text:span text:style-name="T352_66"><text:s/></text:span><text:span text:style-name="T352_67">se</text:span><text:span text:style-name="T352_68"><text:s/></text:span><text:span text:style-name="T352_69">lleva</text:span><text:span text:style-name="T352_70"><text:s/></text:span><text:span text:style-name="T352_71">a</text:span><text:span text:style-name="T352_72"><text:s/></text:span><text:span text:style-name="T352_73">cabo</text:span><text:span text:style-name="T352_74">,<text:s/></text:span><text:span text:style-name="T352_75">el</text:span><text:span text:style-name="T352_76"><text:s/></text:span><text:span text:style-name="T352_77">cual</text:span><text:span text:style-name="T352_78"><text:s/></text:span><text:span text:style-name="T352_79">típicamente</text:span><text:span text:style-name="T352_80"><text:s/></text:span><text:span text:style-name="T352_81">se</text:span><text:span text:style-name="T352_82"><text:s/></text:span><text:span text:style-name="T352_83">inicializa</text:span><text:span text:style-name="T352_84"><text:s/></text:span><text:span text:style-name="T352_85">la</text:span><text:span text:style-name="T352_86"><text:s/></text:span><text:span text:style-name="T352_87">variable</text:span><text:span text:style-name="T352_88"><text:s/></text:span><text:span text:style-name="T352_89">de</text:span><text:span text:style-name="T352_90"><text:s/></text:span><text:span text:style-name="T352_91">bucle</text:span><text:span text:style-name="T352_92">.<text:s/></text:span><text:span text:style-name="T352_93">A</text:span><text:span text:style-name="T352_94"><text:s/></text:span><text:span text:style-name="T352_95">continuación</text:span><text:span text:style-name="T352_96">,<text:s/></text:span><text:span text:style-name="T352_97">se</text:span><text:span text:style-name="T352_98"><text:s/></text:span><text:span text:style-name="T352_99">evalúa</text:span><text:span text:style-name="T352_100"><text:s/></text:span><text:span text:style-name="T352_101">la</text:span><text:span text:style-name="T352_102"><text:s/></text:span><text:span text:style-name="T352_103">condición</text:span><text:span text:style-name="T352_104">.<text:s/></text:span><text:span text:style-name="T352_105">Normalmente</text:span><text:span text:style-name="T352_106">,<text:s/></text:span><text:span text:style-name="T352_107">esta</text:span><text:span text:style-name="T352_108"><text:s/></text:span><text:span text:style-name="T352_109">prueba</text:span><text:span text:style-name="T352_110"><text:s/></text:span><text:span text:style-name="T352_111">la</text:span><text:span text:style-name="T352_112"><text:s/></text:span><text:span text:style-name="T352_113">variable</text:span><text:span text:style-name="T352_114"><text:s/></text:span><text:span text:style-name="T352_115">de</text:span><text:span text:style-name="T352_116"><text:s/></text:span><text:span text:style-name="T352_117">bucle</text:span><text:span text:style-name="T352_118"><text:s/></text:span><text:span text:style-name="T352_119">en</text:span><text:span text:style-name="T352_120"><text:s/></text:span><text:span text:style-name="T352_121">contra</text:span><text:span text:style-name="T352_122"><text:s/></text:span><text:span text:style-name="T352_123">de</text:span><text:span text:style-name="T352_124"><text:s/></text:span><text:span text:style-name="T352_125">un</text:span><text:span text:style-name="T352_126"><text:s/></text:span><text:span text:style-name="T352_127">criterio</text:span><text:span text:style-name="T352_128"><text:s/></text:span><text:span text:style-name="T352_129">de</text:span><text:span text:style-name="T352_130"><text:s/></text:span><text:span text:style-name="T352_131">terminación</text:span><text:span text:style-name="T352_132">.<text:s/></text:span><text:span text:style-name="T352_133">Si</text:span><text:span text:style-name="T352_134"><text:s/></text:span><text:span text:style-name="T352_135">la</text:span><text:span text:style-name="T352_136"><text:s/></text:span><text:span text:style-name="T352_137">condición</text:span><text:span text:style-name="T352_138"><text:s/></text:span><text:span text:style-name="T352_139">se</text:span><text:span text:style-name="T352_140"><text:s/></text:span><text:span text:style-name="T352_141">omite</text:span><text:span text:style-name="T352_142">,<text:s/></text:span><text:span text:style-name="T352_143">se</text:span><text:span text:style-name="T352_144"><text:s/></text:span><text:span text:style-name="T352_145">asume</text:span><text:span text:style-name="T352_146"><text:s/></text:span><text:span text:style-name="T352_147">entonces</text:span><text:span text:style-name="T352_148"><text:s/></text:span><text:span text:style-name="T352_149">que</text:span><text:span text:style-name="T352_150"><text:s/></text:span><text:span text:style-name="T352_151">condición</text:span><text:span text:style-name="T352_152"><text:s/></text:span><text:span text:style-name="T352_153">es</text:span><text:span text:style-name="T352_154"><text:s/></text:span><text:span text:style-name="T352_155">verdadera</text:span><text:span text:style-name="T352_156">.<text:s/></text:span><text:span text:style-name="T352_157">Si</text:span><text:span text:style-name="T352_158"><text:s/></text:span><text:span text:style-name="T352_159">la</text:span><text:span text:style-name="T352_160"><text:s/></text:span><text:span text:style-name="T352_161">condición</text:span><text:span text:style-name="T352_162"><text:s/></text:span><text:span text:style-name="T352_163">es</text:span><text:span text:style-name="T352_164"><text:s/></text:span><text:span text:style-name="T352_165">falsa</text:span><text:span text:style-name="T352_166">,<text:s/></text:span><text:span text:style-name="T352_167">los</text:span><text:span text:style-name="T352_168"><text:s/></text:span><text:span text:style-name="T352_169">saltos</text:span><text:span text:style-name="T352_170"><text:s/></text:span><text:span text:style-name="T352_171">de</text:span><text:span text:style-name="T352_172"><text:s/></text:span><text:span text:style-name="T352_173">bucle</text:span><text:span text:style-name="T352_174">.<text:s/></text:span><text:span text:style-name="T352_175">De</text:span><text:span text:style-name="T352_176"><text:s/></text:span><text:span text:style-name="T352_177">lo</text:span><text:span text:style-name="T352_178"><text:s/></text:span><text:span text:style-name="T352_179">contrario</text:span><text:span text:style-name="T352_180">,<text:s/></text:span><text:span text:style-name="T352_181">se</text:span><text:span text:style-name="T352_182"><text:s/></text:span><text:span text:style-name="T352_183">ejecuta</text:span><text:span text:style-name="T352_184"><text:s/></text:span><text:span text:style-name="T352_185">el</text:span><text:span text:style-name="T352_186"><text:s/></text:span><text:span text:style-name="T352_187">bloque</text:span><text:span text:style-name="T352_188">,<text:s/></text:span><text:span text:style-name="T352_189">entonces</text:span><text:span text:style-name="T352_190"><text:s/></text:span><text:span text:style-name="T352_191">el</text:span><text:span text:style-name="T352_192"><text:s/></text:span><text:span text:style-name="T352_193">incremento</text:span><text:span text:style-name="T352_194"><text:s/></text:span><text:span text:style-name="T352_195">se</text:span><text:span text:style-name="T352_196"><text:s/></text:span><text:span text:style-name="T352_197">ejecuta</text:span><text:span text:style-name="T352_198">,<text:s/></text:span><text:span text:style-name="T352_199">y</text:span><text:span text:style-name="T352_200"><text:s/></text:span><text:span text:style-name="T352_201">luego</text:span><text:span text:style-name="T352_202"><text:s/></text:span><text:span text:style-name="T352_203">el</text:span><text:span text:style-name="T352_204"><text:s/></text:span><text:span text:style-name="T352_205">bucle</text:span><text:span text:style-name="T352_206"><text:s/></text:span><text:span text:style-name="T352_207">se</text:span><text:span text:style-name="T352_208"><text:s/></text:span><text:span text:style-name="T352_209">repite</text:span><text:span text:style-name="T352_210"><text:s/></text:span><text:span text:style-name="T352_211">con</text:span><text:span text:style-name="T352_212"><text:s/></text:span><text:span text:style-name="T352_213">la</text:span><text:span text:style-name="T352_214"><text:s/></text:span><text:span text:style-name="T352_215">condición</text:span></text:p>
      <text:p text:style-name="P353"/>
      <text:p text:style-name="P354"><text:span text:style-name="T354_1">La</text:span><text:span text:style-name="T354_2"><text:s/></text:span><text:span text:style-name="T354_3">otra</text:span><text:span text:style-name="T354_4"><text:s/></text:span><text:span text:style-name="T354_5">forma</text:span><text:span text:style-name="T354_6"><text:s/>(</text:span><text:span text:style-name="T354_7">llamada</text:span><text:span text:style-name="T354_8"><text:s/></text:span><text:span text:style-name="T354_9">for</text:span><text:span text:style-name="T354_10"><text:s/></text:span><text:span text:style-name="T354_11">in</text:span><text:span text:style-name="T354_12">)</text:span><text:span text:style-name="T354_13"><text:s/></text:span><text:span text:style-name="T354_14">enumera</text:span><text:span text:style-name="T354_15"><text:s/></text:span><text:span text:style-name="T354_16">los</text:span><text:span text:style-name="T354_17"><text:s/></text:span><text:span text:style-name="T354_18">nombres</text:span><text:span text:style-name="T354_19"><text:s/></text:span><text:span text:style-name="T354_20">de</text:span><text:span text:style-name="T354_21"><text:s/></text:span><text:span text:style-name="T354_22">propiedad</text:span><text:span text:style-name="T354_23"><text:s/>(</text:span><text:span text:style-name="T354_24">o</text:span><text:span text:style-name="T354_25"><text:s text:c="2"/></text:span><text:span text:style-name="T354_26">keys</text:span><text:span text:style-name="T354_27">)<text:s/></text:span><text:span text:style-name="T354_28">de</text:span><text:span text:style-name="T354_29"><text:s/></text:span><text:span text:style-name="T354_30">un</text:span><text:span text:style-name="T354_31"><text:s/></text:span><text:span text:style-name="T354_32">objeto</text:span><text:span text:style-name="T354_33">.<text:s/></text:span><text:span text:style-name="T354_34">En</text:span><text:span text:style-name="T354_35"><text:s/></text:span><text:span text:style-name="T354_36">cada</text:span><text:span text:style-name="T354_37"><text:s/></text:span><text:span text:style-name="T354_38">iteración</text:span><text:span text:style-name="T354_39">,<text:s/></text:span><text:span text:style-name="T354_40">otra</text:span><text:span text:style-name="T354_41"><text:s/></text:span><text:span text:style-name="T354_42">cadena</text:span><text:span text:style-name="T354_43"><text:s/></text:span><text:span text:style-name="T354_44">de</text:span><text:span text:style-name="T354_45"><text:s/></text:span><text:span text:style-name="T354_46">nombre</text:span><text:span text:style-name="T354_47"><text:s/></text:span><text:span text:style-name="T354_48">de</text:span><text:span text:style-name="T354_49"><text:s/></text:span><text:span text:style-name="T354_50">la</text:span><text:span text:style-name="T354_51"><text:s/></text:span><text:span text:style-name="T354_52">propiedad</text:span><text:span text:style-name="T354_53"><text:s/></text:span><text:span text:style-name="T354_54">del</text:span><text:span text:style-name="T354_55"><text:s/></text:span><text:span text:style-name="T354_56">objeto</text:span><text:span text:style-name="T354_57"><text:s/></text:span><text:span text:style-name="T354_58">se</text:span><text:span text:style-name="T354_59"><text:s/></text:span><text:span text:style-name="T354_60">asigna</text:span><text:span text:style-name="T354_61"><text:s/></text:span><text:span text:style-name="T354_62">a</text:span><text:span text:style-name="T354_63"><text:s/></text:span><text:span text:style-name="T354_64">la</text:span><text:span text:style-name="T354_65"><text:s/></text:span><text:span text:style-name="T354_66">variable</text:span><text:span text:style-name="T354_67">.</text:span></text:p>
      <text:p text:style-name="P355"><text:span text:style-name="T355_1">Por</text:span><text:span text:style-name="T355_2"><text:s/></text:span><text:span text:style-name="T355_3">lo</text:span><text:span text:style-name="T355_4"><text:s/></text:span><text:span text:style-name="T355_5">general</text:span><text:span text:style-name="T355_6">,<text:s/></text:span><text:span text:style-name="T355_7">es</text:span><text:span text:style-name="T355_8"><text:s/></text:span><text:span text:style-name="T355_9">necesario</text:span><text:span text:style-name="T355_10"><text:s/></text:span><text:span text:style-name="T355_11">probar</text:span><text:span text:style-name="T355_12"><text:s/></text:span><text:span text:style-name="T355_13">Object</text:span><text:span text:style-name="T355_14">.</text:span><text:span text:style-name="T355_15">hasOwnProperty</text:span><text:span text:style-name="T355_16"><text:s/>(</text:span><text:span text:style-name="T355_17">variable</text:span><text:span text:style-name="T355_18">)<text:s/></text:span><text:span text:style-name="T355_19">para</text:span><text:span text:style-name="T355_20"><text:s/></text:span><text:span text:style-name="T355_21">determinar</text:span><text:span text:style-name="T355_22"><text:s/></text:span><text:span text:style-name="T355_23">si</text:span><text:span text:style-name="T355_24"><text:s/></text:span><text:span text:style-name="T355_25">el</text:span><text:span text:style-name="T355_26"><text:s/></text:span><text:span text:style-name="T355_27">nombre</text:span><text:span text:style-name="T355_28"><text:s/></text:span><text:span text:style-name="T355_29">de</text:span><text:span text:style-name="T355_30"><text:s/></text:span><text:span text:style-name="T355_31">la</text:span><text:span text:style-name="T355_32"><text:s/></text:span><text:span text:style-name="T355_33">propiedad</text:span><text:span text:style-name="T355_34"><text:s/></text:span><text:span text:style-name="T355_35">es</text:span><text:span text:style-name="T355_36"><text:s/></text:span><text:span text:style-name="T355_37">realmente</text:span><text:span text:style-name="T355_38"><text:s/></text:span><text:span text:style-name="T355_39">un</text:span><text:span text:style-name="T355_40"><text:s/></text:span><text:span text:style-name="T355_41">miembro</text:span><text:span text:style-name="T355_42"><text:s/></text:span><text:span text:style-name="T355_43">del</text:span><text:span text:style-name="T355_44"><text:s/></text:span><text:span text:style-name="T355_45">objeto</text:span><text:span text:style-name="T355_46"><text:s/></text:span><text:span text:style-name="T355_47">o</text:span><text:span text:style-name="T355_48"><text:s/></text:span><text:span text:style-name="T355_49">se</text:span><text:span text:style-name="T355_50"><text:s/></text:span><text:span text:style-name="T355_51">encontró</text:span><text:span text:style-name="T355_52"><text:s/></text:span><text:span text:style-name="T355_53">en</text:span><text:span text:style-name="T355_54"><text:s/></text:span><text:span text:style-name="T355_55">cambio</text:span><text:span text:style-name="T355_56"><text:s/></text:span><text:span text:style-name="T355_57">en</text:span><text:span text:style-name="T355_58"><text:s/></text:span><text:span text:style-name="T355_59">la</text:span><text:span text:style-name="T355_60"><text:s/></text:span><text:span text:style-name="T355_61">cadena</text:span><text:span text:style-name="T355_62"><text:s/></text:span><text:span text:style-name="T355_63">de</text:span><text:span text:style-name="T355_64"><text:s/></text:span><text:span text:style-name="T355_65">prototipo</text:span><text:span text:style-name="T355_66">.</text:span></text:p>
      <text:p text:style-name="P356"/>
      <text:p text:style-name="P357"><text:span text:style-name="T357_1">for</text:span><text:span text:style-name="T357_2"><text:s/>(</text:span><text:span text:style-name="T357_3">myvar</text:span><text:span text:style-name="T357_4"><text:s/></text:span><text:span text:style-name="T357_5">in</text:span><text:span text:style-name="T357_6"><text:s/></text:span><text:span text:style-name="T357_7">obj</text:span><text:span text:style-name="T357_8">)<text:s/>{</text:span></text:p>
      <text:p text:style-name="P358"><text:span text:style-name="T358_1">if</text:span><text:span text:style-name="T358_2"><text:s/>(</text:span><text:span text:style-name="T358_3">obj</text:span><text:span text:style-name="T358_4">.</text:span><text:span text:style-name="T358_5">hasOwnProperty</text:span><text:span text:style-name="T358_6">(</text:span><text:span text:style-name="T358_7">myvar</text:span><text:span text:style-name="T358_8">))<text:s/>{</text:span></text:p>
      <text:p text:style-name="P359"><text:span text:style-name="T359_1">…</text:span></text:p>
      <text:p text:style-name="P360"><text:span text:style-name="T360_1">}</text:span></text:p>
      <text:p text:style-name="P361"><text:span text:style-name="T361_1">}</text:span></text:p>
      <text:p text:style-name="P362"/>
      <text:p text:style-name="P363"><text:span text:style-name="T363_1">La</text:span><text:span text:style-name="T363_2"><text:s/></text:span><text:span text:style-name="T363_3">instrucción</text:span><text:span text:style-name="T363_4"><text:s/></text:span><text:span text:style-name="T363_5">do</text:span><text:span text:style-name="T363_6"><text:s/></text:span><text:span text:style-name="T363_7">es</text:span><text:span text:style-name="T363_8"><text:s/></text:span><text:span text:style-name="T363_9">como</text:span><text:span text:style-name="T363_10"><text:s/></text:span><text:span text:style-name="T363_11">la</text:span><text:span text:style-name="T363_12"><text:s/></text:span><text:span text:style-name="T363_13">instrucción</text:span><text:span text:style-name="T363_14"><text:s/></text:span><text:span text:style-name="T363_15">while</text:span><text:span text:style-name="T363_16"><text:s/></text:span><text:span text:style-name="T363_17">excepto</text:span><text:span text:style-name="T363_18"><text:s/></text:span><text:span text:style-name="T363_19">que</text:span><text:span text:style-name="T363_20"><text:s/></text:span><text:span text:style-name="T363_21">la</text:span><text:span text:style-name="T363_22"><text:s/></text:span><text:span text:style-name="T363_23">expresión</text:span><text:span text:style-name="T363_24"><text:s/></text:span><text:span text:style-name="T363_25">se</text:span><text:span text:style-name="T363_26"><text:s/></text:span><text:span text:style-name="T363_27">prueba</text:span><text:span text:style-name="T363_28"><text:s/></text:span><text:span text:style-name="T363_29">después</text:span><text:span text:style-name="T363_30"><text:s/></text:span><text:span text:style-name="T363_31">de</text:span><text:span text:style-name="T363_32"><text:s/></text:span><text:span text:style-name="T363_33">que</text:span><text:span text:style-name="T363_34"><text:s/></text:span><text:span text:style-name="T363_35">el</text:span><text:span text:style-name="T363_36"><text:s/></text:span><text:span text:style-name="T363_37">bloque</text:span><text:span text:style-name="T363_38"><text:s/></text:span><text:span text:style-name="T363_39">se</text:span><text:span text:style-name="T363_40"><text:s/></text:span><text:span text:style-name="T363_41">ejecuta</text:span><text:span text:style-name="T363_42"><text:s/></text:span><text:span text:style-name="T363_43">en</text:span><text:span text:style-name="T363_44"><text:s/></text:span><text:span text:style-name="T363_45">lugar</text:span><text:span text:style-name="T363_46"><text:s/></text:span><text:span text:style-name="T363_47">de</text:span><text:span text:style-name="T363_48"><text:s/></text:span><text:span text:style-name="T363_49">antes</text:span><text:span text:style-name="T363_50">.<text:s/></text:span><text:span text:style-name="T363_51">Eso</text:span><text:span text:style-name="T363_52"><text:s/></text:span><text:span text:style-name="T363_53">significa</text:span><text:span text:style-name="T363_54"><text:s/></text:span><text:span text:style-name="T363_55">que</text:span><text:span text:style-name="T363_56"><text:s/></text:span><text:span text:style-name="T363_57">el</text:span><text:span text:style-name="T363_58"><text:s/></text:span><text:span text:style-name="T363_59">bloque</text:span><text:span text:style-name="T363_60"><text:s/></text:span><text:span text:style-name="T363_61">siempre</text:span><text:span text:style-name="T363_62"><text:s/></text:span><text:span text:style-name="T363_63">se</text:span><text:span text:style-name="T363_64"><text:s/></text:span><text:span text:style-name="T363_65">ejecutará</text:span><text:span text:style-name="T363_66"><text:s/></text:span><text:span text:style-name="T363_67">al</text:span><text:span text:style-name="T363_68"><text:s/></text:span><text:span text:style-name="T363_69">menos</text:span><text:span text:style-name="T363_70"><text:s/></text:span><text:span text:style-name="T363_71">una</text:span><text:span text:style-name="T363_72"><text:s/></text:span><text:span text:style-name="T363_73">vez</text:span><text:span text:style-name="T363_74">.</text:span></text:p>
      <text:p text:style-name="P364"/>
      <text:p text:style-name="P365"><text:span text:style-name="T365_1">La</text:span><text:span text:style-name="T365_2"><text:s/></text:span><text:span text:style-name="T365_3">sentencia</text:span><text:span text:style-name="T365_4"><text:s/></text:span><text:span text:style-name="T365_5">try</text:span><text:span text:style-name="T365_6"><text:s/></text:span><text:span text:style-name="T365_7">ejecuta</text:span><text:span text:style-name="T365_8"><text:s/></text:span><text:span text:style-name="T365_9">un</text:span><text:span text:style-name="T365_10"><text:s/></text:span><text:span text:style-name="T365_11">bloque</text:span><text:span text:style-name="T365_12"><text:s/></text:span><text:span text:style-name="T365_13">y</text:span><text:span text:style-name="T365_14"><text:s/></text:span><text:span text:style-name="T365_15">las</text:span><text:span text:style-name="T365_16"><text:s/></text:span><text:span text:style-name="T365_17">capturas</text:span><text:span text:style-name="T365_18"><text:s/></text:span><text:span text:style-name="T365_19">de</text:span><text:span text:style-name="T365_20"><text:s/></text:span><text:span text:style-name="T365_21">las</text:span><text:span text:style-name="T365_22"><text:s/></text:span><text:span text:style-name="T365_23">excepciones</text:span><text:span text:style-name="T365_24"><text:s/></text:span><text:span text:style-name="T365_25">que</text:span><text:span text:style-name="T365_26"><text:s/></text:span><text:span text:style-name="T365_27">fueron</text:span><text:span text:style-name="T365_28"><text:s/></text:span><text:span text:style-name="T365_29">arrojados</text:span><text:span text:style-name="T365_30"><text:s/></text:span><text:span text:style-name="T365_31">por</text:span><text:span text:style-name="T365_32"><text:s/></text:span><text:span text:style-name="T365_33">el</text:span><text:span text:style-name="T365_34"><text:s/></text:span><text:span text:style-name="T365_35">bloque</text:span><text:span text:style-name="T365_36">.<text:s/></text:span><text:span text:style-name="T365_37">La</text:span><text:span text:style-name="T365_38"><text:s/></text:span><text:span text:style-name="T365_39">cláusula</text:span><text:span text:style-name="T365_40"><text:s/></text:span><text:span text:style-name="T365_41">catch</text:span><text:span text:style-name="T365_42"><text:s/></text:span><text:span text:style-name="T365_43">define</text:span><text:span text:style-name="T365_44"><text:s/></text:span><text:span text:style-name="T365_45">una</text:span><text:span text:style-name="T365_46"><text:s/></text:span><text:span text:style-name="T365_47">nueva</text:span><text:span text:style-name="T365_48"><text:s/></text:span><text:span text:style-name="T365_49">variable</text:span><text:span text:style-name="T365_50"><text:s/></text:span><text:span text:style-name="T365_51">que</text:span><text:span text:style-name="T365_52"><text:s/></text:span><text:span text:style-name="T365_53">recibirá</text:span><text:span text:style-name="T365_54"><text:s/></text:span><text:span text:style-name="T365_55">el</text:span><text:span text:style-name="T365_56"><text:s/></text:span><text:span text:style-name="T365_57">objeto</text:span><text:span text:style-name="T365_58"><text:s/></text:span><text:span text:style-name="T365_59">de</text:span><text:span text:style-name="T365_60"><text:s/></text:span><text:span text:style-name="T365_61">excepción</text:span><text:span text:style-name="T365_62">.</text:span></text:p>
      <text:p text:style-name="P366"/>
      <text:p text:style-name="P367"><text:span text:style-name="T367_1">La</text:span><text:span text:style-name="T367_2"><text:s/></text:span><text:span text:style-name="T367_3">sentencia</text:span><text:span text:style-name="T367_4"><text:s/></text:span><text:span text:style-name="T367_5">throw</text:span><text:span text:style-name="T367_6"><text:s/></text:span><text:span text:style-name="T367_7">lanza</text:span><text:span text:style-name="T367_8"><text:s/></text:span><text:span text:style-name="T367_9">una</text:span><text:span text:style-name="T367_10"><text:s/></text:span><text:span text:style-name="T367_11">excepción</text:span><text:span text:style-name="T367_12">.<text:s/></text:span><text:span text:style-name="T367_13">Si</text:span><text:span text:style-name="T367_14"><text:s/></text:span><text:span text:style-name="T367_15">la</text:span><text:span text:style-name="T367_16"><text:s/></text:span><text:span text:style-name="T367_17">sentencia</text:span><text:span text:style-name="T367_18"><text:s/></text:span><text:span text:style-name="T367_19">throw</text:span><text:span text:style-name="T367_20"><text:s/></text:span><text:span text:style-name="T367_21">está</text:span><text:span text:style-name="T367_22"><text:s/></text:span><text:span text:style-name="T367_23">en</text:span><text:span text:style-name="T367_24"><text:s/></text:span><text:span text:style-name="T367_25">un</text:span><text:span text:style-name="T367_26"><text:s/></text:span><text:span text:style-name="T367_27">bloque</text:span><text:span text:style-name="T367_28"><text:s/></text:span><text:span text:style-name="T367_29">try</text:span><text:span text:style-name="T367_30">,<text:s/></text:span><text:span text:style-name="T367_31">el</text:span><text:span text:style-name="T367_32"><text:s/></text:span><text:span text:style-name="T367_33">control</text:span><text:span text:style-name="T367_34"><text:s/></text:span><text:span text:style-name="T367_35">continúa</text:span><text:span text:style-name="T367_36"><text:s/></text:span><text:span text:style-name="T367_37">en</text:span><text:span text:style-name="T367_38"><text:s/></text:span><text:span text:style-name="T367_39">la</text:span><text:span text:style-name="T367_40"><text:s/></text:span><text:span text:style-name="T367_41">cláusula</text:span><text:span text:style-name="T367_42"><text:s/></text:span><text:span text:style-name="T367_43">catch</text:span><text:span text:style-name="T367_44">.<text:s/></text:span><text:span text:style-name="T367_45">De</text:span><text:span text:style-name="T367_46"><text:s/></text:span><text:span text:style-name="T367_47">lo</text:span><text:span text:style-name="T367_48"><text:s/></text:span><text:span text:style-name="T367_49">contrario</text:span><text:span text:style-name="T367_50">,<text:s/></text:span><text:span text:style-name="T367_51">la</text:span><text:span text:style-name="T367_52"><text:s/></text:span><text:span text:style-name="T367_53">invocación</text:span><text:span text:style-name="T367_54"><text:s/></text:span><text:span text:style-name="T367_55">de</text:span><text:span text:style-name="T367_56"><text:s/></text:span><text:span text:style-name="T367_57">la</text:span><text:span text:style-name="T367_58"><text:s/></text:span><text:span text:style-name="T367_59">función</text:span><text:span text:style-name="T367_60"><text:s/></text:span><text:span text:style-name="T367_61">es</text:span><text:span text:style-name="T367_62"><text:s/></text:span><text:span text:style-name="T367_63">abandonado</text:span><text:span text:style-name="T367_64">,<text:s/></text:span><text:span text:style-name="T367_65">y</text:span><text:span text:style-name="T367_66"><text:s/></text:span><text:span text:style-name="T367_67">el</text:span><text:span text:style-name="T367_68"><text:s/></text:span><text:span text:style-name="T367_69">control</text:span><text:span text:style-name="T367_70"><text:s/></text:span><text:span text:style-name="T367_71">pasa</text:span><text:span text:style-name="T367_72"><text:s/></text:span><text:span text:style-name="T367_73">a</text:span><text:span text:style-name="T367_74"><text:s/></text:span><text:span text:style-name="T367_75">la</text:span><text:span text:style-name="T367_76"><text:s/></text:span><text:span text:style-name="T367_77">cláusula</text:span><text:span text:style-name="T367_78"><text:s/></text:span><text:span text:style-name="T367_79">catch</text:span><text:span text:style-name="T367_80"><text:s/></text:span><text:span text:style-name="T367_81">de</text:span><text:span text:style-name="T367_82"><text:s/></text:span><text:span text:style-name="T367_83">la</text:span><text:span text:style-name="T367_84"><text:s/></text:span><text:span text:style-name="T367_85">prueba</text:span><text:span text:style-name="T367_86"><text:s/></text:span><text:span text:style-name="T367_87">en</text:span><text:span text:style-name="T367_88"><text:s/></text:span><text:span text:style-name="T367_89">la</text:span><text:span text:style-name="T367_90"><text:s/></text:span><text:span text:style-name="T367_91">función</text:span><text:span text:style-name="T367_92"><text:s/></text:span><text:span text:style-name="T367_93">que</text:span><text:span text:style-name="T367_94"><text:s/></text:span><text:span text:style-name="T367_95">llama</text:span><text:span text:style-name="T367_96">.</text:span></text:p>
      <text:p text:style-name="P368"><text:span text:style-name="T368_1">La</text:span><text:span text:style-name="T368_2"><text:s/></text:span><text:span text:style-name="T368_3">expresión</text:span><text:span text:style-name="T368_4"><text:s/></text:span><text:span text:style-name="T368_5">suele</text:span><text:span text:style-name="T368_6"><text:s/></text:span><text:span text:style-name="T368_7">ser</text:span><text:span text:style-name="T368_8"><text:s/></text:span><text:span text:style-name="T368_9">un</text:span><text:span text:style-name="T368_10"><text:s/></text:span><text:span text:style-name="T368_11">literal</text:span><text:span text:style-name="T368_12"><text:s/></text:span><text:span text:style-name="T368_13">objeto</text:span><text:span text:style-name="T368_14"><text:s/></text:span><text:span text:style-name="T368_15">que</text:span><text:span text:style-name="T368_16"><text:s/></text:span><text:span text:style-name="T368_17">contiene</text:span><text:span text:style-name="T368_18"><text:s/></text:span><text:span text:style-name="T368_19">una</text:span><text:span text:style-name="T368_20"><text:s/></text:span><text:span text:style-name="T368_21">propiedad</text:span><text:span text:style-name="T368_22"><text:s/></text:span><text:span text:style-name="T368_23">de</text:span><text:span text:style-name="T368_24"><text:s/></text:span><text:span text:style-name="T368_25">nombre</text:span><text:span text:style-name="T368_26"><text:s/></text:span><text:span text:style-name="T368_27">y</text:span><text:span text:style-name="T368_28"><text:s/></text:span><text:span text:style-name="T368_29">una</text:span><text:span text:style-name="T368_30"><text:s/></text:span><text:span text:style-name="T368_31">propiedad</text:span><text:span text:style-name="T368_32"><text:s/></text:span><text:span text:style-name="T368_33">de</text:span><text:span text:style-name="T368_34"><text:s/></text:span><text:span text:style-name="T368_35">mensaje</text:span><text:span text:style-name="T368_36">.<text:s/></text:span><text:span text:style-name="T368_37">El</text:span><text:span text:style-name="T368_38"><text:s/></text:span><text:span text:style-name="T368_39">receptor</text:span><text:span text:style-name="T368_40"><text:s/></text:span><text:span text:style-name="T368_41">de</text:span><text:span text:style-name="T368_42"><text:s/></text:span><text:span text:style-name="T368_43">la</text:span><text:span text:style-name="T368_44"><text:s/></text:span><text:span text:style-name="T368_45">excepción</text:span><text:span text:style-name="T368_46"><text:s/></text:span><text:span text:style-name="T368_47">pueden</text:span><text:span text:style-name="T368_48"><text:s/></text:span><text:span text:style-name="T368_49">utilizar</text:span><text:span text:style-name="T368_50"><text:s/></text:span><text:span text:style-name="T368_51">esa</text:span><text:span text:style-name="T368_52"><text:s/></text:span><text:span text:style-name="T368_53">información</text:span><text:span text:style-name="T368_54"><text:s/></text:span><text:span text:style-name="T368_55">para</text:span><text:span text:style-name="T368_56"><text:s/></text:span><text:span text:style-name="T368_57">determinar</text:span><text:span text:style-name="T368_58"><text:s/></text:span><text:span text:style-name="T368_59">qué</text:span><text:span text:style-name="T368_60"><text:s/></text:span><text:span text:style-name="T368_61">hacer</text:span><text:span text:style-name="T368_62">.</text:span></text:p>
      <text:p text:style-name="P369"/>
      <text:p text:style-name="P370"><text:span text:style-name="T370_1">La</text:span><text:span text:style-name="T370_2"><text:s/></text:span><text:span text:style-name="T370_3">sentencia</text:span><text:span text:style-name="T370_4"><text:s/></text:span><text:span text:style-name="T370_5">return</text:span><text:span text:style-name="T370_6"><text:s/></text:span><text:span text:style-name="T370_7">hace</text:span><text:span text:style-name="T370_8"><text:s/></text:span><text:span text:style-name="T370_9">que</text:span><text:span text:style-name="T370_10"><text:s/></text:span><text:span text:style-name="T370_11">el</text:span><text:span text:style-name="T370_12"><text:s/></text:span><text:span text:style-name="T370_13">pronto</text:span><text:span text:style-name="T370_14"><text:s/></text:span><text:span text:style-name="T370_15">retorno</text:span><text:span text:style-name="T370_16"><text:s/></text:span><text:span text:style-name="T370_17">de</text:span><text:span text:style-name="T370_18"><text:s/></text:span><text:span text:style-name="T370_19">una</text:span><text:span text:style-name="T370_20"><text:s/></text:span><text:span text:style-name="T370_21">función</text:span><text:span text:style-name="T370_22">.<text:s/></text:span><text:span text:style-name="T370_23">También</text:span><text:span text:style-name="T370_24"><text:s/></text:span><text:span text:style-name="T370_25">puede</text:span><text:span text:style-name="T370_26"><text:s/></text:span><text:span text:style-name="T370_27">especificar</text:span><text:span text:style-name="T370_28"><text:s/></text:span><text:span text:style-name="T370_29">el</text:span><text:span text:style-name="T370_30"><text:s/></text:span><text:span text:style-name="T370_31">valor</text:span><text:span text:style-name="T370_32"><text:s/></text:span><text:span text:style-name="T370_33">a</text:span><text:span text:style-name="T370_34"><text:s/></text:span><text:span text:style-name="T370_35">devolver</text:span><text:span text:style-name="T370_36">.<text:s/></text:span><text:span text:style-name="T370_37">Si</text:span><text:span text:style-name="T370_38"><text:s/></text:span><text:span text:style-name="T370_39">no</text:span><text:span text:style-name="T370_40"><text:s/></text:span><text:span text:style-name="T370_41">se</text:span><text:span text:style-name="T370_42"><text:s/></text:span><text:span text:style-name="T370_43">especifica</text:span><text:span text:style-name="T370_44"><text:s/></text:span><text:span text:style-name="T370_45">una</text:span><text:span text:style-name="T370_46"><text:s/></text:span><text:span text:style-name="T370_47">expresión</text:span><text:span text:style-name="T370_48"><text:s/></text:span><text:span text:style-name="T370_49">de</text:span><text:span text:style-name="T370_50"><text:s/></text:span><text:span text:style-name="T370_51">retorno</text:span><text:span text:style-name="T370_52">,<text:s/></text:span><text:span text:style-name="T370_53">entonces</text:span><text:span text:style-name="T370_54"><text:s/></text:span><text:span text:style-name="T370_55">el</text:span><text:span text:style-name="T370_56"><text:s/></text:span><text:span text:style-name="T370_57">valor</text:span><text:span text:style-name="T370_58"><text:s/></text:span><text:span text:style-name="T370_59">de</text:span><text:span text:style-name="T370_60"><text:s/></text:span><text:span text:style-name="T370_61">retorno</text:span><text:span text:style-name="T370_62"><text:s/></text:span><text:span text:style-name="T370_63">será</text:span><text:span text:style-name="T370_64"><text:s/></text:span><text:span text:style-name="T370_65">indefinido</text:span><text:span text:style-name="T370_66">.<text:s/></text:span><text:span text:style-name="T370_67">JavaScript</text:span><text:span text:style-name="T370_68"><text:s/></text:span><text:span text:style-name="T370_69">no</text:span><text:span text:style-name="T370_70"><text:s/></text:span><text:span text:style-name="T370_71">permite</text:span><text:span text:style-name="T370_72"><text:s/></text:span><text:span text:style-name="T370_73">que</text:span><text:span text:style-name="T370_74"><text:s/></text:span><text:span text:style-name="T370_75">un</text:span><text:span text:style-name="T370_76"><text:s/></text:span><text:span text:style-name="T370_77">extremo</text:span><text:span text:style-name="T370_78"><text:s/></text:span><text:span text:style-name="T370_79">de</text:span><text:span text:style-name="T370_80"><text:s/></text:span><text:span text:style-name="T370_81">la</text:span><text:span text:style-name="T370_82"><text:s/></text:span><text:span text:style-name="T370_83">línea</text:span><text:span text:style-name="T370_84"><text:s/></text:span><text:span text:style-name="T370_85">entre</text:span><text:span text:style-name="T370_86"><text:s/></text:span><text:span text:style-name="T370_87">return</text:span><text:span text:style-name="T370_88"><text:s/></text:span><text:span text:style-name="T370_89">y</text:span><text:span text:style-name="T370_90"><text:s/></text:span><text:span text:style-name="T370_91">la</text:span><text:span text:style-name="T370_92"><text:s/></text:span><text:span text:style-name="T370_93">expresión</text:span><text:span text:style-name="T370_94">.</text:span></text:p>
      <text:p text:style-name="P371"/>
      <text:p text:style-name="P372"><text:span text:style-name="T372_1">La</text:span><text:span text:style-name="T372_2"><text:s/></text:span><text:span text:style-name="T372_3">sentencia</text:span><text:span text:style-name="T372_4"><text:s/></text:span><text:span text:style-name="T372_5">break</text:span><text:span text:style-name="T372_6"><text:s/></text:span><text:span text:style-name="T372_7">hace</text:span><text:span text:style-name="T372_8"><text:s/></text:span><text:span text:style-name="T372_9">que</text:span><text:span text:style-name="T372_10"><text:s/></text:span><text:span text:style-name="T372_11">la</text:span><text:span text:style-name="T372_12"><text:s/></text:span><text:span text:style-name="T372_13">salida</text:span><text:span text:style-name="T372_14"><text:s/></text:span><text:span text:style-name="T372_15">de</text:span><text:span text:style-name="T372_16"><text:s/></text:span><text:span text:style-name="T372_17">una</text:span><text:span text:style-name="T372_18"><text:s/></text:span><text:span text:style-name="T372_19">sentencia</text:span><text:span text:style-name="T372_20"><text:s/></text:span><text:span text:style-name="T372_21">de</text:span><text:span text:style-name="T372_22"><text:s/></text:span><text:span text:style-name="T372_23">bucle</text:span><text:span text:style-name="T372_24"><text:s/></text:span><text:span text:style-name="T372_25">o</text:span><text:span text:style-name="T372_26"><text:s/></text:span><text:span text:style-name="T372_27">sentencia</text:span><text:span text:style-name="T372_28"><text:s/></text:span><text:span text:style-name="T372_29">switch</text:span><text:span text:style-name="T372_30">.<text:s/></text:span><text:span text:style-name="T372_31">Opcionalmente</text:span><text:span text:style-name="T372_32"><text:s/></text:span><text:span text:style-name="T372_33">puede</text:span><text:span text:style-name="T372_34"><text:s/></text:span><text:span text:style-name="T372_35">tener</text:span><text:span text:style-name="T372_36"><text:s/></text:span><text:span text:style-name="T372_37">una</text:span><text:span text:style-name="T372_38"><text:s/></text:span><text:span text:style-name="T372_39">etiqueta</text:span><text:span text:style-name="T372_40"><text:s/></text:span><text:span text:style-name="T372_41">que</text:span><text:span text:style-name="T372_42"><text:s/></text:span><text:span text:style-name="T372_43">provocará</text:span><text:span text:style-name="T372_44"><text:s/></text:span><text:span text:style-name="T372_45">una</text:span><text:span text:style-name="T372_46"><text:s/></text:span><text:span text:style-name="T372_47">salida</text:span><text:span text:style-name="T372_48"><text:s/></text:span><text:span text:style-name="T372_49">de</text:span><text:span text:style-name="T372_50"><text:s/></text:span><text:span text:style-name="T372_51">la</text:span><text:span text:style-name="T372_52"><text:s/></text:span><text:span text:style-name="T372_53">sentencia</text:span><text:span text:style-name="T372_54"><text:s/></text:span><text:span text:style-name="T372_55">etiquetada</text:span><text:span text:style-name="T372_56">.<text:s/></text:span><text:span text:style-name="T372_57">JavaScript</text:span><text:span text:style-name="T372_58"><text:s/></text:span><text:span text:style-name="T372_59">no</text:span><text:span text:style-name="T372_60"><text:s/></text:span><text:span text:style-name="T372_61">permite</text:span><text:span text:style-name="T372_62"><text:s/></text:span><text:span text:style-name="T372_63">que</text:span><text:span text:style-name="T372_64"><text:s/></text:span><text:span text:style-name="T372_65">un</text:span><text:span text:style-name="T372_66"><text:s/></text:span><text:span text:style-name="T372_67">extremo</text:span><text:span text:style-name="T372_68"><text:s/></text:span><text:span text:style-name="T372_69">de</text:span><text:span text:style-name="T372_70"><text:s/></text:span><text:span text:style-name="T372_71">la</text:span><text:span text:style-name="T372_72"><text:s/></text:span><text:span text:style-name="T372_73">línea</text:span><text:span text:style-name="T372_74"><text:s/></text:span><text:span text:style-name="T372_75">entre</text:span><text:span text:style-name="T372_76"><text:s/></text:span><text:span text:style-name="T372_77">el</text:span><text:span text:style-name="T372_78"><text:s/></text:span><text:span text:style-name="T372_79">break</text:span><text:span text:style-name="T372_80"><text:s/></text:span><text:span text:style-name="T372_81">y</text:span><text:span text:style-name="T372_82"><text:s/></text:span><text:span text:style-name="T372_83">la</text:span><text:span text:style-name="T372_84"><text:s/></text:span><text:span text:style-name="T372_85">etiqueta</text:span><text:span text:style-name="T372_86">.</text:span></text:p>
      <text:p text:style-name="P373"/>
      <text:p text:style-name="P374"><text:span text:style-name="T374_1">Una</text:span><text:span text:style-name="T374_2"><text:s/></text:span><text:span text:style-name="T374_3">declaración</text:span><text:span text:style-name="T374_4"><text:s/></text:span><text:span text:style-name="T374_5">de</text:span><text:span text:style-name="T374_6"><text:s/></text:span><text:span text:style-name="T374_7">la</text:span><text:span text:style-name="T374_8"><text:s/></text:span><text:span text:style-name="T374_9">expresión</text:span><text:span text:style-name="T374_10"><text:s/></text:span><text:span text:style-name="T374_11">puede</text:span><text:span text:style-name="T374_12"><text:s/></text:span><text:span text:style-name="T374_13">asignar</text:span><text:span text:style-name="T374_14"><text:s/></text:span><text:span text:style-name="T374_15">cualquiera</text:span><text:span text:style-name="T374_16"><text:s/></text:span><text:span text:style-name="T374_17">de</text:span><text:span text:style-name="T374_18"><text:s/></text:span><text:span text:style-name="T374_19">los</text:span><text:span text:style-name="T374_20"><text:s/></text:span><text:span text:style-name="T374_21">valores</text:span><text:span text:style-name="T374_22"><text:s/></text:span><text:span text:style-name="T374_23">de</text:span><text:span text:style-name="T374_24"><text:s/></text:span><text:span text:style-name="T374_25">una</text:span><text:span text:style-name="T374_26"><text:s/></text:span><text:span text:style-name="T374_27">o</text:span><text:span text:style-name="T374_28"><text:s/></text:span><text:span text:style-name="T374_29">más</text:span><text:span text:style-name="T374_30"><text:s/></text:span><text:span text:style-name="T374_31">variables</text:span><text:span text:style-name="T374_32"><text:s/></text:span><text:span text:style-name="T374_33">o</text:span><text:span text:style-name="T374_34"><text:s/></text:span><text:span text:style-name="T374_35">miembros</text:span><text:span text:style-name="T374_36">,<text:s/></text:span><text:span text:style-name="T374_37">invocar</text:span><text:span text:style-name="T374_38"><text:s/></text:span><text:span text:style-name="T374_39">un</text:span><text:span text:style-name="T374_40"><text:s/></text:span><text:span text:style-name="T374_41">método</text:span><text:span text:style-name="T374_42">,<text:s/></text:span><text:span text:style-name="T374_43">eliminar</text:span><text:span text:style-name="T374_44"><text:s/></text:span><text:span text:style-name="T374_45">una</text:span><text:span text:style-name="T374_46"><text:s/></text:span><text:span text:style-name="T374_47">propiedad</text:span><text:span text:style-name="T374_48"><text:s/></text:span><text:span text:style-name="T374_49">de</text:span><text:span text:style-name="T374_50"><text:s/></text:span><text:span text:style-name="T374_51">un</text:span><text:span text:style-name="T374_52"><text:s/></text:span><text:span text:style-name="T374_53">objeto</text:span><text:span text:style-name="T374_54">.<text:s/></text:span><text:span text:style-name="T374_55">El</text:span><text:span text:style-name="T374_56"><text:s/></text:span><text:span text:style-name="T374_57">operador</text:span><text:span text:style-name="T374_58"><text:s/>=<text:s/></text:span><text:span text:style-name="T374_59">se</text:span><text:span text:style-name="T374_60"><text:s/></text:span><text:span text:style-name="T374_61">utiliza</text:span><text:span text:style-name="T374_62"><text:s/></text:span><text:span text:style-name="T374_63">para</text:span><text:span text:style-name="T374_64"><text:s/></text:span><text:span text:style-name="T374_65">la</text:span><text:span text:style-name="T374_66"><text:s/></text:span><text:span text:style-name="T374_67">asignación</text:span><text:span text:style-name="T374_68">.<text:s/></text:span><text:span text:style-name="T374_69">No</text:span><text:span text:style-name="T374_70"><text:s/></text:span><text:span text:style-name="T374_71">lo</text:span><text:span text:style-name="T374_72"><text:s/></text:span><text:span text:style-name="T374_73">confunda</text:span><text:span text:style-name="T374_74"><text:s/></text:span><text:span text:style-name="T374_75">con</text:span><text:span text:style-name="T374_76"><text:s/></text:span><text:span text:style-name="T374_77">el</text:span><text:span text:style-name="T374_78"><text:s/></text:span><text:span text:style-name="T374_79">operador</text:span><text:span text:style-name="T374_80"><text:s/></text:span><text:span text:style-name="T374_81">de</text:span><text:span text:style-name="T374_82"><text:s/></text:span><text:span text:style-name="T374_83">igualdad</text:span><text:span text:style-name="T374_84"><text:s/>===.<text:s/></text:span><text:span text:style-name="T374_85">El</text:span><text:span text:style-name="T374_86"><text:s/></text:span><text:span text:style-name="T374_87">operador</text:span><text:span text:style-name="T374_88"><text:s/>=<text:s/></text:span><text:span text:style-name="T374_89">se</text:span><text:span text:style-name="T374_90"><text:s/></text:span><text:span text:style-name="T374_91">puede</text:span><text:span text:style-name="T374_92"><text:s/></text:span><text:span text:style-name="T374_93">agregar</text:span><text:span text:style-name="T374_94"><text:s/></text:span><text:span text:style-name="T374_95">o</text:span><text:span text:style-name="T374_96"><text:s/></text:span><text:span text:style-name="T374_97">concatenar</text:span><text:span text:style-name="T374_98">.</text:span></text:p>
      <text:p text:style-name="P375"/>
      <text:p text:style-name="P376"><text:span text:style-name="T376_1">Las</text:span><text:span text:style-name="T376_2"><text:s/></text:span><text:span text:style-name="T376_3">expresiones</text:span><text:span text:style-name="T376_4"><text:s/></text:span><text:span text:style-name="T376_5">más</text:span><text:span text:style-name="T376_6"><text:s/></text:span><text:span text:style-name="T376_7">simples</text:span><text:span text:style-name="T376_8"><text:s/></text:span><text:span text:style-name="T376_9">son</text:span><text:span text:style-name="T376_10"><text:s/></text:span><text:span text:style-name="T376_11">un</text:span><text:span text:style-name="T376_12"><text:s/></text:span><text:span text:style-name="T376_13">valor</text:span><text:span text:style-name="T376_14"><text:s/></text:span><text:span text:style-name="T376_15">literal</text:span><text:span text:style-name="T376_16"><text:s/>(</text:span><text:span text:style-name="T376_17">como</text:span><text:span text:style-name="T376_18"><text:s/></text:span><text:span text:style-name="T376_19">una</text:span><text:span text:style-name="T376_20"><text:s/></text:span><text:span text:style-name="T376_21">cadena</text:span><text:span text:style-name="T376_22"><text:s/></text:span><text:span text:style-name="T376_23">o</text:span><text:span text:style-name="T376_24"><text:s/></text:span><text:span text:style-name="T376_25">un</text:span><text:span text:style-name="T376_26"><text:s/></text:span><text:span text:style-name="T376_27">número</text:span><text:span text:style-name="T376_28">),<text:s/></text:span><text:span text:style-name="T376_29">una</text:span><text:span text:style-name="T376_30"><text:s/></text:span><text:span text:style-name="T376_31">variable</text:span><text:span text:style-name="T376_32">,<text:s/></text:span><text:span text:style-name="T376_33">un</text:span><text:span text:style-name="T376_34"><text:s/></text:span><text:span text:style-name="T376_35">valor</text:span><text:span text:style-name="T376_36"><text:s/></text:span><text:span text:style-name="T376_37">integrado</text:span><text:span text:style-name="T376_38"><text:s/>(</text:span><text:span text:style-name="T376_39">true</text:span><text:span text:style-name="T376_40">,<text:s/></text:span><text:span text:style-name="T376_41">false</text:span><text:span text:style-name="T376_42">,<text:s/></text:span><text:span text:style-name="T376_43">null</text:span><text:span text:style-name="T376_44">,<text:s/></text:span><text:span text:style-name="T376_45">indefinido</text:span><text:span text:style-name="T376_46">,<text:s/></text:span><text:span text:style-name="T376_47">NaN</text:span><text:span text:style-name="T376_48"><text:s/></text:span><text:span text:style-name="T376_49">o</text:span><text:span text:style-name="T376_50"><text:s/></text:span><text:span text:style-name="T376_51">infinito</text:span><text:span text:style-name="T376_52">),<text:s/></text:span><text:span text:style-name="T376_53">una</text:span><text:span text:style-name="T376_54"><text:s/></text:span><text:span text:style-name="T376_55">expresión</text:span><text:span text:style-name="T376_56"><text:s/></text:span><text:span text:style-name="T376_57">invocación</text:span><text:span text:style-name="T376_58"><text:s/></text:span><text:span text:style-name="T376_59">precedido</text:span><text:span text:style-name="T376_60"><text:s/></text:span><text:span text:style-name="T376_61">de</text:span><text:span text:style-name="T376_62"><text:s/></text:span><text:span text:style-name="T376_63">nuevo</text:span><text:span text:style-name="T376_64">,<text:s/></text:span><text:span text:style-name="T376_65">una</text:span><text:span text:style-name="T376_66"><text:s/></text:span><text:span text:style-name="T376_67">expresión</text:span><text:span text:style-name="T376_68"><text:s/></text:span><text:span text:style-name="T376_69">de</text:span><text:span text:style-name="T376_70"><text:s/></text:span><text:span text:style-name="T376_71">refinamiento</text:span><text:span text:style-name="T376_72"><text:s/></text:span><text:span text:style-name="T376_73">precedido</text:span><text:span text:style-name="T376_74"><text:s/></text:span><text:span text:style-name="T376_75">por</text:span><text:span text:style-name="T376_76"><text:s/></text:span><text:span text:style-name="T376_77">la</text:span><text:span text:style-name="T376_78"><text:s/></text:span><text:span text:style-name="T376_79">cancelación</text:span><text:span text:style-name="T376_80">,<text:s/></text:span><text:span text:style-name="T376_81">una</text:span><text:span text:style-name="T376_82"><text:s/></text:span><text:span text:style-name="T376_83">expresión</text:span><text:span text:style-name="T376_84"><text:s/></text:span><text:span text:style-name="T376_85">envuelto</text:span><text:span text:style-name="T376_86"><text:s/></text:span><text:span text:style-name="T376_87">entre</text:span><text:span text:style-name="T376_88"><text:s/></text:span><text:span text:style-name="T376_89">paréntesis</text:span><text:span text:style-name="T376_90">,<text:s/></text:span><text:span text:style-name="T376_91">una</text:span><text:span text:style-name="T376_92"><text:s/></text:span><text:span text:style-name="T376_93">expresión</text:span><text:span text:style-name="T376_94"><text:s/></text:span><text:span text:style-name="T376_95">precedida</text:span><text:span text:style-name="T376_96"><text:s/></text:span><text:span text:style-name="T376_97">por</text:span><text:span text:style-name="T376_98"><text:s/></text:span><text:span text:style-name="T376_99">un</text:span><text:span text:style-name="T376_100"><text:s/></text:span><text:span text:style-name="T376_101">operador</text:span><text:span text:style-name="T376_102"><text:s/></text:span><text:span text:style-name="T376_103">de</text:span><text:span text:style-name="T376_104"><text:s/></text:span><text:span text:style-name="T376_105">prefijo</text:span><text:span text:style-name="T376_106">,<text:s/></text:span><text:span text:style-name="T376_107">o</text:span><text:span text:style-name="T376_108"><text:s/></text:span><text:span text:style-name="T376_109">una</text:span><text:span text:style-name="T376_110"><text:s/></text:span><text:span text:style-name="T376_111">expresión</text:span><text:span text:style-name="T376_112"><text:s/></text:span><text:span text:style-name="T376_113">seguida</text:span><text:span text:style-name="T376_114"><text:s/></text:span><text:span text:style-name="T376_115">de</text:span><text:span text:style-name="T376_116">:</text:span></text:p>
      <text:p text:style-name="P377"/>
      <text:p text:style-name="P378"><text:span text:style-name="T378_1">•<text:s/></text:span><text:span text:style-name="T378_2">Un</text:span><text:span text:style-name="T378_3"><text:s/></text:span><text:span text:style-name="T378_4">operador</text:span><text:span text:style-name="T378_5"><text:s/></text:span><text:span text:style-name="T378_6">infijo</text:span><text:span text:style-name="T378_7"><text:s/></text:span><text:span text:style-name="T378_8">y</text:span><text:span text:style-name="T378_9"><text:s/></text:span><text:span text:style-name="T378_10">otra</text:span><text:span text:style-name="T378_11"><text:s/></text:span><text:span text:style-name="T378_12">expresión</text:span></text:p>
      <text:p text:style-name="P379"><text:span text:style-name="T379_1">•<text:s/></text:span><text:span text:style-name="T379_2">El</text:span><text:span text:style-name="T379_3"><text:s/>?<text:s/></text:span><text:span text:style-name="T379_4">operador</text:span><text:span text:style-name="T379_5"><text:s/></text:span><text:span text:style-name="T379_6">ternario</text:span><text:span text:style-name="T379_7"><text:s/></text:span><text:span text:style-name="T379_8">seguido</text:span><text:span text:style-name="T379_9"><text:s/></text:span><text:span text:style-name="T379_10">por</text:span><text:span text:style-name="T379_11"><text:s/></text:span><text:span text:style-name="T379_12">otra</text:span><text:span text:style-name="T379_13"><text:s/></text:span><text:span text:style-name="T379_14">expresión</text:span><text:span text:style-name="T379_15">,<text:s/></text:span><text:span text:style-name="T379_16">entonces</text:span><text:span text:style-name="T379_17"><text:s/></text:span><text:span text:style-name="T379_18">por</text:span><text:span text:style-name="T379_19"><text:s/>:<text:s/>,<text:s/></text:span><text:span text:style-name="T379_20">y</text:span><text:span text:style-name="T379_21"><text:s/></text:span><text:span text:style-name="T379_22">luego</text:span><text:span text:style-name="T379_23"><text:s/></text:span><text:span text:style-name="T379_24">por</text:span><text:span text:style-name="T379_25"><text:s/></text:span><text:span text:style-name="T379_26">otra</text:span><text:span text:style-name="T379_27"><text:s/></text:span><text:span text:style-name="T379_28">expresión</text:span></text:p>
      <text:p text:style-name="P380"><text:span text:style-name="T380_1">•<text:s/></text:span><text:span text:style-name="T380_2">Una</text:span><text:span text:style-name="T380_3"><text:s/></text:span><text:span text:style-name="T380_4">invocación</text:span></text:p>
      <text:p text:style-name="P381"><text:span text:style-name="T381_1">•<text:s/></text:span><text:span text:style-name="T381_2">Un</text:span><text:span text:style-name="T381_3"><text:s/></text:span><text:span text:style-name="T381_4">refinamiento</text:span></text:p>
      <text:p text:style-name="P382"/>
      <text:p text:style-name="P383"><text:span text:style-name="T383_1">El</text:span><text:span text:style-name="T383_2"><text:s/>?<text:s/></text:span><text:span text:style-name="T383_3">operador</text:span><text:span text:style-name="T383_4"><text:s/></text:span><text:span text:style-name="T383_5">ternario</text:span><text:span text:style-name="T383_6"><text:s/></text:span><text:span text:style-name="T383_7">tres</text:span><text:span text:style-name="T383_8"><text:s/></text:span><text:span text:style-name="T383_9">operandos</text:span><text:span text:style-name="T383_10">.<text:s/></text:span><text:span text:style-name="T383_11">Si</text:span><text:span text:style-name="T383_12"><text:s/></text:span><text:span text:style-name="T383_13">el</text:span><text:span text:style-name="T383_14"><text:s/></text:span><text:span text:style-name="T383_15">primer</text:span><text:span text:style-name="T383_16"><text:s/></text:span><text:span text:style-name="T383_17">operando</text:span><text:span text:style-name="T383_18"><text:s/></text:span><text:span text:style-name="T383_19">es</text:span><text:span text:style-name="T383_20"><text:s/></text:span><text:span text:style-name="T383_21">verdadero</text:span><text:span text:style-name="T383_22">,<text:s/></text:span><text:span text:style-name="T383_23">produce</text:span><text:span text:style-name="T383_24"><text:s/></text:span><text:span text:style-name="T383_25">el</text:span><text:span text:style-name="T383_26"><text:s/></text:span><text:span text:style-name="T383_27">valor</text:span><text:span text:style-name="T383_28"><text:s/></text:span><text:span text:style-name="T383_29">del</text:span><text:span text:style-name="T383_30"><text:s/></text:span><text:span text:style-name="T383_31">segundo</text:span><text:span text:style-name="T383_32"><text:s/></text:span><text:span text:style-name="T383_33">operando</text:span><text:span text:style-name="T383_34">.<text:s/></text:span><text:span text:style-name="T383_35">Pero</text:span><text:span text:style-name="T383_36"><text:s/></text:span><text:span text:style-name="T383_37">si</text:span><text:span text:style-name="T383_38"><text:s/></text:span><text:span text:style-name="T383_39">el</text:span><text:span text:style-name="T383_40"><text:s/></text:span><text:span text:style-name="T383_41">primer</text:span><text:span text:style-name="T383_42"><text:s/></text:span><text:span text:style-name="T383_43">operando</text:span><text:span text:style-name="T383_44"><text:s/></text:span><text:span text:style-name="T383_45">es</text:span><text:span text:style-name="T383_46"><text:s/></text:span><text:span text:style-name="T383_47">falso</text:span><text:span text:style-name="T383_48">,<text:s/></text:span><text:span text:style-name="T383_49">produce</text:span><text:span text:style-name="T383_50"><text:s/></text:span><text:span text:style-name="T383_51">el</text:span><text:span text:style-name="T383_52"><text:s/></text:span><text:span text:style-name="T383_53">valor</text:span><text:span text:style-name="T383_54"><text:s/></text:span><text:span text:style-name="T383_55">de</text:span><text:span text:style-name="T383_56"><text:s/></text:span><text:span text:style-name="T383_57">la</text:span><text:span text:style-name="T383_58"><text:s/></text:span><text:span text:style-name="T383_59">tercera</text:span><text:span text:style-name="T383_60"><text:s/></text:span><text:span text:style-name="T383_61">operando</text:span><text:span text:style-name="T383_62">.</text:span></text:p>
      <text:p text:style-name="P384"/>
      <text:p text:style-name="P385"><text:span text:style-name="T385_1">Los</text:span><text:span text:style-name="T385_2"><text:s/></text:span><text:span text:style-name="T385_3">operadores</text:span><text:span text:style-name="T385_4"><text:s/></text:span><text:span text:style-name="T385_5">en</text:span><text:span text:style-name="T385_6"><text:s/></text:span><text:span text:style-name="T385_7">la</text:span><text:span text:style-name="T385_8"><text:s/></text:span><text:span text:style-name="T385_9">parte</text:span><text:span text:style-name="T385_10"><text:s/></text:span><text:span text:style-name="T385_11">superior</text:span><text:span text:style-name="T385_12"><text:s/></text:span><text:span text:style-name="T385_13">de</text:span><text:span text:style-name="T385_14"><text:s/></text:span><text:span text:style-name="T385_15">la</text:span><text:span text:style-name="T385_16"><text:s/></text:span><text:span text:style-name="T385_17">lista</text:span><text:span text:style-name="T385_18"><text:s/></text:span><text:span text:style-name="T385_19">de</text:span><text:span text:style-name="T385_20"><text:s/></text:span><text:span text:style-name="T385_21">prioridad</text:span><text:span text:style-name="T385_22"><text:s/></text:span><text:span text:style-name="T385_23">de</text:span><text:span text:style-name="T385_24"><text:s/></text:span><text:span text:style-name="T385_25">los</text:span><text:span text:style-name="T385_26"><text:s/></text:span><text:span text:style-name="T385_27">operadores</text:span><text:span text:style-name="T385_28"><text:s/></text:span><text:span text:style-name="T385_29">en</text:span><text:span text:style-name="T385_30"><text:s/></text:span><text:span text:style-name="T385_31">la</text:span><text:span text:style-name="T385_32"><text:s/></text:span><text:span text:style-name="T385_33">Tabla</text:span><text:span text:style-name="T385_34"><text:s/>1.2<text:s/></text:span><text:span text:style-name="T385_35">tienen</text:span><text:span text:style-name="T385_36"><text:s/></text:span><text:span text:style-name="T385_37">mayor</text:span><text:span text:style-name="T385_38"><text:s/></text:span><text:span text:style-name="T385_39">precedencia</text:span><text:span text:style-name="T385_40">.<text:s/></text:span><text:span text:style-name="T385_41">Se</text:span><text:span text:style-name="T385_42"><text:s/></text:span><text:span text:style-name="T385_43">unen</text:span><text:span text:style-name="T385_44"><text:s/></text:span><text:span text:style-name="T385_45">el</text:span><text:span text:style-name="T385_46"><text:s/></text:span><text:span text:style-name="T385_47">más</text:span><text:span text:style-name="T385_48"><text:s/></text:span><text:span text:style-name="T385_49">apretado</text:span><text:span text:style-name="T385_50">.<text:s/></text:span><text:span text:style-name="T385_51">Los</text:span><text:span text:style-name="T385_52"><text:s/></text:span><text:span text:style-name="T385_53">operadores</text:span><text:span text:style-name="T385_54"><text:s/></text:span><text:span text:style-name="T385_55">en</text:span><text:span text:style-name="T385_56"><text:s/></text:span><text:span text:style-name="T385_57">el</text:span><text:span text:style-name="T385_58"><text:s/></text:span><text:span text:style-name="T385_59">fondo</text:span><text:span text:style-name="T385_60"><text:s/></text:span><text:span text:style-name="T385_61">tienen</text:span><text:span text:style-name="T385_62"><text:s/></text:span><text:span text:style-name="T385_63">la</text:span><text:span text:style-name="T385_64"><text:s/></text:span><text:span text:style-name="T385_65">prioridad</text:span><text:span text:style-name="T385_66"><text:s/></text:span><text:span text:style-name="T385_67">más</text:span><text:span text:style-name="T385_68"><text:s/></text:span><text:span text:style-name="T385_69">baja</text:span><text:span text:style-name="T385_70">.<text:s/></text:span><text:span text:style-name="T385_71">Los</text:span><text:span text:style-name="T385_72"><text:s/></text:span><text:span text:style-name="T385_73">paréntesis</text:span><text:span text:style-name="T385_74"><text:s/></text:span><text:span text:style-name="T385_75">se</text:span><text:span text:style-name="T385_76"><text:s/></text:span><text:span text:style-name="T385_77">pueden</text:span><text:span text:style-name="T385_78"><text:s/></text:span><text:span text:style-name="T385_79">utilizar</text:span><text:span text:style-name="T385_80"><text:s/></text:span><text:span text:style-name="T385_81">para</text:span><text:span text:style-name="T385_82"><text:s/></text:span><text:span text:style-name="T385_83">alterar</text:span><text:span text:style-name="T385_84"><text:s/></text:span><text:span text:style-name="T385_85">la</text:span><text:span text:style-name="T385_86"><text:s/></text:span><text:span text:style-name="T385_87">prioridad</text:span><text:span text:style-name="T385_88"><text:s/></text:span><text:span text:style-name="T385_89">normal</text:span><text:span text:style-name="T385_90">,<text:s/></text:span><text:span text:style-name="T385_91">así</text:span><text:span text:style-name="T385_92">:</text:span></text:p>
      <text:p text:style-name="P386"/>
      <text:p text:style-name="P387"><text:span text:style-name="T387_1">2<text:s/>+<text:s/>3<text:s/>*<text:s/>5<text:s/>===<text:s/>17</text:span></text:p>
      <text:p text:style-name="P388"><text:span text:style-name="T388_1">(2<text:s/>+<text:s/>3)<text:s/>*<text:s/>5<text:s/>===<text:s/>25</text:span></text:p>
      <text:p text:style-name="P389"/>
      <text:p text:style-name="P390"/>
      <table:table table:style-name="Table6">
        <table:table-column table:style-name="Column12"/>
        <table:table-column table:style-name="Column13"/>
        <table:table-row table:style-name="Row24">
          <table:table-cell table:style-name="Cell51">
            <text:p text:style-name="P391"><text:span text:style-name="T391_1">.<text:s/>[]<text:s/>(<text:s/>)<text:s/></text:span></text:p>
          </table:table-cell>
          <table:table-cell table:style-name="Cell52">
            <text:p text:style-name="P392"><text:span text:style-name="T392_1">El</text:span><text:span text:style-name="T392_2"><text:s/></text:span><text:span text:style-name="T392_3">refinamiento</text:span><text:span text:style-name="T392_4"><text:s/></text:span><text:span text:style-name="T392_5">y</text:span><text:span text:style-name="T392_6"><text:s/></text:span><text:span text:style-name="T392_7">la</text:span><text:span text:style-name="T392_8"><text:s/></text:span><text:span text:style-name="T392_9">invocación</text:span><text:span text:style-name="T392_10"><text:s/></text:span><text:span text:style-name="T392_11">borrar</text:span></text:p>
          </table:table-cell>
        </table:table-row>
        <table:table-row table:style-name="Row25">
          <table:table-cell table:style-name="Cell53">
            <text:p text:style-name="P393"><text:span text:style-name="T393_1">delete</text:span><text:span text:style-name="T393_2"><text:s/></text:span><text:span text:style-name="T393_3">new</text:span><text:span text:style-name="T393_4"><text:s/></text:span><text:span text:style-name="T393_5">typeof</text:span><text:span text:style-name="T393_6"><text:s/>+<text:s/>-<text:s/>!<text:s/></text:span></text:p>
          </table:table-cell>
          <table:table-cell table:style-name="Cell54">
            <text:p text:style-name="P394"><text:span text:style-name="T394_1">operadores</text:span><text:span text:style-name="T394_2"><text:s/></text:span><text:span text:style-name="T394_3">unarios</text:span></text:p>
          </table:table-cell>
        </table:table-row>
        <table:table-row table:style-name="Row26">
          <table:table-cell table:style-name="Cell55">
            <text:p text:style-name="P395"><text:span text:style-name="T395_1">*<text:s/>/<text:s/>%</text:span></text:p>
          </table:table-cell>
          <table:table-cell table:style-name="Cell56">
            <text:p text:style-name="P396"><text:span text:style-name="T396_1">multiplicación</text:span><text:span text:style-name="T396_2">,<text:s/></text:span><text:span text:style-name="T396_3">división</text:span><text:span text:style-name="T396_4">,<text:s/></text:span><text:span text:style-name="T396_5">módulo</text:span></text:p>
          </table:table-cell>
        </table:table-row>
        <table:table-row table:style-name="Row27">
          <table:table-cell table:style-name="Cell57">
            <text:p text:style-name="P397"><text:span text:style-name="T397_1">+<text:s/>-</text:span></text:p>
          </table:table-cell>
          <table:table-cell table:style-name="Cell58">
            <text:p text:style-name="P398"><text:span text:style-name="T398_1">Suma</text:span><text:span text:style-name="T398_2"><text:s/>/<text:s/></text:span><text:span text:style-name="T398_3">concatenación</text:span><text:span text:style-name="T398_4">,<text:s/></text:span><text:span text:style-name="T398_5">resta</text:span></text:p>
          </table:table-cell>
        </table:table-row>
        <table:table-row table:style-name="Row28">
          <table:table-cell table:style-name="Cell59">
            <text:p text:style-name="P399"><text:span text:style-name="T399_1">&gt;=<text:s/>&lt;=<text:s/>&gt;<text:s/>&lt;</text:span></text:p>
          </table:table-cell>
          <table:table-cell table:style-name="Cell60">
            <text:p text:style-name="P400"><text:span text:style-name="T400_1">desigualdad</text:span></text:p>
          </table:table-cell>
        </table:table-row>
        <table:table-row table:style-name="Row29">
          <table:table-cell table:style-name="Cell61">
            <text:p text:style-name="P401"><text:span text:style-name="T401_1">===<text:s/>!==</text:span></text:p>
          </table:table-cell>
          <table:table-cell table:style-name="Cell62">
            <text:p text:style-name="P402"><text:span text:style-name="T402_1">igualdad</text:span></text:p>
          </table:table-cell>
        </table:table-row>
        <table:table-row table:style-name="Row30">
          <table:table-cell table:style-name="Cell63">
            <text:p text:style-name="P403"><text:span text:style-name="T403_1">&amp;&amp;</text:span></text:p>
          </table:table-cell>
          <table:table-cell table:style-name="Cell64">
            <text:p text:style-name="P404"><text:span text:style-name="T404_1">lógico</text:span><text:span text:style-name="T404_2"><text:s/></text:span><text:span text:style-name="T404_3">and</text:span></text:p>
          </table:table-cell>
        </table:table-row>
        <table:table-row table:style-name="Row31">
          <table:table-cell table:style-name="Cell65">
            <text:p text:style-name="P405"><text:span text:style-name="T405_1">||</text:span></text:p>
          </table:table-cell>
          <table:table-cell table:style-name="Cell66">
            <text:p text:style-name="P406"><text:span text:style-name="T406_1">lógico</text:span><text:span text:style-name="T406_2"><text:s/></text:span><text:span text:style-name="T406_3">or</text:span></text:p>
          </table:table-cell>
        </table:table-row>
        <table:table-row table:style-name="Row32">
          <table:table-cell table:style-name="Cell67">
            <text:p text:style-name="P407"><text:span text:style-name="T407_1">?:</text:span></text:p>
          </table:table-cell>
          <table:table-cell table:style-name="Cell68">
            <text:p text:style-name="P408"><text:span text:style-name="T408_1">ternario</text:span></text:p>
          </table:table-cell>
        </table:table-row>
      </table:table>
      <text:p text:style-name="P409"/>
      <text:p text:style-name="P410"/>
      <text:p text:style-name="P411"><text:span text:style-name="T411_1">Los</text:span><text:span text:style-name="T411_2"><text:s/></text:span><text:span text:style-name="T411_3">valores</text:span><text:span text:style-name="T411_4"><text:s/></text:span><text:span text:style-name="T411_5">producidos</text:span><text:span text:style-name="T411_6"><text:s/></text:span><text:span text:style-name="T411_7">por</text:span><text:span text:style-name="T411_8"><text:s/></text:span><text:span text:style-name="T411_9">typeof</text:span><text:span text:style-name="T411_10"><text:s/></text:span><text:span text:style-name="T411_11">es</text:span><text:span text:style-name="T411_12"><text:s/>'</text:span><text:span text:style-name="T411_13">número</text:span><text:span text:style-name="T411_14">',<text:s/>'</text:span><text:span text:style-name="T411_15">cadena</text:span><text:span text:style-name="T411_16">',,<text:s/>'</text:span><text:span text:style-name="T411_17">indefinido</text:span><text:span text:style-name="T411_18">',<text:s/>'</text:span><text:span text:style-name="T411_19">función</text:span><text:span text:style-name="T411_20">'<text:s/>'</text:span><text:span text:style-name="T411_21">booleano</text:span><text:span text:style-name="T411_22">'<text:s/></text:span><text:span text:style-name="T411_23">y</text:span><text:span text:style-name="T411_24"><text:s/>'</text:span><text:span text:style-name="T411_25">objeto</text:span><text:span text:style-name="T411_26">'.<text:s/></text:span><text:span text:style-name="T411_27">Si</text:span><text:span text:style-name="T411_28"><text:s/></text:span><text:span text:style-name="T411_29">el</text:span><text:span text:style-name="T411_30"><text:s/></text:span><text:span text:style-name="T411_31">operando</text:span><text:span text:style-name="T411_32"><text:s/></text:span><text:span text:style-name="T411_33">es</text:span><text:span text:style-name="T411_34"><text:s/></text:span><text:span text:style-name="T411_35">una</text:span><text:span text:style-name="T411_36"><text:s text:c="2"/></text:span><text:span text:style-name="T411_37">array</text:span><text:span text:style-name="T411_38"><text:s/></text:span><text:span text:style-name="T411_39">o</text:span><text:span text:style-name="T411_40"><text:s/></text:span><text:span text:style-name="T411_41">null</text:span><text:span text:style-name="T411_42">,<text:s/></text:span><text:span text:style-name="T411_43">el</text:span><text:span text:style-name="T411_44"><text:s/></text:span><text:span text:style-name="T411_45">resultado</text:span><text:span text:style-name="T411_46"><text:s/></text:span><text:span text:style-name="T411_47">es</text:span><text:span text:style-name="T411_48"><text:s/>"</text:span><text:span text:style-name="T411_49">objeto</text:span><text:span text:style-name="T411_50">",<text:s/></text:span><text:span text:style-name="T411_51">lo</text:span><text:span text:style-name="T411_52"><text:s/></text:span><text:span text:style-name="T411_53">cual</text:span><text:span text:style-name="T411_54"><text:s/></text:span><text:span text:style-name="T411_55">es</text:span><text:span text:style-name="T411_56"><text:s/></text:span><text:span text:style-name="T411_57">incorrecto</text:span><text:span text:style-name="T411_58">.</text:span></text:p>
      <text:p text:style-name="P412"/>
      <text:p text:style-name="P413"><text:span text:style-name="T413_1">Si</text:span><text:span text:style-name="T413_2"><text:s/></text:span><text:span text:style-name="T413_3">el</text:span><text:span text:style-name="T413_4"><text:s/></text:span><text:span text:style-name="T413_5">operando</text:span><text:span text:style-name="T413_6"><text:s/></text:span><text:span text:style-name="T413_7">de</text:span><text:span text:style-name="T413_8"><text:s/>!<text:s/></text:span><text:span text:style-name="T413_9">es</text:span><text:span text:style-name="T413_10"><text:s/></text:span><text:span text:style-name="T413_11">verdadero</text:span><text:span text:style-name="T413_12"><text:s/>,<text:s/></text:span><text:span text:style-name="T413_13">produce</text:span><text:span text:style-name="T413_14"><text:s/></text:span><text:span text:style-name="T413_15">falso</text:span><text:span text:style-name="T413_16">.<text:s/></text:span><text:span text:style-name="T413_17">De</text:span><text:span text:style-name="T413_18"><text:s/></text:span><text:span text:style-name="T413_19">lo</text:span><text:span text:style-name="T413_20"><text:s/></text:span><text:span text:style-name="T413_21">contrario</text:span><text:span text:style-name="T413_22">,<text:s/></text:span><text:span text:style-name="T413_23">se</text:span><text:span text:style-name="T413_24"><text:s/></text:span><text:span text:style-name="T413_25">produce</text:span><text:span text:style-name="T413_26"><text:s/></text:span><text:span text:style-name="T413_27">cierto</text:span><text:span text:style-name="T413_28">.<text:s/></text:span><text:span text:style-name="T413_29">El</text:span><text:span text:style-name="T413_30"><text:s/></text:span><text:span text:style-name="T413_31">operador</text:span><text:span text:style-name="T413_32"><text:s/>+<text:s/></text:span><text:span text:style-name="T413_33">añade</text:span><text:span text:style-name="T413_34"><text:s/></text:span><text:span text:style-name="T413_35">o</text:span><text:span text:style-name="T413_36"><text:s/></text:span><text:span text:style-name="T413_37">concatenada</text:span><text:span text:style-name="T413_38">.<text:s/></text:span><text:span text:style-name="T413_39">Si</text:span><text:span text:style-name="T413_40"><text:s/></text:span><text:span text:style-name="T413_41">usted</text:span><text:span text:style-name="T413_42"><text:s/></text:span><text:span text:style-name="T413_43">quiere</text:span><text:span text:style-name="T413_44"><text:s/></text:span><text:span text:style-name="T413_45">que</text:span><text:span text:style-name="T413_46"><text:s/></text:span><text:span text:style-name="T413_47">añadir</text:span><text:span text:style-name="T413_48">,<text:s/></text:span><text:span text:style-name="T413_49">asegúrese</text:span><text:span text:style-name="T413_50"><text:s/></text:span><text:span text:style-name="T413_51">de</text:span><text:span text:style-name="T413_52"><text:s/></text:span><text:span text:style-name="T413_53">que</text:span><text:span text:style-name="T413_54"><text:s/></text:span><text:span text:style-name="T413_55">ambos</text:span><text:span text:style-name="T413_56"><text:s/></text:span><text:span text:style-name="T413_57">operandos</text:span><text:span text:style-name="T413_58"><text:s/></text:span><text:span text:style-name="T413_59">son</text:span><text:span text:style-name="T413_60"><text:s/></text:span><text:span text:style-name="T413_61">números</text:span><text:span text:style-name="T413_62">.</text:span></text:p>
      <text:p text:style-name="P414"><text:span text:style-name="T414_1">El</text:span><text:span text:style-name="T414_2"><text:s/></text:span><text:span text:style-name="T414_3">operador</text:span><text:span text:style-name="T414_4"><text:s/>/<text:s/></text:span><text:span text:style-name="T414_5">puede</text:span><text:span text:style-name="T414_6"><text:s/></text:span><text:span text:style-name="T414_7">producir</text:span><text:span text:style-name="T414_8"><text:s/></text:span><text:span text:style-name="T414_9">un</text:span><text:span text:style-name="T414_10"><text:s/></text:span><text:span text:style-name="T414_11">resultado</text:span><text:span text:style-name="T414_12"><text:s/></text:span><text:span text:style-name="T414_13">no</text:span><text:span text:style-name="T414_14"><text:s/></text:span><text:span text:style-name="T414_15">entero</text:span><text:span text:style-name="T414_16">,<text:s/></text:span><text:span text:style-name="T414_17">incluso</text:span><text:span text:style-name="T414_18"><text:s/></text:span><text:span text:style-name="T414_19">si</text:span><text:span text:style-name="T414_20"><text:s/></text:span><text:span text:style-name="T414_21">ambos</text:span><text:span text:style-name="T414_22"><text:s/></text:span><text:span text:style-name="T414_23">operandos</text:span><text:span text:style-name="T414_24"><text:s/></text:span><text:span text:style-name="T414_25">son</text:span><text:span text:style-name="T414_26"><text:s/></text:span><text:span text:style-name="T414_27">enteros</text:span><text:span text:style-name="T414_28">.</text:span></text:p>
      <text:p text:style-name="P415"/>
      <text:p text:style-name="P416"><text:span text:style-name="T416_1">El</text:span><text:span text:style-name="T416_2"><text:s/></text:span><text:span text:style-name="T416_3">operador</text:span><text:span text:style-name="T416_4"><text:s/>&amp;&amp;</text:span><text:span text:style-name="T416_5"><text:s/></text:span><text:span text:style-name="T416_6">produce</text:span><text:span text:style-name="T416_7"><text:s/></text:span><text:span text:style-name="T416_8">el</text:span><text:span text:style-name="T416_9"><text:s/></text:span><text:span text:style-name="T416_10">valor</text:span><text:span text:style-name="T416_11"><text:s/></text:span><text:span text:style-name="T416_12">de</text:span><text:span text:style-name="T416_13"><text:s/></text:span><text:span text:style-name="T416_14">su</text:span><text:span text:style-name="T416_15"><text:s/></text:span><text:span text:style-name="T416_16">primer</text:span><text:span text:style-name="T416_17"><text:s/></text:span><text:span text:style-name="T416_18">operando</text:span><text:span text:style-name="T416_19"><text:s/></text:span><text:span text:style-name="T416_20">si</text:span><text:span text:style-name="T416_21"><text:s/></text:span><text:span text:style-name="T416_22">el</text:span><text:span text:style-name="T416_23"><text:s/></text:span><text:span text:style-name="T416_24">primer</text:span><text:span text:style-name="T416_25"><text:s/></text:span><text:span text:style-name="T416_26">operando</text:span><text:span text:style-name="T416_27"><text:s/></text:span><text:span text:style-name="T416_28">es</text:span><text:span text:style-name="T416_29"><text:s/></text:span><text:span text:style-name="T416_30">falso</text:span><text:span text:style-name="T416_31">.<text:s/></text:span><text:span text:style-name="T416_32">De</text:span><text:span text:style-name="T416_33"><text:s/></text:span><text:span text:style-name="T416_34">lo</text:span><text:span text:style-name="T416_35"><text:s/></text:span><text:span text:style-name="T416_36">contrario</text:span><text:span text:style-name="T416_37">,<text:s/></text:span><text:span text:style-name="T416_38">se</text:span><text:span text:style-name="T416_39"><text:s/></text:span><text:span text:style-name="T416_40">produce</text:span><text:span text:style-name="T416_41"><text:s/></text:span><text:span text:style-name="T416_42">el</text:span><text:span text:style-name="T416_43"><text:s/></text:span><text:span text:style-name="T416_44">valor</text:span><text:span text:style-name="T416_45"><text:s/></text:span><text:span text:style-name="T416_46">del</text:span><text:span text:style-name="T416_47"><text:s/></text:span><text:span text:style-name="T416_48">segundo</text:span><text:span text:style-name="T416_49"><text:s/></text:span><text:span text:style-name="T416_50">operando</text:span><text:span text:style-name="T416_51">.</text:span></text:p>
      <text:p text:style-name="P417"/>
      <text:p text:style-name="P418"><text:span text:style-name="T418_1">El</text:span><text:span text:style-name="T418_2"><text:s/></text:span><text:span text:style-name="T418_3">operador</text:span><text:span text:style-name="T418_4"><text:s/>||<text:s/></text:span><text:span text:style-name="T418_5">produce</text:span><text:span text:style-name="T418_6"><text:s/></text:span><text:span text:style-name="T418_7">el</text:span><text:span text:style-name="T418_8"><text:s/></text:span><text:span text:style-name="T418_9">valor</text:span><text:span text:style-name="T418_10"><text:s/></text:span><text:span text:style-name="T418_11">de</text:span><text:span text:style-name="T418_12"><text:s/></text:span><text:span text:style-name="T418_13">su</text:span><text:span text:style-name="T418_14"><text:s/></text:span><text:span text:style-name="T418_15">primer</text:span><text:span text:style-name="T418_16"><text:s/></text:span><text:span text:style-name="T418_17">operando</text:span><text:span text:style-name="T418_18"><text:s/></text:span><text:span text:style-name="T418_19">del</text:span><text:span text:style-name="T418_20"><text:s/></text:span><text:span text:style-name="T418_21">primer</text:span><text:span text:style-name="T418_22"><text:s/></text:span><text:span text:style-name="T418_23">operando</text:span><text:span text:style-name="T418_24"><text:s/></text:span><text:span text:style-name="T418_25">es</text:span><text:span text:style-name="T418_26"><text:s/></text:span><text:span text:style-name="T418_27">verdadero</text:span><text:span text:style-name="T418_28">.<text:s/></text:span><text:span text:style-name="T418_29">De</text:span><text:span text:style-name="T418_30"><text:s/></text:span><text:span text:style-name="T418_31">lo</text:span><text:span text:style-name="T418_32"><text:s/></text:span><text:span text:style-name="T418_33">contrario</text:span><text:span text:style-name="T418_34">,<text:s/></text:span><text:span text:style-name="T418_35">se</text:span><text:span text:style-name="T418_36"><text:s/></text:span><text:span text:style-name="T418_37">produce</text:span><text:span text:style-name="T418_38"><text:s/></text:span><text:span text:style-name="T418_39">el</text:span><text:span text:style-name="T418_40"><text:s/></text:span><text:span text:style-name="T418_41">valor</text:span><text:span text:style-name="T418_42"><text:s/></text:span><text:span text:style-name="T418_43">del</text:span><text:span text:style-name="T418_44"><text:s/></text:span><text:span text:style-name="T418_45">segundo</text:span><text:span text:style-name="T418_46"><text:s/></text:span><text:span text:style-name="T418_47">operando</text:span><text:span text:style-name="T418_48">.</text:span></text:p>
      <text:p text:style-name="P419"/>
      <text:p text:style-name="P420"><text:span text:style-name="T420_1">Invocation</text:span><text:span text:style-name="T420_2"><text:s/></text:span><text:span text:style-name="T420_3">provoca</text:span><text:span text:style-name="T420_4"><text:s/></text:span><text:span text:style-name="T420_5">la</text:span><text:span text:style-name="T420_6"><text:s/></text:span><text:span text:style-name="T420_7">ejecución</text:span><text:span text:style-name="T420_8"><text:s/></text:span><text:span text:style-name="T420_9">de</text:span><text:span text:style-name="T420_10"><text:s/></text:span><text:span text:style-name="T420_11">un</text:span><text:span text:style-name="T420_12"><text:s/></text:span><text:span text:style-name="T420_13">valor</text:span><text:span text:style-name="T420_14"><text:s/></text:span><text:span text:style-name="T420_15">de</text:span><text:span text:style-name="T420_16"><text:s/></text:span><text:span text:style-name="T420_17">la</text:span><text:span text:style-name="T420_18"><text:s/></text:span><text:span text:style-name="T420_19">función</text:span><text:span text:style-name="T420_20">.<text:s/></text:span><text:span text:style-name="T420_21">El</text:span><text:span text:style-name="T420_22"><text:s/></text:span><text:span text:style-name="T420_23">operador</text:span><text:span text:style-name="T420_24"><text:s/></text:span><text:span text:style-name="T420_25">de</text:span><text:span text:style-name="T420_26"><text:s/></text:span><text:span text:style-name="T420_27">invocación</text:span><text:span text:style-name="T420_28"><text:s/></text:span><text:span text:style-name="T420_29">es</text:span><text:span text:style-name="T420_30"><text:s/></text:span><text:span text:style-name="T420_31">un</text:span><text:span text:style-name="T420_32"><text:s/></text:span><text:span text:style-name="T420_33">par</text:span><text:span text:style-name="T420_34"><text:s/></text:span><text:span text:style-name="T420_35">de</text:span><text:span text:style-name="T420_36"><text:s/></text:span><text:span text:style-name="T420_37">paréntesis</text:span><text:span text:style-name="T420_38"><text:s/></text:span><text:span text:style-name="T420_39">que</text:span><text:span text:style-name="T420_40"><text:s/></text:span><text:span text:style-name="T420_41">siguen</text:span><text:span text:style-name="T420_42"><text:s/></text:span><text:span text:style-name="T420_43">el</text:span><text:span text:style-name="T420_44"><text:s/></text:span><text:span text:style-name="T420_45">valor</text:span><text:span text:style-name="T420_46"><text:s/></text:span><text:span text:style-name="T420_47">de</text:span><text:span text:style-name="T420_48"><text:s/></text:span><text:span text:style-name="T420_49">la</text:span><text:span text:style-name="T420_50"><text:s/></text:span><text:span text:style-name="T420_51">función</text:span><text:span text:style-name="T420_52">.<text:s/></text:span><text:span text:style-name="T420_53">Los</text:span><text:span text:style-name="T420_54"><text:s/></text:span><text:span text:style-name="T420_55">paréntesis</text:span><text:span text:style-name="T420_56"><text:s/></text:span><text:span text:style-name="T420_57">pueden</text:span><text:span text:style-name="T420_58"><text:s/></text:span><text:span text:style-name="T420_59">contener</text:span><text:span text:style-name="T420_60"><text:s/></text:span><text:span text:style-name="T420_61">argumentos</text:span><text:span text:style-name="T420_62"><text:s/></text:span><text:span text:style-name="T420_63">que</text:span><text:span text:style-name="T420_64"><text:s/></text:span><text:span text:style-name="T420_65">serán</text:span><text:span text:style-name="T420_66"><text:s/></text:span><text:span text:style-name="T420_67">entregados</text:span><text:span text:style-name="T420_68"><text:s/></text:span><text:span text:style-name="T420_69">a</text:span><text:span text:style-name="T420_70"><text:s/></text:span><text:span text:style-name="T420_71">la</text:span><text:span text:style-name="T420_72"><text:s/></text:span><text:span text:style-name="T420_73">función</text:span><text:span text:style-name="T420_74">.</text:span></text:p>
      <text:p text:style-name="P421"/>
      <text:p text:style-name="P422"><text:span text:style-name="T422_1">Los</text:span><text:span text:style-name="T422_2"><text:s/></text:span><text:span text:style-name="T422_3">object</text:span><text:span text:style-name="T422_4"><text:s/></text:span><text:span text:style-name="T422_5">literals</text:span><text:span text:style-name="T422_6"><text:s/></text:span><text:span text:style-name="T422_7">son</text:span><text:span text:style-name="T422_8"><text:s/></text:span><text:span text:style-name="T422_9">una</text:span><text:span text:style-name="T422_10"><text:s/></text:span><text:span text:style-name="T422_11">notación</text:span><text:span text:style-name="T422_12"><text:s/></text:span><text:span text:style-name="T422_13">conveniente</text:span><text:span text:style-name="T422_14"><text:s/></text:span><text:span text:style-name="T422_15">para</text:span><text:span text:style-name="T422_16"><text:s/></text:span><text:span text:style-name="T422_17">especificar</text:span><text:span text:style-name="T422_18"><text:s/></text:span><text:span text:style-name="T422_19">los</text:span><text:span text:style-name="T422_20"><text:s/></text:span><text:span text:style-name="T422_21">objetos</text:span><text:span text:style-name="T422_22"><text:s/></text:span><text:span text:style-name="T422_23">nuevos</text:span><text:span text:style-name="T422_24">.<text:s/></text:span><text:span text:style-name="T422_25">Los</text:span><text:span text:style-name="T422_26"><text:s/></text:span><text:span text:style-name="T422_27">nombres</text:span><text:span text:style-name="T422_28"><text:s/></text:span><text:span text:style-name="T422_29">de</text:span><text:span text:style-name="T422_30"><text:s/></text:span><text:span text:style-name="T422_31">las</text:span><text:span text:style-name="T422_32"><text:s/></text:span><text:span text:style-name="T422_33">propiedades</text:span><text:span text:style-name="T422_34"><text:s/></text:span><text:span text:style-name="T422_35">se</text:span><text:span text:style-name="T422_36"><text:s/></text:span><text:span text:style-name="T422_37">pueden</text:span><text:span text:style-name="T422_38"><text:s/></text:span><text:span text:style-name="T422_39">especificar</text:span><text:span text:style-name="T422_40"><text:s/></text:span><text:span text:style-name="T422_41">como</text:span><text:span text:style-name="T422_42"><text:s/></text:span><text:span text:style-name="T422_43">nombres</text:span><text:span text:style-name="T422_44"><text:s/></text:span><text:span text:style-name="T422_45">o</text:span><text:span text:style-name="T422_46"><text:s/></text:span><text:span text:style-name="T422_47">como</text:span><text:span text:style-name="T422_48"><text:s/></text:span><text:span text:style-name="T422_49">cadenas</text:span><text:span text:style-name="T422_50">.<text:s/></text:span><text:span text:style-name="T422_51">Los</text:span><text:span text:style-name="T422_52"><text:s/></text:span><text:span text:style-name="T422_53">nombres</text:span><text:span text:style-name="T422_54"><text:s/></text:span><text:span text:style-name="T422_55">se</text:span><text:span text:style-name="T422_56"><text:s/></text:span><text:span text:style-name="T422_57">tratan</text:span><text:span text:style-name="T422_58"><text:s/></text:span><text:span text:style-name="T422_59">como</text:span><text:span text:style-name="T422_60"><text:s/></text:span><text:span text:style-name="T422_61">nombres</text:span><text:span text:style-name="T422_62"><text:s/></text:span><text:span text:style-name="T422_63">literales</text:span><text:span text:style-name="T422_64">,<text:s/></text:span><text:span text:style-name="T422_65">no</text:span><text:span text:style-name="T422_66"><text:s/></text:span><text:span text:style-name="T422_67">como</text:span><text:span text:style-name="T422_68"><text:s/></text:span><text:span text:style-name="T422_69">nombres</text:span><text:span text:style-name="T422_70"><text:s/></text:span><text:span text:style-name="T422_71">de</text:span><text:span text:style-name="T422_72"><text:s/></text:span><text:span text:style-name="T422_73">variables</text:span><text:span text:style-name="T422_74">,<text:s/></text:span><text:span text:style-name="T422_75">por</text:span><text:span text:style-name="T422_76"><text:s/></text:span><text:span text:style-name="T422_77">lo</text:span><text:span text:style-name="T422_78"><text:s/></text:span><text:span text:style-name="T422_79">que</text:span><text:span text:style-name="T422_80"><text:s/></text:span><text:span text:style-name="T422_81">los</text:span><text:span text:style-name="T422_82"><text:s/></text:span><text:span text:style-name="T422_83">nombres</text:span><text:span text:style-name="T422_84"><text:s/></text:span><text:span text:style-name="T422_85">de</text:span><text:span text:style-name="T422_86"><text:s/></text:span><text:span text:style-name="T422_87">las</text:span><text:span text:style-name="T422_88"><text:s/></text:span><text:span text:style-name="T422_89">propiedades</text:span><text:span text:style-name="T422_90"><text:s/></text:span><text:span text:style-name="T422_91">del</text:span><text:span text:style-name="T422_92"><text:s/></text:span><text:span text:style-name="T422_93">objeto</text:span><text:span text:style-name="T422_94"><text:s/></text:span><text:span text:style-name="T422_95">deben</text:span><text:span text:style-name="T422_96"><text:s/></text:span><text:span text:style-name="T422_97">ser</text:span><text:span text:style-name="T422_98"><text:s/></text:span><text:span text:style-name="T422_99">conocidos</text:span><text:span text:style-name="T422_100"><text:s/></text:span><text:span text:style-name="T422_101">en</text:span><text:span text:style-name="T422_102"><text:s/></text:span><text:span text:style-name="T422_103">tiempo</text:span><text:span text:style-name="T422_104"><text:s/></text:span><text:span text:style-name="T422_105">de</text:span><text:span text:style-name="T422_106"><text:s/></text:span><text:span text:style-name="T422_107">compilación</text:span><text:span text:style-name="T422_108">.<text:s/></text:span><text:span text:style-name="T422_109">Los</text:span><text:span text:style-name="T422_110"><text:s/></text:span><text:span text:style-name="T422_111">valores</text:span><text:span text:style-name="T422_112"><text:s/></text:span><text:span text:style-name="T422_113">de</text:span><text:span text:style-name="T422_114"><text:s/></text:span><text:span text:style-name="T422_115">las</text:span><text:span text:style-name="T422_116"><text:s/></text:span><text:span text:style-name="T422_117">propiedades</text:span><text:span text:style-name="T422_118"><text:s/></text:span><text:span text:style-name="T422_119">son</text:span><text:span text:style-name="T422_120"><text:s/></text:span><text:span text:style-name="T422_121">expresiones</text:span><text:span text:style-name="T422_122">.</text:span></text:p>
      <text:p text:style-name="P423"/>
      <text:p text:style-name="P424"><text:span text:style-name="T424_1">Function</text:span><text:span text:style-name="T424_2"><text:s/></text:span><text:span text:style-name="T424_3">literal</text:span><text:span text:style-name="T424_4"><text:s/></text:span><text:span text:style-name="T424_5">define</text:span><text:span text:style-name="T424_6"><text:s/></text:span><text:span text:style-name="T424_7">un</text:span><text:span text:style-name="T424_8"><text:s/></text:span><text:span text:style-name="T424_9">valor</text:span><text:span text:style-name="T424_10"><text:s/></text:span><text:span text:style-name="T424_11">de</text:span><text:span text:style-name="T424_12"><text:s/></text:span><text:span text:style-name="T424_13">función</text:span><text:span text:style-name="T424_14">.<text:s/></text:span><text:span text:style-name="T424_15">Puede</text:span><text:span text:style-name="T424_16"><text:s/></text:span><text:span text:style-name="T424_17">tener</text:span><text:span text:style-name="T424_18"><text:s/></text:span><text:span text:style-name="T424_19">un</text:span><text:span text:style-name="T424_20"><text:s/></text:span><text:span text:style-name="T424_21">nombre</text:span><text:span text:style-name="T424_22"><text:s/></text:span><text:span text:style-name="T424_23">opcional</text:span><text:span text:style-name="T424_24"><text:s/></text:span><text:span text:style-name="T424_25">que</text:span><text:span text:style-name="T424_26"><text:s/></text:span><text:span text:style-name="T424_27">puede</text:span><text:span text:style-name="T424_28"><text:s/></text:span><text:span text:style-name="T424_29">usar</text:span><text:span text:style-name="T424_30"><text:s/></text:span><text:span text:style-name="T424_31">para</text:span><text:span text:style-name="T424_32"><text:s/></text:span><text:span text:style-name="T424_33">llamar</text:span><text:span text:style-name="T424_34"><text:s/></text:span><text:span text:style-name="T424_35">a</text:span><text:span text:style-name="T424_36"><text:s/></text:span><text:span text:style-name="T424_37">sí</text:span><text:span text:style-name="T424_38"><text:s/></text:span><text:span text:style-name="T424_39">mismo</text:span><text:span text:style-name="T424_40"><text:s/></text:span><text:span text:style-name="T424_41">de</text:span><text:span text:style-name="T424_42"><text:s/></text:span><text:span text:style-name="T424_43">forma</text:span><text:span text:style-name="T424_44"><text:s/></text:span><text:span text:style-name="T424_45">recursiva</text:span><text:span text:style-name="T424_46">.<text:s/></text:span><text:span text:style-name="T424_47">Puede</text:span><text:span text:style-name="T424_48"><text:s/></text:span><text:span text:style-name="T424_49">especificar</text:span><text:span text:style-name="T424_50"><text:s/></text:span><text:span text:style-name="T424_51">una</text:span><text:span text:style-name="T424_52"><text:s/></text:span><text:span text:style-name="T424_53">lista</text:span><text:span text:style-name="T424_54"><text:s/></text:span><text:span text:style-name="T424_55">de</text:span><text:span text:style-name="T424_56"><text:s/></text:span><text:span text:style-name="T424_57">parámetros</text:span><text:span text:style-name="T424_58"><text:s/></text:span><text:span text:style-name="T424_59">que</text:span><text:span text:style-name="T424_60"><text:s/></text:span><text:span text:style-name="T424_61">actuarán</text:span><text:span text:style-name="T424_62"><text:s/></text:span><text:span text:style-name="T424_63">como</text:span><text:span text:style-name="T424_64"><text:s/></text:span><text:span text:style-name="T424_65">variables</text:span><text:span text:style-name="T424_66"><text:s/></text:span><text:span text:style-name="T424_67">inicializadas</text:span><text:span text:style-name="T424_68"><text:s/></text:span><text:span text:style-name="T424_69">por</text:span><text:span text:style-name="T424_70"><text:s/></text:span><text:span text:style-name="T424_71">los</text:span><text:span text:style-name="T424_72"><text:s/></text:span><text:span text:style-name="T424_73">argumentos</text:span><text:span text:style-name="T424_74"><text:s/></text:span><text:span text:style-name="T424_75">de</text:span><text:span text:style-name="T424_76"><text:s/></text:span><text:span text:style-name="T424_77">invocación</text:span><text:span text:style-name="T424_78">.<text:s/></text:span><text:span text:style-name="T424_79">El</text:span><text:span text:style-name="T424_80"><text:s/></text:span><text:span text:style-name="T424_81">cuerpo</text:span><text:span text:style-name="T424_82"><text:s/></text:span><text:span text:style-name="T424_83">de</text:span><text:span text:style-name="T424_84"><text:s/></text:span><text:span text:style-name="T424_85">la</text:span><text:span text:style-name="T424_86"><text:s/></text:span><text:span text:style-name="T424_87">función</text:span><text:span text:style-name="T424_88"><text:s/></text:span><text:span text:style-name="T424_89">incluye</text:span><text:span text:style-name="T424_90"><text:s/></text:span><text:span text:style-name="T424_91">definiciones</text:span><text:span text:style-name="T424_92"><text:s/></text:span><text:span text:style-name="T424_93">y</text:span><text:span text:style-name="T424_94"><text:s/></text:span><text:span text:style-name="T424_95">declaraciones</text:span><text:span text:style-name="T424_96"><text:s/></text:span><text:span text:style-name="T424_97">de</text:span><text:span text:style-name="T424_98"><text:s/></text:span><text:span text:style-name="T424_99">variables</text:span><text:span text:style-name="T424_100">.</text:span></text:p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fo:background-color="#ffffff" fo:color="#252525" style:font-name="Arial" fo:font-size="11pt" style:font-name-asian="Arial" style:font-size-asian="11pt" style:font-name-complex="Arial" style:font-size-complex="11pt"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fo:background-color="#ffffff" fo:color="#252525" style:font-name="Arial" fo:font-size="11pt" style:font-name-asian="Arial" style:font-size-asian="11pt" style:font-name-complex="Arial" style:font-size-complex="11pt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